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application/vnd.sun.star.oleobject" manifest:full-path="Object 43"/>
  <manifest:file-entry manifest:media-type="application/vnd.sun.star.oleobject" manifest:full-path="Object 45"/>
  <manifest:file-entry manifest:media-type="application/vnd.sun.star.oleobject" manifest:full-path="Object 46"/>
  <manifest:file-entry manifest:media-type="application/vnd.sun.star.oleobject" manifest:full-path="Object 48"/>
  <manifest:file-entry manifest:media-type="application/vnd.sun.star.oleobject" manifest:full-path="Object 49"/>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5"/>
  <manifest:file-entry manifest:media-type="" manifest:full-path="ObjectReplacements/Object 46"/>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application/x-openoffice-wmf;windows_formatname=&quot;Image WMF&quot;"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10"/>
  <manifest:file-entry manifest:media-type="" manifest:full-path="ObjectReplacements/Object 68"/>
  <manifest:file-entry manifest:media-type="" manifest:full-path="ObjectReplacements/Object 11"/>
  <manifest:file-entry manifest:media-type=""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70"/>
  <manifest:file-entry manifest:media-type="" manifest:full-path="ObjectReplacements/Object 71"/>
  <manifest:file-entry manifest:media-type="" manifest:full-path="ObjectReplacements/Object 72"/>
  <manifest:file-entry manifest:media-type="" manifest:full-path="ObjectReplacements/Object 75"/>
  <manifest:file-entry manifest:media-type="" manifest:full-path="ObjectReplacements/Object 20"/>
  <manifest:file-entry manifest:media-type="" manifest:full-path="ObjectReplacements/Object 78"/>
  <manifest:file-entry manifest:media-type="" manifest:full-path="ObjectReplacements/Object 21"/>
  <manifest:file-entry manifest:media-type="" manifest:full-path="ObjectReplacements/Object 79"/>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application/x-openoffice-wmf;windows_formatname=&quot;Image WMF&quot;" manifest:full-path="ObjectReplacements/Object 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7"/>
  <manifest:file-entry manifest:media-type="" manifest:full-path="ObjectReplacements/Object 30"/>
  <manifest:file-entry manifest:media-type="" manifest:full-path="ObjectReplacements/Object 31"/>
  <manifest:file-entry manifest:media-type="application/x-openoffice-wmf;windows_formatname=&quot;Image WMF&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10"/>
  <manifest:file-entry manifest:media-type="application/vnd.sun.star.oleobject" manifest:full-path="Object 68"/>
  <manifest:file-entry manifest:media-type="application/vnd.sun.star.oleobject" manifest:full-path="Object 11"/>
  <manifest:file-entry manifest:media-type="application/vnd.sun.star.oleobject" manifest:full-path="Object 69"/>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application/vnd.sun.star.oleobject" manifest:full-path="Object 75"/>
  <manifest:file-entry manifest:media-type="application/vnd.sun.star.oleobject" manifest:full-path="Object 20"/>
  <manifest:file-entry manifest:media-type="application/vnd.sun.star.oleobject" manifest:full-path="Object 78"/>
  <manifest:file-entry manifest:media-type="application/vnd.sun.star.oleobject" manifest:full-path="Object 21"/>
  <manifest:file-entry manifest:media-type="application/vnd.sun.star.oleobject" manifest:full-path="Object 79"/>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application/vnd.sun.star.oleobject" manifest:full-path="Object 80"/>
  <manifest:file-entry manifest:media-type="application/vnd.sun.star.oleobject" manifest:full-path="Object 81"/>
  <manifest:file-entry manifest:media-type="application/vnd.sun.star.oleobject" manifest:full-path="Object 82"/>
  <manifest:file-entry manifest:media-type="application/vnd.sun.star.oleobject" manifest:full-path="Object 83"/>
  <manifest:file-entry manifest:media-type="application/vnd.sun.star.oleobject" manifest:full-path="Object 84"/>
  <manifest:file-entry manifest:media-type="application/vnd.sun.star.oleobject" manifest:full-path="Object 85"/>
  <manifest:file-entry manifest:media-type="" manifest:full-path="Thumbnails/thumbnail.png"/>
  <manifest:file-entry manifest:media-type="application/vnd.sun.star.oleobject" manifest:full-path="Object 87"/>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ccecff"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draw:visible-area-left="0cm" draw:visible-area-top="0cm" draw:visible-area-width="4.013cm" draw:visible-area-height="3.111cm" draw:ole-draw-aspect="1"/>
    </style:style>
    <style:style style:name="gr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 style:family="graphic">
      <style:graphic-properties style:protect="size"/>
    </style:style>
    <style:style style:name="gr5" style:family="graphic" style:parent-style-name="standard" style:list-style-name="L4">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0" style:family="graphic" style:parent-style-name="standard">
      <style:graphic-properties draw:stroke="none" draw:fill="none" draw:visible-area-left="0cm" draw:visible-area-top="0cm" draw:visible-area-width="7.679cm" draw:visible-area-height="3.268cm" draw:ole-draw-aspect="1"/>
    </style:style>
    <style:style style:name="gr1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none" draw:fill="none" draw:visible-area-left="0cm" draw:visible-area-top="0cm" draw:visible-area-width="5.376cm" draw:visible-area-height="3.234cm" draw:ole-draw-aspect="1"/>
    </style:style>
    <style:style style:name="gr26" style:family="graphic" style:parent-style-name="standard" style:list-style-name="L5">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7" style:family="graphic" style:parent-style-name="standard" style:list-style-name="L5">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8" style:family="graphic" style:parent-style-name="standard" style:list-style-name="L5">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graphic-properties draw:stroke="none" draw:fill="none" draw:visible-area-left="0cm" draw:visible-area-top="0cm" draw:visible-area-width="7.755cm" draw:visible-area-height="3.234cm" draw:ole-draw-aspect="1"/>
    </style:style>
    <style:style style:name="gr34" style:family="graphic" style:parent-style-name="standard" style:list-style-name="L5">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35" style:family="graphic" style:parent-style-name="standard" style:list-style-name="L5">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36" style:family="graphic" style:parent-style-name="standard" style:list-style-name="L5">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7" style:family="graphic" style:parent-style-name="standard" style:list-style-name="L5">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38" style:family="graphic" style:parent-style-name="standard" style:list-style-name="L5">
      <style:graphic-properties draw:stroke="solid" svg:stroke-width="0.159cm" svg:stroke-color="#000000" draw:stroke-linejoin="miter" draw:fill="solid" draw:fill-color="#ffff00" draw:textarea-horizontal-align="justify" draw:textarea-vertical-align="middle" draw:auto-grow-height="true" fo:min-height="0cm" fo:min-width="0cm" fo:padding-top="0.13cm" fo:padding-bottom="0.13cm" fo:padding-left="0.25cm" fo:padding-right="0.25cm" fo:wrap-option="no-wrap" draw:shadow-color="#808080"/>
    </style:style>
    <style:style style:name="gr39"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40" style:family="graphic" style:parent-style-name="standard" style:list-style-name="L5">
      <style:graphic-properties draw:stroke="solid" svg:stroke-width="0.159cm" svg:stroke-color="#000000" draw:stroke-linejoin="miter" draw:fill="solid" draw:fill-color="#ffff00" draw:textarea-horizontal-align="justify" draw:textarea-vertical-align="middle" draw:auto-grow-height="true" fo:min-height="0cm" fo:min-width="0cm" fo:padding-top="0.13cm" fo:padding-bottom="0.13cm" fo:padding-left="0.25cm" fo:padding-right="0.25cm" fo:wrap-option="no-wrap" draw:shadow-color="#808080"/>
    </style:style>
    <style:style style:name="gr41"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42" style:family="graphic" style:parent-style-name="standard" style:list-style-name="L5">
      <style:graphic-properties draw:stroke="solid" svg:stroke-width="0.159cm" svg:stroke-color="#000000" draw:stroke-linejoin="miter" draw:fill="solid" draw:fill-color="#ffff00" draw:textarea-horizontal-align="justify" draw:textarea-vertical-align="middle" draw:auto-grow-height="true" fo:min-height="0cm" fo:min-width="0cm" fo:padding-top="0.13cm" fo:padding-bottom="0.13cm" fo:padding-left="0.25cm" fo:padding-right="0.25cm" fo:wrap-option="no-wrap" draw:shadow-color="#808080"/>
    </style:style>
    <style:style style:name="gr43"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44" style:family="graphic" style:parent-style-name="standard" style:list-style-name="L5">
      <style:graphic-properties draw:stroke="solid" svg:stroke-width="0.079cm" svg:stroke-color="#000000" draw:stroke-linejoin="miter" draw:fill="solid" draw:fill-color="#808080" draw:textarea-horizontal-align="justify"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5">
      <style:graphic-properties draw:stroke="solid" svg:stroke-width="0.079cm" svg:stroke-color="#000000" draw:stroke-linejoin="miter" draw:fill="solid" draw:fill-color="#808080" draw:textarea-horizontal-align="justify" draw:textarea-vertical-align="middle" draw:auto-grow-height="true" fo:min-height="0cm" fo:min-width="0cm" fo:padding-top="0.13cm" fo:padding-bottom="0.13cm" fo:padding-left="0.25cm" fo:padding-right="0.25cm" fo:wrap-option="no-wrap" draw:shadow-color="#808080"/>
    </style:style>
    <style:style style:name="gr46" style:family="graphic" style:parent-style-name="standard" style:list-style-name="L5">
      <style:graphic-properties draw:stroke="solid" svg:stroke-width="0.079cm" svg:stroke-color="#000000" draw:stroke-linejoin="miter" draw:fill="solid" draw:fill-color="#808080" draw:textarea-horizontal-align="justify" draw:textarea-vertical-align="middle" draw:auto-grow-height="true" fo:min-height="0cm" fo:min-width="0cm" fo:padding-top="0.13cm" fo:padding-bottom="0.13cm" fo:padding-left="0.25cm" fo:padding-right="0.25cm" fo:wrap-option="no-wrap" draw:shadow-color="#808080"/>
    </style:style>
    <style:style style:name="gr4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standard">
      <style:graphic-properties draw:stroke="solid" svg:stroke-width="0.026cm" svg:stroke-color="#000000" draw:marker-end="msArrowEnd_20_2"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4" style:family="graphic" style:parent-style-name="standard" style:list-style-name="L5">
      <style:graphic-properties draw:stroke="solid" svg:stroke-width="0.026cm" svg:stroke-color="#000000" draw:stroke-linejoin="miter" draw:fill="solid" draw:fill-color="#00ff00"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list-style-name="L5">
      <style:graphic-properties draw:stroke="solid" svg:stroke-width="0.026cm" svg:stroke-color="#000000" draw:stroke-linejoin="miter" draw:fill="solid" draw:fill-color="#ff0000"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0" style:family="graphic" style:parent-style-name="standard">
      <style:graphic-properties draw:stroke="solid" svg:stroke-width="0.026cm" svg:stroke-color="#3333cc" draw:marker-end="msArrowEnd_20_2"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5" style:family="graphic" style:parent-style-name="standard" style:list-style-name="L5">
      <style:graphic-properties draw:stroke="solid" svg:stroke-width="0.026cm" svg:stroke-color="#000000" draw:stroke-linejoin="miter" draw:fill="solid" draw:fill-color="#ff0000" draw:textarea-horizontal-align="left" draw:textarea-vertical-align="top" draw:auto-grow-height="false" fo:padding-top="0.13cm" fo:padding-bottom="0.13cm" fo:padding-left="0.25cm" fo:padding-right="0.25cm" fo:wrap-option="wrap" draw:shadow-color="#808080"/>
    </style:style>
    <style:style style:name="gr12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9" style:family="graphic" style:parent-style-name="standard" style:list-style-name="L5">
      <style:graphic-properties draw:stroke="solid" svg:stroke-width="0.026cm" svg:stroke-color="#000000" draw:stroke-linejoin="miter" draw:fill="solid" draw:fill-color="#00ff00" draw:textarea-horizontal-align="left" draw:textarea-vertical-align="top" draw:auto-grow-height="false" fo:padding-top="0.13cm" fo:padding-bottom="0.13cm" fo:padding-left="0.25cm" fo:padding-right="0.25cm" fo:wrap-option="wrap" draw:shadow-color="#808080"/>
    </style:style>
    <style:style style:name="gr13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graphic-properties draw:stroke="none" draw:fill="none" draw:visible-area-left="0cm" draw:visible-area-top="0cm" draw:visible-area-width="7.62cm" draw:visible-area-height="3.307cm" draw:ole-draw-aspect="1"/>
    </style:style>
    <style:style style:name="gr15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51"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5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graphic-properties draw:stroke="none" draw:fill="none" draw:visible-area-left="0cm" draw:visible-area-top="0cm" draw:visible-area-width="7.62cm" draw:visible-area-height="3.31cm" draw:ole-draw-aspect="1"/>
    </style:style>
    <style:style style:name="gr15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66"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17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graphic-properties draw:stroke="solid" svg:stroke-width="0.026cm" svg:stroke-color="#000000" svg:stroke-opacity="100%" draw:stroke-linejoin="miter" draw:fill="solid" draw:fill-color="#808080" draw:opacity="100%" draw:textarea-horizontal-align="left" draw:textarea-vertical-align="middle" draw:auto-grow-height="false" fo:padding-top="0.13cm" fo:padding-bottom="0.13cm" fo:padding-left="0.25cm" fo:padding-right="0.25cm" fo:wrap-option="no-wrap" draw:shadow-offset-x="0.071cm" draw:shadow-offset-y="0.071cm" draw:shadow-color="#808080" draw:shadow-opacity="100%"/>
    </style:style>
    <style:style style:name="gr180" style:family="graphic" style:parent-style-name="standard" style:list-style-name="L5">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181"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9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10"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1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1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1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1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1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1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1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3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2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2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2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2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4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5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5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5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5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5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5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6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color="#808080"/>
    </style:style>
    <style:style style:name="gr26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color="#808080"/>
    </style:style>
    <style:style style:name="gr263"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color="#808080"/>
    </style:style>
    <style:style style:name="gr264"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color="#808080"/>
    </style:style>
    <style:style style:name="gr26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6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cm" fo:padding-bottom="0cm" fo:padding-left="0cm" fo:padding-right="0cm" fo:wrap-option="wrap" draw:shadow-color="#808080"/>
    </style:style>
    <style:style style:name="gr26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color="#808080"/>
    </style:style>
    <style:style style:name="gr26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color="#808080"/>
    </style:style>
    <style:style style:name="gr27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color="#808080"/>
    </style:style>
    <style:style style:name="gr27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7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cm" fo:padding-bottom="0cm" fo:padding-left="0.25cm" fo:padding-right="0.25cm" fo:wrap-option="wrap" draw:shadow-color="#808080"/>
    </style:style>
    <style:style style:name="gr275"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cm" fo:padding-bottom="0cm" fo:padding-left="0.25cm" fo:padding-right="0.25cm" fo:wrap-option="wrap" draw:shadow-color="#808080"/>
    </style:style>
    <style:style style:name="gr276"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cm" fo:padding-bottom="0cm" fo:padding-left="0.25cm" fo:padding-right="0.25cm" fo:wrap-option="wrap" draw:shadow-color="#808080"/>
    </style:style>
    <style:style style:name="gr27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cm" fo:padding-bottom="0cm" fo:padding-left="0.25cm" fo:padding-right="0.25cm" fo:wrap-option="wrap" draw:shadow-color="#808080"/>
    </style:style>
    <style:style style:name="gr27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cm" fo:padding-bottom="0cm" fo:padding-left="0.25cm" fo:padding-right="0.25cm" fo:wrap-option="wrap" draw:shadow-color="#808080"/>
    </style:style>
    <style:style style:name="gr279"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2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28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85" style:family="graphic" style:parent-style-name="standard" style:list-style-name="L5">
      <style:graphic-properties draw:stroke="solid" svg:stroke-width="0.044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style>
    <style:style style:name="gr286" style:family="graphic" style:parent-style-name="standard" style:list-style-name="L5">
      <style:graphic-properties draw:stroke="solid" svg:stroke-width="0.044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style>
    <style:style style:name="gr287"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288" style:family="graphic" style:parent-style-name="standard" style:list-style-name="L5">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28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290" style:family="graphic" style:parent-style-name="standard" style:list-style-name="L5">
      <style:graphic-properties draw:stroke="solid" svg:stroke-width="0.044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style>
    <style:style style:name="gr291"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292" style:family="graphic" style:parent-style-name="standard" style:list-style-name="L5">
      <style:graphic-properties draw:stroke="solid" svg:stroke-width="0.044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style>
    <style:style style:name="gr293"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294" style:family="graphic" style:parent-style-name="standard" style:list-style-name="L5">
      <style:graphic-properties draw:stroke="solid" svg:stroke-width="0.044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style>
    <style:style style:name="gr295"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296" style:family="graphic" style:parent-style-name="standard" style:list-style-name="L5">
      <style:graphic-properties draw:stroke="solid" svg:stroke-width="0.044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style>
    <style:style style:name="gr297" style:family="graphic" style:parent-style-name="standard" style:list-style-name="L5">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298" style:family="graphic" style:parent-style-name="standard" style:list-style-name="L5">
      <style:graphic-properties draw:stroke="none" draw:fill="none" draw:fill-color="#00cc99" draw:textarea-horizontal-align="left" draw:textarea-vertical-align="top" draw:auto-grow-height="true" fo:min-height="0cm" fo:min-width="0cm" fo:padding-top="0cm" fo:padding-bottom="0cm" fo:padding-left="0cm" fo:padding-right="0cm" fo:wrap-option="wrap" draw:shadow-color="#808080"/>
    </style:style>
    <style:style style:name="gr299" style:family="graphic" style:parent-style-name="standard" style:list-style-name="L5">
      <style:graphic-properties draw:stroke="solid" svg:stroke-width="0.044cm" svg:stroke-color="#000000" draw:stroke-linejoin="miter" draw:fill="solid" draw:fill-color="#ffffff" draw:textarea-horizontal-align="left" draw:textarea-vertical-align="top" draw:auto-grow-height="true" fo:min-height="0cm" fo:min-width="0cm" fo:padding-top="0.03cm" fo:padding-bottom="0.03cm" fo:padding-left="0.05cm" fo:padding-right="0.05cm" fo:wrap-option="wrap" draw:shadow-color="#808080"/>
    </style:style>
    <style:style style:name="gr300" style:family="graphic" style:parent-style-name="standard" style:list-style-name="L5">
      <style:graphic-properties draw:stroke="none" draw:fill="none" draw:fill-color="#00cc99" draw:textarea-horizontal-align="left" draw:textarea-vertical-align="top" draw:auto-grow-height="true" fo:min-height="0cm" fo:min-width="0cm" fo:padding-top="0cm" fo:padding-bottom="0cm" fo:padding-left="0cm" fo:padding-right="0cm" fo:wrap-option="wrap" draw:shadow-color="#808080"/>
    </style:style>
    <style:style style:name="gr301" style:family="graphic" style:parent-style-name="standard" style:list-style-name="L5">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302" style:family="graphic" style:parent-style-name="standard" style:list-style-name="L5">
      <style:graphic-properties draw:stroke="solid" svg:stroke-width="0.044cm" svg:stroke-color="#000000" draw:stroke-linejoin="miter" draw:fill="solid" draw:fill-color="#ffffff" draw:textarea-horizontal-align="justify" draw:textarea-vertical-align="top" draw:auto-grow-height="true" fo:min-height="0cm" fo:min-width="0cm" fo:padding-top="0.03cm" fo:padding-bottom="0.03cm" fo:padding-left="0.05cm" fo:padding-right="0.05cm" fo:wrap-option="wrap" draw:shadow-color="#808080"/>
    </style:style>
    <style:style style:name="gr303" style:family="graphic" style:parent-style-name="standard" style:list-style-name="L5">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304" style:family="graphic" style:parent-style-name="standard" style:list-style-name="L7">
      <style:graphic-properties draw:stroke="solid" svg:stroke-width="0.044cm" svg:stroke-color="#000000" draw:stroke-linejoin="miter" draw:fill="solid" draw:fill-color="#ffffff" draw:textarea-horizontal-align="left" draw:textarea-vertical-align="top" draw:auto-grow-height="true" fo:min-height="0cm" fo:min-width="0cm" fo:padding-top="0.03cm" fo:padding-bottom="0.03cm" fo:padding-left="0.05cm" fo:padding-right="0.05cm" fo:wrap-option="wrap" draw:shadow-color="#808080"/>
    </style:style>
    <style:style style:name="gr305" style:family="graphic" style:parent-style-name="standard" style:list-style-name="L5">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30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30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308"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30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31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311"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2"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3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15"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6" style:family="graphic" style:parent-style-name="standard" style:list-style-name="L1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7" style:family="graphic" style:parent-style-name="standard" style:list-style-name="L1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8" style:family="graphic" style:parent-style-name="standard" style:list-style-name="L1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9"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1"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2"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3"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4"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5"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6"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7"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8"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9"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0"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1" style:family="graphic" style:parent-style-name="standard">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332" style:family="graphic" style:parent-style-name="standard" style:list-style-name="L13">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draw:shadow-color="#808080"/>
    </style:style>
    <style:style style:name="gr333" style:family="graphic" style:parent-style-name="standard" style:list-style-name="L13">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draw:shadow-color="#808080"/>
    </style:style>
    <style:style style:name="gr33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5" style:family="graphic" style:parent-style-name="standard">
      <style:graphic-properties draw:stroke="solid" svg:stroke-width="0.185cm" svg:stroke-color="#000000" draw:marker-end="Arrowheads_20_66"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7" style:family="graphic" style:parent-style-name="standard">
      <style:graphic-properties draw:stroke="solid" svg:stroke-width="0.185cm" svg:stroke-color="#000000" draw:marker-end="Arrowheads_20_67"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9" style:family="graphic" style:parent-style-name="standard">
      <style:graphic-properties draw:stroke="solid" svg:stroke-width="0.185cm" svg:stroke-color="#000000" draw:marker-end="Arrowheads_20_68"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185cm" svg:stroke-color="#000000" draw:marker-end="Arrowheads_20_69"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185cm" svg:stroke-color="#000000" draw:marker-end="Arrowheads_20_70"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graphic-properties draw:stroke="solid" svg:stroke-width="0.185cm" svg:stroke-color="#000000" draw:marker-end="Arrowheads_20_71"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3"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44" style:family="graphic" style:parent-style-name="standard">
      <style:graphic-properties draw:stroke="solid" svg:stroke-width="0.185cm" svg:stroke-color="#000000" draw:marker-end="Arrowheads_20_72"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185cm" svg:stroke-color="#000000" draw:marker-end="Arrowheads_20_73"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47" style:family="graphic" style:parent-style-name="standard">
      <style:graphic-properties draw:stroke="solid" svg:stroke-width="0.185cm" svg:stroke-color="#000000" draw:marker-end="Arrowheads_20_74"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8" style:family="graphic" style:parent-style-name="standard">
      <style:graphic-properties draw:stroke="solid" svg:stroke-width="0.185cm" svg:stroke-color="#000000" draw:marker-end="Arrowheads_20_75"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9" style:family="graphic" style:parent-style-name="standard">
      <style:graphic-properties draw:stroke="solid" svg:stroke-width="0.185cm" svg:stroke-color="#000000" draw:marker-end="Arrowheads_20_76"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50"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1" style:family="graphic" style:parent-style-name="standard">
      <style:graphic-properties draw:stroke="solid" svg:stroke-width="0.185cm" svg:stroke-color="#000000" draw:marker-end="Arrowheads_20_77"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52"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3" style:family="graphic" style:parent-style-name="standard">
      <style:graphic-properties draw:stroke="solid" svg:stroke-width="0.185cm" svg:stroke-color="#000000" draw:marker-end="Arrowheads_20_78"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54" style:family="graphic" style:parent-style-name="standard">
      <style:graphic-properties draw:stroke="solid" svg:stroke-width="0.185cm" svg:stroke-color="#000000" draw:marker-end="Arrowheads_20_14"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55" style:family="graphic" style:parent-style-name="standard">
      <style:graphic-properties draw:stroke="solid" svg:stroke-width="0.185cm" svg:stroke-color="#000000" draw:marker-end="Arrowheads_20_15"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56" style:family="graphic" style:parent-style-name="standard">
      <style:graphic-properties draw:stroke="solid" svg:stroke-width="0.185cm" svg:stroke-color="#000000" draw:marker-end="Arrowheads_20_16" draw:marker-end-width="0.555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57"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8"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9"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0"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1"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2"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3"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4"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5"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6" style:family="graphic" style:parent-style-name="standard" style:list-style-name="L1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7"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8"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9"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0"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1"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2"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3"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4"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5" style:family="graphic" style:parent-style-name="standard">
      <style:graphic-properties draw:stroke="none" draw:fill="none" draw:visible-area-left="0cm" draw:visible-area-top="0cm" draw:visible-area-width="13.864cm" draw:visible-area-height="5.054cm" draw:ole-draw-aspect="1"/>
    </style:style>
    <style:style style:name="gr376" style:family="graphic" style:parent-style-name="standard"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37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378"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9"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381"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8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8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8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8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8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39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9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0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0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0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0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04"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06"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0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0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1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1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1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1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1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41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1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1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1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1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29"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1"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32"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3"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4" style:family="graphic" style:parent-style-name="standard" style:list-style-name="L1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36"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7" style:family="graphic" style:parent-style-name="standard" style:list-style-name="L5">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3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39"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0"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1"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2"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3"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4"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5"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6"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4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48"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4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57" style:family="graphic" style:parent-style-name="standard" style:list-style-name="L5">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58"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59"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60"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61"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62"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63"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64"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65" style:family="graphic" style:parent-style-name="standard" style:list-style-name="L5">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wrap" draw:shadow-color="#808080"/>
    </style:style>
    <style:style style:name="gr46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6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7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7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73"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7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76" style:family="graphic" style:parent-style-name="standard">
      <style:graphic-properties draw:stroke="none" draw:fill="none" draw:visible-area-left="0cm" draw:visible-area-top="0cm" draw:visible-area-width="4.182cm" draw:visible-area-height="3.255cm" draw:ole-draw-aspect="1"/>
    </style:style>
    <style:style style:name="gr477" style:family="graphic" style:parent-style-name="standard">
      <style:graphic-properties draw:stroke="none" draw:fill="none" draw:visible-area-left="0cm" draw:visible-area-top="0cm" draw:visible-area-width="4.182cm" draw:visible-area-height="3.259cm" draw:ole-draw-aspect="1"/>
    </style:style>
    <style:style style:name="gr478"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7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8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2" style:family="graphic" style:parent-style-name="standard" style:list-style-name="L8">
      <style:graphic-properties draw:stroke="solid" svg:stroke-width="0.079cm" svg:stroke-color="#ff0000" draw:stroke-linejoin="miter" draw:fill="solid" draw:fill-color="#ffff99" draw:opacity="50%" draw:textarea-horizontal-align="left" draw:textarea-vertical-align="middle" draw:auto-grow-height="false" fo:padding-top="0.13cm" fo:padding-bottom="0.13cm" fo:padding-left="0.05cm" fo:padding-right="0.05cm" fo:wrap-option="wrap" draw:shadow-color="#808080"/>
    </style:style>
    <style:style style:name="gr48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84"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8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87" style:family="graphic" style:parent-style-name="standard">
      <style:graphic-properties draw:stroke="none" draw:fill="none" draw:visible-area-left="0cm" draw:visible-area-top="0cm" draw:visible-area-width="7.62cm" draw:visible-area-height="2.514cm" draw:ole-draw-aspect="1"/>
    </style:style>
    <style:style style:name="gr488"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89"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9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9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2"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93" style:family="graphic" style:parent-style-name="standard" style:list-style-name="L5">
      <style:graphic-properties draw:stroke="solid" svg:stroke-width="0.079cm" svg:stroke-color="#ff0000" draw:stroke-linejoin="miter" draw:fill="solid" draw:fill-color="#ffff99" draw:opacity="50%" draw:textarea-horizontal-align="left" draw:textarea-vertical-align="middle" draw:auto-grow-height="false" fo:padding-top="0.13cm" fo:padding-bottom="0.13cm" fo:padding-left="0.05cm" fo:padding-right="0.05cm" fo:wrap-option="wrap" draw:shadow-color="#808080"/>
    </style:style>
    <style:style style:name="gr49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49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9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497" style:family="graphic" style:parent-style-name="standard">
      <style:graphic-properties draw:stroke="none" draw:fill="none" draw:visible-area-left="0cm" draw:visible-area-top="0cm" draw:visible-area-width="4.682cm" draw:visible-area-height="3.28cm" draw:ole-draw-aspect="1"/>
    </style:style>
    <style:style style:name="gr498"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9"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0" style:family="graphic" style:parent-style-name="standard">
      <style:graphic-properties draw:stroke="none" draw:fill="none" draw:visible-area-left="0cm" draw:visible-area-top="0cm" draw:visible-area-width="4.674cm" draw:visible-area-height="3.223cm" draw:ole-draw-aspect="1"/>
    </style:style>
    <style:style style:name="gr501" style:family="graphic" style:parent-style-name="standard">
      <style:graphic-properties draw:stroke="none" draw:fill="none" draw:visible-area-left="0cm" draw:visible-area-top="0cm" draw:visible-area-width="1.295cm" draw:visible-area-height="0.849cm" draw:ole-draw-aspect="1"/>
    </style:style>
    <style:style style:name="gr502" style:family="graphic" style:parent-style-name="standard">
      <style:graphic-properties draw:stroke="none" draw:fill="none" draw:visible-area-left="0cm" draw:visible-area-top="0cm" draw:visible-area-width="1.295cm" draw:visible-area-height="0.874cm" draw:ole-draw-aspect="1"/>
    </style:style>
    <style:style style:name="gr503" style:family="graphic" style:parent-style-name="standard">
      <style:graphic-properties draw:stroke="none" draw:fill="none" draw:visible-area-left="0cm" draw:visible-area-top="0cm" draw:visible-area-width="0.637cm" draw:visible-area-height="0.871cm" draw:ole-draw-aspect="1"/>
    </style:style>
    <style:style style:name="gr504" style:family="graphic" style:parent-style-name="standard">
      <style:graphic-properties draw:stroke="none" draw:fill="none" draw:visible-area-left="0cm" draw:visible-area-top="0cm" draw:visible-area-width="0.662cm" draw:visible-area-height="0.896cm" draw:ole-draw-aspect="1"/>
    </style:style>
    <style:style style:name="gr505" style:family="graphic" style:parent-style-name="standard">
      <style:graphic-properties draw:stroke="none" draw:fill="none" draw:visible-area-left="0cm" draw:visible-area-top="0cm" draw:visible-area-width="1.848cm" draw:visible-area-height="0.852cm" draw:ole-draw-aspect="1"/>
    </style:style>
    <style:style style:name="gr506"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0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09"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1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12" style:family="graphic" style:parent-style-name="standard">
      <style:graphic-properties draw:stroke="none" draw:fill="none" draw:visible-area-left="0cm" draw:visible-area-top="0cm" draw:visible-area-width="7.272cm" draw:visible-area-height="2.81cm" draw:ole-draw-aspect="1"/>
    </style:style>
    <style:style style:name="gr513"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4"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5"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1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1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9"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2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23"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2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27"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2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29"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0"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1"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3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3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34"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6"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3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38"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3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4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5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6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6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6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63"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564"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565"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566"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56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7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71" style:family="graphic" style:parent-style-name="standard" style:list-style-name="L5">
      <style:graphic-properties draw:stroke="solid" svg:stroke-width="0.026cm" svg:stroke-color="#000000" draw:stroke-linejoin="miter" draw:fill="solid" draw:fill-color="#339933" draw:textarea-horizontal-align="left" draw:textarea-vertical-align="middle" draw:auto-grow-height="false" fo:padding-top="0.13cm" fo:padding-bottom="0.13cm" fo:padding-left="0.25cm" fo:padding-right="0.25cm" fo:wrap-option="no-wrap" draw:shadow-color="#808080"/>
    </style:style>
    <style:style style:name="gr572" style:family="graphic" style:parent-style-name="standard" style:list-style-name="L17">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73"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7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7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57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57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57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57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58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58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58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8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58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8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8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8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8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8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9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0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01"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02"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03"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04"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0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0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0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09" style:family="graphic" style:parent-style-name="standard">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610"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1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1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61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1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1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1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1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1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1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2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2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2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2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2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2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2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2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2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2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38"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39"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40"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41"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4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4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4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4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46"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47"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4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64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5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5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6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6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6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6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6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6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6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6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7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7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7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74"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75"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76"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77"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7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8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8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8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8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68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68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8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8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69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69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69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0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10"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11"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12"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13"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1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1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1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1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1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2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72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2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2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2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2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2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2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2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2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3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3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3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3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73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46"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47"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list-style-name="L5">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5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graphic-properties draw:stroke="none" draw:fill="none" draw:visible-area-left="0cm" draw:visible-area-top="0cm" draw:visible-area-width="4.18cm" draw:visible-area-height="3.254cm" draw:ole-draw-aspect="1"/>
    </style:style>
    <style:style style:name="gr755"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5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5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758"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59"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60"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6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6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76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76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6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6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6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6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7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7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7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7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7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7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7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7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7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8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8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8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8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8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8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8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8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8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8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9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9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9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9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9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9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9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79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98"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99"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0"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1"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3"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4"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6"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8"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0"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2"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5"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8"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19"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0"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3"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5"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8"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29" style:family="graphic" style:parent-style-name="standard" style:list-style-name="L1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3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3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3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3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3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83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3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3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3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3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4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4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4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4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4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4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4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4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4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4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5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5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5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5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5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5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5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5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6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6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6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6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6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6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6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6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8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6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8"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7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8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8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8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8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8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8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8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87" style:family="graphic" style:parent-style-name="standard">
      <style:graphic-properties draw:stroke="none" draw:fill="none" draw:visible-area-left="0cm" draw:visible-area-top="0cm" draw:visible-area-width="6.858cm" draw:visible-area-height="1.989cm" draw:ole-draw-aspect="1"/>
    </style:style>
    <style:style style:name="gr888" style:family="graphic" style:parent-style-name="standard" style:list-style-name="L5">
      <style:graphic-properties draw:stroke="solid" svg:stroke-width="0.079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889"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9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9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9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893"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94"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95"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9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9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898"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9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0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01" style:family="graphic" style:parent-style-name="standard">
      <style:graphic-properties draw:stroke="none" draw:fill="none" draw:visible-area-left="0cm" draw:visible-area-top="0cm" draw:visible-area-width="6.959cm" draw:visible-area-height="1.913cm" draw:ole-draw-aspect="1"/>
    </style:style>
    <style:style style:name="gr90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03"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0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0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06" style:family="graphic" style:parent-style-name="standard">
      <style:graphic-properties draw:stroke="solid" svg:stroke-width="0.071cm" svg:stroke-color="#339933"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907" style:family="graphic" style:parent-style-name="standard">
      <style:graphic-properties draw:stroke="none" draw:fill="none" draw:visible-area-left="0cm" draw:visible-area-top="0cm" draw:visible-area-width="6.193cm" draw:visible-area-height="2.459cm" draw:ole-draw-aspect="1"/>
    </style:style>
    <style:style style:name="gr908" style:family="graphic" style:parent-style-name="standard">
      <style:graphic-properties draw:stroke="none" draw:fill="none" draw:visible-area-left="0cm" draw:visible-area-top="0cm" draw:visible-area-width="6.187cm" draw:visible-area-height="2.463cm" draw:ole-draw-aspect="1"/>
    </style:style>
    <style:style style:name="gr909" style:family="graphic" style:parent-style-name="standard">
      <style:graphic-properties draw:stroke="none" draw:fill="none" draw:visible-area-left="0cm" draw:visible-area-top="0cm" draw:visible-area-width="6.189cm" draw:visible-area-height="2.463cm" draw:ole-draw-aspect="1"/>
    </style:style>
    <style:style style:name="gr910"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11" style:family="graphic" style:parent-style-name="standard" style:list-style-name="L8">
      <style:graphic-properties draw:stroke="solid" svg:stroke-width="0.035cm" svg:stroke-color="#000000" draw:stroke-linejoin="miter" draw:fill="none" draw:fill-color="#00cc99" draw:textarea-horizontal-align="justify" draw:textarea-vertical-align="middle" draw:auto-grow-height="false" fo:padding-top="0.13cm" fo:padding-bottom="0.13cm" fo:padding-left="0.25cm" fo:padding-right="0.25cm" fo:wrap-option="wrap" draw:shadow-color="#808080"/>
    </style:style>
    <style:style style:name="gr91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1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14"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1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1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17" style:family="graphic" style:parent-style-name="standard">
      <style:graphic-properties draw:stroke="none" draw:fill="none" draw:visible-area-left="0cm" draw:visible-area-top="0cm" draw:visible-area-width="8.043cm" draw:visible-area-height="1.958cm" draw:ole-draw-aspect="1"/>
    </style:style>
    <style:style style:name="gr918" style:family="graphic" style:parent-style-name="standard" style:list-style-name="L6">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19"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20" style:family="graphic" style:parent-style-name="standard" style:list-style-name="L8">
      <style:graphic-properties draw:stroke="solid" svg:stroke-width="0.035cm" svg:stroke-color="#000000" draw:stroke-linejoin="miter" draw:fill="none" draw:fill-color="#00cc99" draw:textarea-horizontal-align="justify" draw:textarea-vertical-align="middle" draw:auto-grow-height="false" fo:padding-top="0.13cm" fo:padding-bottom="0.13cm" fo:padding-left="0.25cm" fo:padding-right="0.25cm" fo:wrap-option="wrap" draw:shadow-color="#808080"/>
    </style:style>
    <style:style style:name="gr921"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2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2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24"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2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26"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27"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2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2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30" style:family="graphic" style:parent-style-name="standard">
      <style:graphic-properties draw:stroke="none" draw:fill="none" draw:visible-area-left="0cm" draw:visible-area-top="0cm" draw:visible-area-width="5.926cm" draw:visible-area-height="2.514cm" draw:ole-draw-aspect="1"/>
    </style:style>
    <style:style style:name="gr93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32"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33"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3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35"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3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37"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3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39"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4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4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42"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4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4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45" style:family="graphic" style:parent-style-name="standard">
      <style:graphic-properties draw:stroke="none" draw:fill="none" draw:visible-area-left="0cm" draw:visible-area-top="0cm" draw:visible-area-width="5.012cm" draw:visible-area-height="1.274cm" draw:ole-draw-aspect="1"/>
    </style:style>
    <style:style style:name="gr94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47"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48"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49"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50"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51"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5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5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5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5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5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5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5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5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60"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961" style:family="graphic" style:parent-style-name="standard" style:list-style-name="L5">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962" style:family="graphic" style:parent-style-name="standard" style:list-style-name="L5">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96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6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6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6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67" style:family="graphic" style:parent-style-name="standard" style:list-style-name="L5">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968" style:family="graphic" style:parent-style-name="standard" style:list-style-name="L5">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9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7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8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8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8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8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84" style:family="graphic" style:parent-style-name="standard" style:list-style-name="L5">
      <style:graphic-properties draw:stroke="none" draw:fill="none" draw:fill-color="#00cc99" draw:textarea-horizontal-align="left" draw:textarea-vertical-align="top" draw:auto-grow-height="true" fo:min-height="15.964cm" fo:min-width="0cm" fo:padding-top="0.13cm" fo:padding-bottom="0.13cm" fo:padding-left="0.25cm" fo:padding-right="0.25cm" fo:wrap-option="wrap" draw:shadow-color="#808080"/>
    </style:style>
    <style:style style:name="gr985" style:family="graphic" style:parent-style-name="standard" style:list-style-name="L8">
      <style:graphic-properties draw:stroke="solid" svg:stroke-width="0.079cm" svg:stroke-color="#ff0000" draw:stroke-linejoin="miter" draw:fill="solid" draw:fill-color="#ffff99" draw:opacity="50%" draw:textarea-horizontal-align="left" draw:textarea-vertical-align="middle" draw:auto-grow-height="false" fo:padding-top="0.13cm" fo:padding-bottom="0.13cm" fo:padding-left="0.05cm" fo:padding-right="0.05cm" fo:wrap-option="wrap" draw:shadow-color="#808080"/>
    </style:style>
    <style:style style:name="gr98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87" style:family="graphic" style:parent-style-name="standard" style:list-style-name="L5">
      <style:graphic-properties draw:stroke="none" draw:fill="none" draw:fill-color="#00cc99" draw:textarea-horizontal-align="left" draw:textarea-vertical-align="top" draw:auto-grow-height="true" fo:min-height="1.948cm" fo:min-width="0cm" fo:padding-top="0.13cm" fo:padding-bottom="0.13cm" fo:padding-left="0.25cm" fo:padding-right="0.25cm" fo:wrap-option="wrap" draw:shadow-color="#808080"/>
    </style:style>
    <style:style style:name="gr988" style:family="graphic" style:parent-style-name="standard" style:list-style-name="L7">
      <style:graphic-properties draw:stroke="none" draw:fill="none" draw:fill-color="#00cc99" draw:textarea-horizontal-align="left" draw:textarea-vertical-align="top" draw:auto-grow-height="true" fo:min-height="6.377cm" fo:min-width="0cm" fo:padding-top="0.13cm" fo:padding-bottom="0.13cm" fo:padding-left="0.25cm" fo:padding-right="0.25cm" fo:wrap-option="wrap" draw:shadow-color="#808080"/>
    </style:style>
    <style:style style:name="gr989" style:family="graphic" style:parent-style-name="standard">
      <style:graphic-properties draw:stroke="none" draw:fill="none" draw:visible-area-left="0cm" draw:visible-area-top="0cm" draw:visible-area-width="9.999cm" draw:visible-area-height="1.642cm" draw:ole-draw-aspect="1"/>
    </style:style>
    <style:style style:name="gr99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91"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9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9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9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99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99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9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9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99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0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0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0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0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0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0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0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0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0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1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2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2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2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02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24"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2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2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02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28"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29" style:family="graphic" style:parent-style-name="standard"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30"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031" style:family="graphic" style:parent-style-name="standard"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3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33"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34"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3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036"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37"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03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3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4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8"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7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8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08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8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8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09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0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1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2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3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3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3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3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3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35"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13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13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13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3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4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4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4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4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4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4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4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4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4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4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2" style:family="graphic" style:parent-style-name="standard">
      <style:graphic-properties draw:stroke="none" draw:fill="none" draw:visible-area-left="0cm" draw:visible-area-top="0cm" draw:visible-area-width="5.372cm" draw:visible-area-height="3.2cm" draw:ole-draw-aspect="1"/>
    </style:style>
    <style:style style:name="gr116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6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7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7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7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7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75"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17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17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17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7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8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8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8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8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8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8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8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18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8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8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19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19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2" style:family="graphic" style:parent-style-name="standard">
      <style:graphic-properties draw:stroke="none" draw:fill="none" draw:visible-area-left="0cm" draw:visible-area-top="0cm" draw:visible-area-width="5.376cm" draw:visible-area-height="3.208cm" draw:ole-draw-aspect="1"/>
    </style:style>
    <style:style style:name="gr120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0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1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1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1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1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1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15"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21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217"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21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1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2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2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2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3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3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8"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4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5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54"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25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256"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25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5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5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6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6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2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7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8"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8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9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9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9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293"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29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29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29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9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9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29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0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0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1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2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3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3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3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33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334"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33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3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37"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38"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39"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0"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1"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2"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3"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4"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5"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6" style:family="graphic" style:parent-style-name="standard" style:list-style-name="L5">
      <style:graphic-properties draw:stroke="solid" svg:stroke-width="0.026cm" svg:stroke-color="#000000" draw:stroke-linejoin="miter" draw:fill="solid" draw:fill-color="#008000" draw:textarea-horizontal-align="left" draw:textarea-vertical-align="top" draw:auto-grow-height="false" fo:padding-top="0.13cm" fo:padding-bottom="0.13cm" fo:padding-left="0.25cm" fo:padding-right="0.25cm" fo:wrap-option="wrap" draw:shadow-color="#808080"/>
    </style:style>
    <style:style style:name="gr134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4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4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5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0"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2"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6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7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71"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37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37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37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7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76"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77"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78"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79"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80"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81"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82"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83"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84"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85" style:family="graphic" style:parent-style-name="standard" style:list-style-name="L5">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138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8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8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8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39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0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0"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1"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2"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3"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4"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5"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6"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7"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8"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19"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20"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21"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22"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423"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2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2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26"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2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2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29"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3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3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32"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33"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34"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3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36"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37" style:family="graphic" style:parent-style-name="standard" style:list-style-name="L8">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38"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39"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40"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41" style:family="graphic" style:parent-style-name="standard"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42"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43"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4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4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46"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47"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48"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49"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5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5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5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5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5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55"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56"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57"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58"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5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6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6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62"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63"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64"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65"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66" style:family="graphic" style:parent-style-name="standard" style:list-style-name="L5">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1467"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68"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69"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7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71" style:family="graphic" style:parent-style-name="standard">
      <style:graphic-properties draw:stroke="solid" svg:stroke-width="0.044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1472" style:family="graphic" style:parent-style-name="standard" style:list-style-name="L5">
      <style:graphic-properties draw:stroke="dash" draw:stroke-dash="Dash_20_3" svg:stroke-width="0.053cm" svg:stroke-color="#000000"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1473" style:family="graphic" style:parent-style-name="standard" style:list-style-name="L5">
      <style:graphic-properties draw:stroke="dash" draw:stroke-dash="Dash_20_3" svg:stroke-width="0.053cm" svg:stroke-color="#000000"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147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75"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76"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77" style:family="graphic" style:parent-style-name="standard" style:list-style-name="L5">
      <style:graphic-properties draw:stroke="solid" svg:stroke-width="0.035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1478"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79" style:family="graphic" style:parent-style-name="standard">
      <style:graphic-properties draw:stroke="none" draw:fill="none" draw:visible-area-left="0cm" draw:visible-area-top="0cm" draw:visible-area-width="9.975cm" draw:visible-area-height="1.455cm" draw:ole-draw-aspect="1"/>
    </style:style>
    <style:style style:name="gr148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1"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2"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3"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4"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5"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gr1486" style:family="graphic" style:parent-style-name="standard" style:list-style-name="L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7"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8"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89" style:family="graphic" style:parent-style-name="standard">
      <style:graphic-properties draw:stroke="none" draw:fill="none" draw:visible-area-left="0cm" draw:visible-area-top="0cm" draw:visible-area-width="3.172cm" draw:visible-area-height="3.881cm" draw:ole-draw-aspect="1"/>
    </style:style>
    <style:style style:name="gr1490" style:family="graphic" style:parent-style-name="standard" style:list-style-name="L5">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491" style:family="graphic" style:parent-style-name="standard" style:list-style-name="L3">
      <style:graphic-properties draw:stroke="none" draw:fill="none" draw:fill-color="#ffffff" draw:textarea-horizontal-align="right" draw:textarea-vertical-align="bottom" draw:auto-grow-height="false" fo:padding-top="0.132cm" fo:padding-bottom="0.132cm" fo:padding-left="0.264cm" fo:padding-right="0.264cm" fo:wrap-option="wrap" draw:shadow-color="#808080"/>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3.557cm" fo:min-width="0cm" fo:padding-top="0.127cm" fo:padding-bottom="0.127cm" fo:padding-left="0.254cm" fo:padding-right="0.254cm" fo:wrap-option="wrap" draw:shadow-color="#808080"/>
    </style:style>
    <style:style style:name="pr2" style:family="presentation" style:parent-style-name="Default-notes">
      <style:graphic-properties draw:stroke="none" draw:fill="none" draw:fill-color="#ffffff" draw:textarea-horizontal-align="left" draw:textarea-vertical-align="middle" draw:auto-grow-height="false" draw:auto-grow-width="false" fo:min-height="12.419cm" fo:min-width="0cm" fo:padding-top="0.132cm" fo:padding-bottom="0.132cm" fo:padding-left="0.264cm" fo:padding-right="0.264cm" fo:wrap-option="wrap" draw:shadow-color="#808080"/>
    </style:style>
    <style:style style:name="pr3" style:family="presentation" style:parent-style-name="Default-title">
      <style:graphic-properties draw:stroke="none" draw:fill="none" draw:fill-color="#00cc99" draw:textarea-horizontal-align="justify" draw:textarea-vertical-align="middle" draw:auto-grow-height="false" draw:auto-grow-width="false" fo:min-height="2.287cm" fo:min-width="0cm" fo:padding-top="0.127cm" fo:padding-bottom="0.127cm" fo:padding-left="0.254cm" fo:padding-right="0.254cm" fo:wrap-option="wrap" draw:shadow-color="#808080"/>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ffffff" draw:textarea-horizontal-align="left" draw:textarea-vertical-align="top" draw:auto-grow-height="false" draw:auto-grow-width="false" fo:min-height="12.419cm" fo:min-width="0cm" fo:padding-top="0.132cm" fo:padding-bottom="0.132cm" fo:padding-left="0.264cm" fo:padding-right="0.264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7" style:family="presentation" style:parent-style-name="Default-notes">
      <style:graphic-properties draw:stroke="solid" svg:stroke-width="0.026cm" svg:stroke-color="#000000" draw:stroke-linejoin="miter" draw:fill="solid" draw:fill-color="#ffffff" draw:textarea-horizontal-align="justify" draw:textarea-vertical-align="middle" fo:min-height="12.303cm" fo:padding-top="0.013cm" fo:padding-bottom="0.013cm" fo:padding-left="0.013cm" fo:padding-right="0.013cm" draw:shadow-color="#808080"/>
    </style:style>
    <style:style style:name="pr8" style:family="presentation" style:parent-style-name="Default-title">
      <style:graphic-properties draw:stroke="none" draw:fill="none" draw:fill-color="#00cc99" draw:textarea-horizontal-align="justify" draw:textarea-vertical-align="middle" draw:auto-grow-height="false" draw:auto-grow-width="false" fo:min-height="2.185cm" fo:min-width="0cm" fo:padding-top="0.127cm" fo:padding-bottom="0.127cm" fo:padding-left="0.254cm" fo:padding-right="0.254cm" fo:wrap-option="wrap" draw:shadow-color="#808080"/>
    </style:style>
    <style:style style:name="pr9" style:family="presentation" style:parent-style-name="Default-title">
      <style:graphic-properties draw:stroke="none" draw:fill="none" draw:fill-color="#00cc99" draw:textarea-horizontal-align="justify" draw:textarea-vertical-align="middle" draw:auto-grow-height="false" draw:auto-grow-width="false" fo:min-height="2.45cm" fo:min-width="0cm" fo:padding-top="0.127cm" fo:padding-bottom="0.127cm" fo:padding-left="0.254cm" fo:padding-right="0.254cm" fo:wrap-option="wrap" draw:shadow-color="#808080"/>
    </style:style>
    <style:style style:name="pr10" style:family="presentation" style:parent-style-name="Default-title">
      <style:graphic-properties draw:stroke="none" draw:fill="none" draw:fill-color="#00cc99" draw:textarea-horizontal-align="justify" draw:textarea-vertical-align="middle" draw:auto-grow-height="false" draw:auto-grow-width="false" fo:min-height="1.846cm" fo:min-width="0cm" fo:padding-top="0.127cm" fo:padding-bottom="0.127cm" fo:padding-left="0.254cm" fo:padding-right="0.254cm" fo:wrap-option="wrap" draw:shadow-color="#808080"/>
    </style:style>
    <style:style style:name="pr11" style:family="presentation" style:parent-style-name="Default-title">
      <style:graphic-properties draw:stroke="none" draw:fill="none" draw:fill-color="#00cc99" draw:textarea-horizontal-align="justify" draw:textarea-vertical-align="middle" draw:auto-grow-height="false" draw:auto-grow-width="false" fo:min-height="1.648cm" fo:min-width="0cm" fo:padding-top="0.127cm" fo:padding-bottom="0.127cm" fo:padding-left="0.254cm" fo:padding-right="0.254cm" fo:wrap-option="wrap" draw:shadow-color="#808080"/>
    </style:style>
    <style:style style:name="pr12" style:family="presentation" style:parent-style-name="Default-title">
      <style:graphic-properties draw:stroke="none" draw:fill="none" draw:fill-color="#00cc99" draw:textarea-horizontal-align="justify" draw:textarea-vertical-align="middle" draw:auto-grow-height="false" draw:auto-grow-width="false" fo:min-height="2.049cm" fo:min-width="0cm" fo:padding-top="0.127cm" fo:padding-bottom="0.127cm" fo:padding-left="0.254cm" fo:padding-right="0.254cm" fo:wrap-option="wrap" draw:shadow-color="#808080"/>
    </style:style>
    <style:style style:name="pr13" style:family="presentation" style:parent-style-name="Default-title">
      <style:graphic-properties draw:stroke="none" draw:fill="none" draw:fill-color="#00cc99" draw:textarea-horizontal-align="justify" draw:textarea-vertical-align="middle" draw:auto-grow-height="false" draw:auto-grow-width="false" fo:min-height="2.248cm" fo:min-width="0cm" fo:padding-top="0.127cm" fo:padding-bottom="0.127cm" fo:padding-left="0.254cm" fo:padding-right="0.254cm" fo:wrap-option="wrap" draw:shadow-color="#808080"/>
    </style:style>
    <style:style style:name="pr14" style:family="presentation" style:parent-style-name="Default-title">
      <style:graphic-properties draw:stroke="none" draw:fill="none" draw:fill-color="#00cc99" draw:textarea-horizontal-align="justify" draw:textarea-vertical-align="middle" draw:auto-grow-height="false" draw:auto-grow-width="false" fo:min-height="2.649cm" fo:min-width="0cm" fo:padding-top="0.127cm" fo:padding-bottom="0.127cm" fo:padding-left="0.254cm" fo:padding-right="0.254cm" fo:wrap-option="wrap" draw:shadow-color="#808080"/>
    </style:style>
    <style:style style:name="pr15" style:family="presentation" style:parent-style-name="Default-notes">
      <style:graphic-properties draw:stroke="none" draw:fill="none" draw:fill-color="#ffffff" draw:textarea-horizontal-align="justify" draw:textarea-vertical-align="middle" fo:min-height="12.682cm" draw:shadow-color="#808080"/>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1.27cm" fo:margin-right="0cm" fo:margin-top="0cm" fo:margin-bottom="0cm" fo:text-align="center" fo:text-indent="0cm" style:writing-mode="lr-tb"/>
    </style:style>
    <style:style style:name="P4" style:family="paragraph">
      <style:paragraph-properties fo:margin-left="1.27cm" fo:margin-right="0cm" fo:margin-top="0cm" fo:margin-bottom="0cm" fo:text-align="center" fo:text-indent="0cm" style:writing-mode="lr-tb" style:font-independent-line-spacing="true"/>
    </style:style>
    <style:style style:name="P5" style:family="paragraph">
      <style:paragraph-properties fo:margin-left="0cm" fo:margin-right="0cm" fo:margin-top="0.132cm" fo:margin-bottom="0cm" fo:text-align="end" fo:text-indent="0cm" style:writing-mode="lr-tb"/>
    </style:style>
    <style:style style:name="P6" style:family="paragraph">
      <style:paragraph-properties fo:margin-left="0cm" fo:margin-right="0cm" fo:margin-top="0.132cm" fo:margin-bottom="0cm" fo:text-align="end" fo:text-indent="0cm" style:writing-mode="lr-tb" style:font-independent-line-spacing="true"/>
    </style:style>
    <style:style style:name="P7" style:family="paragraph">
      <style:paragraph-properties fo:margin-left="0cm" fo:margin-right="0cm" fo:line-height="100%" fo:text-indent="0cm" style:writing-mode="lr-tb"/>
    </style:style>
    <style:style style:name="P8" style:family="paragraph">
      <style:paragraph-properties fo:margin-left="0cm" fo:margin-right="0cm" fo:line-height="100%" fo:text-indent="0cm" style:writing-mode="lr-tb" style:font-independent-line-spacing="true"/>
    </style:style>
    <style:style style:name="P9" style:family="paragraph">
      <style:paragraph-properties fo:margin-left="0cm" fo:margin-right="0cm" fo:margin-top="0.529cm" fo:margin-bottom="0cm" fo:text-align="justify" fo:text-indent="0cm" style:writing-mode="lr-tb"/>
    </style:style>
    <style:style style:name="P10" style:family="paragraph">
      <style:paragraph-properties fo:margin-left="0cm" fo:margin-right="0cm" fo:margin-top="0.529cm" fo:margin-bottom="0cm" fo:text-align="justify" fo:text-indent="0cm" style:writing-mode="lr-tb" style:font-independent-line-spacing="true"/>
    </style:style>
    <style:style style:name="P11" style:family="paragraph">
      <style:paragraph-properties fo:margin-left="0cm" fo:margin-right="0cm" fo:margin-top="0.211cm" fo:margin-bottom="0cm" fo:line-height="90%" fo:text-indent="0cm" style:writing-mode="lr-tb"/>
    </style:style>
    <style:style style:name="P12" style:family="paragraph">
      <style:paragraph-properties fo:margin-left="0cm" fo:margin-right="0cm" fo:margin-top="0.194cm" fo:margin-bottom="0cm" fo:line-height="90%" fo:text-indent="0cm" style:writing-mode="lr-tb"/>
    </style:style>
    <style:style style:name="P13" style:family="paragraph">
      <style:paragraph-properties fo:margin-left="0cm" fo:margin-right="0cm" fo:margin-top="0.211cm" fo:margin-bottom="0cm" fo:line-height="90%" fo:text-indent="0cm" style:writing-mode="lr-tb" style:font-independent-line-spacing="true"/>
    </style:style>
    <style:style style:name="P14" style:family="paragraph">
      <style:paragraph-properties fo:margin-left="0cm" fo:margin-right="0cm" fo:margin-top="0.485cm" fo:margin-bottom="0cm" fo:text-align="center" fo:text-indent="0cm" style:writing-mode="lr-tb"/>
    </style:style>
    <style:style style:name="P15" style:family="paragraph">
      <style:paragraph-properties fo:margin-left="0cm" fo:margin-right="0cm" fo:margin-top="0.485cm" fo:margin-bottom="0cm" fo:text-align="center" fo:text-indent="0cm" style:writing-mode="lr-tb" style:font-independent-line-spacing="true"/>
    </style:style>
    <style:style style:name="P16" style:family="paragraph">
      <style:paragraph-properties fo:margin-left="0cm" fo:margin-right="0cm" fo:margin-top="0.485cm" fo:margin-bottom="0cm" fo:text-align="justify" fo:text-indent="0cm" style:writing-mode="lr-tb"/>
    </style:style>
    <style:style style:name="P17" style:family="paragraph">
      <style:paragraph-properties fo:margin-left="0cm" fo:margin-right="0cm" fo:margin-top="0.485cm" fo:margin-bottom="0cm" fo:text-align="justify" fo:text-indent="0cm" style:writing-mode="lr-tb" style:font-independent-line-spacing="true"/>
    </style:style>
    <style:style style:name="P18" style:family="paragraph">
      <style:paragraph-properties fo:margin-left="0cm" fo:margin-right="0cm" fo:margin-top="0.264cm" fo:margin-bottom="0cm" fo:text-indent="0cm" style:writing-mode="lr-tb"/>
    </style:style>
    <style:style style:name="P19" style:family="paragraph">
      <style:paragraph-properties fo:margin-left="0cm" fo:margin-right="0cm" fo:margin-top="0.242cm" fo:margin-bottom="0cm" fo:text-indent="0cm" style:writing-mode="lr-tb"/>
    </style:style>
    <style:style style:name="P20" style:family="paragraph">
      <style:paragraph-properties fo:margin-left="0cm" fo:margin-right="0cm" fo:margin-top="0.242cm" fo:margin-bottom="0.105cm" fo:text-align="justify" fo:text-indent="0cm" style:writing-mode="lr-tb"/>
    </style:style>
    <style:style style:name="P21" style:family="paragraph">
      <style:paragraph-properties fo:margin-left="0cm" fo:margin-right="0cm" fo:margin-top="0.264cm" fo:margin-bottom="0cm" fo:text-indent="0cm" style:writing-mode="lr-tb" style:font-independent-line-spacing="true"/>
    </style:style>
    <style:style style:name="P22" style:family="paragraph">
      <style:paragraph-properties fo:margin-left="0cm" fo:margin-right="0cm" fo:margin-top="0.485cm" fo:margin-bottom="0cm" fo:line-height="100%" fo:text-align="justify" fo:text-indent="0cm" style:writing-mode="lr-tb"/>
    </style:style>
    <style:style style:name="P23" style:family="paragraph">
      <style:paragraph-properties fo:margin-left="0cm" fo:margin-right="0cm" fo:margin-top="0.485cm" fo:margin-bottom="0cm" fo:line-height="100%" fo:text-align="justify" fo:text-indent="0cm" style:writing-mode="lr-tb" style:font-independent-line-spacing="true"/>
    </style:style>
    <style:style style:name="P24" style:family="paragraph">
      <style:paragraph-properties fo:margin-left="0cm" fo:margin-right="0cm" fo:margin-top="0cm" fo:margin-bottom="0cm" fo:text-indent="0cm" style:writing-mode="lr-tb"/>
    </style:style>
    <style:style style:name="P25" style:family="paragraph">
      <style:paragraph-properties fo:margin-left="0cm" fo:margin-right="0cm" fo:margin-top="0cm" fo:margin-bottom="0cm" fo:text-align="justify" fo:text-indent="0cm" style:writing-mode="lr-tb"/>
    </style:style>
    <style:style style:name="P26" style:family="paragraph">
      <style:paragraph-properties fo:margin-left="0cm" fo:margin-right="0cm" fo:margin-top="0cm" fo:margin-bottom="0cm" fo:text-align="justify" fo:text-indent="0cm" style:writing-mode="lr-tb" style:font-independent-line-spacing="true"/>
    </style:style>
    <style:style style:name="P27" style:family="paragraph">
      <style:paragraph-properties fo:margin-left="0cm" fo:margin-right="0cm" fo:margin-top="0.529cm" fo:margin-bottom="0cm" fo:text-align="center" fo:text-indent="0cm" style:writing-mode="lr-tb"/>
    </style:style>
    <style:style style:name="P28" style:family="paragraph">
      <style:paragraph-properties fo:margin-left="0cm" fo:margin-right="0cm" fo:margin-top="0.529cm" fo:margin-bottom="0cm" fo:text-align="center" fo:text-indent="0cm" style:writing-mode="lr-tb" style:font-independent-line-spacing="true"/>
    </style:style>
    <style:style style:name="P29" style:family="paragraph">
      <style:paragraph-properties fo:margin-left="0cm" fo:margin-right="0cm" fo:margin-top="0.44cm" fo:margin-bottom="0cm" fo:text-align="center" fo:text-indent="0cm" style:writing-mode="lr-tb"/>
    </style:style>
    <style:style style:name="P30" style:family="paragraph">
      <style:paragraph-properties fo:margin-left="0cm" fo:margin-right="0cm" fo:margin-top="0.44cm" fo:margin-bottom="0cm" fo:text-align="center" fo:text-indent="0cm" style:writing-mode="lr-tb" style:font-independent-line-spacing="true"/>
    </style:style>
    <style:style style:name="P31" style:family="paragraph">
      <style:paragraph-properties fo:margin-left="0cm" fo:margin-right="0cm" fo:margin-top="0cm" fo:margin-bottom="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352cm" fo:margin-bottom="0cm" fo:text-indent="0cm" style:writing-mode="lr-tb" style:font-independent-line-spacing="true"/>
    </style:style>
    <style:style style:name="P34" style:family="paragraph">
      <style:paragraph-properties fo:margin-left="0cm" fo:margin-right="0cm" fo:margin-top="0cm" fo:margin-bottom="0cm" fo:text-align="center" fo:text-indent="0cm" style:writing-mode="lr-tb"/>
    </style:style>
    <style:style style:name="P35" style:family="paragraph">
      <style:paragraph-properties fo:margin-left="0cm" fo:margin-right="0cm" fo:margin-top="0cm" fo:margin-bottom="0cm" fo:text-align="center" fo:text-indent="0cm" style:writing-mode="lr-tb" style:font-independent-line-spacing="true"/>
    </style:style>
    <style:style style:name="P36" style:family="paragraph">
      <style:paragraph-properties fo:margin-left="0cm" fo:margin-right="0cm" fo:margin-top="0cm" fo:margin-bottom="0cm" fo:text-align="justify" fo:text-indent="0cm" style:writing-mode="lr-tb" style:font-independent-line-spacing="true"/>
      <style:text-properties fo:font-size="24pt" style:font-size-asian="24pt" style:font-size-complex="24pt"/>
    </style:style>
    <style:style style:name="P37" style:family="paragraph">
      <style:paragraph-properties fo:margin-left="0cm" fo:margin-right="0cm" fo:margin-top="0cm" fo:margin-bottom="0cm" fo:text-indent="0cm" style:writing-mode="lr-tb" style:font-independent-line-spacing="true"/>
    </style:style>
    <style:style style:name="P38" style:family="paragraph">
      <style:paragraph-properties fo:text-align="center" style:writing-mode="lr-tb"/>
    </style:style>
    <style:style style:name="P39" style:family="paragraph">
      <style:paragraph-properties fo:margin-left="0cm" fo:margin-right="0cm" fo:margin-top="0.529cm" fo:margin-bottom="0cm" fo:text-indent="0cm" style:writing-mode="lr-tb"/>
    </style:style>
    <style:style style:name="P40" style:family="paragraph">
      <style:paragraph-properties fo:margin-left="0cm" fo:margin-right="0cm" fo:margin-top="0.529cm" fo:margin-bottom="0cm" fo:text-indent="0cm" style:writing-mode="lr-tb" style:font-independent-line-spacing="true"/>
    </style:style>
    <style:style style:name="P41" style:family="paragraph">
      <style:paragraph-properties fo:margin-left="0cm" fo:margin-right="0cm" fo:margin-top="0.264cm" fo:margin-bottom="0cm" fo:text-align="justify" fo:text-indent="0cm" style:writing-mode="lr-tb"/>
    </style:style>
    <style:style style:name="P42" style:family="paragraph">
      <style:paragraph-properties fo:margin-left="0cm" fo:margin-right="0cm" fo:margin-top="0.485cm" fo:margin-bottom="0cm" fo:text-indent="0cm" style:writing-mode="lr-tb"/>
    </style:style>
    <style:style style:name="P43" style:family="paragraph">
      <style:paragraph-properties fo:margin-left="0cm" fo:margin-right="0cm" fo:margin-top="0.485cm" fo:margin-bottom="0cm" fo:text-indent="0cm" style:writing-mode="lr-tb" style:font-independent-line-spacing="true"/>
    </style:style>
    <style:style style:name="P44" style:family="paragraph">
      <style:paragraph-properties fo:margin-left="0cm" fo:margin-right="0cm" fo:margin-top="0.529cm" fo:margin-bottom="0cm" fo:line-height="100%" fo:text-indent="0cm" style:writing-mode="lr-tb"/>
    </style:style>
    <style:style style:name="P45" style:family="paragraph">
      <style:paragraph-properties fo:margin-left="0cm" fo:margin-right="0cm" fo:margin-top="0.529cm" fo:margin-bottom="0cm" fo:line-height="100%" fo:text-indent="0cm" style:writing-mode="lr-tb" style:font-independent-line-spacing="true"/>
    </style:style>
    <style:style style:name="P46" style:family="paragraph">
      <style:paragraph-properties fo:margin-left="0cm" fo:margin-right="0cm" fo:margin-top="0.242cm" fo:margin-bottom="0cm" fo:text-align="justify" fo:text-indent="0cm" style:writing-mode="lr-tb"/>
    </style:style>
    <style:style style:name="P47" style:family="paragraph">
      <style:paragraph-properties fo:margin-left="0cm" fo:margin-right="0cm" fo:margin-top="0.242cm" fo:margin-bottom="0cm" fo:text-indent="0cm" style:writing-mode="lr-tb" style:font-independent-line-spacing="true"/>
    </style:style>
    <style:style style:name="P48" style:family="paragraph">
      <style:paragraph-properties fo:margin-left="0cm" fo:margin-right="0cm" fo:margin-top="0.705cm" fo:margin-bottom="0cm" fo:line-height="100%" fo:text-align="center" fo:text-indent="0cm" style:writing-mode="lr-tb"/>
    </style:style>
    <style:style style:name="P49" style:family="paragraph">
      <style:paragraph-properties fo:margin-left="0cm" fo:margin-right="0cm" fo:margin-top="0.705cm" fo:margin-bottom="0cm" fo:line-height="100%" fo:text-align="center" fo:text-indent="0cm" style:writing-mode="lr-tb" style:font-independent-line-spacing="true"/>
    </style:style>
    <style:style style:name="P50" style:family="paragraph">
      <style:paragraph-properties fo:margin-left="0cm" fo:margin-right="0cm" fo:margin-top="0.485cm" fo:margin-bottom="0cm" fo:text-align="end" fo:text-indent="0cm" style:writing-mode="lr-tb"/>
    </style:style>
    <style:style style:name="P51" style:family="paragraph">
      <style:paragraph-properties fo:margin-left="0cm" fo:margin-right="0cm" fo:margin-top="0.485cm" fo:margin-bottom="0cm" fo:text-align="end" fo:text-indent="0cm" style:writing-mode="lr-tb" style:font-independent-line-spacing="true"/>
    </style:style>
    <style:style style:name="P52" style:family="paragraph">
      <style:paragraph-properties fo:margin-left="0cm" fo:margin-right="0cm" fo:margin-top="0.264cm" fo:margin-bottom="0cm" fo:line-height="100%" fo:text-indent="0cm" style:writing-mode="lr-tb"/>
    </style:style>
    <style:style style:name="P53" style:family="paragraph">
      <style:paragraph-properties fo:margin-left="0cm" fo:margin-right="0cm" fo:margin-top="0.264cm" fo:margin-bottom="0cm" fo:line-height="100%" fo:text-indent="0cm" style:writing-mode="lr-tb" style:font-independent-line-spacing="true"/>
    </style:style>
    <style:style style:name="P54" style:family="paragraph">
      <style:paragraph-properties fo:margin-left="0cm" fo:margin-right="0cm" fo:margin-top="0.264cm" fo:margin-bottom="0cm" fo:line-height="90%" fo:text-indent="0cm" style:writing-mode="lr-tb"/>
    </style:style>
    <style:style style:name="P55" style:family="paragraph">
      <style:paragraph-properties fo:margin-left="0cm" fo:margin-right="0cm" fo:margin-top="0.242cm" fo:margin-bottom="0cm" fo:line-height="90%" fo:text-indent="0cm" style:writing-mode="lr-tb"/>
    </style:style>
    <style:style style:name="P56" style:family="paragraph">
      <style:paragraph-properties fo:margin-left="0cm" fo:margin-right="0cm" fo:margin-top="0.264cm" fo:margin-bottom="0cm" fo:line-height="90%" fo:text-indent="0cm" style:writing-mode="lr-tb" style:font-independent-line-spacing="true"/>
    </style:style>
    <style:style style:name="P57" style:family="paragraph">
      <style:paragraph-properties fo:margin-left="0cm" fo:margin-right="0cm" fo:margin-top="0cm" fo:margin-bottom="0cm" fo:line-height="100%" fo:text-align="center" fo:text-indent="0cm" style:writing-mode="lr-tb"/>
    </style:style>
    <style:style style:name="P58" style:family="paragraph">
      <style:paragraph-properties fo:margin-left="0cm" fo:margin-right="0cm" fo:margin-top="0cm" fo:margin-bottom="0cm" fo:line-height="100%" fo:text-align="center" fo:text-indent="0cm" style:writing-mode="lr-tb" style:font-independent-line-spacing="true"/>
    </style:style>
    <style:style style:name="P59" style:family="paragraph">
      <style:paragraph-properties fo:margin-left="0cm" fo:margin-right="0cm" fo:margin-top="0cm" fo:margin-bottom="0cm" fo:line-height="100%" fo:text-indent="0cm" style:writing-mode="lr-tb"/>
    </style:style>
    <style:style style:name="P60" style:family="paragraph">
      <style:paragraph-properties fo:margin-left="0cm" fo:margin-right="0cm" fo:margin-top="0cm" fo:margin-bottom="0cm" fo:line-height="100%" fo:text-indent="0cm" style:writing-mode="lr-tb" style:font-independent-line-spacing="true"/>
    </style:style>
    <style:style style:name="P61" style:family="paragraph">
      <style:paragraph-properties fo:margin-left="0cm" fo:margin-right="0cm" fo:margin-top="0.176cm" fo:margin-bottom="0cm" fo:text-align="center" fo:text-indent="0cm" style:writing-mode="lr-tb"/>
    </style:style>
    <style:style style:name="P62" style:family="paragraph">
      <style:paragraph-properties fo:margin-left="0cm" fo:margin-right="0cm" fo:margin-top="0.176cm" fo:margin-bottom="0cm" fo:text-align="center" fo:text-indent="0cm" style:writing-mode="lr-tb" style:font-independent-line-spacing="true"/>
    </style:style>
    <style:style style:name="P63" style:family="paragraph">
      <style:paragraph-properties fo:margin-left="0cm" fo:margin-right="0cm" fo:margin-top="0.352cm" fo:margin-bottom="0cm" fo:text-indent="0cm" style:writing-mode="lr-tb"/>
    </style:style>
    <style:style style:name="P64" style:family="paragraph">
      <style:paragraph-properties fo:margin-left="0cm" fo:margin-right="0cm" fo:margin-top="0.044cm" fo:margin-bottom="0cm" fo:text-indent="0cm" style:writing-mode="lr-tb"/>
    </style:style>
    <style:style style:name="P65" style:family="paragraph">
      <style:paragraph-properties fo:margin-left="0cm" fo:margin-right="0cm" fo:margin-top="0.044cm" fo:margin-bottom="0cm" fo:text-indent="0cm" style:writing-mode="lr-tb" style:font-independent-line-spacing="true"/>
    </style:style>
    <style:style style:name="P66" style:family="paragraph">
      <style:paragraph-properties fo:margin-left="0cm" fo:margin-right="0cm" fo:margin-top="0.176cm" fo:margin-bottom="0cm" fo:text-indent="0cm" style:writing-mode="lr-tb"/>
    </style:style>
    <style:style style:name="P67" style:family="paragraph">
      <style:paragraph-properties fo:margin-left="0cm" fo:margin-right="0cm" fo:margin-top="0.176cm" fo:margin-bottom="0cm" fo:text-indent="0cm" style:writing-mode="lr-tb" style:font-independent-line-spacing="true"/>
    </style:style>
    <style:style style:name="P68" style:family="paragraph">
      <style:paragraph-properties fo:margin-left="0cm" fo:margin-right="0cm" fo:margin-top="0.529cm" fo:margin-bottom="0cm" fo:line-height="90%" fo:text-indent="0cm" style:writing-mode="lr-tb"/>
    </style:style>
    <style:style style:name="P69" style:family="paragraph">
      <style:paragraph-properties fo:margin-left="0cm" fo:margin-right="0cm" fo:margin-top="0.211cm" fo:margin-bottom="0cm" fo:line-height="80%" fo:text-indent="0cm" style:writing-mode="lr-tb"/>
    </style:style>
    <style:style style:name="P70" style:family="paragraph">
      <style:paragraph-properties fo:margin-left="0cm" fo:margin-right="0cm" fo:margin-top="0.529cm" fo:margin-bottom="0cm" fo:line-height="90%" fo:text-indent="0cm" style:writing-mode="lr-tb" style:font-independent-line-spacing="true"/>
    </style:style>
    <style:style style:name="P71" style:family="paragraph">
      <style:paragraph-properties fo:margin-left="0cm" fo:margin-right="0cm" fo:margin-top="0.529cm" fo:margin-bottom="0cm" fo:line-height="90%" fo:text-indent="0cm" style:writing-mode="lr-tb" style:font-independent-line-spacing="true"/>
      <style:text-properties fo:font-size="24pt" fo:font-style="normal" fo:font-weight="normal" style:font-style-asian="normal" style:font-weight-asian="normal" style:font-style-complex="normal" style:font-weight-complex="normal"/>
    </style:style>
    <style:style style:name="P72" style:family="paragraph">
      <style:paragraph-properties fo:margin-left="0cm" fo:margin-right="0cm" fo:margin-top="0.529cm" fo:margin-bottom="0cm" fo:line-height="90%" fo:text-indent="0cm" style:writing-mode="lr-tb" style:font-independent-line-spacing="true"/>
      <style:text-properties fo:font-size="22pt" fo:font-style="normal" fo:font-weight="normal" style:font-size-asian="22pt" style:font-style-asian="normal" style:font-weight-asian="normal" style:font-size-complex="22pt" style:font-style-complex="normal" style:font-weight-complex="normal"/>
    </style:style>
    <style:style style:name="P73" style:family="paragraph">
      <style:paragraph-properties fo:margin-left="0cm" fo:margin-right="0cm" fo:text-indent="0cm" style:writing-mode="lr-tb"/>
    </style:style>
    <style:style style:name="P74" style:family="paragraph">
      <style:paragraph-properties fo:margin-left="0cm" fo:margin-right="0cm" fo:text-indent="0cm" style:writing-mode="lr-tb" style:font-independent-line-spacing="true"/>
      <style:text-properties fo:font-style="normal" fo:font-weight="normal" style:font-style-asian="normal" style:font-weight-asian="normal" style:font-style-complex="normal" style:font-weight-complex="normal"/>
    </style:style>
    <style:style style:name="P75" style:family="paragraph">
      <style:paragraph-properties fo:margin-left="0cm" fo:margin-right="0cm" fo:text-indent="0cm" style:writing-mode="lr-tb" style:font-independent-line-spacing="true"/>
      <style:text-properties fo:font-weight="normal" style:font-weight-asian="normal" style:font-weight-complex="normal"/>
    </style:style>
    <style:style style:name="P76" style:family="paragraph">
      <style:text-properties fo:font-size="12pt"/>
    </style:style>
    <style:style style:name="P77" style:family="paragraph">
      <style:paragraph-properties fo:margin-left="0cm" fo:margin-right="0cm" fo:margin-top="0.264cm" fo:margin-bottom="0cm" fo:text-indent="0cm" style:writing-mode="lr-tb" style:font-independent-line-spacing="true"/>
      <style:text-properties fo:font-size="24pt"/>
    </style:style>
    <style:style style:name="P78" style:family="paragraph">
      <style:paragraph-properties fo:margin-left="0cm" fo:margin-right="0cm" fo:margin-top="0.242cm" fo:margin-bottom="0cm" fo:text-indent="0cm" style:writing-mode="lr-tb" style:font-independent-line-spacing="true"/>
      <style:text-properties fo:font-size="24pt"/>
    </style:style>
    <style:style style:name="P79" style:family="paragraph">
      <style:paragraph-properties fo:margin-left="1.274cm" fo:margin-right="0cm" fo:margin-top="0.264cm" fo:margin-bottom="0cm" fo:text-indent="-1.27cm" style:writing-mode="lr-tb"/>
    </style:style>
    <style:style style:name="P80" style:family="paragraph">
      <style:paragraph-properties fo:margin-left="1.274cm" fo:margin-right="0cm" fo:margin-top="0.264cm" fo:margin-bottom="0cm" fo:line-height="80%" fo:text-indent="-1.27cm" style:writing-mode="lr-tb"/>
    </style:style>
    <style:style style:name="P81" style:family="paragraph">
      <style:paragraph-properties fo:margin-left="1.274cm" fo:margin-right="0cm" fo:margin-top="0.264cm" fo:margin-bottom="0cm" fo:text-indent="-1.27cm" style:writing-mode="lr-tb" style:font-independent-line-spacing="true"/>
      <style:text-properties fo:font-size="24pt"/>
    </style:style>
    <style:style style:name="P82" style:family="paragraph">
      <style:paragraph-properties fo:margin-left="0cm" fo:margin-right="0cm" fo:text-indent="0cm" style:writing-mode="lr-tb" style:font-independent-line-spacing="true"/>
      <style:text-properties fo:font-size="24pt"/>
    </style:style>
    <style:style style:name="P83" style:family="paragraph">
      <style:paragraph-properties fo:margin-left="0cm" fo:margin-right="0cm" fo:margin-top="0.485cm" fo:margin-bottom="0cm" fo:text-indent="0cm" style:writing-mode="lr-tb" style:font-independent-line-spacing="true"/>
      <style:text-properties fo:font-size="24pt" fo:font-weight="normal" style:font-weight-asian="normal" style:font-weight-complex="normal"/>
    </style:style>
    <style:style style:name="P84" style:family="paragraph">
      <style:paragraph-properties fo:margin-left="0cm" fo:margin-right="0cm" fo:margin-top="0.485cm" fo:margin-bottom="0cm" fo:text-indent="0cm" style:writing-mode="lr-tb" style:font-independent-line-spacing="true"/>
      <style:text-properties fo:font-size="24pt"/>
    </style:style>
    <style:style style:name="P85" style:family="paragraph">
      <style:paragraph-properties fo:margin-left="0cm" fo:margin-right="0cm" fo:margin-top="0.176cm" fo:margin-bottom="0cm" fo:text-align="center" fo:text-indent="0cm" style:writing-mode="lr-tb" style:font-independent-line-spacing="true"/>
      <style:text-properties fo:font-size="24pt" fo:font-style="normal" fo:font-weight="bold" style:font-style-asian="normal" style:font-weight-asian="bold" style:font-style-complex="normal" style:font-weight-complex="bold"/>
    </style:style>
    <style:style style:name="P86" style:family="paragraph">
      <style:paragraph-properties fo:margin-left="0cm" fo:margin-right="0cm" fo:margin-top="0.176cm" fo:margin-bottom="0cm" fo:text-align="center" fo:text-indent="0cm" style:writing-mode="lr-tb" style:font-independent-line-spacing="true"/>
      <style:text-properties fo:font-size="24pt" fo:font-style="normal" style:font-style-asian="normal" style:font-style-complex="normal"/>
    </style:style>
    <style:style style:name="P87" style:family="paragraph">
      <style:paragraph-properties fo:margin-left="0cm" fo:margin-right="0cm" fo:margin-top="0.529cm" fo:margin-bottom="0cm" fo:line-height="90%" fo:text-indent="0cm" style:writing-mode="lr-tb" style:font-independent-line-spacing="true"/>
      <style:text-properties fo:font-size="24pt"/>
    </style:style>
    <style:style style:name="P88" style:family="paragraph">
      <style:paragraph-properties style:writing-mode="lr-tb" style:font-independent-line-spacing="true"/>
      <style:text-properties fo:font-style="normal" fo:font-weight="normal"/>
    </style:style>
    <style:style style:name="P89" style:family="paragraph">
      <style:paragraph-properties fo:margin-left="0cm" fo:margin-right="0cm" fo:text-indent="0cm" style:writing-mode="lr-tb" style:font-independent-line-spacing="true"/>
      <style:text-properties fo:font-size="18pt" fo:font-weight="normal" style:font-size-asian="18pt" style:font-weight-asian="normal" style:font-size-complex="18pt" style:font-weight-complex="normal"/>
    </style:style>
    <style:style style:name="P90" style:family="paragraph">
      <style:paragraph-properties fo:margin-left="0cm" fo:margin-right="0cm" fo:text-indent="0cm" style:writing-mode="lr-tb" style:font-independent-line-spacing="true"/>
    </style:style>
    <style:style style:name="P91" style:family="paragraph">
      <style:paragraph-properties fo:margin-left="0cm" fo:margin-right="0cm" fo:margin-top="0cm" fo:margin-bottom="0cm" fo:line-height="100%" fo:text-align="justify" fo:text-indent="0cm" style:writing-mode="lr-tb"/>
    </style:style>
    <style:style style:name="P92" style:family="paragraph">
      <style:paragraph-properties fo:margin-left="0cm" fo:margin-right="0cm" fo:margin-top="0cm" fo:margin-bottom="0cm" fo:line-height="100%" fo:text-align="justify" fo:text-indent="0cm" style:writing-mode="lr-tb" style:font-independent-line-spacing="true"/>
    </style:style>
    <style:style style:name="P93" style:family="paragraph">
      <style:paragraph-properties fo:margin-left="0cm" fo:margin-right="0cm" fo:margin-top="0.22cm" fo:margin-bottom="0cm" fo:text-indent="0cm" style:writing-mode="lr-tb"/>
    </style:style>
    <style:style style:name="P94" style:family="paragraph">
      <style:paragraph-properties fo:margin-left="0cm" fo:margin-right="0cm" fo:margin-top="0.22cm" fo:margin-bottom="0cm" fo:text-indent="0cm" style:writing-mode="lr-tb" style:font-independent-line-spacing="true"/>
    </style:style>
    <style:style style:name="P95" style:family="paragraph">
      <style:paragraph-properties fo:margin-left="0cm" fo:margin-right="0cm" fo:margin-top="0cm" fo:margin-bottom="0cm" fo:text-align="justify"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style:paragraph-properties fo:margin-left="1.27cm" fo:margin-right="0cm" fo:text-indent="-1.27cm" style:writing-mode="lr-tb"/>
    </style:style>
    <style:style style:name="P97" style:family="paragraph">
      <style:paragraph-properties fo:margin-left="0cm" fo:margin-right="0cm" fo:text-align="justify" fo:text-indent="0cm" style:writing-mode="lr-tb"/>
    </style:style>
    <style:style style:name="P98" style:family="paragraph">
      <style:paragraph-properties fo:margin-left="1.27cm" fo:margin-right="0cm" fo:text-indent="-1.27cm" style:writing-mode="lr-tb" style:font-independent-line-spacing="true"/>
    </style:style>
    <style:style style:name="P99" style:family="paragraph">
      <style:paragraph-properties fo:margin-left="1.27cm" fo:margin-right="0cm" fo:margin-top="0cm" fo:margin-bottom="0cm" fo:text-indent="0cm" style:writing-mode="lr-tb"/>
    </style:style>
    <style:style style:name="P100" style:family="paragraph">
      <style:paragraph-properties fo:margin-left="1.27cm" fo:margin-right="0cm" fo:margin-top="0.44cm" fo:margin-bottom="0cm" fo:text-indent="0cm" style:writing-mode="lr-tb"/>
    </style:style>
    <style:style style:name="P101" style:family="paragraph">
      <style:paragraph-properties fo:margin-left="1.27cm" fo:margin-right="0cm" fo:margin-top="0.44cm" fo:margin-bottom="0cm" fo:text-indent="0cm" style:writing-mode="lr-tb" style:font-independent-line-spacing="true"/>
    </style:style>
    <style:style style:name="P102" style:family="paragraph">
      <style:paragraph-properties style:text-autospace="none"/>
    </style:style>
    <style:style style:name="P103" style:family="paragraph">
      <style:paragraph-properties fo:margin-left="0cm" fo:margin-right="0cm" fo:margin-top="0cm" fo:margin-bottom="0cm" fo:text-indent="0cm" style:writing-mode="lr-tb" style:font-independent-line-spacing="true"/>
      <style:text-properties fo:font-size="24pt" style:font-size-asian="24pt" style:font-size-complex="24pt"/>
    </style:style>
    <style:style style:name="P104" style:family="paragraph">
      <style:paragraph-properties fo:margin-left="0cm" fo:margin-right="0cm" fo:margin-top="0.22cm" fo:margin-bottom="0cm" fo:text-indent="0cm" style:writing-mode="lr-tb" style:font-independent-line-spacing="true"/>
      <style:text-properties fo:font-size="20pt" fo:font-weight="bold" style:font-size-asian="20pt" style:font-weight-asian="bold" style:font-size-complex="20pt" style:font-weight-complex="bold"/>
    </style:style>
    <style:style style:name="P105" style:family="paragraph">
      <style:paragraph-properties fo:margin-left="0cm" fo:margin-right="0cm" fo:margin-top="0.132cm" fo:margin-bottom="0cm" fo:text-align="end" fo:text-indent="0cm" style:writing-mode="lr-tb" style:font-independent-line-spacing="true"/>
      <style:text-properties fo:font-size="16pt"/>
    </style:style>
    <style:style style:name="P106" style:family="paragraph">
      <style:paragraph-properties style:text-autospace="none" style:writing-mode="lr-tb" style:font-independent-line-spacing="true"/>
      <style:text-properties fo:font-size="10.5pt" style:font-size-asian="10.5pt" style:font-size-complex="10.5pt"/>
    </style:style>
    <style:style style:name="P107" style:family="paragraph">
      <style:paragraph-properties fo:margin-left="0cm" fo:margin-right="0cm" fo:margin-top="0cm" fo:margin-bottom="0cm" fo:text-indent="0cm" style:writing-mode="lr-tb" style:font-independent-line-spacing="true"/>
      <style:text-properties fo:font-size="16pt"/>
    </style:style>
    <style:style style:name="P108" style:family="paragraph">
      <style:paragraph-properties fo:margin-left="0cm" fo:margin-right="0cm" fo:margin-top="0.158cm" fo:margin-bottom="0cm" fo:text-indent="0cm" style:text-autospace="none" style:writing-mode="lr-tb" style:font-independent-line-spacing="true"/>
      <style:text-properties fo:font-size="12pt"/>
    </style:style>
    <style:style style:name="T1" style:family="text">
      <style:text-properties fo:language="en" fo:country="US" style:language-asian="en" style:country-asian="US" style:language-complex="en" style:country-complex="US"/>
    </style:style>
    <style:style style:name="T2" style:family="text">
      <style:text-properties fo:font-size="24pt" fo:language="pl" fo:country="PL" fo:font-style="normal" fo:font-weight="normal" style:font-size-asian="24pt" style:language-asian="pl" style:country-asian="PL" style:font-style-asian="normal" style:font-weight-asian="normal" style:font-size-complex="24pt" style:language-complex="pl" style:country-complex="PL" style:font-style-complex="normal" style:font-weight-complex="normal"/>
    </style:style>
    <style:style style:name="T3" style:family="text">
      <style:text-properties fo:color="#ff5050" fo:font-size="12pt" fo:language="pl" fo:country="PL" fo:font-style="normal" fo:font-weight="normal" style:font-size-asian="12pt" style:language-asian="pl" style:country-asian="PL" style:font-style-asian="normal" style:font-weight-asian="normal" style:font-size-complex="12pt" style:language-complex="pl" style:country-complex="PL" style:font-style-complex="normal" style:font-weight-complex="normal"/>
    </style:style>
    <style:style style:name="T4" style:family="text">
      <style:text-properties fo:font-size="28pt" fo:language="en" fo:country="US" style:font-size-asian="28pt" style:language-asian="en" style:country-asian="US" style:font-size-complex="28pt" style:language-complex="en" style:country-complex="US"/>
    </style:style>
    <style:style style:name="T5" style:family="text">
      <style:text-properties fo:color="#000000" fo:font-family="'Book Antiqua'" style:font-family-generic="roman"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6" style:family="text">
      <style:text-properties fo:color="#000000" fo:font-family="'Book Antiqua'" style:font-family-generic="roman" style:font-pitch="variable" fo:font-size="28pt" fo:language="pl" fo:country="PL" fo:font-style="normal" fo:font-weight="normal" style:font-size-asian="28pt" style:language-asian="pl" style:country-asian="PL" style:font-style-asian="normal" style:font-weight-asian="normal" style:font-size-complex="28pt" style:language-complex="pl" style:country-complex="PL" style:font-style-complex="normal" style:font-weight-complex="normal"/>
    </style:style>
    <style:style style:name="T7" style:family="text">
      <style:text-properties fo:color="#000000" fo:font-family="'Book Antiqua'" style:font-family-generic="roman" style:font-pitch="variable" fo:font-size="28pt" fo:language="en" fo:country="US" fo:font-weight="normal" style:font-size-asian="28pt" style:language-asian="en" style:country-asian="US" style:font-weight-asian="normal" style:font-size-complex="28pt" style:language-complex="en" style:country-complex="US" style:font-weight-complex="normal"/>
    </style:style>
    <style:style style:name="T8" style:family="text">
      <style:text-properties fo:color="#000000" style:text-position="-25% 58%" fo:font-family="'Book Antiqua'" style:font-family-generic="roman"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9" style:family="text">
      <style:text-properties fo:color="#000000" fo:font-family="Symbol" style:font-family-generic="roman" style:font-pitch="variable" style:font-charset="x-symbol" fo:font-size="28pt" fo:language="en" fo:country="US" fo:font-style="normal" fo:font-weight="normal" style:font-family-asian="Symbol" style:font-family-generic-asian="roman" style:font-pitch-asian="variable" style:font-charset-asian="x-symbol" style:font-size-asian="28pt" style:language-asian="en" style:country-asian="US" style:font-style-asian="normal" style:font-weight-asian="normal" style:font-family-complex="Symbol" style:font-family-generic-complex="roman" style:font-pitch-complex="variable" style:font-charset-complex="x-symbol" style:font-size-complex="28pt" style:language-complex="en" style:country-complex="US" style:font-style-complex="normal" style:font-weight-complex="normal"/>
    </style:style>
    <style:style style:name="T10" style:family="text">
      <style:text-properties fo:color="#000000" style:text-position="-25% 58%" fo:font-family="'Book Antiqua'" style:font-family-generic="roman" style:font-pitch="variable" fo:font-size="28pt" fo:language="en" fo:country="US" fo:font-weight="normal" style:font-size-asian="28pt" style:language-asian="en" style:country-asian="US" style:font-weight-asian="normal" style:font-size-complex="28pt" style:language-complex="en" style:country-complex="US" style:font-weight-complex="normal"/>
    </style:style>
    <style:style style:name="T11" style:family="text">
      <style:text-properties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2" style:family="text">
      <style:text-properties fo:color="#cc33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3" style:family="text">
      <style:text-properties fo:color="#ff00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4" style:family="text">
      <style:text-properties fo:color="#cc3300"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5" style:family="text">
      <style:text-properties fo:color="#cc3300" fo:font-size="24pt" fo:language="pl" fo:country="PL" fo:font-style="normal" fo:font-weight="bold" style:font-size-asian="24pt" style:language-asian="pl" style:country-asian="PL" style:font-style-asian="normal" style:font-weight-asian="bold" style:font-size-complex="24pt" style:language-complex="pl" style:country-complex="PL" style:font-style-complex="normal" style:font-weight-complex="bold"/>
    </style:style>
    <style:style style:name="T16" style:family="text">
      <style:text-properties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17" style:family="text">
      <style:text-properties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8" style:family="text">
      <style:text-properties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19" style:family="text">
      <style:text-properties style:text-position="-25% 58%"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20" style:family="text">
      <style:text-properties fo:color="#339933"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1" style:family="text">
      <style:text-properties fo:color="#339933" fo:font-size="24pt" fo:language="pl" fo:country="PL" fo:font-style="normal" fo:font-weight="normal" style:font-size-asian="24pt" style:language-asian="pl" style:country-asian="PL" style:font-style-asian="normal" style:font-weight-asian="normal" style:font-size-complex="24pt" style:language-complex="pl" style:country-complex="PL" style:font-style-complex="normal" style:font-weight-complex="normal"/>
    </style:style>
    <style:style style:name="T22" style:family="text">
      <style:text-properties fo:font-family="Arial" style:font-family-generic="swiss" style:font-pitch="variable"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23" style:family="text">
      <style:text-properties fo:color="#cc3300" fo:font-size="24pt" fo:language="en" fo:country="US" fo:font-style="italic" style:text-underline-style="solid" style:text-underline-width="auto" style:text-underline-color="font-color"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4" style:family="text">
      <style:text-properties fo:color="#cc3300" fo:font-size="22pt" fo:language="en" fo:country="US" fo:font-style="italic" style:text-underline-style="solid" style:text-underline-width="auto" style:text-underline-color="font-color"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25" style:family="text">
      <style:text-properties fo:color="#cc3300"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26" style:family="text">
      <style:text-properties style:text-position="-25% 58%"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27" style:family="text">
      <style:text-properties fo:font-size="22pt" fo:language="pl" fo:country="PL" fo:font-style="normal" fo:font-weight="normal" style:font-size-asian="22pt" style:language-asian="pl" style:country-asian="PL" style:font-style-asian="normal" style:font-weight-asian="normal" style:font-size-complex="22pt" style:language-complex="pl" style:country-complex="PL" style:font-style-complex="normal" style:font-weight-complex="normal"/>
    </style:style>
    <style:style style:name="T28" style:family="text">
      <style:text-properties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29" style:family="text">
      <style:text-properties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30" style:family="text">
      <style:text-properties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31" style:family="text">
      <style:text-properties style:text-position="-25% 58%"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32" style:family="text">
      <style:text-properties fo:font-size="24pt" fo:language="pl" fo:country="PL" fo:font-style="italic" fo:font-weight="normal" style:font-size-asian="24pt" style:language-asian="pl" style:country-asian="PL" style:font-style-asian="italic" style:font-weight-asian="normal" style:font-size-complex="24pt" style:language-complex="pl" style:country-complex="PL" style:font-style-complex="italic" style:font-weight-complex="normal"/>
    </style:style>
    <style:style style:name="T33" style:family="text">
      <style:text-properties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34" style:family="text">
      <style:text-properties style:text-position="-25% 58%" fo:font-size="24pt" fo:language="pl" fo:country="PL" fo:font-style="italic" fo:font-weight="normal" style:font-size-asian="24pt" style:language-asian="pl" style:country-asian="PL" style:font-style-asian="italic" style:font-weight-asian="normal" style:font-size-complex="24pt" style:language-complex="pl" style:country-complex="PL" style:font-style-complex="italic" style:font-weight-complex="normal"/>
    </style:style>
    <style:style style:name="T35" style:family="text">
      <style:text-properties style:text-position="-25% 58%"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36" style:family="text">
      <style:text-properties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37" style:family="text">
      <style:text-properties style:text-position="-25% 58%"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38" style:family="text">
      <style:text-properties fo:color="#339933"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39" style:family="text">
      <style:text-properties fo:font-size="23pt" fo:language="en" fo:country="US" fo:font-style="normal" fo:font-weight="bold" style:font-size-asian="23pt" style:language-asian="en" style:country-asian="US" style:font-style-asian="normal" style:font-weight-asian="bold" style:font-size-complex="23pt" style:language-complex="en" style:country-complex="US" style:font-style-complex="normal" style:font-weight-complex="bold"/>
    </style:style>
    <style:style style:name="T40" style:family="text">
      <style:text-properties fo:font-size="23pt" fo:language="en" fo:country="US" fo:font-style="italic" fo:font-weight="bold" style:font-size-asian="23pt" style:language-asian="en" style:country-asian="US" style:font-style-asian="italic" style:font-weight-asian="bold" style:font-size-complex="23pt" style:language-complex="en" style:country-complex="US" style:font-style-complex="italic" style:font-weight-complex="bold"/>
    </style:style>
    <style:style style:name="T41" style:family="text">
      <style:text-properties style:text-position="-25% 58%" fo:font-size="23pt" fo:language="en" fo:country="US" fo:font-style="italic" fo:font-weight="bold" style:font-size-asian="23pt" style:language-asian="en" style:country-asian="US" style:font-style-asian="italic" style:font-weight-asian="bold" style:font-size-complex="23pt" style:language-complex="en" style:country-complex="US" style:font-style-complex="italic" style:font-weight-complex="bold"/>
    </style:style>
    <style:style style:name="T42" style:family="text">
      <style:text-properties fo:font-size="23pt" fo:language="en" fo:country="US" fo:font-style="normal" fo:font-weight="normal" style:font-size-asian="23pt" style:language-asian="en" style:country-asian="US" style:font-style-asian="normal" style:font-weight-asian="normal" style:font-size-complex="23pt" style:language-complex="en" style:country-complex="US" style:font-style-complex="normal" style:font-weight-complex="normal"/>
    </style:style>
    <style:style style:name="T43" style:family="text">
      <style:text-properties fo:color="#cc3300" fo:font-size="23pt" fo:language="en" fo:country="US" fo:font-style="italic" fo:font-weight="bold" style:font-size-asian="23pt" style:language-asian="en" style:country-asian="US" style:font-style-asian="italic" style:font-weight-asian="bold" style:font-size-complex="23pt" style:language-complex="en" style:country-complex="US" style:font-style-complex="italic" style:font-weight-complex="bold"/>
    </style:style>
    <style:style style:name="T44" style:family="text">
      <style:text-properties fo:font-size="23pt" fo:language="pl" fo:country="PL" fo:font-style="normal" fo:font-weight="normal" style:font-size-asian="23pt" style:language-asian="pl" style:country-asian="PL" style:font-style-asian="normal" style:font-weight-asian="normal" style:font-size-complex="23pt" style:language-complex="pl" style:country-complex="PL" style:font-style-complex="normal" style:font-weight-complex="normal"/>
    </style:style>
    <style:style style:name="T45" style:family="text">
      <style:text-properties fo:font-size="23pt" fo:language="en" fo:country="US" fo:font-style="italic" fo:font-weight="normal" style:font-size-asian="23pt" style:language-asian="en" style:country-asian="US" style:font-style-asian="italic" style:font-weight-asian="normal" style:font-size-complex="23pt" style:language-complex="en" style:country-complex="US" style:font-style-complex="italic" style:font-weight-complex="normal"/>
    </style:style>
    <style:style style:name="T46" style:family="text">
      <style:text-properties style:text-position="-25% 58%" fo:font-size="23pt" fo:language="en" fo:country="US" fo:font-style="italic" fo:font-weight="normal" style:font-size-asian="23pt" style:language-asian="en" style:country-asian="US" style:font-style-asian="italic" style:font-weight-asian="normal" style:font-size-complex="23pt" style:language-complex="en" style:country-complex="US" style:font-style-complex="italic" style:font-weight-complex="normal"/>
    </style:style>
    <style:style style:name="T47" style:family="text">
      <style:text-properties fo:color="#339933"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48" style:family="text">
      <style:text-properties fo:color="#339933" style:text-position="-25% 58%"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49" style:family="text">
      <style:text-properties fo:color="#339933" style:text-position="-25% 58%"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50" style:family="text">
      <style:text-properties fo:font-family="'MT Extra'" style:font-family-generic="roman" style:font-pitch="variable" style:font-charset="x-symbol" fo:font-size="24pt" fo:language="en" fo:country="US" fo:font-style="normal" fo:font-weight="normal" style:font-family-asian="'MT Extra'" style:font-family-generic-asian="roman" style:font-pitch-asian="variable" style:font-charset-asian="x-symbol" style:font-size-asian="24pt" style:language-asian="en" style:country-asian="US" style:font-style-asian="normal" style:font-weight-asian="normal" style:font-family-complex="'MT Extra'" style:font-family-generic-complex="roman" style:font-pitch-complex="variable" style:font-charset-complex="x-symbol" style:font-size-complex="24pt" style:language-complex="en" style:country-complex="US" style:font-style-complex="normal" style:font-weight-complex="normal"/>
    </style:style>
    <style:style style:name="T51" style:family="text">
      <style:text-properties fo:font-size="12pt" fo:language="en" fo:country="US" fo:font-style="normal"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T52" style:family="text">
      <style:text-properties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53" style:family="text">
      <style:text-properties fo:font-size="20pt" fo:language="pl" fo:country="PL" fo:font-style="normal" fo:font-weight="normal" style:font-size-asian="20pt" style:language-asian="pl" style:country-asian="PL" style:font-style-asian="normal" style:font-weight-asian="normal" style:font-size-complex="20pt" style:language-complex="pl" style:country-complex="PL" style:font-style-complex="normal" style:font-weight-complex="normal"/>
    </style:style>
    <style:style style:name="T54" style:family="text">
      <style:text-properties fo:font-size="22pt" fo:language="pl" fo:country="PL" fo:font-style="italic" fo:font-weight="normal" style:font-size-asian="22pt" style:language-asian="pl" style:country-asian="PL" style:font-style-asian="italic" style:font-weight-asian="normal" style:font-size-complex="22pt" style:language-complex="pl" style:country-complex="PL" style:font-style-complex="italic" style:font-weight-complex="normal"/>
    </style:style>
    <style:style style:name="T55" style:family="text">
      <style:text-properties fo:color="#cc3300" fo:font-family="Arial" style:font-family-generic="swiss" style:font-pitch="variable" fo:font-size="22pt" fo:language="pl" fo:country="PL" fo:font-style="normal" fo:font-weight="bold" style:font-size-asian="22pt" style:language-asian="pl" style:country-asian="PL" style:font-style-asian="normal" style:font-weight-asian="bold" style:font-size-complex="22pt" style:language-complex="pl" style:country-complex="PL" style:font-style-complex="normal" style:font-weight-complex="bold"/>
    </style:style>
    <style:style style:name="T56" style:family="text">
      <style:text-properties fo:color="#cc3300" fo:font-family="Arial" style:font-family-generic="swiss" style:font-pitch="variable"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57" style:family="text">
      <style:text-properties fo:font-size="24pt" fo:language="en" fo:country="US" fo:font-style="normal" style:text-underline-style="solid" style:text-underline-width="auto" style:text-underline-color="font-color"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58" style:family="text">
      <style:text-properties fo:font-family="Symbol" style:font-family-generic="roman" style:font-pitch="variable" style:font-charset="x-symbol" fo:font-size="24pt" fo:language="en" fo:country="US" fo:font-style="normal" fo:font-weight="normal" style:font-family-asian="Symbol" style:font-family-generic-asian="roman" style:font-pitch-asian="variable" style:font-charset-asian="x-symbol" style:font-size-asian="24pt" style:language-asian="en" style:country-asian="US" style:font-style-asian="normal" style:font-weight-asian="normal" style:font-family-complex="Symbol" style:font-family-generic-complex="roman" style:font-pitch-complex="variable" style:font-charset-complex="x-symbol" style:font-size-complex="24pt" style:language-complex="en" style:country-complex="US" style:font-style-complex="normal" style:font-weight-complex="normal"/>
    </style:style>
    <style:style style:name="T59" style:family="text">
      <style:text-properties fo:color="#b847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0" style:family="text">
      <style:text-properties fo:color="#cc3300" fo:font-size="24pt" fo:language="pl" fo:country="PL" fo:font-style="italic" fo:font-weight="bold" style:font-size-asian="24pt" style:language-asian="pl" style:country-asian="PL" style:font-style-asian="italic" style:font-weight-asian="bold" style:font-size-complex="24pt" style:language-complex="pl" style:country-complex="PL" style:font-style-complex="italic" style:font-weight-complex="bold"/>
    </style:style>
    <style:style style:name="T61" style:family="text">
      <style:text-properties fo:color="#cc3300" style:text-position="-25% 58%"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62" style:family="text">
      <style:text-properties fo:color="#cc3300" fo:font-family="Symbol" style:font-family-generic="roman" style:font-pitch="variable" style:font-charset="x-symbol" fo:font-size="24pt" fo:language="en" fo:country="US" fo:font-style="normal" fo:font-weight="bold" style:font-family-asian="Symbol" style:font-family-generic-asian="roman" style:font-pitch-asian="variable" style:font-charset-asian="x-symbol" style:font-size-asian="24pt" style:language-asian="en" style:country-asian="US" style:font-style-asian="normal" style:font-weight-asian="bold" style:font-family-complex="Symbol" style:font-family-generic-complex="roman" style:font-pitch-complex="variable" style:font-charset-complex="x-symbol" style:font-size-complex="24pt" style:language-complex="en" style:country-complex="US" style:font-style-complex="normal" style:font-weight-complex="bold"/>
    </style:style>
    <style:style style:name="T63" style:family="text">
      <style:text-properties fo:color="#cc3300" style:text-position="-25% 58%"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4" style:family="text">
      <style:text-properties fo:font-family="'Times New Roman'" style:font-family-generic="roman" style:font-pitch="variable" fo:font-size="24pt" fo:language="en" fo:country="US" fo:font-style="italic" fo:font-weight="normal" style:font-family-asian="Symbol" style:font-family-generic-asian="roman" style:font-pitch-asian="variable" style:font-charset-asian="x-symbol" style:font-size-asian="24pt" style:language-asian="en" style:country-asian="US" style:font-style-asian="italic" style:font-weight-asian="normal" style:font-family-complex="Symbol" style:font-family-generic-complex="roman" style:font-pitch-complex="variable" style:font-charset-complex="x-symbol" style:font-size-complex="24pt" style:language-complex="en" style:country-complex="US" style:font-style-complex="italic" style:font-weight-complex="normal"/>
    </style:style>
    <style:style style:name="T65" style:family="text">
      <style:text-properties fo:color="#cc3300"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66" style:family="text">
      <style:text-properties fo:font-family="Symbol" style:font-family-generic="roman" style:font-pitch="variable" style:font-charset="x-symbol" fo:font-size="22pt" fo:language="en" fo:country="US" fo:font-style="normal" fo:font-weight="normal" style:font-family-asian="Symbol" style:font-family-generic-asian="roman" style:font-pitch-asian="variable" style:font-charset-asian="x-symbol" style:font-size-asian="22pt" style:language-asian="en" style:country-asian="US" style:font-style-asian="normal" style:font-weight-asian="normal" style:font-family-complex="Symbol" style:font-family-generic-complex="roman" style:font-pitch-complex="variable" style:font-charset-complex="x-symbol" style:font-size-complex="22pt" style:language-complex="en" style:country-complex="US" style:font-style-complex="normal" style:font-weight-complex="normal"/>
    </style:style>
    <style:style style:name="T67" style:family="text">
      <style:text-properties style:text-position="0% 100%"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68" style:family="text">
      <style:text-properties fo:color="#cc3300" fo:font-family="'Times New Roman'" style:font-family-generic="roman" style:font-pitch="variable" fo:font-size="24pt" fo:language="en" fo:country="US" fo:font-style="italic" fo:font-weight="bold" style:font-family-asian="Symbol" style:font-family-generic-asian="roman" style:font-pitch-asian="variable" style:font-charset-asian="x-symbol" style:font-size-asian="24pt" style:language-asian="en" style:country-asian="US" style:font-style-asian="italic" style:font-weight-asian="bold" style:font-family-complex="Symbol" style:font-family-generic-complex="roman" style:font-pitch-complex="variable" style:font-charset-complex="x-symbol" style:font-size-complex="24pt" style:language-complex="en" style:country-complex="US" style:font-style-complex="italic" style:font-weight-complex="bold"/>
    </style:style>
    <style:style style:name="T69" style:family="text">
      <style:text-properties fo:color="#339933" fo:font-family="Symbol" style:font-family-generic="roman" style:font-pitch="variable" style:font-charset="x-symbol" fo:font-size="32pt" fo:language="en" fo:country="US" fo:font-style="normal" fo:font-weight="bold" style:font-family-asian="Symbol" style:font-family-generic-asian="roman" style:font-pitch-asian="variable" style:font-charset-asian="x-symbol" style:font-size-asian="32pt" style:language-asian="en" style:country-asian="US" style:font-style-asian="normal" style:font-weight-asian="bold" style:font-family-complex="Symbol" style:font-family-generic-complex="roman" style:font-pitch-complex="variable" style:font-charset-complex="x-symbol" style:font-size-complex="32pt" style:language-complex="en" style:country-complex="US" style:font-style-complex="normal" style:font-weight-complex="bold"/>
    </style:style>
    <style:style style:name="T70" style:family="text">
      <style:text-properties fo:color="#339933" fo:font-size="32pt" fo:language="en" fo:country="US" fo:font-style="normal" fo:font-weight="bold" style:font-size-asian="32pt" style:language-asian="en" style:country-asian="US" style:font-style-asian="normal" style:font-weight-asian="bold" style:font-size-complex="32pt" style:language-complex="en" style:country-complex="US" style:font-style-complex="normal" style:font-weight-complex="bold"/>
    </style:style>
    <style:style style:name="T71" style:family="text">
      <style:text-properties fo:color="#339933" fo:font-family="Symbol" style:font-family-generic="roman" style:font-pitch="variable" style:font-charset="x-symbol" fo:font-size="24pt" fo:language="en" fo:country="US" fo:font-style="normal" fo:font-weight="normal" style:font-family-asian="Symbol" style:font-family-generic-asian="roman" style:font-pitch-asian="variable" style:font-charset-asian="x-symbol" style:font-size-asian="24pt" style:language-asian="en" style:country-asian="US" style:font-style-asian="normal" style:font-weight-asian="normal" style:font-family-complex="Symbol" style:font-family-generic-complex="roman" style:font-pitch-complex="variable" style:font-charset-complex="x-symbol" style:font-size-complex="24pt" style:language-complex="en" style:country-complex="US" style:font-style-complex="normal" style:font-weight-complex="normal"/>
    </style:style>
    <style:style style:name="T72" style:family="text">
      <style:text-properties fo:color="#339933"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73" style:family="text">
      <style:text-properties fo:color="#339933"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74" style:family="text">
      <style:text-properties fo:color="#339933" fo:font-family="Symbol" style:font-family-generic="roman" style:font-pitch="variable" style:font-charset="x-symbol" fo:font-size="24pt" fo:language="en" fo:country="US" fo:font-style="normal" fo:font-weight="bold" style:font-family-asian="Symbol" style:font-family-generic-asian="roman" style:font-pitch-asian="variable" style:font-charset-asian="x-symbol" style:font-size-asian="24pt" style:language-asian="en" style:country-asian="US" style:font-style-asian="normal" style:font-weight-asian="bold" style:font-family-complex="Symbol" style:font-family-generic-complex="roman" style:font-pitch-complex="variable" style:font-charset-complex="x-symbol" style:font-size-complex="24pt" style:language-complex="en" style:country-complex="US" style:font-style-complex="normal" style:font-weight-complex="bold"/>
    </style:style>
    <style:style style:name="T75" style:family="text">
      <style:text-properties fo:color="#339933"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76" style:family="text">
      <style:text-properties fo:color="#339933"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77" style:family="text">
      <style:text-properties fo:color="#339933" style:text-position="-25% 58%"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78" style:family="text">
      <style:text-properties fo:color="#339933" style:text-position="-25% 58%"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79" style:family="text">
      <style:text-properties fo:font-size="16pt" fo:language="en" fo:country="US" fo:font-style="normal" fo:font-weight="normal" style:font-size-asian="16pt" style:language-asian="en" style:country-asian="US" style:font-style-asian="normal" style:font-weight-asian="normal" style:font-size-complex="16pt" style:language-complex="en" style:country-complex="US" style:font-style-complex="normal" style:font-weight-complex="normal"/>
    </style:style>
    <style:style style:name="T80" style:family="text">
      <style:text-properties fo:font-size="18pt" fo:language="en" fo:country="US" fo:font-style="italic" fo:font-weight="normal" style:font-size-asian="18pt" style:language-asian="en" style:country-asian="US" style:font-style-asian="italic" style:font-weight-asian="normal" style:font-size-complex="18pt" style:language-complex="en" style:country-complex="US" style:font-style-complex="italic" style:font-weight-complex="normal"/>
    </style:style>
    <style:style style:name="T81" style:family="text">
      <style:text-properties fo:font-family="Symbol" style:font-family-generic="roman" style:font-pitch="variable" style:font-charset="x-symbol" fo:font-size="18pt" fo:language="en" fo:country="US" fo:font-style="normal" fo:font-weight="normal" style:font-family-asian="Symbol" style:font-family-generic-asian="roman" style:font-pitch-asian="variable" style:font-charset-asian="x-symbol" style:font-size-asian="18pt" style:language-asian="en" style:country-asian="US" style:font-style-asian="normal" style:font-weight-asian="normal" style:font-family-complex="Symbol" style:font-family-generic-complex="roman" style:font-pitch-complex="variable" style:font-charset-complex="x-symbol" style:font-size-complex="18pt" style:language-complex="en" style:country-complex="US" style:font-style-complex="normal" style:font-weight-complex="normal"/>
    </style:style>
    <style:style style:name="T82" style:family="text">
      <style:text-properties style:text-position="-25% 58%" fo:font-size="18pt" fo:language="en" fo:country="US" fo:font-style="italic" fo:font-weight="normal" style:font-size-asian="18pt" style:language-asian="en" style:country-asian="US" style:font-style-asian="italic" style:font-weight-asian="normal" style:font-size-complex="18pt" style:language-complex="en" style:country-complex="US" style:font-style-complex="italic" style:font-weight-complex="normal"/>
    </style:style>
    <style:style style:name="T83" style:family="text">
      <style:text-properties fo:font-size="18pt" fo:language="en" fo:country="US" fo:font-style="normal"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84" style:family="text">
      <style:text-properties style:text-position="0% 100%" fo:font-size="18pt" fo:language="en" fo:country="US" fo:font-style="italic" fo:font-weight="normal" style:font-size-asian="18pt" style:language-asian="en" style:country-asian="US" style:font-style-asian="italic" style:font-weight-asian="normal" style:font-size-complex="18pt" style:language-complex="en" style:country-complex="US" style:font-style-complex="italic" style:font-weight-complex="normal"/>
    </style:style>
    <style:style style:name="T85" style:family="text">
      <style:text-properties fo:font-family="'Times New Roman'" style:font-family-generic="roman" style:font-pitch="variable" fo:font-size="18pt" fo:language="en" fo:country="US" fo:font-style="italic" fo:font-weight="normal" style:font-family-asian="Symbol" style:font-family-generic-asian="roman" style:font-pitch-asian="variable" style:font-charset-asian="x-symbol" style:font-size-asian="18pt" style:language-asian="en" style:country-asian="US" style:font-style-asian="italic" style:font-weight-asian="normal" style:font-family-complex="Symbol" style:font-family-generic-complex="roman" style:font-pitch-complex="variable" style:font-charset-complex="x-symbol" style:font-size-complex="18pt" style:language-complex="en" style:country-complex="US" style:font-style-complex="italic" style:font-weight-complex="normal"/>
    </style:style>
    <style:style style:name="T86" style:family="text">
      <style:text-properties style:text-position="-25% 58%" fo:font-size="18pt" fo:language="en" fo:country="US" fo:font-style="normal"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87" style:family="text">
      <style:text-properties fo:font-family="Arial" style:font-family-generic="swiss" style:font-pitch="variable" fo:font-size="22pt" fo:language="pl" fo:country="PL" fo:font-style="normal" fo:font-weight="bold" style:font-size-asian="22pt" style:language-asian="pl" style:country-asian="PL" style:font-style-asian="normal" style:font-weight-asian="bold" style:font-size-complex="22pt" style:language-complex="pl" style:country-complex="PL" style:font-style-complex="normal" style:font-weight-complex="bold"/>
    </style:style>
    <style:style style:name="T88" style:family="text">
      <style:text-properties fo:color="#cc3300"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89" style:family="text">
      <style:text-properties fo:color="#ff3333"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90" style:family="text">
      <style:text-properties fo:font-size="20pt" fo:language="en" fo:country="US" fo:font-style="italic" fo:font-weight="normal" style:font-size-asian="20pt" style:language-asian="en" style:country-asian="US" style:font-style-asian="italic" style:font-weight-asian="normal" style:font-size-complex="20pt" style:language-complex="en" style:country-complex="US" style:font-style-complex="italic" style:font-weight-complex="normal"/>
    </style:style>
    <style:style style:name="T91" style:family="text">
      <style:text-properties style:text-position="-25% 58%" fo:font-size="20pt" fo:language="en" fo:country="US" fo:font-style="italic" fo:font-weight="normal" style:font-size-asian="20pt" style:language-asian="en" style:country-asian="US" style:font-style-asian="italic" style:font-weight-asian="normal" style:font-size-complex="20pt" style:language-complex="en" style:country-complex="US" style:font-style-complex="italic" style:font-weight-complex="normal"/>
    </style:style>
    <style:style style:name="T92" style:family="text">
      <style:text-properties fo:font-family="Symbol" style:font-family-generic="roman" style:font-pitch="variable" style:font-charset="x-symbol" fo:font-size="20pt" fo:language="en" fo:country="US" fo:font-style="normal" fo:font-weight="normal" style:font-family-asian="Symbol" style:font-family-generic-asian="roman" style:font-pitch-asian="variable" style:font-charset-asian="x-symbol" style:font-size-asian="20pt" style:language-asian="en" style:country-asian="US" style:font-style-asian="normal" style:font-weight-asian="normal" style:font-family-complex="Symbol" style:font-family-generic-complex="roman" style:font-pitch-complex="variable" style:font-charset-complex="x-symbol" style:font-size-complex="20pt" style:language-complex="en" style:country-complex="US" style:font-style-complex="normal" style:font-weight-complex="normal"/>
    </style:style>
    <style:style style:name="T93" style:family="text">
      <style:text-properties fo:font-size="16pt"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style>
    <style:style style:name="T94" style:family="text">
      <style:text-properties fo:color="#000000" fo:font-size="24pt" fo:language="en" fo:country="US" fo:font-style="normal" fo:font-weight="normal" style:language-asian="en" style:country-asian="US" style:font-style-asian="normal" style:font-weight-asian="normal" style:language-complex="en" style:country-complex="US" style:font-style-complex="normal" style:font-weight-complex="normal"/>
    </style:style>
    <style:style style:name="T95" style:family="text">
      <style:text-properties fo:color="#000000" fo:font-family="'MT Extra'" style:font-family-generic="roman" style:font-pitch="variable" style:font-charset="x-symbol" fo:font-size="24pt" fo:language="en" fo:country="US" fo:font-style="normal" fo:font-weight="normal" style:font-family-asian="'MT Extra'" style:font-family-generic-asian="roman" style:font-pitch-asian="variable" style:font-charset-asian="x-symbol" style:language-asian="en" style:country-asian="US" style:font-style-asian="normal" style:font-weight-asian="normal" style:font-family-complex="'MT Extra'" style:font-family-generic-complex="roman" style:font-pitch-complex="variable" style:font-charset-complex="x-symbol" style:language-complex="en" style:country-complex="US" style:font-style-complex="normal" style:font-weight-complex="normal"/>
    </style:style>
    <style:style style:name="T96" style:family="text">
      <style:text-properties fo:color="#cc3300" fo:font-size="24pt"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97" style:family="text">
      <style:text-properties fo:color="#000000" fo:font-size="24pt"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98" style:family="text">
      <style:text-properties fo:color="#000000" fo:font-size="24pt" fo:language="pl" fo:country="PL" fo:font-style="normal" fo:font-weight="normal" style:language-asian="pl" style:country-asian="PL" style:font-style-asian="normal" style:font-weight-asian="normal" style:language-complex="pl" style:country-complex="PL" style:font-style-complex="normal" style:font-weight-complex="normal"/>
    </style:style>
    <style:style style:name="T99" style:family="text">
      <style:text-properties fo:color="#000000" fo:font-size="24pt" fo:language="pl" fo:country="PL" fo:font-style="italic" fo:font-weight="normal" style:language-asian="pl" style:country-asian="PL" style:font-style-asian="italic" style:font-weight-asian="normal" style:language-complex="pl" style:country-complex="PL" style:font-style-complex="italic" style:font-weight-complex="normal"/>
    </style:style>
    <style:style style:name="T100" style:family="text">
      <style:text-properties fo:color="#000000" style:text-position="-25% 58%" fo:font-size="24pt" fo:language="en" fo:country="US" fo:font-style="italic" fo:font-weight="normal" style:language-asian="en" style:country-asian="US" style:font-style-asian="italic" style:font-weight-asian="normal" style:language-complex="en" style:country-complex="US" style:font-style-complex="italic" style:font-weight-complex="normal"/>
    </style:style>
    <style:style style:name="T101" style:family="text">
      <style:text-properties fo:color="#000000" fo:font-family="'MT Extra'" style:font-family-generic="roman" style:font-pitch="variable" style:font-charset="x-symbol" fo:font-size="24pt" fo:language="en" fo:country="US" fo:font-style="italic" fo:font-weight="normal" style:font-family-asian="'MT Extra'" style:font-family-generic-asian="roman" style:font-pitch-asian="variable" style:font-charset-asian="x-symbol" style:language-asian="en" style:country-asian="US" style:font-style-asian="italic" style:font-weight-asian="normal" style:font-family-complex="'MT Extra'" style:font-family-generic-complex="roman" style:font-pitch-complex="variable" style:font-charset-complex="x-symbol" style:language-complex="en" style:country-complex="US" style:font-style-complex="italic" style:font-weight-complex="normal"/>
    </style:style>
    <style:style style:name="T102" style:family="text">
      <style:text-properties fo:color="#000000" fo:font-family="Symbol" style:font-family-generic="roman" style:font-pitch="variable" style:font-charset="x-symbol" fo:font-size="24pt" fo:language="en" fo:country="US" fo:font-style="normal" fo:font-weight="normal" style:font-family-asian="Symbol" style:font-family-generic-asian="roman" style:font-pitch-asian="variable" style:font-charset-asian="x-symbol" style:language-asian="en" style:country-asian="US" style:font-style-asian="normal" style:font-weight-asian="normal" style:font-family-complex="Symbol" style:font-family-generic-complex="roman" style:font-pitch-complex="variable" style:font-charset-complex="x-symbol" style:language-complex="en" style:country-complex="US" style:font-style-complex="normal" style:font-weight-complex="normal"/>
    </style:style>
    <style:style style:name="T103" style:family="text">
      <style:text-properties fo:color="#000000"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104" style:family="text">
      <style:text-properties fo:color="#000000"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105" style:family="text">
      <style:text-properties fo:color="#000000" fo:font-size="22pt" fo:language="pl" fo:country="PL" fo:font-style="normal" fo:font-weight="normal" style:font-size-asian="22pt" style:language-asian="pl" style:country-asian="PL" style:font-style-asian="normal" style:font-weight-asian="normal" style:font-size-complex="22pt" style:language-complex="pl" style:country-complex="PL" style:font-style-complex="normal" style:font-weight-complex="normal"/>
    </style:style>
    <style:style style:name="T106" style:family="text">
      <style:text-properties fo:font-size="20pt" fo:language="pl" fo:country="PL" fo:font-style="italic" fo:font-weight="normal" style:font-size-asian="20pt" style:language-asian="pl" style:country-asian="PL" style:font-style-asian="italic" style:font-weight-asian="normal" style:font-size-complex="20pt" style:language-complex="pl" style:country-complex="PL" style:font-style-complex="italic" style:font-weight-complex="normal"/>
    </style:style>
    <style:style style:name="T107" style:family="text">
      <style:text-properties style:text-position="-25% 58%" fo:font-size="20pt" fo:language="pl" fo:country="PL" fo:font-style="italic" fo:font-weight="normal" style:font-size-asian="20pt" style:language-asian="pl" style:country-asian="PL" style:font-style-asian="italic" style:font-weight-asian="normal" style:font-size-complex="20pt" style:language-complex="pl" style:country-complex="PL" style:font-style-complex="italic" style:font-weight-complex="normal"/>
    </style:style>
    <style:style style:name="T108" style:family="text">
      <style:text-properties style:text-position="-25% 58%" fo:font-size="20pt" fo:language="pl" fo:country="PL" fo:font-weight="normal" style:font-size-asian="20pt" style:language-asian="pl" style:country-asian="PL" style:font-weight-asian="normal" style:font-size-complex="20pt" style:language-complex="pl" style:country-complex="PL" style:font-weight-complex="normal"/>
    </style:style>
    <style:style style:name="T109" style:family="text">
      <style:text-properties fo:font-size="20pt" fo:language="pl" fo:country="PL" fo:font-weight="normal" style:font-size-asian="20pt" style:language-asian="pl" style:country-asian="PL" style:font-weight-asian="normal" style:font-size-complex="20pt" style:language-complex="pl" style:country-complex="PL" style:font-weight-complex="normal"/>
    </style:style>
    <style:style style:name="T110" style:family="text">
      <style:text-properties fo:color="#339933" fo:font-size="24pt" fo:language="en" fo:country="US" fo:font-weight="bold" style:language-asian="en" style:country-asian="US" style:font-weight-asian="bold" style:language-complex="en" style:country-complex="US" style:font-weight-complex="bold"/>
    </style:style>
    <style:style style:name="T111" style:family="text">
      <style:text-properties fo:color="#339933" fo:font-size="24pt"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112" style:family="text">
      <style:text-properties fo:color="#339933" style:text-position="-25% 58%" fo:font-size="24pt" fo:language="en" fo:country="US" fo:font-weight="bold" style:language-asian="en" style:country-asian="US" style:font-weight-asian="bold" style:language-complex="en" style:country-complex="US" style:font-weight-complex="bold"/>
    </style:style>
    <style:style style:name="T113" style:family="text">
      <style:text-properties fo:color="#000000" fo:font-size="24pt" fo:language="en" fo:country="US" style:language-asian="en" style:country-asian="US" style:language-complex="en" style:country-complex="US"/>
    </style:style>
    <style:style style:name="T114" style:family="text">
      <style:text-properties fo:color="#cc3300"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115" style:family="text">
      <style:text-properties fo:color="#000000"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116" style:family="text">
      <style:text-properties fo:color="#000000" style:text-position="-25% 58%"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117" style:family="text">
      <style:text-properties fo:color="#cc3300" fo:font-size="24pt" fo:language="pl" fo:country="PL" fo:font-style="italic" fo:font-weight="bold" style:language-asian="pl" style:country-asian="PL" style:font-style-asian="italic" style:font-weight-asian="bold" style:language-complex="pl" style:country-complex="PL" style:font-style-complex="italic" style:font-weight-complex="bold"/>
    </style:style>
    <style:style style:name="T118" style:family="text">
      <style:text-properties fo:color="#000000" fo:font-size="24pt" fo:language="pl" fo:country="PL" style:language-asian="pl" style:country-asian="PL" style:language-complex="pl" style:country-complex="PL"/>
    </style:style>
    <style:style style:name="T119" style:family="text">
      <style:text-properties fo:color="#000000" fo:font-size="24pt" fo:language="en" fo:country="US" fo:font-style="italic" fo:font-weight="normal" style:language-asian="en" style:country-asian="US" style:font-style-asian="italic" style:font-weight-asian="normal" style:language-complex="en" style:country-complex="US" style:font-style-complex="italic" style:font-weight-complex="normal"/>
    </style:style>
    <style:style style:name="T120" style:family="text">
      <style:text-properties fo:color="#cc3300" fo:font-size="20pt" fo:language="pl" fo:country="PL" style:font-size-asian="20pt" style:language-asian="pl" style:country-asian="PL" style:font-size-complex="20pt" style:language-complex="pl" style:country-complex="PL"/>
    </style:style>
    <style:style style:name="T121" style:family="text">
      <style:text-properties fo:color="#cc3300" fo:font-size="24pt" fo:language="pl" fo:country="PL" style:language-asian="pl" style:country-asian="PL" style:language-complex="pl" style:country-complex="PL"/>
    </style:style>
    <style:style style:name="T122" style:family="text">
      <style:text-properties fo:color="#339933" fo:font-size="22pt" fo:language="pl" fo:country="PL" style:font-size-asian="22pt" style:language-asian="pl" style:country-asian="PL" style:font-size-complex="22pt" style:language-complex="pl" style:country-complex="PL"/>
    </style:style>
    <style:style style:name="T123" style:family="text">
      <style:text-properties fo:font-size="22pt" fo:language="pl" fo:country="PL" fo:font-weight="normal" style:font-size-asian="22pt" style:language-asian="pl" style:country-asian="PL" style:font-weight-asian="normal" style:font-size-complex="22pt" style:language-complex="pl" style:country-complex="PL" style:font-weight-complex="normal"/>
    </style:style>
    <style:style style:name="T124" style:family="text">
      <style:text-properties fo:font-size="22pt" fo:language="pl" fo:country="PL" style:font-size-asian="22pt" style:language-asian="pl" style:country-asian="PL" style:font-size-complex="22pt" style:language-complex="pl" style:country-complex="PL"/>
    </style:style>
    <style:style style:name="T125" style:family="text">
      <style:text-properties fo:color="#339933" fo:font-size="16pt" fo:language="en" fo:country="US" fo:font-style="normal" fo:font-weight="bold" style:font-size-asian="16pt" style:language-asian="en" style:country-asian="US" style:font-style-asian="normal" style:font-weight-asian="bold" style:font-size-complex="16pt" style:language-complex="en" style:country-complex="US" style:font-style-complex="normal" style:font-weight-complex="bold"/>
    </style:style>
    <style:style style:name="T126" style:family="text">
      <style:text-properties fo:color="#339933" fo:font-size="16pt" fo:language="pl" fo:country="PL" fo:font-style="normal" style:font-size-asian="16pt" style:language-asian="pl" style:country-asian="PL" style:font-style-asian="normal" style:font-size-complex="16pt" style:language-complex="pl" style:country-complex="PL" style:font-style-complex="normal"/>
    </style:style>
    <style:style style:name="T127" style:family="text">
      <style:text-properties fo:color="#000000" fo:font-size="24pt" fo:language="en" fo:country="US" fo:font-style="normal" fo:font-weight="bold" style:language-asian="en" style:country-asian="US" style:font-style-asian="normal" style:font-weight-asian="bold" style:language-complex="en" style:country-complex="US" style:font-style-complex="normal" style:font-weight-complex="bold"/>
    </style:style>
    <style:style style:name="T128" style:family="text">
      <style:text-properties fo:font-size="18pt" fo:language="pl" fo:country="PL" fo:font-style="italic" fo:font-weight="normal" style:font-size-asian="18pt" style:language-asian="pl" style:country-asian="PL" style:font-style-asian="italic" style:font-weight-asian="normal" style:font-size-complex="18pt" style:language-complex="pl" style:country-complex="PL" style:font-style-complex="italic" style:font-weight-complex="normal"/>
    </style:style>
    <style:style style:name="T129" style:family="text">
      <style:text-properties style:text-position="-25% 58%" fo:font-size="18pt" fo:language="pl" fo:country="PL" fo:font-weight="normal" style:font-size-asian="18pt" style:language-asian="pl" style:country-asian="PL" style:font-weight-asian="normal" style:font-size-complex="18pt" style:language-complex="pl" style:country-complex="PL" style:font-weight-complex="normal"/>
    </style:style>
    <style:style style:name="T130" style:family="text">
      <style:text-properties fo:font-size="18pt" fo:language="pl" fo:country="PL" fo:font-weight="normal" style:font-size-asian="18pt" style:language-asian="pl" style:country-asian="PL" style:font-weight-asian="normal" style:font-size-complex="18pt" style:language-complex="pl" style:country-complex="PL" style:font-weight-complex="normal"/>
    </style:style>
    <style:style style:name="T131" style:family="text">
      <style:text-properties fo:color="#cc3300" fo:language="pl" fo:country="PL" style:language-asian="pl" style:country-asian="PL" style:language-complex="pl" style:country-complex="PL"/>
    </style:style>
    <style:style style:name="T132" style:family="text">
      <style:text-properties fo:color="#339933"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33" style:family="text">
      <style:text-properties style:text-position="-25% 58%" fo:font-family="Symbol" style:font-family-generic="roman" style:font-pitch="variable" style:font-charset="x-symbol" fo:font-size="24pt" fo:language="en" fo:country="US" fo:font-style="normal" fo:font-weight="normal" style:font-family-asian="Symbol" style:font-family-generic-asian="roman" style:font-pitch-asian="variable" style:font-charset-asian="x-symbol" style:font-size-asian="24pt" style:language-asian="en" style:country-asian="US" style:font-style-asian="normal" style:font-weight-asian="normal" style:font-family-complex="Symbol" style:font-family-generic-complex="roman" style:font-pitch-complex="variable" style:font-charset-complex="x-symbol" style:font-size-complex="24pt" style:language-complex="en" style:country-complex="US" style:font-style-complex="normal" style:font-weight-complex="normal"/>
    </style:style>
    <style:style style:name="T134" style:family="text">
      <style:text-properties fo:color="#339933"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135" style:family="text">
      <style:text-properties style:text-position="30% 58%"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36" style:family="text">
      <style:text-properties fo:font-family="Symbol" style:font-family-generic="roman" style:font-pitch="variable" style:font-charset="x-symbol" fo:font-size="24pt" fo:language="en" fo:country="US" fo:font-style="normal" fo:font-weight="bold" style:font-family-asian="Symbol" style:font-family-generic-asian="roman" style:font-pitch-asian="variable" style:font-charset-asian="x-symbol" style:font-size-asian="24pt" style:language-asian="en" style:country-asian="US" style:font-style-asian="normal" style:font-weight-asian="bold" style:font-family-complex="Symbol" style:font-family-generic-complex="roman" style:font-pitch-complex="variable" style:font-charset-complex="x-symbol" style:font-size-complex="24pt" style:language-complex="en" style:country-complex="US" style:font-style-complex="normal" style:font-weight-complex="bold"/>
    </style:style>
    <style:style style:name="T137" style:family="text">
      <style:text-properties fo:color="#cc3300" fo:font-size="22pt" fo:language="pl" fo:country="PL" fo:font-style="italic" fo:font-weight="bold" style:font-size-asian="22pt" style:language-asian="pl" style:country-asian="PL" style:font-style-asian="italic" style:font-weight-asian="bold" style:font-size-complex="22pt" style:language-complex="pl" style:country-complex="PL" style:font-style-complex="italic" style:font-weight-complex="bold"/>
    </style:style>
    <style:style style:name="T138" style:family="text">
      <style:text-properties style:text-position="30% 58%"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139" style:family="text">
      <style:text-properties fo:font-size="28pt" fo:language="pl" fo:country="PL" style:font-size-asian="28pt" style:language-asian="pl" style:country-asian="PL" style:font-size-complex="28pt" style:language-complex="pl" style:country-complex="PL"/>
    </style:style>
    <style:style style:name="T140" style:family="text">
      <style:text-properties fo:font-family="Arial"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41" style:family="text">
      <style:text-properties fo:font-size="24pt" fo:language="en" fo:country="US" fo:font-style="italic" style:text-underline-style="solid" style:text-underline-width="auto" style:text-underline-color="font-color"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42" style:family="text">
      <style:text-properties fo:color="#cc3300" style:text-position="-25% 58%"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43" style:family="text">
      <style:text-properties fo:color="#cc3300"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44" style:family="text">
      <style:text-properties fo:color="#cc3300" fo:font-family="Symbol" style:font-family-generic="roman" style:font-pitch="variable" style:font-charset="x-symbol" fo:font-size="24pt" fo:language="en" fo:country="US" fo:font-style="normal" fo:font-weight="normal" style:font-family-asian="Symbol" style:font-family-generic-asian="roman" style:font-pitch-asian="variable" style:font-charset-asian="x-symbol" style:font-size-asian="24pt" style:language-asian="en" style:country-asian="US" style:font-style-asian="normal" style:font-weight-asian="normal" style:font-family-complex="Symbol" style:font-family-generic-complex="roman" style:font-pitch-complex="variable" style:font-charset-complex="x-symbol" style:font-size-complex="24pt" style:language-complex="en" style:country-complex="US" style:font-style-complex="normal" style:font-weight-complex="normal"/>
    </style:style>
    <style:style style:name="T145" style:family="text">
      <style:text-properties fo:color="#cc3300" style:text-position="-25% 58%"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46" style:family="text">
      <style:text-properties fo:color="#339933"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147" style:family="text">
      <style:text-properties fo:color="#339933"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148"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149" style:family="text">
      <style:text-properties style:text-position="-25% 58%"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150" style:family="text">
      <style:text-properties fo:font-family="Wingdings" style:font-pitch="variable" style:font-charset="x-symbol" fo:font-size="22pt" fo:language="en" fo:country="US" fo:font-style="normal" fo:font-weight="normal" style:font-family-asian="Wingdings" style:font-pitch-asian="variable" style:font-charset-asian="x-symbol" style:font-size-asian="22pt" style:language-asian="en" style:country-asian="US" style:font-style-asian="normal" style:font-weight-asian="normal" style:font-family-complex="Wingdings" style:font-pitch-complex="variable" style:font-charset-complex="x-symbol" style:font-size-complex="22pt" style:language-complex="en" style:country-complex="US" style:font-style-complex="normal" style:font-weight-complex="normal"/>
    </style:style>
    <style:style style:name="T151" style:family="text">
      <style:text-properties style:text-position="-25% 58%" fo:font-size="22pt" fo:language="en" fo:country="US" fo:font-style="normal" fo:font-weight="bold" style:font-size-asian="22pt" style:language-asian="en" style:country-asian="US" style:font-style-asian="normal" style:font-weight-asian="bold" style:font-size-complex="22pt" style:language-complex="en" style:country-complex="US" style:font-style-complex="normal" style:font-weight-complex="bold"/>
    </style:style>
    <style:style style:name="T152" style:family="text">
      <style:text-properties style:text-position="30% 58%"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53" style:family="text">
      <style:text-properties style:text-position="-25% 58%"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154" style:family="text">
      <style:text-properties fo:font-size="22pt" fo:language="pl" fo:country="PL" fo:font-style="italic" fo:font-weight="bold" style:font-size-asian="22pt" style:language-asian="pl" style:country-asian="PL" style:font-style-asian="italic" style:font-weight-asian="bold" style:font-size-complex="22pt" style:language-complex="pl" style:country-complex="PL" style:font-style-complex="italic" style:font-weight-complex="bold"/>
    </style:style>
    <style:style style:name="T155" style:family="text">
      <style:text-properties fo:font-size="22pt" fo:language="pl" fo:country="PL" fo:font-style="normal" fo:font-weight="bold" style:font-size-asian="22pt" style:language-asian="pl" style:country-asian="PL" style:font-style-asian="normal" style:font-weight-asian="bold" style:font-size-complex="22pt" style:language-complex="pl" style:country-complex="PL" style:font-style-complex="normal" style:font-weight-complex="bold"/>
    </style:style>
    <style:style style:name="T156" style:family="text">
      <style:text-properties fo:font-family="'MT Extra'" style:font-family-generic="roman" style:font-pitch="variable" style:font-charset="x-symbol" fo:font-size="22pt" fo:language="en" fo:country="US" fo:font-style="normal" fo:font-weight="bold" style:font-family-asian="'MT Extra'" style:font-family-generic-asian="roman" style:font-pitch-asian="variable" style:font-charset-asian="x-symbol" style:font-size-asian="22pt" style:language-asian="en" style:country-asian="US" style:font-style-asian="normal" style:font-weight-asian="bold" style:font-family-complex="'MT Extra'" style:font-family-generic-complex="roman" style:font-pitch-complex="variable" style:font-charset-complex="x-symbol" style:font-size-complex="22pt" style:language-complex="en" style:country-complex="US" style:font-style-complex="normal" style:font-weight-complex="bold"/>
    </style:style>
    <style:style style:name="T157" style:family="text">
      <style:text-properties fo:color="#cc3300" style:text-position="30% 58%"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58" style:family="text">
      <style:text-properties style:text-position="-25% 58%" fo:font-family="Symbol" style:font-family-generic="roman" style:font-pitch="variable" style:font-charset="x-symbol" fo:font-size="22pt" fo:language="en" fo:country="US" fo:font-style="normal" fo:font-weight="normal" style:font-family-asian="Symbol" style:font-family-generic-asian="roman" style:font-pitch-asian="variable" style:font-charset-asian="x-symbol" style:font-size-asian="22pt" style:language-asian="en" style:country-asian="US" style:font-style-asian="normal" style:font-weight-asian="normal" style:font-family-complex="Symbol" style:font-family-generic-complex="roman" style:font-pitch-complex="variable" style:font-charset-complex="x-symbol" style:font-size-complex="22pt" style:language-complex="en" style:country-complex="US" style:font-style-complex="normal" style:font-weight-complex="normal"/>
    </style:style>
    <style:style style:name="T159" style:family="text">
      <style:text-properties fo:font-family="Symbol" style:font-family-generic="roman" style:font-pitch="variable" style:font-charset="x-symbol" fo:font-size="16pt" fo:language="en" fo:country="US" fo:font-style="normal" fo:font-weight="normal" style:font-family-asian="Symbol" style:font-family-generic-asian="roman" style:font-pitch-asian="variable" style:font-charset-asian="x-symbol" style:font-size-asian="16pt" style:language-asian="en" style:country-asian="US" style:font-style-asian="normal" style:font-weight-asian="normal" style:font-family-complex="Symbol" style:font-family-generic-complex="roman" style:font-pitch-complex="variable" style:font-charset-complex="x-symbol" style:font-size-complex="16pt" style:language-complex="en" style:country-complex="US" style:font-style-complex="normal" style:font-weight-complex="normal"/>
    </style:style>
    <style:style style:name="T160" style:family="text">
      <style:text-properties style:text-position="30% 58%"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161" style:family="text">
      <style:text-properties style:text-position="30% 58%"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162" style:family="text">
      <style:text-properties style:text-position="-25% 58%" fo:font-family="Symbol" style:font-family-generic="roman" style:font-pitch="variable" style:font-charset="x-symbol" fo:font-size="22pt" fo:language="en" fo:country="US" fo:font-style="italic" fo:font-weight="normal" style:font-family-asian="Symbol" style:font-family-generic-asian="roman" style:font-pitch-asian="variable" style:font-charset-asian="x-symbol" style:font-size-asian="22pt" style:language-asian="en" style:country-asian="US" style:font-style-asian="italic" style:font-weight-asian="normal" style:font-family-complex="Symbol" style:font-family-generic-complex="roman" style:font-pitch-complex="variable" style:font-charset-complex="x-symbol" style:font-size-complex="22pt" style:language-complex="en" style:country-complex="US" style:font-style-complex="italic" style:font-weight-complex="normal"/>
    </style:style>
    <style:style style:name="T163" style:family="text">
      <style:text-properties fo:font-size="24pt" fo:language="pl" fo:country="PL" fo:font-style="normal" fo:font-weight="bold" style:font-size-asian="24pt" style:language-asian="pl" style:country-asian="PL" style:font-style-asian="normal" style:font-weight-asian="bold" style:font-size-complex="24pt" style:language-complex="pl" style:country-complex="PL" style:font-style-complex="normal" style:font-weight-complex="bold"/>
    </style:style>
    <style:style style:name="T164" style:family="text">
      <style:text-properties fo:color="#cc3300" fo:font-size="20pt" fo:language="en" fo:country="US" fo:font-style="italic" fo:font-weight="normal" style:font-size-asian="20pt" style:language-asian="en" style:country-asian="US" style:font-style-asian="italic" style:font-weight-asian="normal" style:font-size-complex="20pt" style:language-complex="en" style:country-complex="US" style:font-style-complex="italic" style:font-weight-complex="normal"/>
    </style:style>
    <style:style style:name="T165" style:family="text">
      <style:text-properties fo:color="#cc3300" style:text-position="-25% 58%"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166" style:family="text">
      <style:text-properties fo:color="#cc3300"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167" style:family="text">
      <style:text-properties fo:color="#cc3300" fo:font-family="Symbol" style:font-family-generic="roman" style:font-pitch="variable" style:font-charset="x-symbol" fo:font-size="20pt" fo:language="en" fo:country="US" fo:font-style="normal" fo:font-weight="normal" style:font-family-asian="Symbol" style:font-family-generic-asian="roman" style:font-pitch-asian="variable" style:font-charset-asian="x-symbol" style:font-size-asian="20pt" style:language-asian="en" style:country-asian="US" style:font-style-asian="normal" style:font-weight-asian="normal" style:font-family-complex="Symbol" style:font-family-generic-complex="roman" style:font-pitch-complex="variable" style:font-charset-complex="x-symbol" style:font-size-complex="20pt" style:language-complex="en" style:country-complex="US" style:font-style-complex="normal" style:font-weight-complex="normal"/>
    </style:style>
    <style:style style:name="T168" style:family="text">
      <style:text-properties fo:color="#cc3300" style:text-position="30% 58%"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169" style:family="text">
      <style:text-properties fo:color="#cc3300" style:text-position="-25% 58%"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170" style:family="text">
      <style:text-properties fo:color="#cc3300" fo:font-family="Symbol" style:font-family-generic="roman" style:font-pitch="variable" style:font-charset="x-symbol" fo:font-size="22pt" fo:language="en" fo:country="US" fo:font-style="normal" fo:font-weight="normal" style:font-family-asian="Symbol" style:font-family-generic-asian="roman" style:font-pitch-asian="variable" style:font-charset-asian="x-symbol" style:font-size-asian="22pt" style:language-asian="en" style:country-asian="US" style:font-style-asian="normal" style:font-weight-asian="normal" style:font-family-complex="Symbol" style:font-family-generic-complex="roman" style:font-pitch-complex="variable" style:font-charset-complex="x-symbol" style:font-size-complex="22pt" style:language-complex="en" style:country-complex="US" style:font-style-complex="normal" style:font-weight-complex="normal"/>
    </style:style>
    <style:style style:name="T171" style:family="text">
      <style:text-properties fo:color="#cc3300"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172" style:family="text">
      <style:text-properties fo:color="#cc3300" style:text-position="30% 58%" fo:font-size="22pt" fo:language="en" fo:country="US" fo:font-style="normal" fo:font-weight="normal" style:font-size-asian="22pt" style:language-asian="en" style:country-asian="US" style:font-style-asian="normal" style:font-weight-asian="normal" style:font-size-complex="22pt" style:language-complex="en" style:country-complex="US" style:font-style-complex="normal" style:font-weight-complex="normal"/>
    </style:style>
    <style:style style:name="T173" style:family="text">
      <style:text-properties fo:color="#cc3300" style:text-position="30% 58%" fo:font-size="22pt" fo:language="en" fo:country="US" fo:font-style="italic" fo:font-weight="normal" style:font-size-asian="22pt" style:language-asian="en" style:country-asian="US" style:font-style-asian="italic" style:font-weight-asian="normal" style:font-size-complex="22pt" style:language-complex="en" style:country-complex="US" style:font-style-complex="italic" style:font-weight-complex="normal"/>
    </style:style>
    <style:style style:name="T174" style:family="text">
      <style:text-properties fo:color="#339933" fo:font-family="Symbol" style:font-family-generic="roman" style:font-pitch="variable" style:font-charset="x-symbol" fo:font-size="22pt" fo:language="en" fo:country="US" fo:font-style="normal" fo:font-weight="bold" style:font-family-asian="Symbol" style:font-family-generic-asian="roman" style:font-pitch-asian="variable" style:font-charset-asian="x-symbol" style:font-size-asian="22pt" style:language-asian="en" style:country-asian="US" style:font-style-asian="normal" style:font-weight-asian="bold" style:font-family-complex="Symbol" style:font-family-generic-complex="roman" style:font-pitch-complex="variable" style:font-charset-complex="x-symbol" style:font-size-complex="22pt" style:language-complex="en" style:country-complex="US" style:font-style-complex="normal" style:font-weight-complex="bold"/>
    </style:style>
    <style:style style:name="T175" style:family="text">
      <style:text-properties fo:font-family="Wingdings" style:font-pitch="variable" style:font-charset="x-symbol" fo:font-size="24pt" fo:language="en" fo:country="US" fo:font-style="normal" fo:font-weight="normal" style:font-family-asian="Wingdings" style:font-pitch-asian="variable" style:font-charset-asian="x-symbol" style:font-size-asian="24pt" style:language-asian="en" style:country-asian="US" style:font-style-asian="normal" style:font-weight-asian="normal" style:font-family-complex="Wingdings" style:font-pitch-complex="variable" style:font-charset-complex="x-symbol" style:font-size-complex="24pt" style:language-complex="en" style:country-complex="US" style:font-style-complex="normal" style:font-weight-complex="normal"/>
    </style:style>
    <style:style style:name="T176" style:family="text">
      <style:text-properties style:text-position="-25% 58%"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177" style:family="text">
      <style:text-properties fo:color="#cc3300" fo:font-size="24pt" fo:language="en" fo:country="US" fo:font-style="normal" style:font-size-asian="24pt" style:language-asian="en" style:country-asian="US" style:font-style-asian="normal" style:font-size-complex="24pt" style:language-complex="en" style:country-complex="US" style:font-style-complex="normal"/>
    </style:style>
    <style:style style:name="T178" style:family="text">
      <style:text-properties fo:font-size="24pt" fo:language="en" fo:country="US" fo:font-style="normal" style:font-size-asian="24pt" style:language-asian="en" style:country-asian="US" style:font-style-asian="normal" style:font-size-complex="24pt" style:language-complex="en" style:country-complex="US" style:font-style-complex="normal"/>
    </style:style>
    <style:style style:name="T179" style:family="text">
      <style:text-properties fo:color="#339933" fo:font-size="24pt" fo:language="en" fo:country="US" style:font-size-asian="24pt" style:language-asian="en" style:country-asian="US" style:font-size-complex="24pt" style:language-complex="en" style:country-complex="US"/>
    </style:style>
    <style:style style:name="T180" style:family="text">
      <style:text-properties fo:color="#339933" fo:font-size="24pt" fo:language="en" fo:country="US" fo:font-style="normal" style:font-size-asian="24pt" style:language-asian="en" style:country-asian="US" style:font-style-asian="normal" style:font-size-complex="24pt" style:language-complex="en" style:country-complex="US" style:font-style-complex="normal"/>
    </style:style>
    <style:style style:name="T181" style:family="text">
      <style:text-properties fo:color="#339933" style:text-position="-25% 58%" fo:font-size="24pt" fo:language="en" fo:country="US" style:font-size-asian="24pt" style:language-asian="en" style:country-asian="US" style:font-size-complex="24pt" style:language-complex="en" style:country-complex="US"/>
    </style:style>
    <style:style style:name="T182" style:family="text">
      <style:text-properties fo:color="#339933" style:text-position="-25% 58%" fo:font-size="24pt" fo:language="en" fo:country="US" fo:font-style="normal" style:font-size-asian="24pt" style:language-asian="en" style:country-asian="US" style:font-style-asian="normal" style:font-size-complex="24pt" style:language-complex="en" style:country-complex="US" style:font-style-complex="normal"/>
    </style:style>
    <style:style style:name="T183"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184" style:family="text">
      <style:text-properties fo:color="#000000" fo:font-size="20pt" fo:language="pl" fo:country="PL" fo:font-style="italic" fo:font-weight="normal" style:font-size-asian="20pt" style:language-asian="pl" style:country-asian="PL" style:font-style-asian="italic" style:font-weight-asian="normal" style:font-size-complex="20pt" style:language-complex="pl" style:country-complex="PL" style:font-style-complex="italic" style:font-weight-complex="normal"/>
    </style:style>
    <style:style style:name="T185" style:family="text">
      <style:text-properties fo:color="#000000" style:text-position="-25% 58%"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186" style:family="text">
      <style:text-properties fo:color="#3333cc"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187" style:family="text">
      <style:text-properties fo:color="#000000" style:text-position="-25% 58%" fo:font-size="20pt" fo:language="pl" fo:country="PL" fo:font-style="normal" fo:font-weight="normal" style:font-size-asian="20pt" style:language-asian="pl" style:country-asian="PL" style:font-style-asian="normal" style:font-weight-asian="normal" style:font-size-complex="20pt" style:language-complex="pl" style:country-complex="PL" style:font-style-complex="normal" style:font-weight-complex="normal"/>
    </style:style>
    <style:style style:name="T188" style:family="text">
      <style:text-properties fo:color="#000000" fo:font-size="28pt" fo:language="en" fo:country="US" style:font-size-asian="28pt" style:language-asian="en" style:country-asian="US" style:font-size-complex="28pt" style:language-complex="en" style:country-complex="US"/>
    </style:style>
    <style:style style:name="T189" style:family="text">
      <style:text-properties fo:color="#ff5050"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90" style:family="text">
      <style:text-properties fo:color="#339933" style:text-position="0% 100%"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191" style:family="text">
      <style:text-properties fo:font-size="24pt" fo:language="en" fo:country="US" style:font-size-asian="24pt" style:language-asian="en" style:country-asian="US" style:font-size-complex="24pt" style:language-complex="en" style:country-complex="US"/>
    </style:style>
    <style:style style:name="T192" style:family="text">
      <style:text-properties fo:font-family="Arial" style:font-family-generic="swiss" style:font-pitch="variable"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193" style:family="text">
      <style:text-properties style:text-position="-25% 58%" fo:font-family="Symbol" style:font-family-generic="roman" style:font-pitch="variable" style:font-charset="x-symbol" fo:font-size="20pt" fo:language="en" fo:country="US" fo:font-style="italic" fo:font-weight="normal" style:font-family-asian="Symbol" style:font-family-generic-asian="roman" style:font-pitch-asian="variable" style:font-charset-asian="x-symbol" style:font-size-asian="20pt" style:language-asian="en" style:country-asian="US" style:font-style-asian="italic" style:font-weight-asian="normal" style:font-family-complex="Symbol" style:font-family-generic-complex="roman" style:font-pitch-complex="variable" style:font-charset-complex="x-symbol" style:font-size-complex="20pt" style:language-complex="en" style:country-complex="US" style:font-style-complex="italic" style:font-weight-complex="normal"/>
    </style:style>
    <style:style style:name="T194" style:family="text">
      <style:text-properties fo:font-family="Wingdings" style:font-pitch="variable" style:font-charset="x-symbol" fo:font-size="20pt" fo:language="en" fo:country="US" fo:font-style="normal" fo:font-weight="normal" style:font-family-asian="Wingdings" style:font-pitch-asian="variable" style:font-charset-asian="x-symbol" style:font-size-asian="20pt" style:language-asian="en" style:country-asian="US" style:font-style-asian="normal" style:font-weight-asian="normal" style:font-family-complex="Wingdings" style:font-pitch-complex="variable" style:font-charset-complex="x-symbol" style:font-size-complex="20pt" style:language-complex="en" style:country-complex="US" style:font-style-complex="normal" style:font-weight-complex="normal"/>
    </style:style>
    <style:style style:name="T195" style:family="text">
      <style:text-properties fo:font-size="24pt" fo:language="pl" fo:country="PL" fo:font-style="italic" style:text-underline-style="solid" style:text-underline-width="auto" style:text-underline-color="font-color" fo:font-weight="bold" style:font-size-asian="24pt" style:language-asian="pl" style:country-asian="PL" style:font-style-asian="italic" style:font-weight-asian="bold" style:font-size-complex="24pt" style:language-complex="pl" style:country-complex="PL" style:font-style-complex="italic" style:font-weight-complex="bold"/>
    </style:style>
    <style:style style:name="T196" style:family="text">
      <style:text-properties fo:font-family="Symbol" style:font-family-generic="roman" style:font-pitch="variable" style:font-charset="x-symbol" fo:font-size="22pt" fo:language="en" fo:country="US" fo:font-style="normal" fo:font-weight="bold" style:font-family-asian="Symbol" style:font-family-generic-asian="roman" style:font-pitch-asian="variable" style:font-charset-asian="x-symbol" style:font-size-asian="22pt" style:language-asian="en" style:country-asian="US" style:font-style-asian="normal" style:font-weight-asian="bold" style:font-family-complex="Symbol" style:font-family-generic-complex="roman" style:font-pitch-complex="variable" style:font-charset-complex="x-symbol" style:font-size-complex="22pt" style:language-complex="en" style:country-complex="US" style:font-style-complex="normal" style:font-weight-complex="bold"/>
    </style:style>
    <style:style style:name="T197" style:family="text">
      <style:text-properties style:text-position="0% 100%" fo:font-family="Symbol" style:font-style-name="Normalny" style:font-charset="x-symbol" fo:font-size="22pt" fo:language="en" fo:country="US" fo:font-style="normal" fo:font-weight="normal" style:font-family-asian="Symbol" style:font-style-name-asian="Normalny" style:font-charset-asian="x-symbol" style:font-size-asian="22pt" style:language-asian="en" style:country-asian="US" style:font-style-asian="normal" style:font-weight-asian="normal" style:font-family-complex="Symbol" style:font-style-name-complex="Normalny" style:font-charset-complex="x-symbol" style:font-size-complex="22pt" style:language-complex="en" style:country-complex="US" style:font-style-complex="normal" style:font-weight-complex="normal"/>
    </style:style>
    <style:style style:name="T198" style:family="text">
      <style:text-properties fo:color="#339933" fo:font-size="22pt" fo:language="pl" fo:country="PL" fo:font-style="italic" fo:font-weight="bold" style:font-size-asian="22pt" style:language-asian="pl" style:country-asian="PL" style:font-style-asian="italic" style:font-weight-asian="bold" style:font-size-complex="22pt" style:language-complex="pl" style:country-complex="PL" style:font-style-complex="italic" style:font-weight-complex="bold"/>
    </style:style>
    <style:style style:name="T199" style:family="text">
      <style:text-properties fo:color="#339933" style:text-position="-25% 58%" fo:font-size="22pt" fo:language="pl" fo:country="PL" fo:font-style="italic" fo:font-weight="bold" style:font-size-asian="22pt" style:language-asian="pl" style:country-asian="PL" style:font-style-asian="italic" style:font-weight-asian="bold" style:font-size-complex="22pt" style:language-complex="pl" style:country-complex="PL" style:font-style-complex="italic" style:font-weight-complex="bold"/>
    </style:style>
    <style:style style:name="T200" style:family="text">
      <style:text-properties fo:color="#339933" fo:font-family="Symbol" style:font-family-generic="roman" style:font-pitch="variable" style:font-charset="x-symbol" fo:font-size="22pt" fo:language="pl" fo:country="PL" fo:font-style="normal" fo:font-weight="bold" style:font-family-asian="Symbol" style:font-family-generic-asian="roman" style:font-pitch-asian="variable" style:font-charset-asian="x-symbol" style:font-size-asian="22pt" style:language-asian="pl" style:country-asian="PL" style:font-style-asian="normal" style:font-weight-asian="bold" style:font-family-complex="Symbol" style:font-family-generic-complex="roman" style:font-pitch-complex="variable" style:font-charset-complex="x-symbol" style:font-size-complex="22pt" style:language-complex="pl" style:country-complex="PL" style:font-style-complex="normal" style:font-weight-complex="bold"/>
    </style:style>
    <style:style style:name="T201" style:family="text">
      <style:text-properties fo:color="#339933" fo:font-size="22pt" fo:language="pl" fo:country="PL" fo:font-style="normal" fo:font-weight="bold" style:font-size-asian="22pt" style:language-asian="pl" style:country-asian="PL" style:font-style-asian="normal" style:font-weight-asian="bold" style:font-size-complex="22pt" style:language-complex="pl" style:country-complex="PL" style:font-style-complex="normal" style:font-weight-complex="bold"/>
    </style:style>
    <style:style style:name="T202" style:family="text">
      <style:text-properties fo:font-size="24pt" fo:language="en" fo:country="US" fo:font-style="normal" style:text-underline-style="solid" style:text-underline-width="auto" style:text-underline-color="font-color"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203" style:family="text">
      <style:text-properties style:text-position="-25% 58%" fo:font-size="16pt" fo:language="en" fo:country="US" fo:font-style="italic" fo:font-weight="normal" style:font-size-asian="16pt" style:language-asian="en" style:country-asian="US" style:font-style-asian="italic" style:font-weight-asian="normal" style:font-size-complex="16pt" style:language-complex="en" style:country-complex="US" style:font-style-complex="italic" style:font-weight-complex="normal"/>
    </style:style>
    <style:style style:name="T204" style:family="text">
      <style:text-properties fo:font-size="16pt" fo:language="en" fo:country="US" fo:font-style="italic" fo:font-weight="normal" style:font-size-asian="16pt" style:language-asian="en" style:country-asian="US" style:font-style-asian="italic" style:font-weight-asian="normal" style:font-size-complex="16pt" style:language-complex="en" style:country-complex="US" style:font-style-complex="italic" style:font-weight-complex="normal"/>
    </style:style>
    <style:style style:name="T205" style:family="text">
      <style:text-properties fo:color="#000000" style:text-outline="false" style:text-line-through-style="none" style:text-position="0% 100%" fo:font-family="'Times New Roman'" style:font-family-generic="roman" style:font-pitch="variable" fo:font-size="24pt" fo:language="en" fo:country="US" fo:font-style="normal" fo:text-shadow="none" style:text-underline-style="none" fo:font-weight="normal" style:font-family-asian="'Microsoft YaHei'" style:font-family-generic-asian="system" style:font-pitch-asian="variable" style:font-size-asian="24pt" style:language-asian="en" style:country-asian="US" style:font-style-asian="normal" style:font-weight-asian="normal" style:font-family-complex="Mang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206" style:family="text">
      <style:text-properties fo:color="#000000" style:text-outline="false" style:text-line-through-style="none" style:text-position="0% 100%" fo:font-family="'Times New Roman'" style:font-family-generic="roman" style:font-pitch="variable" fo:font-size="24pt" fo:language="en" fo:country="US" fo:font-style="italic" fo:text-shadow="none" style:text-underline-style="none" fo:font-weight="normal" style:font-family-asian="'Microsoft YaHei'" style:font-family-generic-asian="system" style:font-pitch-asian="variable" style:font-size-asian="24pt" style:language-asian="en" style:country-asian="US" style:font-style-asian="italic" style:font-weight-asian="normal" style:font-family-complex="Mangal" style:font-family-generic-complex="system" style:font-pitch-complex="variable" style:font-size-complex="24pt" style:language-complex="en" style:country-complex="US" style:font-style-complex="italic" style:font-weight-complex="normal" style:text-emphasize="none" style:font-relief="none" style:text-overline-style="none" style:text-overline-color="font-color"/>
    </style:style>
    <style:style style:name="T207" style:family="text">
      <style:text-properties fo:color="#000000" style:text-outline="false" style:text-line-through-style="none" style:text-position="-25% 58%" fo:font-family="'Times New Roman'" style:font-family-generic="roman" style:font-pitch="variable" fo:font-size="24pt" fo:language="en" fo:country="US" fo:font-style="normal" fo:text-shadow="none" style:text-underline-style="none" fo:font-weight="normal" style:font-family-asian="'Microsoft YaHei'" style:font-family-generic-asian="system" style:font-pitch-asian="variable" style:font-size-asian="24pt" style:language-asian="en" style:country-asian="US" style:font-style-asian="normal" style:font-weight-asian="normal" style:font-family-complex="Mang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208" style:family="text">
      <style:text-properties fo:color="#000000" style:text-outline="false" style:text-line-through-style="none" style:text-position="sub 58%" fo:font-family="'Times New Roman'" style:font-family-generic="roman" style:font-pitch="variable" fo:font-size="24pt" fo:language="en" fo:country="US" fo:font-style="normal" fo:text-shadow="none" style:text-underline-style="none" fo:font-weight="normal" style:font-family-asian="'Microsoft YaHei'" style:font-family-generic-asian="system" style:font-pitch-asian="variable" style:font-size-asian="24pt" style:language-asian="en" style:country-asian="US" style:font-style-asian="normal" style:font-weight-asian="normal" style:font-family-complex="Mang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209" style:family="text">
      <style:text-properties fo:color="#000000" style:text-outline="false" style:text-line-through-style="none" style:text-position="25% 58%" fo:font-family="'Times New Roman'" style:font-family-generic="roman" style:font-pitch="variable" fo:font-size="24pt" fo:language="en" fo:country="US" fo:font-style="normal" fo:text-shadow="none" style:text-underline-style="none" fo:font-weight="normal" style:font-family-asian="'Microsoft YaHei'" style:font-family-generic-asian="system" style:font-pitch-asian="variable" style:font-size-asian="24pt" style:language-asian="en" style:country-asian="US" style:font-style-asian="normal" style:font-weight-asian="normal" style:font-family-complex="Mang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210" style:family="text">
      <style:text-properties fo:color="#000000" style:text-outline="false" style:text-line-through-style="none" style:text-position="sub 58%" fo:font-family="'Times New Roman'" style:font-family-generic="roman" style:font-pitch="variable" fo:font-size="24pt" fo:language="en" fo:country="US" fo:font-style="italic" fo:text-shadow="none" style:text-underline-style="none" fo:font-weight="normal" style:font-family-asian="'Microsoft YaHei'" style:font-family-generic-asian="system" style:font-pitch-asian="variable" style:font-size-asian="24pt" style:language-asian="en" style:country-asian="US" style:font-style-asian="italic" style:font-weight-asian="normal" style:font-family-complex="Mangal" style:font-family-generic-complex="system" style:font-pitch-complex="variable" style:font-size-complex="24pt" style:language-complex="en" style:country-complex="US" style:font-style-complex="italic" style:font-weight-complex="normal" style:text-emphasize="none" style:font-relief="none" style:text-overline-style="none" style:text-overline-color="font-color"/>
    </style:style>
    <style:style style:name="T211" style:family="text">
      <style:text-properties fo:color="#000000" style:text-outline="false" style:text-line-through-style="none" style:text-position="0% 100%" fo:font-family="'Times New Roman'" style:font-family-generic="roman" style:font-pitch="variable" fo:font-size="24pt" fo:language="en" fo:country="US" fo:font-style="italic" fo:text-shadow="none" style:text-underline-style="none" fo:font-weight="bold" style:font-family-asian="'Microsoft YaHei'" style:font-family-generic-asian="system" style:font-pitch-asian="variable" style:font-size-asian="24pt" style:language-asian="en" style:country-asian="US" style:font-style-asian="italic" style:font-weight-asian="bold" style:font-family-complex="Mangal" style:font-family-generic-complex="system" style:font-pitch-complex="variable" style:font-size-complex="24pt" style:language-complex="en" style:country-complex="US" style:font-style-complex="italic" style:font-weight-complex="bold" style:text-emphasize="none" style:font-relief="none" style:text-overline-style="none" style:text-overline-color="font-color"/>
    </style:style>
    <style:style style:name="T212" style:family="text">
      <style:text-properties style:use-window-font-color="true" style:text-outline="false" style:text-line-through-style="none" style:text-position="0% 100%" fo:font-family="'Times New Roman'" style:font-family-generic="roman" fo:font-size="24pt" fo:language="pl" fo:country="PL" fo:font-style="italic" fo:text-shadow="none" style:text-underline-style="none" fo:font-weight="normal" style:font-family-asian="'Times New Roman'" style:font-family-generic-asian="roman" style:font-size-asian="24pt" style:language-asian="en" style:country-asian="US" style:font-style-asian="italic" style:font-weight-asian="normal" style:font-family-complex="'Times New Roman'" style:font-family-generic-complex="roman" style:font-size-complex="24pt" style:language-complex="en" style:country-complex="US" style:font-style-complex="italic" style:font-weight-complex="normal" style:text-emphasize="none" style:font-relief="none" style:text-overline-style="none" style:text-overline-color="font-color"/>
    </style:style>
    <style:style style:name="T213" style:family="text">
      <style:text-properties fo:color="#339933" style:text-outline="false" style:text-line-through-style="none" style:text-position="0% 100%" fo:font-family="'Times New Roman'" style:font-family-generic="roman" fo:font-size="24pt" fo:language="pl" fo:country="PL" fo:font-style="normal" fo:text-shadow="none" style:text-underline-style="none" fo:font-weight="bold" style:font-family-asian="'Times New Roman'" style:font-family-generic-asian="roman" style:font-size-asian="24pt" style:language-asian="en" style:country-asian="US" style:font-style-asian="normal" style:font-weight-asian="bold" style:font-family-complex="'Times New Roman'" style:font-family-generic-complex="roman" style:font-size-complex="24pt" style:language-complex="en" style:country-complex="US" style:font-style-complex="normal" style:font-weight-complex="bold" style:text-emphasize="none" style:font-relief="none" style:text-overline-style="none" style:text-overline-color="font-color"/>
    </style:style>
    <style:style style:name="T214" style:family="text">
      <style:text-properties fo:color="#339933" style:text-outline="false" style:text-line-through-style="none" style:text-position="0% 100%" fo:font-family="'Times New Roman'" style:font-family-generic="roman" fo:font-size="24pt" fo:language="pl" fo:country="PL" fo:font-style="italic" fo:text-shadow="none" style:text-underline-style="none" fo:font-weight="bold" style:font-family-asian="'Times New Roman'" style:font-family-generic-asian="roman" style:font-size-asian="24pt" style:language-asian="en" style:country-asian="US" style:font-style-asian="italic" style:font-weight-asian="bold" style:font-family-complex="'Times New Roman'" style:font-family-generic-complex="roman" style:font-size-complex="24pt" style:language-complex="en" style:country-complex="US" style:font-style-complex="italic" style:font-weight-complex="bold" style:text-emphasize="none" style:font-relief="none" style:text-overline-style="none" style:text-overline-color="font-color"/>
    </style:style>
    <style:style style:name="T215" style:family="text">
      <style:text-properties fo:color="#339933" style:text-outline="false" style:text-line-through-style="none" style:text-position="-14% 58%" fo:font-family="'Times New Roman'" style:font-family-generic="roman" fo:font-size="24pt" fo:language="pl" fo:country="PL" fo:font-style="normal" fo:text-shadow="none" style:text-underline-style="none" fo:font-weight="bold" style:font-family-asian="'Times New Roman'" style:font-family-generic-asian="roman" style:font-size-asian="24pt" style:language-asian="en" style:country-asian="US" style:font-style-asian="normal" style:font-weight-asian="bold" style:font-family-complex="'Times New Roman'" style:font-family-generic-complex="roman" style:font-size-complex="24pt" style:language-complex="en" style:country-complex="US" style:font-style-complex="normal" style:font-weight-complex="bold" style:text-emphasize="none" style:font-relief="none" style:text-overline-style="none" style:text-overline-color="font-color"/>
    </style:style>
    <style:style style:name="T216" style:family="text">
      <style:text-properties fo:color="#339933" style:text-outline="false" style:text-line-through-style="none" style:text-position="-14% 58%" fo:font-family="'Times New Roman'" style:font-family-generic="roman" fo:font-size="24pt" fo:language="pl" fo:country="PL" fo:font-style="italic" fo:text-shadow="none" style:text-underline-style="none" fo:font-weight="bold" style:font-family-asian="'Times New Roman'" style:font-family-generic-asian="roman" style:font-size-asian="24pt" style:language-asian="en" style:country-asian="US" style:font-style-asian="italic" style:font-weight-asian="bold" style:font-family-complex="'Times New Roman'" style:font-family-generic-complex="roman" style:font-size-complex="24pt" style:language-complex="en" style:country-complex="US" style:font-style-complex="italic" style:font-weight-complex="bold" style:text-emphasize="none" style:font-relief="none" style:text-overline-style="none" style:text-overline-color="font-color"/>
    </style:style>
    <style:style style:name="T217" style:family="text">
      <style:text-properties fo:color="#000000" style:text-outline="false" style:text-line-through-style="none" style:text-position="0% 100%" fo:font-family="'Times New Roman'" style:font-family-generic="roman" style:font-pitch="variable" fo:font-size="24pt" fo:language="pl" fo:country="PL" fo:font-style="normal" fo:text-shadow="none" style:text-underline-style="none" fo:font-weight="normal" style:font-family-asian="'Microsoft YaHei'" style:font-family-generic-asian="system" style:font-pitch-asian="variable" style:font-size-asian="24pt" style:language-asian="pl" style:country-asian="PL" style:font-style-asian="normal" style:font-weight-asian="normal" style:font-family-complex="Mangal" style:font-family-generic-complex="system" style:font-pitch-complex="variable" style:font-size-complex="24pt" style:language-complex="pl" style:country-complex="PL" style:font-style-complex="normal" style:font-weight-complex="normal" style:text-emphasize="none" style:font-relief="none" style:text-overline-style="none" style:text-overline-color="font-color"/>
    </style:style>
    <style:style style:name="T218" style:family="text">
      <style:text-properties fo:color="#000000" style:text-outline="false" style:text-line-through-style="none" style:text-position="0% 100%" fo:font-family="'Times New Roman'" style:font-family-generic="roman" style:font-pitch="variable" fo:font-size="20pt" fo:language="en" fo:country="US" fo:font-style="italic" fo:text-shadow="none" style:text-underline-style="none" fo:font-weight="bold" style:font-family-asian="'Microsoft YaHei'" style:font-family-generic-asian="system" style:font-pitch-asian="variable" style:font-size-asian="20pt" style:language-asian="en" style:country-asian="US" style:font-style-asian="italic" style:font-weight-asian="bold" style:font-family-complex="Mangal" style:font-family-generic-complex="system" style:font-pitch-complex="variable" style:font-size-complex="20pt" style:language-complex="en" style:country-complex="US" style:font-style-complex="italic" style:font-weight-complex="bold" style:text-emphasize="none" style:font-relief="none" style:text-overline-style="none" style:text-overline-color="font-color"/>
    </style:style>
    <style:style style:name="T219" style:family="text">
      <style:text-properties fo:color="#000000" style:text-outline="false" style:text-line-through-style="none" style:text-position="-25% 58%" fo:font-family="'Times New Roman'" style:font-family-generic="roman" style:font-pitch="variable" fo:font-size="20pt" fo:language="en" fo:country="US" fo:font-style="normal" fo:text-shadow="none" style:text-underline-style="none" fo:font-weight="bold" style:font-family-asian="'Microsoft YaHei'" style:font-family-generic-asian="system" style:font-pitch-asian="variable" style:font-size-asian="20pt" style:language-asian="en" style:country-asian="US" style:font-style-asian="normal" style:font-weight-asian="bold" style:font-family-complex="Mangal"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220" style:family="text">
      <style:text-properties fo:color="#000000" style:text-outline="false" style:text-line-through-style="none" style:text-position="sub 58%" fo:font-family="'Times New Roman'" style:font-family-generic="roman" style:font-pitch="variable" fo:font-size="20pt" fo:language="en" fo:country="US" fo:font-style="italic" fo:text-shadow="none" style:text-underline-style="none" fo:font-weight="bold" style:font-family-asian="'Microsoft YaHei'" style:font-family-generic-asian="system" style:font-pitch-asian="variable" style:font-size-asian="20pt" style:language-asian="en" style:country-asian="US" style:font-style-asian="italic" style:font-weight-asian="bold" style:font-family-complex="Mangal" style:font-family-generic-complex="system" style:font-pitch-complex="variable" style:font-size-complex="20pt" style:language-complex="en" style:country-complex="US" style:font-style-complex="italic" style:font-weight-complex="bold" style:text-emphasize="none" style:font-relief="none" style:text-overline-style="none" style:text-overline-color="font-color"/>
    </style:style>
    <style:style style:name="T221" style:family="text">
      <style:text-properties fo:color="#000000" style:text-outline="false" style:text-line-through-style="none" style:text-position="0% 100%" fo:font-family="'Times New Roman'" style:font-family-generic="roman" style:font-pitch="variable" fo:font-size="20pt" fo:language="en" fo:country="US" fo:font-style="normal" fo:text-shadow="none" style:text-underline-style="none" fo:font-weight="bold" style:font-family-asian="'Microsoft YaHei'" style:font-family-generic-asian="system" style:font-pitch-asian="variable" style:font-size-asian="20pt" style:language-asian="en" style:country-asian="US" style:font-style-asian="normal" style:font-weight-asian="bold" style:font-family-complex="Mangal"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222" style:family="text">
      <style:text-properties fo:font-family="Symbol" style:font-family-generic="roman" style:font-pitch="variable" style:font-charset="x-symbol" fo:font-size="22pt" fo:language="pl" fo:country="PL" fo:font-style="normal" fo:font-weight="normal" style:font-family-asian="Symbol" style:font-family-generic-asian="roman" style:font-pitch-asian="variable" style:font-charset-asian="x-symbol" style:font-size-asian="22pt" style:language-asian="pl" style:country-asian="PL" style:font-style-asian="normal" style:font-weight-asian="normal" style:font-family-complex="Symbol" style:font-family-generic-complex="roman" style:font-pitch-complex="variable" style:font-charset-complex="x-symbol" style:font-size-complex="22pt" style:language-complex="pl" style:country-complex="PL" style:font-style-complex="normal" style:font-weight-complex="normal"/>
    </style:style>
    <style:style style:name="T223" style:family="text">
      <style:text-properties fo:font-family="'Times New Roman'" style:font-family-generic="roman"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24" style:family="text">
      <style:text-properties fo:color="#000000" fo:font-family="'Times New Roman'" style:font-family-generic="roman" style:font-pitch="variable" fo:font-size="24pt" fo:language="en" fo:country="US" fo:font-style="normal" fo:font-weight="normal" style:font-family-asian="'Microsoft YaHei'" style:font-family-generic-asian="swiss" style:font-pitch-asian="variable" style:font-size-asian="24pt" style:language-asian="en" style:country-asian="US" style:font-style-asian="normal" style:font-weight-asian="normal" style:font-family-complex="Mangal" style:font-family-generic-complex="roman" style:font-pitch-complex="variable" style:font-size-complex="24pt" style:language-complex="en" style:country-complex="US" style:font-style-complex="normal" style:font-weight-complex="normal"/>
    </style:style>
    <style:style style:name="T225" style:family="text">
      <style:text-properties fo:color="#339933" style:text-position="-25% 58%"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226" style:family="text">
      <style:text-properties fo:color="#339933" fo:font-family="'Times New Roman'" style:font-family-generic="roman" style:font-pitch="variable" fo:font-size="24pt" fo:language="en" fo:country="US" fo:font-style="italic" fo:font-weight="bold" style:font-family-asian="Symbol" style:font-family-generic-asian="roman" style:font-pitch-asian="variable" style:font-charset-asian="x-symbol" style:font-size-asian="24pt" style:language-asian="en" style:country-asian="US" style:font-style-asian="italic" style:font-weight-asian="bold" style:font-family-complex="Symbol" style:font-family-generic-complex="roman" style:font-pitch-complex="variable" style:font-charset-complex="x-symbol" style:font-size-complex="24pt" style:language-complex="en" style:country-complex="US" style:font-style-complex="italic" style:font-weight-complex="bold"/>
    </style:style>
    <style:style style:name="T227" style:family="text">
      <style:text-properties style:text-position="-25% 58%" fo:font-family="Symbol" style:font-family-generic="roman" style:font-pitch="variable" style:font-charset="x-symbol" fo:font-size="24pt" fo:language="en" fo:country="US" fo:font-style="italic" fo:font-weight="normal" style:font-family-asian="Symbol" style:font-family-generic-asian="roman" style:font-pitch-asian="variable" style:font-charset-asian="x-symbol" style:font-size-asian="24pt" style:language-asian="en" style:country-asian="US" style:font-style-asian="italic" style:font-weight-asian="normal" style:font-family-complex="Symbol" style:font-family-generic-complex="roman" style:font-pitch-complex="variable" style:font-charset-complex="x-symbol" style:font-size-complex="24pt" style:language-complex="en" style:country-complex="US" style:font-style-complex="italic" style:font-weight-complex="normal"/>
    </style:style>
    <style:style style:name="T228" style:family="text">
      <style:text-properties fo:color="#339933" fo:font-size="18pt" fo:language="en" fo:country="US" fo:font-style="italic" fo:font-weight="bold" style:font-size-asian="18pt" style:language-asian="en" style:country-asian="US" style:font-style-asian="italic" style:font-weight-asian="bold" style:font-size-complex="18pt" style:language-complex="en" style:country-complex="US" style:font-style-complex="italic" style:font-weight-complex="bold"/>
    </style:style>
    <style:style style:name="T229" style:family="text">
      <style:text-properties fo:color="#339933" fo:font-size="18pt" fo:language="en" fo:country="US" fo:font-style="normal" fo:font-weight="bold" style:font-size-asian="18pt" style:language-asian="en" style:country-asian="US" style:font-style-asian="normal" style:font-weight-asian="bold" style:font-size-complex="18pt" style:language-complex="en" style:country-complex="US" style:font-style-complex="normal" style:font-weight-complex="bold"/>
    </style:style>
    <style:style style:name="T230" style:family="text">
      <style:text-properties fo:color="#339933" style:text-position="0% 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31" style:family="text">
      <style:text-properties fo:font-family="Arial" style:font-family-generic="swiss" style:font-pitch="variable" fo:font-size="24pt" fo:language="pl" fo:country="PL" fo:font-style="normal" fo:font-weight="bold" style:font-size-asian="24pt" style:language-asian="pl" style:country-asian="PL" style:font-style-asian="normal" style:font-weight-asian="bold" style:font-size-complex="24pt" style:language-complex="pl" style:country-complex="PL" style:font-style-complex="normal" style:font-weight-complex="bold"/>
    </style:style>
    <style:style style:name="T232" style:family="text">
      <style:text-properties style:text-position="sub 58%" fo:font-size="16pt" fo:language="en" fo:country="US" fo:font-style="italic" fo:font-weight="normal" style:font-size-asian="16pt" style:language-asian="en" style:country-asian="US" style:font-style-asian="italic" style:font-weight-asian="normal" style:font-size-complex="16pt" style:language-complex="en" style:country-complex="US" style:font-style-complex="italic" style:font-weight-complex="normal"/>
    </style:style>
    <style:style style:name="T233" style:family="text">
      <style:text-properties fo:font-family="'MT Extra'" style:font-family-generic="roman" style:font-pitch="variable" style:font-charset="x-symbol" fo:font-size="22pt" fo:language="en" fo:country="US" fo:font-style="normal" fo:font-weight="normal" style:font-family-asian="'MT Extra'" style:font-family-generic-asian="roman" style:font-pitch-asian="variable" style:font-charset-asian="x-symbol" style:font-size-asian="22pt" style:language-asian="en" style:country-asian="US" style:font-style-asian="normal" style:font-weight-asian="normal" style:font-family-complex="'MT Extra'" style:font-family-generic-complex="roman" style:font-pitch-complex="variable" style:font-charset-complex="x-symbol" style:font-size-complex="22pt" style:language-complex="en" style:country-complex="US" style:font-style-complex="normal" style:font-weight-complex="normal"/>
    </style:style>
    <style:style style:name="T234" style:family="text">
      <style:text-properties fo:font-family="'Times New Roman'" style:font-family-generic="roman" style:font-pitch="variable" fo:font-size="22pt" fo:language="en" fo:country="US" fo:font-style="italic" fo:font-weight="bold" style:font-family-asian="Symbol" style:font-family-generic-asian="roman" style:font-pitch-asian="variable" style:font-charset-asian="x-symbol" style:font-size-asian="22pt" style:language-asian="en" style:country-asian="US" style:font-style-asian="italic" style:font-weight-asian="bold" style:font-family-complex="Symbol" style:font-family-generic-complex="roman" style:font-pitch-complex="variable" style:font-charset-complex="x-symbol" style:font-size-complex="22pt" style:language-complex="en" style:country-complex="US" style:font-style-complex="italic" style:font-weight-complex="bold"/>
    </style:style>
    <style:style style:name="T235" style:family="text">
      <style:text-properties fo:font-family="Arial" style:font-family-generic="swiss"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36" style:family="text">
      <style:text-properties style:text-position="-25% 58%" fo:font-family="Arial"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237" style:family="text">
      <style:text-properties style:text-position="-25% 58%"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38" style:family="text">
      <style:text-properties fo:font-size="18pt" fo:language="pl" fo:country="PL" fo:font-style="normal" fo:font-weight="normal" style:font-size-asian="18pt" style:language-asian="pl" style:country-asian="PL" style:font-style-asian="normal" style:font-weight-asian="normal" style:font-size-complex="18pt" style:language-complex="pl" style:country-complex="PL" style:font-style-complex="normal" style:font-weight-complex="normal"/>
    </style:style>
    <style:style style:name="T239" style:family="text">
      <style:text-properties style:text-position="30% 58%" fo:font-size="18pt" fo:language="en" fo:country="US" fo:font-style="normal" fo:font-weight="normal" style:font-size-asian="18pt" style:language-asian="en" style:country-asian="US" style:font-style-asian="normal" style:font-weight-asian="normal" style:font-size-complex="18pt" style:language-complex="en" style:country-complex="US"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505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cc33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3399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Times New Roman'" style:font-family-generic="roman" style:font-pitch="variable" fo:color="#cc33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Symbol" style:font-family-generic="roman"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3399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cc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339933"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0">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frame presentation:style-name="pr1" draw:text-style-name="P2" draw:layer="layout" svg:width="25.4cm" svg:height="3.81cm" svg:x="0cm" svg:y="0.423cm" presentation:class="title" presentation:user-transformed="true">
          <draw:text-box>
            <text:list text:style-name="L1">
              <text:list-header>
                <text:p text:style-name="P1"><text:span text:style-name="T1">Deterministic Scheduling</text:span></text:p>
              </text:list-header>
            </text:list>
          </draw:text-box>
        </draw:frame>
        <draw:custom-shape draw:name="Text Box 3" draw:style-name="gr1" draw:text-style-name="P4" draw:layer="layout" svg:width="25.4cm" svg:height="2.293cm" svg:x="0cm" svg:y="13.847cm">
          <text:list text:style-name="L2">
            <text:list-item>
              <text:list>
                <text:list-header>
                  <text:p text:style-name="P3"><text:span text:style-name="T2">Krzysztof Giaro and Adam Nadolski</text:span></text:p>
                  <text:p text:style-name="P3"><text:span text:style-name="T2">Gdańsk University of Technology</text:span></text:p>
                </text:list-header>
              </text:list>
            </text:list-item>
          </text:list>
          <draw:enhanced-geometry svg:viewBox="0 0 21600 21600" draw:type="mso-spt202" draw:enhanced-path="M 0 0 L 21600 0 21600 21600 0 21600 0 0 Z N"/>
        </draw:custom-shape>
        <draw:frame draw:name="Object 4" draw:style-name="gr2" draw:layer="layout" svg:width="4.012cm" svg:height="3.109cm" svg:x="10.694cm" svg:y="7.968cm">
          <draw:object-ole draw:class-id="00020906-0000-0000-c000-000000000046" xlink:href="./Object 1" xlink:type="simple" xlink:show="embed" xlink:actuate="onLoad">
            <text:p/>
          </draw:object-ole>
          <draw:image xlink:href="./ObjectReplacements/Object 1" xlink:type="simple" xlink:show="embed" xlink:actuate="onLoad"/>
        </draw:frame>
        <presentation:notes draw:style-name="dp2" presentation:use-date-time-name="dtd1">
          <office:forms form:automatic-focus="false" form:apply-design-mode="false"/>
          <draw:custom-shape draw:name="Rectangle 7" draw:style-name="gr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Lecture Plan</text:span></text:p>
              </text:list-header>
            </text:list>
          </draw:text-box>
        </draw:frame>
        <draw:custom-shape draw:name="Text Box 3" draw:style-name="gr5" draw:text-style-name="P8" draw:layer="layout" svg:width="24.765cm" svg:height="10.233cm" svg:x="0.847cm" svg:y="3.59cm">
          <text:list text:style-name="L4">
            <text:list-item>
              <text:p text:style-name="P7"><text:span text:style-name="T5">Introduction to deterministic scheduling</text:span></text:p>
            </text:list-item>
            <text:list-item>
              <text:p text:style-name="P7"><text:span text:style-name="T5">Critical path method</text:span></text:p>
            </text:list-item>
            <text:list-item>
              <text:p text:style-name="P7"><text:span text:style-name="T6">Some</text:span><text:span text:style-name="T5"> discrete optimization problems</text:span></text:p>
            </text:list-item>
            <text:list-item>
              <text:p text:style-name="P7"><text:span text:style-name="T5">Scheduling to minimize </text:span><text:span text:style-name="T7">C</text:span><text:span text:style-name="T8">max</text:span></text:p>
            </text:list-item>
            <text:list-item>
              <text:p text:style-name="P7"><text:span text:style-name="T5">Scheduling to minimize </text:span><text:span text:style-name="T9"></text:span><text:span text:style-name="T7">C</text:span><text:span text:style-name="T10">i</text:span></text:p>
            </text:list-item>
            <text:list-item>
              <text:p text:style-name="P7"><text:span text:style-name="T5">Scheduling to minimize </text:span><text:span text:style-name="T7">L</text:span><text:span text:style-name="T8">max</text:span></text:p>
            </text:list-item>
            <text:list-item>
              <text:p text:style-name="P7"><text:span text:style-name="T5">Scheduling to minimize the number of </text:span><text:span text:style-name="T6">tardy</text:span><text:span text:style-name="T5"> tasks</text:span></text:p>
            </text:list-item>
            <text:list-item>
              <text:p text:style-name="P7"><text:span text:style-name="T5">Scheduling on dedicated processors</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3"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7" draw:text-style-name="P10" draw:layer="layout" svg:width="24.765cm" svg:height="7.415cm" svg:x="0.635cm" svg:y="2.752cm">
          <text:list text:style-name="L5">
            <text:list-header>
              <text:p text:style-name="P9"><text:span text:style-name="T11">Our aim is to </text:span><text:span text:style-name="T12">schedule</text:span><text:span text:style-name="T11"> the given set of </text:span><text:span text:style-name="T12">tasks</text:span><text:span text:style-name="T11"> (programs, etc.) on </text:span><text:span text:style-name="T12">machines</text:span><text:span text:style-name="T11"> (or processors).</text:span></text:p>
              <text:p text:style-name="P9"><text:span text:style-name="T11">We have to construct a schedule that fulfils given constraints and minimizes the </text:span><text:span text:style-name="T12">optimality criterion</text:span><text:span text:style-name="T13">.</text:span></text:p>
            </text:list-header>
          </text:list>
          <text:list text:style-name="L6">
            <text:list-header>
              <text:p text:style-name="P9"><text:span text:style-name="T12">Deterministic model</text:span><text:span text:style-name="T11">:</text:span><text:span text:style-name="T2"> </text:span><text:span text:style-name="T11">All the parameters of the system and</text:span><text:span text:style-name="T2"> of the</text:span><text:span text:style-name="T11"> tasks are known in advance.</text:span></text:p>
            </text:list-header>
          </text:list>
          <draw:enhanced-geometry svg:viewBox="0 0 21600 21600" draw:type="mso-spt202" draw:enhanced-path="M 0 0 L 21600 0 21600 21600 0 21600 0 0 Z N"/>
        </draw:custom-shape>
        <draw:custom-shape draw:name="Text Box 4" draw:style-name="gr8" draw:text-style-name="P13" xml:id="id1" draw:id="id1" draw:layer="layout" svg:width="25.4cm" svg:height="6.33cm" svg:x="0.423cm" svg:y="11.743cm">
          <text:list text:style-name="L6">
            <text:list-header>
              <text:p text:style-name="P11"><text:span text:style-name="T14">Gene</text:span><text:span text:style-name="T15">s</text:span><text:span text:style-name="T14">is and practical motivation:</text:span></text:p>
            </text:list-header>
          </text:list>
          <text:list text:style-name="L7">
            <text:list-item>
              <text:p text:style-name="P12"><text:span text:style-name="T16"><text:s/></text:span><text:span text:style-name="T16">scheduling manufacturing processes,</text:span></text:p>
            </text:list-item>
            <text:list-item>
              <text:p text:style-name="P12"><text:span text:style-name="T16"><text:s/></text:span><text:span text:style-name="T16">project planning, </text:span></text:p>
            </text:list-item>
            <text:list-item>
              <text:p text:style-name="P12"><text:span text:style-name="T16"><text:s/></text:span><text:span text:style-name="T16">school or conference timetabling,</text:span></text:p>
            </text:list-item>
            <text:list-item>
              <text:p text:style-name="P12"><text:span text:style-name="T16"><text:s/></text:span><text:span text:style-name="T16">scheduling processes in multitask operational systems,</text:span></text:p>
            </text:list-item>
            <text:list-item>
              <text:p text:style-name="P12"><text:span text:style-name="T16"><text:s/></text:span><text:span text:style-name="T16">distributed computing.</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seq>
        </anim:par>
        <presentation:notes draw:style-name="dp2" presentation:use-date-time-name="dtd1">
          <draw:custom-shape draw:name="Rectangle 7" draw:style-name="gr9"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frame draw:name="Object 3" draw:style-name="gr10" draw:layer="layout" svg:width="10.795cm" svg:height="4.591cm" svg:x="7.197cm" svg:y="5.08cm">
          <draw:object-ole draw:class-id="00020907-0000-0000-c000-000000000046" xlink:href="./Object 2" xlink:type="simple" xlink:show="embed" xlink:actuate="onLoad">
            <text:p/>
          </draw:object-ole>
          <draw:image xlink:href="./ObjectReplacements/Object 2" xlink:type="simple" xlink:show="embed" xlink:actuate="onLoad"/>
        </draw:frame>
        <draw:custom-shape draw:name="Text Box 4" draw:style-name="gr11" draw:text-style-name="P15" draw:layer="layout" svg:width="23.071cm" svg:height="1.192cm" svg:x="1.482cm" svg:y="9.737cm">
          <text:list text:style-name="L5">
            <text:list-header>
              <text:p text:style-name="P14"><text:span text:style-name="T16">Graphical representation of the schedule – Gantt chart</text:span></text:p>
            </text:list-header>
          </text:list>
          <draw:enhanced-geometry svg:viewBox="0 0 21600 21600" draw:type="mso-spt202" draw:enhanced-path="M 0 0 L 21600 0 21600 21600 0 21600 0 0 Z N"/>
        </draw:custom-shape>
        <draw:custom-shape draw:name="Text Box 5" draw:style-name="gr12" draw:text-style-name="P17" draw:layer="layout" svg:width="24.765cm" svg:height="2.322cm" svg:x="0.635cm" svg:y="2.54cm">
          <text:list text:style-name="L5">
            <text:list-header>
              <text:p text:style-name="P16"><text:span text:style-name="T17">Example 1. </text:span><text:span text:style-name="T16">Five tasks with processing times </text:span><text:span text:style-name="T18">p</text:span><text:span text:style-name="T19">1</text:span><text:span text:style-name="T16">,...,</text:span><text:span text:style-name="T18">p</text:span><text:span text:style-name="T19">5</text:span><text:span text:style-name="T16">=6,9,4,1,4 have to be processed on three processors to minimize schedule length.</text:span></text:p>
            </text:list-header>
          </text:list>
          <draw:enhanced-geometry svg:viewBox="0 0 21600 21600" draw:type="mso-spt202" draw:enhanced-path="M 0 0 L 21600 0 21600 21600 0 21600 0 0 Z N"/>
        </draw:custom-shape>
        <draw:custom-shape draw:name="Text Box 6" draw:style-name="gr13" draw:text-style-name="P21" xml:id="id2" draw:id="id2" draw:layer="layout" svg:width="24.553cm" svg:height="6.181cm" svg:x="0.847cm" svg:y="11.853cm">
          <text:list text:style-name="L8">
            <text:list-header>
              <text:p text:style-name="P18"><text:span text:style-name="T20">Why the above schedule is </text:span><text:span text:style-name="T21">feasible</text:span><text:span text:style-name="T20">?</text:span></text:p>
            </text:list-header>
          </text:list>
          <text:list text:style-name="L5">
            <text:list-header>
              <text:p text:style-name="P18"><text:span text:style-name="T11">General</text:span><text:span text:style-name="T14"> constraints in classical scheduling theory</text:span><text:span text:style-name="T11">:</text:span></text:p>
            </text:list-header>
          </text:list>
          <text:list text:style-name="L7">
            <text:list-item>
              <text:p text:style-name="P19"><text:span text:style-name="T16"><text:s/></text:span><text:span text:style-name="T16">each task is processed by at most one processor at a time,</text:span></text:p>
            </text:list-item>
            <text:list-item>
              <text:p text:style-name="P20"><text:span text:style-name="T16"><text:s/></text:span><text:span text:style-name="T16">each processor is capable of processing at most one task at a time, </text:span></text:p>
            </text:list-item>
            <text:list-item>
              <text:p text:style-name="P20"><text:span text:style-name="T16"><text:s/></text:span><text:span text:style-name="T16">other constraints – to be discussed...</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smil:additive="base"/>
                  <anim:animate smil:dur="0.5s" smil:fill="hold" smil:targetElement="id2" smil:attributeName="y" smil:values="1+height/2;y" smil:keyTimes="0;1" smil:additive="base"/>
                </anim:par>
              </anim:par>
            </anim:par>
          </anim:seq>
        </anim:par>
        <presentation:notes draw:style-name="dp2" presentation:use-date-time-name="dtd1">
          <draw:custom-shape draw:name="Rectangle 7" draw:style-name="gr1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5" draw:text-style-name="P23" draw:layer="layout" svg:width="21.801cm" svg:height="1.192cm" svg:x="0.847cm" svg:y="2.328cm">
          <text:list text:style-name="L1">
            <text:list-header>
              <text:p text:style-name="P22"><text:span text:style-name="T22">Processors characterization</text:span></text:p>
            </text:list-header>
          </text:list>
          <draw:enhanced-geometry svg:viewBox="0 0 21600 21600" draw:type="mso-spt202" draw:enhanced-path="M 0 0 L 21600 0 21600 21600 0 21600 0 0 Z N"/>
        </draw:custom-shape>
        <draw:custom-shape draw:name="Text Box 4" draw:style-name="gr16" draw:text-style-name="P21" draw:layer="layout" svg:width="24.765cm" svg:height="6.885cm" svg:x="0.635cm" svg:y="3.598cm">
          <text:list text:style-name="L6">
            <text:list-header>
              <text:p text:style-name="P18"><text:span text:style-name="T23">Parallel</text:span><text:span text:style-name="T11"> <text:s/>processors (each processor is capable to process each task):</text:span></text:p>
            </text:list-header>
          </text:list>
          <text:list text:style-name="L9">
            <text:list-item>
              <text:p text:style-name="P18"><text:span text:style-name="T12"><text:s/></text:span><text:span text:style-name="T12">identical processors </text:span><text:span text:style-name="T11">– every processor is of the same speed,</text:span></text:p>
            </text:list-item>
            <text:list-item>
              <text:p text:style-name="P18"><text:span text:style-name="T12"><text:s/></text:span><text:span text:style-name="T12">uniform processors</text:span><text:span text:style-name="T11"> – processors differ in their speed, but the speed does not depend on the task,</text:span></text:p>
            </text:list-item>
            <text:list-item>
              <text:p text:style-name="P24"><text:span text:style-name="T12"><text:s/></text:span><text:span text:style-name="T12">unrelated processors</text:span><text:span text:style-name="T11"> – the speed of the processor depend on the particular task processed.</text:span></text:p>
            </text:list-item>
          </text:list>
          <draw:enhanced-geometry svg:viewBox="0 0 21600 21600" draw:type="mso-spt202" draw:enhanced-path="M 0 0 L 21600 0 21600 21600 0 21600 0 0 Z N"/>
        </draw:custom-shape>
        <draw:frame draw:name="Object 5" draw:style-name="gr10" draw:layer="layout" svg:width="10.795cm" svg:height="4.591cm" svg:x="7.197cm" svg:y="11.09cm">
          <draw:object-ole draw:class-id="00020907-0000-0000-c000-000000000046" xlink:href="./Object 3" xlink:type="simple" xlink:show="embed" xlink:actuate="onLoad">
            <text:p/>
          </draw:object-ole>
          <draw:image xlink:href="./ObjectReplacements/Object 3" xlink:type="simple" xlink:show="embed" xlink:actuate="onLoad"/>
        </draw:frame>
        <draw:custom-shape draw:name="Text Box 6" draw:style-name="gr17" draw:text-style-name="P15" draw:layer="layout" svg:width="23.071cm" svg:height="1.192cm" svg:x="1.482cm" svg:y="15.747cm">
          <text:list text:style-name="L5">
            <text:list-header>
              <text:p text:style-name="P14"><text:span text:style-name="T16">Schedule on three parallel processor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9" draw:text-style-name="P23" draw:layer="layout" svg:width="21.801cm" svg:height="1.192cm" svg:x="0.847cm" svg:y="2.117cm">
          <text:list text:style-name="L1">
            <text:list-header>
              <text:p text:style-name="P22"><text:span text:style-name="T22">Processors characterization</text:span></text:p>
            </text:list-header>
          </text:list>
          <draw:enhanced-geometry svg:viewBox="0 0 21600 21600" draw:type="mso-spt202" draw:enhanced-path="M 0 0 L 21600 0 21600 21600 0 21600 0 0 Z N"/>
        </draw:custom-shape>
        <draw:custom-shape draw:name="Text Box 4" draw:style-name="gr20" draw:text-style-name="P26" draw:layer="layout" svg:width="24.765cm" svg:height="7.034cm" svg:x="0.635cm" svg:y="3.012cm">
          <text:list text:style-name="L6">
            <text:list-header>
              <text:p text:style-name="P25"><text:span text:style-name="T24">Dedicated</text:span><text:span text:style-name="T25"> </text:span><text:span text:style-name="T16">processors</text:span></text:p>
            </text:list-header>
          </text:list>
          <text:list text:style-name="L10">
            <text:list-item>
              <text:p text:style-name="P25"><text:span text:style-name="T16"><text:s/></text:span><text:span text:style-name="T16">Each job consists of the set of tasks preassigned to processors (job </text:span><text:span text:style-name="T18">J</text:span><text:span text:style-name="T26">j</text:span><text:span text:style-name="T16"> consists of tasks </text:span><text:span text:style-name="T18">T</text:span><text:span text:style-name="T26">ij</text:span><text:span text:style-name="T16"> preassigned to </text:span><text:span text:style-name="T18">P</text:span><text:span text:style-name="T26">i</text:span><text:span text:style-name="T16">, of processing time </text:span><text:span text:style-name="T18">p</text:span><text:span text:style-name="T26">ij</text:span><text:span text:style-name="T16">). The job is completed at the time the latest task</text:span><text:span text:style-name="T27"> is completed</text:span><text:span text:style-name="T16">,</text:span></text:p>
            </text:list-item>
            <text:list-item>
              <text:p text:style-name="P25"><text:span text:style-name="T16"><text:s/></text:span><text:span text:style-name="T16">some jobs may not need all the processors (</text:span><text:span text:style-name="T25">empty operations</text:span><text:span text:style-name="T16">),</text:span></text:p>
            </text:list-item>
            <text:list-item>
              <text:p text:style-name="P25"><text:span text:style-name="T16"><text:s/></text:span><text:span text:style-name="T16">no two tasks of the same job can be scheduled in parallel,</text:span></text:p>
            </text:list-item>
            <text:list-item>
              <text:p text:style-name="P25"><text:span text:style-name="T16"><text:s/></text:span><text:span text:style-name="T27">a </text:span><text:span text:style-name="T16">processor</text:span><text:span text:style-name="T27"> is</text:span><text:span text:style-name="T16"> capable to process at most one task at a time. </text:span></text:p>
            </text:list-item>
          </text:list>
          <draw:enhanced-geometry svg:viewBox="0 0 21600 21600" draw:type="mso-spt202" draw:enhanced-path="M 0 0 L 21600 0 21600 21600 0 21600 0 0 Z N"/>
        </draw:custom-shape>
        <draw:custom-shape draw:name="Text Box 5" draw:style-name="gr21" draw:text-style-name="P26" xml:id="id3" draw:id="id3" draw:layer="layout" svg:width="24.765cm" svg:height="5.847cm" svg:x="0.423cm" svg:y="11.642cm">
          <text:list text:style-name="L5">
            <text:list-header>
              <text:p text:style-name="P25"><text:span text:style-name="T16">There are three models </text:span><text:span text:style-name="T27">of</text:span><text:span text:style-name="T16"> scheduling on dedicated processors:</text:span></text:p>
            </text:list-header>
          </text:list>
          <text:list text:style-name="L7">
            <text:list-item>
              <text:p text:style-name="P25"><text:span text:style-name="T28"><text:s/></text:span><text:span text:style-name="T25">flow shop</text:span><text:span text:style-name="T16"> – all jobs have the same processing order through the machines coincident with machines numbering</text:span><text:span text:style-name="T27">,</text:span></text:p>
            </text:list-item>
            <text:list-item>
              <text:p text:style-name="P25"><text:span text:style-name="T28"><text:s/></text:span><text:span text:style-name="T25">open shop</text:span><text:span text:style-name="T16"> – the sequence of tasks within each job is arbitrary ,</text:span></text:p>
            </text:list-item>
            <text:list-item>
              <text:p text:style-name="P25"><text:span text:style-name="T28"><text:s/></text:span><text:span text:style-name="T25">job shop </text:span><text:span text:style-name="T16">– the machine sequence of each job is given and may differ between jobs.</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seq>
        </anim:par>
        <presentation:notes draw:style-name="dp2" presentation:use-date-time-name="dtd1">
          <draw:custom-shape draw:name="Rectangle 7" draw:style-name="gr2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23" draw:text-style-name="P23" draw:layer="layout" svg:width="21.801cm" svg:height="1.192cm" svg:x="0.847cm" svg:y="2.328cm">
          <text:list text:style-name="L1">
            <text:list-header>
              <text:p text:style-name="P22"><text:span text:style-name="T22">Processors characterization</text:span></text:p>
            </text:list-header>
          </text:list>
          <draw:enhanced-geometry svg:viewBox="0 0 21600 21600" draw:type="mso-spt202" draw:enhanced-path="M 0 0 L 21600 0 21600 21600 0 21600 0 0 Z N"/>
        </draw:custom-shape>
        <draw:custom-shape draw:name="Text Box 4" draw:style-name="gr24" draw:text-style-name="P26" draw:layer="layout" svg:width="24.765cm" svg:height="2.293cm" svg:x="0.635cm" svg:y="3.894cm">
          <text:list text:style-name="L5">
            <text:list-header>
              <text:p text:style-name="P25"><text:span text:style-name="T16"><text:s/></text:span><text:span text:style-name="T23">Dedicated</text:span><text:span text:style-name="T12"> </text:span><text:span text:style-name="T11">processors – open shop </text:span></text:p>
              <text:p text:style-name="P25"><text:span text:style-name="T11">(processor sequence is arbitrary for each job).</text:span></text:p>
            </text:list-header>
          </text:list>
          <draw:enhanced-geometry svg:viewBox="0 0 21600 21600" draw:type="mso-spt202" draw:enhanced-path="M 0 0 L 21600 0 21600 21600 0 21600 0 0 Z N"/>
        </draw:custom-shape>
        <draw:frame draw:name="Object 5" draw:style-name="gr25" xml:id="id6" draw:id="id6" draw:layer="layout" svg:width="11.641cm" svg:height="7.002cm" svg:x="12.912cm" svg:y="9.296cm">
          <draw:object-ole draw:class-id="00020907-0000-0000-c000-000000000046" xlink:href="./Object 4" xlink:type="simple" xlink:show="embed" xlink:actuate="onLoad">
            <text:p/>
          </draw:object-ole>
          <draw:image xlink:href="./ObjectReplacements/Object 4" xlink:type="simple" xlink:show="embed" xlink:actuate="onLoad"/>
        </draw:frame>
        <draw:g draw:name="Group 6" xml:id="id5" draw:id="id5">
          <draw:custom-shape draw:name="Text Box 7" draw:style-name="gr26" draw:text-style-name="P28" draw:layer="layout" svg:width="3.563cm" svg:height="1.277cm" svg:x="6.606cm" svg:y="8.997cm">
            <text:list text:style-name="L5">
              <text:list-header>
                <text:p text:style-name="P27"><text:span text:style-name="T11">Teachers</text:span></text:p>
              </text:list-header>
            </text:list>
            <draw:enhanced-geometry svg:viewBox="0 0 21600 21600" draw:type="mso-spt202" draw:enhanced-path="M 0 0 L 21600 0 21600 21600 0 21600 0 0 Z N"/>
          </draw:custom-shape>
          <draw:custom-shape draw:name="Text Box 8" draw:style-name="gr27" draw:text-style-name="P30" draw:layer="layout" svg:width="2.703cm" svg:height="1.108cm" svg:x="-0.234cm" svg:y="12.256cm">
            <text:list text:style-name="L5">
              <text:list-header>
                <text:p text:style-name="P29"><text:span text:style-name="T29">Classes</text:span></text:p>
              </text:list-header>
            </text:list>
            <draw:enhanced-geometry svg:viewBox="0 0 21600 21600" draw:type="mso-spt202" draw:enhanced-path="M 0 0 L 21600 0 21600 21600 0 21600 0 0 Z N"/>
          </draw:custom-shape>
          <draw:custom-shape draw:name="Text Box 9" draw:style-name="gr28" draw:text-style-name="P32" draw:layer="layout" svg:width="11.642cm" svg:height="4.885cm" svg:x="2.54cm" svg:y="9.856cm">
            <text:list text:style-name="L5">
              <text:list-header>
                <text:p text:style-name="P31"><text:span text:style-name="T30"><text:tab/></text:span><text:span text:style-name="T30">M</text:span><text:span text:style-name="T31">1</text:span><text:span text:style-name="T31"><text:tab/></text:span><text:span text:style-name="T31"> </text:span><text:span text:style-name="T30">M</text:span><text:span text:style-name="T31">2</text:span><text:span text:style-name="T11"> </text:span><text:span text:style-name="T11"><text:tab/></text:span><text:span text:style-name="T11"> </text:span><text:span text:style-name="T30">M</text:span><text:span text:style-name="T31">3</text:span><text:span text:style-name="T11"> </text:span></text:p>
                <text:p text:style-name="P31"><text:span text:style-name="T32">J</text:span><text:span text:style-name="T31">1</text:span><text:span text:style-name="T11"><text:tab/></text:span><text:span text:style-name="T11">3</text:span><text:span text:style-name="T11"><text:tab/></text:span><text:span text:style-name="T11">2</text:span><text:span text:style-name="T11"><text:tab/></text:span><text:span text:style-name="T11">1</text:span><text:span text:style-name="T11"><text:tab/></text:span></text:p>
                <text:p text:style-name="P31"><text:span text:style-name="T32">J</text:span><text:span text:style-name="T31">2</text:span><text:span text:style-name="T11"><text:tab/></text:span><text:span text:style-name="T11">3</text:span><text:span text:style-name="T11"><text:tab/></text:span><text:span text:style-name="T11">2</text:span><text:span text:style-name="T11"><text:tab/></text:span><text:span text:style-name="T11">2</text:span></text:p>
                <text:p text:style-name="P31"><text:span text:style-name="T32">J</text:span><text:span text:style-name="T31">3</text:span><text:span text:style-name="T11"><text:tab/></text:span><text:span text:style-name="T11">1</text:span><text:span text:style-name="T11"><text:tab/></text:span><text:span text:style-name="T11">1</text:span><text:span text:style-name="T11"><text:tab/></text:span><text:span text:style-name="T11">2</text:span></text:p>
              </text:list-header>
            </text:list>
            <draw:enhanced-geometry svg:viewBox="0 0 21600 21600" draw:type="mso-spt202" draw:enhanced-path="M 0 0 L 21600 0 21600 21600 0 21600 0 0 Z N"/>
          </draw:custom-shape>
        </draw:g>
        <draw:custom-shape draw:name="Text Box 10" draw:style-name="gr29" draw:text-style-name="P26" xml:id="id4" draw:id="id4" draw:layer="layout" svg:width="24.765cm" svg:height="1.192cm" svg:x="0.635cm" svg:y="6.138cm">
          <text:list text:style-name="L5">
            <text:list-header>
              <text:p text:style-name="P25"><text:span text:style-name="T33">Example.</text:span><text:span text:style-name="T16"> One day school timetabl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smil:additive="base"/>
                  <anim:animate smil:dur="0.5s" smil:fill="hold" smil:targetElement="id5"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smil:additive="base"/>
                  <anim:animate smil:dur="0.5s" smil:fill="hold" smil:targetElement="id6" smil:attributeName="y" smil:values="y;y" smil:keyTimes="0;1" smil:additive="base"/>
                </anim:par>
              </anim:par>
            </anim:par>
          </anim:seq>
        </anim:par>
        <presentation:notes draw:style-name="dp2" presentation:use-date-time-name="dtd1">
          <draw:custom-shape draw:name="Rectangle 7" draw:style-name="gr30"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31" draw:text-style-name="P23" draw:layer="layout" svg:width="21.801cm" svg:height="1.192cm" svg:x="0.847cm" svg:y="2.328cm">
          <text:list text:style-name="L1">
            <text:list-header>
              <text:p text:style-name="P22"><text:span text:style-name="T22">Processors characterization</text:span></text:p>
            </text:list-header>
          </text:list>
          <draw:enhanced-geometry svg:viewBox="0 0 21600 21600" draw:type="mso-spt202" draw:enhanced-path="M 0 0 L 21600 0 21600 21600 0 21600 0 0 Z N"/>
        </draw:custom-shape>
        <draw:custom-shape draw:name="Text Box 4" draw:style-name="gr32" draw:text-style-name="P26" draw:layer="layout" svg:width="24.765cm" svg:height="2.336cm" svg:x="0.635cm" svg:y="3.387cm">
          <text:list text:style-name="L5">
            <text:list-header>
              <text:p text:style-name="P25"><text:span text:style-name="T16"><text:s/></text:span><text:span text:style-name="T23">Dedicated</text:span><text:span text:style-name="T12"> </text:span><text:span text:style-name="T11">processors – flow shop </text:span><text:span text:style-name="T16">(processor sequence is the same for each job – task </text:span><text:span text:style-name="T18">T</text:span><text:span text:style-name="T26">ij </text:span><text:span text:style-name="T16">must precede</text:span><text:span text:style-name="T26"> </text:span><text:span text:style-name="T18">T</text:span><text:span text:style-name="T26">kj </text:span><text:span text:style-name="T16">for </text:span><text:span text:style-name="T18">i&lt;k</text:span><text:span text:style-name="T16">).</text:span></text:p>
            </text:list-header>
          </text:list>
          <draw:enhanced-geometry svg:viewBox="0 0 21600 21600" draw:type="mso-spt202" draw:enhanced-path="M 0 0 L 21600 0 21600 21600 0 21600 0 0 Z N"/>
        </draw:custom-shape>
        <draw:frame draw:name="Object 5" draw:style-name="gr33" xml:id="id10" draw:id="id10" draw:layer="layout" svg:width="12.656cm" svg:height="5.278cm" svg:x="12.299cm" svg:y="11.655cm">
          <draw:object-ole draw:class-id="00020907-0000-0000-c000-000000000046" xlink:href="./Object 5" xlink:type="simple" xlink:show="embed" xlink:actuate="onLoad">
            <text:p/>
          </draw:object-ole>
          <draw:image xlink:href="./ObjectReplacements/Object 5" xlink:type="simple" xlink:show="embed" xlink:actuate="onLoad"/>
        </draw:frame>
        <draw:g draw:name="Group 6" xml:id="id9" draw:id="id9">
          <draw:custom-shape draw:name="Text Box 7" draw:style-name="gr34" draw:text-style-name="P30" draw:layer="layout" svg:width="2.631cm" svg:height="1.108cm" svg:x="7.077cm" svg:y="11.137cm">
            <text:list text:style-name="L5">
              <text:list-header>
                <text:p text:style-name="P29"><text:span text:style-name="T29">Robots</text:span></text:p>
              </text:list-header>
            </text:list>
            <draw:enhanced-geometry svg:viewBox="0 0 21600 21600" draw:type="mso-spt202" draw:enhanced-path="M 0 0 L 21600 0 21600 21600 0 21600 0 0 Z N"/>
          </draw:custom-shape>
          <draw:custom-shape draw:name="Text Box 8" draw:style-name="gr35" draw:text-style-name="P30" draw:layer="layout" svg:width="2.585cm" svg:height="1.108cm" svg:x="-0.172cm" svg:y="14.312cm">
            <text:list text:style-name="L5">
              <text:list-header>
                <text:p text:style-name="P29"><text:span text:style-name="T29">Details</text:span></text:p>
              </text:list-header>
            </text:list>
            <draw:enhanced-geometry svg:viewBox="0 0 21600 21600" draw:type="mso-spt202" draw:enhanced-path="M 0 0 L 21600 0 21600 21600 0 21600 0 0 Z N"/>
          </draw:custom-shape>
          <draw:custom-shape draw:name="Text Box 9" draw:style-name="gr36" draw:text-style-name="P32" draw:layer="layout" svg:width="11.642cm" svg:height="4.885cm" svg:x="2.54cm" svg:y="11.912cm">
            <text:list text:style-name="L5">
              <text:list-header>
                <text:p text:style-name="P31"><text:span text:style-name="T30"><text:tab/></text:span><text:span text:style-name="T30">M</text:span><text:span text:style-name="T31">1</text:span><text:span text:style-name="T31"><text:tab/></text:span><text:span text:style-name="T31"> </text:span><text:span text:style-name="T30">M</text:span><text:span text:style-name="T31">2</text:span><text:span text:style-name="T11"> </text:span><text:span text:style-name="T11"><text:tab/></text:span><text:span text:style-name="T11"> </text:span><text:span text:style-name="T30">M</text:span><text:span text:style-name="T31">3</text:span><text:span text:style-name="T11"> </text:span></text:p>
                <text:p text:style-name="P31"><text:span text:style-name="T32">J</text:span><text:span text:style-name="T34">a</text:span><text:span text:style-name="T11"><text:tab/></text:span><text:span text:style-name="T11">3</text:span><text:span text:style-name="T11"><text:tab/></text:span><text:span text:style-name="T11">2</text:span><text:span text:style-name="T11"><text:tab/></text:span><text:span text:style-name="T11">1</text:span><text:span text:style-name="T11"><text:tab/></text:span></text:p>
                <text:p text:style-name="P31"><text:span text:style-name="T32">J</text:span><text:span text:style-name="T34">b</text:span><text:span text:style-name="T11"><text:tab/></text:span><text:span text:style-name="T11">3</text:span><text:span text:style-name="T11"><text:tab/></text:span><text:span text:style-name="T11">2</text:span><text:span text:style-name="T11"><text:tab/></text:span><text:span text:style-name="T11">2</text:span></text:p>
                <text:p text:style-name="P31"><text:span text:style-name="T32">J</text:span><text:span text:style-name="T34">c</text:span><text:span text:style-name="T11"><text:tab/></text:span><text:span text:style-name="T11">1</text:span><text:span text:style-name="T11"><text:tab/></text:span><text:span text:style-name="T11">1</text:span><text:span text:style-name="T11"><text:tab/></text:span><text:span text:style-name="T11">2</text:span></text:p>
              </text:list-header>
            </text:list>
            <draw:enhanced-geometry svg:viewBox="0 0 21600 21600" draw:type="mso-spt202" draw:enhanced-path="M 0 0 L 21600 0 21600 21600 0 21600 0 0 Z N"/>
          </draw:custom-shape>
        </draw:g>
        <draw:g draw:name="Group 10" xml:id="id8" draw:id="id8">
          <draw:custom-shape draw:name="Rectangle 11" draw:style-name="gr37" draw:text-style-name="P33" draw:layer="layout" svg:width="20.109cm" svg:height="2.328cm" svg:x="2.328cm" svg:y="7.408cm">
            <text:p/>
            <draw:enhanced-geometry svg:viewBox="0 0 21600 21600" draw:type="rectangle" draw:enhanced-path="M 0 0 L 21600 0 21600 21600 0 21600 0 0 Z N"/>
          </draw:custom-shape>
          <draw:custom-shape draw:name="Text Box 12" draw:style-name="gr38" draw:text-style-name="P28" draw:layer="layout" svg:width="1.916cm" svg:height="1.417cm" svg:x="4.869cm" svg:y="7.864cm">
            <text:list text:style-name="L5">
              <text:list-header>
                <text:p text:style-name="P27"><text:span text:style-name="T30"><text:s text:c="2"/></text:span><text:span text:style-name="T32">J</text:span><text:span text:style-name="T35">a</text:span><text:span text:style-name="T31"> <text:s text:c="2"/></text:span></text:p>
              </text:list-header>
            </text:list>
            <draw:enhanced-geometry svg:viewBox="0 0 21600 21600" draw:type="mso-spt202" draw:enhanced-path="M 0 0 L 21600 0 21600 21600 0 21600 0 0 Z N"/>
          </draw:custom-shape>
          <draw:custom-shape draw:name="AutoShape 13" draw:style-name="gr39" draw:text-style-name="P33" draw:layer="layout" svg:width="1.27cm" svg:height="0.846cm" svg:x="6.985cm" svg:y="8.2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40" draw:text-style-name="P28" draw:layer="layout" svg:width="1.916cm" svg:height="1.417cm" svg:x="11.608cm" svg:y="7.89cm">
            <text:list text:style-name="L5">
              <text:list-header>
                <text:p text:style-name="P27"><text:span text:style-name="T30"><text:s text:c="2"/></text:span><text:span text:style-name="T32">J</text:span><text:span text:style-name="T35">b</text:span><text:span text:style-name="T31"> <text:s text:c="2"/></text:span></text:p>
              </text:list-header>
            </text:list>
            <draw:enhanced-geometry svg:viewBox="0 0 21600 21600" draw:type="mso-spt202" draw:enhanced-path="M 0 0 L 21600 0 21600 21600 0 21600 0 0 Z N"/>
          </draw:custom-shape>
          <draw:custom-shape draw:name="AutoShape 15" draw:style-name="gr41" draw:text-style-name="P33" draw:layer="layout" svg:width="1.27cm" svg:height="0.847cm" svg:x="13.727cm" svg:y="8.2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6" draw:style-name="gr42" draw:text-style-name="P28" draw:layer="layout" svg:width="1.886cm" svg:height="1.417cm" svg:x="17.582cm" svg:y="7.89cm">
            <text:list text:style-name="L5">
              <text:list-header>
                <text:p text:style-name="P27"><text:span text:style-name="T30"><text:s text:c="2"/></text:span><text:span text:style-name="T32">J</text:span><text:span text:style-name="T35">c</text:span><text:span text:style-name="T31"> <text:s text:c="2"/></text:span></text:p>
              </text:list-header>
            </text:list>
            <draw:enhanced-geometry svg:viewBox="0 0 21600 21600" draw:type="mso-spt202" draw:enhanced-path="M 0 0 L 21600 0 21600 21600 0 21600 0 0 Z N"/>
          </draw:custom-shape>
          <draw:custom-shape draw:name="AutoShape 17" draw:style-name="gr43" draw:text-style-name="P33" draw:layer="layout" svg:width="1.27cm" svg:height="0.847cm" svg:x="19.685cm" svg:y="8.2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8" draw:style-name="gr44" draw:text-style-name="P28" draw:layer="layout" svg:width="1.502cm" svg:height="1.417cm" svg:x="5.12cm" svg:y="9.835cm">
            <text:list text:style-name="L5">
              <text:list-header>
                <text:p text:style-name="P27"><text:span text:style-name="T36">M</text:span><text:span text:style-name="T37">1</text:span></text:p>
              </text:list-header>
            </text:list>
            <draw:enhanced-geometry svg:viewBox="0 0 21600 21600" draw:type="mso-spt202" draw:enhanced-path="M 0 0 L 21600 0 21600 21600 0 21600 0 0 Z N"/>
          </draw:custom-shape>
          <draw:custom-shape draw:name="Text Box 19" draw:style-name="gr45" draw:text-style-name="P28" draw:layer="layout" svg:width="1.502cm" svg:height="1.417cm" svg:x="11.77cm" svg:y="9.835cm">
            <text:list text:style-name="L5">
              <text:list-header>
                <text:p text:style-name="P27"><text:span text:style-name="T36">M</text:span><text:span text:style-name="T37">2</text:span></text:p>
              </text:list-header>
            </text:list>
            <draw:enhanced-geometry svg:viewBox="0 0 21600 21600" draw:type="mso-spt202" draw:enhanced-path="M 0 0 L 21600 0 21600 21600 0 21600 0 0 Z N"/>
          </draw:custom-shape>
          <draw:custom-shape draw:name="Text Box 20" draw:style-name="gr46" draw:text-style-name="P28" draw:layer="layout" svg:width="1.502cm" svg:height="1.417cm" svg:x="17.697cm" svg:y="9.835cm">
            <text:list text:style-name="L5">
              <text:list-header>
                <text:p text:style-name="P27"><text:span text:style-name="T36">M</text:span><text:span text:style-name="T37">3</text:span></text:p>
              </text:list-header>
            </text:list>
            <draw:enhanced-geometry svg:viewBox="0 0 21600 21600" draw:type="mso-spt202" draw:enhanced-path="M 0 0 L 21600 0 21600 21600 0 21600 0 0 Z N"/>
          </draw:custom-shape>
        </draw:g>
        <draw:custom-shape draw:name="Text Box 21" draw:style-name="gr47" draw:text-style-name="P35" xml:id="id11" draw:id="id11" draw:layer="layout" svg:width="24.765cm" svg:height="1.192cm" svg:x="0.635cm" svg:y="16.805cm">
          <text:list text:style-name="L5">
            <text:list-header>
              <text:p text:style-name="P34"><text:span text:style-name="T16"><text:s/></text:span><text:span text:style-name="T38">Dedicated processors will be considered later ...</text:span></text:p>
            </text:list-header>
          </text:list>
          <draw:enhanced-geometry svg:viewBox="0 0 21600 21600" draw:type="mso-spt202" draw:enhanced-path="M 0 0 L 21600 0 21600 21600 0 21600 0 0 Z N"/>
        </draw:custom-shape>
        <draw:custom-shape draw:name="Text Box 22" draw:style-name="gr48" draw:text-style-name="P26" xml:id="id7" draw:id="id7" draw:layer="layout" svg:width="24.765cm" svg:height="1.192cm" svg:x="0.635cm" svg:y="5.715cm">
          <text:list text:style-name="L5">
            <text:list-header>
              <text:p text:style-name="P25"><text:span text:style-name="T33">Example.</text:span><text:span text:style-name="T16"> Conveyor bel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smil:additive="base"/>
                  <anim:animate smil:dur="0.5s" smil:fill="hold" smil:targetElement="id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 smil:attributeName="visibility" smil:to="visible"/>
                  <anim:animate smil:dur="0.5s" smil:fill="hold" smil:targetElement="id10" smil:attributeName="x" smil:values="1+width/2;x" smil:keyTimes="0;1" smil:additive="base"/>
                  <anim:animate smil:dur="0.5s" smil:fill="hold" smil:targetElement="id1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smil:additive="base"/>
                  <anim:animate smil:dur="0.5s" smil:fill="hold" smil:targetElement="id11" smil:attributeName="y" smil:values="1+height/2;y" smil:keyTimes="0;1" smil:additive="base"/>
                </anim:par>
              </anim:par>
            </anim:par>
          </anim:seq>
        </anim:par>
        <presentation:notes draw:style-name="dp2" presentation:use-date-time-name="dtd1">
          <draw:custom-shape draw:name="Rectangle 7" draw:style-name="gr49"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9"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50" draw:text-style-name="P23" draw:layer="layout" svg:width="21.801cm" svg:height="1.192cm" svg:x="0.847cm" svg:y="2.328cm">
          <text:list text:style-name="L1">
            <text:list-header>
              <text:p text:style-name="P22"><text:span text:style-name="T22">Tasks characterization</text:span></text:p>
            </text:list-header>
          </text:list>
          <draw:enhanced-geometry svg:viewBox="0 0 21600 21600" draw:type="mso-spt202" draw:enhanced-path="M 0 0 L 21600 0 21600 21600 0 21600 0 0 Z N"/>
        </draw:custom-shape>
        <draw:custom-shape draw:name="Text Box 4" draw:style-name="gr51" draw:text-style-name="P36" xml:id="id12" draw:id="id12" draw:layer="layout" svg:width="24.765cm" svg:height="12.161cm" svg:x="0.635cm" svg:y="5.609cm">
          <text:list text:style-name="L5">
            <text:list-header>
              <text:p text:style-name="P25"><text:span text:style-name="T39">Task </text:span><text:span text:style-name="T40">T</text:span><text:span text:style-name="T41">j</text:span><text:span text:style-name="T42"> :</text:span></text:p>
            </text:list-header>
          </text:list>
          <text:list text:style-name="L10">
            <text:list-item>
              <text:p text:style-name="P25"><text:span text:style-name="T40"><text:s/></text:span><text:span text:style-name="T43">Processing time.</text:span><text:span text:style-name="T42"> It is independent of processor in </text:span><text:span text:style-name="T44">the </text:span><text:span text:style-name="T42">case of identical processors and is denoted </text:span><text:span text:style-name="T45">p</text:span><text:span text:style-name="T46">j</text:span><text:span text:style-name="T42">. In </text:span><text:span text:style-name="T44">the </text:span><text:span text:style-name="T42">case of uniform processors, <text:s/>processor </text:span><text:span text:style-name="T45">M</text:span><text:span text:style-name="T46">i</text:span><text:span text:style-name="T42"> speed is denoted </text:span><text:span text:style-name="T45">b</text:span><text:span text:style-name="T46">i</text:span><text:span text:style-name="T42"> and the processing time of </text:span><text:span text:style-name="T45">T</text:span><text:span text:style-name="T46">j</text:span><text:span text:style-name="T42"> on </text:span><text:span text:style-name="T45">M</text:span><text:span text:style-name="T46">i</text:span><text:span text:style-name="T42"> is </text:span><text:span text:style-name="T45">p</text:span><text:span text:style-name="T46">j</text:span><text:span text:style-name="T42">/</text:span><text:span text:style-name="T45">b</text:span><text:span text:style-name="T46">i</text:span><text:span text:style-name="T42">. In </text:span><text:span text:style-name="T44">the </text:span><text:span text:style-name="T42">case of unrelated processors the processing time of </text:span><text:span text:style-name="T45">T</text:span><text:span text:style-name="T46">j</text:span><text:span text:style-name="T42"> on </text:span><text:span text:style-name="T45">M</text:span><text:span text:style-name="T46">i</text:span><text:span text:style-name="T42"> is </text:span><text:span text:style-name="T45">p</text:span><text:span text:style-name="T46">ij</text:span><text:span text:style-name="T42">.</text:span></text:p>
            </text:list-item>
            <text:list-item>
              <text:p text:style-name="P25"><text:span text:style-name="T40"><text:s/></text:span><text:span text:style-name="T43">Release (or arrival) time</text:span><text:span text:style-name="T42"> </text:span><text:span text:style-name="T45">r</text:span><text:span text:style-name="T46">j</text:span><text:span text:style-name="T42">. The time at w</text:span><text:span text:style-name="T44">h</text:span><text:span text:style-name="T42">ich the task is ready for processing. By default all release times are zero.</text:span></text:p>
            </text:list-item>
            <text:list-item>
              <text:p text:style-name="P25"><text:span text:style-name="T40"><text:s/></text:span><text:span text:style-name="T43">Due date</text:span><text:span text:style-name="T42"> </text:span><text:span text:style-name="T45">d</text:span><text:span text:style-name="T46">j</text:span><text:span text:style-name="T42">. Specifies a time limit by which </text:span><text:span text:style-name="T45">T</text:span><text:span text:style-name="T46">j</text:span><text:span text:style-name="T42"> should be completed. Usually, penalty functions are defined in accordance with due dates, or </text:span><text:span text:style-name="T45">d</text:span><text:span text:style-name="T46">j</text:span><text:span text:style-name="T42"> denotes the ‘hard’ time limit (deadline) by which </text:span><text:span text:style-name="T45">T</text:span><text:span text:style-name="T46">j</text:span><text:span text:style-name="T42"> </text:span><text:span text:style-name="T40">must</text:span><text:span text:style-name="T42"> be completed.</text:span></text:p>
            </text:list-item>
          </text:list>
          <text:list text:style-name="L7">
            <text:list-item>
              <text:p text:style-name="P24"><text:span text:style-name="T40"><text:s/></text:span><text:span text:style-name="T43">Weight</text:span><text:span text:style-name="T40"> </text:span><text:span text:style-name="T45">w</text:span><text:span text:style-name="T46">j</text:span><text:span text:style-name="T42"> – expresses the relative urgency of </text:span><text:span text:style-name="T45">T</text:span><text:span text:style-name="T46">j</text:span><text:span text:style-name="T42"> , by default </text:span><text:span text:style-name="T45">w</text:span><text:span text:style-name="T46">j</text:span><text:span text:style-name="T42">=1.</text:span></text:p>
            </text:list-item>
          </text:list>
          <draw:enhanced-geometry svg:viewBox="0 0 21600 21600" draw:type="mso-spt202" draw:enhanced-path="M 0 0 L 21600 0 21600 21600 0 21600 0 0 Z N"/>
        </draw:custom-shape>
        <draw:custom-shape draw:name="Text Box 5" draw:style-name="gr52" draw:text-style-name="P37" draw:layer="layout" svg:width="24.553cm" svg:height="2.379cm" svg:x="0.635cm" svg:y="3.598cm">
          <text:list text:style-name="L8">
            <text:list-header>
              <text:p text:style-name="P24"><text:span text:style-name="T38">There are given: the set of </text:span><text:span text:style-name="T47">n</text:span><text:span text:style-name="T38"> tasks </text:span><text:span text:style-name="T47">T</text:span><text:span text:style-name="T38">={</text:span><text:span text:style-name="T47">T</text:span><text:span text:style-name="T48">1</text:span><text:span text:style-name="T38">,...,</text:span><text:span text:style-name="T47">T</text:span><text:span text:style-name="T49">n</text:span><text:span text:style-name="T38">} and the set of </text:span><text:span text:style-name="T47">m</text:span><text:span text:style-name="T38"> machines (processors) </text:span><text:span text:style-name="T47">M</text:span><text:span text:style-name="T38">={</text:span><text:span text:style-name="T47">M</text:span><text:span text:style-name="T48">1</text:span><text:span text:style-name="T38">,...,</text:span><text:span text:style-name="T47">M</text:span><text:span text:style-name="T49">m</text:span><text:span text:style-name="T38">}.</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seq>
        </anim:par>
        <presentation:notes draw:style-name="dp2" presentation:use-date-time-name="dtd1">
          <draw:custom-shape draw:name="Rectangle 7" draw:style-name="gr5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0"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54" draw:text-style-name="P23" draw:layer="layout" svg:width="21.801cm" svg:height="1.192cm" svg:x="0.847cm" svg:y="2.328cm">
          <text:list text:style-name="L1">
            <text:list-header>
              <text:p text:style-name="P22"><text:span text:style-name="T22">Tasks characterization</text:span></text:p>
            </text:list-header>
          </text:list>
          <draw:enhanced-geometry svg:viewBox="0 0 21600 21600" draw:type="mso-spt202" draw:enhanced-path="M 0 0 L 21600 0 21600 21600 0 21600 0 0 Z N"/>
        </draw:custom-shape>
        <draw:custom-shape draw:name="Text Box 4" draw:style-name="gr55" draw:text-style-name="P26" draw:layer="layout" svg:width="24.765cm" svg:height="11.717cm" svg:x="0.635cm" svg:y="3.81cm">
          <text:list text:style-name="L6">
            <text:list-header>
              <text:p text:style-name="P25"><text:span text:style-name="T12">Dependent tasks</text:span><text:span text:style-name="T11">:</text:span></text:p>
            </text:list-header>
          </text:list>
          <text:list text:style-name="L10">
            <text:list-item>
              <text:p text:style-name="P25"><text:span text:style-name="T36"><text:s/></text:span><text:span text:style-name="T11">In the task set there are some </text:span><text:span text:style-name="T12">precedence constraints</text:span><text:span text:style-name="T11"> defined by</text:span><text:span text:style-name="T2"> a </text:span><text:span text:style-name="T11">precedence relation. </text:span><text:span text:style-name="T30">T</text:span><text:span text:style-name="T35">i</text:span><text:span text:style-name="T50"></text:span><text:span text:style-name="T30">T</text:span><text:span text:style-name="T35">j</text:span><text:span text:style-name="T11"> means that task </text:span><text:span text:style-name="T30">T</text:span><text:span text:style-name="T35">j</text:span><text:span text:style-name="T11"> cannot be started until </text:span><text:span text:style-name="T30">T</text:span><text:span text:style-name="T35">i </text:span><text:span text:style-name="T11"><text:s/>is completed (e.</text:span><text:span text:style-name="T2">g.</text:span><text:span text:style-name="T11"> </text:span><text:span text:style-name="T30">T</text:span><text:span text:style-name="T35">j</text:span><text:span text:style-name="T11"> needs </text:span><text:span text:style-name="T2">the </text:span><text:span text:style-name="T11">results of </text:span><text:span text:style-name="T30">T</text:span><text:span text:style-name="T35">i</text:span><text:span text:style-name="T11">).</text:span></text:p>
            </text:list-item>
            <text:list-item>
              <text:p text:style-name="P25"><text:span text:style-name="T11"><text:s/></text:span><text:span text:style-name="T11">In the case there are no precedence constraints, we say that the tasks are </text:span><text:span text:style-name="T12">independent</text:span><text:span text:style-name="T11"> (by default). In the other case we say that the tasks are </text:span><text:span text:style-name="T12">dependent</text:span><text:span text:style-name="T11">. </text:span></text:p>
            </text:list-item>
            <text:list-item>
              <text:p text:style-name="P25"><text:span text:style-name="T11"><text:s/></text:span><text:span text:style-name="T11">The precedence relation is usually represented as a directed graph in which nodes correspond to tasks and arcs </text:span><text:span text:style-name="T2">represent</text:span><text:span text:style-name="T11"> precedence constraints (</text:span><text:span text:style-name="T30">task-on-node graph</text:span><text:span text:style-name="T11">). Transitive arcs are </text:span><text:span text:style-name="T2">usually</text:span><text:span text:style-name="T11"> removed from precedence graph.</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5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0"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1"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57" draw:text-style-name="P23" draw:layer="layout" svg:width="21.801cm" svg:height="1.192cm" svg:x="0.847cm" svg:y="2.328cm">
          <text:list text:style-name="L1">
            <text:list-header>
              <text:p text:style-name="P22"><text:span text:style-name="T22">Tasks characterization</text:span></text:p>
            </text:list-header>
          </text:list>
          <draw:enhanced-geometry svg:viewBox="0 0 21600 21600" draw:type="mso-spt202" draw:enhanced-path="M 0 0 L 21600 0 21600 21600 0 21600 0 0 Z N"/>
        </draw:custom-shape>
        <draw:custom-shape draw:name="Text Box 4" draw:style-name="gr58" draw:text-style-name="P26" draw:layer="layout" svg:width="24.765cm" svg:height="1.417cm" svg:x="0.635cm" svg:y="3.598cm">
          <text:list text:style-name="L5">
            <text:list-header>
              <text:p text:style-name="P25"><text:span text:style-name="T17">Example. </text:span><text:span text:style-name="T11">A schedule for 10 dependent tasks (</text:span><text:span text:style-name="T30">p</text:span><text:span text:style-name="T35">j</text:span><text:span text:style-name="T11"> given in the nodes).</text:span></text:p>
            </text:list-header>
          </text:list>
          <draw:enhanced-geometry svg:viewBox="0 0 21600 21600" draw:type="mso-spt202" draw:enhanced-path="M 0 0 L 21600 0 21600 21600 0 21600 0 0 Z N"/>
        </draw:custom-shape>
        <draw:g draw:name="Group 5">
          <draw:custom-shape draw:name="Oval 6" draw:style-name="gr59" draw:text-style-name="P33" draw:layer="layout" svg:width="1.147cm" svg:height="1.147cm" svg:x="2.778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0" draw:text-style-name="P37" draw:layer="layout" svg:width="1.151cm" svg:height="1.147cm" svg:x="7.55cm" svg:y="16.995cm">
            <text:list text:style-name="L5">
              <text:list-header>
                <text:p text:style-name="P24"><text:span text:style-name="T51"/></text:p>
                <text:p text:style-name="P24"><text:span text:style-name="T5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1" draw:text-style-name="P33" draw:layer="layout" svg:width="1.146cm" svg:height="1.146cm" svg:x="16.202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62" draw:text-style-name="P33" draw:layer="layout" svg:width="1.146cm" svg:height="1.147cm" svg:x="11.254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3" draw:text-style-name="P33" draw:layer="layout" svg:width="1.146cm" svg:height="1.146cm" svg:x="6.412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64" draw:text-style-name="P33" draw:layer="layout" svg:width="1.151cm" svg:height="1.151cm" svg:x="0.856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65" draw:text-style-name="P37" draw:layer="layout" svg:width="1.151cm" svg:height="1.151cm" svg:x="7.444cm" svg:y="12.669cm">
            <text:list text:style-name="L5">
              <text:list-header>
                <text:p text:style-name="P24"><text:span text:style-name="T5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66" draw:text-style-name="P37" draw:layer="layout" svg:width="1.147cm" svg:height="1.151cm" svg:x="15.813cm" svg:y="8.943cm">
            <text:list text:style-name="L5">
              <text:list-header>
                <text:p text:style-name="P24"><text:span text:style-name="T52">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67" draw:text-style-name="P37" draw:layer="layout" svg:width="1.147cm" svg:height="1.147cm" svg:x="3.638cm" svg:y="8.837cm">
            <text:list text:style-name="L5">
              <text:list-header>
                <text:p text:style-name="P24"><text:span text:style-name="T53">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5" draw:style-name="gr68" draw:text-style-name="P37" draw:layer="layout" svg:width="2.01cm" svg:height="1.896cm" svg:x="2.351cm" svg:y="8.811cm">
            <text:list text:style-name="L5">
              <text:list-header>
                <text:p text:style-name="P24"><text:span text:style-name="T54">T</text:span><text:span text:style-name="T19">5</text:span></text:p>
              </text:list-header>
            </text:list>
            <draw:enhanced-geometry svg:viewBox="0 0 21600 21600" draw:type="mso-spt202" draw:enhanced-path="M 0 0 L 21600 0 21600 21600 0 21600 0 0 Z N"/>
          </draw:custom-shape>
          <draw:custom-shape draw:name="Oval 16" draw:style-name="gr69" draw:text-style-name="P37" draw:layer="layout" svg:width="1.146cm" svg:height="1.147cm" svg:x="11.254cm" svg:y="8.837cm">
            <text:list text:style-name="L5">
              <text:list-header>
                <text:p text:style-name="P24"><text:span text:style-name="T5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70" draw:text-style-name="P38" draw:layer="layout" svg:x1="1.861cm" svg:y1="6.059cm" svg:x2="3.815cm" svg:y2="8.987cm">
            <text:p/>
          </draw:line>
          <draw:line draw:name="Line 18" draw:style-name="gr70" draw:text-style-name="P38" draw:layer="layout" svg:x1="6.571cm" svg:y1="6.059cm" svg:x2="4.617cm" svg:y2="9.044cm">
            <text:p/>
          </draw:line>
          <draw:line draw:name="Line 19" draw:style-name="gr70" draw:text-style-name="P38" draw:layer="layout" svg:x1="7.435cm" svg:y1="6.002cm" svg:x2="11.28cm" svg:y2="9.159cm">
            <text:p/>
          </draw:line>
          <draw:line draw:name="Line 20" draw:style-name="gr70" draw:text-style-name="P38" draw:layer="layout" svg:x1="16.395cm" svg:y1="6.116cm" svg:x2="12.258cm" svg:y2="8.987cm">
            <text:p/>
          </draw:line>
          <draw:line draw:name="Line 21" draw:style-name="gr70" draw:text-style-name="P38" draw:layer="layout" svg:x1="11.395cm" svg:y1="9.794cm" svg:x2="8.467cm" svg:y2="12.837cm">
            <text:p/>
          </draw:line>
          <draw:line draw:name="Line 22" draw:style-name="gr70" draw:text-style-name="P38" draw:layer="layout" svg:x1="4.675cm" svg:y1="9.851cm" svg:x2="7.722cm" svg:y2="12.837cm">
            <text:p/>
          </draw:line>
          <draw:line draw:name="Line 23" draw:style-name="gr70" draw:text-style-name="P38" draw:layer="layout" svg:x1="12.303cm" svg:y1="9.366cm" svg:x2="15.902cm" svg:y2="9.578cm">
            <text:p/>
          </draw:line>
          <draw:line draw:name="Line 24" draw:style-name="gr70" draw:text-style-name="P38" draw:layer="layout" svg:x1="8.066cm" svg:y1="13.833cm" svg:x2="8.066cm" svg:y2="16.995cm">
            <text:p/>
          </draw:line>
          <draw:line draw:name="Line 25" draw:style-name="gr70" draw:text-style-name="P38" draw:layer="layout" svg:x1="11.801cm" svg:y1="6.174cm" svg:x2="11.801cm" svg:y2="8.837cm">
            <text:p/>
          </draw:line>
          <draw:custom-shape draw:name="Text Box 26" draw:style-name="gr71" draw:text-style-name="P37" draw:layer="layout" svg:width="1.61cm" svg:height="1.782cm" svg:x="2.937cm" svg:y="13.90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7" draw:style-name="gr72" draw:text-style-name="P37" draw:layer="layout" svg:width="1.376cm" svg:height="1.724cm" svg:x="0.988cm" svg:y="4.957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28" draw:style-name="gr73" draw:text-style-name="P37" draw:layer="layout" svg:width="1.609cm" svg:height="1.553cm" svg:x="6.483cm" svg:y="4.987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29" draw:style-name="gr74" draw:text-style-name="P37" draw:layer="layout" svg:width="1.609cm" svg:height="1.782cm" svg:x="11.448cm" svg:y="5.009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30" draw:style-name="gr75" draw:text-style-name="P37" draw:layer="layout" svg:width="1.349cm" svg:height="1.896cm" svg:x="-0.185cm" svg:y="4.921cm">
            <text:list text:style-name="L5">
              <text:list-header>
                <text:p text:style-name="P24"><text:span text:style-name="T54">T</text:span><text:span text:style-name="T19">1</text:span></text:p>
              </text:list-header>
            </text:list>
            <draw:enhanced-geometry svg:viewBox="0 0 21600 21600" draw:type="mso-spt202" draw:enhanced-path="M 0 0 L 21600 0 21600 21600 0 21600 0 0 Z N"/>
          </draw:custom-shape>
          <draw:custom-shape draw:name="Text Box 31" draw:style-name="gr76" draw:text-style-name="P37" draw:layer="layout" svg:width="2.011cm" svg:height="1.896cm" svg:x="5.23cm" svg:y="4.974cm">
            <text:list text:style-name="L5">
              <text:list-header>
                <text:p text:style-name="P24"><text:span text:style-name="T54">T</text:span><text:span text:style-name="T19">2</text:span></text:p>
              </text:list-header>
            </text:list>
            <draw:enhanced-geometry svg:viewBox="0 0 21600 21600" draw:type="mso-spt202" draw:enhanced-path="M 0 0 L 21600 0 21600 21600 0 21600 0 0 Z N"/>
          </draw:custom-shape>
          <draw:custom-shape draw:name="Text Box 32" draw:style-name="gr77" draw:text-style-name="P37" draw:layer="layout" svg:width="2.01cm" svg:height="1.896cm" svg:x="10.046cm" svg:y="4.974cm">
            <text:list text:style-name="L5">
              <text:list-header>
                <text:p text:style-name="P24"><text:span text:style-name="T54">T</text:span><text:span text:style-name="T19">3</text:span></text:p>
              </text:list-header>
            </text:list>
            <draw:enhanced-geometry svg:viewBox="0 0 21600 21600" draw:type="mso-spt202" draw:enhanced-path="M 0 0 L 21600 0 21600 21600 0 21600 0 0 Z N"/>
          </draw:custom-shape>
          <draw:custom-shape draw:name="Text Box 33" draw:style-name="gr78" draw:text-style-name="P37" draw:layer="layout" svg:width="2.011cm" svg:height="1.896cm" svg:x="14.967cm" svg:y="4.974cm">
            <text:list text:style-name="L5">
              <text:list-header>
                <text:p text:style-name="P24"><text:span text:style-name="T54">T</text:span><text:span text:style-name="T19">4</text:span></text:p>
              </text:list-header>
            </text:list>
            <draw:enhanced-geometry svg:viewBox="0 0 21600 21600" draw:type="mso-spt202" draw:enhanced-path="M 0 0 L 21600 0 21600 21600 0 21600 0 0 Z N"/>
          </draw:custom-shape>
          <draw:custom-shape draw:name="Text Box 34" draw:style-name="gr79" draw:text-style-name="P37" draw:layer="layout" svg:width="2.011cm" svg:height="1.896cm" svg:x="10.098cm" svg:y="8.784cm">
            <text:list text:style-name="L5">
              <text:list-header>
                <text:p text:style-name="P24"><text:span text:style-name="T54">T</text:span><text:span text:style-name="T19">6</text:span></text:p>
              </text:list-header>
            </text:list>
            <draw:enhanced-geometry svg:viewBox="0 0 21600 21600" draw:type="mso-spt202" draw:enhanced-path="M 0 0 L 21600 0 21600 21600 0 21600 0 0 Z N"/>
          </draw:custom-shape>
          <draw:custom-shape draw:name="Text Box 35" draw:style-name="gr80" draw:text-style-name="P37" draw:layer="layout" svg:width="2.01cm" svg:height="1.896cm" svg:x="6.183cm" svg:y="12.669cm">
            <text:list text:style-name="L5">
              <text:list-header>
                <text:p text:style-name="P24"><text:span text:style-name="T54">T</text:span><text:span text:style-name="T19">7</text:span></text:p>
              </text:list-header>
            </text:list>
            <draw:enhanced-geometry svg:viewBox="0 0 21600 21600" draw:type="mso-spt202" draw:enhanced-path="M 0 0 L 21600 0 21600 21600 0 21600 0 0 Z N"/>
          </draw:custom-shape>
          <draw:custom-shape draw:name="Text Box 36" draw:style-name="gr81" draw:text-style-name="P37" draw:layer="layout" svg:width="2.011cm" svg:height="1.896cm" svg:x="14.632cm" svg:y="8.996cm">
            <text:list text:style-name="L5">
              <text:list-header>
                <text:p text:style-name="P24"><text:span text:style-name="T54">T</text:span><text:span text:style-name="T19">8</text:span></text:p>
              </text:list-header>
            </text:list>
            <draw:enhanced-geometry svg:viewBox="0 0 21600 21600" draw:type="mso-spt202" draw:enhanced-path="M 0 0 L 21600 0 21600 21600 0 21600 0 0 Z N"/>
          </draw:custom-shape>
          <draw:custom-shape draw:name="Text Box 37" draw:style-name="gr82" draw:text-style-name="P37" draw:layer="layout" svg:width="1.349cm" svg:height="1.896cm" svg:x="6.315cm" svg:y="16.942cm">
            <text:list text:style-name="L5">
              <text:list-header>
                <text:p text:style-name="P24"><text:span text:style-name="T54">T</text:span><text:span text:style-name="T19">9</text:span></text:p>
              </text:list-header>
            </text:list>
            <draw:enhanced-geometry svg:viewBox="0 0 21600 21600" draw:type="mso-spt202" draw:enhanced-path="M 0 0 L 21600 0 21600 21600 0 21600 0 0 Z N"/>
          </draw:custom-shape>
          <draw:custom-shape draw:name="Text Box 38" draw:style-name="gr83" draw:text-style-name="P37" draw:layer="layout" svg:width="1.685cm" svg:height="1.896cm" svg:x="1.508cm" svg:y="13.82cm">
            <text:list text:style-name="L5">
              <text:list-header>
                <text:p text:style-name="P24"><text:span text:style-name="T54">T</text:span><text:span text:style-name="T19">10</text:span></text:p>
              </text:list-header>
            </text:list>
            <draw:enhanced-geometry svg:viewBox="0 0 21600 21600" draw:type="mso-spt202" draw:enhanced-path="M 0 0 L 21600 0 21600 21600 0 21600 0 0 Z N"/>
          </draw:custom-shape>
          <draw:custom-shape draw:name="Text Box 39" draw:style-name="gr84" draw:text-style-name="P37" draw:layer="layout" svg:width="1.782cm" svg:height="1.552cm" svg:x="16.21cm" svg:y="5.014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40" draw:style-name="gr85" draw:text-style-name="P37" draw:layer="layout" svg:width="0.926cm" svg:height="1.089cm" svg:x="7.629cm" svg:y="16.995cm">
            <text:list text:style-name="L5">
              <text:list-header>
                <text:p text:style-name="P24"><text:span text:style-name="T52">2</text:span></text:p>
              </text:list-header>
            </text:list>
            <draw:enhanced-geometry svg:viewBox="0 0 21600 21600" draw:type="mso-spt202" draw:enhanced-path="M 0 0 L 21600 0 21600 21600 0 21600 0 0 Z N"/>
          </draw:custom-shape>
        </draw:g>
        <draw:frame draw:name="Object 41" draw:style-name="gr33" xml:id="id13" draw:id="id13" draw:layer="layout" svg:width="14.393cm" svg:height="6.001cm" svg:x="10.16cm" svg:y="12.277cm">
          <draw:object-ole draw:class-id="00020907-0000-0000-c000-000000000046" xlink:href="./Object 6" xlink:type="simple" xlink:show="embed" xlink:actuate="onLoad">
            <text:p/>
          </draw:object-ole>
          <draw:image xlink:href="./ObjectReplacements/Object 6"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3" smil:attributeName="visibility" smil:to="visible"/>
                  <anim:animate smil:dur="0.5s" smil:fill="hold" smil:targetElement="id13" smil:attributeName="x" smil:values="1+width/2;x" smil:keyTimes="0;1" smil:additive="base"/>
                  <anim:animate smil:dur="0.5s" smil:fill="hold" smil:targetElement="id13" smil:attributeName="y" smil:values="y;y" smil:keyTimes="0;1" smil:additive="base"/>
                </anim:par>
              </anim:par>
            </anim:par>
          </anim:seq>
        </anim:par>
        <presentation:notes draw:style-name="dp2" presentation:use-date-time-name="dtd1">
          <draw:custom-shape draw:name="Rectangle 7" draw:style-name="gr8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1"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2"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87" draw:text-style-name="P23" draw:layer="layout" svg:width="21.801cm" svg:height="1.192cm" svg:x="0.847cm" svg:y="2.328cm">
          <text:list text:style-name="L1">
            <text:list-header>
              <text:p text:style-name="P22"><text:span text:style-name="T22">Tasks characterization</text:span></text:p>
            </text:list-header>
          </text:list>
          <draw:enhanced-geometry svg:viewBox="0 0 21600 21600" draw:type="mso-spt202" draw:enhanced-path="M 0 0 L 21600 0 21600 21600 0 21600 0 0 Z N"/>
        </draw:custom-shape>
        <draw:custom-shape draw:name="Text Box 4" draw:style-name="gr88" draw:text-style-name="P26" draw:layer="layout" svg:width="24.765cm" svg:height="1.417cm" svg:x="0.635cm" svg:y="3.598cm">
          <text:list text:style-name="L5">
            <text:list-header>
              <text:p text:style-name="P25"><text:span text:style-name="T17">Example. </text:span><text:span text:style-name="T11">A schedule for 10 dependent tasks (</text:span><text:span text:style-name="T30">p</text:span><text:span text:style-name="T35">j</text:span><text:span text:style-name="T11"> given in the nodes).</text:span></text:p>
            </text:list-header>
          </text:list>
          <draw:enhanced-geometry svg:viewBox="0 0 21600 21600" draw:type="mso-spt202" draw:enhanced-path="M 0 0 L 21600 0 21600 21600 0 21600 0 0 Z N"/>
        </draw:custom-shape>
        <draw:g draw:name="Group 5">
          <draw:custom-shape draw:name="Oval 6" draw:style-name="gr89" draw:text-style-name="P33" draw:layer="layout" svg:width="1.147cm" svg:height="1.147cm" svg:x="2.778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90" draw:text-style-name="P37" draw:layer="layout" svg:width="1.151cm" svg:height="1.147cm" svg:x="7.549cm" svg:y="16.995cm">
            <text:list text:style-name="L5">
              <text:list-header>
                <text:p text:style-name="P24"><text:span text:style-name="T51"/></text:p>
                <text:p text:style-name="P24"><text:span text:style-name="T5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91" draw:text-style-name="P33" draw:layer="layout" svg:width="1.147cm" svg:height="1.146cm" svg:x="16.201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92" draw:text-style-name="P33" draw:layer="layout" svg:width="1.146cm" svg:height="1.147cm" svg:x="11.254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93" draw:text-style-name="P33" draw:layer="layout" svg:width="1.146cm" svg:height="1.146cm" svg:x="6.412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94" draw:text-style-name="P33" draw:layer="layout" svg:width="1.151cm" svg:height="1.151cm" svg:x="0.855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95" draw:text-style-name="P37" draw:layer="layout" svg:width="1.151cm" svg:height="1.151cm" svg:x="7.444cm" svg:y="12.669cm">
            <text:list text:style-name="L5">
              <text:list-header>
                <text:p text:style-name="P24"><text:span text:style-name="T5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96" draw:text-style-name="P37" draw:layer="layout" svg:width="1.147cm" svg:height="1.151cm" svg:x="15.813cm" svg:y="8.943cm">
            <text:list text:style-name="L5">
              <text:list-header>
                <text:p text:style-name="P24"><text:span text:style-name="T52">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97" draw:text-style-name="P37" draw:layer="layout" svg:width="1.147cm" svg:height="1.147cm" svg:x="3.638cm" svg:y="8.837cm">
            <text:list text:style-name="L5">
              <text:list-header>
                <text:p text:style-name="P24"><text:span text:style-name="T53">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5" draw:style-name="gr98" draw:text-style-name="P37" draw:layer="layout" svg:width="2.011cm" svg:height="1.896cm" svg:x="2.35cm" svg:y="8.811cm">
            <text:list text:style-name="L5">
              <text:list-header>
                <text:p text:style-name="P24"><text:span text:style-name="T54">T</text:span><text:span text:style-name="T19">5</text:span></text:p>
              </text:list-header>
            </text:list>
            <draw:enhanced-geometry svg:viewBox="0 0 21600 21600" draw:type="mso-spt202" draw:enhanced-path="M 0 0 L 21600 0 21600 21600 0 21600 0 0 Z N"/>
          </draw:custom-shape>
          <draw:custom-shape draw:name="Oval 16" draw:style-name="gr99" draw:text-style-name="P37" draw:layer="layout" svg:width="1.146cm" svg:height="1.147cm" svg:x="11.254cm" svg:y="8.837cm">
            <text:list text:style-name="L5">
              <text:list-header>
                <text:p text:style-name="P24"><text:span text:style-name="T5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100" draw:text-style-name="P38" draw:layer="layout" svg:x1="1.861cm" svg:y1="6.059cm" svg:x2="3.814cm" svg:y2="8.987cm">
            <text:p/>
          </draw:line>
          <draw:line draw:name="Line 18" draw:style-name="gr70" draw:text-style-name="P38" draw:layer="layout" svg:x1="6.569cm" svg:y1="6.059cm" svg:x2="4.616cm" svg:y2="9.044cm">
            <text:p/>
          </draw:line>
          <draw:line draw:name="Line 19" draw:style-name="gr70" draw:text-style-name="P38" draw:layer="layout" svg:x1="7.435cm" svg:y1="6.002cm" svg:x2="11.28cm" svg:y2="9.159cm">
            <text:p/>
          </draw:line>
          <draw:line draw:name="Line 20" draw:style-name="gr70" draw:text-style-name="P38" draw:layer="layout" svg:x1="16.395cm" svg:y1="6.116cm" svg:x2="12.259cm" svg:y2="8.987cm">
            <text:p/>
          </draw:line>
          <draw:line draw:name="Line 21" draw:style-name="gr70" draw:text-style-name="P38" draw:layer="layout" svg:x1="11.395cm" svg:y1="9.794cm" svg:x2="8.467cm" svg:y2="12.837cm">
            <text:p/>
          </draw:line>
          <draw:line draw:name="Line 22" draw:style-name="gr70" draw:text-style-name="P38" draw:layer="layout" svg:x1="4.674cm" svg:y1="9.851cm" svg:x2="7.721cm" svg:y2="12.837cm">
            <text:p/>
          </draw:line>
          <draw:line draw:name="Line 23" draw:style-name="gr70" draw:text-style-name="P38" draw:layer="layout" svg:x1="12.303cm" svg:y1="9.366cm" svg:x2="15.901cm" svg:y2="9.578cm">
            <text:p/>
          </draw:line>
          <draw:line draw:name="Line 24" draw:style-name="gr70" draw:text-style-name="P38" draw:layer="layout" svg:x1="8.065cm" svg:y1="13.833cm" svg:x2="8.065cm" svg:y2="16.995cm">
            <text:p/>
          </draw:line>
          <draw:line draw:name="Line 25" draw:style-name="gr70" draw:text-style-name="P38" draw:layer="layout" svg:x1="11.8cm" svg:y1="6.174cm" svg:x2="11.8cm" svg:y2="8.837cm">
            <text:p/>
          </draw:line>
          <draw:custom-shape draw:name="Text Box 26" draw:style-name="gr101" draw:text-style-name="P37" draw:layer="layout" svg:width="1.609cm" svg:height="1.782cm" svg:x="2.937cm" svg:y="13.90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7" draw:style-name="gr102" draw:text-style-name="P37" draw:layer="layout" svg:width="1.376cm" svg:height="1.724cm" svg:x="0.988cm" svg:y="4.957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28" draw:style-name="gr103" draw:text-style-name="P37" draw:layer="layout" svg:width="1.61cm" svg:height="1.553cm" svg:x="6.482cm" svg:y="4.987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29" draw:style-name="gr104" draw:text-style-name="P37" draw:layer="layout" svg:width="1.609cm" svg:height="1.782cm" svg:x="11.448cm" svg:y="5.009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30" draw:style-name="gr105" draw:text-style-name="P37" draw:layer="layout" svg:width="1.349cm" svg:height="1.896cm" svg:x="-0.185cm" svg:y="4.921cm">
            <text:list text:style-name="L5">
              <text:list-header>
                <text:p text:style-name="P24"><text:span text:style-name="T54">T</text:span><text:span text:style-name="T19">1</text:span></text:p>
              </text:list-header>
            </text:list>
            <draw:enhanced-geometry svg:viewBox="0 0 21600 21600" draw:type="mso-spt202" draw:enhanced-path="M 0 0 L 21600 0 21600 21600 0 21600 0 0 Z N"/>
          </draw:custom-shape>
          <draw:custom-shape draw:name="Text Box 31" draw:style-name="gr106" draw:text-style-name="P37" draw:layer="layout" svg:width="2.011cm" svg:height="1.896cm" svg:x="5.23cm" svg:y="4.974cm">
            <text:list text:style-name="L5">
              <text:list-header>
                <text:p text:style-name="P24"><text:span text:style-name="T54">T</text:span><text:span text:style-name="T19">2</text:span></text:p>
              </text:list-header>
            </text:list>
            <draw:enhanced-geometry svg:viewBox="0 0 21600 21600" draw:type="mso-spt202" draw:enhanced-path="M 0 0 L 21600 0 21600 21600 0 21600 0 0 Z N"/>
          </draw:custom-shape>
          <draw:custom-shape draw:name="Text Box 32" draw:style-name="gr107" draw:text-style-name="P37" draw:layer="layout" svg:width="2.011cm" svg:height="1.896cm" svg:x="10.045cm" svg:y="4.974cm">
            <text:list text:style-name="L5">
              <text:list-header>
                <text:p text:style-name="P24"><text:span text:style-name="T54">T</text:span><text:span text:style-name="T19">3</text:span></text:p>
              </text:list-header>
            </text:list>
            <draw:enhanced-geometry svg:viewBox="0 0 21600 21600" draw:type="mso-spt202" draw:enhanced-path="M 0 0 L 21600 0 21600 21600 0 21600 0 0 Z N"/>
          </draw:custom-shape>
          <draw:custom-shape draw:name="Text Box 33" draw:style-name="gr108" draw:text-style-name="P37" draw:layer="layout" svg:width="2.01cm" svg:height="1.896cm" svg:x="14.967cm" svg:y="4.974cm">
            <text:list text:style-name="L5">
              <text:list-header>
                <text:p text:style-name="P24"><text:span text:style-name="T54">T</text:span><text:span text:style-name="T19">4</text:span></text:p>
              </text:list-header>
            </text:list>
            <draw:enhanced-geometry svg:viewBox="0 0 21600 21600" draw:type="mso-spt202" draw:enhanced-path="M 0 0 L 21600 0 21600 21600 0 21600 0 0 Z N"/>
          </draw:custom-shape>
          <draw:custom-shape draw:name="Text Box 34" draw:style-name="gr109" draw:text-style-name="P37" draw:layer="layout" svg:width="2.011cm" svg:height="1.896cm" svg:x="10.098cm" svg:y="8.784cm">
            <text:list text:style-name="L5">
              <text:list-header>
                <text:p text:style-name="P24"><text:span text:style-name="T54">T</text:span><text:span text:style-name="T19">6</text:span></text:p>
              </text:list-header>
            </text:list>
            <draw:enhanced-geometry svg:viewBox="0 0 21600 21600" draw:type="mso-spt202" draw:enhanced-path="M 0 0 L 21600 0 21600 21600 0 21600 0 0 Z N"/>
          </draw:custom-shape>
          <draw:custom-shape draw:name="Text Box 35" draw:style-name="gr110" draw:text-style-name="P37" draw:layer="layout" svg:width="2.011cm" svg:height="1.896cm" svg:x="6.182cm" svg:y="12.669cm">
            <text:list text:style-name="L5">
              <text:list-header>
                <text:p text:style-name="P24"><text:span text:style-name="T54">T</text:span><text:span text:style-name="T19">7</text:span></text:p>
              </text:list-header>
            </text:list>
            <draw:enhanced-geometry svg:viewBox="0 0 21600 21600" draw:type="mso-spt202" draw:enhanced-path="M 0 0 L 21600 0 21600 21600 0 21600 0 0 Z N"/>
          </draw:custom-shape>
          <draw:custom-shape draw:name="Text Box 36" draw:style-name="gr111" draw:text-style-name="P37" draw:layer="layout" svg:width="2.011cm" svg:height="1.896cm" svg:x="14.631cm" svg:y="8.996cm">
            <text:list text:style-name="L5">
              <text:list-header>
                <text:p text:style-name="P24"><text:span text:style-name="T54">T</text:span><text:span text:style-name="T19">8</text:span></text:p>
              </text:list-header>
            </text:list>
            <draw:enhanced-geometry svg:viewBox="0 0 21600 21600" draw:type="mso-spt202" draw:enhanced-path="M 0 0 L 21600 0 21600 21600 0 21600 0 0 Z N"/>
          </draw:custom-shape>
          <draw:custom-shape draw:name="Text Box 37" draw:style-name="gr112" draw:text-style-name="P37" draw:layer="layout" svg:width="1.349cm" svg:height="1.896cm" svg:x="6.315cm" svg:y="16.942cm">
            <text:list text:style-name="L5">
              <text:list-header>
                <text:p text:style-name="P24"><text:span text:style-name="T54">T</text:span><text:span text:style-name="T19">9</text:span></text:p>
              </text:list-header>
            </text:list>
            <draw:enhanced-geometry svg:viewBox="0 0 21600 21600" draw:type="mso-spt202" draw:enhanced-path="M 0 0 L 21600 0 21600 21600 0 21600 0 0 Z N"/>
          </draw:custom-shape>
          <draw:custom-shape draw:name="Text Box 38" draw:style-name="gr113" draw:text-style-name="P37" draw:layer="layout" svg:width="1.685cm" svg:height="1.896cm" svg:x="1.508cm" svg:y="13.82cm">
            <text:list text:style-name="L5">
              <text:list-header>
                <text:p text:style-name="P24"><text:span text:style-name="T54">T</text:span><text:span text:style-name="T19">10</text:span></text:p>
              </text:list-header>
            </text:list>
            <draw:enhanced-geometry svg:viewBox="0 0 21600 21600" draw:type="mso-spt202" draw:enhanced-path="M 0 0 L 21600 0 21600 21600 0 21600 0 0 Z N"/>
          </draw:custom-shape>
          <draw:custom-shape draw:name="Text Box 39" draw:style-name="gr114" draw:text-style-name="P37" draw:layer="layout" svg:width="1.782cm" svg:height="1.552cm" svg:x="16.21cm" svg:y="5.014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40" draw:style-name="gr115" draw:text-style-name="P37" draw:layer="layout" svg:width="0.926cm" svg:height="1.089cm" svg:x="7.629cm" svg:y="16.995cm">
            <text:list text:style-name="L5">
              <text:list-header>
                <text:p text:style-name="P24"><text:span text:style-name="T52">2</text:span></text:p>
              </text:list-header>
            </text:list>
            <draw:enhanced-geometry svg:viewBox="0 0 21600 21600" draw:type="mso-spt202" draw:enhanced-path="M 0 0 L 21600 0 21600 21600 0 21600 0 0 Z N"/>
          </draw:custom-shape>
        </draw:g>
        <draw:frame draw:name="Object 41" draw:style-name="gr33" draw:layer="layout" svg:width="14.393cm" svg:height="6.001cm" svg:x="10.16cm" svg:y="12.277cm">
          <draw:object-ole draw:class-id="00020907-0000-0000-c000-000000000046" xlink:href="./Object 7" xlink:type="simple" xlink:show="embed" xlink:actuate="onLoad">
            <text:p/>
          </draw:object-ole>
          <draw:image xlink:href="./ObjectReplacements/Object 7" xlink:type="simple" xlink:show="embed" xlink:actuate="onLoad"/>
        </draw:frame>
        <presentation:notes draw:style-name="dp2" presentation:use-date-time-name="dtd1">
          <draw:custom-shape draw:name="Rectangle 7" draw:style-name="gr11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3"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17" draw:text-style-name="P23" draw:layer="layout" svg:width="21.801cm" svg:height="1.192cm" svg:x="0.847cm" svg:y="2.328cm">
          <text:list text:style-name="L1">
            <text:list-header>
              <text:p text:style-name="P22"><text:span text:style-name="T22">Tasks characterization</text:span></text:p>
            </text:list-header>
          </text:list>
          <draw:enhanced-geometry svg:viewBox="0 0 21600 21600" draw:type="mso-spt202" draw:enhanced-path="M 0 0 L 21600 0 21600 21600 0 21600 0 0 Z N"/>
        </draw:custom-shape>
        <draw:custom-shape draw:name="Text Box 4" draw:style-name="gr118" draw:text-style-name="P26" draw:layer="layout" svg:width="24.765cm" svg:height="1.417cm" svg:x="0.635cm" svg:y="3.598cm">
          <text:list text:style-name="L5">
            <text:list-header>
              <text:p text:style-name="P25"><text:span text:style-name="T17">Example. </text:span><text:span text:style-name="T11">A schedule for 10 dependent tasks (</text:span><text:span text:style-name="T30">p</text:span><text:span text:style-name="T35">j</text:span><text:span text:style-name="T11"> given in the nodes).</text:span></text:p>
            </text:list-header>
          </text:list>
          <draw:enhanced-geometry svg:viewBox="0 0 21600 21600" draw:type="mso-spt202" draw:enhanced-path="M 0 0 L 21600 0 21600 21600 0 21600 0 0 Z N"/>
        </draw:custom-shape>
        <draw:custom-shape draw:name="Oval 5" draw:style-name="gr119" draw:text-style-name="P33" draw:layer="layout" svg:width="1.147cm" svg:height="1.147cm" svg:x="2.778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20" draw:text-style-name="P37" draw:layer="layout" svg:width="1.151cm" svg:height="1.147cm" svg:x="7.549cm" svg:y="16.995cm">
          <text:list text:style-name="L5">
            <text:list-header>
              <text:p text:style-name="P24"><text:span text:style-name="T51"/></text:p>
              <text:p text:style-name="P24"><text:span text:style-name="T5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21" draw:text-style-name="P33" draw:layer="layout" svg:width="1.147cm" svg:height="1.146cm" svg:x="16.201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22" draw:text-style-name="P33" draw:layer="layout" svg:width="1.146cm" svg:height="1.147cm" svg:x="11.254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23" draw:text-style-name="P33" draw:layer="layout" svg:width="1.146cm" svg:height="1.146cm" svg:x="6.412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24" draw:text-style-name="P33" draw:layer="layout" svg:width="1.151cm" svg:height="1.151cm" svg:x="0.855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25" draw:text-style-name="P37" draw:layer="layout" svg:width="1.151cm" svg:height="1.151cm" svg:x="7.444cm" svg:y="12.669cm">
          <text:list text:style-name="L5">
            <text:list-header>
              <text:p text:style-name="P24"><text:span text:style-name="T5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26" draw:text-style-name="P37" draw:layer="layout" svg:width="1.147cm" svg:height="1.151cm" svg:x="15.813cm" svg:y="8.943cm">
          <text:list text:style-name="L5">
            <text:list-header>
              <text:p text:style-name="P24"><text:span text:style-name="T52">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27" draw:text-style-name="P37" draw:layer="layout" svg:width="1.147cm" svg:height="1.147cm" svg:x="3.638cm" svg:y="8.837cm">
          <text:list text:style-name="L5">
            <text:list-header>
              <text:p text:style-name="P24"><text:span text:style-name="T53">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4" draw:style-name="gr128" draw:text-style-name="P37" draw:layer="layout" svg:width="2.011cm" svg:height="1.896cm" svg:x="2.35cm" svg:y="8.811cm">
          <text:list text:style-name="L5">
            <text:list-header>
              <text:p text:style-name="P24"><text:span text:style-name="T54">T</text:span><text:span text:style-name="T19">5</text:span></text:p>
            </text:list-header>
          </text:list>
          <draw:enhanced-geometry svg:viewBox="0 0 21600 21600" draw:type="mso-spt202" draw:enhanced-path="M 0 0 L 21600 0 21600 21600 0 21600 0 0 Z N"/>
        </draw:custom-shape>
        <draw:custom-shape draw:name="Oval 15" draw:style-name="gr129" draw:text-style-name="P37" draw:layer="layout" svg:width="1.146cm" svg:height="1.147cm" svg:x="11.254cm" svg:y="8.837cm">
          <text:list text:style-name="L5">
            <text:list-header>
              <text:p text:style-name="P24"><text:span text:style-name="T5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70" draw:text-style-name="P38" draw:layer="layout" svg:x1="1.861cm" svg:y1="6.059cm" svg:x2="3.814cm" svg:y2="8.987cm">
          <text:p/>
        </draw:line>
        <draw:line draw:name="Line 17" draw:style-name="gr70" draw:text-style-name="P38" draw:layer="layout" svg:x1="6.569cm" svg:y1="6.059cm" svg:x2="4.616cm" svg:y2="9.044cm">
          <text:p/>
        </draw:line>
        <draw:line draw:name="Line 18" draw:style-name="gr70" draw:text-style-name="P38" draw:layer="layout" svg:x1="7.435cm" svg:y1="6.002cm" svg:x2="11.28cm" svg:y2="9.159cm">
          <text:p/>
        </draw:line>
        <draw:line draw:name="Line 19" draw:style-name="gr70" draw:text-style-name="P38" draw:layer="layout" svg:x1="16.395cm" svg:y1="6.116cm" svg:x2="12.259cm" svg:y2="8.987cm">
          <text:p/>
        </draw:line>
        <draw:line draw:name="Line 20" draw:style-name="gr100" draw:text-style-name="P38" draw:layer="layout" svg:x1="11.395cm" svg:y1="9.794cm" svg:x2="8.467cm" svg:y2="12.837cm">
          <text:p/>
        </draw:line>
        <draw:line draw:name="Line 21" draw:style-name="gr70" draw:text-style-name="P38" draw:layer="layout" svg:x1="4.674cm" svg:y1="9.851cm" svg:x2="7.721cm" svg:y2="12.837cm">
          <text:p/>
        </draw:line>
        <draw:line draw:name="Line 22" draw:style-name="gr70" draw:text-style-name="P38" draw:layer="layout" svg:x1="12.303cm" svg:y1="9.366cm" svg:x2="15.901cm" svg:y2="9.578cm">
          <text:p/>
        </draw:line>
        <draw:line draw:name="Line 23" draw:style-name="gr70" draw:text-style-name="P38" draw:layer="layout" svg:x1="8.065cm" svg:y1="13.833cm" svg:x2="8.065cm" svg:y2="16.995cm">
          <text:p/>
        </draw:line>
        <draw:line draw:name="Line 24" draw:style-name="gr70" draw:text-style-name="P38" draw:layer="layout" svg:x1="11.8cm" svg:y1="6.174cm" svg:x2="11.8cm" svg:y2="8.837cm">
          <text:p/>
        </draw:line>
        <draw:custom-shape draw:name="Text Box 25" draw:style-name="gr130" draw:text-style-name="P37" draw:layer="layout" svg:width="1.609cm" svg:height="1.782cm" svg:x="2.937cm" svg:y="13.90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6" draw:style-name="gr131" draw:text-style-name="P37" draw:layer="layout" svg:width="1.376cm" svg:height="1.724cm" svg:x="0.988cm" svg:y="4.957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27" draw:style-name="gr132" draw:text-style-name="P37" draw:layer="layout" svg:width="1.61cm" svg:height="1.553cm" svg:x="6.482cm" svg:y="4.987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28" draw:style-name="gr133" draw:text-style-name="P37" draw:layer="layout" svg:width="1.609cm" svg:height="1.782cm" svg:x="11.448cm" svg:y="5.009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9" draw:style-name="gr134" draw:text-style-name="P37" draw:layer="layout" svg:width="1.349cm" svg:height="1.896cm" svg:x="-0.185cm" svg:y="4.921cm">
          <text:list text:style-name="L5">
            <text:list-header>
              <text:p text:style-name="P24"><text:span text:style-name="T54">T</text:span><text:span text:style-name="T19">1</text:span></text:p>
            </text:list-header>
          </text:list>
          <draw:enhanced-geometry svg:viewBox="0 0 21600 21600" draw:type="mso-spt202" draw:enhanced-path="M 0 0 L 21600 0 21600 21600 0 21600 0 0 Z N"/>
        </draw:custom-shape>
        <draw:custom-shape draw:name="Text Box 30" draw:style-name="gr135" draw:text-style-name="P37" draw:layer="layout" svg:width="2.011cm" svg:height="1.896cm" svg:x="5.23cm" svg:y="4.974cm">
          <text:list text:style-name="L5">
            <text:list-header>
              <text:p text:style-name="P24"><text:span text:style-name="T54">T</text:span><text:span text:style-name="T19">2</text:span></text:p>
            </text:list-header>
          </text:list>
          <draw:enhanced-geometry svg:viewBox="0 0 21600 21600" draw:type="mso-spt202" draw:enhanced-path="M 0 0 L 21600 0 21600 21600 0 21600 0 0 Z N"/>
        </draw:custom-shape>
        <draw:custom-shape draw:name="Text Box 31" draw:style-name="gr136" draw:text-style-name="P37" draw:layer="layout" svg:width="2.011cm" svg:height="1.896cm" svg:x="10.045cm" svg:y="4.974cm">
          <text:list text:style-name="L5">
            <text:list-header>
              <text:p text:style-name="P24"><text:span text:style-name="T54">T</text:span><text:span text:style-name="T19">3</text:span></text:p>
            </text:list-header>
          </text:list>
          <draw:enhanced-geometry svg:viewBox="0 0 21600 21600" draw:type="mso-spt202" draw:enhanced-path="M 0 0 L 21600 0 21600 21600 0 21600 0 0 Z N"/>
        </draw:custom-shape>
        <draw:custom-shape draw:name="Text Box 32" draw:style-name="gr137" draw:text-style-name="P37" draw:layer="layout" svg:width="2.01cm" svg:height="1.896cm" svg:x="14.967cm" svg:y="4.974cm">
          <text:list text:style-name="L5">
            <text:list-header>
              <text:p text:style-name="P24"><text:span text:style-name="T54">T</text:span><text:span text:style-name="T19">4</text:span></text:p>
            </text:list-header>
          </text:list>
          <draw:enhanced-geometry svg:viewBox="0 0 21600 21600" draw:type="mso-spt202" draw:enhanced-path="M 0 0 L 21600 0 21600 21600 0 21600 0 0 Z N"/>
        </draw:custom-shape>
        <draw:custom-shape draw:name="Text Box 33" draw:style-name="gr138" draw:text-style-name="P37" draw:layer="layout" svg:width="2.011cm" svg:height="1.896cm" svg:x="10.098cm" svg:y="8.784cm">
          <text:list text:style-name="L5">
            <text:list-header>
              <text:p text:style-name="P24"><text:span text:style-name="T54">T</text:span><text:span text:style-name="T19">6</text:span></text:p>
            </text:list-header>
          </text:list>
          <draw:enhanced-geometry svg:viewBox="0 0 21600 21600" draw:type="mso-spt202" draw:enhanced-path="M 0 0 L 21600 0 21600 21600 0 21600 0 0 Z N"/>
        </draw:custom-shape>
        <draw:custom-shape draw:name="Text Box 34" draw:style-name="gr139" draw:text-style-name="P37" draw:layer="layout" svg:width="2.011cm" svg:height="1.896cm" svg:x="6.182cm" svg:y="12.669cm">
          <text:list text:style-name="L5">
            <text:list-header>
              <text:p text:style-name="P24"><text:span text:style-name="T54">T</text:span><text:span text:style-name="T19">7</text:span></text:p>
            </text:list-header>
          </text:list>
          <draw:enhanced-geometry svg:viewBox="0 0 21600 21600" draw:type="mso-spt202" draw:enhanced-path="M 0 0 L 21600 0 21600 21600 0 21600 0 0 Z N"/>
        </draw:custom-shape>
        <draw:custom-shape draw:name="Text Box 35" draw:style-name="gr140" draw:text-style-name="P37" draw:layer="layout" svg:width="2.011cm" svg:height="1.896cm" svg:x="14.631cm" svg:y="8.996cm">
          <text:list text:style-name="L5">
            <text:list-header>
              <text:p text:style-name="P24"><text:span text:style-name="T54">T</text:span><text:span text:style-name="T19">8</text:span></text:p>
            </text:list-header>
          </text:list>
          <draw:enhanced-geometry svg:viewBox="0 0 21600 21600" draw:type="mso-spt202" draw:enhanced-path="M 0 0 L 21600 0 21600 21600 0 21600 0 0 Z N"/>
        </draw:custom-shape>
        <draw:custom-shape draw:name="Text Box 36" draw:style-name="gr141" draw:text-style-name="P37" draw:layer="layout" svg:width="1.349cm" svg:height="1.896cm" svg:x="6.315cm" svg:y="16.942cm">
          <text:list text:style-name="L5">
            <text:list-header>
              <text:p text:style-name="P24"><text:span text:style-name="T54">T</text:span><text:span text:style-name="T19">9</text:span></text:p>
            </text:list-header>
          </text:list>
          <draw:enhanced-geometry svg:viewBox="0 0 21600 21600" draw:type="mso-spt202" draw:enhanced-path="M 0 0 L 21600 0 21600 21600 0 21600 0 0 Z N"/>
        </draw:custom-shape>
        <draw:custom-shape draw:name="Text Box 37" draw:style-name="gr142" draw:text-style-name="P37" draw:layer="layout" svg:width="1.685cm" svg:height="1.896cm" svg:x="1.508cm" svg:y="13.82cm">
          <text:list text:style-name="L5">
            <text:list-header>
              <text:p text:style-name="P24"><text:span text:style-name="T54">T</text:span><text:span text:style-name="T19">10</text:span></text:p>
            </text:list-header>
          </text:list>
          <draw:enhanced-geometry svg:viewBox="0 0 21600 21600" draw:type="mso-spt202" draw:enhanced-path="M 0 0 L 21600 0 21600 21600 0 21600 0 0 Z N"/>
        </draw:custom-shape>
        <draw:custom-shape draw:name="Text Box 38" draw:style-name="gr143" draw:text-style-name="P37" draw:layer="layout" svg:width="1.782cm" svg:height="1.552cm" svg:x="16.21cm" svg:y="5.014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39" draw:style-name="gr144" draw:text-style-name="P37" draw:layer="layout" svg:width="0.926cm" svg:height="1.089cm" svg:x="7.629cm" svg:y="16.995cm">
          <text:list text:style-name="L5">
            <text:list-header>
              <text:p text:style-name="P24"><text:span text:style-name="T52">2</text:span></text:p>
            </text:list-header>
          </text:list>
          <draw:enhanced-geometry svg:viewBox="0 0 21600 21600" draw:type="mso-spt202" draw:enhanced-path="M 0 0 L 21600 0 21600 21600 0 21600 0 0 Z N"/>
        </draw:custom-shape>
        <draw:frame draw:name="Object 40" draw:style-name="gr33" draw:layer="layout" svg:width="14.393cm" svg:height="6.001cm" svg:x="10.16cm" svg:y="12.277cm">
          <draw:object-ole draw:class-id="00020907-0000-0000-c000-000000000046" xlink:href="./Object 8" xlink:type="simple" xlink:show="embed" xlink:actuate="onLoad">
            <text:p/>
          </draw:object-ole>
          <draw:image xlink:href="./ObjectReplacements/Object 8" xlink:type="simple" xlink:show="embed" xlink:actuate="onLoad"/>
        </draw:frame>
        <presentation:notes draw:style-name="dp2" presentation:use-date-time-name="dtd1">
          <draw:custom-shape draw:name="Rectangle 7" draw:style-name="gr14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4"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46" draw:text-style-name="P23" draw:layer="layout" svg:width="21.801cm" svg:height="1.192cm" svg:x="0.847cm" svg:y="2.328cm">
          <text:list text:style-name="L1">
            <text:list-header>
              <text:p text:style-name="P22"><text:span text:style-name="T22">Tasks characterization</text:span></text:p>
            </text:list-header>
          </text:list>
          <draw:enhanced-geometry svg:viewBox="0 0 21600 21600" draw:type="mso-spt202" draw:enhanced-path="M 0 0 L 21600 0 21600 21600 0 21600 0 0 Z N"/>
        </draw:custom-shape>
        <draw:custom-shape draw:name="Text Box 4" draw:style-name="gr147" draw:text-style-name="P26" draw:layer="layout" svg:width="24.765cm" svg:height="4.325cm" svg:x="0.635cm" svg:y="3.598cm">
          <text:list text:style-name="L5">
            <text:list-header>
              <text:p text:style-name="P25"><text:span text:style-name="T11">A schedule can be:</text:span></text:p>
            </text:list-header>
          </text:list>
          <text:list text:style-name="L7">
            <text:list-item>
              <text:p text:style-name="P24"><text:span text:style-name="T36"><text:s/></text:span><text:span text:style-name="T12">non-preemptive</text:span><text:span text:style-name="T11"> – preempti</text:span><text:span text:style-name="T2">ng</text:span><text:span text:style-name="T11"> of </text:span><text:span text:style-name="T2">any</text:span><text:span text:style-name="T11"> task</text:span><text:span text:style-name="T2"> is not</text:span><text:span text:style-name="T11"> allowed (default),</text:span></text:p>
            </text:list-item>
            <text:list-item>
              <text:p text:style-name="P24"><text:span text:style-name="T11"><text:s/></text:span><text:span text:style-name="T36"><text:s/></text:span><text:span text:style-name="T12">preemptive</text:span><text:span text:style-name="T11"> – each task may be preempted at any time and restarted later (even on a different processor) with no cost.</text:span></text:p>
            </text:list-item>
          </text:list>
          <draw:enhanced-geometry svg:viewBox="0 0 21600 21600" draw:type="mso-spt202" draw:enhanced-path="M 0 0 L 21600 0 21600 21600 0 21600 0 0 Z N"/>
        </draw:custom-shape>
        <draw:custom-shape draw:name="Text Box 5" draw:style-name="gr148" draw:text-style-name="P15" draw:layer="layout" svg:width="23.071cm" svg:height="1.192cm" svg:x="1.482cm" svg:y="15.324cm">
          <text:list text:style-name="L5">
            <text:list-header>
              <text:p text:style-name="P14"><text:span text:style-name="T16">Preemptive schedule on parallel processors</text:span></text:p>
            </text:list-header>
          </text:list>
          <draw:enhanced-geometry svg:viewBox="0 0 21600 21600" draw:type="mso-spt202" draw:enhanced-path="M 0 0 L 21600 0 21600 21600 0 21600 0 0 Z N"/>
        </draw:custom-shape>
        <draw:frame draw:name="Object 6" draw:style-name="gr149" draw:layer="layout" svg:width="11.814cm" svg:height="5.128cm" svg:x="6.985cm" svg:y="10.372cm">
          <draw:object-ole draw:class-id="00020907-0000-0000-c000-000000000046" xlink:href="./Object 9" xlink:type="simple" xlink:show="embed" xlink:actuate="onLoad">
            <text:p/>
          </draw:object-ole>
          <draw:image xlink:href="./ObjectReplacements/Object 9" xlink:type="simple" xlink:show="embed" xlink:actuate="onLoad"/>
        </draw:frame>
        <presentation:notes draw:style-name="dp2" presentation:use-date-time-name="dtd1">
          <draw:custom-shape draw:name="Rectangle 7" draw:style-name="gr150"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5"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51" draw:text-style-name="P23" draw:layer="layout" svg:width="21.801cm" svg:height="7.428cm" svg:x="0.847cm" svg:y="2.752cm">
          <text:list text:style-name="L6">
            <text:list-header>
              <text:p text:style-name="P22"><text:span text:style-name="T55">Feasible</text:span><text:span text:style-name="T56"> schedule conditions</text:span><text:span text:style-name="T22"> </text:span><text:span text:style-name="T16">(gathered):</text:span></text:p>
            </text:list-header>
          </text:list>
          <text:list text:style-name="L10">
            <text:list-item>
              <text:p text:style-name="P25"><text:span text:style-name="T11"><text:s/></text:span><text:span text:style-name="T11">each processor is assigned to at most one task at a time,</text:span></text:p>
            </text:list-item>
            <text:list-item>
              <text:p text:style-name="P25"><text:span text:style-name="T11"><text:s/></text:span><text:span text:style-name="T11">each task is processed by at most one machine at a time,</text:span></text:p>
            </text:list-item>
            <text:list-item>
              <text:p text:style-name="P25"><text:span text:style-name="T11"><text:s/></text:span><text:span text:style-name="T11">task </text:span><text:span text:style-name="T30">T</text:span><text:span text:style-name="T35">j</text:span><text:span text:style-name="T11"> is processed </text:span><text:span text:style-name="T57">completely</text:span><text:span text:style-name="T11"> in </text:span><text:span text:style-name="T2">the </text:span><text:span text:style-name="T11">time interval [</text:span><text:span text:style-name="T30">r</text:span><text:span text:style-name="T35">j</text:span><text:span text:style-name="T11">,</text:span><text:span text:style-name="T58"></text:span><text:span text:style-name="T11">),</text:span></text:p>
            </text:list-item>
            <text:list-item>
              <text:p text:style-name="P25"><text:span text:style-name="T11"><text:s/></text:span><text:span text:style-name="T11">precedence constraints are satisfied,</text:span></text:p>
            </text:list-item>
            <text:list-item>
              <text:p text:style-name="P25"><text:span text:style-name="T11"><text:s/></text:span><text:span text:style-name="T11">in the case of non-preemptive scheduling no task is preempted, otherwise the number of preemptions is finite.</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15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6"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53" draw:text-style-name="P40" draw:layer="layout" svg:width="24.977cm" svg:height="9.533cm" svg:x="0.423cm" svg:y="4.022cm">
          <text:list text:style-name="L5">
            <text:list-header>
              <text:p text:style-name="P39"><text:span text:style-name="T17">A location</text:span><text:span text:style-name="T11"> of the task </text:span><text:span text:style-name="T30">T</text:span><text:span text:style-name="T35">i</text:span><text:span text:style-name="T11"> within the schedule:</text:span></text:p>
            </text:list-header>
          </text:list>
          <text:list text:style-name="L7">
            <text:list-item>
              <text:p text:style-name="P18"><text:span text:style-name="T30"><text:s/></text:span><text:span text:style-name="T12">completion time</text:span><text:span text:style-name="T11"> </text:span><text:span text:style-name="T30">C</text:span><text:span text:style-name="T35">i</text:span></text:p>
            </text:list-item>
            <text:list-item>
              <text:p text:style-name="P18"><text:span text:style-name="T11"><text:s/></text:span><text:span text:style-name="T12">flow time</text:span><text:span text:style-name="T36"> </text:span><text:span text:style-name="T30">F</text:span><text:span text:style-name="T35">i</text:span><text:span text:style-name="T11">=</text:span><text:span text:style-name="T30">C</text:span><text:span text:style-name="T35">i</text:span><text:span text:style-name="T11">–</text:span><text:span text:style-name="T30">r</text:span><text:span text:style-name="T35">i</text:span><text:span text:style-name="T30">,</text:span></text:p>
            </text:list-item>
            <text:list-item>
              <text:p text:style-name="P18"><text:span text:style-name="T35"><text:s/></text:span><text:span text:style-name="T12">lateness</text:span><text:span text:style-name="T11"> </text:span><text:span text:style-name="T30">L</text:span><text:span text:style-name="T35">i</text:span><text:span text:style-name="T11">=</text:span><text:span text:style-name="T30">C</text:span><text:span text:style-name="T35">i</text:span><text:span text:style-name="T11">–</text:span><text:span text:style-name="T30">d</text:span><text:span text:style-name="T35">i</text:span><text:span text:style-name="T30">,</text:span></text:p>
            </text:list-item>
            <text:list-item>
              <text:p text:style-name="P18"><text:span text:style-name="T35"><text:s/></text:span><text:span text:style-name="T12">tardiness</text:span><text:span text:style-name="T36"> </text:span><text:span text:style-name="T30">D</text:span><text:span text:style-name="T35">i</text:span><text:span text:style-name="T11">=max{</text:span><text:span text:style-name="T30">C</text:span><text:span text:style-name="T35">i</text:span><text:span text:style-name="T11">–</text:span><text:span text:style-name="T30">d</text:span><text:span text:style-name="T35">i</text:span><text:span text:style-name="T11">,0},</text:span></text:p>
            </text:list-item>
            <text:list-item>
              <text:p text:style-name="P18"><text:span text:style-name="T11"><text:s/>“</text:span><text:span text:style-name="T12">tardiness flag</text:span><text:span text:style-name="T11">” </text:span><text:span text:style-name="T30">U</text:span><text:span text:style-name="T35">i</text:span><text:span text:style-name="T11">=w(</text:span><text:span text:style-name="T30">C</text:span><text:span text:style-name="T35">i</text:span><text:span text:style-name="T11">&gt;</text:span><text:span text:style-name="T30">d</text:span><text:span text:style-name="T35">i</text:span><text:span text:style-name="T11">), i.e. the answer (0/1</text:span><text:span text:style-name="T2">,</text:span><text:span text:style-name="T11"> </text:span><text:span text:style-name="T2">logical no</text:span><text:span text:style-name="T11">/</text:span><text:span text:style-name="T2">yes</text:span><text:span text:style-name="T11">) to the question w</text:span><text:span text:style-name="T2">h</text:span><text:span text:style-name="T11">ether the task is late or not.</text:span></text:p>
            </text:list-item>
          </text:list>
          <draw:enhanced-geometry svg:viewBox="0 0 21600 21600" draw:type="mso-spt202" draw:enhanced-path="M 0 0 L 21600 0 21600 21600 0 21600 0 0 Z N"/>
        </draw:custom-shape>
        <draw:custom-shape draw:name="Text Box 4" draw:style-name="gr154" draw:text-style-name="P23" draw:layer="layout" svg:width="21.801cm" svg:height="1.192cm" svg:x="0.847cm" svg:y="2.641cm">
          <text:list text:style-name="L1">
            <text:list-header>
              <text:p text:style-name="P22"><text:span text:style-name="T22">Optimization criteria</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5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7"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56" draw:text-style-name="P23" draw:layer="layout" svg:width="21.802cm" svg:height="1.192cm" svg:x="0.635cm" svg:y="2.328cm">
          <text:list text:style-name="L1">
            <text:list-header>
              <text:p text:style-name="P22"><text:span text:style-name="T22">Optimization criteria</text:span></text:p>
            </text:list-header>
          </text:list>
          <draw:enhanced-geometry svg:viewBox="0 0 21600 21600" draw:type="mso-spt202" draw:enhanced-path="M 0 0 L 21600 0 21600 21600 0 21600 0 0 Z N"/>
        </draw:custom-shape>
        <draw:custom-shape draw:name="Text Box 4" draw:style-name="gr157" draw:text-style-name="P37" draw:layer="layout" svg:width="25.4cm" svg:height="5.537cm" svg:x="0.847cm" svg:y="3.598cm">
          <text:list text:style-name="L5">
            <text:list-header>
              <text:p text:style-name="P24"><text:span text:style-name="T11">Most common optimization criteria:</text:span></text:p>
            </text:list-header>
          </text:list>
          <text:list text:style-name="L7">
            <text:list-item>
              <text:p text:style-name="P41"><text:span text:style-name="T30"><text:s/></text:span><text:span text:style-name="T12">schedule length </text:span><text:span text:style-name="T14">(</text:span><text:span text:style-name="T12">makespan</text:span><text:span text:style-name="T14">)</text:span><text:span text:style-name="T11"> </text:span><text:span text:style-name="T30">C</text:span><text:span text:style-name="T31">max</text:span><text:span text:style-name="T11">=max{</text:span><text:span text:style-name="T30">C</text:span><text:span text:style-name="T35">j</text:span><text:span text:style-name="T11"> : </text:span><text:span text:style-name="T30">j</text:span><text:span text:style-name="T11">=1,...,</text:span><text:span text:style-name="T30">n</text:span><text:span text:style-name="T11">},</text:span></text:p>
            </text:list-item>
            <text:list-item>
              <text:p text:style-name="P41"><text:span text:style-name="T11"><text:s/></text:span><text:span text:style-name="T59">total c</text:span><text:span text:style-name="T12">ompletion time</text:span><text:span text:style-name="T30"> </text:span><text:span text:style-name="T58"></text:span><text:span text:style-name="T30">C</text:span><text:span text:style-name="T35">j</text:span><text:span text:style-name="T11"> = </text:span><text:span text:style-name="T58"></text:span><text:span text:style-name="T35">i</text:span><text:span text:style-name="T31">=1,...,</text:span><text:span text:style-name="T35">n</text:span><text:span text:style-name="T11"> </text:span><text:span text:style-name="T30">C</text:span><text:span text:style-name="T35">i</text:span><text:span text:style-name="T11">,</text:span></text:p>
            </text:list-item>
            <text:list-item>
              <text:p text:style-name="P41"><text:span text:style-name="T11"><text:s/></text:span><text:span text:style-name="T60">m</text:span><text:span text:style-name="T12">ean flow time </text:span><text:span text:style-name="T30">F</text:span><text:span text:style-name="T11"> = (</text:span><text:span text:style-name="T58"></text:span><text:span text:style-name="T35">i</text:span><text:span text:style-name="T31">=1,...,</text:span><text:span text:style-name="T35">n</text:span><text:span text:style-name="T11"> </text:span><text:span text:style-name="T30">F</text:span><text:span text:style-name="T35">i</text:span><text:span text:style-name="T11">)/</text:span><text:span text:style-name="T30">n.</text:span></text:p>
            </text:list-item>
          </text:list>
          <draw:enhanced-geometry svg:viewBox="0 0 21600 21600" draw:type="mso-spt202" draw:enhanced-path="M 0 0 L 21600 0 21600 21600 0 21600 0 0 Z N"/>
        </draw:custom-shape>
        <draw:frame draw:name="Object 5" draw:style-name="gr158" draw:layer="layout" svg:width="10.923cm" svg:height="4.741cm" svg:x="0.675cm" svg:y="9.153cm">
          <draw:object-ole draw:class-id="00020907-0000-0000-c000-000000000046" xlink:href="./Object 10" xlink:type="simple" xlink:show="embed" xlink:actuate="onLoad">
            <text:p/>
          </draw:object-ole>
          <draw:image xlink:href="./ObjectReplacements/Object 10" xlink:type="simple" xlink:show="embed" xlink:actuate="onLoad"/>
        </draw:frame>
        <draw:custom-shape draw:name="Text Box 6" draw:style-name="gr159" draw:text-style-name="P43" draw:layer="layout" svg:width="25.4cm" svg:height="1.32cm" svg:x="0.423cm" svg:y="13.123cm">
          <text:list text:style-name="L5">
            <text:list-header>
              <text:p text:style-name="P42"><text:span text:style-name="T16">A schedule on three parallel processors, </text:span><text:span text:style-name="T18">p</text:span><text:span text:style-name="T19">1</text:span><text:span text:style-name="T16">,...,</text:span><text:span text:style-name="T18">p</text:span><text:span text:style-name="T19">5</text:span><text:span text:style-name="T16">=6,9,4,1,4.</text:span></text:p>
            </text:list-header>
          </text:list>
          <draw:enhanced-geometry svg:viewBox="0 0 21600 21600" draw:type="mso-spt202" draw:enhanced-path="M 0 0 L 21600 0 21600 21600 0 21600 0 0 Z N"/>
        </draw:custom-shape>
        <draw:custom-shape draw:name="Text Box 7" draw:style-name="gr160" draw:text-style-name="P40" xml:id="id14" draw:id="id14" draw:layer="layout" svg:width="10.795cm" svg:height="3.102cm" svg:x="13.123cm" svg:y="9.208cm">
          <text:list text:style-name="L6">
            <text:list-header>
              <text:p text:style-name="P39"><text:span text:style-name="T12">C</text:span><text:span text:style-name="T61">max</text:span><text:span text:style-name="T14"> = 9,</text:span></text:p>
              <text:p text:style-name="P44"><text:span text:style-name="T62"></text:span><text:span text:style-name="T12">C</text:span><text:span text:style-name="T63">j</text:span><text:span text:style-name="T14"> = 6+9+4+7+8 = 34</text:span></text:p>
            </text:list-header>
          </text:list>
          <draw:enhanced-geometry svg:viewBox="0 0 21600 21600" draw:type="mso-spt202" draw:enhanced-path="M 0 0 L 21600 0 21600 21600 0 21600 0 0 Z N"/>
        </draw:custom-shape>
        <draw:custom-shape draw:name="Text Box 8" draw:style-name="gr161" draw:text-style-name="P37" xml:id="id15" draw:id="id15" draw:layer="layout" svg:width="24.13cm" svg:height="2.697cm" svg:x="0.635cm" svg:y="14.605cm">
          <text:list text:style-name="L5">
            <text:list-header>
              <text:p text:style-name="P24"><text:span text:style-name="T11">In the case there are tasks weights we </text:span><text:span text:style-name="T2">can </text:span><text:span text:style-name="T11">consider:</text:span></text:p>
            </text:list-header>
          </text:list>
          <text:list text:style-name="L7">
            <text:list-item>
              <text:p text:style-name="P41"><text:span text:style-name="T16"><text:s/></text:span><text:span text:style-name="T18">total</text:span><text:span text:style-name="T30"> weighted completion time </text:span><text:span text:style-name="T58"></text:span><text:span text:style-name="T30">w</text:span><text:span text:style-name="T35">j</text:span><text:span text:style-name="T30">C</text:span><text:span text:style-name="T35">j</text:span><text:span text:style-name="T11"> = </text:span><text:span text:style-name="T58"></text:span><text:span text:style-name="T35">i</text:span><text:span text:style-name="T31">=1,...,</text:span><text:span text:style-name="T35">n</text:span><text:span text:style-name="T11"> </text:span><text:span text:style-name="T30">w</text:span><text:span text:style-name="T35">i</text:span><text:span text:style-name="T30">C</text:span><text:span text:style-name="T35">i</text:span><text:span text:style-name="T11">,</text:span></text:p>
            </text:list-item>
          </text:list>
          <draw:enhanced-geometry svg:viewBox="0 0 21600 21600" draw:type="mso-spt202" draw:enhanced-path="M 0 0 L 21600 0 21600 21600 0 21600 0 0 Z N"/>
        </draw:custom-shape>
        <draw:custom-shape draw:name="Text Box 9" draw:style-name="gr162" draw:text-style-name="P37" xml:id="id16" draw:id="id16" draw:layer="layout" svg:width="6.985cm" svg:height="1.32cm" svg:x="3.81cm" svg:y="17.568cm">
          <text:list text:style-name="L5">
            <text:list-header>
              <text:p text:style-name="P24"><text:span text:style-name="T18">w</text:span><text:span text:style-name="T19">1</text:span><text:span text:style-name="T16">,...,</text:span><text:span text:style-name="T18">w</text:span><text:span text:style-name="T19">5</text:span><text:span text:style-name="T16">=1,2,3,1,1</text:span></text:p>
            </text:list-header>
          </text:list>
          <draw:enhanced-geometry svg:viewBox="0 0 21600 21600" draw:type="mso-spt202" draw:enhanced-path="M 0 0 L 21600 0 21600 21600 0 21600 0 0 Z N"/>
        </draw:custom-shape>
        <draw:custom-shape draw:name="Text Box 10" draw:style-name="gr163" draw:text-style-name="P45" xml:id="id17" draw:id="id17" draw:layer="layout" svg:width="10.795cm" svg:height="1.417cm" svg:x="11.642cm" svg:y="17.568cm">
          <text:list text:style-name="L6">
            <text:list-header>
              <text:p text:style-name="P44"><text:span text:style-name="T62"></text:span><text:span text:style-name="T12">w</text:span><text:span text:style-name="T63">j</text:span><text:span text:style-name="T12">C</text:span><text:span text:style-name="T63">j</text:span><text:span text:style-name="T14"> = 6+18+12+7+8 = 51</text:span></text:p>
            </text:list-header>
          </text:list>
          <draw:enhanced-geometry svg:viewBox="0 0 21600 21600" draw:type="mso-spt202" draw:enhanced-path="M 0 0 L 21600 0 21600 21600 0 21600 0 0 Z N"/>
        </draw:custom-shape>
        <draw:line draw:name="Line 11" draw:style-name="gr164" draw:text-style-name="P38" draw:layer="layout" svg:x1="7.298cm" svg:y1="7.923cm" svg:x2="7.721cm" svg:y2="7.923cm">
          <text:p/>
        </draw: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smil:additive="base"/>
                  <anim:animate smil:dur="0.5s" smil:fill="hold" smil:targetElement="id1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 smil:attributeName="visibility" smil:to="visible"/>
                  <anim:animate smil:dur="0.5s" smil:fill="hold" smil:targetElement="id16" smil:attributeName="x" smil:values="0-width/2;x" smil:keyTimes="0;1" smil:additive="base"/>
                  <anim:animate smil:dur="0.5s" smil:fill="hold" smil:targetElement="id1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7" smil:attributeName="visibility" smil:to="visible"/>
                  <anim:animate smil:dur="0.5s" smil:fill="hold" smil:targetElement="id17" smil:attributeName="x" smil:values="1+width/2;x" smil:keyTimes="0;1" smil:additive="base"/>
                  <anim:animate smil:dur="0.5s" smil:fill="hold" smil:targetElement="id17" smil:attributeName="y" smil:values="y;y" smil:keyTimes="0;1" smil:additive="base"/>
                </anim:par>
              </anim:par>
            </anim:par>
          </anim:seq>
        </anim:par>
        <presentation:notes draw:style-name="dp2" presentation:use-date-time-name="dtd1">
          <draw:custom-shape draw:name="Rectangle 7" draw:style-name="gr16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8" draw:style-name="dp1" draw:master-page-name="Default" presentation:use-date-time-name="dtd1">
        <office:forms form:automatic-focus="false" form:apply-design-mode="false"/>
        <draw:custom-shape draw:name="Text Box 4" draw:style-name="gr166" draw:text-style-name="P37" draw:layer="layout" svg:width="23.071cm" svg:height="9.189cm" svg:x="0.847cm" svg:y="3.387cm">
          <text:list text:style-name="L5">
            <text:list-header>
              <text:p text:style-name="P24"><text:span text:style-name="T11">Related to due times:</text:span></text:p>
            </text:list-header>
          </text:list>
          <text:list text:style-name="L7">
            <text:list-item>
              <text:p text:style-name="P41"><text:span text:style-name="T30"><text:s/></text:span><text:span text:style-name="T12">maximum lateness</text:span><text:span text:style-name="T11"> </text:span><text:span text:style-name="T30">L</text:span><text:span text:style-name="T31">max</text:span><text:span text:style-name="T11">=max{</text:span><text:span text:style-name="T30">L</text:span><text:span text:style-name="T35">j</text:span><text:span text:style-name="T11"> : </text:span><text:span text:style-name="T30">j</text:span><text:span text:style-name="T11">=1,...,</text:span><text:span text:style-name="T30">n</text:span><text:span text:style-name="T11">},</text:span></text:p>
            </text:list-item>
            <text:list-item>
              <text:p text:style-name="P41"><text:span text:style-name="T30"><text:s/></text:span><text:span text:style-name="T12">maximum tardiness</text:span><text:span text:style-name="T11"> </text:span><text:span text:style-name="T30">D</text:span><text:span text:style-name="T31">max</text:span><text:span text:style-name="T11">=max{</text:span><text:span text:style-name="T30">D</text:span><text:span text:style-name="T35">j</text:span><text:span text:style-name="T11"> : </text:span><text:span text:style-name="T30">j</text:span><text:span text:style-name="T11">=1,...,</text:span><text:span text:style-name="T30">n</text:span><text:span text:style-name="T11">},</text:span></text:p>
            </text:list-item>
            <text:list-item>
              <text:p text:style-name="P41"><text:span text:style-name="T11"><text:s/></text:span><text:span text:style-name="T12">total tardiness</text:span><text:span text:style-name="T30"> </text:span><text:span text:style-name="T58"></text:span><text:span text:style-name="T64">D</text:span><text:span text:style-name="T35">j</text:span><text:span text:style-name="T11"> = </text:span><text:span text:style-name="T58"></text:span><text:span text:style-name="T35">i</text:span><text:span text:style-name="T31">=1,...,</text:span><text:span text:style-name="T35">n</text:span><text:span text:style-name="T11"> </text:span><text:span text:style-name="T30">D</text:span><text:span text:style-name="T35">i</text:span><text:span text:style-name="T11">,</text:span></text:p>
            </text:list-item>
            <text:list-item>
              <text:p text:style-name="P41"><text:span text:style-name="T11"><text:s/></text:span><text:span text:style-name="T12">number of tardy tasks</text:span><text:span text:style-name="T30"> </text:span><text:span text:style-name="T58"></text:span><text:span text:style-name="T30">U</text:span><text:span text:style-name="T35">j</text:span><text:span text:style-name="T11"> = </text:span><text:span text:style-name="T58"></text:span><text:span text:style-name="T35">i</text:span><text:span text:style-name="T31">=1,...,</text:span><text:span text:style-name="T35">n</text:span><text:span text:style-name="T11"> </text:span><text:span text:style-name="T30">U</text:span><text:span text:style-name="T35">i</text:span><text:span text:style-name="T11">,</text:span></text:p>
            </text:list-item>
            <text:list-item>
              <text:p text:style-name="P46"><text:span text:style-name="T16"><text:s/></text:span><text:span text:style-name="T16">weighted criteria may be considered, e.g. </text:span><text:span text:style-name="T65">total weighted tardiness</text:span><text:span text:style-name="T16"> </text:span><text:span text:style-name="T66"></text:span><text:span text:style-name="T18">w</text:span><text:span text:style-name="T26">j</text:span><text:span text:style-name="T67">D</text:span><text:span text:style-name="T26">j</text:span><text:span text:style-name="T16"> = </text:span><text:span text:style-name="T66"></text:span><text:span text:style-name="T26">i</text:span><text:span text:style-name="T19">=1,...,</text:span><text:span text:style-name="T26">n</text:span><text:span text:style-name="T16"> </text:span><text:span text:style-name="T18">w</text:span><text:span text:style-name="T26">i</text:span><text:span text:style-name="T67">D</text:span><text:span text:style-name="T26">i.</text:span></text:p>
            </text:list-item>
          </text:list>
          <draw:enhanced-geometry svg:viewBox="0 0 21600 21600" draw:type="mso-spt202" draw:enhanced-path="M 0 0 L 21600 0 21600 21600 0 21600 0 0 Z N"/>
        </draw:custom-shap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67" draw:text-style-name="P23" draw:layer="layout" svg:width="21.802cm" svg:height="1.192cm" svg:x="0.635cm" svg:y="2.328cm">
          <text:list text:style-name="L1">
            <text:list-header>
              <text:p text:style-name="P22"><text:span text:style-name="T22">Optimization criteria</text:span></text:p>
            </text:list-header>
          </text:list>
          <draw:enhanced-geometry svg:viewBox="0 0 21600 21600" draw:type="mso-spt202" draw:enhanced-path="M 0 0 L 21600 0 21600 21600 0 21600 0 0 Z N"/>
        </draw:custom-shape>
        <draw:frame draw:name="Object 5" draw:style-name="gr158" xml:id="id18" draw:id="id18" draw:layer="layout" svg:width="10.923cm" svg:height="4.74cm" svg:x="0.847cm" svg:y="12.693cm">
          <draw:object-ole draw:class-id="00020907-0000-0000-c000-000000000046" xlink:href="./Object 11" xlink:type="simple" xlink:show="embed" xlink:actuate="onLoad">
            <text:p/>
          </draw:object-ole>
          <draw:image xlink:href="./ObjectReplacements/Object 11" xlink:type="simple" xlink:show="embed" xlink:actuate="onLoad"/>
        </draw:frame>
        <draw:custom-shape draw:name="Text Box 6" draw:style-name="gr168" draw:text-style-name="P40" xml:id="id21" draw:id="id21" draw:layer="layout" svg:width="7.408cm" svg:height="3.102cm" svg:x="16.51cm" svg:y="15.624cm">
          <text:list text:style-name="L6">
            <text:list-header>
              <text:p text:style-name="P39"><text:span text:style-name="T12">L</text:span><text:span text:style-name="T61">max</text:span><text:span text:style-name="T14"> = </text:span><text:span text:style-name="T12">D</text:span><text:span text:style-name="T61">max</text:span><text:span text:style-name="T14"> = 2</text:span></text:p>
              <text:p text:style-name="P44"><text:span text:style-name="T62"></text:span><text:span text:style-name="T68">D</text:span><text:span text:style-name="T63">j</text:span><text:span text:style-name="T14"> = 4, </text:span><text:span text:style-name="T62"></text:span><text:span text:style-name="T12">U</text:span><text:span text:style-name="T63">j</text:span><text:span text:style-name="T14"> = 2 </text:span></text:p>
            </text:list-header>
          </text:list>
          <draw:enhanced-geometry svg:viewBox="0 0 21600 21600" draw:type="mso-spt202" draw:enhanced-path="M 0 0 L 21600 0 21600 21600 0 21600 0 0 Z N"/>
        </draw:custom-shape>
        <draw:custom-shape draw:name="Text Box 7" draw:style-name="gr169" draw:text-style-name="P47" xml:id="id20" draw:id="id20" draw:layer="layout" svg:width="13.547cm" svg:height="2.621cm" svg:x="11.853cm" svg:y="13.295cm">
          <text:list text:style-name="L5">
            <text:list-header>
              <text:p text:style-name="P19"><text:span text:style-name="T18"><text:s/></text:span><text:span text:style-name="T18">L</text:span><text:span text:style-name="T26">i</text:span><text:span text:style-name="T18">=</text:span><text:span text:style-name="T16"> </text:span><text:span text:style-name="T27"><text:s text:c="4"/></text:span><text:span text:style-name="T16">–1 <text:s text:c="3"/>2 <text:s text:c="3"/>–1 <text:s text:c="5"/>2 <text:s text:c="5"/>0</text:span></text:p>
              <text:p text:style-name="P19"><text:span text:style-name="T18"><text:s/></text:span><text:span text:style-name="T18">D</text:span><text:span text:style-name="T26">i</text:span><text:span text:style-name="T18">=</text:span><text:span text:style-name="T54"> <text:s/></text:span><text:span text:style-name="T16"><text:s text:c="5"/>0 <text:s text:c="3"/>2 <text:s text:c="4"/>0 <text:s text:c="6"/>2 <text:s text:c="5"/>0</text:span></text:p>
            </text:list-header>
          </text:list>
          <draw:enhanced-geometry svg:viewBox="0 0 21600 21600" draw:type="mso-spt202" draw:enhanced-path="M 0 0 L 21600 0 21600 21600 0 21600 0 0 Z N"/>
        </draw:custom-shape>
        <draw:g draw:name="Group 8" xml:id="id19" draw:id="id19">
          <draw:custom-shape draw:name="Text Box 9" draw:style-name="gr170" draw:text-style-name="P47" draw:layer="layout" svg:width="13.547cm" svg:height="2.621cm" svg:x="11.853cm" svg:y="10.967cm">
            <text:list text:style-name="L5">
              <text:list-header>
                <text:p text:style-name="P19"><text:span text:style-name="T18">Task:</text:span><text:span text:style-name="T16"> <text:s text:c="2"/></text:span><text:span text:style-name="T18">T</text:span><text:span text:style-name="T19">1</text:span><text:span text:style-name="T16"> <text:s text:c="3"/></text:span><text:span text:style-name="T18">T</text:span><text:span text:style-name="T19">2</text:span><text:span text:style-name="T16"> <text:s text:c="3"/></text:span><text:span text:style-name="T18">T</text:span><text:span text:style-name="T19">3 </text:span><text:span text:style-name="T16"><text:s text:c="4"/></text:span><text:span text:style-name="T18">T</text:span><text:span text:style-name="T19">4 <text:s text:c="2"/></text:span><text:span text:style-name="T16"><text:s text:c="2"/></text:span><text:span text:style-name="T18">T</text:span><text:span text:style-name="T19">5</text:span></text:p>
                <text:p text:style-name="P19"><text:span text:style-name="T18"><text:s/></text:span><text:span text:style-name="T18">d</text:span><text:span text:style-name="T26">i</text:span><text:span text:style-name="T18">=</text:span><text:span text:style-name="T27"> <text:s text:c="5"/></text:span><text:span text:style-name="T16"><text:s/>7 <text:s text:c="4"/>7 <text:s text:c="5"/>5 <text:s text:c="5"/>5 <text:s text:c="5"/>8</text:span></text:p>
              </text:list-header>
            </text:list>
            <draw:enhanced-geometry svg:viewBox="0 0 21600 21600" draw:type="mso-spt202" draw:enhanced-path="M 0 0 L 21600 0 21600 21600 0 21600 0 0 Z N"/>
          </draw:custom-shape>
          <draw:line draw:name="Line 10" draw:style-name="gr171" draw:text-style-name="P38" draw:layer="layout" svg:x1="11.853cm" svg:y1="13.295cm" svg:x2="22.437cm" svg:y2="13.295cm">
            <text:p/>
          </draw:line>
        </draw:g>
        <draw:g draw:name="Group 11" xml:id="id22" draw:id="id22">
          <draw:custom-shape draw:name="Text Box 12" draw:style-name="gr172" draw:text-style-name="P21" draw:layer="layout" svg:width="16.086cm" svg:height="2.697cm" svg:x="0.847cm" svg:y="16.276cm">
            <text:list text:style-name="L5">
              <text:list-header>
                <text:p text:style-name="P18"><text:span text:style-name="T18"><text:s/></text:span><text:span text:style-name="T11">Some criteria are pair-wise equivalent</text:span></text:p>
                <text:p text:style-name="P18"><text:span text:style-name="T11"><text:s/></text:span><text:span text:style-name="T58"></text:span><text:span text:style-name="T30">L</text:span><text:span text:style-name="T35">i</text:span><text:span text:style-name="T11"> = </text:span><text:span text:style-name="T58"></text:span><text:span text:style-name="T30">C</text:span><text:span text:style-name="T35">i</text:span><text:span text:style-name="T11"> –</text:span><text:span text:style-name="T58"></text:span><text:span text:style-name="T30">d</text:span><text:span text:style-name="T35">i</text:span><text:span text:style-name="T11">, </text:span><text:span text:style-name="T30">F</text:span><text:span text:style-name="T11">= (</text:span><text:span text:style-name="T58"></text:span><text:span text:style-name="T30">C</text:span><text:span text:style-name="T35">i</text:span><text:span text:style-name="T11">)/</text:span><text:span text:style-name="T30">n</text:span><text:span text:style-name="T11"> – (</text:span><text:span text:style-name="T58"></text:span><text:span text:style-name="T30">r</text:span><text:span text:style-name="T35">i</text:span><text:span text:style-name="T11">)/</text:span><text:span text:style-name="T30">n</text:span><text:span text:style-name="T11">.</text:span></text:p>
              </text:list-header>
            </text:list>
            <draw:enhanced-geometry svg:viewBox="0 0 21600 21600" draw:type="mso-spt202" draw:enhanced-path="M 0 0 L 21600 0 21600 21600 0 21600 0 0 Z N"/>
          </draw:custom-shape>
          <draw:line draw:name="Line 13" draw:style-name="gr164" draw:text-style-name="P38" draw:layer="layout" svg:x1="6.773cm" svg:y1="17.78cm" svg:x2="7.197cm" svg:y2="17.78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smil:additive="base"/>
                  <anim:animate smil:dur="0.5s" smil:fill="hold" smil:targetElement="id18"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smil:additive="base"/>
                  <anim:animate smil:dur="0.5s" smil:fill="hold" smil:targetElement="id21"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smil:additive="base"/>
                  <anim:animate smil:dur="0.5s" smil:fill="hold" smil:targetElement="id22" smil:attributeName="y" smil:values="1+height/2;y" smil:keyTimes="0;1" smil:additive="base"/>
                </anim:par>
              </anim:par>
            </anim:par>
          </anim:seq>
        </anim:par>
        <presentation:notes draw:style-name="dp2" presentation:use-date-time-name="dtd1">
          <draw:custom-shape draw:name="Rectangle 7" draw:style-name="gr17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8"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19"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text:s/>Scheduling</text:span></text:p>
              </text:list-header>
            </text:list>
          </draw:text-box>
        </draw:frame>
        <draw:custom-shape draw:name="Text Box 3" draw:style-name="gr174" draw:text-style-name="P23" draw:layer="layout" svg:width="21.802cm" svg:height="1.192cm" svg:x="0.635cm" svg:y="2.328cm">
          <text:list text:style-name="L1">
            <text:list-header>
              <text:p text:style-name="P22"><text:span text:style-name="T22">Classification of deterministic scheduling problems.</text:span></text:p>
            </text:list-header>
          </text:list>
          <draw:enhanced-geometry svg:viewBox="0 0 21600 21600" draw:type="mso-spt202" draw:enhanced-path="M 0 0 L 21600 0 21600 21600 0 21600 0 0 Z N"/>
        </draw:custom-shape>
        <draw:custom-shape draw:name="Text Box 4" draw:style-name="gr175" draw:text-style-name="P49" draw:layer="layout" svg:width="11.854cm" svg:height="1.615cm" svg:x="6.138cm" svg:y="3.81cm">
          <text:list text:style-name="L8">
            <text:list-header>
              <text:p text:style-name="P48"><text:span text:style-name="T69"></text:span><text:span text:style-name="T70"> <text:s/></text:span><text:span text:style-name="T70">| <text:s/></text:span><text:span text:style-name="T69"></text:span><text:span text:style-name="T70"> <text:s/>| <text:s/></text:span><text:span text:style-name="T69"></text:span></text:p>
            </text:list-header>
          </text:list>
          <draw:enhanced-geometry svg:viewBox="0 0 21600 21600" draw:type="mso-spt202" draw:enhanced-path="M 0 0 L 21600 0 21600 21600 0 21600 0 0 Z N"/>
        </draw:custom-shape>
        <draw:g draw:name="Group 5" xml:id="id23" draw:id="id23">
          <draw:custom-shape draw:name="Text Box 6" draw:style-name="gr176" draw:text-style-name="P43" draw:layer="layout" svg:width="5.715cm" svg:height="2.123cm" svg:x="1.693cm" svg:y="6.857cm">
            <text:list text:style-name="L5">
              <text:list-header>
                <text:p text:style-name="P42"><text:span text:style-name="T16">Procession environment</text:span></text:p>
              </text:list-header>
            </text:list>
            <draw:enhanced-geometry svg:viewBox="0 0 21600 21600" draw:type="mso-spt202" draw:enhanced-path="M 0 0 L 21600 0 21600 21600 0 21600 0 0 Z N"/>
          </draw:custom-shape>
          <draw:custom-shape draw:name="Text Box 7" draw:style-name="gr177" draw:text-style-name="P15" draw:layer="layout" svg:width="5.715cm" svg:height="2.123cm" svg:x="9.525cm" svg:y="6.857cm">
            <text:list text:style-name="L5">
              <text:list-header>
                <text:p text:style-name="P14"><text:span text:style-name="T16">Task characteristics</text:span></text:p>
              </text:list-header>
            </text:list>
            <draw:enhanced-geometry svg:viewBox="0 0 21600 21600" draw:type="mso-spt202" draw:enhanced-path="M 0 0 L 21600 0 21600 21600 0 21600 0 0 Z N"/>
          </draw:custom-shape>
          <draw:custom-shape draw:name="Text Box 8" draw:style-name="gr178" draw:text-style-name="P51" draw:layer="layout" svg:width="5.715cm" svg:height="3.539cm" svg:x="16.298cm" svg:y="6.645cm">
            <text:list text:style-name="L5">
              <text:list-header>
                <text:p text:style-name="P50"><text:span text:style-name="T16">Optimization criterion</text:span></text:p>
                <text:p text:style-name="P42"><text:span text:style-name="T16"/></text:p>
              </text:list-header>
            </text:list>
            <draw:enhanced-geometry svg:viewBox="0 0 21600 21600" draw:type="mso-spt202" draw:enhanced-path="M 0 0 L 21600 0 21600 21600 0 21600 0 0 Z N"/>
          </draw:custom-shape>
          <draw:custom-shape draw:name="AutoShape 9" draw:style-name="gr179" draw:text-style-name="P2" draw:layer="layout" svg:width="5.292cm" svg:height="2.328cm" svg:x="3.598cm" svg:y="4.317cm">
            <text:p/>
            <draw:enhanced-geometry svg:viewBox="0 0 21600 21600" draw:text-areas="12420 2905 18234 9245" draw:glue-points="3 0 3 0 1 0 4 0" draw:type="non-primitive" draw:enhanced-path="M 21600 6079 L 15126 0 15126 2912 12427 2912 C 5564 2912 0 7052 0 12158 L 0 21600 6474 21600 6474 12158 C 6474 10550 9139 9246 12427 9246 L 15126 9246 15126 12158 21600 6079 Z N">
              <draw:equation draw:name="f0" draw:formula=""/>
              <draw:equation draw:name="f1" draw:formula=""/>
              <draw:equation draw:name="f2" draw:formula=""/>
              <draw:equation draw:name="f3" draw:formula="12158-21600"/>
              <draw:equation draw:name="f4" draw:formula=""/>
              <draw:equation draw:name="f5" draw:formula=""/>
              <draw:equation draw:name="f6" draw:formula=""/>
              <draw:equation draw:name="f7" draw:formula=""/>
              <draw:equation draw:name="f8" draw:formula="16+2-16384"/>
              <draw:equation draw:name="f9" draw:formula="1/8193"/>
              <draw:equation draw:name="f10" draw:formula="1/8193"/>
              <draw:equation draw:name="f11" draw:formula="1/24577"/>
              <draw:equation draw:name="f12" draw:formula="4+4-"/>
              <draw:equation draw:name="f13" draw:formula="abs(0)"/>
              <draw:equation draw:name="f14" draw:formula="abs(0)"/>
              <draw:equation draw:name="f15" draw:formula="0*0"/>
            </draw:enhanced-geometry>
          </draw:custom-shape>
          <draw:custom-shape draw:name="AutoShape 10" draw:style-name="gr179" draw:text-style-name="P2" draw:layer="layout" svg:width="5.715cm" svg:height="2.328cm" svg:x="14.98cm" svg:y="4.105cm">
            <text:p/>
            <draw:enhanced-geometry svg:viewBox="0 0 21600 21600" draw:mirror-horizontal="true" draw:text-areas="12433 2905 18233 9245" draw:glue-points="3 0 3 0 1 0 5 0" draw:type="non-primitive" draw:enhanced-path="M 21600 6079 L 15126 0 15126 2912 12427 2912 C 5564 2912 0 7052 0 12158 L 0 21600 6474 21600 6474 12158 C 6474 10550 9139 9246 12427 9246 L 15126 9246 15126 12158 21600 6079 Z N">
              <draw:equation draw:name="f0" draw:formula=""/>
              <draw:equation draw:name="f1" draw:formula=""/>
              <draw:equation draw:name="f2" draw:formula=""/>
              <draw:equation draw:name="f3" draw:formula="12158-21600"/>
              <draw:equation draw:name="f4" draw:formula=""/>
              <draw:equation draw:name="f5" draw:formula=""/>
              <draw:equation draw:name="f6" draw:formula=""/>
              <draw:equation draw:name="f7" draw:formula=""/>
              <draw:equation draw:name="f8" draw:formula="16+2-16384"/>
              <draw:equation draw:name="f9" draw:formula="1/8193"/>
              <draw:equation draw:name="f10" draw:formula="1/8193"/>
              <draw:equation draw:name="f11" draw:formula="1/24577"/>
              <draw:equation draw:name="f12" draw:formula="4+4-"/>
              <draw:equation draw:name="f13" draw:formula="abs(0)"/>
              <draw:equation draw:name="f14" draw:formula="abs(0)"/>
              <draw:equation draw:name="f15" draw:formula="0*0"/>
            </draw:enhanced-geometry>
          </draw:custom-shape>
          <draw:custom-shape draw:name="AutoShape 11" draw:style-name="gr180" draw:text-style-name="P33" draw:layer="layout" svg:width="3.175cm" svg:height="1.27cm" svg:x="10.583cm" svg:y="5.5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Text Box 12" draw:style-name="gr181" draw:text-style-name="P53" xml:id="id24" draw:id="id24" draw:layer="layout" svg:width="12.277cm" svg:height="9.488cm" svg:x="0.635cm" svg:y="9.208cm">
          <text:list text:style-name="L8">
            <text:list-header>
              <text:p text:style-name="P52"><text:span text:style-name="T71"></text:span><text:span text:style-name="T11"> </text:span><text:span text:style-name="T11">is of the form:</text:span></text:p>
            </text:list-header>
          </text:list>
          <text:list text:style-name="L7">
            <text:list-item>
              <text:p text:style-name="P19"><text:span text:style-name="T18"><text:s/></text:span><text:span text:style-name="T18">P</text:span><text:span text:style-name="T16"> – identical processors</text:span></text:p>
            </text:list-item>
            <text:list-item>
              <text:p text:style-name="P19"><text:span text:style-name="T18"><text:s/></text:span><text:span text:style-name="T18">Q</text:span><text:span text:style-name="T16"> – uniform processors</text:span></text:p>
            </text:list-item>
            <text:list-item>
              <text:p text:style-name="P19"><text:span text:style-name="T18"><text:s/></text:span><text:span text:style-name="T18">R</text:span><text:span text:style-name="T16"> – unrelated processors</text:span></text:p>
            </text:list-item>
            <text:list-item>
              <text:p text:style-name="P19"><text:span text:style-name="T18"><text:s/></text:span><text:span text:style-name="T18">O</text:span><text:span text:style-name="T16"> – open shop</text:span></text:p>
            </text:list-item>
            <text:list-item>
              <text:p text:style-name="P19"><text:span text:style-name="T18"><text:s/></text:span><text:span text:style-name="T18">F</text:span><text:span text:style-name="T16"> – flow shop</text:span></text:p>
            </text:list-item>
            <text:list-item>
              <text:p text:style-name="P19"><text:span text:style-name="T16"><text:s/></text:span><text:span text:style-name="T18">PF</text:span><text:span text:style-name="T16"> – „permutation” flow shop</text:span></text:p>
            </text:list-item>
            <text:list-item>
              <text:p text:style-name="P19"><text:span text:style-name="T18"><text:s/></text:span><text:span text:style-name="T18">J</text:span><text:span text:style-name="T16"> – job shop</text:span></text:p>
            </text:list-item>
          </text:list>
          <draw:enhanced-geometry svg:viewBox="0 0 21600 21600" draw:type="mso-spt202" draw:enhanced-path="M 0 0 L 21600 0 21600 21600 0 21600 0 0 Z N"/>
        </draw:custom-shape>
        <draw:custom-shape draw:name="Text Box 13" draw:style-name="gr182" draw:text-style-name="P47" xml:id="id25" draw:id="id25" draw:layer="layout" svg:width="12.488cm" svg:height="7.504cm" svg:x="12.912cm" svg:y="9.737cm">
          <text:list text:style-name="L5">
            <text:list-header>
              <text:p text:style-name="P19"><text:span text:style-name="T16">Moreover:</text:span></text:p>
            </text:list-header>
          </text:list>
          <text:list text:style-name="L7">
            <text:list-item>
              <text:p text:style-name="P19"><text:span text:style-name="T18"><text:s/></text:span><text:span text:style-name="T16">there may be specified the number of processors</text:span><text:span text:style-name="T27">, e.g.</text:span><text:span text:style-name="T16"> </text:span><text:span text:style-name="T72">O</text:span><text:span text:style-name="T73">4</text:span><text:span text:style-name="T16">,</text:span></text:p>
            </text:list-item>
            <text:list-item>
              <text:p text:style-name="P19"><text:span text:style-name="T18"><text:s/></text:span><text:span text:style-name="T16">in </text:span><text:span text:style-name="T27">the </text:span><text:span text:style-name="T16">case of single processors we </text:span><text:span text:style-name="T27">just </text:span><text:span text:style-name="T16">put </text:span><text:span text:style-name="T73">1</text:span><text:span text:style-name="T16">, </text:span></text:p>
            </text:list-item>
            <text:list-item>
              <text:p text:style-name="P19"><text:span text:style-name="T18"><text:s/></text:span><text:span text:style-name="T16"><text:s/></text:span><text:span text:style-name="T16">we put </text:span><text:span text:style-name="T27">‘</text:span><text:span text:style-name="T38">–</text:span><text:span text:style-name="T27">’</text:span><text:span text:style-name="T16"> in the case of processor</text:span><text:span text:style-name="T27">-free</text:span><text:span text:style-name="T16"> environment.</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smil:additive="base"/>
                  <anim:animate smil:dur="0.5s" smil:fill="hold" smil:targetElement="id23"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2" presentation:use-date-time-name="dtd1">
          <draw:custom-shape draw:name="Rectangle 7" draw:style-name="gr18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1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0"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84" draw:text-style-name="P23" draw:layer="layout" svg:width="21.802cm" svg:height="1.192cm" svg:x="0.635cm" svg:y="2.328cm">
          <text:list text:style-name="L1">
            <text:list-header>
              <text:p text:style-name="P22"><text:span text:style-name="T22">Classification of deterministic scheduling problems.</text:span></text:p>
            </text:list-header>
          </text:list>
          <draw:enhanced-geometry svg:viewBox="0 0 21600 21600" draw:type="mso-spt202" draw:enhanced-path="M 0 0 L 21600 0 21600 21600 0 21600 0 0 Z N"/>
        </draw:custom-shape>
        <draw:custom-shape draw:name="Text Box 4" draw:style-name="gr185" draw:text-style-name="P56" xml:id="id26" draw:id="id26" draw:layer="layout" svg:width="23.918cm" svg:height="10.029cm" svg:x="0.847cm" svg:y="6.773cm">
          <text:list text:style-name="L8">
            <text:list-header>
              <text:p text:style-name="P54"><text:span text:style-name="T74"></text:span><text:span text:style-name="T20"> </text:span><text:span text:style-name="T11">possible values:</text:span></text:p>
            </text:list-header>
          </text:list>
          <text:list text:style-name="L7">
            <text:list-item>
              <text:p text:style-name="P55"><text:span text:style-name="T18"><text:s/></text:span><text:span text:style-name="T18">pmtn</text:span><text:span text:style-name="T16"> – preemptive tasks,</text:span></text:p>
            </text:list-item>
            <text:list-item>
              <text:p text:style-name="P55"><text:span text:style-name="T16"><text:s/></text:span><text:span text:style-name="T18">res</text:span><text:span text:style-name="T16"> – additional resources exist (omitted),</text:span></text:p>
            </text:list-item>
            <text:list-item>
              <text:p text:style-name="P55"><text:span text:style-name="T16"><text:s/></text:span><text:span text:style-name="T18">prec</text:span><text:span text:style-name="T16"> – there are precedence constraints,</text:span></text:p>
            </text:list-item>
            <text:list-item>
              <text:p text:style-name="P55"><text:span text:style-name="T18"><text:s/></text:span><text:span text:style-name="T18">r</text:span><text:span text:style-name="T26">j</text:span><text:span text:style-name="T16"> – arrival times differ per task,</text:span></text:p>
            </text:list-item>
            <text:list-item>
              <text:p text:style-name="P55"><text:span text:style-name="T16"><text:s/></text:span><text:span text:style-name="T18">p</text:span><text:span text:style-name="T26">j</text:span><text:span text:style-name="T16">=1 or </text:span><text:span text:style-name="T18">UET</text:span><text:span text:style-name="T16"> – all processing times equal to 1 unit,</text:span></text:p>
            </text:list-item>
            <text:list-item>
              <text:p text:style-name="P55"><text:span text:style-name="T16"><text:s/></text:span><text:span text:style-name="T18">p</text:span><text:span text:style-name="T26">ij</text:span><text:span text:style-name="T66"></text:span><text:span text:style-name="T16">{0,1} or Z</text:span><text:span text:style-name="T18">UET</text:span><text:span text:style-name="T16"> – all tasks are of unit time or empty (dedicated processors),</text:span></text:p>
            </text:list-item>
            <text:list-item>
              <text:p text:style-name="P55"><text:span text:style-name="T16"><text:s/></text:span><text:span text:style-name="T18">C</text:span><text:span text:style-name="T26">j</text:span><text:span text:style-name="T66"></text:span><text:span text:style-name="T18">d</text:span><text:span text:style-name="T26">j</text:span><text:span text:style-name="T16"> – </text:span><text:span text:style-name="T18">d</text:span><text:span text:style-name="T26">j </text:span><text:span text:style-name="T16">denote deadlines,</text:span></text:p>
            </text:list-item>
          </text:list>
          <draw:enhanced-geometry svg:viewBox="0 0 21600 21600" draw:type="mso-spt202" draw:enhanced-path="M 0 0 L 21600 0 21600 21600 0 21600 0 0 Z N"/>
        </draw:custom-shape>
        <draw:custom-shape draw:name="Text Box 5" draw:style-name="gr186" draw:text-style-name="P21" draw:layer="layout" svg:width="23.918cm" svg:height="3.449cm" svg:x="0.847cm" svg:y="3.598cm">
          <text:list text:style-name="L5">
            <text:list-header>
              <text:p text:style-name="P18"><text:span text:style-name="T11">In the case </text:span><text:span text:style-name="T74"></text:span><text:span text:style-name="T20"> </text:span><text:span text:style-name="T11">is empty all tasks characteristics are default: the tasks are non-preemptive, not depended, <text:s/></text:span><text:span text:style-name="T30">r</text:span><text:span text:style-name="T35">j</text:span><text:span text:style-name="T11">=0, processing times and due dates are arbitrary.</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seq>
        </anim:par>
        <presentation:notes draw:style-name="dp2" presentation:use-date-time-name="dtd1">
          <draw:custom-shape draw:name="Rectangle 7" draw:style-name="gr18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0"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1"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188" draw:text-style-name="P23" draw:layer="layout" svg:width="21.802cm" svg:height="1.192cm" svg:x="0.635cm" svg:y="2.328cm">
          <text:list text:style-name="L1">
            <text:list-header>
              <text:p text:style-name="P22"><text:span text:style-name="T22">Classification of deterministic scheduling problems.</text:span></text:p>
            </text:list-header>
          </text:list>
          <draw:enhanced-geometry svg:viewBox="0 0 21600 21600" draw:type="mso-spt202" draw:enhanced-path="M 0 0 L 21600 0 21600 21600 0 21600 0 0 Z N"/>
        </draw:custom-shape>
        <draw:custom-shape draw:name="Text Box 4" draw:style-name="gr189" draw:text-style-name="P56" draw:layer="layout" svg:width="23.918cm" svg:height="2.348cm" svg:x="0.847cm" svg:y="3.598cm">
          <text:list text:style-name="L8">
            <text:list-header>
              <text:p text:style-name="P54"><text:span text:style-name="T74"></text:span><text:span text:style-name="T20"> </text:span><text:span text:style-name="T11">possible values:</text:span></text:p>
            </text:list-header>
          </text:list>
          <text:list text:style-name="L7">
            <text:list-item>
              <text:p text:style-name="P19"><text:span text:style-name="T18"><text:s/></text:span><text:span text:style-name="T18">in–tree, out–tree, chains</text:span><text:span text:style-name="T16"> ... – <text:s/>reflects the precedence constraints (</text:span><text:span text:style-name="T18">prec</text:span><text:span text:style-name="T16">).</text:span></text:p>
            </text:list-item>
          </text:list>
          <draw:enhanced-geometry svg:viewBox="0 0 21600 21600" draw:type="mso-spt202" draw:enhanced-path="M 0 0 L 21600 0 21600 21600 0 21600 0 0 Z N"/>
        </draw:custom-shape>
        <draw:g draw:name="Group 5" xml:id="id28" draw:id="id28">
          <draw:g draw:name="Group 6">
            <draw:g draw:name="Group 7">
              <draw:custom-shape draw:name="Text Box 8" draw:style-name="gr190" draw:text-style-name="P37" draw:layer="layout" svg:width="9.511cm" svg:height="11.227cm" svg:x="14.182cm" svg:y="7.197cm">
                <text:p/>
                <draw:enhanced-geometry svg:viewBox="0 0 21600 21600" draw:type="mso-spt202" draw:enhanced-path="M 0 0 L 21600 0 21600 21600 0 21600 0 0 Z N"/>
              </draw:custom-shape>
              <draw:custom-shape draw:name="Oval 9" draw:style-name="gr191" draw:text-style-name="P33" draw:layer="layout" svg:width="0.243cm" svg:height="0.283cm" svg:x="19.91cm" svg:y="8.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92" draw:text-style-name="P33" draw:layer="layout" svg:width="0.243cm" svg:height="0.283cm" svg:x="19.993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93" draw:text-style-name="P33" draw:layer="layout" svg:width="0.243cm" svg:height="0.283cm" svg:x="21.422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94" draw:text-style-name="P33" draw:layer="layout" svg:width="0.243cm" svg:height="0.283cm" svg:x="18.344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95" draw:text-style-name="P33" draw:layer="layout" svg:width="0.243cm" svg:height="0.283cm" svg:x="20.732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96" draw:text-style-name="P33" draw:layer="layout" svg:width="0.243cm" svg:height="0.283cm" svg:x="21.915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97" draw:text-style-name="P33" draw:layer="layout" svg:width="0.243cm" svg:height="0.283cm" svg:x="19.648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98" draw:text-style-name="P33" draw:layer="layout" svg:width="0.243cm" svg:height="0.283cm" svg:x="18.369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99" draw:text-style-name="P33" draw:layer="layout" svg:width="0.243cm" svg:height="0.283cm" svg:x="17.38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00" draw:text-style-name="P33" draw:layer="layout" svg:width="0.243cm" svg:height="0.283cm" svg:x="18.81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01" draw:text-style-name="P33" draw:layer="layout" svg:width="0.243cm" svg:height="0.283cm" svg:x="19.598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2" draw:text-style-name="P33" draw:layer="layout" svg:width="0.243cm" svg:height="0.283cm" svg:x="20.338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203" draw:text-style-name="P33" draw:layer="layout" svg:width="0.243cm" svg:height="0.283cm" svg:x="20.979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204" draw:text-style-name="P33" draw:layer="layout" svg:width="0.243cm" svg:height="0.283cm" svg:x="21.669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205" draw:text-style-name="P33" draw:layer="layout" svg:width="0.243cm" svg:height="0.283cm" svg:x="22.408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206" draw:text-style-name="P33" draw:layer="layout" svg:width="0.243cm" svg:height="0.283cm" svg:x="23.148cm" svg:y="13.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207" draw:text-style-name="P33" draw:layer="layout" svg:width="0.243cm" svg:height="0.283cm" svg:x="19.154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208" draw:text-style-name="P33" draw:layer="layout" svg:width="0.243cm" svg:height="0.283cm" svg:x="20.141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27" draw:style-name="gr209" draw:text-style-name="P38" draw:layer="layout" svg:x1="19.927cm" svg:y1="8.285cm" svg:x2="18.557cm" svg:y2="9.719cm">
              <text:p/>
            </draw:line>
            <draw:line draw:name="Line 28" draw:style-name="gr209" draw:text-style-name="P38" draw:layer="layout" svg:x1="20.066cm" svg:y1="8.357cm" svg:x2="20.113cm" svg:y2="9.702cm">
              <text:p/>
            </draw:line>
            <draw:line draw:name="Line 29" draw:style-name="gr209" draw:text-style-name="P38" draw:layer="layout" svg:x1="20.144cm" svg:y1="8.302cm" svg:x2="21.469cm" svg:y2="9.738cm">
              <text:p/>
            </draw:line>
            <draw:line draw:name="Line 30" draw:style-name="gr209" draw:text-style-name="P38" draw:layer="layout" svg:x1="18.495cm" svg:y1="9.989cm" svg:x2="18.495cm" svg:y2="11.695cm">
              <text:p/>
            </draw:line>
            <draw:line draw:name="Line 31" draw:style-name="gr209" draw:text-style-name="P38" draw:layer="layout" svg:x1="20.065cm" svg:y1="9.989cm" svg:x2="19.82cm" svg:y2="11.714cm">
              <text:p/>
            </draw:line>
            <draw:line draw:name="Line 32" draw:style-name="gr209" draw:text-style-name="P38" draw:layer="layout" svg:x1="20.174cm" svg:y1="9.953cm" svg:x2="20.775cm" svg:y2="11.73cm">
              <text:p/>
            </draw:line>
            <draw:line draw:name="Line 33" draw:style-name="gr209" draw:text-style-name="P38" draw:layer="layout" svg:x1="20.236cm" svg:y1="9.917cm" svg:x2="21.96cm" svg:y2="11.713cm">
              <text:p/>
            </draw:line>
            <draw:line draw:name="Line 34" draw:style-name="gr209" draw:text-style-name="P38" draw:layer="layout" svg:x1="18.495cm" svg:y1="11.984cm" svg:x2="17.555cm" svg:y2="13.94cm">
              <text:p/>
            </draw:line>
            <draw:line draw:name="Line 35" draw:style-name="gr209" draw:text-style-name="P38" draw:layer="layout" svg:x1="18.526cm" svg:y1="11.964cm" svg:x2="18.926cm" svg:y2="13.939cm">
              <text:p/>
            </draw:line>
            <draw:line draw:name="Line 36" draw:style-name="gr209" draw:text-style-name="P38" draw:layer="layout" svg:x1="19.743cm" svg:y1="12cm" svg:x2="19.743cm" svg:y2="13.94cm">
              <text:p/>
            </draw:line>
            <draw:line draw:name="Line 37" draw:style-name="gr209" draw:text-style-name="P38" draw:layer="layout" svg:x1="20.851cm" svg:y1="11.984cm" svg:x2="20.498cm" svg:y2="13.94cm">
              <text:p/>
            </draw:line>
            <draw:line draw:name="Line 38" draw:style-name="gr209" draw:text-style-name="P38" draw:layer="layout" svg:x1="20.898cm" svg:y1="12cm" svg:x2="21.114cm" svg:y2="13.94cm">
              <text:p/>
            </draw:line>
            <draw:line draw:name="Line 39" draw:style-name="gr209" draw:text-style-name="P38" draw:layer="layout" svg:x1="20.93cm" svg:y1="12cm" svg:x2="21.76cm" svg:y2="13.94cm">
              <text:p/>
            </draw:line>
            <draw:line draw:name="Line 40" draw:style-name="gr209" draw:text-style-name="P38" draw:layer="layout" svg:x1="22.1cm" svg:y1="11.984cm" svg:x2="22.562cm" svg:y2="13.957cm">
              <text:p/>
            </draw:line>
            <draw:line draw:name="Line 41" draw:style-name="gr209" draw:text-style-name="P38" draw:layer="layout" svg:x1="22.115cm" svg:y1="12cm" svg:x2="23.209cm" svg:y2="13.956cm">
              <text:p/>
            </draw:line>
            <draw:line draw:name="Line 42" draw:style-name="gr209" draw:text-style-name="P38" draw:layer="layout" svg:x1="19.696cm" svg:y1="14.245cm" svg:x2="19.358cm" svg:y2="16.058cm">
              <text:p/>
            </draw:line>
            <draw:line draw:name="Line 43" draw:style-name="gr209" draw:text-style-name="P38" draw:layer="layout" svg:x1="19.697cm" svg:y1="14.281cm" svg:x2="20.236cm" svg:y2="16.058cm">
              <text:p/>
            </draw:line>
          </draw:g>
          <draw:custom-shape draw:name="Text Box 44" draw:style-name="gr210" draw:text-style-name="P21" draw:layer="layout" svg:width="4.656cm" svg:height="1.277cm" svg:x="18.627cm" svg:y="16.722cm">
            <text:list text:style-name="L6">
              <text:list-header>
                <text:p text:style-name="P18"><text:span text:style-name="T12">out–tree</text:span></text:p>
              </text:list-header>
            </text:list>
            <draw:enhanced-geometry svg:viewBox="0 0 21600 21600" draw:type="mso-spt202" draw:enhanced-path="M 0 0 L 21600 0 21600 21600 0 21600 0 0 Z N"/>
          </draw:custom-shape>
        </draw:g>
        <draw:g draw:name="Group 45" xml:id="id27" draw:id="id27">
          <draw:custom-shape draw:name="Text Box 46" draw:style-name="gr211" draw:text-style-name="P21" draw:layer="layout" svg:width="4.657cm" svg:height="1.277cm" svg:x="4.445cm" svg:y="16.933cm">
            <text:list text:style-name="L6">
              <text:list-header>
                <text:p text:style-name="P18"><text:span text:style-name="T12">in–tree</text:span></text:p>
              </text:list-header>
            </text:list>
            <draw:enhanced-geometry svg:viewBox="0 0 21600 21600" draw:type="mso-spt202" draw:enhanced-path="M 0 0 L 21600 0 21600 21600 0 21600 0 0 Z N"/>
          </draw:custom-shape>
          <draw:g draw:name="Group 47">
            <draw:g draw:name="Group 48">
              <draw:custom-shape draw:name="Text Box 49" draw:style-name="gr212" draw:text-style-name="P37" draw:layer="layout" svg:width="9.313cm" svg:height="11.853cm" svg:x="0.635cm" svg:y="6.562cm">
                <text:p/>
                <draw:enhanced-geometry svg:viewBox="0 0 21600 21600" draw:type="mso-spt202" draw:enhanced-path="M 0 0 L 21600 0 21600 21600 0 21600 0 0 Z N"/>
              </draw:custom-shape>
              <draw:custom-shape draw:name="Oval 50" draw:style-name="gr213" draw:text-style-name="P33" draw:layer="layout" svg:width="0.238cm" svg:height="0.299cm" svg:x="6.243cm" svg:y="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214" draw:text-style-name="P33" draw:layer="layout" svg:width="0.238cm" svg:height="0.299cm" svg:x="6.325cm" svg:y="9.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215" draw:text-style-name="P33" draw:layer="layout" svg:width="0.238cm" svg:height="0.299cm" svg:x="7.725cm" svg:y="9.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216" draw:text-style-name="P33" draw:layer="layout" svg:width="0.238cm" svg:height="0.299cm" svg:x="4.711cm" svg:y="9.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217" draw:text-style-name="P33" draw:layer="layout" svg:width="0.238cm" svg:height="0.299cm" svg:x="7.049cm" svg:y="11.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218" draw:text-style-name="P33" draw:layer="layout" svg:width="0.238cm" svg:height="0.299cm" svg:x="8.207cm" svg:y="11.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219" draw:text-style-name="P33" draw:layer="layout" svg:width="0.238cm" svg:height="0.299cm" svg:x="5.987cm" svg:y="11.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 draw:style-name="gr220" draw:text-style-name="P33" draw:layer="layout" svg:width="0.238cm" svg:height="0.299cm" svg:x="4.735cm" svg:y="11.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 draw:style-name="gr221" draw:text-style-name="P33" draw:layer="layout" svg:width="0.238cm" svg:height="0.299cm" svg:x="3.766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gr222" draw:text-style-name="P33" draw:layer="layout" svg:width="0.238cm" svg:height="0.299cm" svg:x="5.166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223" draw:text-style-name="P33" draw:layer="layout" svg:width="0.238cm" svg:height="0.299cm" svg:x="5.938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gr224" draw:text-style-name="P33" draw:layer="layout" svg:width="0.238cm" svg:height="0.299cm" svg:x="6.663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225" draw:text-style-name="P33" draw:layer="layout" svg:width="0.238cm" svg:height="0.299cm" svg:x="7.29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226" draw:text-style-name="P33" draw:layer="layout" svg:width="0.238cm" svg:height="0.299cm" svg:x="7.966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227" draw:text-style-name="P33" draw:layer="layout" svg:width="0.238cm" svg:height="0.299cm" svg:x="8.69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228" draw:text-style-name="P33" draw:layer="layout" svg:width="0.238cm" svg:height="0.299cm" svg:x="9.414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229" draw:text-style-name="P33" draw:layer="layout" svg:width="0.238cm" svg:height="0.299cm" svg:x="5.504cm" svg:y="15.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230" draw:text-style-name="P33" draw:layer="layout" svg:width="0.238cm" svg:height="0.299cm" svg:x="6.47cm" svg:y="15.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68" draw:style-name="gr209" draw:text-style-name="P38" draw:layer="layout" svg:x1="5.637cm" svg:y1="15.912cm" svg:x2="6.044cm" svg:y2="13.979cm">
              <text:p/>
            </draw:line>
            <draw:line draw:name="Line 69" draw:style-name="gr209" draw:text-style-name="P38" draw:layer="layout" svg:x1="6.54cm" svg:y1="15.931cm" svg:x2="6.103cm" svg:y2="13.96cm">
              <text:p/>
            </draw:line>
            <draw:line draw:name="Line 70" draw:style-name="gr209" draw:text-style-name="P38" draw:layer="layout" svg:x1="3.947cm" svg:y1="13.714cm" svg:x2="4.821cm" svg:y2="11.63cm">
              <text:p/>
            </draw:line>
            <draw:line draw:name="Line 71" draw:style-name="gr209" draw:text-style-name="P38" draw:layer="layout" svg:x1="5.258cm" svg:y1="13.694cm" svg:x2="4.851cm" svg:y2="11.591cm">
              <text:p/>
            </draw:line>
            <draw:line draw:name="Line 72" draw:style-name="gr209" draw:text-style-name="P38" draw:layer="layout" svg:x1="6.089cm" svg:y1="13.695cm" svg:x2="6.104cm" svg:y2="11.648cm">
              <text:p/>
            </draw:line>
            <draw:line draw:name="Line 73" draw:style-name="gr209" draw:text-style-name="P38" draw:layer="layout" svg:x1="6.798cm" svg:y1="13.713cm" svg:x2="7.144cm" svg:y2="11.61cm">
              <text:p/>
            </draw:line>
            <draw:line draw:name="Line 74" draw:style-name="gr209" draw:text-style-name="P38" draw:layer="layout" svg:x1="7.402cm" svg:y1="13.694cm" svg:x2="7.206cm" svg:y2="11.685cm">
              <text:p/>
            </draw:line>
            <draw:line draw:name="Line 75" draw:style-name="gr209" draw:text-style-name="P38" draw:layer="layout" svg:x1="8.111cm" svg:y1="13.695cm" svg:x2="7.221cm" svg:y2="11.648cm">
              <text:p/>
            </draw:line>
            <draw:line draw:name="Line 76" draw:style-name="gr209" draw:text-style-name="P38" draw:layer="layout" svg:x1="8.819cm" svg:y1="13.696cm" svg:x2="8.337cm" svg:y2="11.63cm">
              <text:p/>
            </draw:line>
            <draw:line draw:name="Line 77" draw:style-name="gr209" draw:text-style-name="P38" draw:layer="layout" svg:x1="4.852cm" svg:y1="11.306cm" svg:x2="4.852cm" svg:y2="9.487cm">
              <text:p/>
            </draw:line>
            <draw:line draw:name="Line 78" draw:style-name="gr209" draw:text-style-name="P38" draw:layer="layout" svg:x1="6.18cm" svg:y1="11.326cm" svg:x2="6.436cm" svg:y2="9.488cm">
              <text:p/>
            </draw:line>
            <draw:line draw:name="Line 79" draw:style-name="gr209" draw:text-style-name="P38" draw:layer="layout" svg:x1="4.867cm" svg:y1="9.202cm" svg:x2="6.3cm" svg:y2="7.743cm">
              <text:p/>
            </draw:line>
            <draw:line draw:name="Line 80" draw:style-name="gr209" draw:text-style-name="P38" draw:layer="layout" svg:x1="6.421cm" svg:y1="9.222cm" svg:x2="6.391cm" svg:y2="7.782cm">
              <text:p/>
            </draw:line>
            <draw:line draw:name="Line 81" draw:style-name="gr209" draw:text-style-name="P38" draw:layer="layout" svg:x1="7.809cm" svg:y1="9.221cm" svg:x2="6.467cm" svg:y2="7.762cm">
              <text:p/>
            </draw:line>
            <draw:line draw:name="Line 82" draw:style-name="gr209" draw:text-style-name="P38" draw:layer="layout" svg:x1="7.174cm" svg:y1="11.326cm" svg:x2="6.511cm" svg:y2="9.526cm">
              <text:p/>
            </draw:line>
            <draw:line draw:name="Line 83" draw:style-name="gr209" draw:text-style-name="P38" draw:layer="layout" svg:x1="8.321cm" svg:y1="11.325cm" svg:x2="6.496cm" svg:y2="9.506cm">
              <text:p/>
            </draw:line>
            <draw:line draw:name="Line 84" draw:style-name="gr209" draw:text-style-name="P38" draw:layer="layout" svg:x1="9.512cm" svg:y1="13.714cm" svg:x2="8.381cm" svg:y2="11.63cm">
              <text:p/>
            </draw:lin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7" smil:attributeName="visibility" smil:to="visible"/>
                  <anim:animate smil:dur="0.5s" smil:fill="hold" smil:targetElement="id27" smil:attributeName="x" smil:values="0-width/2;x" smil:keyTimes="0;1" smil:additive="base"/>
                  <anim:animate smil:dur="0.5s" smil:fill="hold" smil:targetElement="id27"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8" smil:attributeName="visibility" smil:to="visible"/>
                  <anim:animate smil:dur="0.5s" smil:fill="hold" smil:targetElement="id28" smil:attributeName="x" smil:values="1+width/2;x" smil:keyTimes="0;1" smil:additive="base"/>
                  <anim:animate smil:dur="0.5s" smil:fill="hold" smil:targetElement="id28" smil:attributeName="y" smil:values="y;y" smil:keyTimes="0;1" smil:additive="base"/>
                </anim:par>
              </anim:par>
            </anim:par>
          </anim:seq>
        </anim:par>
        <presentation:notes draw:style-name="dp2" presentation:use-date-time-name="dtd1">
          <draw:custom-shape draw:name="Rectangle 7" draw:style-name="gr231"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1"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2" draw:style-name="dp1" draw:master-page-name="Default" presentation:use-date-time-name="dtd1">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232" draw:text-style-name="P23" draw:layer="layout" svg:width="21.802cm" svg:height="1.192cm" svg:x="0.635cm" svg:y="2.328cm">
          <text:list text:style-name="L1">
            <text:list-header>
              <text:p text:style-name="P22"><text:span text:style-name="T22">Classification of deterministic scheduling problems.</text:span></text:p>
            </text:list-header>
          </text:list>
          <draw:enhanced-geometry svg:viewBox="0 0 21600 21600" draw:type="mso-spt202" draw:enhanced-path="M 0 0 L 21600 0 21600 21600 0 21600 0 0 Z N"/>
        </draw:custom-shape>
        <draw:custom-shape draw:name="Text Box 4" draw:style-name="gr233" draw:text-style-name="P21" draw:layer="layout" svg:width="9.313cm" svg:height="1.277cm" svg:x="0.847cm" svg:y="3.81cm">
          <text:list text:style-name="L5">
            <text:list-header>
              <text:p text:style-name="P18"><text:span text:style-name="T17">Examples.</text:span></text:p>
            </text:list-header>
          </text:list>
          <draw:enhanced-geometry svg:viewBox="0 0 21600 21600" draw:type="mso-spt202" draw:enhanced-path="M 0 0 L 21600 0 21600 21600 0 21600 0 0 Z N"/>
        </draw:custom-shape>
        <draw:custom-shape draw:name="Text Box 5" draw:style-name="gr234" draw:text-style-name="P21" draw:layer="layout" svg:width="23.706cm" svg:height="3.449cm" svg:x="0.847cm" svg:y="5.323cm">
          <text:list text:style-name="L8">
            <text:list-header>
              <text:p text:style-name="P18"><text:span text:style-name="T75">P</text:span><text:span text:style-name="T76">3|</text:span><text:span text:style-name="T75">prec</text:span><text:span text:style-name="T76">|</text:span><text:span text:style-name="T75">C</text:span><text:span text:style-name="T77">max</text:span><text:span text:style-name="T11"> – scheduling non-preemptive tasks with precedence constraints on three parallel identical processors to minimize schedule length.</text:span></text:p>
            </text:list-header>
          </text:list>
          <draw:enhanced-geometry svg:viewBox="0 0 21600 21600" draw:type="mso-spt202" draw:enhanced-path="M 0 0 L 21600 0 21600 21600 0 21600 0 0 Z N"/>
        </draw:custom-shape>
        <draw:custom-shape draw:name="Text Box 6" draw:style-name="gr235" draw:text-style-name="P21" xml:id="id29" draw:id="id29" draw:layer="layout" svg:width="23.706cm" svg:height="3.449cm" svg:x="0.847cm" svg:y="8.89cm">
          <text:list text:style-name="L8">
            <text:list-header>
              <text:p text:style-name="P18"><text:span text:style-name="T75">R</text:span><text:span text:style-name="T76">|</text:span><text:span text:style-name="T75">pmtn,prec</text:span><text:span text:style-name="T76">,</text:span><text:span text:style-name="T75">r</text:span><text:span text:style-name="T78">i</text:span><text:span text:style-name="T76">|</text:span><text:span text:style-name="T74"></text:span><text:span text:style-name="T75">U</text:span><text:span text:style-name="T78">i</text:span><text:span text:style-name="T11"> – scheduling preemptive dependent tasks with arbitrary ready times and arbitrary due dates on parallel unrelated processors to minimize the number of tardy tasks.</text:span></text:p>
            </text:list-header>
          </text:list>
          <draw:enhanced-geometry svg:viewBox="0 0 21600 21600" draw:type="mso-spt202" draw:enhanced-path="M 0 0 L 21600 0 21600 21600 0 21600 0 0 Z N"/>
        </draw:custom-shape>
        <draw:custom-shape draw:name="Text Box 7" draw:style-name="gr236" draw:text-style-name="P21" xml:id="id30" draw:id="id30" draw:layer="layout" svg:width="23.706cm" svg:height="3.449cm" svg:x="0.847cm" svg:y="13.547cm">
          <text:list text:style-name="L8">
            <text:list-header>
              <text:p text:style-name="P18"><text:span text:style-name="T76">1|</text:span><text:span text:style-name="T75">r</text:span><text:span text:style-name="T78">i</text:span><text:span text:style-name="T76">,</text:span><text:span text:style-name="T75">C</text:span><text:span text:style-name="T78">i</text:span><text:span text:style-name="T74"></text:span><text:span text:style-name="T75">d</text:span><text:span text:style-name="T78">i</text:span><text:span text:style-name="T76">|–</text:span><text:span text:style-name="T11"> – d</text:span><text:span text:style-name="T2">ecision</text:span><text:span text:style-name="T11"> problem of existence (no optimization criterion) of schedule of independent tasks with arbitrary ready times and deadlines on a single processor, such that no task is tardy.</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seq>
        </anim:par>
        <presentation:notes draw:style-name="dp2" presentation:use-date-time-name="dtd1">
          <draw:custom-shape draw:name="Rectangle 7" draw:style-name="gr23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3" draw:style-name="dp1" draw:master-page-name="Default" presentation:use-date-time-name="dtd1">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238" draw:text-style-name="P23" draw:layer="layout" svg:width="21.802cm" svg:height="1.192cm" svg:x="0.635cm" svg:y="2.328cm">
          <text:list text:style-name="L1">
            <text:list-header>
              <text:p text:style-name="P22"><text:span text:style-name="T22">Properties of computer algorithm evaluating its quality.</text:span></text:p>
            </text:list-header>
          </text:list>
          <draw:enhanced-geometry svg:viewBox="0 0 21600 21600" draw:type="mso-spt202" draw:enhanced-path="M 0 0 L 21600 0 21600 21600 0 21600 0 0 Z N"/>
        </draw:custom-shape>
        <draw:custom-shape draw:name="Text Box 5" draw:style-name="gr239" draw:text-style-name="P21" draw:layer="layout" svg:width="23.706cm" svg:height="9.669cm" svg:x="0.847cm" svg:y="4.123cm">
          <text:list text:style-name="L5">
            <text:list-header>
              <text:p text:style-name="P18"><text:span text:style-name="T11"><text:line-break/></text:span><text:span text:style-name="T75">Computational </text:span><text:span text:style-name="T76">(</text:span><text:span text:style-name="T75">time</text:span><text:span text:style-name="T76">)</text:span><text:span text:style-name="T75"> complexity</text:span><text:span text:style-name="T11"> – function that estimates (upper bound) the worst–case operation number performed during execution in terms of input data size.</text:span><text:span text:style-name="T11"><text:line-break/></text:span><text:span text:style-name="T11"><text:line-break/></text:span><text:span text:style-name="T11"/></text:p>
            </text:list-header>
          </text:list>
          <text:list text:style-name="L8">
            <text:list-header>
              <text:p text:style-name="P18"><text:span text:style-name="T75">Polynomial (time) algorithm</text:span><text:span text:style-name="T11"> – when time complexity may be bounded by some polynomial of data size. In computing theory polynomial algorithms are considered as efficient.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40"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4" draw:style-name="dp1" draw:master-page-name="Default" presentation:use-date-time-name="dtd1">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241" draw:text-style-name="P23" draw:layer="layout" svg:width="21.802cm" svg:height="1.192cm" svg:x="0.635cm" svg:y="2.328cm">
          <text:list text:style-name="L1">
            <text:list-header>
              <text:p text:style-name="P22"><text:span text:style-name="T22">Properties of computer algorithm evaluating its quality.</text:span></text:p>
            </text:list-header>
          </text:list>
          <draw:enhanced-geometry svg:viewBox="0 0 21600 21600" draw:type="mso-spt202" draw:enhanced-path="M 0 0 L 21600 0 21600 21600 0 21600 0 0 Z N"/>
        </draw:custom-shape>
        <draw:custom-shape draw:name="Text Box 4" draw:style-name="gr242" draw:text-style-name="P21" draw:layer="layout" svg:width="23.706cm" svg:height="4.325cm" svg:x="0.697cm" svg:y="5.323cm">
          <text:list text:style-name="L8">
            <text:list-header>
              <text:p text:style-name="P18"><text:span text:style-name="T75">NP-hard problems</text:span><text:span text:style-name="T11"> are commonly believed not to have polynomial time algorithms solving them. For these problems we can only use fast but not accurate procedures or (for small instances) long time heuristics. NP-hardness is treated as computational intractability.</text:span></text:p>
            </text:list-header>
          </text:list>
          <draw:enhanced-geometry svg:viewBox="0 0 21600 21600" draw:type="mso-spt202" draw:enhanced-path="M 0 0 L 21600 0 21600 21600 0 21600 0 0 Z N"/>
        </draw:custom-shape>
        <draw:custom-shape draw:name="Text Box 5" draw:style-name="gr243" draw:text-style-name="P21" xml:id="id31" draw:id="id31" draw:layer="layout" svg:width="23.706cm" svg:height="4.325cm" svg:x="0.697cm" svg:y="11.011cm">
          <text:list text:style-name="L8">
            <text:list-header>
              <text:p text:style-name="P18"><text:span text:style-name="T75">How to prove that problem A is NP-hard? </text:span><text:span text:style-name="T75"><text:line-break/></text:span><text:span text:style-name="T11">Sketch: Find any NP-hard problem B and show the efficient (polynomial) procedure that reduces (translates) B into A. Then A is not a less general problem than B, therefore if B was hard, so is 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31" smil:attributeName="visibility" smil:to="visible"/>
                  <anim:transitionFilter smil:dur="0.5s" smil:targetElement="id31" smil:type="checkerBoardWipe" smil:subtype="across"/>
                </anim:par>
              </anim:par>
            </anim:par>
          </anim:seq>
        </anim:par>
        <presentation:notes draw:style-name="dp2" presentation:use-date-time-name="dtd1">
          <draw:custom-shape draw:name="Rectangle 7" draw:style-name="gr24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5" draw:style-name="dp1" draw:master-page-name="Default" presentation:use-date-time-name="dtd1">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245" draw:text-style-name="P23" draw:layer="layout" svg:width="21.802cm" svg:height="1.192cm" svg:x="0.635cm" svg:y="2.328cm">
          <text:list text:style-name="L1">
            <text:list-header>
              <text:p text:style-name="P22"><text:span text:style-name="T22">Reductions of scheduling problems</text:span></text:p>
            </text:list-header>
          </text:list>
          <draw:enhanced-geometry svg:viewBox="0 0 21600 21600" draw:type="mso-spt202" draw:enhanced-path="M 0 0 L 21600 0 21600 21600 0 21600 0 0 Z N"/>
        </draw:custom-shape>
        <draw:custom-shape draw:name="Text Box 4" draw:style-name="gr246" draw:text-style-name="P47" draw:layer="layout" svg:width="9.313cm" svg:height="1.186cm" svg:x="0.847cm" svg:y="3.81cm">
          <text:p/>
          <draw:enhanced-geometry svg:viewBox="0 0 21600 21600" draw:type="mso-spt202" draw:enhanced-path="M 0 0 L 21600 0 21600 21600 0 21600 0 0 Z N"/>
        </draw:custom-shape>
        <draw:g draw:name="Group 5">
          <draw:line draw:name="Line 6" draw:style-name="gr209" draw:text-style-name="P38" draw:layer="layout" svg:x1="3.61cm" svg:y1="12.127cm" svg:x2="5.27cm" svg:y2="10.495cm">
            <text:p/>
          </draw:line>
          <draw:line draw:name="Line 7" draw:style-name="gr209" draw:text-style-name="P38" draw:layer="layout" svg:x1="1.497cm" svg:y1="10.102cm" svg:x2="3.134cm" svg:y2="8.501cm">
            <text:p/>
          </draw:line>
          <draw:line draw:name="Line 8" draw:style-name="gr209" draw:text-style-name="P38" draw:layer="layout" svg:x1="3.199cm" svg:y1="12.277cm" svg:x2="1.89cm" svg:y2="10.795cm">
            <text:p/>
          </draw:line>
          <draw:custom-shape draw:name="Oval 9" draw:style-name="gr247" draw:text-style-name="P37" draw:layer="layout" svg:width="1.231cm" svg:height="1.072cm" svg:x="0.847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209" draw:text-style-name="P38" draw:layer="layout" svg:x1="3.388cm" svg:y1="15.028cm" svg:x2="3.388cm" svg:y2="12.912cm">
            <text:p/>
          </draw:line>
          <draw:custom-shape draw:name="Oval 11" draw:style-name="gr248" draw:text-style-name="P37" draw:layer="layout" svg:width="1.231cm" svg:height="1.072cm" svg:x="2.718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9" draw:text-style-name="P37" draw:layer="layout" svg:width="0.826cm" svg:height="1.058cm" svg:x="3.014cm" svg:y="14.817cm">
            <text:list text:style-name="L5">
              <text:list-header>
                <text:p text:style-name="P24"><text:span text:style-name="T7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209" draw:text-style-name="P38" draw:layer="layout" svg:x1="3.579cm" svg:y1="8.14cm" svg:x2="5.259cm" svg:y2="6.562cm">
            <text:p/>
          </draw:line>
          <draw:line draw:name="Line 14" draw:style-name="gr209" draw:text-style-name="P38" draw:layer="layout" svg:x1="5.688cm" svg:y1="10.177cm" svg:x2="7.231cm" svg:y2="8.66cm">
            <text:p/>
          </draw:line>
          <draw:custom-shape draw:name="Text Box 15" draw:style-name="gr250" draw:text-style-name="P37" draw:layer="layout" svg:width="1.13cm" svg:height="0.965cm" svg:x="0.955cm" svg:y="9.931cm">
            <text:list text:style-name="L5">
              <text:list-header>
                <text:p text:style-name="P24"><text:span text:style-name="T80">P</text:span></text:p>
              </text:list-header>
            </text:list>
            <draw:enhanced-geometry svg:viewBox="0 0 21600 21600" draw:type="mso-spt202" draw:enhanced-path="M 0 0 L 21600 0 21600 21600 0 21600 0 0 Z N"/>
          </draw:custom-shape>
          <draw:custom-shape draw:name="Text Box 16" draw:style-name="gr251" draw:text-style-name="P37" draw:layer="layout" svg:width="0.951cm" svg:height="0.873cm" svg:x="3.481cm" svg:y="5.715cm">
            <text:p/>
            <draw:enhanced-geometry svg:viewBox="0 0 21600 21600" draw:type="mso-spt202" draw:enhanced-path="M 0 0 L 21600 0 21600 21600 0 21600 0 0 Z N"/>
          </draw:custom-shape>
          <draw:custom-shape draw:name="Text Box 17" draw:style-name="gr252" draw:text-style-name="P37" draw:layer="layout" svg:width="1.446cm" svg:height="0.988cm" svg:x="2.639cm" svg:y="11.853cm">
            <text:list text:style-name="L5">
              <text:list-header>
                <text:p text:style-name="P24"><text:span text:style-name="T80">Pm</text:span></text:p>
              </text:list-header>
            </text:list>
            <draw:enhanced-geometry svg:viewBox="0 0 21600 21600" draw:type="mso-spt202" draw:enhanced-path="M 0 0 L 21600 0 21600 21600 0 21600 0 0 Z N"/>
          </draw:custom-shape>
          <draw:line draw:name="Line 18" draw:style-name="gr209" draw:text-style-name="P38" draw:layer="layout" svg:x1="5.367cm" svg:y1="9.966cm" svg:x2="4.058cm" svg:y2="8.484cm">
            <text:p/>
          </draw:line>
          <draw:custom-shape draw:name="Oval 19" draw:style-name="gr253" draw:text-style-name="P37" draw:layer="layout" svg:width="1.231cm" svg:height="1.072cm" svg:x="3.014cm" svg:y="7.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54" draw:text-style-name="P37" draw:layer="layout" svg:width="1.232cm" svg:height="1.072cm" svg:x="4.884cm" svg:y="9.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1" draw:style-name="gr255" draw:text-style-name="P37" draw:layer="layout" svg:width="1.13cm" svg:height="0.966cm" svg:x="3.123cm" svg:y="7.62cm">
            <text:list text:style-name="L5">
              <text:list-header>
                <text:p text:style-name="P24"><text:span text:style-name="T80">Q</text:span></text:p>
              </text:list-header>
            </text:list>
            <draw:enhanced-geometry svg:viewBox="0 0 21600 21600" draw:type="mso-spt202" draw:enhanced-path="M 0 0 L 21600 0 21600 21600 0 21600 0 0 Z N"/>
          </draw:custom-shape>
          <draw:custom-shape draw:name="Text Box 22" draw:style-name="gr256" draw:text-style-name="P37" draw:layer="layout" svg:width="1.446cm" svg:height="0.987cm" svg:x="4.806cm" svg:y="9.543cm">
            <text:list text:style-name="L5">
              <text:list-header>
                <text:p text:style-name="P24"><text:span text:style-name="T80">Qm</text:span></text:p>
              </text:list-header>
            </text:list>
            <draw:enhanced-geometry svg:viewBox="0 0 21600 21600" draw:type="mso-spt202" draw:enhanced-path="M 0 0 L 21600 0 21600 21600 0 21600 0 0 Z N"/>
          </draw:custom-shape>
          <draw:line draw:name="Line 23" draw:style-name="gr209" draw:text-style-name="P38" draw:layer="layout" svg:x1="7.424cm" svg:y1="8.061cm" svg:x2="6.115cm" svg:y2="6.579cm">
            <text:p/>
          </draw:line>
          <draw:custom-shape draw:name="Oval 24" draw:style-name="gr257" draw:text-style-name="P37" draw:layer="layout" svg:width="1.232cm" svg:height="1.072cm" svg:x="5.072cm" svg:y="5.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258" draw:text-style-name="P37" draw:layer="layout" svg:width="1.231cm" svg:height="1.072cm" svg:x="6.943cm" svg:y="7.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259" draw:text-style-name="P37" draw:layer="layout" svg:width="1.129cm" svg:height="0.966cm" svg:x="5.181cm" svg:y="5.715cm">
            <text:list text:style-name="L5">
              <text:list-header>
                <text:p text:style-name="P24"><text:span text:style-name="T80">R</text:span></text:p>
              </text:list-header>
            </text:list>
            <draw:enhanced-geometry svg:viewBox="0 0 21600 21600" draw:type="mso-spt202" draw:enhanced-path="M 0 0 L 21600 0 21600 21600 0 21600 0 0 Z N"/>
          </draw:custom-shape>
          <draw:custom-shape draw:name="Text Box 27" draw:style-name="gr260" draw:text-style-name="P37" draw:layer="layout" svg:width="1.446cm" svg:height="0.987cm" svg:x="7.021cm" svg:y="7.691cm">
            <text:list text:style-name="L5">
              <text:list-header>
                <text:p text:style-name="P24"><text:span text:style-name="T80">Rm</text:span></text:p>
              </text:list-header>
            </text:list>
            <draw:enhanced-geometry svg:viewBox="0 0 21600 21600" draw:type="mso-spt202" draw:enhanced-path="M 0 0 L 21600 0 21600 21600 0 21600 0 0 Z N"/>
          </draw:custom-shape>
        </draw:g>
        <draw:g draw:name="Group 28" xml:id="id33" draw:id="id33">
          <draw:line draw:name="Line 29" draw:style-name="gr209" draw:text-style-name="P38" draw:layer="layout" svg:x1="11.641cm" svg:y1="7.567cm" svg:x2="11.641cm" svg:y2="5.481cm">
            <text:p/>
          </draw:line>
          <draw:custom-shape draw:name="Text Box 30" draw:style-name="gr261" draw:text-style-name="P58" draw:layer="layout" svg:width="3.131cm" svg:height="1.014cm" svg:x="9.948cm" svg:y="4.445cm">
            <text:list text:style-name="L5">
              <text:list-header>
                <text:p text:style-name="P57"><text:span text:style-name="T81"></text:span></text:p>
              </text:list-header>
            </text:list>
            <draw:enhanced-geometry svg:viewBox="0 0 21600 21600" draw:type="mso-spt202" draw:enhanced-path="M 0 0 L 21600 0 21600 21600 0 21600 0 0 Z N"/>
          </draw:custom-shape>
          <draw:custom-shape draw:name="Text Box 31" draw:style-name="gr262" draw:text-style-name="P35" draw:layer="layout" svg:width="3.131cm" svg:height="1.014cm" svg:x="9.983cm" svg:y="7.58cm">
            <text:list text:style-name="L5">
              <text:list-header>
                <text:p text:style-name="P34"><text:span text:style-name="T80">p</text:span><text:span text:style-name="T82">i</text:span><text:span text:style-name="T83">=1</text:span></text:p>
              </text:list-header>
            </text:list>
            <draw:enhanced-geometry svg:viewBox="0 0 21600 21600" draw:type="mso-spt202" draw:enhanced-path="M 0 0 L 21600 0 21600 21600 0 21600 0 0 Z N"/>
          </draw:custom-shape>
        </draw:g>
        <draw:g draw:name="Group 32" xml:id="id32" draw:id="id32">
          <draw:line draw:name="Line 33" draw:style-name="gr209" draw:text-style-name="P38" draw:layer="layout" svg:x1="7.28cm" svg:y1="16.253cm" svg:x2="7.28cm" svg:y2="14.14cm">
            <text:p/>
          </draw:line>
          <draw:custom-shape draw:name="Text Box 34" draw:style-name="gr263" draw:text-style-name="P58" draw:layer="layout" svg:width="1.353cm" svg:height="1.014cm" svg:x="6.562cm" svg:y="16.271cm">
            <text:list text:style-name="L5">
              <text:list-header>
                <text:p text:style-name="P57"><text:span text:style-name="T81"></text:span></text:p>
              </text:list-header>
            </text:list>
            <draw:enhanced-geometry svg:viewBox="0 0 21600 21600" draw:type="mso-spt202" draw:enhanced-path="M 0 0 L 21600 0 21600 21600 0 21600 0 0 Z N"/>
          </draw:custom-shape>
          <draw:custom-shape draw:name="Text Box 35" draw:style-name="gr264" draw:text-style-name="P35" draw:layer="layout" svg:width="1.349cm" svg:height="1.014cm" svg:x="6.565cm" svg:y="13.123cm">
            <text:list text:style-name="L5">
              <text:list-header>
                <text:p text:style-name="P34"><text:span text:style-name="T80">r</text:span><text:span text:style-name="T82">j</text:span></text:p>
              </text:list-header>
            </text:list>
            <draw:enhanced-geometry svg:viewBox="0 0 21600 21600" draw:type="mso-spt202" draw:enhanced-path="M 0 0 L 21600 0 21600 21600 0 21600 0 0 Z N"/>
          </draw:custom-shape>
        </draw:g>
        <draw:g draw:name="Group 36" xml:id="id35" draw:id="id35">
          <draw:custom-shape draw:name="Text Box 37" draw:style-name="gr265" draw:text-style-name="P60" draw:layer="layout" svg:width="2.24cm" svg:height="0.984cm" svg:x="14.398cm" svg:y="6.31cm">
            <text:list text:style-name="L5">
              <text:list-header>
                <text:p text:style-name="P59"><text:span text:style-name="T81"></text:span><text:span text:style-name="T80">w</text:span><text:span text:style-name="T82">i</text:span><text:span text:style-name="T80">F</text:span><text:span text:style-name="T82">i</text:span></text:p>
              </text:list-header>
            </text:list>
            <draw:enhanced-geometry svg:viewBox="0 0 21600 21600" draw:type="mso-spt202" draw:enhanced-path="M 0 0 L 21600 0 21600 21600 0 21600 0 0 Z N"/>
          </draw:custom-shape>
          <draw:custom-shape draw:name="Text Box 38" draw:style-name="gr266" draw:text-style-name="P37" draw:layer="layout" svg:width="1.032cm" svg:height="0.988cm" svg:x="15.668cm" svg:y="9.15cm">
            <text:list text:style-name="L5">
              <text:list-header>
                <text:p text:style-name="P24"><text:span text:style-name="T80">F</text:span></text:p>
              </text:list-header>
            </text:list>
            <draw:enhanced-geometry svg:viewBox="0 0 21600 21600" draw:type="mso-spt202" draw:enhanced-path="M 0 0 L 21600 0 21600 21600 0 21600 0 0 Z N"/>
          </draw:custom-shape>
          <draw:custom-shape draw:name="Text Box 39" draw:style-name="gr267" draw:text-style-name="P58" draw:layer="layout" svg:width="1.936cm" svg:height="0.983cm" svg:x="18.869cm" svg:y="6.315cm">
            <text:list text:style-name="L5">
              <text:list-header>
                <text:p text:style-name="P57"><text:span text:style-name="T81"></text:span><text:span text:style-name="T80">w</text:span><text:span text:style-name="T82">i</text:span><text:span text:style-name="T84">D</text:span><text:span text:style-name="T82">i</text:span></text:p>
              </text:list-header>
            </text:list>
            <draw:enhanced-geometry svg:viewBox="0 0 21600 21600" draw:type="mso-spt202" draw:enhanced-path="M 0 0 L 21600 0 21600 21600 0 21600 0 0 Z N"/>
          </draw:custom-shape>
          <draw:custom-shape draw:name="Text Box 40" draw:style-name="gr268" draw:text-style-name="P58" draw:layer="layout" svg:width="1.94cm" svg:height="0.983cm" svg:x="18.931cm" svg:y="9.115cm">
            <text:list text:style-name="L5">
              <text:list-header>
                <text:p text:style-name="P57"><text:span text:style-name="T81"></text:span><text:span text:style-name="T85">D</text:span><text:span text:style-name="T82">i</text:span></text:p>
              </text:list-header>
            </text:list>
            <draw:enhanced-geometry svg:viewBox="0 0 21600 21600" draw:type="mso-spt202" draw:enhanced-path="M 0 0 L 21600 0 21600 21600 0 21600 0 0 Z N"/>
          </draw:custom-shape>
          <draw:custom-shape draw:name="Text Box 41" draw:style-name="gr269" draw:text-style-name="P58" draw:layer="layout" svg:width="2.143cm" svg:height="0.984cm" svg:x="22.41cm" svg:y="6.319cm">
            <text:list text:style-name="L5">
              <text:list-header>
                <text:p text:style-name="P57"><text:span text:style-name="T81"></text:span><text:span text:style-name="T80">w</text:span><text:span text:style-name="T82">i</text:span><text:span text:style-name="T80">U</text:span><text:span text:style-name="T82">i</text:span></text:p>
              </text:list-header>
            </text:list>
            <draw:enhanced-geometry svg:viewBox="0 0 21600 21600" draw:type="mso-spt202" draw:enhanced-path="M 0 0 L 21600 0 21600 21600 0 21600 0 0 Z N"/>
          </draw:custom-shape>
          <draw:custom-shape draw:name="Text Box 42" draw:style-name="gr270" draw:text-style-name="P58" draw:layer="layout" svg:width="1.94cm" svg:height="0.984cm" svg:x="22.613cm" svg:y="9.11cm">
            <text:list text:style-name="L5">
              <text:list-header>
                <text:p text:style-name="P57"><text:span text:style-name="T81"></text:span><text:span text:style-name="T80">U</text:span><text:span text:style-name="T82">i</text:span></text:p>
              </text:list-header>
            </text:list>
            <draw:enhanced-geometry svg:viewBox="0 0 21600 21600" draw:type="mso-spt202" draw:enhanced-path="M 0 0 L 21600 0 21600 21600 0 21600 0 0 Z N"/>
          </draw:custom-shape>
          <draw:custom-shape draw:name="Text Box 43" draw:style-name="gr271" draw:text-style-name="P37" draw:layer="layout" svg:width="1.945cm" svg:height="0.983cm" svg:x="19.01cm" svg:y="11.902cm">
            <text:list text:style-name="L5">
              <text:list-header>
                <text:p text:style-name="P24"><text:span text:style-name="T80">L</text:span><text:span text:style-name="T86">max</text:span></text:p>
              </text:list-header>
            </text:list>
            <draw:enhanced-geometry svg:viewBox="0 0 21600 21600" draw:type="mso-spt202" draw:enhanced-path="M 0 0 L 21600 0 21600 21600 0 21600 0 0 Z N"/>
          </draw:custom-shape>
          <draw:custom-shape draw:name="Text Box 44" draw:style-name="gr272" draw:text-style-name="P37" draw:layer="layout" svg:width="1.768cm" svg:height="0.983cm" svg:x="18.94cm" svg:y="14.892cm">
            <text:list text:style-name="L5">
              <text:list-header>
                <text:p text:style-name="P24"><text:span text:style-name="T80">C</text:span><text:span text:style-name="T86">max</text:span></text:p>
              </text:list-header>
            </text:list>
            <draw:enhanced-geometry svg:viewBox="0 0 21600 21600" draw:type="mso-spt202" draw:enhanced-path="M 0 0 L 21600 0 21600 21600 0 21600 0 0 Z N"/>
          </draw:custom-shape>
          <draw:line draw:name="Line 45" draw:style-name="gr209" draw:text-style-name="P38" draw:layer="layout" svg:x1="19.791cm" svg:y1="14.887cm" svg:x2="19.791cm" svg:y2="12.903cm">
            <text:p/>
          </draw:line>
          <draw:line draw:name="Line 46" draw:style-name="gr273" draw:text-style-name="P38" draw:layer="layout" svg:x1="19.923cm" svg:y1="11.897cm" svg:x2="19.923cm" svg:y2="10.129cm">
            <text:p/>
          </draw:line>
          <draw:line draw:name="Line 47" draw:style-name="gr273" draw:text-style-name="P38" draw:layer="layout" svg:x1="19.972cm" svg:y1="11.897cm" svg:x2="23.57cm" svg:y2="10.129cm">
            <text:p/>
          </draw:line>
          <draw:line draw:name="Line 48" draw:style-name="gr209" draw:text-style-name="P38" draw:layer="layout" svg:x1="16.73cm" svg:y1="9.635cm" svg:x2="18.949cm" svg:y2="9.635cm">
            <text:p/>
          </draw:line>
          <draw:line draw:name="Line 49" draw:style-name="gr209" draw:text-style-name="P38" draw:layer="layout" svg:x1="23.596cm" svg:y1="9.079cm" svg:x2="23.596cm" svg:y2="7.328cm">
            <text:p/>
          </draw:line>
          <draw:line draw:name="Line 50" draw:style-name="gr209" draw:text-style-name="P38" draw:layer="layout" svg:x1="19.897cm" svg:y1="9.101cm" svg:x2="19.897cm" svg:y2="7.328cm">
            <text:p/>
          </draw:line>
          <draw:line draw:name="Line 51" draw:style-name="gr209" draw:text-style-name="P38" draw:layer="layout" svg:x1="16.193cm" svg:y1="9.123cm" svg:x2="16.193cm" svg:y2="7.306cm">
            <text:p/>
          </draw:line>
          <draw:line draw:name="Line 52" draw:style-name="gr209" draw:text-style-name="P38" draw:layer="layout" svg:x1="16.678cm" svg:y1="6.773cm" svg:x2="18.874cm" svg:y2="6.773cm">
            <text:p/>
          </draw:line>
        </draw:g>
        <draw:g draw:name="Group 53" xml:id="id34" draw:id="id34">
          <draw:line draw:name="Line 54" draw:style-name="gr209" draw:text-style-name="P38" draw:layer="layout" svg:x1="13.546cm" svg:y1="15.027cm" svg:x2="10.847cm" svg:y2="13.272cm">
            <text:p/>
          </draw:line>
          <draw:custom-shape draw:name="Text Box 55" draw:style-name="gr274" draw:text-style-name="P35" draw:layer="layout" svg:width="2.527cm" svg:height="0.895cm" svg:x="12.312cm" svg:y="10.16cm">
            <text:list text:style-name="L5">
              <text:list-header>
                <text:p text:style-name="P34"><text:span text:style-name="T80">prec</text:span></text:p>
              </text:list-header>
            </text:list>
            <draw:enhanced-geometry svg:viewBox="0 0 21600 21600" draw:type="mso-spt202" draw:enhanced-path="M 0 0 L 21600 0 21600 21600 0 21600 0 0 Z N"/>
          </draw:custom-shape>
          <draw:custom-shape draw:name="Text Box 56" draw:style-name="gr275" draw:text-style-name="P35" draw:layer="layout" svg:width="2.527cm" svg:height="0.899cm" svg:x="12.458cm" svg:y="14.905cm">
            <text:list text:style-name="L5">
              <text:list-header>
                <text:p text:style-name="P34"><text:span text:style-name="T80">chain</text:span></text:p>
              </text:list-header>
            </text:list>
            <draw:enhanced-geometry svg:viewBox="0 0 21600 21600" draw:type="mso-spt202" draw:enhanced-path="M 0 0 L 21600 0 21600 21600 0 21600 0 0 Z N"/>
          </draw:custom-shape>
          <draw:custom-shape draw:name="Text Box 57" draw:style-name="gr276" draw:text-style-name="P58" draw:layer="layout" svg:width="2.527cm" svg:height="0.895cm" svg:x="12.431cm" svg:y="17.282cm">
            <text:list text:style-name="L5">
              <text:list-header>
                <text:p text:style-name="P57"><text:span text:style-name="T81"></text:span></text:p>
              </text:list-header>
            </text:list>
            <draw:enhanced-geometry svg:viewBox="0 0 21600 21600" draw:type="mso-spt202" draw:enhanced-path="M 0 0 L 21600 0 21600 21600 0 21600 0 0 Z N"/>
          </draw:custom-shape>
          <draw:line draw:name="Line 58" draw:style-name="gr209" draw:text-style-name="P38" draw:layer="layout" svg:x1="13.737cm" svg:y1="14.891cm" svg:x2="16.299cm" svg:y2="13.334cm">
            <text:p/>
          </draw:line>
          <draw:line draw:name="Line 59" draw:style-name="gr209" draw:text-style-name="P38" draw:layer="layout" svg:x1="16.51cm" svg:y1="12.488cm" svg:x2="13.684cm" svg:y2="11.068cm">
            <text:p/>
          </draw:line>
          <draw:line draw:name="Line 60" draw:style-name="gr209" draw:text-style-name="P38" draw:layer="layout" svg:x1="13.737cm" svg:y1="17.26cm" svg:x2="13.737cm" svg:y2="15.822cm">
            <text:p/>
          </draw:line>
          <draw:custom-shape draw:name="Text Box 61" draw:style-name="gr277" draw:text-style-name="P35" draw:layer="layout" svg:width="2.963cm" svg:height="0.895cm" svg:x="14.817cm" svg:y="12.44cm">
            <text:list text:style-name="L5">
              <text:list-header>
                <text:p text:style-name="P34"><text:span text:style-name="T80">out–tree</text:span></text:p>
              </text:list-header>
            </text:list>
            <draw:enhanced-geometry svg:viewBox="0 0 21600 21600" draw:type="mso-spt202" draw:enhanced-path="M 0 0 L 21600 0 21600 21600 0 21600 0 0 Z N"/>
          </draw:custom-shape>
          <draw:line draw:name="Line 62" draw:style-name="gr209" draw:text-style-name="P38" draw:layer="layout" svg:x1="10.795cm" svg:y1="12.488cm" svg:x2="13.622cm" svg:y2="11.068cm">
            <text:p/>
          </draw:line>
          <draw:custom-shape draw:name="Text Box 63" draw:style-name="gr278" draw:text-style-name="P35" draw:layer="layout" svg:width="2.964cm" svg:height="0.895cm" svg:x="9.525cm" svg:y="12.378cm">
            <text:list text:style-name="L5">
              <text:list-header>
                <text:p text:style-name="P34"><text:span text:style-name="T80">in–tree</text:span></text:p>
              </text:list-header>
            </text:list>
            <draw:enhanced-geometry svg:viewBox="0 0 21600 21600" draw:mirror-horizontal="true"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3" smil:attributeName="visibility" smil:to="visible"/>
                  <anim:transitionFilter smil:dur="0.5s" smil:targetElement="id3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4" smil:attributeName="visibility" smil:to="visible"/>
                  <anim:transitionFilter smil:dur="0.5s" smil:targetElement="id3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5" smil:attributeName="visibility" smil:to="visible"/>
                  <anim:transitionFilter smil:dur="0.5s" smil:targetElement="id35" smil:type="dissolve"/>
                </anim:par>
              </anim:par>
            </anim:par>
          </anim:seq>
        </anim:par>
        <presentation:notes draw:style-name="dp2" presentation:use-date-time-name="dtd1">
          <draw:custom-shape draw:name="Rectangle 7" draw:style-name="gr279"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6" draw:style-name="dp1" draw:master-page-name="Default" presentation:use-date-time-name="dtd1">
        <office:forms form:automatic-focus="false" form:apply-design-mode="false"/>
        <draw:frame presentation:style-name="pr3" draw:text-style-name="P2" draw:layer="layout" svg:width="24.553cm" svg:height="2.54cm" svg:x="-0.001cm" svg:y="0.212cm" presentation:class="title" presentation:user-transformed="true">
          <draw:text-box>
            <text:list text:style-name="L1">
              <text:list-header>
                <text:p text:style-name="P1"><text:span text:style-name="T4">Introduction to Deterministic Scheduling</text:span></text:p>
              </text:list-header>
            </text:list>
          </draw:text-box>
        </draw:frame>
        <draw:custom-shape draw:name="Text Box 3" draw:style-name="gr280" draw:text-style-name="P23" draw:layer="layout" svg:width="21.802cm" svg:height="1.192cm" svg:x="0.635cm" svg:y="2.328cm">
          <text:list text:style-name="L1">
            <text:list-header>
              <text:p text:style-name="P22"><text:span text:style-name="T22">Computational complexity of scheduling</text:span><text:span text:style-name="T87"> problems</text:span></text:p>
            </text:list-header>
          </text:list>
          <draw:enhanced-geometry svg:viewBox="0 0 21600 21600" draw:type="mso-spt202" draw:enhanced-path="M 0 0 L 21600 0 21600 21600 0 21600 0 0 Z N"/>
        </draw:custom-shape>
        <draw:custom-shape draw:name="Text Box 4" draw:style-name="gr281" draw:text-style-name="P26" draw:layer="layout" svg:width="22.86cm" svg:height="5.341cm" svg:x="0.847cm" svg:y="3.81cm">
          <text:list text:style-name="L5">
            <text:list-header>
              <text:p text:style-name="P25"><text:span text:style-name="T11">If we restrict </text:span><text:span text:style-name="T2">the number of </text:span><text:span text:style-name="T11">processor</text:span><text:span text:style-name="T2">s</text:span><text:span text:style-name="T11"> to 1,2,3,</text:span><text:span text:style-name="T58"></text:span><text:span text:style-name="T11">, there are 4536 problems:</text:span></text:p>
            </text:list-header>
          </text:list>
          <text:list text:style-name="L10">
            <text:list-item>
              <text:p text:style-name="P25"><text:span text:style-name="T11"><text:s/></text:span><text:span text:style-name="T11">416 – polynomial</text:span><text:span text:style-name="T2">-</text:span><text:span text:style-name="T11">time solvable,</text:span></text:p>
            </text:list-item>
            <text:list-item>
              <text:p text:style-name="P25"><text:span text:style-name="T11"><text:s/></text:span><text:span text:style-name="T11">3817 – NP–hard,</text:span></text:p>
            </text:list-item>
            <text:list-item>
              <text:p text:style-name="P25"><text:span text:style-name="T11"><text:s/></text:span><text:span text:style-name="T11">303 – open.</text:span></text:p>
            </text:list-item>
          </text:list>
          <draw:enhanced-geometry svg:viewBox="0 0 21600 21600" draw:type="mso-spt202" draw:enhanced-path="M 0 0 L 21600 0 21600 21600 0 21600 0 0 Z N"/>
        </draw:custom-shape>
        <draw:custom-shape draw:name="Text Box 5" draw:style-name="gr282" draw:text-style-name="P26" xml:id="id36" draw:id="id36" draw:layer="layout" svg:width="22.86cm" svg:height="8.389cm" svg:x="0.847cm" svg:y="9.278cm">
          <text:list text:style-name="L5">
            <text:list-header>
              <text:p text:style-name="P25"><text:span text:style-name="T17">How do we cope with NP–hardness?</text:span></text:p>
            </text:list-header>
          </text:list>
          <text:list text:style-name="L10">
            <text:list-item>
              <text:p text:style-name="P25"><text:span text:style-name="T11"><text:s/></text:span><text:span text:style-name="T11">polynomial-time </text:span><text:span text:style-name="T88">approximate algorithms</text:span><text:span text:style-name="T11"> with guaranteed approximation ratio,</text:span></text:p>
            </text:list-item>
            <text:list-item>
              <text:p text:style-name="P25"><text:span text:style-name="T11"><text:s/></text:span><text:span text:style-name="T11">exact </text:span><text:span text:style-name="T88">pseudo-polynomial time algorithms</text:span><text:span text:style-name="T11">,</text:span></text:p>
            </text:list-item>
            <text:list-item>
              <text:p text:style-name="P25"><text:span text:style-name="T11"><text:s/></text:span><text:span text:style-name="T11">exact algorithms, efficient only in</text:span><text:span text:style-name="T2"> the</text:span><text:span text:style-name="T11"> </text:span><text:span text:style-name="T89">mean-case</text:span><text:span text:style-name="T11">,</text:span></text:p>
            </text:list-item>
            <text:list-item>
              <text:p text:style-name="P25"><text:span text:style-name="T11"><text:s/></text:span><text:span text:style-name="T88">heuristics</text:span><text:span text:style-name="T11"> <text:s/>(</text:span><text:span text:style-name="T30">tabu-search, genetic algorithms, etc.</text:span><text:span text:style-name="T11">),</text:span></text:p>
            </text:list-item>
            <text:list-item>
              <text:p text:style-name="P25"><text:span text:style-name="T11"><text:s/></text:span><text:span text:style-name="T11">in the case of small </text:span><text:span text:style-name="T2">input </text:span><text:span text:style-name="T11">data – exponential <text:s/></text:span><text:span text:style-name="T88">exhaustive search</text:span><text:span text:style-name="T11"> </text:span></text:p>
            </text:list-item>
          </text:list>
          <text:list text:style-name="L5">
            <text:list-header>
              <text:p text:style-name="P25"><text:span text:style-name="T11">(e.g. </text:span><text:span text:style-name="T30">branch and bound</text:span><text:span text:style-name="T11">).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6" smil:attributeName="visibility" smil:to="visible"/>
                  <anim:transitionFilter smil:dur="0.5s" smil:targetElement="id36" smil:type="dissolve"/>
                </anim:par>
              </anim:par>
            </anim:par>
          </anim:seq>
        </anim:par>
        <presentation:notes draw:style-name="dp2" presentation:use-date-time-name="dtd1">
          <draw:custom-shape draw:name="Rectangle 7" draw:style-name="gr28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7" draw:style-name="dp3" draw:master-page-name="Default" presentation:use-date-time-name="dtd1">
        <office:forms form:automatic-focus="false" form:apply-design-mode="false"/>
        <draw:custom-shape draw:name="Text Box 2" draw:style-name="gr284" draw:text-style-name="P40" draw:layer="layout" svg:width="19.685cm" svg:height="1.277cm" svg:x="0.635cm" svg:y="2.54cm">
          <text:list text:style-name="L5">
            <text:list-header>
              <text:p text:style-name="P39"><text:span text:style-name="T11">General problem analysis schema</text:span></text:p>
            </text:list-header>
          </text:list>
          <draw:enhanced-geometry svg:viewBox="0 0 21600 21600" draw:type="mso-spt202" draw:enhanced-path="M 0 0 L 21600 0 21600 21600 0 21600 0 0 Z N"/>
        </draw:custom-shape>
        <draw:custom-shape draw:name="Text Box 3" draw:style-name="gr285" draw:text-style-name="P62" draw:layer="layout" svg:width="12.489cm" svg:height="2.047cm" svg:x="11.218cm" svg:y="4.022cm">
          <text:list text:style-name="L5">
            <text:list-header>
              <text:p text:style-name="P61"><text:span text:style-name="T52">Optimization problem </text:span><text:span text:style-name="T90">X</text:span></text:p>
              <text:p text:style-name="P61"><text:span text:style-name="T52">decision version </text:span><text:span text:style-name="T90">X</text:span><text:span text:style-name="T91">d</text:span></text:p>
            </text:list-header>
          </text:list>
          <draw:enhanced-geometry svg:viewBox="0 0 21600 21600" draw:type="mso-spt202" draw:enhanced-path="M 0 0 L 21600 0 21600 21600 0 21600 0 0 Z N"/>
        </draw:custom-shape>
        <draw:g draw:name="Group 4" xml:id="id37" draw:id="id37">
          <draw:custom-shape draw:name="Text Box 5" draw:style-name="gr286" draw:text-style-name="P62" draw:layer="layout" svg:width="7.196cm" svg:height="1.024cm" svg:x="13.758cm" svg:y="7.769cm">
            <text:list text:style-name="L5">
              <text:list-header>
                <text:p text:style-name="P61"><text:span text:style-name="T90">X</text:span><text:span text:style-name="T91">d</text:span><text:span text:style-name="T90"> </text:span><text:span text:style-name="T92"></text:span><text:span text:style-name="T52"> </text:span><text:span text:style-name="T29">P</text:span><text:span text:style-name="T52">? </text:span><text:span text:style-name="T92"></text:span><text:span text:style-name="T52"> </text:span><text:span text:style-name="T90">X</text:span><text:span text:style-name="T91">d</text:span><text:span text:style-name="T90"> </text:span><text:span text:style-name="T92"></text:span><text:span text:style-name="T52"> </text:span><text:span text:style-name="T29">NPC</text:span><text:span text:style-name="T52">?</text:span></text:p>
              </text:list-header>
            </text:list>
            <draw:enhanced-geometry svg:viewBox="0 0 21600 21600" draw:type="mso-spt202" draw:enhanced-path="M 0 0 L 21600 0 21600 21600 0 21600 0 0 Z N"/>
          </draw:custom-shape>
          <draw:custom-shape draw:name="AutoShape 6" draw:style-name="gr287" draw:text-style-name="P33" draw:layer="layout" svg:width="1.727cm" svg:height="1.692cm" svg:x="16.348cm" svg:y="6.0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7" xml:id="id38" draw:id="id38">
          <draw:custom-shape draw:name="AutoShape 8" draw:style-name="gr288" draw:text-style-name="P33" draw:layer="layout" svg:width="2.381cm" svg:height="0.731cm" svg:x="11.165cm" svg:y="7.7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289" draw:text-style-name="P40" draw:layer="layout" svg:width="2.116cm" svg:height="1.27cm" svg:x="11.43cm" svg:y="6.773cm">
            <text:p/>
            <draw:enhanced-geometry svg:viewBox="0 0 21600 21600" draw:type="mso-spt202" draw:enhanced-path="M 0 0 L 21600 0 21600 21600 0 21600 0 0 Z N"/>
          </draw:custom-shape>
          <draw:custom-shape draw:name="Text Box 10" draw:style-name="gr290" draw:text-style-name="P62" draw:layer="layout" svg:width="6.878cm" svg:height="1.755cm" svg:x="4.022cm" svg:y="6.945cm">
            <text:list text:style-name="L5">
              <text:list-header>
                <text:p text:style-name="P61"><text:span text:style-name="T52">Construct effective algorithm solving <text:s/></text:span><text:span text:style-name="T90">X</text:span></text:p>
              </text:list-header>
            </text:list>
            <draw:enhanced-geometry svg:viewBox="0 0 21600 21600" draw:type="mso-spt202" draw:enhanced-path="M 0 0 L 21600 0 21600 21600 0 21600 0 0 Z N"/>
          </draw:custom-shape>
        </draw:g>
        <draw:g draw:name="Group 11" xml:id="id39" draw:id="id39">
          <draw:custom-shape draw:name="AutoShape 12" draw:style-name="gr291" draw:text-style-name="P33" draw:layer="layout" svg:width="0.93cm" svg:height="1.464cm" svg:x="19.05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3" draw:style-name="gr292" draw:text-style-name="P62" draw:layer="layout" svg:width="11.628cm" svg:height="1.024cm" svg:x="10.16cm" svg:y="10.372cm">
            <text:list text:style-name="L5">
              <text:list-header>
                <text:p text:style-name="P61"><text:span text:style-name="T90">X</text:span><text:span text:style-name="T91">d</text:span><text:span text:style-name="T90"> </text:span><text:span text:style-name="T92"></text:span><text:span text:style-name="T52"> </text:span><text:span text:style-name="T29">PseudoP</text:span><text:span text:style-name="T52">? <text:s/></text:span><text:span text:style-name="T92"></text:span><text:span text:style-name="T52"> <text:s/></text:span><text:span text:style-name="T90">X</text:span><text:span text:style-name="T91">d</text:span><text:span text:style-name="T90"> </text:span><text:span text:style-name="T92"></text:span><text:span text:style-name="T52"> </text:span><text:span text:style-name="T29">NPC! </text:span><text:span text:style-name="T52">?</text:span></text:p>
              </text:list-header>
            </text:list>
            <draw:enhanced-geometry svg:viewBox="0 0 21600 21600" draw:type="mso-spt202" draw:enhanced-path="M 0 0 L 21600 0 21600 21600 0 21600 0 0 Z N"/>
          </draw:custom-shape>
          <draw:custom-shape draw:name="AutoShape 14" draw:style-name="gr293" draw:text-style-name="P33" draw:layer="layout" svg:width="1.398cm" svg:height="0.626cm" svg:x="8.678cm" svg:y="10.3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5" draw:style-name="gr294" draw:text-style-name="P62" draw:layer="layout" svg:width="7.677cm" svg:height="2.602cm" svg:x="0.847cm" svg:y="9.102cm">
            <text:list text:style-name="L5">
              <text:list-header>
                <text:p text:style-name="P61"><text:span text:style-name="T52">Construct pseudo-polynomial time algorithm for </text:span><text:span text:style-name="T90">X</text:span></text:p>
              </text:list-header>
            </text:list>
            <draw:enhanced-geometry svg:viewBox="0 0 21600 21600" draw:type="mso-spt202" draw:enhanced-path="M 0 0 L 21600 0 21600 21600 0 21600 0 0 Z N"/>
          </draw:custom-shape>
        </draw:g>
        <draw:g draw:name="Group 16" xml:id="id40" draw:id="id40">
          <draw:custom-shape draw:name="AutoShape 17" draw:style-name="gr295" draw:text-style-name="P33" draw:layer="layout" svg:width="0.847cm" svg:height="1.905cm" svg:x="18.838cm" svg:y="11.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8" draw:style-name="gr296" draw:text-style-name="P62" draw:layer="layout" svg:width="9.525cm" svg:height="0.908cm" svg:x="11.642cm" svg:y="13.335cm">
            <text:list text:style-name="L5">
              <text:list-header>
                <text:p text:style-name="P61"><text:span text:style-name="T53">Do</text:span><text:span text:style-name="T52"> ap</text:span><text:span text:style-name="T53">p</text:span><text:span text:style-name="T52">roximations</text:span><text:span text:style-name="T53"> satisfy us</text:span><text:span text:style-name="T52">?</text:span></text:p>
              </text:list-header>
            </text:list>
            <draw:enhanced-geometry svg:viewBox="0 0 21600 21600" draw:type="mso-spt202" draw:enhanced-path="M 0 0 L 21600 0 21600 21600 0 21600 0 0 Z N"/>
          </draw:custom-shape>
          <draw:custom-shape draw:name="AutoShape 19" draw:style-name="gr297" draw:text-style-name="P33" draw:layer="layout" svg:width="1.693cm" svg:height="0.635cm" svg:x="9.737cm" svg:y="13.5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0" draw:style-name="gr298" draw:text-style-name="P33" draw:layer="layout" svg:width="1.27cm" svg:height="0.677cm" svg:x="10.372cm" svg:y="13.079cm">
            <text:list text:style-name="L5">
              <text:list-header>
                <text:p text:style-name="P63"><text:span text:style-name="T93">Yes</text:span></text:p>
              </text:list-header>
            </text:list>
            <draw:enhanced-geometry svg:viewBox="0 0 21600 21600" draw:type="mso-spt202" draw:enhanced-path="M 0 0 L 21600 0 21600 21600 0 21600 0 0 Z N"/>
          </draw:custom-shape>
          <draw:custom-shape draw:name="Text Box 21" draw:style-name="gr299" draw:text-style-name="P65" draw:layer="layout" svg:width="8.255cm" svg:height="2.69cm" svg:x="1.482cm" svg:y="12.065cm">
            <text:list text:style-name="L5">
              <text:list-header>
                <text:p text:style-name="P64"><text:span text:style-name="T52">Polynomial-time</text:span></text:p>
              </text:list-header>
            </text:list>
            <text:list text:style-name="L7">
              <text:list-item>
                <text:p text:style-name="P64"><text:span text:style-name="T52"><text:s/></text:span><text:span text:style-name="T52">ap</text:span><text:span text:style-name="T53">p</text:span><text:span text:style-name="T52">roximate</text:span><text:span text:style-name="T53"> </text:span><text:span text:style-name="T52">algorithms</text:span></text:p>
              </text:list-item>
              <text:list-item>
                <text:p text:style-name="P64"><text:span text:style-name="T52"><text:s/></text:span><text:span text:style-name="T52">ap</text:span><text:span text:style-name="T53">p</text:span><text:span text:style-name="T52">roximation schemas</text:span></text:p>
              </text:list-item>
            </text:list>
            <draw:enhanced-geometry svg:viewBox="0 0 21600 21600" draw:type="mso-spt202" draw:enhanced-path="M 0 0 L 21600 0 21600 21600 0 21600 0 0 Z N"/>
          </draw:custom-shape>
        </draw:g>
        <draw:g draw:name="Group 22" xml:id="id42" draw:id="id42">
          <draw:custom-shape draw:name="Text Box 23" draw:style-name="gr300" draw:text-style-name="P33" draw:layer="layout" svg:width="1.27cm" svg:height="0.677cm" svg:x="17.899cm" svg:y="15.125cm">
            <text:list text:style-name="L5">
              <text:list-header>
                <text:p text:style-name="P63"><text:span text:style-name="T93">No</text:span></text:p>
              </text:list-header>
            </text:list>
            <draw:enhanced-geometry svg:viewBox="0 0 21600 21600" draw:type="mso-spt202" draw:enhanced-path="M 0 0 L 21600 0 21600 21600 0 21600 0 0 Z N"/>
          </draw:custom-shape>
          <draw:custom-shape draw:name="AutoShape 24" draw:style-name="gr301" draw:text-style-name="P33" draw:layer="layout" svg:width="0.679cm" svg:height="1.971cm" svg:x="17.101cm" svg:y="14.3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25" draw:style-name="gr302" draw:text-style-name="P62" draw:layer="layout" svg:width="7.408cm" svg:height="0.908cm" svg:x="16.087cm" svg:y="16.51cm">
            <text:list text:style-name="L5">
              <text:list-header>
                <text:p text:style-name="P61"><text:span text:style-name="T52">Restrict <text:s/>problem </text:span><text:span text:style-name="T90">X</text:span></text:p>
              </text:list-header>
            </text:list>
            <draw:enhanced-geometry svg:viewBox="0 0 21600 21600" draw:type="mso-spt202" draw:enhanced-path="M 0 0 L 21600 0 21600 21600 0 21600 0 0 Z N"/>
          </draw:custom-shape>
          <draw:custom-shape draw:name="AutoShape 26" draw:style-name="gr303" draw:text-style-name="P33" draw:layer="layout" svg:width="0.635cm" svg:height="10.372cm" svg:x="22.86cm" svg:y="6.1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7" xml:id="id41" draw:id="id41">
          <draw:custom-shape draw:name="Text Box 28" draw:style-name="gr304" draw:text-style-name="P67" draw:layer="layout" svg:width="14.393cm" svg:height="1.931cm" svg:x="0.635cm" svg:y="15.875cm">
            <text:list text:style-name="L7">
              <text:list-item>
                <text:p text:style-name="P66"><text:span text:style-name="T52"><text:s/></text:span><text:span text:style-name="T52">Small data: exhaustive search (branch &amp; bound)</text:span></text:p>
              </text:list-item>
              <text:list-item>
                <text:p text:style-name="P66"><text:span text:style-name="T52"><text:s/></text:span><text:span text:style-name="T52">Heur</text:span><text:span text:style-name="T53">i</text:span><text:span text:style-name="T52">stics: tabu search, ... </text:span></text:p>
              </text:list-item>
            </text:list>
            <draw:enhanced-geometry svg:viewBox="0 0 21600 21600" draw:type="mso-spt202" draw:enhanced-path="M 0 0 L 21600 0 21600 21600 0 21600 0 0 Z N"/>
          </draw:custom-shape>
          <draw:custom-shape draw:name="AutoShape 29" draw:style-name="gr305" draw:text-style-name="P33" draw:layer="layout" svg:width="1.059cm" svg:height="0.847cm" svg:x="4.233cm" svg:y="15.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30" draw:style-name="gr306" draw:text-style-name="P33" draw:layer="layout" svg:width="4.869cm" svg:height="0.937cm" svg:x="5.503cm" svg:y="15.028cm">
            <text:list text:style-name="L5">
              <text:list-header>
                <text:p text:style-name="P63"><text:span text:style-name="T93">Do not exist</text:span></text:p>
              </text:list-header>
            </text:list>
            <draw:enhanced-geometry svg:viewBox="0 0 21600 21600" draw:type="mso-spt202" draw:enhanced-path="M 0 0 L 21600 0 21600 21600 0 21600 0 0 Z N"/>
          </draw:custom-shape>
        </draw:g>
        <draw:frame presentation:style-name="pr4" draw:text-style-name="P2" draw:layer="layout" svg:width="25.4cm" svg:height="3.175cm" svg:x="-0.635cm" svg:y="-0.213cm" presentation:class="title" presentation:user-transformed="true">
          <draw:text-box>
            <text:list text:style-name="L1">
              <text:list-header>
                <text:p text:style-name="P1"><text:span text:style-name="T4">Introduction to Deterministic Task Scheduling</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39" smil:attributeName="visibility" smil:to="visible"/>
                  <anim:transitionFilter smil:dur="0.5s" smil:targetElement="id39"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0" smil:attributeName="visibility" smil:to="visible"/>
                  <anim:transitionFilter smil:dur="0.5s" smil:targetElement="id40"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1" smil:attributeName="visibility" smil:to="visible"/>
                  <anim:transitionFilter smil:dur="0.5s" smil:targetElement="id41"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2" smil:attributeName="visibility" smil:to="visible"/>
                  <anim:transitionFilter smil:dur="0.5s" smil:targetElement="id42" smil:type="checkerBoardWipe" smil:subtype="across"/>
                </anim:par>
              </anim:par>
            </anim:par>
          </anim:seq>
        </anim:par>
        <presentation:notes draw:style-name="dp2" presentation:use-date-time-name="dtd1">
          <draw:custom-shape draw:name="Rectangle 7" draw:style-name="gr30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28"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Critical Path Method</text:span></text:p>
              </text:list-header>
            </text:list>
          </draw:text-box>
        </draw:frame>
        <draw:custom-shape draw:name="Text Box 3" draw:style-name="gr308" draw:text-style-name="P21" draw:layer="layout" svg:width="24.765cm" svg:height="3.449cm" svg:x="0.635cm" svg:y="2.752cm">
          <text:list text:style-name="L5">
            <text:list-header>
              <text:p text:style-name="P18"><text:span text:style-name="T11"><text:s/></text:span><text:span text:style-name="T76">–</text:span><text:span text:style-name="T76">|</text:span><text:span text:style-name="T75">prec</text:span><text:span text:style-name="T76">|</text:span><text:span text:style-name="T75">C</text:span><text:span text:style-name="T77">max</text:span><text:span text:style-name="T11"> model consists of </text:span><text:span text:style-name="T2">a</text:span><text:span text:style-name="T11"> set of dependent tasks of arbitrary lengths, <text:s/>which do not need processors. Our aim is to construct a schedule of minimum length.</text:span></text:p>
            </text:list-header>
          </text:list>
          <draw:enhanced-geometry svg:viewBox="0 0 21600 21600" draw:type="mso-spt202" draw:enhanced-path="M 0 0 L 21600 0 21600 21600 0 21600 0 0 Z N"/>
        </draw:custom-shape>
        <draw:custom-shape draw:name="Text Box 4" draw:style-name="gr309" draw:text-style-name="P70" xml:id="id43" draw:id="id43" draw:layer="layout" svg:width="24.342cm" svg:height="3.445cm" svg:x="0.635cm" svg:y="6.562cm">
          <text:list text:style-name="L5">
            <text:list-header>
              <text:p text:style-name="P68"><text:span text:style-name="T11">Precedence relation </text:span><text:span text:style-name="T50"></text:span><text:span text:style-name="T11"> is a </text:span><text:span text:style-name="T76">quasi order</text:span><text:span text:style-name="T11"> in the set of tasks, i.e. it is</text:span></text:p>
            </text:list-header>
          </text:list>
          <text:list text:style-name="L7">
            <text:list-item>
              <text:p text:style-name="P69"><text:span text:style-name="T11"><text:s/></text:span><text:span text:style-name="T11">anti-reflective: </text:span><text:span text:style-name="T58"></text:span><text:span text:style-name="T34">T</text:span><text:span text:style-name="T35">i </text:span><text:span text:style-name="T58"></text:span><text:span text:style-name="T32">T</text:span><text:span text:style-name="T35">i</text:span><text:span text:style-name="T50"></text:span><text:span text:style-name="T32">T</text:span><text:span text:style-name="T35">i</text:span></text:p>
            </text:list-item>
            <text:list-item>
              <text:p text:style-name="P69"><text:span text:style-name="T11"><text:s/></text:span><text:span text:style-name="T11">transitive </text:span><text:span text:style-name="T58"></text:span><text:span text:style-name="T34">T</text:span><text:span text:style-name="T35">i,</text:span><text:span text:style-name="T34">T</text:span><text:span text:style-name="T35">j,</text:span><text:span text:style-name="T34">T</text:span><text:span text:style-name="T35">k,</text:span><text:span text:style-name="T11">(</text:span><text:span text:style-name="T32">T</text:span><text:span text:style-name="T35">i</text:span><text:span text:style-name="T50"></text:span><text:span text:style-name="T32">T</text:span><text:span text:style-name="T35">j </text:span><text:span text:style-name="T58"></text:span><text:span text:style-name="T35"> </text:span><text:span text:style-name="T32">T</text:span><text:span text:style-name="T35">j</text:span><text:span text:style-name="T50"></text:span><text:span text:style-name="T32">T</text:span><text:span text:style-name="T35">k</text:span><text:span text:style-name="T11">) </text:span><text:span text:style-name="T58"></text:span><text:span text:style-name="T11"> </text:span><text:span text:style-name="T32">T</text:span><text:span text:style-name="T35">i</text:span><text:span text:style-name="T50"></text:span><text:span text:style-name="T32">T</text:span><text:span text:style-name="T35">k</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seq>
        </anim:par>
        <presentation:notes draw:style-name="dp2" presentation:use-date-time-name="dtd1">
          <draw:custom-shape draw:name="Rectangle 7" draw:style-name="gr310"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28" presentation:class="page"/>
          <draw:frame presentation:style-name="pr5" draw:text-style-name="P2" draw:layer="layout" svg:width="14.486cm" svg:height="12.682cm" svg:x="2.672cm" svg:y="13.56cm" presentation:class="notes" presentation:placeholder="true" presentation:user-transformed="true">
            <draw:text-box/>
          </draw:frame>
        </presentation:notes>
      </draw:page>
      <draw:page draw:name="page29" draw:style-name="dp4" draw:master-page-name="Default" presentation:presentation-page-layout-name="AL2T19">
        <office:forms form:automatic-focus="false" form:apply-design-mode="false"/>
        <draw:frame presentation:style-name="pr6" draw:text-style-name="P2" draw:layer="layout" svg:width="25.4cm" svg:height="3.175cm" svg:x="-0.635cm" svg:y="-0.213cm" presentation:class="title" presentation:user-transformed="true">
          <draw:text-box>
            <text:list text:style-name="L1">
              <text:list-header>
                <text:p text:style-name="P1"><text:span text:style-name="T4">Critical Path Method</text:span></text:p>
              </text:list-header>
            </text:list>
          </draw:text-box>
        </draw:frame>
        <draw:custom-shape draw:style-name="gr311" draw:text-style-name="P71" draw:layer="layout" svg:width="24.342cm" svg:height="6.544cm" svg:x="0.423cm" svg:y="2.924cm">
          <text:list text:style-name="L11">
            <text:list-header>
              <text:p text:style-name="P68"><text:span text:style-name="T94">Precedence relation </text:span><text:span text:style-name="T95"></text:span><text:span text:style-name="T94"> is represented with an </text:span><text:span text:style-name="T96">acyclic</text:span><text:span text:style-name="T97"> </text:span><text:span text:style-name="T96">digraph</text:span><text:span text:style-name="T98">:</text:span></text:p>
            </text:list-header>
          </text:list>
          <text:list text:style-name="L12">
            <text:list-item>
              <text:p text:style-name="P68"><text:span text:style-name="T98"><text:s/></text:span><text:span text:style-name="T94"><text:s/></text:span><text:span text:style-name="T94">nodes correspond to tasks, nodes weights are equal to processing times,</text:span></text:p>
            </text:list-item>
            <text:list-item>
              <text:p text:style-name="P68"><text:span text:style-name="T94"><text:s/></text:span><text:span text:style-name="T99">T</text:span><text:span text:style-name="T100">i</text:span><text:span text:style-name="T101"></text:span><text:span text:style-name="T99">T</text:span><text:span text:style-name="T100">j</text:span><text:span text:style-name="T94"> </text:span><text:span text:style-name="T102"></text:span><text:span text:style-name="T94"> there exists a directed path connecting node </text:span><text:span text:style-name="T99">T</text:span><text:span text:style-name="T100">i</text:span><text:span text:style-name="T94"> and node </text:span><text:span text:style-name="T99">T</text:span><text:span text:style-name="T100">j</text:span><text:span text:style-name="T94">,</text:span></text:p>
            </text:list-item>
            <text:list-item>
              <text:p text:style-name="P68"><text:span text:style-name="T94"><text:s/></text:span><text:span text:style-name="T94">transitive arcs are removed</text:span></text:p>
            </text:list-item>
          </text:list>
          <draw:enhanced-geometry svg:viewBox="0 0 21600 21600" draw:type="mso-spt202" draw:enhanced-path="M 0 0 L 21600 0 21600 21600 0 21600 0 0 Z N"/>
        </draw:custom-shape>
        <draw:g xml:id="id44" draw:id="id44">
          <draw:custom-shape draw:style-name="gr312" draw:text-style-name="P72" draw:layer="layout" svg:width="24.337cm" svg:height="1.098cm" svg:x="0.635cm" svg:y="9.225cm">
            <text:list text:style-name="L11">
              <text:list-header>
                <text:p text:style-name="P68"><text:span text:style-name="T103">Example.</text:span><text:span text:style-name="T104"> Precedence relation for 19</text:span><text:span text:style-name="T105"> tasks.</text:span></text:p>
              </text:list-header>
            </text:list>
            <draw:enhanced-geometry svg:viewBox="0 0 21600 21600" draw:type="mso-spt202" draw:enhanced-path="M 0 0 L 21600 0 21600 21600 0 21600 0 0 Z N"/>
          </draw:custom-shape>
          <draw:g>
            <draw:custom-shape draw:style-name="gr313" draw:text-style-name="P2" draw:layer="layout" svg:width="1.146cm" svg:height="1.142cm" svg:x="5.561cm" svg:y="1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4" draw:layer="layout" svg:width="2.112cm" svg:height="0.909cm" svg:x="5.437cm" svg:y="11.116cm">
              <text:list text:style-name="L5">
                <text:list-header>
                  <text:p text:style-name="P73"><text:span text:style-name="T106">T</text:span><text:span text:style-name="T107">1</text:span><text:span text:style-name="T106">,3</text:span></text:p>
                </text:list-header>
              </text:list>
              <draw:enhanced-geometry svg:viewBox="0 0 21600 21600" draw:type="mso-spt202" draw:enhanced-path="M 0 0 L 21600 0 21600 21600 0 21600 0 0 Z N"/>
            </draw:custom-shape>
            <draw:custom-shape draw:style-name="gr313" draw:text-style-name="P2" draw:layer="layout" svg:width="1.146cm" svg:height="1.142cm" svg:x="7.77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2cm" svg:height="0.909cm" svg:x="7.646cm" svg:y="13.105cm">
              <text:list text:style-name="L5">
                <text:list-header>
                  <text:p text:style-name="P73"><text:span text:style-name="T106">T</text:span><text:span text:style-name="T108">2</text:span><text:span text:style-name="T109">,8</text:span></text:p>
                </text:list-header>
              </text:list>
              <draw:enhanced-geometry svg:viewBox="0 0 21600 21600" draw:type="mso-spt202" draw:enhanced-path="M 0 0 L 21600 0 21600 21600 0 21600 0 0 Z N"/>
            </draw:custom-shape>
            <draw:custom-shape draw:style-name="gr313" draw:text-style-name="P2" draw:layer="layout" svg:width="1.142cm" svg:height="1.142cm" svg:x="5.6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77cm" svg:height="0.909cm" svg:x="5.472cm" svg:y="14.591cm">
              <text:list text:style-name="L5">
                <text:list-header>
                  <text:p text:style-name="P73"><text:span text:style-name="T106">T</text:span><text:span text:style-name="T108">3</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2cm" svg:height="1.142cm" svg:x="7.81cm" svg:y="10.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84cm" svg:height="0.912cm" svg:x="7.682cm" svg:y="10.451cm">
              <text:list text:style-name="L5">
                <text:list-header>
                  <text:p text:style-name="P73"><text:span text:style-name="T106">T</text:span><text:span text:style-name="T108">4</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6cm" svg:height="1.142cm" svg:x="7.77cm" svg:y="11.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2cm" svg:height="0.904cm" svg:x="7.646cm" svg:y="11.782cm">
              <text:list text:style-name="L5">
                <text:list-header>
                  <text:p text:style-name="P73"><text:span text:style-name="T106">T</text:span><text:span text:style-name="T108">5</text:span><text:span text:style-name="T109">,4</text:span></text:p>
                </text:list-header>
              </text:list>
              <draw:enhanced-geometry svg:viewBox="0 0 21600 21600" draw:type="mso-spt202" draw:enhanced-path="M 0 0 L 21600 0 21600 21600 0 21600 0 0 Z N"/>
            </draw:custom-shape>
            <draw:custom-shape draw:style-name="gr313" draw:text-style-name="P2" draw:layer="layout" svg:width="1.147cm" svg:height="1.142cm" svg:x="7.752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37cm" svg:height="0.909cm" svg:x="7.629cm" svg:y="14.591cm">
              <text:list text:style-name="L5">
                <text:list-header>
                  <text:p text:style-name="P73"><text:span text:style-name="T106">T</text:span><text:span text:style-name="T108">6</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47cm" svg:height="1.142cm" svg:x="7.699cm" svg:y="15.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95cm" svg:height="0.904cm" svg:x="7.571cm" svg:y="15.919cm">
              <text:list text:style-name="L5">
                <text:list-header>
                  <text:p text:style-name="P73"><text:span text:style-name="T106">T</text:span><text:span text:style-name="T108">7</text:span><text:span text:style-name="T109">,9</text:span></text:p>
                </text:list-header>
              </text:list>
              <draw:enhanced-geometry svg:viewBox="0 0 21600 21600" draw:type="mso-spt202" draw:enhanced-path="M 0 0 L 21600 0 21600 21600 0 21600 0 0 Z N"/>
            </draw:custom-shape>
            <draw:custom-shape draw:style-name="gr313" draw:text-style-name="P2" draw:layer="layout" svg:width="1.147cm" svg:height="1.142cm" svg:x="10.164cm" svg:y="11.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57cm" svg:height="0.909cm" svg:x="10.037cm" svg:y="11.879cm">
              <text:list text:style-name="L5">
                <text:list-header>
                  <text:p text:style-name="P73"><text:span text:style-name="T106">T</text:span><text:span text:style-name="T108">9</text:span><text:span text:style-name="T109">,1</text:span></text:p>
                </text:list-header>
              </text:list>
              <draw:enhanced-geometry svg:viewBox="0 0 21600 21600" draw:type="mso-spt202" draw:enhanced-path="M 0 0 L 21600 0 21600 21600 0 21600 0 0 Z N"/>
            </draw:custom-shape>
            <draw:custom-shape draw:style-name="gr313" draw:text-style-name="P2" draw:layer="layout" svg:width="1.147cm" svg:height="1.133cm" svg:x="10.217cm" svg:y="1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892cm" svg:height="0.904cm" svg:x="9.966cm" svg:y="14.111cm">
              <text:list text:style-name="L5">
                <text:list-header>
                  <text:p text:style-name="P73"><text:span text:style-name="T106">T</text:span><text:span text:style-name="T108">10</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2cm" svg:height="1.142cm" svg:x="10.147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87cm" svg:height="0.908cm" svg:x="10.019cm" svg:y="10.354cm">
              <text:list text:style-name="L5">
                <text:list-header>
                  <text:p text:style-name="P73"><text:span text:style-name="T106">T</text:span><text:span text:style-name="T108">8</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6cm" svg:height="1.142cm" svg:x="10.235cm" svg:y="15.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87cm" svg:height="0.909cm" svg:x="10.019cm" svg:y="15.614cm">
              <text:list text:style-name="L5">
                <text:list-header>
                  <text:p text:style-name="P73"><text:span text:style-name="T106">T</text:span><text:span text:style-name="T108">11</text:span><text:span text:style-name="T109">,1</text:span></text:p>
                </text:list-header>
              </text:list>
              <draw:enhanced-geometry svg:viewBox="0 0 21600 21600" draw:type="mso-spt202" draw:enhanced-path="M 0 0 L 21600 0 21600 21600 0 21600 0 0 Z N"/>
            </draw:custom-shape>
            <draw:custom-shape draw:style-name="gr313" draw:text-style-name="P2" draw:layer="layout" svg:width="1.147cm" svg:height="1.143cm" svg:x="10.182cm" svg:y="16.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275cm" svg:height="0.908cm" svg:x="9.931cm" svg:y="17.083cm">
              <text:list text:style-name="L5">
                <text:list-header>
                  <text:p text:style-name="P73"><text:span text:style-name="T106">T</text:span><text:span text:style-name="T108">12</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6cm" svg:height="1.142cm" svg:x="12.775cm" svg:y="11.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474cm" svg:height="0.909cm" svg:x="12.484cm" svg:y="11.879cm">
              <text:list text:style-name="L5">
                <text:list-header>
                  <text:p text:style-name="P73"><text:span text:style-name="T106">T</text:span><text:span text:style-name="T108">14</text:span><text:span text:style-name="T109">,5</text:span></text:p>
                </text:list-header>
              </text:list>
              <draw:enhanced-geometry svg:viewBox="0 0 21600 21600" draw:type="mso-spt202" draw:enhanced-path="M 0 0 L 21600 0 21600 21600 0 21600 0 0 Z N"/>
            </draw:custom-shape>
            <draw:custom-shape draw:style-name="gr313" draw:text-style-name="P2" draw:layer="layout" svg:width="1.146cm" svg:height="1.133cm" svg:x="12.793cm" svg:y="1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892cm" svg:height="0.904cm" svg:x="12.541cm" svg:y="14.111cm">
              <text:list text:style-name="L5">
                <text:list-header>
                  <text:p text:style-name="P73"><text:span text:style-name="T106">T</text:span><text:span text:style-name="T108">15</text:span><text:span text:style-name="T109">,9</text:span></text:p>
                </text:list-header>
              </text:list>
              <draw:enhanced-geometry svg:viewBox="0 0 21600 21600" draw:type="mso-spt202" draw:enhanced-path="M 0 0 L 21600 0 21600 21600 0 21600 0 0 Z N"/>
            </draw:custom-shape>
            <draw:custom-shape draw:style-name="gr313" draw:text-style-name="P2" draw:layer="layout" svg:width="1.147cm" svg:height="1.142cm" svg:x="12.757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49cm" svg:height="0.908cm" svg:x="12.396cm" svg:y="10.354cm">
              <text:list text:style-name="L5">
                <text:list-header>
                  <text:p text:style-name="P73"><text:span text:style-name="T106">T</text:span><text:span text:style-name="T108">13</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47cm" svg:height="1.142cm" svg:x="12.81cm" svg:y="15.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364cm" svg:height="0.909cm" svg:x="12.594cm" svg:y="15.614cm">
              <text:list text:style-name="L5">
                <text:list-header>
                  <text:p text:style-name="P73"><text:span text:style-name="T106">T</text:span><text:span text:style-name="T108">16</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46cm" svg:height="1.143cm" svg:x="12.793cm" svg:y="16.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205cm" svg:height="0.908cm" svg:x="12.541cm" svg:y="17.083cm">
              <text:list text:style-name="L5">
                <text:list-header>
                  <text:p text:style-name="P73"><text:span text:style-name="T106">T</text:span><text:span text:style-name="T108">17</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7cm" svg:height="1.143cm" svg:x="15.222cm" svg:y="12.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896cm" svg:height="0.908cm" svg:x="14.967cm" svg:y="12.444cm">
              <text:list text:style-name="L5">
                <text:list-header>
                  <text:p text:style-name="P73"><text:span text:style-name="T106">T</text:span><text:span text:style-name="T108">18</text:span><text:span text:style-name="T109">,5</text:span></text:p>
                </text:list-header>
              </text:list>
              <draw:enhanced-geometry svg:viewBox="0 0 21600 21600" draw:type="mso-spt202" draw:enhanced-path="M 0 0 L 21600 0 21600 21600 0 21600 0 0 Z N"/>
            </draw:custom-shape>
            <draw:custom-shape draw:style-name="gr313" draw:text-style-name="P2" draw:layer="layout" svg:width="1.147cm" svg:height="1.142cm" svg:x="15.24cm" svg:y="13.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474cm" svg:height="0.904cm" svg:x="15.024cm" svg:y="13.952cm">
              <text:list text:style-name="L5">
                <text:list-header>
                  <text:p text:style-name="P73"><text:span text:style-name="T106">T</text:span><text:span text:style-name="T108">19</text:span><text:span text:style-name="T109">,3</text:span></text:p>
                </text:list-header>
              </text:list>
              <draw:enhanced-geometry svg:viewBox="0 0 21600 21600" draw:type="mso-spt202" draw:enhanced-path="M 0 0 L 21600 0 21600 21600 0 21600 0 0 Z N"/>
            </draw:custom-shape>
            <draw:line draw:style-name="gr209" draw:text-style-name="P38" draw:layer="layout" svg:x1="6.676cm" svg:y1="11.274cm" svg:x2="7.766cm" svg:y2="10.891cm">
              <text:p/>
            </draw:line>
            <draw:line draw:style-name="gr209" draw:text-style-name="P38" draw:layer="layout" svg:x1="6.676cm" svg:y1="11.879cm" svg:x2="7.713cm" svg:y2="12.219cm">
              <text:p/>
            </draw:line>
            <draw:line draw:style-name="gr209" draw:text-style-name="P38" draw:layer="layout" svg:x1="6.822cm" svg:y1="15.015cm" svg:x2="7.695cm" svg:y2="15.05cm">
              <text:p/>
            </draw:line>
            <draw:line draw:style-name="gr209" draw:text-style-name="P38" draw:layer="layout" svg:x1="6.601cm" svg:y1="15.575cm" svg:x2="7.677cm" svg:y2="16.316cm">
              <text:p/>
            </draw:line>
            <draw:line draw:style-name="gr209" draw:text-style-name="P38" draw:layer="layout" svg:x1="9.031cm" svg:y1="10.896cm" svg:x2="10.014cm" svg:y2="10.87cm">
              <text:p/>
            </draw:line>
            <draw:line draw:style-name="gr209" draw:text-style-name="P38" draw:layer="layout" svg:x1="8.978cm" svg:y1="12.298cm" svg:x2="10.103cm" svg:y2="12.378cm">
              <text:p/>
            </draw:line>
            <draw:line draw:style-name="gr209" draw:text-style-name="P38" draw:layer="layout" svg:x1="8.921cm" svg:y1="12.484cm" svg:x2="10.231cm" svg:y2="14.247cm">
              <text:p/>
            </draw:line>
            <draw:line draw:style-name="gr209" draw:text-style-name="P38" draw:layer="layout" svg:x1="8.921cm" svg:y1="16.421cm" svg:x2="10.103cm" svg:y2="16.077cm">
              <text:p/>
            </draw:line>
            <draw:line draw:style-name="gr209" draw:text-style-name="P38" draw:layer="layout" svg:x1="8.903cm" svg:y1="13.745cm" svg:x2="10.178cm" svg:y2="12.717cm">
              <text:p/>
            </draw:line>
            <draw:line draw:style-name="gr209" draw:text-style-name="P38" draw:layer="layout" svg:x1="8.85cm" svg:y1="13.89cm" svg:x2="10.142cm" svg:y2="14.587cm">
              <text:p/>
            </draw:line>
            <draw:line draw:style-name="gr209" draw:text-style-name="P38" draw:layer="layout" svg:x1="9.013cm" svg:y1="15.09cm" svg:x2="10.306cm" svg:y2="12.96cm">
              <text:p/>
            </draw:line>
            <draw:line draw:style-name="gr209" draw:text-style-name="P38" draw:layer="layout" svg:x1="8.978cm" svg:y1="15.297cm" svg:x2="10.085cm" svg:y2="14.847cm">
              <text:p/>
            </draw:line>
            <draw:line draw:style-name="gr209" draw:text-style-name="P38" draw:layer="layout" svg:x1="8.793cm" svg:y1="16.761cm" svg:x2="10.103cm" svg:y2="17.48cm">
              <text:p/>
            </draw:line>
            <draw:line draw:style-name="gr209" draw:text-style-name="P38" draw:layer="layout" svg:x1="11.386cm" svg:y1="10.777cm" svg:x2="12.625cm" svg:y2="10.786cm">
              <text:p/>
            </draw:line>
            <draw:line draw:style-name="gr209" draw:text-style-name="P38" draw:layer="layout" svg:x1="11.443cm" svg:y1="12.461cm" svg:x2="12.863cm" svg:y2="11.209cm">
              <text:p/>
            </draw:line>
            <draw:line draw:style-name="gr209" draw:text-style-name="P38" draw:layer="layout" svg:x1="11.461cm" svg:y1="14.252cm" svg:x2="12.771cm" svg:y2="12.678cm">
              <text:p/>
            </draw:line>
            <draw:line draw:style-name="gr209" draw:text-style-name="P38" draw:layer="layout" svg:x1="11.496cm" svg:y1="14.715cm" svg:x2="12.753cm" svg:y2="14.671cm">
              <text:p/>
            </draw:line>
            <draw:line draw:style-name="gr209" draw:text-style-name="P38" draw:layer="layout" svg:x1="11.386cm" svg:y1="14.874cm" svg:x2="12.753cm" svg:y2="15.892cm">
              <text:p/>
            </draw:line>
            <draw:line draw:style-name="gr209" draw:text-style-name="P38" draw:layer="layout" svg:x1="11.461cm" svg:y1="16.122cm" svg:x2="12.991cm" svg:y2="12.924cm">
              <text:p/>
            </draw:line>
            <draw:line draw:style-name="gr209" draw:text-style-name="P38" draw:layer="layout" svg:x1="11.443cm" svg:y1="16.342cm" svg:x2="12.841cm" svg:y2="15.01cm">
              <text:p/>
            </draw:line>
            <draw:line draw:style-name="gr209" draw:text-style-name="P38" draw:layer="layout" svg:x1="11.386cm" svg:y1="16.5cm" svg:x2="12.771cm" svg:y2="16.293cm">
              <text:p/>
            </draw:line>
            <draw:line draw:style-name="gr209" draw:text-style-name="P38" draw:layer="layout" svg:x1="11.351cm" svg:y1="17.743cm" svg:x2="12.788cm" svg:y2="17.62cm">
              <text:p/>
            </draw:line>
            <draw:line draw:style-name="gr209" draw:text-style-name="P38" draw:layer="layout" svg:x1="13.979cm" svg:y1="11.015cm" svg:x2="15.306cm" svg:y2="12.501cm">
              <text:p/>
            </draw:line>
            <draw:line draw:style-name="gr209" draw:text-style-name="P38" draw:layer="layout" svg:x1="13.979cm" svg:y1="12.523cm" svg:x2="15.161cm" svg:y2="12.819cm">
              <text:p/>
            </draw:line>
            <draw:line draw:style-name="gr209" draw:text-style-name="P38" draw:layer="layout" svg:x1="14.071cm" svg:y1="16.038cm" svg:x2="15.271cm" svg:y2="14.724cm">
              <text:p/>
            </draw:line>
            <draw:line draw:style-name="gr209" draw:text-style-name="P38" draw:layer="layout" svg:x1="14.036cm" svg:y1="17.527cm" svg:x2="15.509cm" svg:y2="14.992cm">
              <text:p/>
            </draw:lin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4" smil:attributeName="visibility" smil:to="visible"/>
                  <anim:transitionFilter smil:dur="0.5s" smil:targetElement="id44" smil:type="checkerBoardWipe" smil:subtype="across"/>
                </anim:par>
              </anim:par>
            </anim:par>
          </anim:seq>
        </anim:par>
        <presentation:notes draw:style-name="dp5">
          <draw:page-thumbnail draw:style-name="gr4" draw:layer="layout" svg:width="13.829cm" svg:height="10.371cm" svg:x="2.505cm" svg:y="2.117cm" draw:page-number="29" presentation:class="page"/>
          <draw:frame presentation:style-name="pr7" draw:text-style-name="P76" draw:layer="layout" svg:width="13.758cm" svg:height="12.329cm" svg:x="2.54cm" svg:y="13.109cm" presentation:class="notes" presentation:placeholder="true" presentation:user-transformed="true">
            <draw:text-box/>
          </draw:frame>
        </presentation:notes>
      </draw:page>
      <draw:page draw:name="page30" draw:style-name="dp4" draw:master-page-name="Default" presentation:presentation-page-layout-name="AL2T19">
        <office:forms form:automatic-focus="false" form:apply-design-mode="false"/>
        <draw:frame presentation:style-name="pr6" draw:text-style-name="P2" draw:layer="layout" svg:width="25.4cm" svg:height="3.175cm" svg:x="-0.635cm" svg:y="-0.213cm" presentation:class="title" presentation:user-transformed="true">
          <draw:text-box>
            <text:list text:style-name="L1">
              <text:list-header>
                <text:p text:style-name="P1"><text:span text:style-name="T4">Critical Path Method</text:span></text:p>
              </text:list-header>
            </text:list>
          </draw:text-box>
        </draw:frame>
        <draw:custom-shape draw:style-name="gr315" draw:text-style-name="P77" draw:layer="layout" svg:width="24.765cm" svg:height="3.449cm" svg:x="0.635cm" svg:y="2.752cm">
          <text:list text:style-name="L13">
            <text:list-header>
              <text:p text:style-name="P18"><text:span text:style-name="T110">–</text:span><text:span text:style-name="T110">|</text:span><text:span text:style-name="T111">prec</text:span><text:span text:style-name="T110">|</text:span><text:span text:style-name="T111">C</text:span><text:span text:style-name="T112">max</text:span><text:span text:style-name="T113"> </text:span><text:span text:style-name="T94">model consists of </text:span><text:span text:style-name="T98">a</text:span><text:span text:style-name="T94"> set of dependent tasks of arbitrary lengths, <text:s/>which do not need processors. Our aim is to construct a schedule of minimum length.</text:span></text:p>
            </text:list-header>
          </text:list>
          <draw:enhanced-geometry svg:viewBox="0 0 21600 21600" draw:type="mso-spt202" draw:enhanced-path="M 0 0 L 21600 0 21600 21600 0 21600 0 0 Z N"/>
        </draw:custom-shape>
        <draw:custom-shape draw:style-name="gr316" draw:text-style-name="P78" draw:layer="layout" svg:width="24.765cm" svg:height="3.424cm" svg:x="0.635cm" svg:y="5.803cm">
          <text:list text:style-name="L14">
            <text:list-header>
              <text:p text:style-name="P19"><text:span text:style-name="T114">The idea</text:span><text:span text:style-name="T104">: for every task</text:span><text:span text:style-name="T115"> T</text:span><text:span text:style-name="T116">i</text:span><text:span text:style-name="T104"> we find the earliest </text:span><text:span text:style-name="T105">possible </text:span><text:span text:style-name="T104">start time </text:span><text:span text:style-name="T115">l</text:span><text:span text:style-name="T104">(</text:span><text:span text:style-name="T115">T</text:span><text:span text:style-name="T116">i</text:span><text:span text:style-name="T104">), i.e. the length of the longest path terminating at that task.</text:span></text:p>
              <text:p text:style-name="P19"><text:span text:style-name="T38">How to find these start times?</text:span></text:p>
            </text:list-header>
          </text:list>
          <draw:enhanced-geometry svg:viewBox="0 0 21600 21600" draw:type="mso-spt202" draw:enhanced-path="M 0 0 L 21600 0 21600 21600 0 21600 0 0 Z N"/>
        </draw:custom-shape>
        <draw:custom-shape draw:style-name="gr317" draw:text-style-name="P81" xml:id="id45" draw:id="id45" draw:layer="layout" svg:width="24.765cm" svg:height="6.353cm" svg:x="0.635cm" svg:y="9.525cm">
          <text:list text:style-name="L14">
            <text:list-header>
              <text:p text:style-name="P79"><text:span text:style-name="T117">Critical Path Method</text:span><text:span text:style-name="T118">: </text:span></text:p>
              <text:p text:style-name="P80"><text:span text:style-name="T98">1.</text:span><text:span text:style-name="T118"> </text:span><text:span text:style-name="T94">find a topological node ordering (the </text:span><text:span text:style-name="T98">start</text:span><text:span text:style-name="T94"> of any arc precedes its end),</text:span></text:p>
              <text:p text:style-name="P80"><text:span text:style-name="T94">2. assign </text:span><text:span text:style-name="T119">l</text:span><text:span text:style-name="T94">(</text:span><text:span text:style-name="T119">T</text:span><text:span text:style-name="T100">a</text:span><text:span text:style-name="T94">)=0 for every task </text:span><text:span text:style-name="T119">T</text:span><text:span text:style-name="T100">a </text:span><text:span text:style-name="T94">without predecessor,</text:span></text:p>
              <text:p text:style-name="P80"><text:span text:style-name="T94">3. assign </text:span><text:span text:style-name="T119">l</text:span><text:span text:style-name="T94">(</text:span><text:span text:style-name="T119">T</text:span><text:span text:style-name="T100">i</text:span><text:span text:style-name="T94">)=max{</text:span><text:span text:style-name="T119">l</text:span><text:span text:style-name="T94">(</text:span><text:span text:style-name="T119">T</text:span><text:span text:style-name="T100">j</text:span><text:span text:style-name="T94">)+</text:span><text:span text:style-name="T119">p</text:span><text:span text:style-name="T100">j</text:span><text:span text:style-name="T94">: exists an arc (</text:span><text:span text:style-name="T119">T</text:span><text:span text:style-name="T100">j,</text:span><text:span text:style-name="T119">T</text:span><text:span text:style-name="T100">i</text:span><text:span text:style-name="T94">)} to</text:span><text:span text:style-name="T98"> all</text:span><text:span text:style-name="T94"> other tasks in topological ord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anim:seq>
        </anim:par>
        <presentation:notes draw:style-name="dp5">
          <draw:page-thumbnail draw:style-name="gr4" draw:layer="layout" svg:width="13.829cm" svg:height="10.371cm" svg:x="2.505cm" svg:y="2.117cm" draw:page-number="30" presentation:class="page"/>
          <draw:frame presentation:style-name="pr7" draw:text-style-name="P76" draw:layer="layout" svg:width="13.758cm" svg:height="12.329cm" svg:x="2.54cm" svg:y="13.109cm" presentation:class="notes" presentation:placeholder="true" presentation:user-transformed="true">
            <draw:text-box/>
          </draw:frame>
        </presentation:notes>
      </draw:page>
      <draw:page draw:name="page31" draw:style-name="dp4" draw:master-page-name="Default" presentation:presentation-page-layout-name="AL2T19">
        <office:forms form:automatic-focus="false" form:apply-design-mode="false"/>
        <draw:frame presentation:style-name="pr6" draw:text-style-name="P2" draw:layer="layout" svg:width="25.4cm" svg:height="3.175cm" svg:x="-0.635cm" svg:y="-0.213cm" presentation:class="title" presentation:user-transformed="true">
          <draw:text-box>
            <text:list text:style-name="L1">
              <text:list-header>
                <text:p text:style-name="P1"><text:span text:style-name="T4">Critical Path Method</text:span></text:p>
              </text:list-header>
            </text:list>
          </draw:text-box>
        </draw:frame>
        <draw:custom-shape draw:style-name="gr318" draw:text-style-name="P82" xml:id="id47" draw:id="id47" draw:layer="layout" svg:width="2.2cm" svg:height="16.523cm" svg:x="14.301cm" svg:y="2.615cm">
          <text:list text:style-name="L14">
            <text:list-header>
              <text:p text:style-name="P73"><text:span text:style-name="T120">T1:</text:span></text:p>
              <text:p text:style-name="P73"><text:span text:style-name="T120">T2:</text:span></text:p>
              <text:p text:style-name="P73"><text:span text:style-name="T120">T3:</text:span></text:p>
              <text:p text:style-name="P73"><text:span text:style-name="T120">T4:</text:span></text:p>
              <text:p text:style-name="P73"><text:span text:style-name="T120">T5:</text:span></text:p>
              <text:p text:style-name="P73"><text:span text:style-name="T120">T6:</text:span></text:p>
              <text:p text:style-name="P73"><text:span text:style-name="T120">T7:</text:span></text:p>
              <text:p text:style-name="P73"><text:span text:style-name="T120">T8:</text:span></text:p>
              <text:p text:style-name="P73"><text:span text:style-name="T120">T9:</text:span></text:p>
              <text:p text:style-name="P73"><text:span text:style-name="T120">T10:</text:span></text:p>
              <text:p text:style-name="P73"><text:span text:style-name="T120">T11:</text:span></text:p>
              <text:p text:style-name="P73"><text:span text:style-name="T120">T12</text:span><text:span text:style-name="T121">:</text:span></text:p>
              <text:p text:style-name="P73"><text:span text:style-name="T120">T13:</text:span></text:p>
              <text:p text:style-name="P73"><text:span text:style-name="T120">T14:</text:span></text:p>
              <text:p text:style-name="P73"><text:span text:style-name="T120">T15:</text:span></text:p>
              <text:p text:style-name="P73"><text:span text:style-name="T120">T16:</text:span></text:p>
              <text:p text:style-name="P73"><text:span text:style-name="T120">T17:</text:span></text:p>
              <text:p text:style-name="P73"><text:span text:style-name="T120">T18:</text:span></text:p>
              <text:p text:style-name="P73"><text:span text:style-name="T120">T19:</text:span></text:p>
            </text:list-header>
          </text:list>
          <draw:enhanced-geometry svg:viewBox="0 0 21600 21600" draw:type="mso-spt202" draw:enhanced-path="M 0 0 L 21600 0 21600 21600 0 21600 0 0 Z N"/>
        </draw:custom-shape>
        <draw:custom-shape draw:style-name="gr319" draw:text-style-name="P82" xml:id="id49" draw:id="id49" draw:layer="layout" svg:width="1.27cm" svg:height="3.054cm" svg:x="16.034cm" svg:y="2.452cm">
          <text:list text:style-name="L13">
            <text:list-header>
              <text:p text:style-name="P73"><text:span text:style-name="T122">0</text:span></text:p>
              <text:p text:style-name="P73"><text:span text:style-name="T122">0</text:span></text:p>
              <text:p text:style-name="P73"><text:span text:style-name="T122">0 </text:span></text:p>
            </text:list-header>
          </text:list>
          <draw:enhanced-geometry svg:viewBox="0 0 21600 21600" draw:type="mso-spt202" draw:enhanced-path="M 0 0 L 21600 0 21600 21600 0 21600 0 0 Z N"/>
        </draw:custom-shape>
        <draw:custom-shape draw:style-name="gr320" draw:text-style-name="P83" xml:id="id51" draw:id="id51" draw:layer="layout" svg:width="3.713cm" svg:height="1.192cm" svg:x="17.304cm" svg:y="5.058cm">
          <text:list text:style-name="L5">
            <text:list-header>
              <text:p text:style-name="P42"><text:span text:style-name="T123">T1:0+3 </text:span></text:p>
            </text:list-header>
          </text:list>
          <draw:enhanced-geometry svg:viewBox="0 0 21600 21600" draw:type="mso-spt202" draw:enhanced-path="M 0 0 L 21600 0 21600 21600 0 21600 0 0 Z N"/>
        </draw:custom-shape>
        <draw:custom-shape draw:style-name="gr321" draw:text-style-name="P84" xml:id="id52" draw:id="id52" draw:layer="layout" svg:width="1.27cm" svg:height="1.192cm" svg:x="16.034cm" svg:y="5.058cm">
          <text:list text:style-name="L13">
            <text:list-header>
              <text:p text:style-name="P42"><text:span text:style-name="T122">3 </text:span></text:p>
            </text:list-header>
          </text:list>
          <draw:enhanced-geometry svg:viewBox="0 0 21600 21600" draw:type="mso-spt202" draw:enhanced-path="M 0 0 L 21600 0 21600 21600 0 21600 0 0 Z N"/>
        </draw:custom-shape>
        <draw:custom-shape draw:style-name="gr320" draw:text-style-name="P83" xml:id="id57" draw:id="id57" draw:layer="layout" svg:width="3.029cm" svg:height="1.192cm" svg:x="17.304cm" svg:y="6.8cm">
          <text:list text:style-name="L5">
            <text:list-header>
              <text:p text:style-name="P42"><text:span text:style-name="T123">T3:0+2 </text:span></text:p>
            </text:list-header>
          </text:list>
          <draw:enhanced-geometry svg:viewBox="0 0 21600 21600" draw:type="mso-spt202" draw:enhanced-path="M 0 0 L 21600 0 21600 21600 0 21600 0 0 Z N"/>
        </draw:custom-shape>
        <draw:custom-shape draw:style-name="gr322" draw:text-style-name="P84" xml:id="id58" draw:id="id58" draw:layer="layout" svg:width="1.27cm" svg:height="1.192cm" svg:x="16.078cm" svg:y="6.8cm">
          <text:list text:style-name="L13">
            <text:list-header>
              <text:p text:style-name="P42"><text:span text:style-name="T122">2 </text:span></text:p>
            </text:list-header>
          </text:list>
          <draw:enhanced-geometry svg:viewBox="0 0 21600 21600" draw:type="mso-spt202" draw:enhanced-path="M 0 0 L 21600 0 21600 21600 0 21600 0 0 Z N"/>
        </draw:custom-shape>
        <draw:custom-shape draw:style-name="gr320" draw:text-style-name="P83" xml:id="id66" draw:id="id66" draw:layer="layout" svg:width="8.466cm" svg:height="2.123cm" svg:x="17.304cm" svg:y="9.291cm">
          <text:list text:style-name="L5">
            <text:list-header>
              <text:p text:style-name="P42"><text:span text:style-name="T123">T2:0+8, T5:3+4, T6:2+6 <text:s/></text:span></text:p>
            </text:list-header>
          </text:list>
          <draw:enhanced-geometry svg:viewBox="0 0 21600 21600" draw:type="mso-spt202" draw:enhanced-path="M 0 0 L 21600 0 21600 21600 0 21600 0 0 Z N"/>
        </draw:custom-shape>
        <draw:custom-shape draw:style-name="gr323" draw:text-style-name="P84" xml:id="id67" draw:id="id67" draw:layer="layout" svg:width="1.27cm" svg:height="1.192cm" svg:x="16.034cm" svg:y="9.291cm">
          <text:list text:style-name="L13">
            <text:list-header>
              <text:p text:style-name="P42"><text:span text:style-name="T122">8</text:span><text:span text:style-name="T124"> </text:span></text:p>
            </text:list-header>
          </text:list>
          <draw:enhanced-geometry svg:viewBox="0 0 21600 21600" draw:type="mso-spt202" draw:enhanced-path="M 0 0 L 21600 0 21600 21600 0 21600 0 0 Z N"/>
        </draw:custom-shape>
        <draw:custom-shape draw:style-name="gr320" draw:text-style-name="P83" xml:id="id63" draw:id="id63" draw:layer="layout" svg:width="4.233cm" svg:height="1.192cm" svg:x="17.304cm" svg:y="8.445cm">
          <text:list text:style-name="L5">
            <text:list-header>
              <text:p text:style-name="P42"><text:span text:style-name="T123">T4:3+2 </text:span></text:p>
            </text:list-header>
          </text:list>
          <draw:enhanced-geometry svg:viewBox="0 0 21600 21600" draw:type="mso-spt202" draw:enhanced-path="M 0 0 L 21600 0 21600 21600 0 21600 0 0 Z N"/>
        </draw:custom-shape>
        <draw:custom-shape draw:style-name="gr324" draw:text-style-name="P84" xml:id="id64" draw:id="id64" draw:layer="layout" svg:width="1.27cm" svg:height="1.192cm" svg:x="16.034cm" svg:y="8.462cm">
          <text:list text:style-name="L13">
            <text:list-header>
              <text:p text:style-name="P42"><text:span text:style-name="T122">5</text:span><text:span text:style-name="T124"> </text:span></text:p>
            </text:list-header>
          </text:list>
          <draw:enhanced-geometry svg:viewBox="0 0 21600 21600" draw:type="mso-spt202" draw:enhanced-path="M 0 0 L 21600 0 21600 21600 0 21600 0 0 Z N"/>
        </draw:custom-shape>
        <draw:custom-shape draw:style-name="gr320" draw:text-style-name="P83" xml:id="id72" draw:id="id72" draw:layer="layout" svg:width="4.233cm" svg:height="1.192cm" svg:x="17.304cm" svg:y="11.073cm">
          <text:list text:style-name="L5">
            <text:list-header>
              <text:p text:style-name="P42"><text:span text:style-name="T123">T7:2+9</text:span></text:p>
            </text:list-header>
          </text:list>
          <draw:enhanced-geometry svg:viewBox="0 0 21600 21600" draw:type="mso-spt202" draw:enhanced-path="M 0 0 L 21600 0 21600 21600 0 21600 0 0 Z N"/>
        </draw:custom-shape>
        <draw:custom-shape draw:style-name="gr325" draw:text-style-name="P84" xml:id="id73" draw:id="id73" draw:layer="layout" svg:width="1.905cm" svg:height="1.192cm" svg:x="16.034cm" svg:y="11.073cm">
          <text:list text:style-name="L13">
            <text:list-header>
              <text:p text:style-name="P42"><text:span text:style-name="T122">11</text:span><text:span text:style-name="T124"> </text:span></text:p>
            </text:list-header>
          </text:list>
          <draw:enhanced-geometry svg:viewBox="0 0 21600 21600" draw:type="mso-spt202" draw:enhanced-path="M 0 0 L 21600 0 21600 21600 0 21600 0 0 Z N"/>
        </draw:custom-shape>
        <draw:custom-shape draw:style-name="gr320" draw:text-style-name="P83" xml:id="id78" draw:id="id78" draw:layer="layout" svg:width="6.773cm" svg:height="1.192cm" svg:x="17.304cm" svg:y="12.912cm">
          <text:list text:style-name="L5">
            <text:list-header>
              <text:p text:style-name="P42"><text:span text:style-name="T123">T9:8+1, T8:5+2</text:span></text:p>
            </text:list-header>
          </text:list>
          <draw:enhanced-geometry svg:viewBox="0 0 21600 21600" draw:type="mso-spt202" draw:enhanced-path="M 0 0 L 21600 0 21600 21600 0 21600 0 0 Z N"/>
        </draw:custom-shape>
        <draw:custom-shape draw:style-name="gr326" draw:text-style-name="P84" xml:id="id79" draw:id="id79" draw:layer="layout" svg:width="1.905cm" svg:height="1.192cm" svg:x="16.034cm" svg:y="12.912cm">
          <text:list text:style-name="L13">
            <text:list-header>
              <text:p text:style-name="P42"><text:span text:style-name="T122">9</text:span><text:span text:style-name="T124"> </text:span></text:p>
            </text:list-header>
          </text:list>
          <draw:enhanced-geometry svg:viewBox="0 0 21600 21600" draw:type="mso-spt202" draw:enhanced-path="M 0 0 L 21600 0 21600 21600 0 21600 0 0 Z N"/>
        </draw:custom-shape>
        <draw:custom-shape draw:style-name="gr320" draw:text-style-name="P83" xml:id="id81" draw:id="id81" draw:layer="layout" svg:width="8.096cm" svg:height="1.192cm" svg:x="17.304cm" svg:y="13.741cm">
          <text:list text:style-name="L5">
            <text:list-header>
              <text:p text:style-name="P42"><text:span text:style-name="T123">T10:8+2, T11:11+1</text:span></text:p>
            </text:list-header>
          </text:list>
          <draw:enhanced-geometry svg:viewBox="0 0 21600 21600" draw:type="mso-spt202" draw:enhanced-path="M 0 0 L 21600 0 21600 21600 0 21600 0 0 Z N"/>
        </draw:custom-shape>
        <draw:custom-shape draw:style-name="gr327" draw:text-style-name="P84" xml:id="id82" draw:id="id82" draw:layer="layout" svg:width="1.905cm" svg:height="1.192cm" svg:x="16.034cm" svg:y="13.741cm">
          <text:list text:style-name="L13">
            <text:list-header>
              <text:p text:style-name="P42"><text:span text:style-name="T122">12</text:span><text:span text:style-name="T124"> </text:span></text:p>
            </text:list-header>
          </text:list>
          <draw:enhanced-geometry svg:viewBox="0 0 21600 21600" draw:type="mso-spt202" draw:enhanced-path="M 0 0 L 21600 0 21600 21600 0 21600 0 0 Z N"/>
        </draw:custom-shape>
        <draw:custom-shape draw:style-name="gr320" draw:text-style-name="P83" xml:id="id90" draw:id="id90" draw:layer="layout" svg:width="4.233cm" svg:height="1.192cm" svg:x="17.383cm" svg:y="16.267cm">
          <text:list text:style-name="L5">
            <text:list-header>
              <text:p text:style-name="P42"><text:span text:style-name="T123">T12:11+2</text:span></text:p>
            </text:list-header>
          </text:list>
          <draw:enhanced-geometry svg:viewBox="0 0 21600 21600" draw:type="mso-spt202" draw:enhanced-path="M 0 0 L 21600 0 21600 21600 0 21600 0 0 Z N"/>
        </draw:custom-shape>
        <draw:custom-shape draw:style-name="gr328" draw:text-style-name="P84" xml:id="id91" draw:id="id91" draw:layer="layout" svg:width="1.905cm" svg:height="1.192cm" svg:x="16.113cm" svg:y="16.267cm">
          <text:list text:style-name="L13">
            <text:list-header>
              <text:p text:style-name="P42"><text:span text:style-name="T122">13</text:span><text:span text:style-name="T124"> </text:span></text:p>
            </text:list-header>
          </text:list>
          <draw:enhanced-geometry svg:viewBox="0 0 21600 21600" draw:type="mso-spt202" draw:enhanced-path="M 0 0 L 21600 0 21600 21600 0 21600 0 0 Z N"/>
        </draw:custom-shape>
        <draw:custom-shape draw:style-name="gr320" draw:text-style-name="P83" xml:id="id93" draw:id="id93" draw:layer="layout" svg:width="7.973cm" svg:height="1.192cm" svg:x="17.427cm" svg:y="17.083cm">
          <text:list text:style-name="L5">
            <text:list-header>
              <text:p text:style-name="P42"><text:span text:style-name="T123">T13:9+6, T14:12+5</text:span></text:p>
            </text:list-header>
          </text:list>
          <draw:enhanced-geometry svg:viewBox="0 0 21600 21600" draw:type="mso-spt202" draw:enhanced-path="M 0 0 L 21600 0 21600 21600 0 21600 0 0 Z N"/>
        </draw:custom-shape>
        <draw:custom-shape draw:style-name="gr329" draw:text-style-name="P84" xml:id="id94" draw:id="id94" draw:layer="layout" svg:width="1.905cm" svg:height="1.192cm" svg:x="16.157cm" svg:y="17.167cm">
          <text:list text:style-name="L13">
            <text:list-header>
              <text:p text:style-name="P42"><text:span text:style-name="T122">17</text:span><text:span text:style-name="T124"> </text:span></text:p>
            </text:list-header>
          </text:list>
          <draw:enhanced-geometry svg:viewBox="0 0 21600 21600" draw:type="mso-spt202" draw:enhanced-path="M 0 0 L 21600 0 21600 21600 0 21600 0 0 Z N"/>
        </draw:custom-shape>
        <draw:custom-shape draw:style-name="gr320" draw:text-style-name="P83" xml:id="id96" draw:id="id96" draw:layer="layout" svg:width="7.549cm" svg:height="1.192cm" svg:x="17.37cm" svg:y="18.018cm">
          <text:list text:style-name="L5">
            <text:list-header>
              <text:p text:style-name="P42"><text:span text:style-name="T123">T16:12+6, T17:13+2</text:span></text:p>
            </text:list-header>
          </text:list>
          <draw:enhanced-geometry svg:viewBox="0 0 21600 21600" draw:type="mso-spt202" draw:enhanced-path="M 0 0 L 21600 0 21600 21600 0 21600 0 0 Z N"/>
        </draw:custom-shape>
        <draw:custom-shape draw:style-name="gr330" draw:text-style-name="P84" xml:id="id97" draw:id="id97" draw:layer="layout" svg:width="1.905cm" svg:height="1.192cm" svg:x="16.1cm" svg:y="18.018cm">
          <text:list text:style-name="L13">
            <text:list-header>
              <text:p text:style-name="P42"><text:span text:style-name="T122">18</text:span><text:span text:style-name="T124"> </text:span></text:p>
            </text:list-header>
          </text:list>
          <draw:enhanced-geometry svg:viewBox="0 0 21600 21600" draw:type="mso-spt202" draw:enhanced-path="M 0 0 L 21600 0 21600 21600 0 21600 0 0 Z N"/>
        </draw:custom-shape>
        <draw:custom-shape draw:style-name="gr331" draw:text-style-name="P2" xml:id="id46" draw:id="id46" draw:layer="layout" svg:width="1.482cm" svg:height="1.482cm" svg:x="12.281cm" svg:y="8.62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2" draw:text-style-name="P85" xml:id="id48" draw:id="id48" draw:layer="layout" svg:width="3.175cm" svg:height="1.693cm" svg:x="11.021cm" svg:y="4.926cm">
          <text:list text:style-name="L13">
            <text:list-header>
              <text:p text:style-name="P61"><text:span text:style-name="T125">Topological </text:span></text:p>
              <text:p text:style-name="P61"><text:span text:style-name="T125">ordering</text:span></text:p>
            </text:list-header>
          </text:list>
          <draw:enhanced-geometry svg:viewBox="0 0 21600 21600" draw:mirror-horizontal="true" draw:glue-points="10800 0 0 10800 10800 21600 21600 10800 ?f40 ?f41" draw:text-areas="0 0 21600 21600" draw:type="rectangular-callout" draw:modifiers="1400 2592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3" draw:text-style-name="P86" xml:id="id50" draw:id="id50" draw:layer="layout" svg:width="3.175cm" svg:height="1.693cm" svg:x="21.114cm" svg:y="2.924cm">
          <text:list text:style-name="L13">
            <text:list-header>
              <text:p text:style-name="P61"><text:span text:style-name="T126">Starting </text:span></text:p>
              <text:p text:style-name="P61"><text:span text:style-name="T126">times</text:span></text:p>
            </text:list-header>
          </text:list>
          <draw:enhanced-geometry svg:viewBox="0 0 21600 21600" draw:glue-points="10800 0 0 10800 10800 21600 21600 10800 ?f40 ?f41" draw:text-areas="0 0 21600 21600" draw:type="rectangular-callout" draw:modifiers="-29760 43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4" draw:text-style-name="P87" draw:layer="layout" svg:width="13.401cm" svg:height="2.089cm" svg:x="0.498cm" svg:y="2.831cm">
          <text:list text:style-name="L11">
            <text:list-header>
              <text:p text:style-name="P68"><text:span text:style-name="T127">Example.</text:span><text:span text:style-name="T113"> </text:span><text:span text:style-name="T94">Construction of </text:span><text:span text:style-name="T98">a </text:span><text:span text:style-name="T94">schedule for 19 tasks</text:span></text:p>
            </text:list-header>
          </text:list>
          <draw:enhanced-geometry svg:viewBox="0 0 21600 21600" draw:type="mso-spt202" draw:enhanced-path="M 0 0 L 21600 0 21600 21600 0 21600 0 0 Z N"/>
        </draw:custom-shape>
        <draw:g>
          <draw:custom-shape draw:style-name="gr313" draw:text-style-name="P2" draw:layer="layout" svg:width="1.177cm" svg:height="1.345cm" svg:x="0.428cm" svg:y="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69cm" svg:height="1.071cm" svg:x="0.3cm" svg:y="6.068cm">
            <text:list text:style-name="L5">
              <text:list-header>
                <text:p text:style-name="P73"><text:span text:style-name="T106">T</text:span><text:span text:style-name="T108">1</text:span><text:span text:style-name="T109">,3</text:span></text:p>
              </text:list-header>
            </text:list>
            <draw:enhanced-geometry svg:viewBox="0 0 21600 21600" draw:type="mso-spt202" draw:enhanced-path="M 0 0 L 21600 0 21600 21600 0 21600 0 0 Z N"/>
          </draw:custom-shape>
          <draw:custom-shape draw:style-name="gr313" draw:text-style-name="P2" draw:layer="layout" svg:width="1.178cm" svg:height="1.345cm" svg:x="2.694cm" svg:y="8.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77cm" svg:height="1.072cm" svg:x="2.571cm" svg:y="8.41cm">
            <text:list text:style-name="L5">
              <text:list-header>
                <text:p text:style-name="P73"><text:span text:style-name="T106">T</text:span><text:span text:style-name="T108">2</text:span><text:span text:style-name="T109">,8</text:span></text:p>
              </text:list-header>
            </text:list>
            <draw:enhanced-geometry svg:viewBox="0 0 21600 21600" draw:type="mso-spt202" draw:enhanced-path="M 0 0 L 21600 0 21600 21600 0 21600 0 0 Z N"/>
          </draw:custom-shape>
          <draw:custom-shape draw:style-name="gr313" draw:text-style-name="P2" draw:layer="layout" svg:width="1.173cm" svg:height="1.345cm" svg:x="0.467cm" svg:y="10.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34cm" svg:height="1.072cm" svg:x="0.335cm" svg:y="10.162cm">
            <text:list text:style-name="L5">
              <text:list-header>
                <text:p text:style-name="P73"><text:span text:style-name="T106">T</text:span><text:span text:style-name="T108">3</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73cm" svg:height="1.345cm" svg:x="2.738cm" svg:y="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42cm" svg:height="1.076cm" svg:x="2.606cm" svg:y="5.283cm">
            <text:list text:style-name="L5">
              <text:list-header>
                <text:p text:style-name="P73"><text:span text:style-name="T106">T</text:span><text:span text:style-name="T108">4</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78cm" svg:height="1.345cm" svg:x="2.694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77cm" svg:height="1.067cm" svg:x="2.571cm" svg:y="6.853cm">
            <text:list text:style-name="L5">
              <text:list-header>
                <text:p text:style-name="P73"><text:span text:style-name="T106">T</text:span><text:span text:style-name="T108">5</text:span><text:span text:style-name="T109">,4</text:span></text:p>
              </text:list-header>
            </text:list>
            <draw:enhanced-geometry svg:viewBox="0 0 21600 21600" draw:type="mso-spt202" draw:enhanced-path="M 0 0 L 21600 0 21600 21600 0 21600 0 0 Z N"/>
          </draw:custom-shape>
          <draw:custom-shape draw:style-name="gr313" draw:text-style-name="P2" draw:layer="layout" svg:width="1.178cm" svg:height="1.345cm" svg:x="2.681cm" svg:y="10.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94cm" svg:height="1.072cm" svg:x="2.549cm" svg:y="10.162cm">
            <text:list text:style-name="L5">
              <text:list-header>
                <text:p text:style-name="P73"><text:span text:style-name="T106">T</text:span><text:span text:style-name="T108">6</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77cm" svg:height="1.345cm" svg:x="2.624cm" svg:y="11.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52cm" svg:height="1.063cm" svg:x="2.491cm" svg:y="11.728cm">
            <text:list text:style-name="L5">
              <text:list-header>
                <text:p text:style-name="P73"><text:span text:style-name="T106">T</text:span><text:span text:style-name="T108">7</text:span><text:span text:style-name="T109">,9</text:span></text:p>
              </text:list-header>
            </text:list>
            <draw:enhanced-geometry svg:viewBox="0 0 21600 21600" draw:type="mso-spt202" draw:enhanced-path="M 0 0 L 21600 0 21600 21600 0 21600 0 0 Z N"/>
          </draw:custom-shape>
          <draw:custom-shape draw:style-name="gr313" draw:text-style-name="P2" draw:layer="layout" svg:width="1.178cm" svg:height="1.345cm" svg:x="5.159cm" svg:y="6.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11cm" svg:height="1.072cm" svg:x="5.027cm" svg:y="6.964cm">
            <text:list text:style-name="L5">
              <text:list-header>
                <text:p text:style-name="P73"><text:span text:style-name="T106">T</text:span><text:span text:style-name="T108">9</text:span><text:span text:style-name="T109">,1</text:span></text:p>
              </text:list-header>
            </text:list>
            <draw:enhanced-geometry svg:viewBox="0 0 21600 21600" draw:type="mso-spt202" draw:enhanced-path="M 0 0 L 21600 0 21600 21600 0 21600 0 0 Z N"/>
          </draw:custom-shape>
          <draw:custom-shape draw:style-name="gr313" draw:text-style-name="P2" draw:layer="layout" svg:width="1.178cm" svg:height="1.336cm" svg:x="5.212cm" svg:y="9.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45cm" svg:height="1.062cm" svg:x="4.952cm" svg:y="9.598cm">
            <text:list text:style-name="L5">
              <text:list-header>
                <text:p text:style-name="P73"><text:span text:style-name="T106">T</text:span><text:span text:style-name="T108">10</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73cm" svg:height="1.345cm" svg:x="5.137cm" svg:y="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249cm" svg:height="1.072cm" svg:x="5.009cm" svg:y="5.168cm">
            <text:list text:style-name="L5">
              <text:list-header>
                <text:p text:style-name="P73"><text:span text:style-name="T106">T</text:span><text:span text:style-name="T108">8</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77cm" svg:height="1.345cm" svg:x="5.23cm" svg:y="1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249cm" svg:height="1.071cm" svg:x="5.009cm" svg:y="11.367cm">
            <text:list text:style-name="L5">
              <text:list-header>
                <text:p text:style-name="P73"><text:span text:style-name="T106">T</text:span><text:span text:style-name="T108">11</text:span><text:span text:style-name="T109">,1</text:span></text:p>
              </text:list-header>
            </text:list>
            <draw:enhanced-geometry svg:viewBox="0 0 21600 21600" draw:type="mso-spt202" draw:enhanced-path="M 0 0 L 21600 0 21600 21600 0 21600 0 0 Z N"/>
          </draw:custom-shape>
          <draw:custom-shape draw:style-name="gr313" draw:text-style-name="P2" draw:layer="layout" svg:width="1.177cm" svg:height="1.345cm" svg:x="5.17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337cm" svg:height="1.071cm" svg:x="4.917cm" svg:y="13.101cm">
            <text:list text:style-name="L5">
              <text:list-header>
                <text:p text:style-name="P73"><text:span text:style-name="T106">T</text:span><text:span text:style-name="T108">12</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78cm" svg:height="1.345cm" svg:x="7.84cm" svg:y="6.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544cm" svg:height="1.072cm" svg:x="7.541cm" svg:y="6.964cm">
            <text:list text:style-name="L5">
              <text:list-header>
                <text:p text:style-name="P73"><text:span text:style-name="T106">T</text:span><text:span text:style-name="T108">14</text:span><text:span text:style-name="T109">,5</text:span></text:p>
              </text:list-header>
            </text:list>
            <draw:enhanced-geometry svg:viewBox="0 0 21600 21600" draw:type="mso-spt202" draw:enhanced-path="M 0 0 L 21600 0 21600 21600 0 21600 0 0 Z N"/>
          </draw:custom-shape>
          <draw:custom-shape draw:style-name="gr313" draw:text-style-name="P2" draw:layer="layout" svg:width="1.178cm" svg:height="1.336cm" svg:x="7.858cm" svg:y="9.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45cm" svg:height="1.062cm" svg:x="7.602cm" svg:y="9.598cm">
            <text:list text:style-name="L5">
              <text:list-header>
                <text:p text:style-name="P73"><text:span text:style-name="T106">T</text:span><text:span text:style-name="T108">15</text:span><text:span text:style-name="T109">,9</text:span></text:p>
              </text:list-header>
            </text:list>
            <draw:enhanced-geometry svg:viewBox="0 0 21600 21600" draw:type="mso-spt202" draw:enhanced-path="M 0 0 L 21600 0 21600 21600 0 21600 0 0 Z N"/>
          </draw:custom-shape>
          <draw:custom-shape draw:style-name="gr313" draw:text-style-name="P2" draw:layer="layout" svg:width="1.177cm" svg:height="1.345cm" svg:x="7.823cm" svg:y="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02cm" svg:height="1.072cm" svg:x="7.452cm" svg:y="5.168cm">
            <text:list text:style-name="L5">
              <text:list-header>
                <text:p text:style-name="P73"><text:span text:style-name="T106">T</text:span><text:span text:style-name="T108">13</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77cm" svg:height="1.345cm" svg:x="7.876cm" svg:y="1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43cm" svg:height="1.071cm" svg:x="7.655cm" svg:y="11.367cm">
            <text:list text:style-name="L5">
              <text:list-header>
                <text:p text:style-name="P73"><text:span text:style-name="T106">T</text:span><text:span text:style-name="T108">16</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78cm" svg:height="1.345cm" svg:x="7.858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267cm" svg:height="1.071cm" svg:x="7.602cm" svg:y="13.101cm">
            <text:list text:style-name="L5">
              <text:list-header>
                <text:p text:style-name="P73"><text:span text:style-name="T106">T</text:span><text:span text:style-name="T108">17</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77cm" svg:height="1.345cm" svg:x="10.354cm" svg:y="7.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49cm" svg:height="1.071cm" svg:x="10.094cm" svg:y="7.63cm">
            <text:list text:style-name="L5">
              <text:list-header>
                <text:p text:style-name="P73"><text:span text:style-name="T106">T</text:span><text:span text:style-name="T108">18</text:span><text:span text:style-name="T109">,5</text:span></text:p>
              </text:list-header>
            </text:list>
            <draw:enhanced-geometry svg:viewBox="0 0 21600 21600" draw:type="mso-spt202" draw:enhanced-path="M 0 0 L 21600 0 21600 21600 0 21600 0 0 Z N"/>
          </draw:custom-shape>
          <draw:custom-shape draw:style-name="gr313" draw:text-style-name="P2" draw:layer="layout" svg:width="1.177cm" svg:height="1.345cm" svg:x="10.376cm" svg:y="9.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545cm" svg:height="1.063cm" svg:x="10.151cm" svg:y="9.408cm">
            <text:list text:style-name="L5">
              <text:list-header>
                <text:p text:style-name="P73"><text:span text:style-name="T106">T</text:span><text:span text:style-name="T108">19</text:span><text:span text:style-name="T109">,3</text:span></text:p>
              </text:list-header>
            </text:list>
            <draw:enhanced-geometry svg:viewBox="0 0 21600 21600" draw:type="mso-spt202" draw:enhanced-path="M 0 0 L 21600 0 21600 21600 0 21600 0 0 Z N"/>
          </draw:custom-shape>
          <draw:line draw:style-name="gr209" draw:text-style-name="P38" draw:layer="layout" svg:x1="1.574cm" svg:y1="6.253cm" svg:x2="2.694cm" svg:y2="5.803cm">
            <text:p/>
          </draw:line>
          <draw:line draw:style-name="gr209" draw:text-style-name="P38" draw:layer="layout" svg:x1="1.574cm" svg:y1="6.964cm" svg:x2="2.637cm" svg:y2="7.365cm">
            <text:p/>
          </draw:line>
          <draw:line draw:style-name="gr209" draw:text-style-name="P38" draw:layer="layout" svg:x1="1.724cm" svg:y1="10.661cm" svg:x2="2.624cm" svg:y2="10.701cm">
            <text:p/>
          </draw:line>
          <draw:line draw:style-name="gr209" draw:text-style-name="P38" draw:layer="layout" svg:x1="1.495cm" svg:y1="11.323cm" svg:x2="2.597cm" svg:y2="12.196cm">
            <text:p/>
          </draw:line>
          <draw:line draw:style-name="gr209" draw:text-style-name="P38" draw:layer="layout" svg:x1="3.991cm" svg:y1="5.802cm" svg:x2="5.001cm" svg:y2="5.771cm">
            <text:p/>
          </draw:line>
          <draw:line draw:style-name="gr209" draw:text-style-name="P38" draw:layer="layout" svg:x1="3.938cm" svg:y1="7.458cm" svg:x2="5.093cm" svg:y2="7.55cm">
            <text:p/>
          </draw:line>
          <draw:line draw:style-name="gr209" draw:text-style-name="P38" draw:layer="layout" svg:x1="3.881cm" svg:y1="7.678cm" svg:x2="5.226cm" svg:y2="9.756cm">
            <text:p/>
          </draw:line>
          <draw:line draw:style-name="gr209" draw:text-style-name="P38" draw:layer="layout" svg:x1="3.881cm" svg:y1="12.314cm" svg:x2="5.093cm" svg:y2="11.913cm">
            <text:p/>
          </draw:line>
          <draw:line draw:style-name="gr209" draw:text-style-name="P38" draw:layer="layout" svg:x1="3.863cm" svg:y1="9.164cm" svg:x2="5.173cm" svg:y2="7.956cm">
            <text:p/>
          </draw:line>
          <draw:line draw:style-name="gr209" draw:text-style-name="P38" draw:layer="layout" svg:x1="3.806cm" svg:y1="9.337cm" svg:x2="5.133cm" svg:y2="10.158cm">
            <text:p/>
          </draw:line>
          <draw:line draw:style-name="gr209" draw:text-style-name="P38" draw:layer="layout" svg:x1="3.973cm" svg:y1="10.748cm" svg:x2="5.3cm" svg:y2="8.238cm">
            <text:p/>
          </draw:line>
          <draw:line draw:style-name="gr209" draw:text-style-name="P38" draw:layer="layout" svg:x1="3.938cm" svg:y1="10.99cm" svg:x2="5.076cm" svg:y2="10.461cm">
            <text:p/>
          </draw:line>
          <draw:line draw:style-name="gr209" draw:text-style-name="P38" draw:layer="layout" svg:x1="3.748cm" svg:y1="12.722cm" svg:x2="5.093cm" svg:y2="13.568cm">
            <text:p/>
          </draw:line>
          <draw:line draw:style-name="gr209" draw:text-style-name="P38" draw:layer="layout" svg:x1="6.412cm" svg:y1="5.666cm" svg:x2="7.686cm" svg:y2="5.675cm">
            <text:p/>
          </draw:line>
          <draw:line draw:style-name="gr209" draw:text-style-name="P38" draw:layer="layout" svg:x1="6.473cm" svg:y1="7.65cm" svg:x2="7.933cm" svg:y2="6.177cm">
            <text:p/>
          </draw:line>
          <draw:line draw:style-name="gr209" draw:text-style-name="P38" draw:layer="layout" svg:x1="6.491cm" svg:y1="9.76cm" svg:x2="7.836cm" svg:y2="7.908cm">
            <text:p/>
          </draw:line>
          <draw:line draw:style-name="gr209" draw:text-style-name="P38" draw:layer="layout" svg:x1="6.526cm" svg:y1="10.307cm" svg:x2="7.818cm" svg:y2="10.254cm">
            <text:p/>
          </draw:line>
          <draw:line draw:style-name="gr209" draw:text-style-name="P38" draw:layer="layout" svg:x1="6.412cm" svg:y1="10.497cm" svg:x2="7.818cm" svg:y2="11.697cm">
            <text:p/>
          </draw:line>
          <draw:line draw:style-name="gr209" draw:text-style-name="P38" draw:layer="layout" svg:x1="6.491cm" svg:y1="11.967cm" svg:x2="8.065cm" svg:y2="8.199cm">
            <text:p/>
          </draw:line>
          <draw:line draw:style-name="gr209" draw:text-style-name="P38" draw:layer="layout" svg:x1="6.473cm" svg:y1="12.221cm" svg:x2="7.911cm" svg:y2="10.656cm">
            <text:p/>
          </draw:line>
          <draw:line draw:style-name="gr209" draw:text-style-name="P38" draw:layer="layout" svg:x1="6.412cm" svg:y1="12.411cm" svg:x2="7.836cm" svg:y2="12.168cm">
            <text:p/>
          </draw:line>
          <draw:line draw:style-name="gr209" draw:text-style-name="P38" draw:layer="layout" svg:x1="6.376cm" svg:y1="13.877cm" svg:x2="7.854cm" svg:y2="13.731cm">
            <text:p/>
          </draw:line>
          <draw:line draw:style-name="gr209" draw:text-style-name="P38" draw:layer="layout" svg:x1="9.08cm" svg:y1="5.949cm" svg:x2="10.442cm" svg:y2="7.699cm">
            <text:p/>
          </draw:line>
          <draw:line draw:style-name="gr209" draw:text-style-name="P38" draw:layer="layout" svg:x1="9.08cm" svg:y1="7.727cm" svg:x2="10.292cm" svg:y2="8.075cm">
            <text:p/>
          </draw:line>
          <draw:line draw:style-name="gr209" draw:text-style-name="P38" draw:layer="layout" svg:x1="9.172cm" svg:y1="11.864cm" svg:x2="10.407cm" svg:y2="10.316cm">
            <text:p/>
          </draw:line>
          <draw:line draw:style-name="gr209" draw:text-style-name="P38" draw:layer="layout" svg:x1="9.137cm" svg:y1="13.621cm" svg:x2="10.649cm" svg:y2="10.635cm">
            <text:p/>
          </draw:line>
        </draw:g>
        <draw:custom-shape draw:style-name="gr335" draw:text-style-name="P88" xml:id="id53" draw:id="id53" draw:layer="layout" svg:width="1.248cm" svg:height="0.512cm" svg:x="1.495cm" svg:y="5.812cm">
          <text:p/>
          <draw:enhanced-geometry svg:viewBox="0 0 1249 513" draw:type="non-primitive" draw:enhanced-path="M 0 512 L 1248 0 N"/>
        </draw:custom-shape>
        <draw:custom-shape draw:style-name="gr320" draw:text-style-name="P83" xml:id="id54" draw:id="id54" draw:layer="layout" svg:width="3.713cm" svg:height="1.192cm" svg:x="17.321cm" svg:y="5.949cm">
          <text:list text:style-name="L5">
            <text:list-header>
              <text:p text:style-name="P42"><text:span text:style-name="T123">T1:0+3 </text:span></text:p>
            </text:list-header>
          </text:list>
          <draw:enhanced-geometry svg:viewBox="0 0 21600 21600" draw:type="mso-spt202" draw:enhanced-path="M 0 0 L 21600 0 21600 21600 0 21600 0 0 Z N"/>
        </draw:custom-shape>
        <draw:custom-shape draw:style-name="gr336" draw:text-style-name="P84" xml:id="id55" draw:id="id55" draw:layer="layout" svg:width="1.27cm" svg:height="1.192cm" svg:x="16.051cm" svg:y="5.949cm">
          <text:list text:style-name="L13">
            <text:list-header>
              <text:p text:style-name="P42"><text:span text:style-name="T122">3 </text:span></text:p>
            </text:list-header>
          </text:list>
          <draw:enhanced-geometry svg:viewBox="0 0 21600 21600" draw:type="mso-spt202" draw:enhanced-path="M 0 0 L 21600 0 21600 21600 0 21600 0 0 Z N"/>
        </draw:custom-shape>
        <draw:custom-shape draw:style-name="gr337" draw:text-style-name="P88" xml:id="id59" draw:id="id59" draw:layer="layout" svg:width="1.085cm" svg:height="0.053cm" svg:x="1.618cm" svg:y="10.663cm">
          <text:p/>
          <draw:enhanced-geometry svg:viewBox="0 0 1086 54" draw:type="non-primitive" draw:enhanced-path="M 0 0 L 1085 53 N"/>
        </draw:custom-shape>
        <draw:custom-shape draw:style-name="gr320" draw:text-style-name="P83" xml:id="id60" draw:id="id60" draw:layer="layout" svg:width="3.03cm" svg:height="1.192cm" svg:x="17.339cm" svg:y="7.62cm">
          <text:list text:style-name="L5">
            <text:list-header>
              <text:p text:style-name="P42"><text:span text:style-name="T123">T3:0+2 </text:span></text:p>
            </text:list-header>
          </text:list>
          <draw:enhanced-geometry svg:viewBox="0 0 21600 21600" draw:type="mso-spt202" draw:enhanced-path="M 0 0 L 21600 0 21600 21600 0 21600 0 0 Z N"/>
        </draw:custom-shape>
        <draw:custom-shape draw:style-name="gr338" draw:text-style-name="P84" xml:id="id61" draw:id="id61" draw:layer="layout" svg:width="1.27cm" svg:height="1.192cm" svg:x="16.095cm" svg:y="7.62cm">
          <text:list text:style-name="L13">
            <text:list-header>
              <text:p text:style-name="P42"><text:span text:style-name="T122">2 </text:span></text:p>
            </text:list-header>
          </text:list>
          <draw:enhanced-geometry svg:viewBox="0 0 21600 21600" draw:type="mso-spt202" draw:enhanced-path="M 0 0 L 21600 0 21600 21600 0 21600 0 0 Z N"/>
        </draw:custom-shape>
        <draw:custom-shape draw:style-name="gr339" draw:text-style-name="P88" xml:id="id62" draw:id="id62" draw:layer="layout" svg:width="1.121cm" svg:height="0.983cm" svg:x="1.49cm" svg:y="11.236cm">
          <text:p/>
          <draw:enhanced-geometry svg:viewBox="0 0 1122 984" draw:type="non-primitive" draw:enhanced-path="M 0 0 L 1121 983 N"/>
        </draw:custom-shape>
        <draw:custom-shape draw:style-name="gr340" draw:text-style-name="P88" xml:id="id56" draw:id="id56" draw:layer="layout" svg:width="1.138cm" svg:height="0.45cm" svg:x="1.561cm" svg:y="6.923cm">
          <text:p/>
          <draw:enhanced-geometry svg:viewBox="0 0 1139 451" draw:type="non-primitive" draw:enhanced-path="M 0 0 L 1138 450 N"/>
        </draw:custom-shape>
        <draw:custom-shape draw:style-name="gr341" draw:text-style-name="P88" xml:id="id65" draw:id="id65" draw:layer="layout" svg:width="1.129cm" svg:height="0.168cm" svg:x="3.973cm" svg:y="5.706cm">
          <text:p/>
          <draw:enhanced-geometry svg:viewBox="0 0 1130 169" draw:type="non-primitive" draw:enhanced-path="M 0 168 L 1129 0 N"/>
        </draw:custom-shape>
        <draw:custom-shape draw:style-name="gr342" draw:text-style-name="P88" xml:id="id68" draw:id="id68" draw:layer="layout" svg:width="1.248cm" svg:height="1.2cm" svg:x="4.004cm" svg:y="7.933cm">
          <text:p/>
          <draw:enhanced-geometry svg:viewBox="0 0 1249 1201" draw:type="non-primitive" draw:enhanced-path="M 0 1200 L 1248 0 N"/>
        </draw:custom-shape>
        <draw:custom-shape draw:style-name="gr320" draw:text-style-name="P83" xml:id="id69" draw:id="id69" draw:layer="layout" svg:width="8.467cm" svg:height="2.123cm" svg:x="17.33cm" svg:y="10.222cm">
          <text:list text:style-name="L5">
            <text:list-header>
              <text:p text:style-name="P42"><text:span text:style-name="T123">T2:0+8, T5:3+4, T6:2+6 <text:s/></text:span></text:p>
            </text:list-header>
          </text:list>
          <draw:enhanced-geometry svg:viewBox="0 0 21600 21600" draw:type="mso-spt202" draw:enhanced-path="M 0 0 L 21600 0 21600 21600 0 21600 0 0 Z N"/>
        </draw:custom-shape>
        <draw:custom-shape draw:style-name="gr343" draw:text-style-name="P84" xml:id="id70" draw:id="id70" draw:layer="layout" svg:width="1.27cm" svg:height="1.192cm" svg:x="16.06cm" svg:y="10.222cm">
          <text:list text:style-name="L13">
            <text:list-header>
              <text:p text:style-name="P42"><text:span text:style-name="T122">8</text:span><text:span text:style-name="T124"> </text:span></text:p>
            </text:list-header>
          </text:list>
          <draw:enhanced-geometry svg:viewBox="0 0 21600 21600" draw:type="mso-spt202" draw:enhanced-path="M 0 0 L 21600 0 21600 21600 0 21600 0 0 Z N"/>
        </draw:custom-shape>
        <draw:custom-shape draw:style-name="gr344" draw:text-style-name="P88" xml:id="id71" draw:id="id71" draw:layer="layout" svg:width="1.416cm" svg:height="0.749cm" svg:x="3.779cm" svg:y="9.371cm">
          <text:p/>
          <draw:enhanced-geometry svg:viewBox="0 0 1417 750" draw:type="non-primitive" draw:enhanced-path="M 0 0 L 1416 749 N"/>
        </draw:custom-shape>
        <draw:custom-shape draw:style-name="gr345" draw:text-style-name="P88" xml:id="id74" draw:id="id74" draw:layer="layout" svg:width="1.353cm" svg:height="0.547cm" svg:x="3.881cm" svg:y="11.8cm">
          <text:p/>
          <draw:enhanced-geometry svg:viewBox="0 0 1354 548" draw:type="non-primitive" draw:enhanced-path="M 0 547 L 1353 0 N"/>
        </draw:custom-shape>
        <draw:custom-shape draw:style-name="gr320" draw:text-style-name="P83" xml:id="id75" draw:id="id75" draw:layer="layout" svg:width="4.234cm" svg:height="1.192cm" svg:x="17.33cm" svg:y="12.069cm">
          <text:list text:style-name="L5">
            <text:list-header>
              <text:p text:style-name="P42"><text:span text:style-name="T123">T7:2+9</text:span></text:p>
            </text:list-header>
          </text:list>
          <draw:enhanced-geometry svg:viewBox="0 0 21600 21600" draw:type="mso-spt202" draw:enhanced-path="M 0 0 L 21600 0 21600 21600 0 21600 0 0 Z N"/>
        </draw:custom-shape>
        <draw:custom-shape draw:style-name="gr346" draw:text-style-name="P84" xml:id="id76" draw:id="id76" draw:layer="layout" svg:width="1.905cm" svg:height="1.192cm" svg:x="16.06cm" svg:y="12.069cm">
          <text:list text:style-name="L13">
            <text:list-header>
              <text:p text:style-name="P42"><text:span text:style-name="T122">11</text:span><text:span text:style-name="T124"> </text:span></text:p>
            </text:list-header>
          </text:list>
          <draw:enhanced-geometry svg:viewBox="0 0 21600 21600" draw:type="mso-spt202" draw:enhanced-path="M 0 0 L 21600 0 21600 21600 0 21600 0 0 Z N"/>
        </draw:custom-shape>
        <draw:custom-shape draw:style-name="gr347" draw:text-style-name="P88" xml:id="id77" draw:id="id77" draw:layer="layout" svg:width="1.411cm" svg:height="0.944cm" svg:x="3.753cm" svg:y="12.735cm">
          <text:p/>
          <draw:enhanced-geometry svg:viewBox="0 0 1412 945" draw:type="non-primitive" draw:enhanced-path="M 0 0 L 1411 944 N"/>
        </draw:custom-shape>
        <draw:custom-shape draw:style-name="gr348" draw:text-style-name="P88" xml:id="id80" draw:id="id80" draw:layer="layout" svg:width="1.544cm" svg:height="1.495cm" svg:x="6.438cm" svg:y="6.134cm">
          <text:p/>
          <draw:enhanced-geometry svg:viewBox="0 0 1545 1496" draw:type="non-primitive" draw:enhanced-path="M 0 1495 L 1544 0 N"/>
        </draw:custom-shape>
        <draw:custom-shape draw:style-name="gr349" draw:text-style-name="P88" xml:id="id83" draw:id="id83" draw:layer="layout" svg:width="1.478cm" svg:height="3.577cm" svg:x="6.601cm" svg:y="8.215cm">
          <text:p/>
          <draw:enhanced-geometry svg:viewBox="0 0 1479 3578" draw:type="non-primitive" draw:enhanced-path="M 0 3577 L 1478 0 N"/>
        </draw:custom-shape>
        <draw:custom-shape draw:style-name="gr320" draw:text-style-name="P83" xml:id="id84" draw:id="id84" draw:layer="layout" svg:width="8.096cm" svg:height="1.192cm" svg:x="17.308cm" svg:y="14.561cm">
          <text:list text:style-name="L5">
            <text:list-header>
              <text:p text:style-name="P42"><text:span text:style-name="T123">T10:8+2, T11:11+1</text:span></text:p>
            </text:list-header>
          </text:list>
          <draw:enhanced-geometry svg:viewBox="0 0 21600 21600" draw:type="mso-spt202" draw:enhanced-path="M 0 0 L 21600 0 21600 21600 0 21600 0 0 Z N"/>
        </draw:custom-shape>
        <draw:custom-shape draw:style-name="gr350" draw:text-style-name="P84" xml:id="id85" draw:id="id85" draw:layer="layout" svg:width="1.905cm" svg:height="1.192cm" svg:x="16.038cm" svg:y="14.561cm">
          <text:list text:style-name="L13">
            <text:list-header>
              <text:p text:style-name="P42"><text:span text:style-name="T122">12</text:span><text:span text:style-name="T124"> </text:span></text:p>
            </text:list-header>
          </text:list>
          <draw:enhanced-geometry svg:viewBox="0 0 21600 21600" draw:type="mso-spt202" draw:enhanced-path="M 0 0 L 21600 0 21600 21600 0 21600 0 0 Z N"/>
        </draw:custom-shape>
        <draw:custom-shape draw:style-name="gr351" draw:text-style-name="P88" xml:id="id86" draw:id="id86" draw:layer="layout" svg:width="1.411cm" svg:height="1.499cm" svg:x="6.557cm" svg:y="10.663cm">
          <text:p/>
          <draw:enhanced-geometry svg:viewBox="0 0 1412 1500" draw:type="non-primitive" draw:enhanced-path="M 0 1499 L 1411 0 N"/>
        </draw:custom-shape>
        <draw:custom-shape draw:style-name="gr320" draw:text-style-name="P83" xml:id="id87" draw:id="id87" draw:layer="layout" svg:width="8.096cm" svg:height="1.192cm" svg:x="17.313cm" svg:y="15.447cm">
          <text:list text:style-name="L5">
            <text:list-header>
              <text:p text:style-name="P42"><text:span text:style-name="T123">T10:8+2, T11:11+1</text:span></text:p>
            </text:list-header>
          </text:list>
          <draw:enhanced-geometry svg:viewBox="0 0 21600 21600" draw:type="mso-spt202" draw:enhanced-path="M 0 0 L 21600 0 21600 21600 0 21600 0 0 Z N"/>
        </draw:custom-shape>
        <draw:custom-shape draw:style-name="gr352" draw:text-style-name="P84" xml:id="id88" draw:id="id88" draw:layer="layout" svg:width="1.905cm" svg:height="1.192cm" svg:x="16.043cm" svg:y="15.447cm">
          <text:list text:style-name="L13">
            <text:list-header>
              <text:p text:style-name="P42"><text:span text:style-name="T122">12</text:span><text:span text:style-name="T124"> </text:span></text:p>
            </text:list-header>
          </text:list>
          <draw:enhanced-geometry svg:viewBox="0 0 21600 21600" draw:type="mso-spt202" draw:enhanced-path="M 0 0 L 21600 0 21600 21600 0 21600 0 0 Z N"/>
        </draw:custom-shape>
        <draw:custom-shape draw:style-name="gr353" draw:text-style-name="P88" xml:id="id89" draw:id="id89" draw:layer="layout" svg:width="1.508cm" svg:height="0.225cm" svg:x="6.363cm" svg:y="12.162cm">
          <text:p/>
          <draw:enhanced-geometry svg:viewBox="0 0 1509 226" draw:type="non-primitive" draw:enhanced-path="M 0 225 L 1508 0 N"/>
        </draw:custom-shape>
        <draw:custom-shape draw:style-name="gr354" draw:text-style-name="P88" xml:id="id92" draw:id="id92" draw:layer="layout" svg:width="1.455cm" svg:height="0.11cm" svg:x="6.416cm" svg:y="13.714cm">
          <text:p/>
          <draw:enhanced-geometry svg:viewBox="0 0 1456 111" draw:type="non-primitive" draw:enhanced-path="M 0 110 L 1455 0 N"/>
        </draw:custom-shape>
        <draw:custom-shape draw:style-name="gr355" draw:text-style-name="P88" xml:id="id95" draw:id="id95" draw:layer="layout" svg:width="1.23cm" svg:height="0.361cm" svg:x="9.106cm" svg:y="7.735cm">
          <text:p/>
          <draw:enhanced-geometry svg:viewBox="0 0 1231 362" draw:type="non-primitive" draw:enhanced-path="M 0 0 L 1230 361 N"/>
        </draw:custom-shape>
        <draw:custom-shape draw:style-name="gr356" draw:text-style-name="P88" xml:id="id98" draw:id="id98" draw:layer="layout" svg:width="1.159cm" svg:height="1.486cm" svg:x="9.274cm" svg:y="10.301cm">
          <text:p/>
          <draw:enhanced-geometry svg:viewBox="0 0 1160 1487" draw:type="non-primitive" draw:enhanced-path="M 0 1486 L 1159 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1" smil:attributeName="visibility" smil:to="visible"/>
                  <anim:animate smil:dur="0.5s" smil:fill="hold" smil:targetElement="id51" smil:attributeName="x" smil:values="1+width/2;x" smil:keyTimes="1;-1"/>
                  <anim:animate smil:dur="0.5s" smil:fill="hold" smil:targetElement="id51"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3" smil:attributeName="visibility" smil:to="visible"/>
                  <anim:transitionFilter smil:dur="0.5s" smil:targetElement="id53"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4" smil:attributeName="visibility" smil:to="visible"/>
                  <anim:animate smil:dur="0.5s" smil:fill="hold" smil:targetElement="id54" smil:attributeName="x" smil:values="1+width/2;x" smil:keyTimes="1;-1"/>
                  <anim:animate smil:dur="0.5s" smil:fill="hold" smil:targetElement="id54"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6" smil:attributeName="visibility" smil:to="visible"/>
                  <anim:transitionFilter smil:dur="0.5s" smil:targetElement="id56"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7" smil:attributeName="visibility" smil:to="visible"/>
                  <anim:animate smil:dur="0.5s" smil:fill="hold" smil:targetElement="id57" smil:attributeName="x" smil:values="1+width/2;x" smil:keyTimes="1;-1"/>
                  <anim:animate smil:dur="0.5s" smil:fill="hold" smil:targetElement="id57"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9" smil:attributeName="visibility" smil:to="visible"/>
                  <anim:transitionFilter smil:dur="0.5s" smil:targetElement="id59"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0" smil:attributeName="visibility" smil:to="visible"/>
                  <anim:animate smil:dur="0.5s" smil:fill="hold" smil:targetElement="id60" smil:attributeName="x" smil:values="1+width/2;x" smil:keyTimes="1;-1"/>
                  <anim:animate smil:dur="0.5s" smil:fill="hold" smil:targetElement="id60"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2" smil:attributeName="visibility" smil:to="visible"/>
                  <anim:transitionFilter smil:dur="0.5s" smil:targetElement="id62"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3" smil:attributeName="visibility" smil:to="visible"/>
                  <anim:animate smil:dur="0.5s" smil:fill="hold" smil:targetElement="id63" smil:attributeName="x" smil:values="1+width/2;x" smil:keyTimes="1;-1"/>
                  <anim:animate smil:dur="0.5s" smil:fill="hold" smil:targetElement="id63"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4" smil:attributeName="visibility" smil:to="visible"/>
                  <anim:transitionFilter smil:dur="0.5s" smil:targetElement="id64"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5" smil:attributeName="visibility" smil:to="visible"/>
                  <anim:transitionFilter smil:dur="0.5s" smil:targetElement="id65"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6" smil:attributeName="visibility" smil:to="visible"/>
                  <anim:animate smil:dur="0.5s" smil:fill="hold" smil:targetElement="id66" smil:attributeName="x" smil:values="1+width/2;x" smil:keyTimes="1;-1"/>
                  <anim:animate smil:dur="0.5s" smil:fill="hold" smil:targetElement="id66"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7" smil:attributeName="visibility" smil:to="visible"/>
                  <anim:transitionFilter smil:dur="0.5s" smil:targetElement="id67"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8" smil:attributeName="visibility" smil:to="visible"/>
                  <anim:transitionFilter smil:dur="0.5s" smil:targetElement="id68"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9" smil:attributeName="visibility" smil:to="visible"/>
                  <anim:animate smil:dur="0.5s" smil:fill="hold" smil:targetElement="id69" smil:attributeName="x" smil:values="1+width/2;x" smil:keyTimes="1;-1"/>
                  <anim:animate smil:dur="0.5s" smil:fill="hold" smil:targetElement="id69"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0" smil:attributeName="visibility" smil:to="visible"/>
                  <anim:transitionFilter smil:dur="0.5s" smil:targetElement="id70"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1" smil:attributeName="visibility" smil:to="visible"/>
                  <anim:transitionFilter smil:dur="0.5s" smil:targetElement="id71"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2" smil:attributeName="visibility" smil:to="visible"/>
                  <anim:animate smil:dur="0.5s" smil:fill="hold" smil:targetElement="id72" smil:attributeName="x" smil:values="1+width/2;x" smil:keyTimes="1;-1"/>
                  <anim:animate smil:dur="0.5s" smil:fill="hold" smil:targetElement="id72"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3" smil:attributeName="visibility" smil:to="visible"/>
                  <anim:transitionFilter smil:dur="0.5s" smil:targetElement="id73"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4" smil:attributeName="visibility" smil:to="visible"/>
                  <anim:transitionFilter smil:dur="0.5s" smil:targetElement="id74"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5" smil:attributeName="visibility" smil:to="visible"/>
                  <anim:animate smil:dur="0.5s" smil:fill="hold" smil:targetElement="id75" smil:attributeName="x" smil:values="1+width/2;x" smil:keyTimes="1;-1"/>
                  <anim:animate smil:dur="0.5s" smil:fill="hold" smil:targetElement="id75"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6" smil:attributeName="visibility" smil:to="visible"/>
                  <anim:transitionFilter smil:dur="0.5s" smil:targetElement="id76"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7" smil:attributeName="visibility" smil:to="visible"/>
                  <anim:transitionFilter smil:dur="0.5s" smil:targetElement="id77"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8" smil:attributeName="visibility" smil:to="visible"/>
                  <anim:animate smil:dur="0.5s" smil:fill="hold" smil:targetElement="id78" smil:attributeName="x" smil:values="1+width/2;x" smil:keyTimes="1;-1"/>
                  <anim:animate smil:dur="0.5s" smil:fill="hold" smil:targetElement="id78"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9" smil:attributeName="visibility" smil:to="visible"/>
                  <anim:transitionFilter smil:dur="0.5s" smil:targetElement="id79"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0" smil:attributeName="visibility" smil:to="visible"/>
                  <anim:transitionFilter smil:dur="0.5s" smil:targetElement="id80"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1" smil:attributeName="visibility" smil:to="visible"/>
                  <anim:animate smil:dur="0.5s" smil:fill="hold" smil:targetElement="id81" smil:attributeName="x" smil:values="1+width/2;x" smil:keyTimes="1;-1"/>
                  <anim:animate smil:dur="0.5s" smil:fill="hold" smil:targetElement="id81"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2" smil:attributeName="visibility" smil:to="visible"/>
                  <anim:transitionFilter smil:dur="0.5s" smil:targetElement="id82"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3" smil:attributeName="visibility" smil:to="visible"/>
                  <anim:transitionFilter smil:dur="0.5s" smil:targetElement="id83"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4" smil:attributeName="visibility" smil:to="visible"/>
                  <anim:animate smil:dur="0.5s" smil:fill="hold" smil:targetElement="id84" smil:attributeName="x" smil:values="1+width/2;x" smil:keyTimes="1;-1"/>
                  <anim:animate smil:dur="0.5s" smil:fill="hold" smil:targetElement="id84"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5" smil:attributeName="visibility" smil:to="visible"/>
                  <anim:transitionFilter smil:dur="0.5s" smil:targetElement="id85"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6" smil:attributeName="visibility" smil:to="visible"/>
                  <anim:transitionFilter smil:dur="0.5s" smil:targetElement="id86"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7" smil:attributeName="visibility" smil:to="visible"/>
                  <anim:animate smil:dur="0.5s" smil:fill="hold" smil:targetElement="id87" smil:attributeName="x" smil:values="1+width/2;x" smil:keyTimes="1;-1"/>
                  <anim:animate smil:dur="0.5s" smil:fill="hold" smil:targetElement="id87"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8" smil:attributeName="visibility" smil:to="visible"/>
                  <anim:transitionFilter smil:dur="0.5s" smil:targetElement="id88"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9" smil:attributeName="visibility" smil:to="visible"/>
                  <anim:transitionFilter smil:dur="0.5s" smil:targetElement="id89"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0" smil:attributeName="visibility" smil:to="visible"/>
                  <anim:animate smil:dur="0.5s" smil:fill="hold" smil:targetElement="id90" smil:attributeName="x" smil:values="1+width/2;x" smil:keyTimes="1;-1"/>
                  <anim:animate smil:dur="0.5s" smil:fill="hold" smil:targetElement="id90"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91" smil:attributeName="visibility" smil:to="visible"/>
                  <anim:transitionFilter smil:dur="0.5s" smil:targetElement="id91"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92" smil:attributeName="visibility" smil:to="visible"/>
                  <anim:transitionFilter smil:dur="0.5s" smil:targetElement="id92"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3" smil:attributeName="visibility" smil:to="visible"/>
                  <anim:animate smil:dur="0.5s" smil:fill="hold" smil:targetElement="id93" smil:attributeName="x" smil:values="1+width/2;x" smil:keyTimes="1;-1"/>
                  <anim:animate smil:dur="0.5s" smil:fill="hold" smil:targetElement="id93"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94" smil:attributeName="visibility" smil:to="visible"/>
                  <anim:transitionFilter smil:dur="0.5s" smil:targetElement="id94"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95" smil:attributeName="visibility" smil:to="visible"/>
                  <anim:transitionFilter smil:dur="0.5s" smil:targetElement="id95"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6" smil:attributeName="visibility" smil:to="visible"/>
                  <anim:animate smil:dur="0.5s" smil:fill="hold" smil:targetElement="id96" smil:attributeName="x" smil:values="1+width/2;x" smil:keyTimes="1;-1"/>
                  <anim:animate smil:dur="0.5s" smil:fill="hold" smil:targetElement="id96" smil:attributeName="y" smil:values="y;y" smil:keyTimes="1;-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97" smil:attributeName="visibility" smil:to="visible"/>
                  <anim:transitionFilter smil:dur="0.5s" smil:targetElement="id97" smil:type="dissolv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98" smil:attributeName="visibility" smil:to="visible"/>
                  <anim:transitionFilter smil:dur="0.5s" smil:targetElement="id98" smil:type="blindsWipe" smil:subtype="horizontal"/>
                </anim:par>
              </anim:par>
            </anim:par>
          </anim:seq>
        </anim:par>
        <presentation:notes draw:style-name="dp5">
          <draw:page-thumbnail draw:style-name="gr4" draw:layer="layout" svg:width="13.829cm" svg:height="10.371cm" svg:x="2.505cm" svg:y="2.117cm" draw:page-number="31" presentation:class="page"/>
          <draw:frame presentation:style-name="pr7" draw:text-style-name="P76" draw:layer="layout" svg:width="13.758cm" svg:height="12.329cm" svg:x="2.54cm" svg:y="13.109cm" presentation:class="notes" presentation:placeholder="true" presentation:user-transformed="true">
            <draw:text-box/>
          </draw:frame>
        </presentation:notes>
      </draw:page>
      <draw:page draw:name="page32" draw:style-name="dp4" draw:master-page-name="Default" presentation:presentation-page-layout-name="AL2T19">
        <office:forms form:automatic-focus="false" form:apply-design-mode="false"/>
        <draw:frame presentation:style-name="pr6" draw:text-style-name="P2" draw:layer="layout" svg:width="25.4cm" svg:height="3.175cm" svg:x="-0.635cm" svg:y="-0.213cm" presentation:class="title" presentation:user-transformed="true">
          <draw:text-box>
            <text:list text:style-name="L1">
              <text:list-header>
                <text:p text:style-name="P1"><text:span text:style-name="T4">Critical Path Method</text:span></text:p>
              </text:list-header>
            </text:list>
          </draw:text-box>
        </draw:frame>
        <draw:g>
          <draw:custom-shape draw:style-name="gr313" draw:text-style-name="P2" draw:layer="layout" svg:width="1.147cm" svg:height="1.179cm" svg:x="7.822cm" svg:y="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12cm" svg:height="0.935cm" svg:x="7.699cm" svg:y="4.197cm">
            <text:list text:style-name="L5">
              <text:list-header>
                <text:p text:style-name="P73"><text:span text:style-name="T106">T</text:span><text:span text:style-name="T108">1</text:span><text:span text:style-name="T109">,3</text:span></text:p>
              </text:list-header>
            </text:list>
            <draw:enhanced-geometry svg:viewBox="0 0 21600 21600" draw:type="mso-spt202" draw:enhanced-path="M 0 0 L 21600 0 21600 21600 0 21600 0 0 Z N"/>
          </draw:custom-shape>
          <draw:custom-shape draw:style-name="gr313" draw:text-style-name="P2" draw:layer="layout" svg:width="1.147cm" svg:height="1.178cm" svg:x="10.031cm" svg:y="6.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2cm" svg:height="0.937cm" svg:x="9.908cm" svg:y="6.248cm">
            <text:list text:style-name="L5">
              <text:list-header>
                <text:p text:style-name="P73"><text:span text:style-name="T106">T</text:span><text:span text:style-name="T108">2</text:span><text:span text:style-name="T109">,8</text:span></text:p>
              </text:list-header>
            </text:list>
            <draw:enhanced-geometry svg:viewBox="0 0 21600 21600" draw:type="mso-spt202" draw:enhanced-path="M 0 0 L 21600 0 21600 21600 0 21600 0 0 Z N"/>
          </draw:custom-shape>
          <draw:custom-shape draw:style-name="gr313" draw:text-style-name="P2" draw:layer="layout" svg:width="1.142cm" svg:height="1.178cm" svg:x="7.862cm" svg:y="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77cm" svg:height="0.935cm" svg:x="7.734cm" svg:y="7.785cm">
            <text:list text:style-name="L5">
              <text:list-header>
                <text:p text:style-name="P73"><text:span text:style-name="T106">T</text:span><text:span text:style-name="T108">3</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2cm" svg:height="1.178cm" svg:x="10.071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85cm" svg:height="0.942cm" svg:x="9.943cm" svg:y="3.507cm">
            <text:list text:style-name="L5">
              <text:list-header>
                <text:p text:style-name="P73"><text:span text:style-name="T106">T</text:span><text:span text:style-name="T108">4</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7cm" svg:height="1.178cm" svg:x="10.031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2cm" svg:height="0.937cm" svg:x="9.908cm" svg:y="4.88cm">
            <text:list text:style-name="L5">
              <text:list-header>
                <text:p text:style-name="P73"><text:span text:style-name="T106">T</text:span><text:span text:style-name="T108">5</text:span><text:span text:style-name="T109">,4</text:span></text:p>
              </text:list-header>
            </text:list>
            <draw:enhanced-geometry svg:viewBox="0 0 21600 21600" draw:type="mso-spt202" draw:enhanced-path="M 0 0 L 21600 0 21600 21600 0 21600 0 0 Z N"/>
          </draw:custom-shape>
          <draw:custom-shape draw:style-name="gr313" draw:text-style-name="P2" draw:layer="layout" svg:width="1.146cm" svg:height="1.178cm" svg:x="10.014cm" svg:y="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38cm" svg:height="0.935cm" svg:x="9.89cm" svg:y="7.785cm">
            <text:list text:style-name="L5">
              <text:list-header>
                <text:p text:style-name="P73"><text:span text:style-name="T106">T</text:span><text:span text:style-name="T108">6</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46cm" svg:height="1.177cm" svg:x="9.961cm" svg:y="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095cm" svg:height="0.936cm" svg:x="9.833cm" svg:y="9.152cm">
            <text:list text:style-name="L5">
              <text:list-header>
                <text:p text:style-name="P73"><text:span text:style-name="T106">T</text:span><text:span text:style-name="T108">7</text:span><text:span text:style-name="T109">,9</text:span></text:p>
              </text:list-header>
            </text:list>
            <draw:enhanced-geometry svg:viewBox="0 0 21600 21600" draw:type="mso-spt202" draw:enhanced-path="M 0 0 L 21600 0 21600 21600 0 21600 0 0 Z N"/>
          </draw:custom-shape>
          <draw:custom-shape draw:style-name="gr313" draw:text-style-name="P2" draw:layer="layout" svg:width="1.146cm" svg:height="1.179cm" svg:x="12.426cm" svg:y="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58cm" svg:height="0.941cm" svg:x="12.298cm" svg:y="4.981cm">
            <text:list text:style-name="L5">
              <text:list-header>
                <text:p text:style-name="P73"><text:span text:style-name="T106">T</text:span><text:span text:style-name="T108">9</text:span><text:span text:style-name="T109">,1</text:span></text:p>
              </text:list-header>
            </text:list>
            <draw:enhanced-geometry svg:viewBox="0 0 21600 21600" draw:type="mso-spt202" draw:enhanced-path="M 0 0 L 21600 0 21600 21600 0 21600 0 0 Z N"/>
          </draw:custom-shape>
          <draw:custom-shape draw:style-name="gr313" draw:text-style-name="P2" draw:layer="layout" svg:width="1.146cm" svg:height="1.172cm" svg:x="12.479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892cm" svg:height="0.937cm" svg:x="12.227cm" svg:y="7.284cm">
            <text:list text:style-name="L5">
              <text:list-header>
                <text:p text:style-name="P73"><text:span text:style-name="T106">T</text:span><text:span text:style-name="T108">10</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2cm" svg:height="1.178cm" svg:x="12.408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88cm" svg:height="0.937cm" svg:x="12.28cm" svg:y="3.407cm">
            <text:list text:style-name="L5">
              <text:list-header>
                <text:p text:style-name="P73"><text:span text:style-name="T106">T</text:span><text:span text:style-name="T108">8</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7cm" svg:height="1.178cm" svg:x="12.496cm" svg:y="8.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188cm" svg:height="0.935cm" svg:x="12.28cm" svg:y="8.842cm">
            <text:list text:style-name="L5">
              <text:list-header>
                <text:p text:style-name="P73"><text:span text:style-name="T106">T</text:span><text:span text:style-name="T108">11</text:span><text:span text:style-name="T109">,1</text:span></text:p>
              </text:list-header>
            </text:list>
            <draw:enhanced-geometry svg:viewBox="0 0 21600 21600" draw:type="mso-spt202" draw:enhanced-path="M 0 0 L 21600 0 21600 21600 0 21600 0 0 Z N"/>
          </draw:custom-shape>
          <draw:custom-shape draw:style-name="gr313" draw:text-style-name="P2" draw:layer="layout" svg:width="1.146cm" svg:height="1.178cm" svg:x="12.444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276cm" svg:height="0.935cm" svg:x="12.192cm" svg:y="10.357cm">
            <text:list text:style-name="L5">
              <text:list-header>
                <text:p text:style-name="P73"><text:span text:style-name="T106">T</text:span><text:span text:style-name="T108">12</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7cm" svg:height="1.179cm" svg:x="15.036cm" svg:y="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474cm" svg:height="0.941cm" svg:x="14.745cm" svg:y="4.981cm">
            <text:list text:style-name="L5">
              <text:list-header>
                <text:p text:style-name="P73"><text:span text:style-name="T106">T</text:span><text:span text:style-name="T108">14</text:span><text:span text:style-name="T109">,5</text:span></text:p>
              </text:list-header>
            </text:list>
            <draw:enhanced-geometry svg:viewBox="0 0 21600 21600" draw:type="mso-spt202" draw:enhanced-path="M 0 0 L 21600 0 21600 21600 0 21600 0 0 Z N"/>
          </draw:custom-shape>
          <draw:custom-shape draw:style-name="gr313" draw:text-style-name="P2" draw:layer="layout" svg:width="1.147cm" svg:height="1.172cm" svg:x="15.054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892cm" svg:height="0.937cm" svg:x="14.803cm" svg:y="7.284cm">
            <text:list text:style-name="L5">
              <text:list-header>
                <text:p text:style-name="P73"><text:span text:style-name="T106">T</text:span><text:span text:style-name="T108">15</text:span><text:span text:style-name="T109">,9</text:span></text:p>
              </text:list-header>
            </text:list>
            <draw:enhanced-geometry svg:viewBox="0 0 21600 21600" draw:type="mso-spt202" draw:enhanced-path="M 0 0 L 21600 0 21600 21600 0 21600 0 0 Z N"/>
          </draw:custom-shape>
          <draw:custom-shape draw:style-name="gr313" draw:text-style-name="P2" draw:layer="layout" svg:width="1.146cm" svg:height="1.178cm" svg:x="15.01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949cm" svg:height="0.937cm" svg:x="14.657cm" svg:y="3.407cm">
            <text:list text:style-name="L5">
              <text:list-header>
                <text:p text:style-name="P73"><text:span text:style-name="T106">T</text:span><text:span text:style-name="T108">13</text:span><text:span text:style-name="T109">,6</text:span></text:p>
              </text:list-header>
            </text:list>
            <draw:enhanced-geometry svg:viewBox="0 0 21600 21600" draw:type="mso-spt202" draw:enhanced-path="M 0 0 L 21600 0 21600 21600 0 21600 0 0 Z N"/>
          </draw:custom-shape>
          <draw:custom-shape draw:style-name="gr313" draw:text-style-name="P2" draw:layer="layout" svg:width="1.146cm" svg:height="1.178cm" svg:x="15.072cm" svg:y="8.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89" draw:layer="layout" svg:width="1.803cm" svg:height="0.935cm" svg:x="14.856cm" svg:y="8.842cm">
            <text:list text:style-name="L5">
              <text:list-header>
                <text:p text:style-name="P73"><text:span text:style-name="T128">T</text:span><text:span text:style-name="T129">16</text:span><text:span text:style-name="T130">,6</text:span></text:p>
              </text:list-header>
            </text:list>
            <draw:enhanced-geometry svg:viewBox="0 0 21600 21600" draw:type="mso-spt202" draw:enhanced-path="M 0 0 L 21600 0 21600 21600 0 21600 0 0 Z N"/>
          </draw:custom-shape>
          <draw:custom-shape draw:style-name="gr313" draw:text-style-name="P2" draw:layer="layout" svg:width="1.147cm" svg:height="1.178cm" svg:x="15.054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205cm" svg:height="0.935cm" svg:x="14.803cm" svg:y="10.357cm">
            <text:list text:style-name="L5">
              <text:list-header>
                <text:p text:style-name="P73"><text:span text:style-name="T106">T</text:span><text:span text:style-name="T108">17</text:span><text:span text:style-name="T109">,2</text:span></text:p>
              </text:list-header>
            </text:list>
            <draw:enhanced-geometry svg:viewBox="0 0 21600 21600" draw:type="mso-spt202" draw:enhanced-path="M 0 0 L 21600 0 21600 21600 0 21600 0 0 Z N"/>
          </draw:custom-shape>
          <draw:custom-shape draw:style-name="gr313" draw:text-style-name="P2" draw:layer="layout" svg:width="1.146cm" svg:height="1.179cm" svg:x="17.484cm" svg:y="5.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1.896cm" svg:height="0.936cm" svg:x="17.228cm" svg:y="5.564cm">
            <text:list text:style-name="L5">
              <text:list-header>
                <text:p text:style-name="P73"><text:span text:style-name="T106">T</text:span><text:span text:style-name="T108">18</text:span><text:span text:style-name="T109">,5</text:span></text:p>
              </text:list-header>
            </text:list>
            <draw:enhanced-geometry svg:viewBox="0 0 21600 21600" draw:type="mso-spt202" draw:enhanced-path="M 0 0 L 21600 0 21600 21600 0 21600 0 0 Z N"/>
          </draw:custom-shape>
          <draw:custom-shape draw:style-name="gr313" draw:text-style-name="P2" draw:layer="layout" svg:width="1.147cm" svg:height="1.179cm" svg:x="17.501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75" draw:layer="layout" svg:width="2.474cm" svg:height="0.937cm" svg:x="17.285cm" svg:y="7.121cm">
            <text:list text:style-name="L5">
              <text:list-header>
                <text:p text:style-name="P73"><text:span text:style-name="T106">T</text:span><text:span text:style-name="T108">19</text:span><text:span text:style-name="T109">,3</text:span></text:p>
              </text:list-header>
            </text:list>
            <draw:enhanced-geometry svg:viewBox="0 0 21600 21600" draw:type="mso-spt202" draw:enhanced-path="M 0 0 L 21600 0 21600 21600 0 21600 0 0 Z N"/>
          </draw:custom-shape>
          <draw:line draw:style-name="gr209" draw:text-style-name="P38" draw:layer="layout" svg:x1="8.938cm" svg:y1="4.358cm" svg:x2="10.027cm" svg:y2="3.958cm">
            <text:p/>
          </draw:line>
          <draw:line draw:style-name="gr209" draw:text-style-name="P38" draw:layer="layout" svg:x1="8.938cm" svg:y1="4.981cm" svg:x2="9.974cm" svg:y2="5.333cm">
            <text:p/>
          </draw:line>
          <draw:line draw:style-name="gr209" draw:text-style-name="P38" draw:layer="layout" svg:x1="9.083cm" svg:y1="8.221cm" svg:x2="9.956cm" svg:y2="8.258cm">
            <text:p/>
          </draw:line>
          <draw:line draw:style-name="gr209" draw:text-style-name="P38" draw:layer="layout" svg:x1="8.863cm" svg:y1="8.799cm" svg:x2="9.939cm" svg:y2="9.561cm">
            <text:p/>
          </draw:line>
          <draw:line draw:style-name="gr209" draw:text-style-name="P38" draw:layer="layout" svg:x1="11.293cm" svg:y1="3.959cm" svg:x2="12.276cm" svg:y2="3.933cm">
            <text:p/>
          </draw:line>
          <draw:line draw:style-name="gr209" draw:text-style-name="P38" draw:layer="layout" svg:x1="11.24cm" svg:y1="5.417cm" svg:x2="12.364cm" svg:y2="5.496cm">
            <text:p/>
          </draw:line>
          <draw:line draw:style-name="gr209" draw:text-style-name="P38" draw:layer="layout" svg:x1="11.182cm" svg:y1="5.606cm" svg:x2="12.492cm" svg:y2="7.427cm">
            <text:p/>
          </draw:line>
          <draw:line draw:style-name="gr209" draw:text-style-name="P38" draw:layer="layout" svg:x1="11.182cm" svg:y1="9.673cm" svg:x2="12.364cm" svg:y2="9.315cm">
            <text:p/>
          </draw:line>
          <draw:line draw:style-name="gr209" draw:text-style-name="P38" draw:layer="layout" svg:x1="11.165cm" svg:y1="6.905cm" svg:x2="12.439cm" svg:y2="5.842cm">
            <text:p/>
          </draw:line>
          <draw:line draw:style-name="gr209" draw:text-style-name="P38" draw:layer="layout" svg:x1="11.112cm" svg:y1="7.058cm" svg:x2="12.404cm" svg:y2="7.78cm">
            <text:p/>
          </draw:line>
          <draw:line draw:style-name="gr209" draw:text-style-name="P38" draw:layer="layout" svg:x1="11.275cm" svg:y1="8.3cm" svg:x2="12.567cm" svg:y2="6.095cm">
            <text:p/>
          </draw:line>
          <draw:line draw:style-name="gr209" draw:text-style-name="P38" draw:layer="layout" svg:x1="11.24cm" svg:y1="8.505cm" svg:x2="12.347cm" svg:y2="8.042cm">
            <text:p/>
          </draw:line>
          <draw:line draw:style-name="gr209" draw:text-style-name="P38" draw:layer="layout" svg:x1="11.054cm" svg:y1="10.026cm" svg:x2="12.364cm" svg:y2="10.767cm">
            <text:p/>
          </draw:line>
          <draw:line draw:style-name="gr209" draw:text-style-name="P38" draw:layer="layout" svg:x1="13.647cm" svg:y1="3.844cm" svg:x2="14.887cm" svg:y2="3.855cm">
            <text:p/>
          </draw:line>
          <draw:line draw:style-name="gr209" draw:text-style-name="P38" draw:layer="layout" svg:x1="13.705cm" svg:y1="5.579cm" svg:x2="15.125cm" svg:y2="4.286cm">
            <text:p/>
          </draw:line>
          <draw:line draw:style-name="gr209" draw:text-style-name="P38" draw:layer="layout" svg:x1="13.722cm" svg:y1="7.426cm" svg:x2="15.032cm" svg:y2="5.801cm">
            <text:p/>
          </draw:line>
          <draw:line draw:style-name="gr209" draw:text-style-name="P38" draw:layer="layout" svg:x1="13.758cm" svg:y1="7.911cm" svg:x2="15.014cm" svg:y2="7.863cm">
            <text:p/>
          </draw:line>
          <draw:line draw:style-name="gr209" draw:text-style-name="P38" draw:layer="layout" svg:x1="13.647cm" svg:y1="8.074cm" svg:x2="15.014cm" svg:y2="9.125cm">
            <text:p/>
          </draw:line>
          <draw:line draw:style-name="gr209" draw:text-style-name="P38" draw:layer="layout" svg:x1="13.722cm" svg:y1="9.361cm" svg:x2="15.253cm" svg:y2="6.058cm">
            <text:p/>
          </draw:line>
          <draw:line draw:style-name="gr209" draw:text-style-name="P38" draw:layer="layout" svg:x1="13.705cm" svg:y1="9.588cm" svg:x2="15.103cm" svg:y2="8.215cm">
            <text:p/>
          </draw:line>
          <draw:line draw:style-name="gr209" draw:text-style-name="P38" draw:layer="layout" svg:x1="13.647cm" svg:y1="9.75cm" svg:x2="15.032cm" svg:y2="9.534cm">
            <text:p/>
          </draw:line>
          <draw:line draw:style-name="gr209" draw:text-style-name="P38" draw:layer="layout" svg:x1="13.612cm" svg:y1="11.035cm" svg:x2="15.05cm" svg:y2="10.904cm">
            <text:p/>
          </draw:line>
          <draw:line draw:style-name="gr209" draw:text-style-name="P38" draw:layer="layout" svg:x1="16.24cm" svg:y1="4.091cm" svg:x2="17.568cm" svg:y2="5.623cm">
            <text:p/>
          </draw:line>
          <draw:line draw:style-name="gr209" draw:text-style-name="P38" draw:layer="layout" svg:x1="16.24cm" svg:y1="5.649cm" svg:x2="17.422cm" svg:y2="5.953cm">
            <text:p/>
          </draw:line>
          <draw:line draw:style-name="gr209" draw:text-style-name="P38" draw:layer="layout" svg:x1="16.333cm" svg:y1="9.273cm" svg:x2="17.532cm" svg:y2="7.915cm">
            <text:p/>
          </draw:line>
          <draw:line draw:style-name="gr209" draw:text-style-name="P38" draw:layer="layout" svg:x1="16.298cm" svg:y1="10.815cm" svg:x2="17.77cm" svg:y2="8.195cm">
            <text:p/>
          </draw:line>
        </draw:g>
        <draw:g xml:id="id99" draw:id="id99">
          <draw:custom-shape draw:style-name="gr357" draw:text-style-name="P43" draw:layer="layout" svg:width="1.905cm" svg:height="1.192cm" svg:x="1.83cm" svg:y="11.073cm">
            <text:list text:style-name="L13">
              <text:list-header>
                <text:p text:style-name="P42"><text:span text:style-name="T122">11</text:span><text:span text:style-name="T124"> </text:span></text:p>
              </text:list-header>
            </text:list>
            <draw:enhanced-geometry svg:viewBox="0 0 21600 21600" draw:type="mso-spt202" draw:enhanced-path="M 0 0 L 21600 0 21600 21600 0 21600 0 0 Z N"/>
          </draw:custom-shape>
          <draw:custom-shape draw:style-name="gr358" draw:text-style-name="P43" draw:layer="layout" svg:width="1.905cm" svg:height="1.192cm" svg:x="1.83cm" svg:y="12.912cm">
            <text:list text:style-name="L13">
              <text:list-header>
                <text:p text:style-name="P42"><text:span text:style-name="T122">9</text:span><text:span text:style-name="T124"> </text:span></text:p>
              </text:list-header>
            </text:list>
            <draw:enhanced-geometry svg:viewBox="0 0 21600 21600" draw:type="mso-spt202" draw:enhanced-path="M 0 0 L 21600 0 21600 21600 0 21600 0 0 Z N"/>
          </draw:custom-shape>
          <draw:custom-shape draw:style-name="gr359" draw:text-style-name="P43" draw:layer="layout" svg:width="1.905cm" svg:height="1.192cm" svg:x="1.83cm" svg:y="13.741cm">
            <text:list text:style-name="L13">
              <text:list-header>
                <text:p text:style-name="P42"><text:span text:style-name="T122">12</text:span><text:span text:style-name="T124"> </text:span></text:p>
              </text:list-header>
            </text:list>
            <draw:enhanced-geometry svg:viewBox="0 0 21600 21600" draw:type="mso-spt202" draw:enhanced-path="M 0 0 L 21600 0 21600 21600 0 21600 0 0 Z N"/>
          </draw:custom-shape>
          <draw:custom-shape draw:style-name="gr360" draw:text-style-name="P43" draw:layer="layout" svg:width="1.905cm" svg:height="1.192cm" svg:x="1.909cm" svg:y="16.267cm">
            <text:list text:style-name="L13">
              <text:list-header>
                <text:p text:style-name="P42"><text:span text:style-name="T122">13</text:span><text:span text:style-name="T124"> </text:span></text:p>
              </text:list-header>
            </text:list>
            <draw:enhanced-geometry svg:viewBox="0 0 21600 21600" draw:type="mso-spt202" draw:enhanced-path="M 0 0 L 21600 0 21600 21600 0 21600 0 0 Z N"/>
          </draw:custom-shape>
          <draw:custom-shape draw:style-name="gr361" draw:text-style-name="P43" draw:layer="layout" svg:width="1.905cm" svg:height="1.192cm" svg:x="1.954cm" svg:y="17.167cm">
            <text:list text:style-name="L13">
              <text:list-header>
                <text:p text:style-name="P42"><text:span text:style-name="T122">17</text:span><text:span text:style-name="T124"> </text:span></text:p>
              </text:list-header>
            </text:list>
            <draw:enhanced-geometry svg:viewBox="0 0 21600 21600" draw:type="mso-spt202" draw:enhanced-path="M 0 0 L 21600 0 21600 21600 0 21600 0 0 Z N"/>
          </draw:custom-shape>
          <draw:custom-shape draw:style-name="gr362" draw:text-style-name="P43" draw:layer="layout" svg:width="1.905cm" svg:height="1.192cm" svg:x="1.896cm" svg:y="18.018cm">
            <text:list text:style-name="L13">
              <text:list-header>
                <text:p text:style-name="P42"><text:span text:style-name="T122">18</text:span><text:span text:style-name="T124"> </text:span></text:p>
              </text:list-header>
            </text:list>
            <draw:enhanced-geometry svg:viewBox="0 0 21600 21600" draw:type="mso-spt202" draw:enhanced-path="M 0 0 L 21600 0 21600 21600 0 21600 0 0 Z N"/>
          </draw:custom-shape>
          <draw:custom-shape draw:style-name="gr363" draw:text-style-name="P43" draw:layer="layout" svg:width="1.905cm" svg:height="1.192cm" svg:x="1.856cm" svg:y="12.069cm">
            <text:list text:style-name="L13">
              <text:list-header>
                <text:p text:style-name="P42"><text:span text:style-name="T122">11</text:span><text:span text:style-name="T124"> </text:span></text:p>
              </text:list-header>
            </text:list>
            <draw:enhanced-geometry svg:viewBox="0 0 21600 21600" draw:type="mso-spt202" draw:enhanced-path="M 0 0 L 21600 0 21600 21600 0 21600 0 0 Z N"/>
          </draw:custom-shape>
          <draw:custom-shape draw:style-name="gr364" draw:text-style-name="P43" draw:layer="layout" svg:width="1.905cm" svg:height="1.192cm" svg:x="1.834cm" svg:y="14.561cm">
            <text:list text:style-name="L13">
              <text:list-header>
                <text:p text:style-name="P42"><text:span text:style-name="T122">12</text:span><text:span text:style-name="T124"> </text:span></text:p>
              </text:list-header>
            </text:list>
            <draw:enhanced-geometry svg:viewBox="0 0 21600 21600" draw:type="mso-spt202" draw:enhanced-path="M 0 0 L 21600 0 21600 21600 0 21600 0 0 Z N"/>
          </draw:custom-shape>
          <draw:custom-shape draw:style-name="gr365" draw:text-style-name="P43" draw:layer="layout" svg:width="1.905cm" svg:height="1.192cm" svg:x="1.839cm" svg:y="15.447cm">
            <text:list text:style-name="L13">
              <text:list-header>
                <text:p text:style-name="P42"><text:span text:style-name="T122">12</text:span><text:span text:style-name="T124"> </text:span></text:p>
              </text:list-header>
            </text:list>
            <draw:enhanced-geometry svg:viewBox="0 0 21600 21600" draw:type="mso-spt202" draw:enhanced-path="M 0 0 L 21600 0 21600 21600 0 21600 0 0 Z N"/>
          </draw:custom-shape>
          <draw:custom-shape draw:style-name="gr366" draw:text-style-name="P90" draw:layer="layout" svg:width="2.2cm" svg:height="16.354cm" svg:x="0.097cm" svg:y="2.615cm">
            <text:list text:style-name="L14">
              <text:list-header>
                <text:p text:style-name="P73"><text:span text:style-name="T120">T1:</text:span></text:p>
                <text:p text:style-name="P73"><text:span text:style-name="T120">T2:</text:span></text:p>
                <text:p text:style-name="P73"><text:span text:style-name="T120">T3:</text:span></text:p>
                <text:p text:style-name="P73"><text:span text:style-name="T120">T4:</text:span></text:p>
                <text:p text:style-name="P73"><text:span text:style-name="T120">T5:</text:span></text:p>
                <text:p text:style-name="P73"><text:span text:style-name="T120">T6:</text:span></text:p>
                <text:p text:style-name="P73"><text:span text:style-name="T120">T7:</text:span></text:p>
                <text:p text:style-name="P73"><text:span text:style-name="T120">T8:</text:span></text:p>
                <text:p text:style-name="P73"><text:span text:style-name="T120">T9:</text:span></text:p>
                <text:p text:style-name="P73"><text:span text:style-name="T120">T10:</text:span></text:p>
                <text:p text:style-name="P73"><text:span text:style-name="T120">T11:</text:span></text:p>
                <text:p text:style-name="P73"><text:span text:style-name="T120">T12</text:span><text:span text:style-name="T131">:</text:span></text:p>
                <text:p text:style-name="P73"><text:span text:style-name="T120">T13:</text:span></text:p>
                <text:p text:style-name="P73"><text:span text:style-name="T120">T14:</text:span></text:p>
                <text:p text:style-name="P73"><text:span text:style-name="T120">T15:</text:span></text:p>
                <text:p text:style-name="P73"><text:span text:style-name="T120">T16:</text:span></text:p>
                <text:p text:style-name="P73"><text:span text:style-name="T120">T17:</text:span></text:p>
                <text:p text:style-name="P73"><text:span text:style-name="T120">T18:</text:span></text:p>
                <text:p text:style-name="P73"><text:span text:style-name="T120">T19:</text:span></text:p>
              </text:list-header>
            </text:list>
            <draw:enhanced-geometry svg:viewBox="0 0 21600 21600" draw:type="mso-spt202" draw:enhanced-path="M 0 0 L 21600 0 21600 21600 0 21600 0 0 Z N"/>
          </draw:custom-shape>
          <draw:custom-shape draw:style-name="gr367" draw:text-style-name="P90" draw:layer="layout" svg:width="1.27cm" svg:height="3.054cm" svg:x="1.83cm" svg:y="2.452cm">
            <text:list text:style-name="L13">
              <text:list-header>
                <text:p text:style-name="P73"><text:span text:style-name="T122">0</text:span></text:p>
                <text:p text:style-name="P73"><text:span text:style-name="T122">0</text:span></text:p>
                <text:p text:style-name="P73"><text:span text:style-name="T122">0 </text:span></text:p>
              </text:list-header>
            </text:list>
            <draw:enhanced-geometry svg:viewBox="0 0 21600 21600" draw:type="mso-spt202" draw:enhanced-path="M 0 0 L 21600 0 21600 21600 0 21600 0 0 Z N"/>
          </draw:custom-shape>
          <draw:custom-shape draw:style-name="gr368" draw:text-style-name="P43" draw:layer="layout" svg:width="1.27cm" svg:height="1.192cm" svg:x="1.83cm" svg:y="5.058cm">
            <text:list text:style-name="L13">
              <text:list-header>
                <text:p text:style-name="P42"><text:span text:style-name="T122">3 </text:span></text:p>
              </text:list-header>
            </text:list>
            <draw:enhanced-geometry svg:viewBox="0 0 21600 21600" draw:type="mso-spt202" draw:enhanced-path="M 0 0 L 21600 0 21600 21600 0 21600 0 0 Z N"/>
          </draw:custom-shape>
          <draw:custom-shape draw:style-name="gr369" draw:text-style-name="P43" draw:layer="layout" svg:width="1.27cm" svg:height="1.192cm" svg:x="1.874cm" svg:y="6.8cm">
            <text:list text:style-name="L13">
              <text:list-header>
                <text:p text:style-name="P42"><text:span text:style-name="T122">2 </text:span></text:p>
              </text:list-header>
            </text:list>
            <draw:enhanced-geometry svg:viewBox="0 0 21600 21600" draw:type="mso-spt202" draw:enhanced-path="M 0 0 L 21600 0 21600 21600 0 21600 0 0 Z N"/>
          </draw:custom-shape>
          <draw:custom-shape draw:style-name="gr370" draw:text-style-name="P43" draw:layer="layout" svg:width="1.27cm" svg:height="1.192cm" svg:x="1.83cm" svg:y="9.291cm">
            <text:list text:style-name="L13">
              <text:list-header>
                <text:p text:style-name="P42"><text:span text:style-name="T122">8</text:span><text:span text:style-name="T124"> </text:span></text:p>
              </text:list-header>
            </text:list>
            <draw:enhanced-geometry svg:viewBox="0 0 21600 21600" draw:type="mso-spt202" draw:enhanced-path="M 0 0 L 21600 0 21600 21600 0 21600 0 0 Z N"/>
          </draw:custom-shape>
          <draw:custom-shape draw:style-name="gr371" draw:text-style-name="P43" draw:layer="layout" svg:width="1.27cm" svg:height="1.192cm" svg:x="1.83cm" svg:y="8.462cm">
            <text:list text:style-name="L13">
              <text:list-header>
                <text:p text:style-name="P42"><text:span text:style-name="T122">5</text:span><text:span text:style-name="T124"> </text:span></text:p>
              </text:list-header>
            </text:list>
            <draw:enhanced-geometry svg:viewBox="0 0 21600 21600" draw:type="mso-spt202" draw:enhanced-path="M 0 0 L 21600 0 21600 21600 0 21600 0 0 Z N"/>
          </draw:custom-shape>
          <draw:custom-shape draw:style-name="gr372" draw:text-style-name="P43" draw:layer="layout" svg:width="1.27cm" svg:height="1.192cm" svg:x="1.848cm" svg:y="5.949cm">
            <text:list text:style-name="L13">
              <text:list-header>
                <text:p text:style-name="P42"><text:span text:style-name="T122">3 </text:span></text:p>
              </text:list-header>
            </text:list>
            <draw:enhanced-geometry svg:viewBox="0 0 21600 21600" draw:type="mso-spt202" draw:enhanced-path="M 0 0 L 21600 0 21600 21600 0 21600 0 0 Z N"/>
          </draw:custom-shape>
          <draw:custom-shape draw:style-name="gr373" draw:text-style-name="P43" draw:layer="layout" svg:width="1.27cm" svg:height="1.192cm" svg:x="1.892cm" svg:y="7.62cm">
            <text:list text:style-name="L13">
              <text:list-header>
                <text:p text:style-name="P42"><text:span text:style-name="T122">2 </text:span></text:p>
              </text:list-header>
            </text:list>
            <draw:enhanced-geometry svg:viewBox="0 0 21600 21600" draw:type="mso-spt202" draw:enhanced-path="M 0 0 L 21600 0 21600 21600 0 21600 0 0 Z N"/>
          </draw:custom-shape>
          <draw:custom-shape draw:style-name="gr374" draw:text-style-name="P43" draw:layer="layout" svg:width="1.27cm" svg:height="1.192cm" svg:x="1.856cm" svg:y="10.222cm">
            <text:list text:style-name="L13">
              <text:list-header>
                <text:p text:style-name="P42"><text:span text:style-name="T122">8</text:span><text:span text:style-name="T124"> </text:span></text:p>
              </text:list-header>
            </text:list>
            <draw:enhanced-geometry svg:viewBox="0 0 21600 21600" draw:type="mso-spt202" draw:enhanced-path="M 0 0 L 21600 0 21600 21600 0 21600 0 0 Z N"/>
          </draw:custom-shape>
          <draw:custom-shape draw:style-name="gr331" draw:text-style-name="P2" draw:layer="layout" svg:width="1.998cm" svg:height="1.481cm" draw:transform="rotate (3.12483749277006) translate (5.085cm 7.42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00" draw:id="id100">
          <draw:custom-shape draw:style-name="gr331" draw:text-style-name="P2" draw:layer="layout" svg:width="1.694cm" svg:height="1.482cm" svg:x="3.598cm" svg:y="14.60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5" draw:layer="layout" svg:width="19.05cm" svg:height="6.597cm" svg:x="5.927cm" svg:y="12.488cm">
            <draw:object-ole draw:class-id="00020907-0000-0000-c000-000000000046" xlink:href="./Object 87" xlink:type="simple" xlink:show="embed" xlink:actuate="onLoad">
              <text:p/>
            </draw:object-ole>
            <draw:image xlink:href="./ObjectReplacements/Object 87" xlink:type="simple" xlink:show="embed" xlink:actuate="onLoad"/>
          </draw:frame>
        </draw:g>
        <anim:par presentation:node-type="timing-root">
          <anim:seq smil:dur="indefinite" presentation:node-type="main-sequence">
            <anim:par smil:begin="next" smil:fill="hold">
              <anim:par smil:begin="0s" smil:fill="hold">
                <anim:par smil:begin="0s" smil:fill="hold" smil:repeatCount="1" presentation:node-type="on-click"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00" smil:attributeName="visibility" smil:to="visible"/>
                </anim:par>
              </anim:par>
            </anim:par>
          </anim:seq>
        </anim:par>
        <presentation:notes draw:style-name="dp5">
          <draw:page-thumbnail draw:style-name="gr4" draw:layer="layout" svg:width="13.829cm" svg:height="10.371cm" svg:x="2.505cm" svg:y="2.117cm" draw:page-number="32" presentation:class="page"/>
          <draw:frame presentation:style-name="pr7" draw:text-style-name="P76" draw:layer="layout" svg:width="13.758cm" svg:height="12.329cm" svg:x="2.54cm" svg:y="13.109cm" presentation:class="notes" presentation:placeholder="true" presentation:user-transformed="true">
            <draw:text-box/>
          </draw:frame>
        </presentation:notes>
      </draw:page>
      <draw:page draw:name="page33"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Critical Path Method</text:span></text:p>
              </text:list-header>
            </text:list>
          </draw:text-box>
        </draw:frame>
        <draw:custom-shape draw:name="Text Box 3" draw:style-name="gr376" draw:text-style-name="P21" draw:layer="layout" svg:width="24.765cm" svg:height="4.847cm" svg:x="0.635cm" svg:y="3.898cm">
          <text:list text:style-name="L7">
            <text:list-item>
              <text:p text:style-name="P18"><text:span text:style-name="T11"><text:s/></text:span><text:span text:style-name="T11">Critical Path Method </text:span><text:span text:style-name="T2">does</text:span><text:span text:style-name="T11"> not only minimize </text:span><text:span text:style-name="T75">C</text:span><text:span text:style-name="T77">max</text:span><text:span text:style-name="T11">, but also </text:span><text:span text:style-name="T2">optimizes </text:span><text:span text:style-name="T11">all previously defined criteria</text:span></text:p>
            </text:list-item>
            <text:list-item>
              <text:p text:style-name="P19"><text:span text:style-name="T11"><text:s/></text:span><text:span text:style-name="T11">We can introduce to the model arbitrary release times by adding for each task </text:span><text:span text:style-name="T18">T</text:span><text:span text:style-name="T26">j</text:span><text:span text:style-name="T11"> extra task of length </text:span><text:span text:style-name="T30">r</text:span><text:span text:style-name="T35">j</text:span><text:span text:style-name="T2">, p</text:span><text:span text:style-name="T11">receding </text:span><text:span text:style-name="T18">T</text:span><text:span text:style-name="T26">j.</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37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3" presentation:class="page"/>
          <draw:frame presentation:style-name="pr5" draw:text-style-name="P2" draw:layer="layout" svg:width="14.486cm" svg:height="12.682cm" svg:x="2.672cm" svg:y="13.56cm" presentation:class="notes" presentation:placeholder="true" presentation:user-transformed="true">
            <draw:text-box/>
          </draw:frame>
        </presentation:notes>
      </draw:page>
      <draw:page draw:name="page34"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ome Discrete Optimization Problems</text:span></text:p>
              </text:list-header>
            </text:list>
          </draw:text-box>
        </draw:frame>
        <draw:custom-shape draw:name="Text Box 3" draw:style-name="gr378" draw:text-style-name="P26" draw:layer="layout" svg:width="24.13cm" svg:height="4.325cm" svg:x="0.635cm" svg:y="3.563cm">
          <text:list text:style-name="L10">
            <text:list-item>
              <text:p text:style-name="P25"><text:span text:style-name="T11"><text:s/></text:span><text:span text:style-name="T12">maximum flow problem</text:span><text:span text:style-name="T11">. There is given a loop-free multidigraph </text:span><text:span text:style-name="T30">D</text:span><text:span text:style-name="T11">(</text:span><text:span text:style-name="T30">V,E</text:span><text:span text:style-name="T11">) where each arc is assigned a capacity c:</text:span><text:span text:style-name="T30">E</text:span><text:span text:style-name="T58"></text:span><text:span text:style-name="T30">N</text:span><text:span text:style-name="T11">. There are two specified nodes – </text:span><text:span text:style-name="T2">the</text:span><text:span text:style-name="T11"> source </text:span><text:span text:style-name="T30">s</text:span><text:span text:style-name="T11"> and </text:span><text:span text:style-name="T2">the </text:span><text:span text:style-name="T11">sink </text:span><text:span text:style-name="T30">t</text:span><text:span text:style-name="T11">. The aim is to find a </text:span><text:span text:style-name="T12">flow</text:span><text:span text:style-name="T11"> </text:span><text:span text:style-name="T30">f</text:span><text:span text:style-name="T11">:</text:span><text:span text:style-name="T30">E</text:span><text:span text:style-name="T58"></text:span><text:span text:style-name="T30">N</text:span><text:span text:style-name="T58"></text:span><text:span text:style-name="T11">{0} of maximum </text:span><text:span text:style-name="T12">value</text:span><text:span text:style-name="T11">. </text:span></text:p>
            </text:list-item>
          </text:list>
          <draw:enhanced-geometry svg:viewBox="0 0 21600 21600" draw:type="mso-spt202" draw:enhanced-path="M 0 0 L 21600 0 21600 21600 0 21600 0 0 Z N"/>
        </draw:custom-shape>
        <draw:custom-shape draw:name="Text Box 4" draw:style-name="gr379" draw:text-style-name="P26" xml:id="id101" draw:id="id101" draw:layer="layout" svg:width="24.13cm" svg:height="8.949cm" svg:x="0.635cm" svg:y="9.657cm">
          <text:list text:style-name="L8">
            <text:list-header>
              <text:p text:style-name="P25"><text:span text:style-name="T20">What is a flow of value </text:span><text:span text:style-name="T132">F</text:span><text:span text:style-name="T20">?</text:span></text:p>
            </text:list-header>
          </text:list>
          <text:list text:style-name="L7">
            <text:list-item>
              <text:p text:style-name="P25"><text:span text:style-name="T11"><text:s/></text:span><text:span text:style-name="T58"></text:span><text:span text:style-name="T35">e</text:span><text:span text:style-name="T133"></text:span><text:span text:style-name="T35">E</text:span><text:span text:style-name="T11"> </text:span><text:span text:style-name="T30">f</text:span><text:span text:style-name="T11">(</text:span><text:span text:style-name="T30">e</text:span><text:span text:style-name="T11">)</text:span><text:span text:style-name="T58"></text:span><text:span text:style-name="T30">c</text:span><text:span text:style-name="T11">(</text:span><text:span text:style-name="T30">e</text:span><text:span text:style-name="T11">), <text:s text:c="3"/></text:span><text:span text:style-name="T20">(flow</text:span><text:span text:style-name="T21">s</text:span><text:span text:style-name="T20"> may not exceed capacit</text:span><text:span text:style-name="T21">ies</text:span><text:span text:style-name="T20">)</text:span></text:p>
            </text:list-item>
            <text:list-item>
              <text:p text:style-name="P25"><text:span text:style-name="T11"><text:s/></text:span><text:span text:style-name="T58"></text:span><text:span text:style-name="T35">v</text:span><text:span text:style-name="T133"></text:span><text:span text:style-name="T35">V</text:span><text:span text:style-name="T31">–{</text:span><text:span text:style-name="T35">s,t</text:span><text:span text:style-name="T31">}</text:span><text:span text:style-name="T11"> </text:span><text:span text:style-name="T58"></text:span><text:span text:style-name="T35">e</text:span><text:span text:style-name="T31"> terminates at </text:span><text:span text:style-name="T34">v</text:span><text:span text:style-name="T11"> </text:span><text:span text:style-name="T30">f</text:span><text:span text:style-name="T11">(</text:span><text:span text:style-name="T30">e</text:span><text:span text:style-name="T11">) – </text:span><text:span text:style-name="T58"></text:span><text:span text:style-name="T35">e</text:span><text:span text:style-name="T31"> starts at <text:s/></text:span><text:span text:style-name="T35">v</text:span><text:span text:style-name="T11"> </text:span><text:span text:style-name="T30">f</text:span><text:span text:style-name="T11">(</text:span><text:span text:style-name="T30">e</text:span><text:span text:style-name="T11">) = 0, </text:span></text:p>
            </text:list-item>
          </text:list>
          <text:list text:style-name="L8">
            <text:list-header>
              <text:p text:style-name="P25"><text:span text:style-name="T20">(the same flows in and flows out for every ‘ordinary’ node)</text:span></text:p>
            </text:list-header>
          </text:list>
          <text:list text:style-name="L7">
            <text:list-item>
              <text:p text:style-name="P25"><text:span text:style-name="T11"><text:s/></text:span><text:span text:style-name="T58"></text:span><text:span text:style-name="T35">e</text:span><text:span text:style-name="T31"> terminates at </text:span><text:span text:style-name="T35">t</text:span><text:span text:style-name="T11"> </text:span><text:span text:style-name="T30">f</text:span><text:span text:style-name="T11">(</text:span><text:span text:style-name="T30">e</text:span><text:span text:style-name="T11">) – </text:span><text:span text:style-name="T58"></text:span><text:span text:style-name="T35">e</text:span><text:span text:style-name="T31"> starts at </text:span><text:span text:style-name="T35">t</text:span><text:span text:style-name="T11"> </text:span><text:span text:style-name="T30">f</text:span><text:span text:style-name="T11">(</text:span><text:span text:style-name="T30">e</text:span><text:span text:style-name="T11">) = </text:span><text:span text:style-name="T30">F, </text:span></text:p>
            </text:list-item>
          </text:list>
          <text:list text:style-name="L8">
            <text:list-header>
              <text:p text:style-name="P25"><text:span text:style-name="T20">(</text:span><text:span text:style-name="T132">F</text:span><text:span text:style-name="T20"> units flow out</text:span><text:span text:style-name="T21"> of</text:span><text:span text:style-name="T20"> the network through the sink)</text:span></text:p>
            </text:list-header>
          </text:list>
          <text:list text:style-name="L7">
            <text:list-item>
              <text:p text:style-name="P24"><text:span text:style-name="T11"><text:s/></text:span><text:span text:style-name="T58"></text:span><text:span text:style-name="T35">e</text:span><text:span text:style-name="T31"> terminates at </text:span><text:span text:style-name="T35">s</text:span><text:span text:style-name="T11"> </text:span><text:span text:style-name="T30">f</text:span><text:span text:style-name="T11">(</text:span><text:span text:style-name="T30">e</text:span><text:span text:style-name="T11">) – </text:span><text:span text:style-name="T58"></text:span><text:span text:style-name="T35">e</text:span><text:span text:style-name="T31"> starts at </text:span><text:span text:style-name="T35">s</text:span><text:span text:style-name="T11"> </text:span><text:span text:style-name="T30">f</text:span><text:span text:style-name="T11">(</text:span><text:span text:style-name="T30">e</text:span><text:span text:style-name="T11">) = –</text:span><text:span text:style-name="T30">F, </text:span></text:p>
            </text:list-item>
          </text:list>
          <text:list text:style-name="L8">
            <text:list-header>
              <text:p text:style-name="P24"><text:span text:style-name="T20">(</text:span><text:span text:style-name="T132">F</text:span><text:span text:style-name="T20"> units flow into the network through the sourc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1" smil:attributeName="visibility" smil:to="visible"/>
                  <anim:transitionFilter smil:dur="0.5s" smil:targetElement="id101" smil:type="dissolve"/>
                </anim:par>
              </anim:par>
            </anim:par>
          </anim:seq>
        </anim:par>
        <presentation:notes draw:style-name="dp2" presentation:use-date-time-name="dtd1">
          <draw:custom-shape draw:name="Rectangle 7" draw:style-name="gr380"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35"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ome Discrete Optimization Problems</text:span></text:p>
              </text:list-header>
            </text:list>
          </draw:text-box>
        </draw:frame>
        <draw:custom-shape draw:name="Text Box 3" draw:style-name="gr381" draw:text-style-name="P26" draw:layer="layout" svg:width="24.13cm" svg:height="4.325cm" svg:x="0.635cm" svg:y="3.598cm">
          <text:list text:style-name="L10">
            <text:list-item>
              <text:p text:style-name="P25"><text:span text:style-name="T11"><text:s/></text:span><text:span text:style-name="T12">maximum flow problem</text:span><text:span text:style-name="T11">. There is given a </text:span><text:span text:style-name="T2">loop-free </text:span><text:span text:style-name="T11">multidigra</text:span><text:span text:style-name="T2">ph</text:span><text:span text:style-name="T11"> </text:span><text:span text:style-name="T30">D</text:span><text:span text:style-name="T11">(</text:span><text:span text:style-name="T30">V,E</text:span><text:span text:style-name="T11">) where each arc is assigned a capacity </text:span><text:span text:style-name="T30">c</text:span><text:span text:style-name="T11">:</text:span><text:span text:style-name="T30">E</text:span><text:span text:style-name="T58"></text:span><text:span text:style-name="T30">N</text:span><text:span text:style-name="T11">. There are two specified nodes – </text:span><text:span text:style-name="T2">the</text:span><text:span text:style-name="T11"> source </text:span><text:span text:style-name="T30">s</text:span><text:span text:style-name="T11"> and</text:span><text:span text:style-name="T2"> the</text:span><text:span text:style-name="T11"> sink </text:span><text:span text:style-name="T30">t</text:span><text:span text:style-name="T11">. The aim is to find a </text:span><text:span text:style-name="T12">flow</text:span><text:span text:style-name="T11"> </text:span><text:span text:style-name="T30">f</text:span><text:span text:style-name="T11">:</text:span><text:span text:style-name="T30">E</text:span><text:span text:style-name="T58"></text:span><text:span text:style-name="T30">N</text:span><text:span text:style-name="T58"></text:span><text:span text:style-name="T11">{0} of maximum </text:span><text:span text:style-name="T12">value</text:span><text:span text:style-name="T11">. </text:span></text:p>
            </text:list-item>
          </text:list>
          <draw:enhanced-geometry svg:viewBox="0 0 21600 21600" draw:type="mso-spt202" draw:enhanced-path="M 0 0 L 21600 0 21600 21600 0 21600 0 0 Z N"/>
        </draw:custom-shape>
        <draw:g draw:name="Group 4">
          <draw:line draw:name="Line 5" draw:style-name="gr209" draw:text-style-name="P38" draw:layer="layout" svg:x1="15.644cm" svg:y1="12.241cm" svg:x2="19.626cm" svg:y2="12.241cm">
            <text:p/>
          </draw:line>
          <draw:line draw:name="Line 6" draw:style-name="gr209" draw:text-style-name="P38" draw:layer="layout" svg:x1="10.967cm" svg:y1="12.241cm" svg:x2="15.182cm" svg:y2="12.241cm">
            <text:p/>
          </draw:line>
          <draw:line draw:name="Line 7" draw:style-name="gr209" draw:text-style-name="P38" draw:layer="layout" svg:x1="15.677cm" svg:y1="14.92cm" svg:x2="19.692cm" svg:y2="12.359cm">
            <text:p/>
          </draw:line>
          <draw:line draw:name="Line 8" draw:style-name="gr209" draw:text-style-name="P38" draw:layer="layout" svg:x1="11.201cm" svg:y1="15.061cm" svg:x2="15.182cm" svg:y2="12.218cm">
            <text:p/>
          </draw:line>
          <draw:line draw:name="Line 9" draw:style-name="gr209" draw:text-style-name="P38" draw:layer="layout" svg:x1="10.934cm" svg:y1="12.312cm" svg:x2="15.248cm" svg:y2="14.943cm">
            <text:p/>
          </draw:line>
          <draw:line draw:name="Line 10" draw:style-name="gr209" draw:text-style-name="P38" draw:layer="layout" svg:x1="10.967cm" svg:y1="12.146cm" svg:x2="14.988cm" svg:y2="9.303cm">
            <text:p/>
          </draw:line>
          <draw:line draw:name="Line 11" draw:style-name="gr209" draw:text-style-name="P38" draw:layer="layout" svg:x1="10.901cm" svg:y1="9.375cm" svg:x2="15.215cm" svg:y2="12.077cm">
            <text:p/>
          </draw:line>
          <draw:line draw:name="Line 12" draw:style-name="gr209" draw:text-style-name="P38" draw:layer="layout" svg:x1="10.901cm" svg:y1="9.176cm" svg:x2="14.987cm" svg:y2="9.189cm">
            <text:p/>
          </draw:line>
          <draw:line draw:name="Line 13" draw:style-name="gr209" draw:text-style-name="P38" draw:layer="layout" svg:x1="15.444cm" svg:y1="9.212cm" svg:x2="19.625cm" svg:y2="12.077cm">
            <text:p/>
          </draw:line>
          <draw:g draw:name="Group 14">
            <draw:g draw:name="Group 15">
              <draw:custom-shape draw:name="Oval 16" draw:style-name="gr382" draw:text-style-name="P37" draw:layer="layout" svg:width="0.496cm" svg:height="0.338cm" svg:x="6.076cm" svg:y="12.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383" draw:text-style-name="P37" draw:layer="layout" svg:width="0.493cm" svg:height="0.336cm" svg:x="14.959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384" draw:text-style-name="P37" draw:layer="layout" svg:width="0.466cm" svg:height="0.338cm" svg:x="15.223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385" draw:text-style-name="P37" draw:layer="layout" svg:width="0.467cm" svg:height="0.334cm" svg:x="15.107cm" svg:y="12.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386" draw:text-style-name="P37" draw:layer="layout" svg:width="0.496cm" svg:height="0.336cm" svg:x="10.393cm" svg:y="9.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387" draw:text-style-name="P37" draw:layer="layout" svg:width="0.465cm" svg:height="0.336cm" svg:x="10.691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388" draw:text-style-name="P37" draw:layer="layout" svg:width="0.468cm" svg:height="0.334cm" svg:x="10.507cm" svg:y="12.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89" draw:text-style-name="P37" draw:layer="layout" svg:width="0.467cm" svg:height="0.337cm" svg:x="19.556cm" svg:y="12.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 draw:style-name="gr209" draw:text-style-name="P38" draw:layer="layout" svg:x1="6.49cm" svg:y1="12.055cm" svg:x2="10.694cm" svg:y2="9.419cm">
                <text:p/>
              </draw:line>
              <draw:line draw:name="Line 25" draw:style-name="gr209" draw:text-style-name="P38" draw:layer="layout" svg:x1="6.557cm" svg:y1="12.222cm" svg:x2="10.527cm" svg:y2="12.244cm">
                <text:p/>
              </draw:line>
              <draw:line draw:name="Line 26" draw:style-name="gr209" draw:text-style-name="P38" draw:layer="layout" svg:x1="6.391cm" svg:y1="12.413cm" svg:x2="10.693cm" svg:y2="15.081cm">
                <text:p/>
              </draw:line>
            </draw:g>
            <draw:custom-shape draw:name="Text Box 27" draw:style-name="gr390" draw:text-style-name="P37" draw:layer="layout" svg:width="2.14cm" svg:height="1.026cm" svg:x="7.049cm" svg:y="10.191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28" draw:style-name="gr391" draw:text-style-name="P37" draw:layer="layout" svg:width="2.042cm" svg:height="1.282cm" svg:x="11.989cm" svg:y="8.467cm">
              <text:list text:style-name="L5">
                <text:list-header>
                  <text:p text:style-name="P24"><text:span text:style-name="T52">5</text:span></text:p>
                </text:list-header>
              </text:list>
              <draw:enhanced-geometry svg:viewBox="0 0 21600 21600" draw:type="mso-spt202" draw:enhanced-path="M 0 0 L 21600 0 21600 21600 0 21600 0 0 Z N"/>
            </draw:custom-shape>
            <draw:custom-shape draw:name="Text Box 29" draw:style-name="gr392" draw:text-style-name="P37" draw:layer="layout" svg:width="1.843cm" svg:height="0.839cm" svg:x="17.027cm" svg:y="9.935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30" draw:style-name="gr393" draw:text-style-name="P37" draw:layer="layout" svg:width="1.876cm" svg:height="1.235cm" svg:x="10.87cm" svg:y="9.935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31" draw:style-name="gr394" draw:text-style-name="P37" draw:layer="layout" svg:width="1.811cm" svg:height="1.096cm" svg:x="13.628cm" svg:y="9.905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32" draw:style-name="gr395" draw:text-style-name="P37" draw:layer="layout" svg:width="2.338cm" svg:height="1.119cm" svg:x="7.577cm" svg:y="11.519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33" draw:style-name="gr396" draw:text-style-name="P37" draw:layer="layout" svg:width="1.845cm" svg:height="1.119cm" svg:x="12.186cm" svg:y="11.543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34" draw:style-name="gr397" draw:text-style-name="P37" draw:layer="layout" svg:width="2.172cm" svg:height="0.815cm" svg:x="16.27cm" svg:y="11.543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35" draw:style-name="gr398" draw:text-style-name="P37" draw:layer="layout" svg:width="1.975cm" svg:height="0.769cm" svg:x="7.281cm" svg:y="13.525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36" draw:style-name="gr399" draw:text-style-name="P37" draw:layer="layout" svg:width="1.975cm" svg:height="0.839cm" svg:x="13.504cm" svg:y="13.501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37" draw:style-name="gr400" draw:text-style-name="P37" draw:layer="layout" svg:width="2.272cm" svg:height="1.002cm" svg:x="10.968cm" svg:y="13.47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38" draw:style-name="gr401" draw:text-style-name="P37" draw:layer="layout" svg:width="2.404cm" svg:height="0.955cm" svg:x="17.178cm" svg:y="13.501cm">
              <text:list text:style-name="L5">
                <text:list-header>
                  <text:p text:style-name="P24"><text:span text:style-name="T52">4</text:span></text:p>
                </text:list-header>
              </text:list>
              <draw:enhanced-geometry svg:viewBox="0 0 21600 21600" draw:type="mso-spt202" draw:enhanced-path="M 0 0 L 21600 0 21600 21600 0 21600 0 0 Z N"/>
            </draw:custom-shape>
            <draw:custom-shape draw:name="Text Box 39" draw:style-name="gr402" draw:text-style-name="P37" draw:layer="layout" svg:width="1.91cm" svg:height="1.048cm" svg:x="5.292cm" svg:y="11.712cm">
              <text:list text:style-name="L5">
                <text:list-header>
                  <text:p text:style-name="P24"><text:span text:style-name="T106">S</text:span></text:p>
                </text:list-header>
              </text:list>
              <draw:enhanced-geometry svg:viewBox="0 0 21600 21600" draw:type="mso-spt202" draw:enhanced-path="M 0 0 L 21600 0 21600 21600 0 21600 0 0 Z N"/>
            </draw:custom-shape>
            <draw:custom-shape draw:name="Text Box 40" draw:style-name="gr403" draw:text-style-name="P37" draw:layer="layout" svg:width="1.58cm" svg:height="1.026cm" svg:x="19.925cm" svg:y="11.636cm">
              <text:list text:style-name="L5">
                <text:list-header>
                  <text:p text:style-name="P24"><text:span text:style-name="T106">T</text:span></text:p>
                </text:list-header>
              </text:list>
              <draw:enhanced-geometry svg:viewBox="0 0 21600 21600" draw:type="mso-spt202" draw:enhanced-path="M 0 0 L 21600 0 21600 21600 0 21600 0 0 Z N"/>
            </draw:custom-shape>
          </draw:g>
        </draw:g>
        <draw:custom-shape draw:name="Text Box 41" draw:style-name="gr404" draw:text-style-name="P26" draw:layer="layout" svg:width="8.678cm" svg:height="1.277cm" svg:x="0.847cm" svg:y="15.496cm">
          <text:list text:style-name="L8">
            <text:list-header>
              <text:p text:style-name="P25"><text:span text:style-name="T20">Network, arcs capacit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0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36"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ome Discrete Optimization Problems</text:span></text:p>
              </text:list-header>
            </text:list>
          </draw:text-box>
        </draw:frame>
        <draw:custom-shape draw:name="Text Box 3" draw:style-name="gr406" draw:text-style-name="P26" draw:layer="layout" svg:width="24.13cm" svg:height="4.325cm" svg:x="0.635cm" svg:y="3.598cm">
          <text:list text:style-name="L10">
            <text:list-item>
              <text:p text:style-name="P25"><text:span text:style-name="T11"><text:s/></text:span><text:span text:style-name="T12">maximum flow problem</text:span><text:span text:style-name="T11">. There is given a loop-free multidigraph </text:span><text:span text:style-name="T30">D</text:span><text:span text:style-name="T11">(</text:span><text:span text:style-name="T30">V,E</text:span><text:span text:style-name="T11">) where each arc is assigned a capacity </text:span><text:span text:style-name="T30">c</text:span><text:span text:style-name="T11">:</text:span><text:span text:style-name="T30">E</text:span><text:span text:style-name="T58"></text:span><text:span text:style-name="T30">N</text:span><text:span text:style-name="T11">. There are two specified nodes – </text:span><text:span text:style-name="T2">the</text:span><text:span text:style-name="T11"> source </text:span><text:span text:style-name="T30">s</text:span><text:span text:style-name="T11"> and </text:span><text:span text:style-name="T2">the </text:span><text:span text:style-name="T11">sink </text:span><text:span text:style-name="T30">t</text:span><text:span text:style-name="T11">. The aim is to find a </text:span><text:span text:style-name="T12">flow</text:span><text:span text:style-name="T11"> </text:span><text:span text:style-name="T30">f</text:span><text:span text:style-name="T11">:</text:span><text:span text:style-name="T30">E</text:span><text:span text:style-name="T58"></text:span><text:span text:style-name="T30">N</text:span><text:span text:style-name="T58"></text:span><text:span text:style-name="T11">{0} of maximum </text:span><text:span text:style-name="T12">value</text:span><text:span text:style-name="T11">. </text:span></text:p>
            </text:list-item>
          </text:list>
          <draw:enhanced-geometry svg:viewBox="0 0 21600 21600" draw:type="mso-spt202" draw:enhanced-path="M 0 0 L 21600 0 21600 21600 0 21600 0 0 Z N"/>
        </draw:custom-shape>
        <draw:g draw:name="Group 4">
          <draw:line draw:name="Line 5" draw:style-name="gr209" draw:text-style-name="P38" draw:layer="layout" svg:x1="14.887cm" svg:y1="12.241cm" svg:x2="18.578cm" svg:y2="12.241cm">
            <text:p/>
          </draw:line>
          <draw:line draw:name="Line 6" draw:style-name="gr209" draw:text-style-name="P38" draw:layer="layout" svg:x1="10.552cm" svg:y1="12.241cm" svg:x2="14.459cm" svg:y2="12.241cm">
            <text:p/>
          </draw:line>
          <draw:line draw:name="Line 7" draw:style-name="gr209" draw:text-style-name="P38" draw:layer="layout" svg:x1="14.918cm" svg:y1="14.92cm" svg:x2="18.64cm" svg:y2="12.359cm">
            <text:p/>
          </draw:line>
          <draw:line draw:name="Line 8" draw:style-name="gr209" draw:text-style-name="P38" draw:layer="layout" svg:x1="10.769cm" svg:y1="15.061cm" svg:x2="14.459cm" svg:y2="12.218cm">
            <text:p/>
          </draw:line>
          <draw:line draw:name="Line 9" draw:style-name="gr209" draw:text-style-name="P38" draw:layer="layout" svg:x1="10.522cm" svg:y1="12.312cm" svg:x2="14.521cm" svg:y2="14.943cm">
            <text:p/>
          </draw:line>
          <draw:line draw:name="Line 10" draw:style-name="gr209" draw:text-style-name="P38" draw:layer="layout" svg:x1="10.552cm" svg:y1="12.146cm" svg:x2="14.279cm" svg:y2="9.303cm">
            <text:p/>
          </draw:line>
          <draw:line draw:name="Line 11" draw:style-name="gr209" draw:text-style-name="P38" draw:layer="layout" svg:x1="10.491cm" svg:y1="9.375cm" svg:x2="14.49cm" svg:y2="12.077cm">
            <text:p/>
          </draw:line>
          <draw:line draw:name="Line 12" draw:style-name="gr209" draw:text-style-name="P38" draw:layer="layout" svg:x1="10.491cm" svg:y1="9.176cm" svg:x2="14.279cm" svg:y2="9.189cm">
            <text:p/>
          </draw:line>
          <draw:line draw:name="Line 13" draw:style-name="gr209" draw:text-style-name="P38" draw:layer="layout" svg:x1="14.702cm" svg:y1="9.212cm" svg:x2="18.578cm" svg:y2="12.077cm">
            <text:p/>
          </draw:line>
          <draw:g draw:name="Group 14">
            <draw:g draw:name="Group 15">
              <draw:custom-shape draw:name="Oval 16" draw:style-name="gr407" draw:text-style-name="P37" draw:layer="layout" svg:width="0.46cm" svg:height="0.338cm" svg:x="6.019cm" svg:y="12.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37" draw:layer="layout" svg:width="0.457cm" svg:height="0.336cm" svg:x="14.25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9" draw:text-style-name="P37" draw:layer="layout" svg:width="0.432cm" svg:height="0.338cm" svg:x="14.49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10" draw:text-style-name="P37" draw:layer="layout" svg:width="0.432cm" svg:height="0.334cm" svg:x="14.39cm" svg:y="12.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11" draw:text-style-name="P37" draw:layer="layout" svg:width="0.46cm" svg:height="0.336cm" svg:x="10.02cm" svg:y="9.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12" draw:text-style-name="P37" draw:layer="layout" svg:width="0.431cm" svg:height="0.336cm" svg:x="10.297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13" draw:text-style-name="P37" draw:layer="layout" svg:width="0.434cm" svg:height="0.334cm" svg:x="10.126cm" svg:y="12.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14" draw:text-style-name="P37" draw:layer="layout" svg:width="0.432cm" svg:height="0.337cm" svg:x="18.514cm" svg:y="12.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 draw:style-name="gr209" draw:text-style-name="P38" draw:layer="layout" svg:x1="6.403cm" svg:y1="12.055cm" svg:x2="10.3cm" svg:y2="9.419cm">
                <text:p/>
              </draw:line>
              <draw:line draw:name="Line 25" draw:style-name="gr209" draw:text-style-name="P38" draw:layer="layout" svg:x1="6.464cm" svg:y1="12.222cm" svg:x2="10.144cm" svg:y2="12.244cm">
                <text:p/>
              </draw:line>
              <draw:line draw:name="Line 26" draw:style-name="gr209" draw:text-style-name="P38" draw:layer="layout" svg:x1="6.311cm" svg:y1="12.413cm" svg:x2="10.299cm" svg:y2="15.081cm">
                <text:p/>
              </draw:line>
            </draw:g>
            <draw:custom-shape draw:name="Text Box 27" draw:style-name="gr415" draw:text-style-name="P37" draw:layer="layout" svg:width="1.983cm" svg:height="1.026cm" svg:x="6.921cm" svg:y="10.191cm">
              <text:list text:style-name="L5">
                <text:list-header>
                  <text:p text:style-name="P24"><text:span text:style-name="T52">2</text:span><text:span text:style-name="T134">/2</text:span></text:p>
                </text:list-header>
              </text:list>
              <draw:enhanced-geometry svg:viewBox="0 0 21600 21600" draw:type="mso-spt202" draw:enhanced-path="M 0 0 L 21600 0 21600 21600 0 21600 0 0 Z N"/>
            </draw:custom-shape>
            <draw:custom-shape draw:name="Text Box 28" draw:style-name="gr416" draw:text-style-name="P37" draw:layer="layout" svg:width="1.892cm" svg:height="1.282cm" svg:x="11.499cm" svg:y="8.467cm">
              <text:list text:style-name="L5">
                <text:list-header>
                  <text:p text:style-name="P24"><text:span text:style-name="T52">5</text:span><text:span text:style-name="T134">/2</text:span></text:p>
                </text:list-header>
              </text:list>
              <draw:enhanced-geometry svg:viewBox="0 0 21600 21600" draw:type="mso-spt202" draw:enhanced-path="M 0 0 L 21600 0 21600 21600 0 21600 0 0 Z N"/>
            </draw:custom-shape>
            <draw:custom-shape draw:name="Text Box 29" draw:style-name="gr417" draw:text-style-name="P37" draw:layer="layout" svg:width="1.708cm" svg:height="0.839cm" svg:x="16.169cm" svg:y="9.935cm">
              <text:list text:style-name="L5">
                <text:list-header>
                  <text:p text:style-name="P24"><text:span text:style-name="T52">3</text:span><text:span text:style-name="T134">/2</text:span></text:p>
                </text:list-header>
              </text:list>
              <draw:enhanced-geometry svg:viewBox="0 0 21600 21600" draw:type="mso-spt202" draw:enhanced-path="M 0 0 L 21600 0 21600 21600 0 21600 0 0 Z N"/>
            </draw:custom-shape>
            <draw:custom-shape draw:name="Text Box 30" draw:style-name="gr418" draw:text-style-name="P37" draw:layer="layout" svg:width="1.739cm" svg:height="1.235cm" svg:x="10.462cm" svg:y="9.935cm">
              <text:list text:style-name="L5">
                <text:list-header>
                  <text:p text:style-name="P24"><text:span text:style-name="T52">1</text:span><text:span text:style-name="T134">/0</text:span></text:p>
                </text:list-header>
              </text:list>
              <draw:enhanced-geometry svg:viewBox="0 0 21600 21600" draw:type="mso-spt202" draw:enhanced-path="M 0 0 L 21600 0 21600 21600 0 21600 0 0 Z N"/>
            </draw:custom-shape>
            <draw:custom-shape draw:name="Text Box 31" draw:style-name="gr419" draw:text-style-name="P37" draw:layer="layout" svg:width="1.679cm" svg:height="1.096cm" svg:x="13.018cm" svg:y="9.905cm">
              <text:list text:style-name="L5">
                <text:list-header>
                  <text:p text:style-name="P24"><text:span text:style-name="T52">1</text:span><text:span text:style-name="T134">/0</text:span></text:p>
                </text:list-header>
              </text:list>
              <draw:enhanced-geometry svg:viewBox="0 0 21600 21600" draw:type="mso-spt202" draw:enhanced-path="M 0 0 L 21600 0 21600 21600 0 21600 0 0 Z N"/>
            </draw:custom-shape>
            <draw:custom-shape draw:name="Text Box 32" draw:style-name="gr420" draw:text-style-name="P37" draw:layer="layout" svg:width="2.167cm" svg:height="1.119cm" svg:x="7.41cm" svg:y="11.519cm">
              <text:list text:style-name="L5">
                <text:list-header>
                  <text:p text:style-name="P24"><text:span text:style-name="T52">2</text:span><text:span text:style-name="T134">/2</text:span></text:p>
                </text:list-header>
              </text:list>
              <draw:enhanced-geometry svg:viewBox="0 0 21600 21600" draw:type="mso-spt202" draw:enhanced-path="M 0 0 L 21600 0 21600 21600 0 21600 0 0 Z N"/>
            </draw:custom-shape>
            <draw:custom-shape draw:name="Text Box 33" draw:style-name="gr421" draw:text-style-name="P37" draw:layer="layout" svg:width="1.71cm" svg:height="1.119cm" svg:x="11.682cm" svg:y="11.543cm">
              <text:list text:style-name="L5">
                <text:list-header>
                  <text:p text:style-name="P24"><text:span text:style-name="T52">3</text:span><text:span text:style-name="T134">/1</text:span></text:p>
                </text:list-header>
              </text:list>
              <draw:enhanced-geometry svg:viewBox="0 0 21600 21600" draw:type="mso-spt202" draw:enhanced-path="M 0 0 L 21600 0 21600 21600 0 21600 0 0 Z N"/>
            </draw:custom-shape>
            <draw:custom-shape draw:name="Text Box 34" draw:style-name="gr422" draw:text-style-name="P37" draw:layer="layout" svg:width="2.013cm" svg:height="0.815cm" svg:x="15.468cm" svg:y="11.543cm">
              <text:list text:style-name="L5">
                <text:list-header>
                  <text:p text:style-name="P24"><text:span text:style-name="T52">2</text:span><text:span text:style-name="T134">/2</text:span></text:p>
                </text:list-header>
              </text:list>
              <draw:enhanced-geometry svg:viewBox="0 0 21600 21600" draw:type="mso-spt202" draw:enhanced-path="M 0 0 L 21600 0 21600 21600 0 21600 0 0 Z N"/>
            </draw:custom-shape>
            <draw:custom-shape draw:name="Text Box 35" draw:style-name="gr423" draw:text-style-name="P37" draw:layer="layout" svg:width="1.83cm" svg:height="0.769cm" svg:x="7.136cm" svg:y="13.525cm">
              <text:list text:style-name="L5">
                <text:list-header>
                  <text:p text:style-name="P24"><text:span text:style-name="T52">2</text:span><text:span text:style-name="T134">/1</text:span></text:p>
                </text:list-header>
              </text:list>
              <draw:enhanced-geometry svg:viewBox="0 0 21600 21600" draw:type="mso-spt202" draw:enhanced-path="M 0 0 L 21600 0 21600 21600 0 21600 0 0 Z N"/>
            </draw:custom-shape>
            <draw:custom-shape draw:name="Text Box 36" draw:style-name="gr424" draw:text-style-name="P37" draw:layer="layout" svg:width="1.831cm" svg:height="0.839cm" svg:x="12.904cm" svg:y="13.501cm">
              <text:list text:style-name="L5">
                <text:list-header>
                  <text:p text:style-name="P24"><text:span text:style-name="T52">1</text:span><text:span text:style-name="T134">/1</text:span></text:p>
                </text:list-header>
              </text:list>
              <draw:enhanced-geometry svg:viewBox="0 0 21600 21600" draw:type="mso-spt202" draw:enhanced-path="M 0 0 L 21600 0 21600 21600 0 21600 0 0 Z N"/>
            </draw:custom-shape>
            <draw:custom-shape draw:name="Text Box 37" draw:style-name="gr425" draw:text-style-name="P37" draw:layer="layout" svg:width="2.106cm" svg:height="1.002cm" svg:x="10.553cm" svg:y="13.478cm">
              <text:list text:style-name="L5">
                <text:list-header>
                  <text:p text:style-name="P24"><text:span text:style-name="T52">1</text:span><text:span text:style-name="T134">/1</text:span></text:p>
                </text:list-header>
              </text:list>
              <draw:enhanced-geometry svg:viewBox="0 0 21600 21600" draw:type="mso-spt202" draw:enhanced-path="M 0 0 L 21600 0 21600 21600 0 21600 0 0 Z N"/>
            </draw:custom-shape>
            <draw:custom-shape draw:name="Text Box 38" draw:style-name="gr426" draw:text-style-name="P37" draw:layer="layout" svg:width="2.228cm" svg:height="0.955cm" svg:x="16.309cm" svg:y="13.501cm">
              <text:list text:style-name="L5">
                <text:list-header>
                  <text:p text:style-name="P24"><text:span text:style-name="T52">4</text:span><text:span text:style-name="T134">/1</text:span></text:p>
                </text:list-header>
              </text:list>
              <draw:enhanced-geometry svg:viewBox="0 0 21600 21600" draw:type="mso-spt202" draw:enhanced-path="M 0 0 L 21600 0 21600 21600 0 21600 0 0 Z N"/>
            </draw:custom-shape>
            <draw:custom-shape draw:name="Text Box 39" draw:style-name="gr427" draw:text-style-name="P37" draw:layer="layout" svg:width="1.77cm" svg:height="1.048cm" svg:x="5.292cm" svg:y="11.712cm">
              <text:list text:style-name="L5">
                <text:list-header>
                  <text:p text:style-name="P24"><text:span text:style-name="T106">S</text:span></text:p>
                </text:list-header>
              </text:list>
              <draw:enhanced-geometry svg:viewBox="0 0 21600 21600" draw:type="mso-spt202" draw:enhanced-path="M 0 0 L 21600 0 21600 21600 0 21600 0 0 Z N"/>
            </draw:custom-shape>
            <draw:custom-shape draw:name="Text Box 40" draw:style-name="gr428" draw:text-style-name="P37" draw:layer="layout" svg:width="1.464cm" svg:height="1.026cm" svg:x="18.856cm" svg:y="11.636cm">
              <text:list text:style-name="L5">
                <text:list-header>
                  <text:p text:style-name="P24"><text:span text:style-name="T106">T</text:span></text:p>
                </text:list-header>
              </text:list>
              <draw:enhanced-geometry svg:viewBox="0 0 21600 21600" draw:type="mso-spt202" draw:enhanced-path="M 0 0 L 21600 0 21600 21600 0 21600 0 0 Z N"/>
            </draw:custom-shape>
          </draw:g>
        </draw:g>
        <draw:custom-shape draw:name="Text Box 41" draw:style-name="gr429" draw:text-style-name="P26" draw:layer="layout" svg:width="6.985cm" svg:height="2.293cm" svg:x="0.635cm" svg:y="15.663cm">
          <text:list text:style-name="L8">
            <text:list-header>
              <text:p text:style-name="P25"><text:span text:style-name="T20">... and maximum flow </text:span><text:span text:style-name="T132">F</text:span><text:span text:style-name="T20">=5</text:span></text:p>
            </text:list-header>
          </text:list>
          <draw:enhanced-geometry svg:viewBox="0 0 21600 21600" draw:type="mso-spt202" draw:enhanced-path="M 0 0 L 21600 0 21600 21600 0 21600 0 0 Z N"/>
        </draw:custom-shape>
        <draw:custom-shape draw:name="Text Box 42" draw:style-name="gr430" draw:text-style-name="P26" xml:id="id102" draw:id="id102" draw:layer="layout" svg:width="15.875cm" svg:height="1.277cm" svg:x="9.525cm" svg:y="15.875cm">
          <text:list text:style-name="L5">
            <text:list-header>
              <text:p text:style-name="P25"><text:span text:style-name="T17">Complexity </text:span><text:span text:style-name="T36">O</text:span><text:span text:style-name="T17">(|</text:span><text:span text:style-name="T36">V</text:span><text:span text:style-name="T17">||</text:span><text:span text:style-name="T36">E|</text:span><text:span text:style-name="T17">log(|</text:span><text:span text:style-name="T36">V</text:span><text:span text:style-name="T17">|</text:span><text:span text:style-name="T135">2</text:span><text:span text:style-name="T17">/|</text:span><text:span text:style-name="T36">E|</text:span><text:span text:style-name="T17">)) </text:span><text:span text:style-name="T136"></text:span><text:span text:style-name="T17"> </text:span><text:span text:style-name="T36">O</text:span><text:span text:style-name="T17">(|</text:span><text:span text:style-name="T36">V</text:span><text:span text:style-name="T17">|</text:span><text:span text:style-name="T135">3</text:span><text:span text:style-name="T1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2" smil:attributeName="visibility" smil:to="visible"/>
                  <anim:transitionFilter smil:dur="0.5s" smil:targetElement="id102" smil:type="dissolve"/>
                </anim:par>
              </anim:par>
            </anim:par>
          </anim:seq>
        </anim:par>
        <presentation:notes draw:style-name="dp2" presentation:use-date-time-name="dtd1">
          <draw:custom-shape draw:name="Rectangle 7" draw:style-name="gr431"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37"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ome Discrete Optimization Problems</text:span></text:p>
              </text:list-header>
            </text:list>
          </draw:text-box>
        </draw:frame>
        <draw:custom-shape draw:name="Text Box 3" draw:style-name="gr432" draw:text-style-name="P26" draw:layer="layout" svg:width="24.13cm" svg:height="3.054cm" svg:x="0.635cm" svg:y="2.54cm">
          <text:list text:style-name="L10">
            <text:list-item>
              <text:p text:style-name="P25"><text:span text:style-name="T16"><text:s/></text:span><text:span text:style-name="T16">Many </text:span><text:span text:style-name="T137">g</text:span><text:span text:style-name="T25">raph coloring </text:span><text:span text:style-name="T16">models.</text:span></text:p>
            </text:list-item>
            <text:list-item>
              <text:p text:style-name="P25"><text:span text:style-name="T16"><text:s/></text:span><text:span text:style-name="T25">Longest (shortest) path</text:span><text:span text:style-name="T16"> problems.</text:span></text:p>
            </text:list-item>
            <text:list-item>
              <text:p text:style-name="P25"><text:span text:style-name="T16"><text:s/></text:span><text:span text:style-name="T25">Linear programming</text:span><text:span text:style-name="T16"> – polynomial</text:span><text:span text:style-name="T27">-</text:span><text:span text:style-name="T16">time algorit</text:span><text:span text:style-name="T27">h</text:span><text:span text:style-name="T16">m known.</text:span></text:p>
            </text:list-item>
          </text:list>
          <draw:enhanced-geometry svg:viewBox="0 0 21600 21600" draw:type="mso-spt202" draw:enhanced-path="M 0 0 L 21600 0 21600 21600 0 21600 0 0 Z N"/>
        </draw:custom-shape>
        <draw:custom-shape draw:name="Text Box 4" draw:style-name="gr433" draw:text-style-name="P26" xml:id="id103" draw:id="id103" draw:layer="layout" svg:width="24.13cm" svg:height="3.054cm" svg:x="0.635cm" svg:y="6.901cm">
          <text:list text:style-name="L10">
            <text:list-item>
              <text:p text:style-name="P25"><text:span text:style-name="T16"><text:s/></text:span><text:span text:style-name="T16">The problem of </text:span><text:span text:style-name="T25">graph matching</text:span><text:span text:style-name="T16">. There is a given graph </text:span><text:span text:style-name="T18">G</text:span><text:span text:style-name="T16">(</text:span><text:span text:style-name="T18">V</text:span><text:span text:style-name="T16">,</text:span><text:span text:style-name="T18">E</text:span><text:span text:style-name="T16">) with a weight function </text:span><text:span text:style-name="T18">w</text:span><text:span text:style-name="T16">:</text:span><text:span text:style-name="T18">E</text:span><text:span text:style-name="T66"></text:span><text:span text:style-name="T18">N</text:span><text:span text:style-name="T66"></text:span><text:span text:style-name="T16">{0}. A </text:span><text:span text:style-name="T25">matching</text:span><text:span text:style-name="T16"> is a subset </text:span><text:span text:style-name="T18">A</text:span><text:span text:style-name="T66"></text:span><text:span text:style-name="T18">E</text:span><text:span text:style-name="T16"> of pair-wise non-neighboring edges.</text:span></text:p>
            </text:list-item>
          </text:list>
          <draw:enhanced-geometry svg:viewBox="0 0 21600 21600" draw:type="mso-spt202" draw:enhanced-path="M 0 0 L 21600 0 21600 21600 0 21600 0 0 Z N"/>
        </draw:custom-shape>
        <draw:custom-shape draw:name="Text Box 5" draw:style-name="gr434" draw:text-style-name="P26" xml:id="id104" draw:id="id104" draw:layer="layout" svg:width="24.13cm" svg:height="6.778cm" svg:x="1.016cm" svg:y="10.748cm">
          <text:list text:style-name="L15">
            <text:list-item>
              <text:p text:style-name="P25"><text:span text:style-name="T47"><text:s/></text:span><text:span text:style-name="T47">Maximum matching</text:span><text:span text:style-name="T73">:</text:span><text:span text:style-name="T16"> find a matching of the maximum possible cardinality (</text:span><text:span text:style-name="T66"></text:span><text:span text:style-name="T16">(</text:span><text:span text:style-name="T18">L</text:span><text:span text:style-name="T16">(</text:span><text:span text:style-name="T18">G</text:span><text:span text:style-name="T16">))). </text:span><text:span text:style-name="T33">The complexity </text:span><text:span text:style-name="T28">O</text:span><text:span text:style-name="T33">(|</text:span><text:span text:style-name="T28">E</text:span><text:span text:style-name="T33">||</text:span><text:span text:style-name="T28">V</text:span><text:span text:style-name="T33">|</text:span><text:span text:style-name="T138">1/2</text:span><text:span text:style-name="T33">).</text:span></text:p>
            </text:list-item>
            <text:list-item>
              <text:p text:style-name="P25"><text:span text:style-name="T47"><text:s/></text:span><text:span text:style-name="T47">Heaviest (lightest) matching of a given cardinality</text:span><text:span text:style-name="T16">. For a given </text:span><text:span text:style-name="T18">k</text:span><text:span text:style-name="T66"></text:span><text:span text:style-name="T16">(</text:span><text:span text:style-name="T18">L</text:span><text:span text:style-name="T16">(</text:span><text:span text:style-name="T18">G</text:span><text:span text:style-name="T16">)) find a matching of cardinality </text:span><text:span text:style-name="T18">k</text:span><text:span text:style-name="T16"> and maximum (minimum) possible <text:s/>weight sum.</text:span></text:p>
            </text:list-item>
            <text:list-item>
              <text:p text:style-name="P25"><text:span text:style-name="T47"><text:s/></text:span><text:span text:style-name="T47">Heaviest matching</text:span><text:span text:style-name="T16">. Find a matching of maximum </text:span><text:span text:style-name="T27">possible </text:span><text:span text:style-name="T16">weigh sum. </text:span><text:span text:style-name="T33">The complexity </text:span><text:span text:style-name="T28">O</text:span><text:span text:style-name="T33">(|</text:span><text:span text:style-name="T28">V</text:span><text:span text:style-name="T33">|</text:span><text:span text:style-name="T138">3</text:span><text:span text:style-name="T33">)</text:span><text:span text:style-name="T16"> for bipartite graphs and <text:s/></text:span><text:span text:style-name="T28">O</text:span><text:span text:style-name="T33">(|</text:span><text:span text:style-name="T28">V</text:span><text:span text:style-name="T33">|</text:span><text:span text:style-name="T138">4</text:span><text:span text:style-name="T33">)</text:span><text:span text:style-name="T16"> in general case.</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3" smil:attributeName="visibility" smil:to="visible"/>
                  <anim:transitionFilter smil:dur="0.5s" smil:targetElement="id10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4" smil:attributeName="visibility" smil:to="visible"/>
                  <anim:transitionFilter smil:dur="0.5s" smil:targetElement="id104" smil:type="dissolve"/>
                </anim:par>
              </anim:par>
            </anim:par>
          </anim:seq>
        </anim:par>
        <presentation:notes draw:style-name="dp2" presentation:use-date-time-name="dtd1">
          <draw:custom-shape draw:name="Rectangle 7" draw:style-name="gr43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38"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ome Discrete Optimization Problems</text:span></text:p>
              </text:list-header>
            </text:list>
          </draw:text-box>
        </draw:frame>
        <draw:g draw:name="Group 3" xml:id="id105" draw:id="id105">
          <draw:custom-shape draw:name="Text Box 4" draw:style-name="gr436" draw:text-style-name="P35" draw:layer="layout" svg:width="5.243cm" svg:height="2.123cm" svg:x="3.191cm" svg:y="8.89cm">
            <text:list text:style-name="L8">
              <text:list-header>
                <text:p text:style-name="P34"><text:span text:style-name="T38">Cardinality: 4</text:span></text:p>
                <text:p text:style-name="P34"><text:span text:style-name="T38">Weight: 4</text:span></text:p>
              </text:list-header>
            </text:list>
            <draw:enhanced-geometry svg:viewBox="0 0 21600 21600" draw:type="mso-spt202" draw:enhanced-path="M 0 0 L 21600 0 21600 21600 0 21600 0 0 Z N"/>
          </draw:custom-shape>
          <draw:custom-shape draw:name="AutoShape 5" draw:style-name="gr437" draw:text-style-name="P33" draw:layer="layout" svg:width="5.005cm" svg:height="4.017cm" svg:x="3.163cm" svg:y="3.82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name="Line 6" draw:style-name="gr438" draw:text-style-name="P38" draw:layer="layout" svg:x1="8.169cm" svg:y1="5.83cm" svg:x2="9.741cm" svg:y2="5.83cm">
            <text:p/>
          </draw:line>
          <draw:custom-shape draw:name="Oval 7" draw:style-name="gr439" draw:text-style-name="P33" draw:layer="layout" svg:width="0.266cm" svg:height="0.251cm" svg:x="9.684cm" svg:y="5.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40" draw:text-style-name="P33" draw:layer="layout" svg:width="0.246cm" svg:height="0.229cm" svg:x="11.575cm" svg:y="5.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41" draw:text-style-name="P33" draw:layer="layout" svg:width="0.247cm" svg:height="0.229cm" svg:x="6.848cm" svg:y="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42" draw:text-style-name="P33" draw:layer="layout" svg:width="0.25cm" svg:height="0.229cm" svg:x="4.312cm" svg:y="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43" draw:text-style-name="P33" draw:layer="layout" svg:width="0.37cm" svg:height="0.252cm" svg:x="3.049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44" draw:text-style-name="P33" draw:layer="layout" svg:width="0.25cm" svg:height="0.23cm" svg:x="4.312cm" svg:y="7.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45" draw:text-style-name="P33" draw:layer="layout" svg:width="0.246cm" svg:height="0.229cm" svg:x="6.796cm" svg:y="7.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46" draw:text-style-name="P33" draw:layer="layout" svg:width="0.247cm" svg:height="0.23cm" svg:x="7.98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438" draw:text-style-name="P38" draw:layer="layout" svg:x1="9.993cm" svg:y1="5.83cm" svg:x2="11.564cm" svg:y2="5.83cm">
            <text:p/>
          </draw:line>
          <draw:custom-shape draw:name="Text Box 16" draw:style-name="gr447" draw:text-style-name="P37" draw:layer="layout" svg:width="1.054cm" svg:height="1.243cm" svg:x="5.3cm" svg:y="7.832cm">
            <text:list text:style-name="L5">
              <text:list-header>
                <text:p text:style-name="P24"><text:span text:style-name="T52">1</text:span></text:p>
              </text:list-header>
            </text:list>
            <draw:enhanced-geometry svg:viewBox="0 0 21600 21600" draw:type="mso-spt202" draw:enhanced-path="M 0 0 L 21600 0 21600 21600 0 21600 0 0 Z N"/>
          </draw:custom-shape>
          <draw:line draw:name="Line 17" draw:style-name="gr448" draw:text-style-name="P38" draw:layer="layout" svg:x1="7.01cm" svg:y1="3.942cm" svg:x2="8.093cm" svg:y2="5.689cm">
            <text:p/>
          </draw:line>
          <draw:custom-shape draw:name="Text Box 18" draw:style-name="gr449" draw:text-style-name="P37" draw:layer="layout" svg:width="1.396cm" svg:height="1.243cm" svg:x="8.264cm" svg:y="5.636cm">
            <text:list text:style-name="L5">
              <text:list-header>
                <text:p text:style-name="P24"><text:span text:style-name="T52">10</text:span></text:p>
              </text:list-header>
            </text:list>
            <draw:enhanced-geometry svg:viewBox="0 0 21600 21600" draw:type="mso-spt202" draw:enhanced-path="M 0 0 L 21600 0 21600 21600 0 21600 0 0 Z N"/>
          </draw:custom-shape>
          <draw:custom-shape draw:name="Text Box 19" draw:style-name="gr450" draw:text-style-name="P37" draw:layer="layout" svg:width="1.054cm" svg:height="1.244cm" svg:x="2.963cm" svg:y="6.35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0" draw:style-name="gr451" draw:text-style-name="P37" draw:layer="layout" svg:width="1.054cm" svg:height="1.244cm" svg:x="3.077cm" svg:y="3.942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1" draw:style-name="gr452" draw:text-style-name="P37" draw:layer="layout" svg:width="1.054cm" svg:height="1.244cm" svg:x="7.523cm" svg:y="3.942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2" draw:style-name="gr453" draw:text-style-name="P37" draw:layer="layout" svg:width="1.054cm" svg:height="1.244cm" svg:x="7.551cm" svg:y="6.35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3" draw:style-name="gr454" draw:text-style-name="P37" draw:layer="layout" svg:width="1.054cm" svg:height="1.243cm" svg:x="5.3cm" svg:y="2.85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24" draw:style-name="gr455" draw:text-style-name="P37" draw:layer="layout" svg:width="1.396cm" svg:height="1.243cm" svg:x="10.317cm" svg:y="5.636cm">
            <text:list text:style-name="L5">
              <text:list-header>
                <text:p text:style-name="P24"><text:span text:style-name="T52">1</text:span></text:p>
              </text:list-header>
            </text:list>
            <draw:enhanced-geometry svg:viewBox="0 0 21600 21600" draw:type="mso-spt202" draw:enhanced-path="M 0 0 L 21600 0 21600 21600 0 21600 0 0 Z N"/>
          </draw:custom-shape>
          <draw:line draw:name="Line 25" draw:style-name="gr448" draw:text-style-name="P38" draw:layer="layout" svg:x1="4.358cm" svg:y1="3.916cm" svg:x2="3.247cm" svg:y2="5.689cm">
            <text:p/>
          </draw:line>
          <draw:line draw:name="Line 26" draw:style-name="gr448" draw:text-style-name="P38" draw:layer="layout" svg:x1="4.587cm" svg:y1="7.832cm" svg:x2="6.81cm" svg:y2="7.832cm">
            <text:p/>
          </draw:line>
          <draw:line draw:name="Line 27" draw:style-name="gr448" draw:text-style-name="P38" draw:layer="layout" svg:x1="9.974cm" svg:y1="5.821cm" svg:x2="11.598cm" svg:y2="5.821cm">
            <text:p/>
          </draw:line>
        </draw:g>
        <draw:g draw:name="Group 28" xml:id="id106" draw:id="id106">
          <draw:custom-shape draw:name="Text Box 29" draw:style-name="gr456" draw:text-style-name="P37" draw:layer="layout" svg:width="1.08cm" svg:height="1.244cm" svg:x="17.163cm" svg:y="7.85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AutoShape 30" draw:style-name="gr457" draw:text-style-name="P33" draw:layer="layout" svg:width="5.131cm" svg:height="4.017cm" svg:x="14.828cm" svg:y="3.82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name="Line 31" draw:style-name="gr438" draw:text-style-name="P38" draw:layer="layout" svg:x1="19.959cm" svg:y1="5.83cm" svg:x2="21.569cm" svg:y2="5.83cm">
            <text:p/>
          </draw:line>
          <draw:custom-shape draw:name="Oval 32" draw:style-name="gr458" draw:text-style-name="P33" draw:layer="layout" svg:width="0.272cm" svg:height="0.251cm" svg:x="21.511cm" svg:y="5.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59" draw:text-style-name="P33" draw:layer="layout" svg:width="0.253cm" svg:height="0.229cm" svg:x="23.448cm" svg:y="5.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60" draw:text-style-name="P33" draw:layer="layout" svg:width="0.252cm" svg:height="0.229cm" svg:x="18.605cm" svg:y="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461" draw:text-style-name="P33" draw:layer="layout" svg:width="0.258cm" svg:height="0.229cm" svg:x="16.005cm" svg:y="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462" draw:text-style-name="P33" draw:layer="layout" svg:width="0.252cm" svg:height="0.23cm" svg:x="14.711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63" draw:text-style-name="P33" draw:layer="layout" svg:width="0.258cm" svg:height="0.23cm" svg:x="16.005cm" svg:y="7.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464" draw:text-style-name="P33" draw:layer="layout" svg:width="0.252cm" svg:height="0.229cm" svg:x="18.551cm" svg:y="7.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465" draw:text-style-name="P33" draw:layer="layout" svg:width="0.252cm" svg:height="0.23cm" svg:x="19.769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0" draw:style-name="gr438" draw:text-style-name="P38" draw:layer="layout" svg:x1="21.808cm" svg:y1="5.821cm" svg:x2="23.444cm" svg:y2="5.821cm">
            <text:p/>
          </draw:line>
          <draw:custom-shape draw:name="Text Box 41" draw:style-name="gr466" draw:text-style-name="P37" draw:layer="layout" svg:width="1.43cm" svg:height="1.243cm" svg:x="19.997cm" svg:y="5.636cm">
            <text:list text:style-name="L5">
              <text:list-header>
                <text:p text:style-name="P24"><text:span text:style-name="T52">10</text:span></text:p>
              </text:list-header>
            </text:list>
            <draw:enhanced-geometry svg:viewBox="0 0 21600 21600" draw:type="mso-spt202" draw:enhanced-path="M 0 0 L 21600 0 21600 21600 0 21600 0 0 Z N"/>
          </draw:custom-shape>
          <draw:custom-shape draw:name="Text Box 42" draw:style-name="gr467" draw:text-style-name="P37" draw:layer="layout" svg:width="1.43cm" svg:height="1.243cm" svg:x="22.276cm" svg:y="5.636cm">
            <text:list text:style-name="L5">
              <text:list-header>
                <text:p text:style-name="P24"><text:span text:style-name="T52">1</text:span></text:p>
              </text:list-header>
            </text:list>
            <draw:enhanced-geometry svg:viewBox="0 0 21600 21600" draw:type="mso-spt202" draw:enhanced-path="M 0 0 L 21600 0 21600 21600 0 21600 0 0 Z N"/>
          </draw:custom-shape>
          <draw:line draw:name="Line 43" draw:style-name="gr448" draw:text-style-name="P38" draw:layer="layout" svg:x1="16.288cm" svg:y1="3.836cm" svg:x2="18.623cm" svg:y2="3.836cm">
            <text:p/>
          </draw:line>
          <draw:line draw:name="Line 44" draw:style-name="gr448" draw:text-style-name="P38" draw:layer="layout" svg:x1="20.026cm" svg:y1="5.794cm" svg:x2="21.516cm" svg:y2="5.821cm">
            <text:p/>
          </draw:line>
          <draw:custom-shape draw:name="Text Box 45" draw:style-name="gr468" draw:text-style-name="P37" draw:layer="layout" svg:width="1.08cm" svg:height="1.244cm" svg:x="14.711cm" svg:y="3.942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6" draw:style-name="gr469" draw:text-style-name="P37" draw:layer="layout" svg:width="1.08cm" svg:height="1.244cm" svg:x="19.062cm" svg:y="3.942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7" draw:style-name="gr470" draw:text-style-name="P37" draw:layer="layout" svg:width="1.08cm" svg:height="1.244cm" svg:x="19.062cm" svg:y="6.535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8" draw:style-name="gr471" draw:text-style-name="P37" draw:layer="layout" svg:width="1.08cm" svg:height="1.244cm" svg:x="14.711cm" svg:y="6.482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9" draw:style-name="gr472" draw:text-style-name="P37" draw:layer="layout" svg:width="1.08cm" svg:height="1.243cm" svg:x="16.93cm" svg:y="2.752cm">
            <text:list text:style-name="L5">
              <text:list-header>
                <text:p text:style-name="P24"><text:span text:style-name="T52">1</text:span></text:p>
              </text:list-header>
            </text:list>
            <draw:enhanced-geometry svg:viewBox="0 0 21600 21600" draw:type="mso-spt202" draw:enhanced-path="M 0 0 L 21600 0 21600 21600 0 21600 0 0 Z N"/>
          </draw:custom-shape>
          <draw:line draw:name="Line 50" draw:style-name="gr448" draw:text-style-name="P38" draw:layer="layout" svg:x1="16.258cm" svg:y1="7.858cm" svg:x2="18.565cm" svg:y2="7.858cm">
            <text:p/>
          </draw:line>
          <draw:custom-shape draw:name="Text Box 51" draw:style-name="gr473" draw:text-style-name="P35" draw:layer="layout" svg:width="5.375cm" svg:height="2.123cm" svg:x="15.06cm" svg:y="8.89cm">
            <text:list text:style-name="L8">
              <text:list-header>
                <text:p text:style-name="P34"><text:span text:style-name="T38">Cardinality: 3</text:span></text:p>
                <text:p text:style-name="P34"><text:span text:style-name="T38">Weight: 12</text:span></text:p>
              </text:list-header>
            </text:list>
            <draw:enhanced-geometry svg:viewBox="0 0 21600 21600" draw:type="mso-spt202" draw:enhanced-path="M 0 0 L 21600 0 21600 21600 0 21600 0 0 Z N"/>
          </draw:custom-shape>
        </draw:g>
        <draw:custom-shape draw:name="Text Box 52" draw:style-name="gr474" draw:text-style-name="P47" xml:id="id107" draw:id="id107" draw:layer="layout" svg:width="22.225cm" svg:height="1.192cm" svg:x="1.482cm" svg:y="11.937cm">
          <text:list text:style-name="L5">
            <text:list-header>
              <text:p text:style-name="P19"><text:span text:style-name="T16">Maximum matching needs not to be the heaviest one and vice-vers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05" smil:attributeName="visibility" smil:to="visible"/>
                  <anim:animate smil:dur="0.5s" smil:fill="hold" smil:targetElement="id105" smil:attributeName="x" smil:values="0-width/2;x" smil:keyTimes="0;1" smil:additive="base"/>
                  <anim:animate smil:dur="0.5s" smil:fill="hold" smil:targetElement="id105"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6" smil:attributeName="visibility" smil:to="visible"/>
                  <anim:animate smil:dur="0.5s" smil:fill="hold" smil:targetElement="id106" smil:attributeName="x" smil:values="1+width/2;x" smil:keyTimes="0;1" smil:additive="base"/>
                  <anim:animate smil:dur="0.5s" smil:fill="hold" smil:targetElement="id10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7" smil:attributeName="visibility" smil:to="visible"/>
                  <anim:transitionFilter smil:dur="0.5s" smil:targetElement="id107" smil:type="dissolve"/>
                </anim:par>
              </anim:par>
            </anim:par>
          </anim:seq>
        </anim:par>
        <presentation:notes draw:style-name="dp2" presentation:use-date-time-name="dtd1">
          <draw:custom-shape draw:name="Rectangle 7" draw:style-name="gr47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8"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39" draw:style-name="dp3" draw:master-page-name="Default" presentation:use-date-time-name="dtd1">
        <draw:frame draw:name="Object 2" draw:style-name="gr476" xml:id="id110" draw:id="id110" draw:layer="layout" svg:width="9.062cm" svg:height="7.06cm" svg:x="12.277cm" svg:y="11.99cm">
          <draw:object-ole draw:class-id="00020907-0000-0000-c000-000000000046" xlink:href="./Object 13" xlink:type="simple" xlink:show="embed" xlink:actuate="onLoad">
            <text:p/>
          </draw:object-ole>
          <draw:image xlink:href="./ObjectReplacements/Object 13" xlink:type="simple" xlink:show="embed" xlink:actuate="onLoad"/>
        </draw:frame>
        <draw:frame draw:name="Object 3" draw:style-name="gr476" xml:id="id111" draw:id="id111" draw:layer="layout" svg:width="9.062cm" svg:height="7.06cm" svg:x="12.316cm" svg:y="11.99cm">
          <draw:object-ole draw:class-id="00020907-0000-0000-c000-000000000046" xlink:href="./Object 14" xlink:type="simple" xlink:show="embed" xlink:actuate="onLoad">
            <text:p/>
          </draw:object-ole>
          <draw:image xlink:href="./ObjectReplacements/Object 14" xlink:type="simple" xlink:show="embed" xlink:actuate="onLoad"/>
        </draw:frame>
        <draw:frame draw:name="Object 4" draw:style-name="gr476" xml:id="id112" draw:id="id112" draw:layer="layout" svg:width="9.062cm" svg:height="7.06cm" svg:x="12.277cm" svg:y="11.99cm">
          <draw:object-ole draw:class-id="00020907-0000-0000-c000-000000000046" xlink:href="./Object 15" xlink:type="simple" xlink:show="embed" xlink:actuate="onLoad">
            <text:p/>
          </draw:object-ole>
          <draw:image xlink:href="./ObjectReplacements/Object 15" xlink:type="simple" xlink:show="embed" xlink:actuate="onLoad"/>
        </draw:frame>
        <draw:frame draw:name="Object 5" draw:style-name="gr476" xml:id="id113" draw:id="id113" draw:layer="layout" svg:width="9.062cm" svg:height="7.06cm" svg:x="12.277cm" svg:y="11.99cm">
          <draw:object-ole draw:class-id="00020907-0000-0000-c000-000000000046" xlink:href="./Object 16" xlink:type="simple" xlink:show="embed" xlink:actuate="onLoad">
            <text:p/>
          </draw:object-ole>
          <draw:image xlink:href="./ObjectReplacements/Object 16" xlink:type="simple" xlink:show="embed" xlink:actuate="onLoad"/>
        </draw:frame>
        <draw:frame draw:name="Object 6" draw:style-name="gr476" xml:id="id114" draw:id="id114" draw:layer="layout" svg:width="9.062cm" svg:height="7.06cm" svg:x="12.316cm" svg:y="11.99cm">
          <draw:object-ole draw:class-id="00020907-0000-0000-c000-000000000046" xlink:href="./Object 17" xlink:type="simple" xlink:show="embed" xlink:actuate="onLoad">
            <text:p/>
          </draw:object-ole>
          <draw:image xlink:href="./ObjectReplacements/Object 17" xlink:type="simple" xlink:show="embed" xlink:actuate="onLoad"/>
        </draw:frame>
        <draw:frame draw:name="Object 7" draw:style-name="gr477" xml:id="id115" draw:id="id115" draw:layer="layout" svg:width="9.062cm" svg:height="7.06cm" svg:x="12.277cm" svg:y="11.99cm">
          <draw:object-ole draw:class-id="00020907-0000-0000-c000-000000000046" xlink:href="./Object 18" xlink:type="simple" xlink:show="embed" xlink:actuate="onLoad">
            <text:p/>
          </draw:object-ole>
          <draw:image xlink:href="./ObjectReplacements/Object 18" xlink:type="simple" xlink:show="embed" xlink:actuate="onLoad"/>
        </draw:frame>
        <draw:frame presentation:style-name="pr8" draw:text-style-name="P2" draw:layer="layout" svg:width="25.338cm" svg:height="2.438cm" svg:x="-0.635cm" svg:y="0.525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 </text:span><text:span text:style-name="T4"><text:line-break/></text:span><text:span text:style-name="T4"/></text:p>
              </text:list-header>
            </text:list>
          </draw:text-box>
        </draw:frame>
        <draw:custom-shape draw:name="Text Box 9" draw:style-name="gr478"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10" draw:style-name="gr479" draw:text-style-name="P37" draw:layer="layout" svg:width="24.765cm" svg:height="6.777cm" svg:x="0.635cm" svg:y="3.81cm">
          <text:list text:style-name="L5">
            <text:list-header>
              <text:p text:style-name="P24"><text:span text:style-name="T141">Preemptive scheduling</text:span><text:span text:style-name="T11"> </text:span><text:span text:style-name="T75">P</text:span><text:span text:style-name="T76">|</text:span><text:span text:style-name="T75">pmtn</text:span><text:span text:style-name="T76">|</text:span><text:span text:style-name="T75">C</text:span><text:span text:style-name="T77">max</text:span><text:span text:style-name="T11">.</text:span></text:p>
            </text:list-header>
          </text:list>
          <text:list text:style-name="L6">
            <text:list-header>
              <text:p text:style-name="P24"><text:span text:style-name="T12">McNaughton Algorithm</text:span><text:span text:style-name="T11"> (complexity </text:span><text:span text:style-name="T36">O</text:span><text:span text:style-name="T17">(</text:span><text:span text:style-name="T36">n</text:span><text:span text:style-name="T17">))</text:span></text:p>
            </text:list-header>
          </text:list>
          <text:list text:style-name="L5">
            <text:list-header>
              <text:p text:style-name="P24"><text:span text:style-name="T11">1. Derive optimal length </text:span><text:span text:style-name="T88">C</text:span><text:span text:style-name="T142">max</text:span><text:span text:style-name="T143">*=max{</text:span><text:span text:style-name="T144"></text:span><text:span text:style-name="T145">j</text:span><text:span text:style-name="T142">=1,...,</text:span><text:span text:style-name="T145">n</text:span><text:span text:style-name="T143"> </text:span><text:span text:style-name="T88">p</text:span><text:span text:style-name="T145">j</text:span><text:span text:style-name="T143">/</text:span><text:span text:style-name="T88">m</text:span><text:span text:style-name="T143">, max</text:span><text:span text:style-name="T145"> j</text:span><text:span text:style-name="T142">=1,...,</text:span><text:span text:style-name="T145">n</text:span><text:span text:style-name="T143"> </text:span><text:span text:style-name="T88">p</text:span><text:span text:style-name="T145">j</text:span><text:span text:style-name="T143">}</text:span><text:span text:style-name="T11">,</text:span></text:p>
              <text:p text:style-name="P24"><text:span text:style-name="T11">2. Schedule the consecutive tasks on the first machine until <text:s/></text:span><text:span text:style-name="T30">C</text:span><text:span text:style-name="T31">max</text:span><text:span text:style-name="T11">* is reached. Then interrupt the processed task (if it is not completed) and continue processing it on the next machine star</text:span><text:span text:style-name="T2">t</text:span><text:span text:style-name="T11">ing at the moment 0.</text:span></text:p>
            </text:list-header>
          </text:list>
          <draw:enhanced-geometry svg:viewBox="0 0 21600 21600" draw:type="mso-spt202" draw:enhanced-path="M 0 0 L 21600 0 21600 21600 0 21600 0 0 Z N"/>
        </draw:custom-shape>
        <draw:custom-shape draw:name="Text Box 11" draw:style-name="gr480" draw:text-style-name="P26" xml:id="id108" draw:id="id108" draw:layer="layout" svg:width="24.765cm" svg:height="1.417cm" svg:x="0.635cm" svg:y="9.948cm">
          <text:list text:style-name="L5">
            <text:list-header>
              <text:p text:style-name="P25"><text:span text:style-name="T17">Example.</text:span><text:span text:style-name="T11"> </text:span><text:span text:style-name="T30">m</text:span><text:span text:style-name="T11">=3, </text:span><text:span text:style-name="T30">n</text:span><text:span text:style-name="T11">=5, </text:span><text:span text:style-name="T30">p</text:span><text:span text:style-name="T31">1</text:span><text:span text:style-name="T30">,...,p</text:span><text:span text:style-name="T31">5</text:span><text:span text:style-name="T11">=4,5,2,1,2. </text:span></text:p>
            </text:list-header>
          </text:list>
          <draw:enhanced-geometry svg:viewBox="0 0 21600 21600" draw:type="mso-spt202" draw:enhanced-path="M 0 0 L 21600 0 21600 21600 0 21600 0 0 Z N"/>
        </draw:custom-shape>
        <draw:custom-shape draw:name="Text Box 12" draw:style-name="gr481" draw:text-style-name="P92" xml:id="id109" draw:id="id109" draw:layer="layout" svg:width="9.737cm" svg:height="2.573cm" svg:x="0.635cm" svg:y="11.853cm">
          <text:list text:style-name="L5">
            <text:list-header>
              <text:p text:style-name="P91"><text:span text:style-name="T58"></text:span><text:span text:style-name="T35">i</text:span><text:span text:style-name="T31">=1,...,5</text:span><text:span text:style-name="T11"> </text:span><text:span text:style-name="T30">p</text:span><text:span text:style-name="T35">i</text:span><text:span text:style-name="T11">=14, max </text:span><text:span text:style-name="T30">p</text:span><text:span text:style-name="T35">i</text:span><text:span text:style-name="T11">=5, </text:span></text:p>
              <text:p text:style-name="P25"><text:span text:style-name="T30">C</text:span><text:span text:style-name="T31">max</text:span><text:span text:style-name="T11">*=max{14/3,5}=5.</text:span></text:p>
            </text:list-header>
          </text:list>
          <draw:enhanced-geometry svg:viewBox="0 0 21600 21600" draw:type="mso-spt202" draw:enhanced-path="M 0 0 L 21600 0 21600 21600 0 21600 0 0 Z N"/>
        </draw:custom-shape>
        <draw:custom-shape draw:name="AutoShape 13" draw:style-name="gr482" draw:text-style-name="P94" xml:id="id116" draw:id="id116" draw:layer="layout" svg:width="12.079cm" svg:height="4.379cm" svg:x="0.423cm" svg:y="13.547cm">
          <text:list text:style-name="L8">
            <text:list-header>
              <text:p text:style-name="P93"><text:span text:style-name="T146">X</text:span><text:span text:style-name="T147">*</text:span><text:span text:style-name="T29"> denotes the optimal value (i.e. the minimum possible value) of the parameter <text:s/></text:span><text:span text:style-name="T148">X, e.g.</text:span><text:span text:style-name="T29"> <text:s/></text:span><text:span text:style-name="T148">C</text:span><text:span text:style-name="T149">max</text:span><text:span text:style-name="T29">*, </text:span><text:span text:style-name="T148">L</text:span><text:span text:style-name="T149">max</text:span><text:span text:style-name="T29">*.</text:span></text:p>
            </text:list-header>
          </text:list>
          <draw:enhanced-geometry svg:viewBox="0 0 21600 21600" draw:glue-points="10800 0 0 10800 10800 21600 21600 10800 ?f40 ?f41" draw:text-areas="0 0 21600 21600" draw:type="rectangular-callout" draw:modifiers="19676 -334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8" smil:attributeName="visibility" smil:to="visible"/>
                  <anim:transitionFilter smil:dur="0.5s" smil:targetElement="id10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9" smil:attributeName="visibility" smil:to="visible"/>
                  <anim:transitionFilter smil:dur="0.5s" smil:targetElement="id10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0" smil:attributeName="visibility" smil:to="visible"/>
                  <anim:transitionFilter smil:dur="0.5s" smil:targetElement="id110" smil:type="dissolv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6" smil:attributeName="visibility" smil:to="visible"/>
                  <anim:transitionFilter smil:dur="0.5s" smil:targetElement="id116" smil:type="dissolve"/>
                </anim:par>
              </anim:par>
            </anim:par>
          </anim:seq>
        </anim:par>
        <presentation:notes draw:style-name="dp2" presentation:use-date-time-name="dtd1">
          <draw:custom-shape draw:name="Rectangle 7" draw:style-name="gr48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3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0"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484"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4" draw:style-name="gr485" draw:text-style-name="P37" draw:layer="layout" svg:width="24.765cm" svg:height="2.573cm" svg:x="0.635cm" svg:y="3.854cm">
          <text:list text:style-name="L5">
            <text:list-header>
              <text:p text:style-name="P24"><text:span text:style-name="T141">Non-preemptive scheduling</text:span><text:span text:style-name="T11"> </text:span><text:span text:style-name="T75">P</text:span><text:span text:style-name="T76">||</text:span><text:span text:style-name="T75">C</text:span><text:span text:style-name="T77">max</text:span><text:span text:style-name="T11">.</text:span></text:p>
              <text:p text:style-name="P25"><text:span text:style-name="T11">The problem is NP–hard even in the case of two processors (</text:span><text:span text:style-name="T75">P</text:span><text:span text:style-name="T76">2||</text:span><text:span text:style-name="T75">C</text:span><text:span text:style-name="T77">max</text:span><text:span text:style-name="T11">). </text:span></text:p>
            </text:list-header>
          </text:list>
          <draw:enhanced-geometry svg:viewBox="0 0 21600 21600" draw:type="mso-spt202" draw:enhanced-path="M 0 0 L 21600 0 21600 21600 0 21600 0 0 Z N"/>
        </draw:custom-shape>
        <draw:g draw:name="Group 5" xml:id="id117" draw:id="id117">
          <draw:custom-shape draw:name="Text Box 6" draw:style-name="gr486" draw:text-style-name="P37" draw:layer="layout" svg:width="24.765cm" svg:height="5.371cm" svg:x="0.635cm" svg:y="6.35cm">
            <text:list text:style-name="L5">
              <text:list-header>
                <text:p text:style-name="P24"><text:span text:style-name="T33">Proof.</text:span><text:span text:style-name="T16"> </text:span><text:span text:style-name="T25">Partition Problem</text:span><text:span text:style-name="T16">: there is given a sequence of positive integers </text:span><text:span text:style-name="T18">a</text:span><text:span text:style-name="T19">1</text:span><text:span text:style-name="T16">,...</text:span><text:span text:style-name="T18">a</text:span><text:span text:style-name="T26">n</text:span><text:span text:style-name="T16">, such that </text:span><text:span text:style-name="T18">S</text:span><text:span text:style-name="T16">=</text:span><text:span text:style-name="T66"></text:span><text:span text:style-name="T26">i</text:span><text:span text:style-name="T19">=1,...,</text:span><text:span text:style-name="T26">n</text:span><text:span text:style-name="T16"> </text:span><text:span text:style-name="T18">a</text:span><text:span text:style-name="T26">i</text:span><text:span text:style-name="T16">. Determine if there exists a sub-sequence of sum </text:span><text:span text:style-name="T18">S</text:span><text:span text:style-name="T16">/2?</text:span></text:p>
                <text:p text:style-name="P24"><text:span text:style-name="T18">PP </text:span><text:span text:style-name="T150"></text:span><text:span text:style-name="T16"> </text:span><text:span text:style-name="T28">P</text:span><text:span text:style-name="T33">2||</text:span><text:span text:style-name="T28">C</text:span><text:span text:style-name="T151">max </text:span><text:span text:style-name="T16">reduction: put </text:span><text:span text:style-name="T18">n</text:span><text:span text:style-name="T16"> tasks of lengths </text:span><text:span text:style-name="T18">p</text:span><text:span text:style-name="T26">i</text:span><text:span text:style-name="T16">=</text:span><text:span text:style-name="T18">a</text:span><text:span text:style-name="T26">i</text:span><text:span text:style-name="T16"> (</text:span><text:span text:style-name="T18">i</text:span><text:span text:style-name="T16">=1,...,</text:span><text:span text:style-name="T18">n</text:span><text:span text:style-name="T16">) and two processors. Determine if </text:span><text:span text:style-name="T18">C</text:span><text:span text:style-name="T19">max</text:span><text:span text:style-name="T66"></text:span><text:span text:style-name="T18">S</text:span><text:span text:style-name="T16">/2</text:span><text:span text:style-name="T11">.</text:span></text:p>
              </text:list-header>
            </text:list>
            <draw:enhanced-geometry svg:viewBox="0 0 21600 21600" draw:type="mso-spt202" draw:enhanced-path="M 0 0 L 21600 0 21600 21600 0 21600 0 0 Z N"/>
          </draw:custom-shape>
          <draw:frame draw:name="Object 7" draw:style-name="gr487" draw:layer="layout" svg:width="13.97cm" svg:height="4.603cm" svg:x="5.08cm" svg:y="11.642cm">
            <draw:object-ole draw:class-id="00020907-0000-0000-c000-000000000046" xlink:href="./Object 19" xlink:type="simple" xlink:show="embed" xlink:actuate="onLoad">
              <text:p/>
            </draw:object-ole>
            <draw:image xlink:href="./ObjectReplacements/Object 19" xlink:type="simple" xlink:show="embed" xlink:actuate="onLoad"/>
          </draw:frame>
        </draw:g>
        <draw:custom-shape draw:name="Text Box 8" draw:style-name="gr488" draw:text-style-name="P40" xml:id="id118" draw:id="id118" draw:layer="layout" svg:width="25.4cm" svg:height="2.433cm" svg:x="0cm" svg:y="16.126cm">
          <text:list text:style-name="L5">
            <text:list-header>
              <text:p text:style-name="P39"><text:span text:style-name="T11">There exists an exact pseudo</text:span><text:span text:style-name="T2">-</text:span><text:span text:style-name="T11">polynomial dynamic-progra</text:span><text:span text:style-name="T2">m</text:span><text:span text:style-name="T11">ming algorithm of complexity </text:span><text:span text:style-name="T30">O</text:span><text:span text:style-name="T11">(</text:span><text:span text:style-name="T30">nC</text:span><text:span text:style-name="T152">m</text:span><text:span text:style-name="T11">), for some </text:span><text:span text:style-name="T30">C</text:span><text:span text:style-name="T58"></text:span><text:span text:style-name="T30">C</text:span><text:span text:style-name="T31">max</text:span><text:span text:style-name="T11">*.</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17" smil:attributeName="visibility" smil:to="visible"/>
                  <anim:transitionFilter smil:dur="0.5s" smil:targetElement="id117"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18" smil:attributeName="visibility" smil:to="visible"/>
                  <anim:animate smil:dur="0.5s" smil:fill="hold" smil:targetElement="id118" smil:attributeName="x" smil:values="x;x" smil:keyTimes="0;1" smil:additive="base"/>
                  <anim:animate smil:dur="0.5s" smil:fill="hold" smil:targetElement="id118" smil:attributeName="y" smil:values="1+height/2;y" smil:keyTimes="0;1" smil:additive="base"/>
                </anim:par>
              </anim:par>
            </anim:par>
          </anim:seq>
        </anim:par>
        <presentation:notes draw:style-name="dp2" presentation:use-date-time-name="dtd1">
          <draw:custom-shape draw:name="Rectangle 7" draw:style-name="gr489"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0"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1"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490" draw:text-style-name="P37" draw:layer="layout" svg:width="24.765cm" svg:height="1.277cm" svg:x="0.635cm" svg:y="2.54cm">
          <text:list text:style-name="L5">
            <text:list-header>
              <text:p text:style-name="P24"><text:span text:style-name="T17">Identical processors, independent tasks</text:span></text:p>
            </text:list-header>
          </text:list>
          <draw:enhanced-geometry svg:viewBox="0 0 21600 21600" draw:type="mso-spt202" draw:enhanced-path="M 0 0 L 21600 0 21600 21600 0 21600 0 0 Z N"/>
        </draw:custom-shape>
        <draw:custom-shape draw:name="Text Box 4" draw:style-name="gr491" draw:text-style-name="P37" draw:layer="layout" svg:width="24.765cm" svg:height="2.433cm" svg:x="0.635cm" svg:y="3.642cm">
          <text:list text:style-name="L5">
            <text:list-header>
              <text:p text:style-name="P24"><text:span text:style-name="T141">Non-preemptive scheduling</text:span><text:span text:style-name="T11"> </text:span><text:span text:style-name="T75">P</text:span><text:span text:style-name="T76">||</text:span><text:span text:style-name="T75">C</text:span><text:span text:style-name="T77">max</text:span><text:span text:style-name="T11">.</text:span></text:p>
              <text:p text:style-name="P25"><text:span text:style-name="T11">Polynomial-time approximation algorithms. </text:span></text:p>
            </text:list-header>
          </text:list>
          <draw:enhanced-geometry svg:viewBox="0 0 21600 21600" draw:type="mso-spt202" draw:enhanced-path="M 0 0 L 21600 0 21600 21600 0 21600 0 0 Z N"/>
        </draw:custom-shape>
        <draw:custom-shape draw:name="Text Box 5" draw:style-name="gr492" draw:text-style-name="P37" xml:id="id119" draw:id="id119" draw:layer="layout" svg:width="24.765cm" svg:height="4.07cm" svg:x="0.635cm" svg:y="5.843cm">
          <text:list text:style-name="L6">
            <text:list-header>
              <text:p text:style-name="P24"><text:span text:style-name="T88">List Scheduling</text:span><text:span text:style-name="T143"> LS</text:span><text:span text:style-name="T11"> – an algorithm used in </text:span><text:span text:style-name="T2">numerous</text:span><text:span text:style-name="T11"> problems:</text:span></text:p>
            </text:list-header>
          </text:list>
          <text:list text:style-name="L7">
            <text:list-item>
              <text:p text:style-name="P24"><text:span text:style-name="T16"><text:s/></text:span><text:span text:style-name="T16">Fix an ordering of the tasks on the list,</text:span></text:p>
            </text:list-item>
            <text:list-item>
              <text:p text:style-name="P24"><text:span text:style-name="T16"><text:s/></text:span><text:span text:style-name="T16">Any</text:span><text:span text:style-name="T27"> </text:span><text:span text:style-name="T16">time a processor gets free (a task processed by that processor has been completed), schedule the first </text:span><text:span text:style-name="T18">available</text:span><text:span text:style-name="T16"> task from the list on that processor.</text:span></text:p>
            </text:list-item>
          </text:list>
          <draw:enhanced-geometry svg:viewBox="0 0 21600 21600" draw:type="mso-spt202" draw:enhanced-path="M 0 0 L 21600 0 21600 21600 0 21600 0 0 Z N"/>
        </draw:custom-shape>
        <draw:custom-shape draw:name="AutoShape 6" draw:style-name="gr493" draw:text-style-name="P47" xml:id="id120" draw:id="id120" draw:layer="layout" svg:width="13.758cm" svg:height="4.234cm" svg:x="7.898cm" svg:y="13.326cm">
          <text:list text:style-name="L5">
            <text:list-header>
              <text:p text:style-name="P19"><text:span text:style-name="T33">In the case of dependent tasks. Task </text:span><text:span text:style-name="T28">T</text:span><text:span text:style-name="T153">i</text:span><text:span text:style-name="T33"> is </text:span><text:span text:style-name="T25">available</text:span><text:span text:style-name="T33"> if all the tasks </text:span><text:span text:style-name="T154">T</text:span><text:span text:style-name="T153">j</text:span><text:span text:style-name="T33"> it depends o</text:span><text:span text:style-name="T155">n</text:span><text:span text:style-name="T33"> </text:span></text:p>
              <text:p text:style-name="P19"><text:span text:style-name="T33">(i.e. </text:span><text:span text:style-name="T154">T</text:span><text:span text:style-name="T153">j</text:span><text:span text:style-name="T156"></text:span><text:span text:style-name="T154">T</text:span><text:span text:style-name="T153">i</text:span><text:span text:style-name="T33">)</text:span><text:span text:style-name="T28"> </text:span><text:span text:style-name="T33">are completed.</text:span></text:p>
            </text:list-header>
          </text:list>
          <draw:enhanced-geometry svg:viewBox="0 0 21600 21600" draw:glue-points="10800 0 0 10800 10800 21600 21600 10800 ?f40 ?f41" draw:text-areas="0 0 21600 21600" draw:type="rectangular-callout" draw:modifiers="7158 -184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9" smil:attributeName="visibility" smil:to="visible"/>
                  <anim:transitionFilter smil:dur="0.5s" smil:targetElement="id11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0" smil:attributeName="visibility" smil:to="visible"/>
                  <anim:transitionFilter smil:dur="0.5s" smil:targetElement="id120" smil:type="dissolve"/>
                </anim:par>
              </anim:par>
            </anim:par>
          </anim:seq>
        </anim:par>
        <presentation:notes draw:style-name="dp2" presentation:use-date-time-name="dtd1">
          <draw:custom-shape draw:name="Rectangle 7" draw:style-name="gr49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1"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2"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495" draw:text-style-name="P37" draw:layer="layout" svg:width="24.765cm" svg:height="1.277cm" svg:x="0.635cm" svg:y="2.54cm">
          <text:list text:style-name="L5">
            <text:list-header>
              <text:p text:style-name="P24"><text:span text:style-name="T17">Identical processors, independent tasks</text:span></text:p>
            </text:list-header>
          </text:list>
          <draw:enhanced-geometry svg:viewBox="0 0 21600 21600" draw:type="mso-spt202" draw:enhanced-path="M 0 0 L 21600 0 21600 21600 0 21600 0 0 Z N"/>
        </draw:custom-shape>
        <draw:custom-shape draw:name="Text Box 4" draw:style-name="gr496" draw:text-style-name="P40" draw:layer="layout" svg:width="22.648cm" svg:height="1.417cm" svg:x="0.635cm" svg:y="11.642cm">
          <text:list text:style-name="L5">
            <text:list-header>
              <text:p text:style-name="P39"><text:span text:style-name="T17">Example.</text:span><text:span text:style-name="T11"> </text:span><text:span text:style-name="T30">m</text:span><text:span text:style-name="T11">=3, </text:span><text:span text:style-name="T30">n</text:span><text:span text:style-name="T11">=5, </text:span><text:span text:style-name="T30">p</text:span><text:span text:style-name="T31">1</text:span><text:span text:style-name="T30">,...,p</text:span><text:span text:style-name="T31">5</text:span><text:span text:style-name="T11">=2,2,1,1,3. </text:span></text:p>
            </text:list-header>
          </text:list>
          <draw:enhanced-geometry svg:viewBox="0 0 21600 21600" draw:type="mso-spt202" draw:enhanced-path="M 0 0 L 21600 0 21600 21600 0 21600 0 0 Z N"/>
        </draw:custom-shape>
        <draw:g draw:name="Group 5" xml:id="id121" draw:id="id121">
          <draw:frame draw:name="Object 6" draw:style-name="gr497" draw:layer="layout" svg:width="8.678cm" svg:height="4.617cm" svg:x="2.54cm" svg:y="12.885cm">
            <draw:object-ole draw:class-id="00020907-0000-0000-c000-000000000046" xlink:href="./Object 20" xlink:type="simple" xlink:show="embed" xlink:actuate="onLoad">
              <text:p/>
            </draw:object-ole>
            <draw:image xlink:href="./ObjectReplacements/Object 20" xlink:type="simple" xlink:show="embed" xlink:actuate="onLoad"/>
          </draw:frame>
          <draw:custom-shape draw:name="Text Box 7" draw:style-name="gr498" draw:text-style-name="P15" draw:layer="layout" svg:width="5.715cm" svg:height="1.192cm" svg:x="4.657cm" svg:y="17.118cm">
            <text:list text:style-name="L8">
              <text:list-header>
                <text:p text:style-name="P14"><text:span text:style-name="T38">List scheduling</text:span></text:p>
              </text:list-header>
            </text:list>
            <draw:enhanced-geometry svg:viewBox="0 0 21600 21600" draw:type="mso-spt202" draw:enhanced-path="M 0 0 L 21600 0 21600 21600 0 21600 0 0 Z N"/>
          </draw:custom-shape>
        </draw:g>
        <draw:g draw:name="Group 17" xml:id="id127" draw:id="id127">
          <draw:custom-shape draw:name="Text Box 8" draw:style-name="gr499" draw:text-style-name="P15" draw:layer="layout" svg:width="5.808cm" svg:height="2.123cm" svg:x="16.404cm" svg:y="17.119cm">
            <text:list text:style-name="L8">
              <text:list-header>
                <text:p text:style-name="P14"><text:span text:style-name="T38">Optimal scheduling</text:span></text:p>
              </text:list-header>
            </text:list>
            <draw:enhanced-geometry svg:viewBox="0 0 21600 21600" draw:type="mso-spt202" draw:enhanced-path="M 0 0 L 21600 0 21600 21600 0 21600 0 0 Z N"/>
          </draw:custom-shape>
          <draw:frame draw:name="Object 9" draw:style-name="gr500" draw:layer="layout" svg:width="8.172cm" svg:height="4.542cm" svg:x="14.9cm" svg:y="13.326cm">
            <draw:object-ole draw:class-id="00020907-0000-0000-c000-000000000046" xlink:href="./Object 21" xlink:type="simple" xlink:show="embed" xlink:actuate="onLoad">
              <text:p/>
            </draw:object-ole>
            <draw:image xlink:href="./ObjectReplacements/Object 21" xlink:type="simple" xlink:show="embed" xlink:actuate="onLoad"/>
          </draw:frame>
        </draw:g>
        <draw:frame draw:name="Object 10" draw:style-name="gr501" xml:id="id122" draw:id="id122" draw:layer="layout" svg:width="2.54cm" svg:height="1.19cm" svg:x="4.022cm" svg:y="12.912cm">
          <draw:object-ole draw:class-id="00020907-0000-0000-c000-000000000046" xlink:href="./Object 22" xlink:type="simple" xlink:show="embed" xlink:actuate="onLoad">
            <text:p/>
          </draw:object-ole>
          <draw:image xlink:href="./ObjectReplacements/Object 22" xlink:type="simple" xlink:show="embed" xlink:actuate="onLoad"/>
        </draw:frame>
        <draw:frame draw:name="Object 11" draw:style-name="gr502" xml:id="id123" draw:id="id123" draw:layer="layout" svg:width="2.54cm" svg:height="1.23cm" svg:x="4.022cm" svg:y="13.97cm">
          <draw:object-ole draw:class-id="00020907-0000-0000-c000-000000000046" xlink:href="./Object 23" xlink:type="simple" xlink:show="embed" xlink:actuate="onLoad">
            <text:p/>
          </draw:object-ole>
          <draw:image xlink:href="./ObjectReplacements/Object 23" xlink:type="simple" xlink:show="embed" xlink:actuate="onLoad"/>
        </draw:frame>
        <draw:frame draw:name="Object 12" draw:style-name="gr503" xml:id="id124" draw:id="id124" draw:layer="layout" svg:width="1.27cm" svg:height="1.482cm" svg:x="4.022cm" svg:y="15.028cm">
          <draw:object-ole draw:class-id="00020907-0000-0000-c000-000000000046" xlink:href="./Object 24" xlink:type="simple" xlink:show="embed" xlink:actuate="onLoad">
            <text:p/>
          </draw:object-ole>
          <draw:image xlink:href="./ObjectReplacements/Object 24" xlink:type="simple" xlink:show="embed" xlink:actuate="onLoad"/>
        </draw:frame>
        <draw:frame draw:name="Object 13" draw:style-name="gr504" xml:id="id125" draw:id="id125" draw:layer="layout" svg:width="1.27cm" svg:height="1.482cm" svg:x="5.292cm" svg:y="15.028cm">
          <draw:object-ole draw:class-id="00020907-0000-0000-c000-000000000046" xlink:href="./Object 25" xlink:type="simple" xlink:show="embed" xlink:actuate="onLoad">
            <text:p/>
          </draw:object-ole>
          <draw:image xlink:href="./ObjectReplacements/Object 25" xlink:type="simple" xlink:show="embed" xlink:actuate="onLoad"/>
        </draw:frame>
        <draw:frame draw:name="Object 14" draw:style-name="gr505" xml:id="id126" draw:id="id126" draw:layer="layout" svg:width="3.598cm" svg:height="1.19cm" svg:x="6.35cm" svg:y="12.912cm">
          <draw:object-ole draw:class-id="00020907-0000-0000-c000-000000000046" xlink:href="./Object 26" xlink:type="simple" xlink:show="embed" xlink:actuate="onLoad">
            <text:p/>
          </draw:object-ole>
          <draw:image xlink:href="./ObjectReplacements/Object 26" xlink:type="simple" xlink:show="embed" xlink:actuate="onLoad"/>
        </draw:frame>
        <draw:custom-shape draw:name="Text Box 15" draw:style-name="gr506" draw:text-style-name="P37" draw:layer="layout" svg:width="24.765cm" svg:height="4.07cm" svg:x="0.635cm" svg:y="5.843cm">
          <text:list text:style-name="L6">
            <text:list-header>
              <text:p text:style-name="P24"><text:span text:style-name="T88">List Scheduling</text:span><text:span text:style-name="T143"> LS</text:span><text:span text:style-name="T11"> – an algorithm used in </text:span><text:span text:style-name="T2">numerous</text:span><text:span text:style-name="T11"> problems:</text:span></text:p>
            </text:list-header>
          </text:list>
          <text:list text:style-name="L7">
            <text:list-item>
              <text:p text:style-name="P24"><text:span text:style-name="T16"><text:s/></text:span><text:span text:style-name="T16">Fix an ordering of the tasks on the list,</text:span></text:p>
            </text:list-item>
            <text:list-item>
              <text:p text:style-name="P24"><text:span text:style-name="T16"><text:s/></text:span><text:span text:style-name="T16">Anytime a processor gets free (a task processed by that processor has been completed), schedule the first </text:span><text:span text:style-name="T18">available</text:span><text:span text:style-name="T16"> task from the list on that processor.</text:span></text:p>
            </text:list-item>
          </text:list>
          <draw:enhanced-geometry svg:viewBox="0 0 21600 21600" draw:type="mso-spt202" draw:enhanced-path="M 0 0 L 21600 0 21600 21600 0 21600 0 0 Z N"/>
        </draw:custom-shape>
        <draw:custom-shape draw:name="Text Box 16" draw:style-name="gr507" draw:text-style-name="P37" draw:layer="layout" svg:width="24.765cm" svg:height="2.433cm" svg:x="1.098cm" svg:y="3.726cm">
          <text:list text:style-name="L5">
            <text:list-header>
              <text:p text:style-name="P24"><text:span text:style-name="T141">Non-preemptive scheduling</text:span><text:span text:style-name="T11"> </text:span><text:span text:style-name="T75">P</text:span><text:span text:style-name="T76">||</text:span><text:span text:style-name="T75">C</text:span><text:span text:style-name="T77">max</text:span><text:span text:style-name="T11">.</text:span></text:p>
              <text:p text:style-name="P25"><text:span text:style-name="T11">Polynomial-time approximation algorithms.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21" smil:attributeName="visibility" smil:to="visible"/>
                  <anim:transitionFilter smil:dur="0.5s" smil:targetElement="id121" smil:type="dissolv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26" smil:attributeName="visibility" smil:to="visibl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127" smil:attributeName="visibility" smil:to="visible"/>
                  <anim:transitionFilter smil:dur="0.5s" smil:targetElement="id127" smil:type="checkerBoardWipe" smil:subtype="across"/>
                </anim:par>
              </anim:par>
            </anim:par>
          </anim:seq>
        </anim:par>
        <presentation:notes draw:style-name="dp2" presentation:use-date-time-name="dtd1">
          <draw:custom-shape draw:name="Rectangle 7" draw:style-name="gr50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3"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509"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4" draw:style-name="gr510" draw:text-style-name="P26" draw:layer="layout" svg:width="24.765cm" svg:height="1.417cm" svg:x="0.635cm" svg:y="9.327cm">
          <text:list text:style-name="L5">
            <text:list-header>
              <text:p text:style-name="P25"><text:span text:style-name="T17">Approximation ratio</text:span><text:span text:style-name="T11">: LS is 2–approximate: </text:span><text:span text:style-name="T88">C</text:span><text:span text:style-name="T142">max</text:span><text:span text:style-name="T143">(LS)</text:span><text:span text:style-name="T144"></text:span><text:span text:style-name="T143">(2–</text:span><text:span text:style-name="T88">m</text:span><text:span text:style-name="T157">–1</text:span><text:span text:style-name="T143">)</text:span><text:span text:style-name="T88">C</text:span><text:span text:style-name="T142">max</text:span><text:span text:style-name="T143">*.</text:span></text:p>
            </text:list-header>
          </text:list>
          <draw:enhanced-geometry svg:viewBox="0 0 21600 21600" draw:type="mso-spt202" draw:enhanced-path="M 0 0 L 21600 0 21600 21600 0 21600 0 0 Z N"/>
        </draw:custom-shape>
        <draw:g draw:name="Group 5" xml:id="id128" draw:id="id128">
          <draw:custom-shape draw:name="Text Box 6" draw:style-name="gr511" draw:text-style-name="P37" draw:layer="layout" svg:width="25.389cm" svg:height="3.438cm" svg:x="0cm" svg:y="10.372cm">
            <text:list text:style-name="L5">
              <text:list-header>
                <text:p text:style-name="P24"><text:span text:style-name="T33">Proof </text:span><text:span text:style-name="T16">(includes dependant tasks model </text:span><text:span text:style-name="T28">P</text:span><text:span text:style-name="T33">|</text:span><text:span text:style-name="T28">prec</text:span><text:span text:style-name="T33">|</text:span><text:span text:style-name="T28">C</text:span><text:span text:style-name="T151">max</text:span><text:span text:style-name="T16">). Consider a sequence of tasks <text:s/></text:span><text:span text:style-name="T54">T</text:span><text:span text:style-name="T158"></text:span><text:span text:style-name="T19">(1)</text:span><text:span text:style-name="T16">,..., </text:span><text:span text:style-name="T54">T</text:span><text:span text:style-name="T158"></text:span><text:span text:style-name="T19">(</text:span><text:span text:style-name="T26">k</text:span><text:span text:style-name="T19">) </text:span><text:span text:style-name="T16">in a LS schedule, such that</text:span></text:p>
                <text:p text:style-name="P24"><text:span text:style-name="T54">T</text:span><text:span text:style-name="T158"></text:span><text:span text:style-name="T19">(1)</text:span><text:span text:style-name="T16"> – the last completed task, </text:span><text:span text:style-name="T54">T</text:span><text:span text:style-name="T158"></text:span><text:span text:style-name="T19">(2)</text:span><text:span text:style-name="T16"> – the last completed predecessor of </text:span><text:span text:style-name="T106">T</text:span><text:span text:style-name="T159"></text:span><text:span text:style-name="T79">(1)</text:span><text:span text:style-name="T93"> </text:span><text:span text:style-name="T16">etc.</text:span></text:p>
              </text:list-header>
            </text:list>
            <draw:enhanced-geometry svg:viewBox="0 0 21600 21600" draw:type="mso-spt202" draw:enhanced-path="M 0 0 L 21600 0 21600 21600 0 21600 0 0 Z N"/>
          </draw:custom-shape>
          <draw:frame draw:name="Object 7" draw:style-name="gr512" draw:layer="layout" svg:width="13.676cm" svg:height="5.137cm" svg:x="12.138cm" svg:y="13.763cm">
            <draw:object-ole draw:class-id="00020907-0000-0000-c000-000000000046" xlink:href="./Object 27" xlink:type="simple" xlink:show="embed" xlink:actuate="onLoad">
              <text:p/>
            </draw:object-ole>
            <draw:image xlink:href="./ObjectReplacements/Object 27" xlink:type="simple" xlink:show="embed" xlink:actuate="onLoad"/>
          </draw:frame>
        </draw:g>
        <draw:custom-shape draw:name="Text Box 8" draw:style-name="gr513" draw:text-style-name="P35" xml:id="id129" draw:id="id129" draw:layer="layout" svg:width="12.7cm" svg:height="4.497cm" svg:x="-0.212cm" svg:y="13.972cm">
          <text:list text:style-name="L5">
            <text:list-header>
              <text:p text:style-name="P34"><text:span text:style-name="T18">C </text:span><text:span text:style-name="T16">*</text:span><text:span text:style-name="T19">max</text:span><text:span text:style-name="T160">(</text:span><text:span text:style-name="T161">pmtn</text:span><text:span text:style-name="T160">)</text:span><text:span text:style-name="T16"> </text:span><text:span text:style-name="T66"></text:span><text:span text:style-name="T18"> C</text:span><text:span text:style-name="T19">max</text:span><text:span text:style-name="T16">* </text:span><text:span text:style-name="T66"></text:span></text:p>
              <text:p text:style-name="P57"><text:span text:style-name="T66"></text:span><text:span text:style-name="T18"> </text:span><text:span text:style-name="T18">C</text:span><text:span text:style-name="T19">max</text:span><text:span text:style-name="T16">(LS) </text:span><text:span text:style-name="T66"></text:span><text:span text:style-name="T16"> </text:span><text:span text:style-name="T66"></text:span><text:span text:style-name="T26">i</text:span><text:span text:style-name="T19">=1,...,</text:span><text:span text:style-name="T26">k</text:span><text:span text:style-name="T16"> </text:span><text:span text:style-name="T18">p</text:span><text:span text:style-name="T158"></text:span><text:span text:style-name="T19">(</text:span><text:span text:style-name="T26">i</text:span><text:span text:style-name="T19">)</text:span><text:span text:style-name="T16">+</text:span><text:span text:style-name="T66"></text:span><text:span text:style-name="T26">i</text:span><text:span text:style-name="T158"></text:span><text:span text:style-name="T162"></text:span><text:span text:style-name="T26"> </text:span><text:span text:style-name="T18">p</text:span><text:span text:style-name="T26">i</text:span><text:span text:style-name="T18">/m =</text:span></text:p>
              <text:p text:style-name="P34"><text:span text:style-name="T18">= </text:span><text:span text:style-name="T16">(1–1/</text:span><text:span text:style-name="T18">m</text:span><text:span text:style-name="T16">)</text:span><text:span text:style-name="T66"></text:span><text:span text:style-name="T26">i</text:span><text:span text:style-name="T19">=1,...,</text:span><text:span text:style-name="T26">k</text:span><text:span text:style-name="T16"> </text:span><text:span text:style-name="T18">p</text:span><text:span text:style-name="T158"></text:span><text:span text:style-name="T19">(</text:span><text:span text:style-name="T26">i</text:span><text:span text:style-name="T19">)</text:span><text:span text:style-name="T18">+ </text:span><text:span text:style-name="T66"></text:span><text:span text:style-name="T26">i </text:span><text:span text:style-name="T18">p</text:span><text:span text:style-name="T26">i</text:span><text:span text:style-name="T18">/m </text:span><text:span text:style-name="T66"></text:span><text:span text:style-name="T16"> </text:span></text:p>
              <text:p text:style-name="P57"><text:span text:style-name="T66"></text:span><text:span text:style-name="T16"> </text:span><text:span text:style-name="T16">(2–1/</text:span><text:span text:style-name="T18">m</text:span><text:span text:style-name="T16">)</text:span><text:span text:style-name="T18">C </text:span><text:span text:style-name="T16">*</text:span><text:span text:style-name="T19">max</text:span><text:span text:style-name="T160">(</text:span><text:span text:style-name="T161">pmtn</text:span><text:span text:style-name="T160">)</text:span><text:span text:style-name="T66"></text:span><text:span text:style-name="T16">(2–1/</text:span><text:span text:style-name="T18">m</text:span><text:span text:style-name="T16">) </text:span><text:span text:style-name="T18">C</text:span><text:span text:style-name="T19">max</text:span><text:span text:style-name="T16">*</text:span></text:p>
            </text:list-header>
          </text:list>
          <draw:enhanced-geometry svg:viewBox="0 0 21600 21600" draw:type="mso-spt202" draw:enhanced-path="M 0 0 L 21600 0 21600 21600 0 21600 0 0 Z N"/>
        </draw:custom-shape>
        <draw:custom-shape draw:name="Text Box 9" draw:style-name="gr514" draw:text-style-name="P37" draw:layer="layout" svg:width="24.765cm" svg:height="2.433cm" svg:x="1.098cm" svg:y="3.726cm">
          <text:list text:style-name="L5">
            <text:list-header>
              <text:p text:style-name="P24"><text:span text:style-name="T141">Non-preemptive scheduling</text:span><text:span text:style-name="T11"> </text:span><text:span text:style-name="T75">P</text:span><text:span text:style-name="T76">||</text:span><text:span text:style-name="T75">C</text:span><text:span text:style-name="T77">max</text:span><text:span text:style-name="T11">.</text:span></text:p>
              <text:p text:style-name="P25"><text:span text:style-name="T11">Polynomial-time approximation algorithms. </text:span></text:p>
            </text:list-header>
          </text:list>
          <draw:enhanced-geometry svg:viewBox="0 0 21600 21600" draw:type="mso-spt202" draw:enhanced-path="M 0 0 L 21600 0 21600 21600 0 21600 0 0 Z N"/>
        </draw:custom-shape>
        <draw:custom-shape draw:name="Text Box 10" draw:style-name="gr515" draw:text-style-name="P37" draw:layer="layout" svg:width="24.765cm" svg:height="4.07cm" svg:x="0.635cm" svg:y="5.724cm">
          <text:list text:style-name="L6">
            <text:list-header>
              <text:p text:style-name="P24"><text:span text:style-name="T88">List Scheduling</text:span><text:span text:style-name="T143"> LS</text:span><text:span text:style-name="T11"> – an algorithm used in </text:span><text:span text:style-name="T2">numerous</text:span><text:span text:style-name="T11"> problems:</text:span></text:p>
            </text:list-header>
          </text:list>
          <text:list text:style-name="L7">
            <text:list-item>
              <text:p text:style-name="P24"><text:span text:style-name="T16"><text:s/></text:span><text:span text:style-name="T16">Fix an ordering of the tasks on the list,</text:span></text:p>
            </text:list-item>
            <text:list-item>
              <text:p text:style-name="P24"><text:span text:style-name="T16"><text:s/></text:span><text:span text:style-name="T16">Anytime a processor gets free (a task processed by that processor has been completed), schedule the first </text:span><text:span text:style-name="T18">available</text:span><text:span text:style-name="T16"> task from the list on that processor.</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28" smil:attributeName="visibility" smil:to="visible"/>
                  <anim:transitionFilter smil:dur="0.5s" smil:targetElement="id128"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smil:additive="base"/>
                  <anim:animate smil:dur="0.5s" smil:fill="hold" smil:targetElement="id129" smil:attributeName="y" smil:values="1+height/2;y" smil:keyTimes="0;1" smil:additive="base"/>
                </anim:par>
              </anim:par>
            </anim:par>
          </anim:seq>
        </anim:par>
        <presentation:notes draw:style-name="dp2" presentation:use-date-time-name="dtd1">
          <draw:custom-shape draw:name="Rectangle 7" draw:style-name="gr51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4"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517" draw:text-style-name="P26" xml:id="id130" draw:id="id130" draw:layer="layout" svg:width="24.765cm" svg:height="3.364cm" svg:x="0.635cm" svg:y="5.843cm">
          <text:list text:style-name="L6">
            <text:list-header>
              <text:p text:style-name="P25"><text:span text:style-name="T25">LPT</text:span><text:span text:style-name="T16"> (</text:span><text:span text:style-name="T65">Longest Processing Time</text:span><text:span text:style-name="T16">) </text:span><text:span text:style-name="T25">scheduling</text:span><text:span text:style-name="T16">:</text:span></text:p>
            </text:list-header>
          </text:list>
          <text:list text:style-name="L7">
            <text:list-item>
              <text:p text:style-name="P24"><text:span text:style-name="T16"><text:s/></text:span><text:span text:style-name="T11">List scheduling, where the tasks are sorted</text:span><text:span text:style-name="T2"> in</text:span><text:span text:style-name="T11"> </text:span><text:span text:style-name="T2">non-increasing</text:span><text:span text:style-name="T11"> processing times </text:span><text:span text:style-name="T30">p</text:span><text:span text:style-name="T35">i</text:span><text:span text:style-name="T11"> order.</text:span></text:p>
            </text:list-item>
          </text:list>
          <draw:enhanced-geometry svg:viewBox="0 0 21600 21600" draw:type="mso-spt202" draw:enhanced-path="M 0 0 L 21600 0 21600 21600 0 21600 0 0 Z N"/>
        </draw:custom-shape>
        <draw:custom-shape draw:name="Text Box 4" draw:style-name="gr518" draw:text-style-name="P26" xml:id="id131" draw:id="id131" draw:layer="layout" svg:width="25.654cm" svg:height="1.365cm" svg:x="0.554cm" svg:y="8.89cm">
          <text:list text:style-name="L5">
            <text:list-header>
              <text:p text:style-name="P25"><text:span text:style-name="T17">Ap</text:span><text:span text:style-name="T163">p</text:span><text:span text:style-name="T17">roximation ratio</text:span><text:span text:style-name="T11">. LPT is 4/3–aproximate:</text:span><text:span text:style-name="T164">C</text:span><text:span text:style-name="T165">max</text:span><text:span text:style-name="T166">(LPT)</text:span><text:span text:style-name="T167"></text:span><text:span text:style-name="T166">(4/3–(3</text:span><text:span text:style-name="T164">m</text:span><text:span text:style-name="T166">)</text:span><text:span text:style-name="T168">–1</text:span><text:span text:style-name="T166">)</text:span><text:span text:style-name="T164">C</text:span><text:span text:style-name="T165">max</text:span><text:span text:style-name="T166">*</text:span><text:span text:style-name="T52">.</text:span></text:p>
            </text:list-header>
          </text:list>
          <draw:enhanced-geometry svg:viewBox="0 0 21600 21600" draw:type="mso-spt202" draw:enhanced-path="M 0 0 L 21600 0 21600 21600 0 21600 0 0 Z N"/>
        </draw:custom-shape>
        <draw:custom-shape draw:name="Text Box 5" draw:style-name="gr519" draw:text-style-name="P60" xml:id="id132" draw:id="id132" draw:layer="layout" svg:width="24.765cm" svg:height="1.277cm" svg:x="0.635cm" svg:y="10.627cm">
          <text:list text:style-name="L1">
            <text:list-header>
              <text:p text:style-name="P59"><text:span text:style-name="T140">Unrelated processors, not dependent tasks</text:span></text:p>
            </text:list-header>
          </text:list>
          <draw:enhanced-geometry svg:viewBox="0 0 21600 21600" draw:type="mso-spt202" draw:enhanced-path="M 0 0 L 21600 0 21600 21600 0 21600 0 0 Z N"/>
        </draw:custom-shape>
        <draw:custom-shape draw:name="Text Box 6" draw:style-name="gr520" draw:text-style-name="P37" xml:id="id133" draw:id="id133" draw:layer="layout" svg:width="24.765cm" svg:height="2.433cm" svg:x="0.635cm" svg:y="11.686cm">
          <text:list text:style-name="L5">
            <text:list-header>
              <text:p text:style-name="P24"><text:span text:style-name="T141">Preemptive scheduling</text:span><text:span text:style-name="T11"> </text:span><text:span text:style-name="T75">R</text:span><text:span text:style-name="T76">|</text:span><text:span text:style-name="T75">pmtn</text:span><text:span text:style-name="T76">|</text:span><text:span text:style-name="T75">C</text:span><text:span text:style-name="T77">max</text:span></text:p>
              <text:p text:style-name="P25"><text:span text:style-name="T11">Polynomial time algororihtm – to be discussed later ... </text:span></text:p>
            </text:list-header>
          </text:list>
          <draw:enhanced-geometry svg:viewBox="0 0 21600 21600" draw:type="mso-spt202" draw:enhanced-path="M 0 0 L 21600 0 21600 21600 0 21600 0 0 Z N"/>
        </draw:custom-shape>
        <draw:custom-shape draw:name="Text Box 7" draw:style-name="gr521" draw:text-style-name="P37" xml:id="id134" draw:id="id134" draw:layer="layout" svg:width="24.765cm" svg:height="4.537cm" svg:x="0.635cm" svg:y="14.058cm">
          <text:list text:style-name="L5">
            <text:list-header>
              <text:p text:style-name="P24"><text:span text:style-name="T141">Non-preemptive scheduling</text:span><text:span text:style-name="T11"> </text:span><text:span text:style-name="T75">R</text:span><text:span text:style-name="T76">||</text:span><text:span text:style-name="T75">C</text:span><text:span text:style-name="T77">max</text:span></text:p>
            </text:list-header>
          </text:list>
          <text:list text:style-name="L7">
            <text:list-item>
              <text:p text:style-name="P25"><text:span text:style-name="T11"><text:s/></text:span><text:span text:style-name="T16">The problem is NP–hard (generalization of </text:span><text:span text:style-name="T47">P</text:span><text:span text:style-name="T38">||</text:span><text:span text:style-name="T47">C</text:span><text:span text:style-name="T48">max</text:span><text:span text:style-name="T16">). </text:span></text:p>
            </text:list-item>
            <text:list-item>
              <text:p text:style-name="P25"><text:span text:style-name="T16"><text:s/></text:span><text:span text:style-name="T16">Subproblem </text:span><text:span text:style-name="T47">Q</text:span><text:span text:style-name="T38">|</text:span><text:span text:style-name="T47">p</text:span><text:span text:style-name="T49">i</text:span><text:span text:style-name="T38">=1|</text:span><text:span text:style-name="T47">C</text:span><text:span text:style-name="T48">max </text:span><text:span text:style-name="T16">is solvable in polynomial time. </text:span></text:p>
            </text:list-item>
            <text:list-item>
              <text:p text:style-name="P25"><text:span text:style-name="T16"><text:s text:c="2"/></text:span><text:span text:style-name="T16">LPT is used in practice.</text:span></text:p>
            </text:list-item>
          </text:list>
          <draw:enhanced-geometry svg:viewBox="0 0 21600 21600" draw:type="mso-spt202" draw:enhanced-path="M 0 0 L 21600 0 21600 21600 0 21600 0 0 Z N"/>
        </draw:custom-shape>
        <draw:custom-shape draw:name="Text Box 8" draw:style-name="gr522"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9" draw:style-name="gr523" draw:text-style-name="P37" draw:layer="layout" svg:width="24.765cm" svg:height="2.433cm" svg:x="1.098cm" svg:y="3.726cm">
          <text:list text:style-name="L5">
            <text:list-header>
              <text:p text:style-name="P24"><text:span text:style-name="T141">Non-preemptive scheduling</text:span><text:span text:style-name="T11"> </text:span><text:span text:style-name="T75">P</text:span><text:span text:style-name="T76">||</text:span><text:span text:style-name="T75">C</text:span><text:span text:style-name="T77">max</text:span><text:span text:style-name="T11">.</text:span></text:p>
              <text:p text:style-name="P25"><text:span text:style-name="T11">Polynomial-time approximation algorithms.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0" smil:attributeName="visibility" smil:to="visible"/>
                  <anim:transitionFilter smil:dur="0.5s" smil:targetElement="id13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1" smil:attributeName="visibility" smil:to="visible"/>
                  <anim:transitionFilter smil:dur="0.5s" smil:targetElement="id13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2" smil:attributeName="visibility" smil:to="visible"/>
                  <anim:transitionFilter smil:dur="0.5s" smil:targetElement="id13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3" smil:attributeName="visibility" smil:to="visible"/>
                  <anim:transitionFilter smil:dur="0.5s" smil:targetElement="id13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4" smil:attributeName="visibility" smil:to="visible"/>
                  <anim:transitionFilter smil:dur="0.5s" smil:targetElement="id134" smil:type="dissolve"/>
                </anim:par>
              </anim:par>
            </anim:par>
          </anim:seq>
        </anim:par>
        <presentation:notes draw:style-name="dp2" presentation:use-date-time-name="dtd1">
          <draw:custom-shape draw:name="Rectangle 7" draw:style-name="gr52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5"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525" draw:text-style-name="P37" draw:layer="layout" svg:width="24.765cm" svg:height="6.328cm" svg:x="0.635cm" svg:y="4.524cm">
          <text:list text:style-name="L5">
            <text:list-header>
              <text:p text:style-name="P24"><text:span text:style-name="T141">Preemptive scheduling</text:span><text:span text:style-name="T11"> </text:span><text:span text:style-name="T75">P</text:span><text:span text:style-name="T76">|</text:span><text:span text:style-name="T75">pmtn,prec</text:span><text:span text:style-name="T76">|</text:span><text:span text:style-name="T75">C</text:span><text:span text:style-name="T77">max</text:span><text:span text:style-name="T11">.</text:span></text:p>
            </text:list-header>
          </text:list>
          <text:list text:style-name="L7">
            <text:list-item>
              <text:p text:style-name="P25"><text:span text:style-name="T16"><text:s/></text:span><text:span text:style-name="T16">The problem is <text:s/>NP–hard. </text:span></text:p>
            </text:list-item>
            <text:list-item>
              <text:p text:style-name="P25"><text:span text:style-name="T16"><text:s/></text:span><text:span text:style-name="T47">P</text:span><text:span text:style-name="T38">2|</text:span><text:span text:style-name="T47">pmtn,prec</text:span><text:span text:style-name="T38">|</text:span><text:span text:style-name="T47">C</text:span><text:span text:style-name="T48">max</text:span><text:span text:style-name="T16"> and </text:span><text:span text:style-name="T47">P</text:span><text:span text:style-name="T38">|</text:span><text:span text:style-name="T47">pmtn,forest</text:span><text:span text:style-name="T38">|</text:span><text:span text:style-name="T47">C</text:span><text:span text:style-name="T48">max</text:span><text:span text:style-name="T16"> are solvable in </text:span><text:span text:style-name="T28">O</text:span><text:span text:style-name="T33">(</text:span><text:span text:style-name="T28">n</text:span><text:span text:style-name="T138">2</text:span><text:span text:style-name="T33">) </text:span><text:span text:style-name="T16">time.</text:span></text:p>
            </text:list-item>
            <text:list-item>
              <text:p text:style-name="P25"><text:span text:style-name="T16"><text:s/></text:span><text:span text:style-name="T16">The following inequality estimating preemptive, non-preemptive and LS schedules holds</text:span></text:p>
            </text:list-item>
          </text:list>
          <text:list text:style-name="L6">
            <text:list-header>
              <text:p text:style-name="P34"><text:span text:style-name="T65">C*</text:span><text:span text:style-name="T169">max</text:span><text:span text:style-name="T170"></text:span><text:span text:style-name="T171"> </text:span><text:span text:style-name="T65">C</text:span><text:span text:style-name="T171">(LS) </text:span><text:span text:style-name="T170"></text:span><text:span text:style-name="T171">(2–</text:span><text:span text:style-name="T65">m</text:span><text:span text:style-name="T172">–1</text:span><text:span text:style-name="T171">)</text:span><text:span text:style-name="T65">C*</text:span><text:span text:style-name="T169">max</text:span><text:span text:style-name="T172">(</text:span><text:span text:style-name="T173">pmtn</text:span><text:span text:style-name="T172">)</text:span></text:p>
            </text:list-header>
          </text:list>
          <draw:enhanced-geometry svg:viewBox="0 0 21600 21600" draw:type="mso-spt202" draw:enhanced-path="M 0 0 L 21600 0 21600 21600 0 21600 0 0 Z N"/>
        </draw:custom-shape>
        <draw:custom-shape draw:name="Text Box 4" draw:style-name="gr526" draw:text-style-name="P37" xml:id="id135" draw:id="id135" draw:layer="layout" svg:width="24.13cm" svg:height="1.192cm" svg:x="1.27cm" svg:y="11.126cm">
          <text:list text:style-name="L5">
            <text:list-header>
              <text:p text:style-name="P24"><text:span text:style-name="T33">Proof.</text:span><text:span text:style-name="T16"> The same as in the case of not dependent tasks.</text:span></text:p>
            </text:list-header>
          </text:list>
          <draw:enhanced-geometry svg:viewBox="0 0 21600 21600" draw:type="mso-spt202" draw:enhanced-path="M 0 0 L 21600 0 21600 21600 0 21600 0 0 Z N"/>
        </draw:custom-shape>
        <draw:custom-shape draw:name="Text Box 5" draw:style-name="gr527" draw:text-style-name="P60" draw:layer="layout" svg:width="24.765cm" svg:height="1.277cm" svg:x="0.635cm" svg:y="2.725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5" smil:attributeName="visibility" smil:to="visible"/>
                  <anim:transitionFilter smil:dur="0.5s" smil:targetElement="id135" smil:type="dissolve"/>
                </anim:par>
              </anim:par>
            </anim:par>
          </anim:seq>
        </anim:par>
        <presentation:notes draw:style-name="dp2" presentation:use-date-time-name="dtd1">
          <draw:custom-shape draw:name="Rectangle 7" draw:style-name="gr52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6"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Schedule Length</text:span></text:p>
              </text:list-header>
            </text:list>
          </draw:text-box>
        </draw:frame>
        <draw:custom-shape draw:name="Text Box 3" draw:style-name="gr529" draw:text-style-name="P37" draw:layer="layout" svg:width="24.765cm" svg:height="8.318cm" svg:x="0.635cm" svg:y="3.687cm">
          <text:list text:style-name="L5">
            <text:list-header>
              <text:p text:style-name="P24"><text:span text:style-name="T141">Non-preemptive scheduling</text:span><text:span text:style-name="T11"> </text:span><text:span text:style-name="T75">P</text:span><text:span text:style-name="T76">|</text:span><text:span text:style-name="T75">prec</text:span><text:span text:style-name="T76">|</text:span><text:span text:style-name="T75">C</text:span><text:span text:style-name="T77">max</text:span><text:span text:style-name="T11">.</text:span></text:p>
            </text:list-header>
          </text:list>
          <text:list text:style-name="L7">
            <text:list-item>
              <text:p text:style-name="P25"><text:span text:style-name="T16"><text:s/></text:span><text:span text:style-name="T16">Obviously the problem is NP–hard. </text:span></text:p>
            </text:list-item>
            <text:list-item>
              <text:p text:style-name="P25"><text:span text:style-name="T16"><text:s/></text:span><text:span text:style-name="T16">Many unit-time processing time cases are known to be solvable in polynomial time: </text:span></text:p>
            </text:list-item>
          </text:list>
          <text:list text:style-name="L16">
            <text:list-item>
              <text:list>
                <text:list-item>
                  <text:p text:style-name="P25"><text:span text:style-name="T16"><text:s/></text:span><text:span text:style-name="T47">P</text:span><text:span text:style-name="T38">|</text:span><text:span text:style-name="T47">p</text:span><text:span text:style-name="T49">i</text:span><text:span text:style-name="T38">=1</text:span><text:span text:style-name="T47">,in–forest</text:span><text:span text:style-name="T38">|</text:span><text:span text:style-name="T47">C</text:span><text:span text:style-name="T48">max</text:span><text:span text:style-name="T16"> and </text:span><text:span text:style-name="T47">P</text:span><text:span text:style-name="T38">|</text:span><text:span text:style-name="T47">p</text:span><text:span text:style-name="T49">i</text:span><text:span text:style-name="T38">=1</text:span><text:span text:style-name="T47">,out–forest</text:span><text:span text:style-name="T38">|</text:span><text:span text:style-name="T47">C</text:span><text:span text:style-name="T48">max</text:span><text:span text:style-name="T16"> (</text:span><text:span text:style-name="T25">Hu algorithm</text:span><text:span text:style-name="T16">, complexity <text:s/></text:span><text:span text:style-name="T28">O</text:span><text:span text:style-name="T33">(</text:span><text:span text:style-name="T28">n</text:span><text:span text:style-name="T33">)</text:span><text:span text:style-name="T16">),</text:span></text:p>
                </text:list-item>
                <text:list-item>
                  <text:p text:style-name="P25"><text:span text:style-name="T16"><text:s/></text:span><text:span text:style-name="T47">P</text:span><text:span text:style-name="T38">2|</text:span><text:span text:style-name="T47">p</text:span><text:span text:style-name="T49">i</text:span><text:span text:style-name="T38">=1</text:span><text:span text:style-name="T47">,prec</text:span><text:span text:style-name="T38">|</text:span><text:span text:style-name="T47">C</text:span><text:span text:style-name="T48">max</text:span><text:span text:style-name="T16"> (</text:span><text:span text:style-name="T25">Coffman–Graham algorithm</text:span><text:span text:style-name="T16">, complexity </text:span><text:span text:style-name="T28">O</text:span><text:span text:style-name="T33">(</text:span><text:span text:style-name="T28">n</text:span><text:span text:style-name="T138">2</text:span><text:span text:style-name="T33">)</text:span><text:span text:style-name="T16">),</text:span></text:p>
                </text:list-item>
              </text:list>
            </text:list-item>
          </text:list>
          <text:list text:style-name="L7">
            <text:list-item>
              <text:p text:style-name="P25"><text:span text:style-name="T16"><text:s/></text:span><text:span text:style-name="T16">Even </text:span><text:span text:style-name="T47">P</text:span><text:span text:style-name="T38">|</text:span><text:span text:style-name="T47">p</text:span><text:span text:style-name="T49">i</text:span><text:span text:style-name="T38">=1</text:span><text:span text:style-name="T47">,opositing–forest</text:span><text:span text:style-name="T38">|</text:span><text:span text:style-name="T47">C</text:span><text:span text:style-name="T48">max</text:span><text:span text:style-name="T16"> i </text:span><text:span text:style-name="T47">P</text:span><text:span text:style-name="T38">2|</text:span><text:span text:style-name="T47">p</text:span><text:span text:style-name="T49">i</text:span><text:span text:style-name="T174"></text:span><text:span text:style-name="T38">{1,2}</text:span><text:span text:style-name="T47">,prec</text:span><text:span text:style-name="T38">|</text:span><text:span text:style-name="T47">C</text:span><text:span text:style-name="T48">max</text:span><text:span text:style-name="T16"> are NP–hard.</text:span></text:p>
            </text:list-item>
          </text:list>
          <draw:enhanced-geometry svg:viewBox="0 0 21600 21600" draw:type="mso-spt202" draw:enhanced-path="M 0 0 L 21600 0 21600 21600 0 21600 0 0 Z N"/>
        </draw:custom-shape>
        <draw:custom-shape draw:name="Text Box 4" draw:style-name="gr530" draw:text-style-name="P37" xml:id="id136" draw:id="id136" draw:layer="layout" svg:width="24.765cm" svg:height="7.373cm" svg:x="0.635cm" svg:y="11.626cm">
          <text:list text:style-name="L6">
            <text:list-header>
              <text:p text:style-name="P24"><text:span text:style-name="T14">Hu algorithm</text:span><text:span text:style-name="T11">: </text:span></text:p>
            </text:list-header>
          </text:list>
          <text:list text:style-name="L7">
            <text:list-item>
              <text:p text:style-name="P25"><text:span text:style-name="T11"><text:s/></text:span><text:span text:style-name="T30">out–forest </text:span><text:span text:style-name="T175"></text:span><text:span text:style-name="T11"> </text:span><text:span text:style-name="T30">in–forest reduction</text:span><text:span text:style-name="T11">: reverse the precedence relation. Solve the problem and reverse the obtained schedule.</text:span></text:p>
            </text:list-item>
            <text:list-item>
              <text:p text:style-name="P25"><text:span text:style-name="T11"><text:s/></text:span><text:span text:style-name="T30">in–forest</text:span><text:span text:style-name="T11"> </text:span><text:span text:style-name="T175"></text:span><text:span text:style-name="T11"> </text:span><text:span text:style-name="T30">in–tree</text:span><text:span text:style-name="T11">: add extra task dependent of all the roots. After obtaining the solution, remove this node from the schedule.</text:span></text:p>
            </text:list-item>
            <text:list-item>
              <text:p text:style-name="P25"><text:span text:style-name="T11"><text:s/></text:span><text:span text:style-name="T11">Hu algorithm sketch: list scheduling for dependent tasks + <text:s/>descending distance from the root order.</text:span></text:p>
            </text:list-item>
          </text:list>
          <draw:enhanced-geometry svg:viewBox="0 0 21600 21600" draw:type="mso-spt202" draw:enhanced-path="M 0 0 L 21600 0 21600 21600 0 21600 0 0 Z N"/>
        </draw:custom-shape>
        <draw:custom-shape draw:name="Text Box 5" draw:style-name="gr531"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6" smil:attributeName="visibility" smil:to="visible"/>
                  <anim:transitionFilter smil:dur="0.5s" smil:targetElement="id136" smil:type="dissolve"/>
                </anim:par>
              </anim:par>
            </anim:par>
          </anim:seq>
        </anim:par>
        <presentation:notes draw:style-name="dp2" presentation:use-date-time-name="dtd1">
          <draw:custom-shape draw:name="Rectangle 7" draw:style-name="gr53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7"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533"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4" draw:style-name="gr534" draw:text-style-name="P37" draw:layer="layout" svg:width="24.765cm" svg:height="4.465cm" svg:x="0.635cm" svg:y="5.003cm">
          <text:list text:style-name="L6">
            <text:list-header>
              <text:p text:style-name="P24"><text:span text:style-name="T14">Hu algorithm </text:span><text:span text:style-name="T17">(</text:span><text:span text:style-name="T75">P</text:span><text:span text:style-name="T76">|</text:span><text:span text:style-name="T75">p</text:span><text:span text:style-name="T78">i</text:span><text:span text:style-name="T76">=1</text:span><text:span text:style-name="T75">,in–tree</text:span><text:span text:style-name="T76">|</text:span><text:span text:style-name="T75">C</text:span><text:span text:style-name="T77">max</text:span><text:span text:style-name="T17">)</text:span><text:span text:style-name="T11">: </text:span></text:p>
            </text:list-header>
          </text:list>
          <text:list text:style-name="L7">
            <text:list-item>
              <text:p text:style-name="P25"><text:span text:style-name="T30"><text:s/></text:span><text:span text:style-name="T30">Level of a task</text:span><text:span text:style-name="T11"> – number of nodes in the path to the root.</text:span></text:p>
            </text:list-item>
            <text:list-item>
              <text:p text:style-name="P25"><text:span text:style-name="T11"><text:s/></text:span><text:span text:style-name="T11">The task is </text:span><text:span text:style-name="T30">available at the moment t</text:span><text:span text:style-name="T11"> if all the tasks dependent of that task have been completed until </text:span><text:span text:style-name="T30">t.</text:span></text:p>
            </text:list-item>
          </text:list>
          <draw:enhanced-geometry svg:viewBox="0 0 21600 21600" draw:type="mso-spt202" draw:enhanced-path="M 0 0 L 21600 0 21600 21600 0 21600 0 0 Z N"/>
        </draw:custom-shape>
        <draw:custom-shape draw:name="Text Box 5" draw:style-name="gr535" draw:text-style-name="P26" xml:id="id137" draw:id="id137" draw:layer="layout" svg:width="23.072cm" svg:height="9.825cm" svg:x="1.605cm" svg:y="9.385cm">
          <text:list text:style-name="L5">
            <text:list-header>
              <text:p text:style-name="P25"><text:span text:style-name="T11">Compute the levels of the tasks;</text:span></text:p>
              <text:p text:style-name="P25"><text:span text:style-name="T30">t</text:span><text:span text:style-name="T11">:=1;</text:span></text:p>
              <text:p text:style-name="P25"><text:span text:style-name="T17">repeat</text:span></text:p>
              <text:p text:style-name="P95"><text:span text:style-name="T11"><text:tab/></text:span><text:span text:style-name="T11">Find the list </text:span><text:span text:style-name="T30">L</text:span><text:span text:style-name="T35">t</text:span><text:span text:style-name="T34"> </text:span><text:span text:style-name="T11">of the tasks available at the moment </text:span><text:span text:style-name="T30">t</text:span><text:span text:style-name="T11">;</text:span></text:p>
              <text:p text:style-name="P95"><text:span text:style-name="T11"><text:tab/></text:span><text:span text:style-name="T11">Sort </text:span><text:span text:style-name="T30">L</text:span><text:span text:style-name="T35">t</text:span><text:span text:style-name="T11"> in non-increasing levels</text:span><text:span text:style-name="T2"> order</text:span><text:span text:style-name="T11">; </text:span></text:p>
              <text:p text:style-name="P95"><text:span text:style-name="T11"><text:tab/></text:span><text:span text:style-name="T11">Assign </text:span><text:span text:style-name="T30">m</text:span><text:span text:style-name="T11"> (or less) first tasks from </text:span><text:span text:style-name="T30">L</text:span><text:span text:style-name="T35">t</text:span><text:span text:style-name="T11"> to the processors;</text:span></text:p>
              <text:p text:style-name="P95"><text:span text:style-name="T11"><text:tab/></text:span><text:span text:style-name="T11">Remove the scheduled tasks from the graph;</text:span></text:p>
              <text:p text:style-name="P95"><text:span text:style-name="T30"><text:tab/></text:span><text:span text:style-name="T30">t</text:span><text:span text:style-name="T11">:=</text:span><text:span text:style-name="T30">t</text:span><text:span text:style-name="T11">+1;</text:span></text:p>
              <text:p text:style-name="P24"><text:span text:style-name="T17">until</text:span><text:span text:style-name="T11"> all the tasks are scheduled;</text:span></text:p>
            </text:list-header>
          </text:list>
          <draw:enhanced-geometry svg:viewBox="0 0 21600 21600" draw:type="mso-spt202" draw:enhanced-path="M 0 0 L 21600 0 21600 21600 0 21600 0 0 Z N"/>
        </draw:custom-shape>
        <draw:custom-shape draw:name="Text Box 6" draw:style-name="gr536"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7" smil:attributeName="visibility" smil:to="visible"/>
                  <anim:transitionFilter smil:dur="0.5s" smil:targetElement="id137" smil:type="dissolve"/>
                </anim:par>
              </anim:par>
            </anim:par>
          </anim:seq>
        </anim:par>
        <presentation:notes draw:style-name="dp2" presentation:use-date-time-name="dtd1">
          <draw:custom-shape draw:name="Rectangle 7" draw:style-name="gr53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8"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g draw:name="Group 3">
          <draw:custom-shape draw:name="Text Box 4" draw:style-name="gr538" draw:text-style-name="P37" draw:layer="layout" svg:width="24.765cm" svg:height="1.192cm" svg:x="0.635cm" svg:y="5.503cm">
            <text:list text:style-name="L5">
              <text:list-header>
                <text:p text:style-name="P24"><text:span text:style-name="T33">Example. </text:span><text:span text:style-name="T16">Hu algorithm. </text:span><text:span text:style-name="T18">n</text:span><text:span text:style-name="T16">=12, </text:span><text:span text:style-name="T18">m</text:span><text:span text:style-name="T16">=3.</text:span></text:p>
              </text:list-header>
            </text:list>
            <draw:enhanced-geometry svg:viewBox="0 0 21600 21600" draw:type="mso-spt202" draw:enhanced-path="M 0 0 L 21600 0 21600 21600 0 21600 0 0 Z N"/>
          </draw:custom-shape>
          <draw:custom-shape draw:name="Oval 5" draw:style-name="gr539"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540"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541"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42"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43"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44"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45"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46"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547"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548"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549"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50"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209" draw:text-style-name="P38" draw:layer="layout" svg:x1="4.295cm" svg:y1="8.546cm" svg:x2="5.283cm" svg:y2="10.266cm">
            <text:p/>
          </draw:line>
          <draw:line draw:name="Line 18" draw:style-name="gr209" draw:text-style-name="P38" draw:layer="layout" svg:x1="6.822cm" svg:y1="8.546cm" svg:x2="5.614cm" svg:y2="10.231cm">
            <text:p/>
          </draw:line>
          <draw:line draw:name="Line 19" draw:style-name="gr209" draw:text-style-name="P38" draw:layer="layout" svg:x1="10.085cm" svg:y1="8.581cm" svg:x2="10.085cm" svg:y2="10.301cm">
            <text:p/>
          </draw:line>
          <draw:line draw:name="Line 20" draw:style-name="gr209" draw:text-style-name="P38" draw:layer="layout" svg:x1="13.348cm" svg:y1="8.546cm" svg:x2="14.411cm" svg:y2="10.266cm">
            <text:p/>
          </draw:line>
          <draw:line draw:name="Line 21" draw:style-name="gr209" draw:text-style-name="P38" draw:layer="layout" svg:x1="15.804cm" svg:y1="8.581cm" svg:x2="14.706cm" svg:y2="10.231cm">
            <text:p/>
          </draw:line>
          <draw:line draw:name="Line 22" draw:style-name="gr209" draw:text-style-name="P38" draw:layer="layout" svg:x1="5.503cm" svg:y1="10.883cm" svg:x2="5.503cm" svg:y2="12.978cm">
            <text:p/>
          </draw:line>
          <draw:line draw:name="Line 23" draw:style-name="gr209" draw:text-style-name="P38" draw:layer="layout" svg:x1="2.752cm" svg:y1="10.848cm" svg:x2="5.208cm" svg:y2="13.119cm">
            <text:p/>
          </draw:line>
          <draw:line draw:name="Line 24" draw:style-name="gr209" draw:text-style-name="P38" draw:layer="layout" svg:x1="14.375cm" svg:y1="10.782cm" svg:x2="12.54cm" svg:y2="13.048cm">
            <text:p/>
          </draw:line>
          <draw:line draw:name="Line 25" draw:style-name="gr209" draw:text-style-name="P38" draw:layer="layout" svg:x1="5.794cm" svg:y1="13.529cm" svg:x2="8.802cm" svg:y2="15.76cm">
            <text:p/>
          </draw:line>
          <draw:line draw:name="Line 26" draw:style-name="gr209" draw:text-style-name="P38" draw:layer="layout" svg:x1="12.14cm" svg:y1="13.564cm" svg:x2="9.388cm" svg:y2="15.694cm">
            <text:p/>
          </draw:line>
          <draw:line draw:name="Line 27" draw:style-name="gr209" draw:text-style-name="P38" draw:layer="layout" svg:x1="10.288cm" svg:y1="10.817cm" svg:x2="12.065cm" svg:y2="13.048cm">
            <text:p/>
          </draw:line>
          <draw:custom-shape draw:name="Text Box 28" draw:style-name="gr551"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9" draw:style-name="gr552"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30" draw:style-name="gr553"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31" draw:style-name="gr554"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2" draw:style-name="gr555"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3" draw:style-name="gr556"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4" draw:style-name="gr557"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5" draw:style-name="gr558"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6" draw:style-name="gr559"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7" draw:style-name="gr560"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8" draw:style-name="gr561"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9" draw:style-name="gr562"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g>
        <draw:g draw:name="Group 40" xml:id="id138" draw:id="id138">
          <draw:custom-shape draw:name="AutoShape 41" draw:style-name="gr563" draw:text-style-name="P33" draw:layer="layout" svg:width="13.64cm" svg:height="1.235cm" svg:x="2.923cm" svg:y="7.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564" draw:text-style-name="P33" draw:layer="layout" svg:width="13.418cm" svg:height="1.134cm" svg:x="1.786cm" svg:y="10.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3" draw:style-name="gr565" draw:text-style-name="P33" draw:layer="layout" svg:width="8.175cm" svg:height="1.032cm" svg:x="4.648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566" draw:text-style-name="P33" draw:layer="layout" svg:width="2.645cm" svg:height="1.032cm" svg:x="7.704cm" svg:y="15.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5" draw:style-name="gr567" draw:text-style-name="P37" draw:layer="layout" svg:width="1.394cm" svg:height="1.08cm" svg:x="5.009cm" svg:y="15.385cm">
            <text:list text:style-name="L5">
              <text:list-header>
                <text:p text:style-name="P24"><text:span text:style-name="T83">1</text:span></text:p>
              </text:list-header>
            </text:list>
            <draw:enhanced-geometry svg:viewBox="0 0 21600 21600" draw:type="mso-spt202" draw:enhanced-path="M 0 0 L 21600 0 21600 21600 0 21600 0 0 Z N"/>
          </draw:custom-shape>
          <draw:custom-shape draw:name="Text Box 46" draw:style-name="gr568" draw:text-style-name="P37" draw:layer="layout" svg:width="1.394cm" svg:height="1.085cm" svg:x="2.138cm" svg:y="12.788cm">
            <text:list text:style-name="L5">
              <text:list-header>
                <text:p text:style-name="P24"><text:span text:style-name="T83">2</text:span></text:p>
              </text:list-header>
            </text:list>
            <draw:enhanced-geometry svg:viewBox="0 0 21600 21600" draw:type="mso-spt202" draw:enhanced-path="M 0 0 L 21600 0 21600 21600 0 21600 0 0 Z N"/>
          </draw:custom-shape>
          <draw:custom-shape draw:name="Text Box 47" draw:style-name="gr569" draw:text-style-name="P37" draw:layer="layout" svg:width="1.393cm" svg:height="1.085cm" svg:x="0cm" svg:y="10.001cm">
            <text:list text:style-name="L5">
              <text:list-header>
                <text:p text:style-name="P24"><text:span text:style-name="T83">3</text:span></text:p>
              </text:list-header>
            </text:list>
            <draw:enhanced-geometry svg:viewBox="0 0 21600 21600" draw:type="mso-spt202" draw:enhanced-path="M 0 0 L 21600 0 21600 21600 0 21600 0 0 Z N"/>
          </draw:custom-shape>
          <draw:custom-shape draw:name="Text Box 48" draw:style-name="gr570" draw:text-style-name="P37" draw:layer="layout" svg:width="1.393cm" svg:height="1.084cm" svg:x="0.679cm" svg:y="7.686cm">
            <text:list text:style-name="L5">
              <text:list-header>
                <text:p text:style-name="P24"><text:span text:style-name="T83">4</text:span></text:p>
              </text:list-header>
            </text:list>
            <draw:enhanced-geometry svg:viewBox="0 0 21600 21600" draw:type="mso-spt202" draw:enhanced-path="M 0 0 L 21600 0 21600 21600 0 21600 0 0 Z N"/>
          </draw:custom-shape>
        </draw:g>
        <draw:g draw:name="Group 49" xml:id="id139" draw:id="id139">
          <draw:custom-shape draw:name="Oval 50" draw:style-name="gr571" draw:text-style-name="P33" draw:layer="layout" svg:width="0.635cm" svg:height="0.635cm" svg:x="18.203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1" draw:style-name="gr572" draw:text-style-name="P37" draw:layer="layout" svg:width="5.926cm" svg:height="1.108cm" svg:x="18.838cm" svg:y="7.832cm">
            <text:list text:style-name="L17">
              <text:list-item>
                <text:p text:style-name="P24"><text:span text:style-name="T52"><text:s/></text:span><text:span text:style-name="T52">available tasks</text:span></text:p>
              </text:list-item>
            </text:list>
            <draw:enhanced-geometry svg:viewBox="0 0 21600 21600" draw:type="mso-spt202" draw:enhanced-path="M 0 0 L 21600 0 21600 21600 0 21600 0 0 Z N"/>
          </draw:custom-shape>
        </draw:g>
        <draw:custom-shape draw:name="Text Box 52" draw:style-name="gr573"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53" draw:style-name="gr574"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38" smil:attributeName="visibility" smil:to="visible"/>
                  <anim:transitionFilter smil:dur="0.5s" smil:targetElement="id13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9" smil:attributeName="visibility" smil:to="visible"/>
                  <anim:transitionFilter smil:dur="0.5s" smil:targetElement="id139" smil:type="dissolve"/>
                </anim:par>
              </anim:par>
            </anim:par>
          </anim:seq>
        </anim:par>
        <presentation:notes draw:style-name="dp2" presentation:use-date-time-name="dtd1">
          <draw:custom-shape draw:name="Rectangle 7" draw:style-name="gr57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8"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49"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g draw:name="Group 3">
          <draw:custom-shape draw:name="Text Box 4" draw:style-name="gr576" draw:text-style-name="P37" draw:layer="layout" svg:width="24.765cm" svg:height="1.192cm" svg:x="0.635cm" svg:y="5.503cm">
            <text:list text:style-name="L5">
              <text:list-header>
                <text:p text:style-name="P24"><text:span text:style-name="T33">Example. </text:span><text:span text:style-name="T16">Hu algorithm. </text:span><text:span text:style-name="T18">n</text:span><text:span text:style-name="T16">=12, </text:span><text:span text:style-name="T18">m</text:span><text:span text:style-name="T16">=3.</text:span></text:p>
              </text:list-header>
            </text:list>
            <draw:enhanced-geometry svg:viewBox="0 0 21600 21600" draw:type="mso-spt202" draw:enhanced-path="M 0 0 L 21600 0 21600 21600 0 21600 0 0 Z N"/>
          </draw:custom-shape>
          <draw:custom-shape draw:name="Oval 5" draw:style-name="gr577"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578"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579"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80"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81"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82"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83"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84"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585"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586"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587"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88"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209" draw:text-style-name="P38" draw:layer="layout" svg:x1="4.295cm" svg:y1="8.546cm" svg:x2="5.283cm" svg:y2="10.266cm">
            <text:p/>
          </draw:line>
          <draw:line draw:name="Line 18" draw:style-name="gr209" draw:text-style-name="P38" draw:layer="layout" svg:x1="6.822cm" svg:y1="8.546cm" svg:x2="5.614cm" svg:y2="10.231cm">
            <text:p/>
          </draw:line>
          <draw:line draw:name="Line 19" draw:style-name="gr209" draw:text-style-name="P38" draw:layer="layout" svg:x1="10.085cm" svg:y1="8.581cm" svg:x2="10.085cm" svg:y2="10.301cm">
            <text:p/>
          </draw:line>
          <draw:line draw:name="Line 20" draw:style-name="gr209" draw:text-style-name="P38" draw:layer="layout" svg:x1="13.348cm" svg:y1="8.546cm" svg:x2="14.411cm" svg:y2="10.266cm">
            <text:p/>
          </draw:line>
          <draw:line draw:name="Line 21" draw:style-name="gr209" draw:text-style-name="P38" draw:layer="layout" svg:x1="15.804cm" svg:y1="8.581cm" svg:x2="14.706cm" svg:y2="10.231cm">
            <text:p/>
          </draw:line>
          <draw:line draw:name="Line 22" draw:style-name="gr209" draw:text-style-name="P38" draw:layer="layout" svg:x1="5.503cm" svg:y1="10.883cm" svg:x2="5.503cm" svg:y2="12.978cm">
            <text:p/>
          </draw:line>
          <draw:line draw:name="Line 23" draw:style-name="gr209" draw:text-style-name="P38" draw:layer="layout" svg:x1="2.752cm" svg:y1="10.848cm" svg:x2="5.208cm" svg:y2="13.119cm">
            <text:p/>
          </draw:line>
          <draw:line draw:name="Line 24" draw:style-name="gr209" draw:text-style-name="P38" draw:layer="layout" svg:x1="14.375cm" svg:y1="10.782cm" svg:x2="12.54cm" svg:y2="13.048cm">
            <text:p/>
          </draw:line>
          <draw:line draw:name="Line 25" draw:style-name="gr209" draw:text-style-name="P38" draw:layer="layout" svg:x1="5.794cm" svg:y1="13.529cm" svg:x2="8.802cm" svg:y2="15.76cm">
            <text:p/>
          </draw:line>
          <draw:line draw:name="Line 26" draw:style-name="gr209" draw:text-style-name="P38" draw:layer="layout" svg:x1="12.14cm" svg:y1="13.564cm" svg:x2="9.388cm" svg:y2="15.694cm">
            <text:p/>
          </draw:line>
          <draw:line draw:name="Line 27" draw:style-name="gr209" draw:text-style-name="P38" draw:layer="layout" svg:x1="10.288cm" svg:y1="10.817cm" svg:x2="12.065cm" svg:y2="13.048cm">
            <text:p/>
          </draw:line>
          <draw:custom-shape draw:name="Text Box 28" draw:style-name="gr589"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9" draw:style-name="gr590"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30" draw:style-name="gr591"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31" draw:style-name="gr592"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2" draw:style-name="gr593"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3" draw:style-name="gr594"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4" draw:style-name="gr595"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5" draw:style-name="gr596"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6" draw:style-name="gr597"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7" draw:style-name="gr598"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8" draw:style-name="gr599"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9" draw:style-name="gr600"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g>
        <draw:g draw:name="Group 40">
          <draw:custom-shape draw:name="AutoShape 41" draw:style-name="gr601" draw:text-style-name="P33" draw:layer="layout" svg:width="13.64cm" svg:height="1.235cm" svg:x="2.923cm" svg:y="7.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602" draw:text-style-name="P33" draw:layer="layout" svg:width="13.418cm" svg:height="1.134cm" svg:x="1.786cm" svg:y="10.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3" draw:style-name="gr603" draw:text-style-name="P33" draw:layer="layout" svg:width="8.175cm" svg:height="1.032cm" svg:x="4.648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604" draw:text-style-name="P33" draw:layer="layout" svg:width="2.645cm" svg:height="1.032cm" svg:x="7.704cm" svg:y="15.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5" draw:style-name="gr605" draw:text-style-name="P37" draw:layer="layout" svg:width="1.394cm" svg:height="1.08cm" svg:x="5.009cm" svg:y="15.385cm">
            <text:list text:style-name="L5">
              <text:list-header>
                <text:p text:style-name="P24"><text:span text:style-name="T83">1</text:span></text:p>
              </text:list-header>
            </text:list>
            <draw:enhanced-geometry svg:viewBox="0 0 21600 21600" draw:type="mso-spt202" draw:enhanced-path="M 0 0 L 21600 0 21600 21600 0 21600 0 0 Z N"/>
          </draw:custom-shape>
          <draw:custom-shape draw:name="Text Box 46" draw:style-name="gr606" draw:text-style-name="P37" draw:layer="layout" svg:width="1.394cm" svg:height="1.085cm" svg:x="2.138cm" svg:y="12.788cm">
            <text:list text:style-name="L5">
              <text:list-header>
                <text:p text:style-name="P24"><text:span text:style-name="T83">2</text:span></text:p>
              </text:list-header>
            </text:list>
            <draw:enhanced-geometry svg:viewBox="0 0 21600 21600" draw:type="mso-spt202" draw:enhanced-path="M 0 0 L 21600 0 21600 21600 0 21600 0 0 Z N"/>
          </draw:custom-shape>
          <draw:custom-shape draw:name="Text Box 47" draw:style-name="gr607" draw:text-style-name="P37" draw:layer="layout" svg:width="1.393cm" svg:height="1.085cm" svg:x="0cm" svg:y="10.001cm">
            <text:list text:style-name="L5">
              <text:list-header>
                <text:p text:style-name="P24"><text:span text:style-name="T83">3</text:span></text:p>
              </text:list-header>
            </text:list>
            <draw:enhanced-geometry svg:viewBox="0 0 21600 21600" draw:type="mso-spt202" draw:enhanced-path="M 0 0 L 21600 0 21600 21600 0 21600 0 0 Z N"/>
          </draw:custom-shape>
          <draw:custom-shape draw:name="Text Box 48" draw:style-name="gr608" draw:text-style-name="P37" draw:layer="layout" svg:width="1.393cm" svg:height="1.084cm" svg:x="0.679cm" svg:y="7.686cm">
            <text:list text:style-name="L5">
              <text:list-header>
                <text:p text:style-name="P24"><text:span text:style-name="T83">4</text:span></text:p>
              </text:list-header>
            </text:list>
            <draw:enhanced-geometry svg:viewBox="0 0 21600 21600" draw:type="mso-spt202" draw:enhanced-path="M 0 0 L 21600 0 21600 21600 0 21600 0 0 Z N"/>
          </draw:custom-shape>
        </draw:g>
        <draw:frame draw:name="Object 49" draw:style-name="gr476" draw:layer="layout" svg:width="9.062cm" svg:height="7.06cm" svg:x="15.491cm" svg:y="11.99cm">
          <draw:object-ole draw:class-id="00020907-0000-0000-c000-000000000046" xlink:href="./Object 28" xlink:type="simple" xlink:show="embed" xlink:actuate="onLoad">
            <text:p/>
          </draw:object-ole>
          <draw:image xlink:href="./ObjectReplacements/Object 28" xlink:type="simple" xlink:show="embed" xlink:actuate="onLoad"/>
        </draw:frame>
        <draw:g draw:name="Group 50" xml:id="id140" draw:id="id140">
          <draw:g draw:name="Group 51">
            <draw:line draw:name="Line 52" draw:style-name="gr609" draw:text-style-name="P38" draw:layer="layout" svg:x1="3.598cm" svg:y1="7.832cm" svg:x2="4.444cm" svg:y2="8.889cm">
              <text:p/>
            </draw:line>
            <draw:line draw:name="Line 53" draw:style-name="gr609" draw:text-style-name="P38" draw:layer="layout" svg:x1="4.444cm" svg:y1="7.832cm" svg:x2="3.598cm" svg:y2="8.889cm">
              <text:p/>
            </draw:line>
          </draw:g>
          <draw:g draw:name="Group 54">
            <draw:line draw:name="Line 55" draw:style-name="gr609" draw:text-style-name="P38" draw:layer="layout" svg:x1="6.562cm" svg:y1="7.832cm" svg:x2="7.407cm" svg:y2="8.889cm">
              <text:p/>
            </draw:line>
            <draw:line draw:name="Line 56" draw:style-name="gr609" draw:text-style-name="P38" draw:layer="layout" svg:x1="7.406cm" svg:y1="7.832cm" svg:x2="6.561cm" svg:y2="8.889cm">
              <text:p/>
            </draw:line>
          </draw:g>
          <draw:g draw:name="Group 57">
            <draw:line draw:name="Line 58" draw:style-name="gr609" draw:text-style-name="P38" draw:layer="layout" svg:x1="9.737cm" svg:y1="7.832cm" svg:x2="10.582cm" svg:y2="8.889cm">
              <text:p/>
            </draw:line>
            <draw:line draw:name="Line 59" draw:style-name="gr609" draw:text-style-name="P38" draw:layer="layout" svg:x1="10.581cm" svg:y1="7.832cm" svg:x2="9.736cm" svg:y2="8.889cm">
              <text:p/>
            </draw:line>
          </draw:g>
        </draw:g>
        <draw:custom-shape draw:name="Text Box 60" draw:style-name="gr610"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61" draw:style-name="gr611"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40" smil:attributeName="visibility" smil:to="visible"/>
                  <anim:transitionFilter smil:dur="0.5s" smil:targetElement="id140" smil:type="dissolve"/>
                </anim:par>
              </anim:par>
            </anim:par>
          </anim:seq>
        </anim:par>
        <presentation:notes draw:style-name="dp2" presentation:use-date-time-name="dtd1">
          <draw:custom-shape draw:name="Rectangle 7" draw:style-name="gr61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4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0"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613" draw:text-style-name="P37" draw:layer="layout" svg:width="24.765cm" svg:height="1.192cm" svg:x="0.635cm" svg:y="5.503cm">
          <text:list text:style-name="L5">
            <text:list-header>
              <text:p text:style-name="P24"><text:span text:style-name="T33">Example. </text:span><text:span text:style-name="T16">Hu algorithm. </text:span><text:span text:style-name="T18">n</text:span><text:span text:style-name="T16">=12, </text:span><text:span text:style-name="T18">m</text:span><text:span text:style-name="T16">=3.</text:span></text:p>
            </text:list-header>
          </text:list>
          <draw:enhanced-geometry svg:viewBox="0 0 21600 21600" draw:type="mso-spt202" draw:enhanced-path="M 0 0 L 21600 0 21600 21600 0 21600 0 0 Z N"/>
        </draw:custom-shape>
        <draw:custom-shape draw:name="Oval 4" draw:style-name="gr614"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615"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16"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17"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18"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619"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20"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621"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622"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623"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624"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625"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09" draw:text-style-name="P38" draw:layer="layout" svg:x1="4.295cm" svg:y1="8.546cm" svg:x2="5.283cm" svg:y2="10.266cm">
          <text:p/>
        </draw:line>
        <draw:line draw:name="Line 17" draw:style-name="gr209" draw:text-style-name="P38" draw:layer="layout" svg:x1="6.822cm" svg:y1="8.546cm" svg:x2="5.614cm" svg:y2="10.231cm">
          <text:p/>
        </draw:line>
        <draw:line draw:name="Line 18" draw:style-name="gr209" draw:text-style-name="P38" draw:layer="layout" svg:x1="10.085cm" svg:y1="8.581cm" svg:x2="10.085cm" svg:y2="10.301cm">
          <text:p/>
        </draw:line>
        <draw:line draw:name="Line 19" draw:style-name="gr209" draw:text-style-name="P38" draw:layer="layout" svg:x1="13.348cm" svg:y1="8.546cm" svg:x2="14.411cm" svg:y2="10.266cm">
          <text:p/>
        </draw:line>
        <draw:line draw:name="Line 20" draw:style-name="gr209" draw:text-style-name="P38" draw:layer="layout" svg:x1="15.804cm" svg:y1="8.581cm" svg:x2="14.706cm" svg:y2="10.231cm">
          <text:p/>
        </draw:line>
        <draw:line draw:name="Line 21" draw:style-name="gr209" draw:text-style-name="P38" draw:layer="layout" svg:x1="5.503cm" svg:y1="10.883cm" svg:x2="5.503cm" svg:y2="12.978cm">
          <text:p/>
        </draw:line>
        <draw:line draw:name="Line 22" draw:style-name="gr209" draw:text-style-name="P38" draw:layer="layout" svg:x1="2.752cm" svg:y1="10.848cm" svg:x2="5.208cm" svg:y2="13.119cm">
          <text:p/>
        </draw:line>
        <draw:line draw:name="Line 23" draw:style-name="gr209" draw:text-style-name="P38" draw:layer="layout" svg:x1="14.375cm" svg:y1="10.782cm" svg:x2="12.54cm" svg:y2="13.048cm">
          <text:p/>
        </draw:line>
        <draw:line draw:name="Line 24" draw:style-name="gr209" draw:text-style-name="P38" draw:layer="layout" svg:x1="5.794cm" svg:y1="13.529cm" svg:x2="8.802cm" svg:y2="15.76cm">
          <text:p/>
        </draw:line>
        <draw:line draw:name="Line 25" draw:style-name="gr209" draw:text-style-name="P38" draw:layer="layout" svg:x1="12.14cm" svg:y1="13.564cm" svg:x2="9.388cm" svg:y2="15.694cm">
          <text:p/>
        </draw:line>
        <draw:line draw:name="Line 26" draw:style-name="gr209" draw:text-style-name="P38" draw:layer="layout" svg:x1="10.288cm" svg:y1="10.817cm" svg:x2="12.065cm" svg:y2="13.048cm">
          <text:p/>
        </draw:line>
        <draw:custom-shape draw:name="Text Box 27" draw:style-name="gr626"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8" draw:style-name="gr627"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9" draw:style-name="gr628"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30" draw:style-name="gr629"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1" draw:style-name="gr630"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2" draw:style-name="gr631"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3" draw:style-name="gr632"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4" draw:style-name="gr633"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5" draw:style-name="gr634"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6" draw:style-name="gr635"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7" draw:style-name="gr636"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8" draw:style-name="gr637"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g draw:name="Group 39">
          <draw:custom-shape draw:name="AutoShape 40" draw:style-name="gr638" draw:text-style-name="P33" draw:layer="layout" svg:width="13.64cm" svg:height="1.235cm" svg:x="2.923cm" svg:y="7.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1" draw:style-name="gr639" draw:text-style-name="P33" draw:layer="layout" svg:width="13.418cm" svg:height="1.134cm" svg:x="1.786cm" svg:y="10.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640" draw:text-style-name="P33" draw:layer="layout" svg:width="8.175cm" svg:height="1.032cm" svg:x="4.648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3" draw:style-name="gr641" draw:text-style-name="P33" draw:layer="layout" svg:width="2.645cm" svg:height="1.032cm" svg:x="7.704cm" svg:y="15.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4" draw:style-name="gr642" draw:text-style-name="P37" draw:layer="layout" svg:width="1.394cm" svg:height="1.08cm" svg:x="5.009cm" svg:y="15.385cm">
            <text:list text:style-name="L5">
              <text:list-header>
                <text:p text:style-name="P24"><text:span text:style-name="T83">1</text:span></text:p>
              </text:list-header>
            </text:list>
            <draw:enhanced-geometry svg:viewBox="0 0 21600 21600" draw:type="mso-spt202" draw:enhanced-path="M 0 0 L 21600 0 21600 21600 0 21600 0 0 Z N"/>
          </draw:custom-shape>
          <draw:custom-shape draw:name="Text Box 45" draw:style-name="gr643" draw:text-style-name="P37" draw:layer="layout" svg:width="1.394cm" svg:height="1.085cm" svg:x="2.138cm" svg:y="12.788cm">
            <text:list text:style-name="L5">
              <text:list-header>
                <text:p text:style-name="P24"><text:span text:style-name="T83">2</text:span></text:p>
              </text:list-header>
            </text:list>
            <draw:enhanced-geometry svg:viewBox="0 0 21600 21600" draw:type="mso-spt202" draw:enhanced-path="M 0 0 L 21600 0 21600 21600 0 21600 0 0 Z N"/>
          </draw:custom-shape>
          <draw:custom-shape draw:name="Text Box 46" draw:style-name="gr644" draw:text-style-name="P37" draw:layer="layout" svg:width="1.393cm" svg:height="1.085cm" svg:x="0cm" svg:y="10.001cm">
            <text:list text:style-name="L5">
              <text:list-header>
                <text:p text:style-name="P24"><text:span text:style-name="T83">3</text:span></text:p>
              </text:list-header>
            </text:list>
            <draw:enhanced-geometry svg:viewBox="0 0 21600 21600" draw:type="mso-spt202" draw:enhanced-path="M 0 0 L 21600 0 21600 21600 0 21600 0 0 Z N"/>
          </draw:custom-shape>
          <draw:custom-shape draw:name="Text Box 47" draw:style-name="gr645" draw:text-style-name="P37" draw:layer="layout" svg:width="1.393cm" svg:height="1.084cm" svg:x="0.679cm" svg:y="7.686cm">
            <text:list text:style-name="L5">
              <text:list-header>
                <text:p text:style-name="P24"><text:span text:style-name="T83">4</text:span></text:p>
              </text:list-header>
            </text:list>
            <draw:enhanced-geometry svg:viewBox="0 0 21600 21600" draw:type="mso-spt202" draw:enhanced-path="M 0 0 L 21600 0 21600 21600 0 21600 0 0 Z N"/>
          </draw:custom-shape>
        </draw:g>
        <draw:frame draw:name="Object 48" draw:style-name="gr477" draw:layer="layout" svg:width="9.062cm" svg:height="7.06cm" svg:x="15.452cm" svg:y="11.99cm">
          <draw:object-ole draw:class-id="00020907-0000-0000-c000-000000000046" xlink:href="./Object 29" xlink:type="simple" xlink:show="embed" xlink:actuate="onLoad">
            <text:p/>
          </draw:object-ole>
          <draw:image xlink:href="./ObjectReplacements/Object 29" xlink:type="simple" xlink:show="embed" xlink:actuate="onLoad"/>
        </draw:frame>
        <draw:g draw:name="Group 49">
          <draw:g draw:name="Group 50">
            <draw:line draw:name="Line 51" draw:style-name="gr609" draw:text-style-name="P38" draw:layer="layout" svg:x1="3.598cm" svg:y1="7.832cm" svg:x2="4.444cm" svg:y2="8.889cm">
              <text:p/>
            </draw:line>
            <draw:line draw:name="Line 52" draw:style-name="gr609" draw:text-style-name="P38" draw:layer="layout" svg:x1="4.444cm" svg:y1="7.832cm" svg:x2="3.598cm" svg:y2="8.889cm">
              <text:p/>
            </draw:line>
          </draw:g>
          <draw:g draw:name="Group 53">
            <draw:line draw:name="Line 54" draw:style-name="gr609" draw:text-style-name="P38" draw:layer="layout" svg:x1="6.562cm" svg:y1="7.832cm" svg:x2="7.407cm" svg:y2="8.889cm">
              <text:p/>
            </draw:line>
            <draw:line draw:name="Line 55" draw:style-name="gr609" draw:text-style-name="P38" draw:layer="layout" svg:x1="7.406cm" svg:y1="7.832cm" svg:x2="6.561cm" svg:y2="8.889cm">
              <text:p/>
            </draw:line>
          </draw:g>
          <draw:g draw:name="Group 56">
            <draw:line draw:name="Line 57" draw:style-name="gr609" draw:text-style-name="P38" draw:layer="layout" svg:x1="9.737cm" svg:y1="7.832cm" svg:x2="10.582cm" svg:y2="8.889cm">
              <text:p/>
            </draw:line>
            <draw:line draw:name="Line 58" draw:style-name="gr609" draw:text-style-name="P38" draw:layer="layout" svg:x1="10.581cm" svg:y1="7.832cm" svg:x2="9.736cm" svg:y2="8.889cm">
              <text:p/>
            </draw:line>
          </draw:g>
        </draw:g>
        <draw:g draw:name="Group 59" xml:id="id141" draw:id="id141">
          <draw:g draw:name="Group 60">
            <draw:line draw:name="Line 61" draw:style-name="gr609" draw:text-style-name="P38" draw:layer="layout" svg:x1="2.117cm" svg:y1="10.16cm" svg:x2="2.962cm" svg:y2="11.217cm">
              <text:p/>
            </draw:line>
            <draw:line draw:name="Line 62" draw:style-name="gr609" draw:text-style-name="P38" draw:layer="layout" svg:x1="2.961cm" svg:y1="10.16cm" svg:x2="2.116cm" svg:y2="11.217cm">
              <text:p/>
            </draw:line>
          </draw:g>
          <draw:g draw:name="Group 63">
            <draw:line draw:name="Line 64" draw:style-name="gr609" draw:text-style-name="P38" draw:layer="layout" svg:x1="15.663cm" svg:y1="7.832cm" svg:x2="16.509cm" svg:y2="8.889cm">
              <text:p/>
            </draw:line>
            <draw:line draw:name="Line 65" draw:style-name="gr609" draw:text-style-name="P38" draw:layer="layout" svg:x1="16.509cm" svg:y1="7.832cm" svg:x2="15.663cm" svg:y2="8.889cm">
              <text:p/>
            </draw:line>
          </draw:g>
          <draw:g draw:name="Group 66">
            <draw:line draw:name="Line 67" draw:style-name="gr609" draw:text-style-name="P38" draw:layer="layout" svg:x1="12.7cm" svg:y1="7.832cm" svg:x2="13.546cm" svg:y2="8.889cm">
              <text:p/>
            </draw:line>
            <draw:line draw:name="Line 68" draw:style-name="gr609" draw:text-style-name="P38" draw:layer="layout" svg:x1="13.546cm" svg:y1="7.832cm" svg:x2="12.7cm" svg:y2="8.889cm">
              <text:p/>
            </draw:line>
          </draw:g>
        </draw:g>
        <draw:custom-shape draw:name="Text Box 69" draw:style-name="gr646"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70" draw:style-name="gr647"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41" smil:attributeName="visibility" smil:to="visible"/>
                  <anim:transitionFilter smil:dur="0.5s" smil:targetElement="id141" smil:type="dissolve"/>
                </anim:par>
              </anim:par>
            </anim:par>
          </anim:seq>
        </anim:par>
        <presentation:notes draw:style-name="dp2" presentation:use-date-time-name="dtd1">
          <draw:custom-shape draw:name="Rectangle 7" draw:style-name="gr64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0"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1"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649" draw:text-style-name="P37" draw:layer="layout" svg:width="24.765cm" svg:height="1.192cm" svg:x="0.635cm" svg:y="5.503cm">
          <text:list text:style-name="L5">
            <text:list-header>
              <text:p text:style-name="P24"><text:span text:style-name="T33">Example. </text:span><text:span text:style-name="T16">Hu algorithm. </text:span><text:span text:style-name="T18">n</text:span><text:span text:style-name="T16">=12, </text:span><text:span text:style-name="T18">m</text:span><text:span text:style-name="T16">=3.</text:span></text:p>
            </text:list-header>
          </text:list>
          <draw:enhanced-geometry svg:viewBox="0 0 21600 21600" draw:type="mso-spt202" draw:enhanced-path="M 0 0 L 21600 0 21600 21600 0 21600 0 0 Z N"/>
        </draw:custom-shape>
        <draw:custom-shape draw:name="Oval 4" draw:style-name="gr650"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651"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52"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53"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54"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655"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56"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657"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658"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659"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660"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661"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09" draw:text-style-name="P38" draw:layer="layout" svg:x1="4.295cm" svg:y1="8.546cm" svg:x2="5.283cm" svg:y2="10.266cm">
          <text:p/>
        </draw:line>
        <draw:line draw:name="Line 17" draw:style-name="gr209" draw:text-style-name="P38" draw:layer="layout" svg:x1="6.822cm" svg:y1="8.546cm" svg:x2="5.614cm" svg:y2="10.231cm">
          <text:p/>
        </draw:line>
        <draw:line draw:name="Line 18" draw:style-name="gr209" draw:text-style-name="P38" draw:layer="layout" svg:x1="10.085cm" svg:y1="8.581cm" svg:x2="10.085cm" svg:y2="10.301cm">
          <text:p/>
        </draw:line>
        <draw:line draw:name="Line 19" draw:style-name="gr209" draw:text-style-name="P38" draw:layer="layout" svg:x1="13.348cm" svg:y1="8.546cm" svg:x2="14.411cm" svg:y2="10.266cm">
          <text:p/>
        </draw:line>
        <draw:line draw:name="Line 20" draw:style-name="gr209" draw:text-style-name="P38" draw:layer="layout" svg:x1="15.804cm" svg:y1="8.581cm" svg:x2="14.706cm" svg:y2="10.231cm">
          <text:p/>
        </draw:line>
        <draw:line draw:name="Line 21" draw:style-name="gr209" draw:text-style-name="P38" draw:layer="layout" svg:x1="5.503cm" svg:y1="10.883cm" svg:x2="5.503cm" svg:y2="12.978cm">
          <text:p/>
        </draw:line>
        <draw:line draw:name="Line 22" draw:style-name="gr209" draw:text-style-name="P38" draw:layer="layout" svg:x1="2.752cm" svg:y1="10.848cm" svg:x2="5.208cm" svg:y2="13.119cm">
          <text:p/>
        </draw:line>
        <draw:line draw:name="Line 23" draw:style-name="gr209" draw:text-style-name="P38" draw:layer="layout" svg:x1="14.375cm" svg:y1="10.782cm" svg:x2="12.54cm" svg:y2="13.048cm">
          <text:p/>
        </draw:line>
        <draw:line draw:name="Line 24" draw:style-name="gr209" draw:text-style-name="P38" draw:layer="layout" svg:x1="5.794cm" svg:y1="13.529cm" svg:x2="8.802cm" svg:y2="15.76cm">
          <text:p/>
        </draw:line>
        <draw:line draw:name="Line 25" draw:style-name="gr209" draw:text-style-name="P38" draw:layer="layout" svg:x1="12.14cm" svg:y1="13.564cm" svg:x2="9.388cm" svg:y2="15.694cm">
          <text:p/>
        </draw:line>
        <draw:line draw:name="Line 26" draw:style-name="gr209" draw:text-style-name="P38" draw:layer="layout" svg:x1="10.288cm" svg:y1="10.817cm" svg:x2="12.065cm" svg:y2="13.048cm">
          <text:p/>
        </draw:line>
        <draw:custom-shape draw:name="Text Box 27" draw:style-name="gr662"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8" draw:style-name="gr663"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9" draw:style-name="gr664"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30" draw:style-name="gr665"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1" draw:style-name="gr666"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2" draw:style-name="gr667"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3" draw:style-name="gr668"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4" draw:style-name="gr669"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5" draw:style-name="gr670"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6" draw:style-name="gr671"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7" draw:style-name="gr672"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8" draw:style-name="gr673"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g draw:name="Group 39">
          <draw:custom-shape draw:name="AutoShape 40" draw:style-name="gr674" draw:text-style-name="P33" draw:layer="layout" svg:width="13.64cm" svg:height="1.235cm" svg:x="2.923cm" svg:y="7.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1" draw:style-name="gr675" draw:text-style-name="P33" draw:layer="layout" svg:width="13.418cm" svg:height="1.134cm" svg:x="1.786cm" svg:y="10.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676" draw:text-style-name="P33" draw:layer="layout" svg:width="8.175cm" svg:height="1.032cm" svg:x="4.648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3" draw:style-name="gr677" draw:text-style-name="P33" draw:layer="layout" svg:width="2.645cm" svg:height="1.032cm" svg:x="7.704cm" svg:y="15.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4" draw:style-name="gr678" draw:text-style-name="P37" draw:layer="layout" svg:width="1.394cm" svg:height="1.08cm" svg:x="5.009cm" svg:y="15.385cm">
            <text:list text:style-name="L5">
              <text:list-header>
                <text:p text:style-name="P24"><text:span text:style-name="T83">1</text:span></text:p>
              </text:list-header>
            </text:list>
            <draw:enhanced-geometry svg:viewBox="0 0 21600 21600" draw:type="mso-spt202" draw:enhanced-path="M 0 0 L 21600 0 21600 21600 0 21600 0 0 Z N"/>
          </draw:custom-shape>
          <draw:custom-shape draw:name="Text Box 45" draw:style-name="gr679" draw:text-style-name="P37" draw:layer="layout" svg:width="1.394cm" svg:height="1.085cm" svg:x="2.138cm" svg:y="12.788cm">
            <text:list text:style-name="L5">
              <text:list-header>
                <text:p text:style-name="P24"><text:span text:style-name="T83">2</text:span></text:p>
              </text:list-header>
            </text:list>
            <draw:enhanced-geometry svg:viewBox="0 0 21600 21600" draw:type="mso-spt202" draw:enhanced-path="M 0 0 L 21600 0 21600 21600 0 21600 0 0 Z N"/>
          </draw:custom-shape>
          <draw:custom-shape draw:name="Text Box 46" draw:style-name="gr680" draw:text-style-name="P37" draw:layer="layout" svg:width="1.393cm" svg:height="1.085cm" svg:x="0cm" svg:y="10.001cm">
            <text:list text:style-name="L5">
              <text:list-header>
                <text:p text:style-name="P24"><text:span text:style-name="T83">3</text:span></text:p>
              </text:list-header>
            </text:list>
            <draw:enhanced-geometry svg:viewBox="0 0 21600 21600" draw:type="mso-spt202" draw:enhanced-path="M 0 0 L 21600 0 21600 21600 0 21600 0 0 Z N"/>
          </draw:custom-shape>
          <draw:custom-shape draw:name="Text Box 47" draw:style-name="gr681" draw:text-style-name="P37" draw:layer="layout" svg:width="1.393cm" svg:height="1.084cm" svg:x="0.679cm" svg:y="7.686cm">
            <text:list text:style-name="L5">
              <text:list-header>
                <text:p text:style-name="P24"><text:span text:style-name="T83">4</text:span></text:p>
              </text:list-header>
            </text:list>
            <draw:enhanced-geometry svg:viewBox="0 0 21600 21600" draw:type="mso-spt202" draw:enhanced-path="M 0 0 L 21600 0 21600 21600 0 21600 0 0 Z N"/>
          </draw:custom-shape>
        </draw:g>
        <draw:frame draw:name="Object 48" draw:style-name="gr477" draw:layer="layout" svg:width="9.062cm" svg:height="7.06cm" svg:x="15.491cm" svg:y="11.99cm">
          <draw:object-ole draw:class-id="00020907-0000-0000-c000-000000000046" xlink:href="./Object 30" xlink:type="simple" xlink:show="embed" xlink:actuate="onLoad">
            <text:p/>
          </draw:object-ole>
          <draw:image xlink:href="./ObjectReplacements/Object 30" xlink:type="simple" xlink:show="embed" xlink:actuate="onLoad"/>
        </draw:frame>
        <draw:g draw:name="Group 49">
          <draw:g draw:name="Group 50">
            <draw:line draw:name="Line 51" draw:style-name="gr609" draw:text-style-name="P38" draw:layer="layout" svg:x1="3.598cm" svg:y1="7.832cm" svg:x2="4.444cm" svg:y2="8.889cm">
              <text:p/>
            </draw:line>
            <draw:line draw:name="Line 52" draw:style-name="gr609" draw:text-style-name="P38" draw:layer="layout" svg:x1="4.444cm" svg:y1="7.832cm" svg:x2="3.598cm" svg:y2="8.889cm">
              <text:p/>
            </draw:line>
          </draw:g>
          <draw:g draw:name="Group 53">
            <draw:line draw:name="Line 54" draw:style-name="gr609" draw:text-style-name="P38" draw:layer="layout" svg:x1="6.562cm" svg:y1="7.832cm" svg:x2="7.407cm" svg:y2="8.889cm">
              <text:p/>
            </draw:line>
            <draw:line draw:name="Line 55" draw:style-name="gr609" draw:text-style-name="P38" draw:layer="layout" svg:x1="7.406cm" svg:y1="7.832cm" svg:x2="6.561cm" svg:y2="8.889cm">
              <text:p/>
            </draw:line>
          </draw:g>
          <draw:g draw:name="Group 56">
            <draw:line draw:name="Line 57" draw:style-name="gr609" draw:text-style-name="P38" draw:layer="layout" svg:x1="9.737cm" svg:y1="7.832cm" svg:x2="10.582cm" svg:y2="8.889cm">
              <text:p/>
            </draw:line>
            <draw:line draw:name="Line 58" draw:style-name="gr609" draw:text-style-name="P38" draw:layer="layout" svg:x1="10.581cm" svg:y1="7.832cm" svg:x2="9.736cm" svg:y2="8.889cm">
              <text:p/>
            </draw:line>
          </draw:g>
        </draw:g>
        <draw:g draw:name="Group 59">
          <draw:g draw:name="Group 60">
            <draw:line draw:name="Line 61" draw:style-name="gr609" draw:text-style-name="P38" draw:layer="layout" svg:x1="2.117cm" svg:y1="10.16cm" svg:x2="2.962cm" svg:y2="11.217cm">
              <text:p/>
            </draw:line>
            <draw:line draw:name="Line 62" draw:style-name="gr609" draw:text-style-name="P38" draw:layer="layout" svg:x1="2.961cm" svg:y1="10.16cm" svg:x2="2.116cm" svg:y2="11.217cm">
              <text:p/>
            </draw:line>
          </draw:g>
          <draw:g draw:name="Group 63">
            <draw:line draw:name="Line 64" draw:style-name="gr609" draw:text-style-name="P38" draw:layer="layout" svg:x1="15.663cm" svg:y1="7.832cm" svg:x2="16.509cm" svg:y2="8.889cm">
              <text:p/>
            </draw:line>
            <draw:line draw:name="Line 65" draw:style-name="gr609" draw:text-style-name="P38" draw:layer="layout" svg:x1="16.509cm" svg:y1="7.832cm" svg:x2="15.663cm" svg:y2="8.889cm">
              <text:p/>
            </draw:line>
          </draw:g>
          <draw:g draw:name="Group 66">
            <draw:line draw:name="Line 67" draw:style-name="gr609" draw:text-style-name="P38" draw:layer="layout" svg:x1="12.7cm" svg:y1="7.832cm" svg:x2="13.546cm" svg:y2="8.889cm">
              <text:p/>
            </draw:line>
            <draw:line draw:name="Line 68" draw:style-name="gr609" draw:text-style-name="P38" draw:layer="layout" svg:x1="13.546cm" svg:y1="7.832cm" svg:x2="12.7cm" svg:y2="8.889cm">
              <text:p/>
            </draw:line>
          </draw:g>
        </draw:g>
        <draw:g draw:name="Group 69" xml:id="id142" draw:id="id142">
          <draw:g draw:name="Group 70">
            <draw:line draw:name="Line 71" draw:style-name="gr609" draw:text-style-name="P38" draw:layer="layout" svg:x1="5.08cm" svg:y1="9.948cm" svg:x2="5.926cm" svg:y2="11.006cm">
              <text:p/>
            </draw:line>
            <draw:line draw:name="Line 72" draw:style-name="gr609" draw:text-style-name="P38" draw:layer="layout" svg:x1="5.926cm" svg:y1="9.948cm" svg:x2="5.08cm" svg:y2="11.006cm">
              <text:p/>
            </draw:line>
          </draw:g>
          <draw:g draw:name="Group 73">
            <draw:line draw:name="Line 74" draw:style-name="gr609" draw:text-style-name="P38" draw:layer="layout" svg:x1="9.737cm" svg:y1="10.16cm" svg:x2="10.582cm" svg:y2="11.217cm">
              <text:p/>
            </draw:line>
            <draw:line draw:name="Line 75" draw:style-name="gr609" draw:text-style-name="P38" draw:layer="layout" svg:x1="10.581cm" svg:y1="10.16cm" svg:x2="9.736cm" svg:y2="11.217cm">
              <text:p/>
            </draw:line>
          </draw:g>
          <draw:g draw:name="Group 76">
            <draw:line draw:name="Line 77" draw:style-name="gr609" draw:text-style-name="P38" draw:layer="layout" svg:x1="14.182cm" svg:y1="9.948cm" svg:x2="15.027cm" svg:y2="11.006cm">
              <text:p/>
            </draw:line>
            <draw:line draw:name="Line 78" draw:style-name="gr609" draw:text-style-name="P38" draw:layer="layout" svg:x1="15.026cm" svg:y1="9.948cm" svg:x2="14.181cm" svg:y2="11.006cm">
              <text:p/>
            </draw:line>
          </draw:g>
        </draw:g>
        <draw:custom-shape draw:name="Text Box 79" draw:style-name="gr682"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80" draw:style-name="gr683"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42" smil:attributeName="visibility" smil:to="visible"/>
                  <anim:transitionFilter smil:dur="0.5s" smil:targetElement="id142" smil:type="dissolve"/>
                </anim:par>
              </anim:par>
            </anim:par>
          </anim:seq>
        </anim:par>
        <presentation:notes draw:style-name="dp2" presentation:use-date-time-name="dtd1">
          <draw:custom-shape draw:name="Rectangle 7" draw:style-name="gr68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1"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2"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685" draw:text-style-name="P37" draw:layer="layout" svg:width="24.765cm" svg:height="1.192cm" svg:x="0.635cm" svg:y="5.503cm">
          <text:list text:style-name="L5">
            <text:list-header>
              <text:p text:style-name="P24"><text:span text:style-name="T33">Example. </text:span><text:span text:style-name="T16">Hu algorithm. </text:span><text:span text:style-name="T18">n</text:span><text:span text:style-name="T16">=12, </text:span><text:span text:style-name="T18">m</text:span><text:span text:style-name="T16">=3.</text:span></text:p>
            </text:list-header>
          </text:list>
          <draw:enhanced-geometry svg:viewBox="0 0 21600 21600" draw:type="mso-spt202" draw:enhanced-path="M 0 0 L 21600 0 21600 21600 0 21600 0 0 Z N"/>
        </draw:custom-shape>
        <draw:custom-shape draw:name="Oval 4" draw:style-name="gr686"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687"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88"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89"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90"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691"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92"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693"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694"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695"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696"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697"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09" draw:text-style-name="P38" draw:layer="layout" svg:x1="4.295cm" svg:y1="8.546cm" svg:x2="5.283cm" svg:y2="10.266cm">
          <text:p/>
        </draw:line>
        <draw:line draw:name="Line 17" draw:style-name="gr209" draw:text-style-name="P38" draw:layer="layout" svg:x1="6.822cm" svg:y1="8.546cm" svg:x2="5.614cm" svg:y2="10.231cm">
          <text:p/>
        </draw:line>
        <draw:line draw:name="Line 18" draw:style-name="gr209" draw:text-style-name="P38" draw:layer="layout" svg:x1="10.085cm" svg:y1="8.581cm" svg:x2="10.085cm" svg:y2="10.301cm">
          <text:p/>
        </draw:line>
        <draw:line draw:name="Line 19" draw:style-name="gr209" draw:text-style-name="P38" draw:layer="layout" svg:x1="13.348cm" svg:y1="8.546cm" svg:x2="14.411cm" svg:y2="10.266cm">
          <text:p/>
        </draw:line>
        <draw:line draw:name="Line 20" draw:style-name="gr209" draw:text-style-name="P38" draw:layer="layout" svg:x1="15.804cm" svg:y1="8.581cm" svg:x2="14.706cm" svg:y2="10.231cm">
          <text:p/>
        </draw:line>
        <draw:line draw:name="Line 21" draw:style-name="gr209" draw:text-style-name="P38" draw:layer="layout" svg:x1="5.503cm" svg:y1="10.883cm" svg:x2="5.503cm" svg:y2="12.978cm">
          <text:p/>
        </draw:line>
        <draw:line draw:name="Line 22" draw:style-name="gr209" draw:text-style-name="P38" draw:layer="layout" svg:x1="2.752cm" svg:y1="10.848cm" svg:x2="5.208cm" svg:y2="13.119cm">
          <text:p/>
        </draw:line>
        <draw:line draw:name="Line 23" draw:style-name="gr209" draw:text-style-name="P38" draw:layer="layout" svg:x1="14.375cm" svg:y1="10.782cm" svg:x2="12.54cm" svg:y2="13.048cm">
          <text:p/>
        </draw:line>
        <draw:line draw:name="Line 24" draw:style-name="gr209" draw:text-style-name="P38" draw:layer="layout" svg:x1="5.794cm" svg:y1="13.529cm" svg:x2="8.802cm" svg:y2="15.76cm">
          <text:p/>
        </draw:line>
        <draw:line draw:name="Line 25" draw:style-name="gr209" draw:text-style-name="P38" draw:layer="layout" svg:x1="12.14cm" svg:y1="13.564cm" svg:x2="9.388cm" svg:y2="15.694cm">
          <text:p/>
        </draw:line>
        <draw:line draw:name="Line 26" draw:style-name="gr209" draw:text-style-name="P38" draw:layer="layout" svg:x1="10.288cm" svg:y1="10.817cm" svg:x2="12.065cm" svg:y2="13.048cm">
          <text:p/>
        </draw:line>
        <draw:custom-shape draw:name="Text Box 27" draw:style-name="gr698"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8" draw:style-name="gr699"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9" draw:style-name="gr700"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30" draw:style-name="gr701"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1" draw:style-name="gr702"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2" draw:style-name="gr703"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3" draw:style-name="gr704"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4" draw:style-name="gr705"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5" draw:style-name="gr706"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6" draw:style-name="gr707"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7" draw:style-name="gr708"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8" draw:style-name="gr709"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g draw:name="Group 39">
          <draw:custom-shape draw:name="AutoShape 40" draw:style-name="gr710" draw:text-style-name="P33" draw:layer="layout" svg:width="13.64cm" svg:height="1.235cm" svg:x="2.923cm" svg:y="7.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1" draw:style-name="gr711" draw:text-style-name="P33" draw:layer="layout" svg:width="13.418cm" svg:height="1.134cm" svg:x="1.786cm" svg:y="10.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712" draw:text-style-name="P33" draw:layer="layout" svg:width="8.175cm" svg:height="1.032cm" svg:x="4.648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3" draw:style-name="gr713" draw:text-style-name="P33" draw:layer="layout" svg:width="2.645cm" svg:height="1.032cm" svg:x="7.704cm" svg:y="15.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4" draw:style-name="gr714" draw:text-style-name="P37" draw:layer="layout" svg:width="1.394cm" svg:height="1.08cm" svg:x="5.009cm" svg:y="15.385cm">
            <text:list text:style-name="L5">
              <text:list-header>
                <text:p text:style-name="P24"><text:span text:style-name="T83">1</text:span></text:p>
              </text:list-header>
            </text:list>
            <draw:enhanced-geometry svg:viewBox="0 0 21600 21600" draw:type="mso-spt202" draw:enhanced-path="M 0 0 L 21600 0 21600 21600 0 21600 0 0 Z N"/>
          </draw:custom-shape>
          <draw:custom-shape draw:name="Text Box 45" draw:style-name="gr715" draw:text-style-name="P37" draw:layer="layout" svg:width="1.394cm" svg:height="1.085cm" svg:x="2.138cm" svg:y="12.788cm">
            <text:list text:style-name="L5">
              <text:list-header>
                <text:p text:style-name="P24"><text:span text:style-name="T83">2</text:span></text:p>
              </text:list-header>
            </text:list>
            <draw:enhanced-geometry svg:viewBox="0 0 21600 21600" draw:type="mso-spt202" draw:enhanced-path="M 0 0 L 21600 0 21600 21600 0 21600 0 0 Z N"/>
          </draw:custom-shape>
          <draw:custom-shape draw:name="Text Box 46" draw:style-name="gr716" draw:text-style-name="P37" draw:layer="layout" svg:width="1.393cm" svg:height="1.085cm" svg:x="0cm" svg:y="10.001cm">
            <text:list text:style-name="L5">
              <text:list-header>
                <text:p text:style-name="P24"><text:span text:style-name="T83">3</text:span></text:p>
              </text:list-header>
            </text:list>
            <draw:enhanced-geometry svg:viewBox="0 0 21600 21600" draw:type="mso-spt202" draw:enhanced-path="M 0 0 L 21600 0 21600 21600 0 21600 0 0 Z N"/>
          </draw:custom-shape>
          <draw:custom-shape draw:name="Text Box 47" draw:style-name="gr717" draw:text-style-name="P37" draw:layer="layout" svg:width="1.393cm" svg:height="1.084cm" svg:x="0.679cm" svg:y="7.686cm">
            <text:list text:style-name="L5">
              <text:list-header>
                <text:p text:style-name="P24"><text:span text:style-name="T83">4</text:span></text:p>
              </text:list-header>
            </text:list>
            <draw:enhanced-geometry svg:viewBox="0 0 21600 21600" draw:type="mso-spt202" draw:enhanced-path="M 0 0 L 21600 0 21600 21600 0 21600 0 0 Z N"/>
          </draw:custom-shape>
        </draw:g>
        <draw:frame draw:name="Object 48" draw:style-name="gr477" draw:layer="layout" svg:width="9.062cm" svg:height="7.06cm" svg:x="15.491cm" svg:y="11.99cm">
          <draw:object-ole draw:class-id="00020907-0000-0000-c000-000000000046" xlink:href="./Object 31" xlink:type="simple" xlink:show="embed" xlink:actuate="onLoad">
            <text:p/>
          </draw:object-ole>
          <draw:image xlink:href="./ObjectReplacements/Object 31" xlink:type="simple" xlink:show="embed" xlink:actuate="onLoad"/>
        </draw:frame>
        <draw:g draw:name="Group 49">
          <draw:g draw:name="Group 50">
            <draw:line draw:name="Line 51" draw:style-name="gr609" draw:text-style-name="P38" draw:layer="layout" svg:x1="3.598cm" svg:y1="7.832cm" svg:x2="4.444cm" svg:y2="8.889cm">
              <text:p/>
            </draw:line>
            <draw:line draw:name="Line 52" draw:style-name="gr609" draw:text-style-name="P38" draw:layer="layout" svg:x1="4.444cm" svg:y1="7.832cm" svg:x2="3.598cm" svg:y2="8.889cm">
              <text:p/>
            </draw:line>
          </draw:g>
          <draw:g draw:name="Group 53">
            <draw:line draw:name="Line 54" draw:style-name="gr609" draw:text-style-name="P38" draw:layer="layout" svg:x1="6.562cm" svg:y1="7.832cm" svg:x2="7.407cm" svg:y2="8.889cm">
              <text:p/>
            </draw:line>
            <draw:line draw:name="Line 55" draw:style-name="gr609" draw:text-style-name="P38" draw:layer="layout" svg:x1="7.406cm" svg:y1="7.832cm" svg:x2="6.561cm" svg:y2="8.889cm">
              <text:p/>
            </draw:line>
          </draw:g>
          <draw:g draw:name="Group 56">
            <draw:line draw:name="Line 57" draw:style-name="gr609" draw:text-style-name="P38" draw:layer="layout" svg:x1="9.737cm" svg:y1="7.832cm" svg:x2="10.582cm" svg:y2="8.889cm">
              <text:p/>
            </draw:line>
            <draw:line draw:name="Line 58" draw:style-name="gr609" draw:text-style-name="P38" draw:layer="layout" svg:x1="10.581cm" svg:y1="7.832cm" svg:x2="9.736cm" svg:y2="8.889cm">
              <text:p/>
            </draw:line>
          </draw:g>
        </draw:g>
        <draw:g draw:name="Group 59">
          <draw:g draw:name="Group 60">
            <draw:line draw:name="Line 61" draw:style-name="gr609" draw:text-style-name="P38" draw:layer="layout" svg:x1="2.117cm" svg:y1="10.16cm" svg:x2="2.962cm" svg:y2="11.217cm">
              <text:p/>
            </draw:line>
            <draw:line draw:name="Line 62" draw:style-name="gr609" draw:text-style-name="P38" draw:layer="layout" svg:x1="2.961cm" svg:y1="10.16cm" svg:x2="2.116cm" svg:y2="11.217cm">
              <text:p/>
            </draw:line>
          </draw:g>
          <draw:g draw:name="Group 63">
            <draw:line draw:name="Line 64" draw:style-name="gr609" draw:text-style-name="P38" draw:layer="layout" svg:x1="15.663cm" svg:y1="7.832cm" svg:x2="16.509cm" svg:y2="8.889cm">
              <text:p/>
            </draw:line>
            <draw:line draw:name="Line 65" draw:style-name="gr609" draw:text-style-name="P38" draw:layer="layout" svg:x1="16.509cm" svg:y1="7.832cm" svg:x2="15.663cm" svg:y2="8.889cm">
              <text:p/>
            </draw:line>
          </draw:g>
          <draw:g draw:name="Group 66">
            <draw:line draw:name="Line 67" draw:style-name="gr609" draw:text-style-name="P38" draw:layer="layout" svg:x1="12.7cm" svg:y1="7.832cm" svg:x2="13.546cm" svg:y2="8.889cm">
              <text:p/>
            </draw:line>
            <draw:line draw:name="Line 68" draw:style-name="gr609" draw:text-style-name="P38" draw:layer="layout" svg:x1="13.546cm" svg:y1="7.832cm" svg:x2="12.7cm" svg:y2="8.889cm">
              <text:p/>
            </draw:line>
          </draw:g>
        </draw:g>
        <draw:g draw:name="Group 69">
          <draw:g draw:name="Group 70">
            <draw:line draw:name="Line 71" draw:style-name="gr609" draw:text-style-name="P38" draw:layer="layout" svg:x1="5.08cm" svg:y1="9.948cm" svg:x2="5.926cm" svg:y2="11.006cm">
              <text:p/>
            </draw:line>
            <draw:line draw:name="Line 72" draw:style-name="gr609" draw:text-style-name="P38" draw:layer="layout" svg:x1="5.926cm" svg:y1="9.948cm" svg:x2="5.08cm" svg:y2="11.006cm">
              <text:p/>
            </draw:line>
          </draw:g>
          <draw:g draw:name="Group 73">
            <draw:line draw:name="Line 74" draw:style-name="gr609" draw:text-style-name="P38" draw:layer="layout" svg:x1="9.737cm" svg:y1="10.16cm" svg:x2="10.582cm" svg:y2="11.217cm">
              <text:p/>
            </draw:line>
            <draw:line draw:name="Line 75" draw:style-name="gr609" draw:text-style-name="P38" draw:layer="layout" svg:x1="10.581cm" svg:y1="10.16cm" svg:x2="9.736cm" svg:y2="11.217cm">
              <text:p/>
            </draw:line>
          </draw:g>
          <draw:g draw:name="Group 76">
            <draw:line draw:name="Line 77" draw:style-name="gr609" draw:text-style-name="P38" draw:layer="layout" svg:x1="14.182cm" svg:y1="9.948cm" svg:x2="15.027cm" svg:y2="11.006cm">
              <text:p/>
            </draw:line>
            <draw:line draw:name="Line 78" draw:style-name="gr609" draw:text-style-name="P38" draw:layer="layout" svg:x1="15.026cm" svg:y1="9.948cm" svg:x2="14.181cm" svg:y2="11.006cm">
              <text:p/>
            </draw:line>
          </draw:g>
        </draw:g>
        <draw:g draw:name="Group 79" xml:id="id143" draw:id="id143">
          <draw:g draw:name="Group 80">
            <draw:line draw:name="Line 81" draw:style-name="gr609" draw:text-style-name="P38" draw:layer="layout" svg:x1="5.08cm" svg:y1="12.7cm" svg:x2="5.926cm" svg:y2="13.757cm">
              <text:p/>
            </draw:line>
            <draw:line draw:name="Line 82" draw:style-name="gr609" draw:text-style-name="P38" draw:layer="layout" svg:x1="5.926cm" svg:y1="12.7cm" svg:x2="5.08cm" svg:y2="13.757cm">
              <text:p/>
            </draw:line>
          </draw:g>
          <draw:g draw:name="Group 83">
            <draw:line draw:name="Line 84" draw:style-name="gr609" draw:text-style-name="P38" draw:layer="layout" svg:x1="11.853cm" svg:y1="12.912cm" svg:x2="12.699cm" svg:y2="13.969cm">
              <text:p/>
            </draw:line>
            <draw:line draw:name="Line 85" draw:style-name="gr609" draw:text-style-name="P38" draw:layer="layout" svg:x1="12.699cm" svg:y1="12.912cm" svg:x2="11.853cm" svg:y2="13.969cm">
              <text:p/>
            </draw:line>
          </draw:g>
        </draw:g>
        <draw:custom-shape draw:name="Text Box 86" draw:style-name="gr718"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87" draw:style-name="gr719"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43" smil:attributeName="visibility" smil:to="visible"/>
                  <anim:transitionFilter smil:dur="0.5s" smil:targetElement="id143" smil:type="dissolve"/>
                </anim:par>
              </anim:par>
            </anim:par>
          </anim:seq>
        </anim:par>
        <presentation:notes draw:style-name="dp2" presentation:use-date-time-name="dtd1">
          <draw:custom-shape draw:name="Rectangle 7" draw:style-name="gr720"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3"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721" draw:text-style-name="P37" draw:layer="layout" svg:width="24.765cm" svg:height="1.192cm" svg:x="0.635cm" svg:y="5.503cm">
          <text:list text:style-name="L5">
            <text:list-header>
              <text:p text:style-name="P24"><text:span text:style-name="T33">Example. </text:span><text:span text:style-name="T16">Hu algorithm. </text:span><text:span text:style-name="T18">n</text:span><text:span text:style-name="T16">=12, </text:span><text:span text:style-name="T18">m</text:span><text:span text:style-name="T16">=3.</text:span></text:p>
            </text:list-header>
          </text:list>
          <draw:enhanced-geometry svg:viewBox="0 0 21600 21600" draw:type="mso-spt202" draw:enhanced-path="M 0 0 L 21600 0 21600 21600 0 21600 0 0 Z N"/>
        </draw:custom-shape>
        <draw:custom-shape draw:name="Oval 4" draw:style-name="gr722"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723"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724"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725"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726"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727"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728"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729"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730"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31"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732"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733"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09" draw:text-style-name="P38" draw:layer="layout" svg:x1="4.295cm" svg:y1="8.546cm" svg:x2="5.283cm" svg:y2="10.266cm">
          <text:p/>
        </draw:line>
        <draw:line draw:name="Line 17" draw:style-name="gr209" draw:text-style-name="P38" draw:layer="layout" svg:x1="6.822cm" svg:y1="8.546cm" svg:x2="5.614cm" svg:y2="10.231cm">
          <text:p/>
        </draw:line>
        <draw:line draw:name="Line 18" draw:style-name="gr209" draw:text-style-name="P38" draw:layer="layout" svg:x1="10.085cm" svg:y1="8.581cm" svg:x2="10.085cm" svg:y2="10.301cm">
          <text:p/>
        </draw:line>
        <draw:line draw:name="Line 19" draw:style-name="gr209" draw:text-style-name="P38" draw:layer="layout" svg:x1="13.348cm" svg:y1="8.546cm" svg:x2="14.411cm" svg:y2="10.266cm">
          <text:p/>
        </draw:line>
        <draw:line draw:name="Line 20" draw:style-name="gr209" draw:text-style-name="P38" draw:layer="layout" svg:x1="15.804cm" svg:y1="8.581cm" svg:x2="14.706cm" svg:y2="10.231cm">
          <text:p/>
        </draw:line>
        <draw:line draw:name="Line 21" draw:style-name="gr209" draw:text-style-name="P38" draw:layer="layout" svg:x1="5.503cm" svg:y1="10.883cm" svg:x2="5.503cm" svg:y2="12.978cm">
          <text:p/>
        </draw:line>
        <draw:line draw:name="Line 22" draw:style-name="gr209" draw:text-style-name="P38" draw:layer="layout" svg:x1="2.752cm" svg:y1="10.848cm" svg:x2="5.208cm" svg:y2="13.119cm">
          <text:p/>
        </draw:line>
        <draw:line draw:name="Line 23" draw:style-name="gr209" draw:text-style-name="P38" draw:layer="layout" svg:x1="14.375cm" svg:y1="10.782cm" svg:x2="12.54cm" svg:y2="13.048cm">
          <text:p/>
        </draw:line>
        <draw:line draw:name="Line 24" draw:style-name="gr209" draw:text-style-name="P38" draw:layer="layout" svg:x1="5.794cm" svg:y1="13.529cm" svg:x2="8.802cm" svg:y2="15.76cm">
          <text:p/>
        </draw:line>
        <draw:line draw:name="Line 25" draw:style-name="gr209" draw:text-style-name="P38" draw:layer="layout" svg:x1="12.14cm" svg:y1="13.564cm" svg:x2="9.388cm" svg:y2="15.694cm">
          <text:p/>
        </draw:line>
        <draw:line draw:name="Line 26" draw:style-name="gr209" draw:text-style-name="P38" draw:layer="layout" svg:x1="10.288cm" svg:y1="10.817cm" svg:x2="12.065cm" svg:y2="13.048cm">
          <text:p/>
        </draw:line>
        <draw:custom-shape draw:name="Text Box 27" draw:style-name="gr734"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8" draw:style-name="gr735"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9" draw:style-name="gr736"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30" draw:style-name="gr737"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1" draw:style-name="gr738"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2" draw:style-name="gr739"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3" draw:style-name="gr740"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4" draw:style-name="gr741"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5" draw:style-name="gr742"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6" draw:style-name="gr743"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7" draw:style-name="gr744"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8" draw:style-name="gr745"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g draw:name="Group 39">
          <draw:custom-shape draw:name="AutoShape 40" draw:style-name="gr746" draw:text-style-name="P33" draw:layer="layout" svg:width="13.64cm" svg:height="1.235cm" svg:x="2.923cm" svg:y="7.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1" draw:style-name="gr747" draw:text-style-name="P33" draw:layer="layout" svg:width="13.418cm" svg:height="1.134cm" svg:x="1.786cm" svg:y="10.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748" draw:text-style-name="P33" draw:layer="layout" svg:width="8.175cm" svg:height="1.032cm" svg:x="4.648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3" draw:style-name="gr749" draw:text-style-name="P33" draw:layer="layout" svg:width="2.645cm" svg:height="1.032cm" svg:x="7.704cm" svg:y="15.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4" draw:style-name="gr750" draw:text-style-name="P37" draw:layer="layout" svg:width="1.394cm" svg:height="1.08cm" svg:x="5.009cm" svg:y="15.385cm">
            <text:list text:style-name="L5">
              <text:list-header>
                <text:p text:style-name="P24"><text:span text:style-name="T83">1</text:span></text:p>
              </text:list-header>
            </text:list>
            <draw:enhanced-geometry svg:viewBox="0 0 21600 21600" draw:type="mso-spt202" draw:enhanced-path="M 0 0 L 21600 0 21600 21600 0 21600 0 0 Z N"/>
          </draw:custom-shape>
          <draw:custom-shape draw:name="Text Box 45" draw:style-name="gr751" draw:text-style-name="P37" draw:layer="layout" svg:width="1.394cm" svg:height="1.085cm" svg:x="2.138cm" svg:y="12.788cm">
            <text:list text:style-name="L5">
              <text:list-header>
                <text:p text:style-name="P24"><text:span text:style-name="T83">2</text:span></text:p>
              </text:list-header>
            </text:list>
            <draw:enhanced-geometry svg:viewBox="0 0 21600 21600" draw:type="mso-spt202" draw:enhanced-path="M 0 0 L 21600 0 21600 21600 0 21600 0 0 Z N"/>
          </draw:custom-shape>
          <draw:custom-shape draw:name="Text Box 46" draw:style-name="gr752" draw:text-style-name="P37" draw:layer="layout" svg:width="1.393cm" svg:height="1.085cm" svg:x="0cm" svg:y="10.001cm">
            <text:list text:style-name="L5">
              <text:list-header>
                <text:p text:style-name="P24"><text:span text:style-name="T83">3</text:span></text:p>
              </text:list-header>
            </text:list>
            <draw:enhanced-geometry svg:viewBox="0 0 21600 21600" draw:type="mso-spt202" draw:enhanced-path="M 0 0 L 21600 0 21600 21600 0 21600 0 0 Z N"/>
          </draw:custom-shape>
          <draw:custom-shape draw:name="Text Box 47" draw:style-name="gr753" draw:text-style-name="P37" draw:layer="layout" svg:width="1.393cm" svg:height="1.084cm" svg:x="0.679cm" svg:y="7.686cm">
            <text:list text:style-name="L5">
              <text:list-header>
                <text:p text:style-name="P24"><text:span text:style-name="T83">4</text:span></text:p>
              </text:list-header>
            </text:list>
            <draw:enhanced-geometry svg:viewBox="0 0 21600 21600" draw:type="mso-spt202" draw:enhanced-path="M 0 0 L 21600 0 21600 21600 0 21600 0 0 Z N"/>
          </draw:custom-shape>
        </draw:g>
        <draw:frame draw:name="Object 48" draw:style-name="gr754" draw:layer="layout" svg:width="9.062cm" svg:height="7.06cm" svg:x="15.491cm" svg:y="11.99cm">
          <draw:object-ole draw:class-id="00020907-0000-0000-c000-000000000046" xlink:href="./Object 32" xlink:type="simple" xlink:show="embed" xlink:actuate="onLoad">
            <text:p/>
          </draw:object-ole>
          <draw:image xlink:href="./ObjectReplacements/Object 32" xlink:type="simple" xlink:show="embed" xlink:actuate="onLoad"/>
        </draw:frame>
        <draw:g draw:name="Group 49">
          <draw:g draw:name="Group 50">
            <draw:line draw:name="Line 51" draw:style-name="gr609" draw:text-style-name="P38" draw:layer="layout" svg:x1="3.598cm" svg:y1="7.832cm" svg:x2="4.444cm" svg:y2="8.889cm">
              <text:p/>
            </draw:line>
            <draw:line draw:name="Line 52" draw:style-name="gr609" draw:text-style-name="P38" draw:layer="layout" svg:x1="4.444cm" svg:y1="7.832cm" svg:x2="3.598cm" svg:y2="8.889cm">
              <text:p/>
            </draw:line>
          </draw:g>
          <draw:g draw:name="Group 53">
            <draw:line draw:name="Line 54" draw:style-name="gr609" draw:text-style-name="P38" draw:layer="layout" svg:x1="6.562cm" svg:y1="7.832cm" svg:x2="7.407cm" svg:y2="8.889cm">
              <text:p/>
            </draw:line>
            <draw:line draw:name="Line 55" draw:style-name="gr609" draw:text-style-name="P38" draw:layer="layout" svg:x1="7.406cm" svg:y1="7.832cm" svg:x2="6.561cm" svg:y2="8.889cm">
              <text:p/>
            </draw:line>
          </draw:g>
          <draw:g draw:name="Group 56">
            <draw:line draw:name="Line 57" draw:style-name="gr609" draw:text-style-name="P38" draw:layer="layout" svg:x1="9.737cm" svg:y1="7.832cm" svg:x2="10.582cm" svg:y2="8.889cm">
              <text:p/>
            </draw:line>
            <draw:line draw:name="Line 58" draw:style-name="gr609" draw:text-style-name="P38" draw:layer="layout" svg:x1="10.581cm" svg:y1="7.832cm" svg:x2="9.736cm" svg:y2="8.889cm">
              <text:p/>
            </draw:line>
          </draw:g>
        </draw:g>
        <draw:g draw:name="Group 59">
          <draw:g draw:name="Group 60">
            <draw:line draw:name="Line 61" draw:style-name="gr609" draw:text-style-name="P38" draw:layer="layout" svg:x1="2.117cm" svg:y1="10.16cm" svg:x2="2.962cm" svg:y2="11.217cm">
              <text:p/>
            </draw:line>
            <draw:line draw:name="Line 62" draw:style-name="gr609" draw:text-style-name="P38" draw:layer="layout" svg:x1="2.961cm" svg:y1="10.16cm" svg:x2="2.116cm" svg:y2="11.217cm">
              <text:p/>
            </draw:line>
          </draw:g>
          <draw:g draw:name="Group 63">
            <draw:line draw:name="Line 64" draw:style-name="gr609" draw:text-style-name="P38" draw:layer="layout" svg:x1="15.663cm" svg:y1="7.832cm" svg:x2="16.509cm" svg:y2="8.889cm">
              <text:p/>
            </draw:line>
            <draw:line draw:name="Line 65" draw:style-name="gr609" draw:text-style-name="P38" draw:layer="layout" svg:x1="16.509cm" svg:y1="7.832cm" svg:x2="15.663cm" svg:y2="8.889cm">
              <text:p/>
            </draw:line>
          </draw:g>
          <draw:g draw:name="Group 66">
            <draw:line draw:name="Line 67" draw:style-name="gr609" draw:text-style-name="P38" draw:layer="layout" svg:x1="12.7cm" svg:y1="7.832cm" svg:x2="13.546cm" svg:y2="8.889cm">
              <text:p/>
            </draw:line>
            <draw:line draw:name="Line 68" draw:style-name="gr609" draw:text-style-name="P38" draw:layer="layout" svg:x1="13.546cm" svg:y1="7.832cm" svg:x2="12.7cm" svg:y2="8.889cm">
              <text:p/>
            </draw:line>
          </draw:g>
        </draw:g>
        <draw:g draw:name="Group 69">
          <draw:g draw:name="Group 70">
            <draw:line draw:name="Line 71" draw:style-name="gr609" draw:text-style-name="P38" draw:layer="layout" svg:x1="5.08cm" svg:y1="9.948cm" svg:x2="5.926cm" svg:y2="11.006cm">
              <text:p/>
            </draw:line>
            <draw:line draw:name="Line 72" draw:style-name="gr609" draw:text-style-name="P38" draw:layer="layout" svg:x1="5.926cm" svg:y1="9.948cm" svg:x2="5.08cm" svg:y2="11.006cm">
              <text:p/>
            </draw:line>
          </draw:g>
          <draw:g draw:name="Group 73">
            <draw:line draw:name="Line 74" draw:style-name="gr609" draw:text-style-name="P38" draw:layer="layout" svg:x1="9.737cm" svg:y1="10.16cm" svg:x2="10.582cm" svg:y2="11.217cm">
              <text:p/>
            </draw:line>
            <draw:line draw:name="Line 75" draw:style-name="gr609" draw:text-style-name="P38" draw:layer="layout" svg:x1="10.581cm" svg:y1="10.16cm" svg:x2="9.736cm" svg:y2="11.217cm">
              <text:p/>
            </draw:line>
          </draw:g>
          <draw:g draw:name="Group 76">
            <draw:line draw:name="Line 77" draw:style-name="gr609" draw:text-style-name="P38" draw:layer="layout" svg:x1="14.182cm" svg:y1="9.948cm" svg:x2="15.027cm" svg:y2="11.006cm">
              <text:p/>
            </draw:line>
            <draw:line draw:name="Line 78" draw:style-name="gr609" draw:text-style-name="P38" draw:layer="layout" svg:x1="15.026cm" svg:y1="9.948cm" svg:x2="14.181cm" svg:y2="11.006cm">
              <text:p/>
            </draw:line>
          </draw:g>
        </draw:g>
        <draw:g draw:name="Group 79">
          <draw:g draw:name="Group 80">
            <draw:line draw:name="Line 81" draw:style-name="gr609" draw:text-style-name="P38" draw:layer="layout" svg:x1="5.08cm" svg:y1="12.7cm" svg:x2="5.926cm" svg:y2="13.757cm">
              <text:p/>
            </draw:line>
            <draw:line draw:name="Line 82" draw:style-name="gr609" draw:text-style-name="P38" draw:layer="layout" svg:x1="5.926cm" svg:y1="12.7cm" svg:x2="5.08cm" svg:y2="13.757cm">
              <text:p/>
            </draw:line>
          </draw:g>
          <draw:g draw:name="Group 83">
            <draw:line draw:name="Line 84" draw:style-name="gr609" draw:text-style-name="P38" draw:layer="layout" svg:x1="11.853cm" svg:y1="12.912cm" svg:x2="12.699cm" svg:y2="13.969cm">
              <text:p/>
            </draw:line>
            <draw:line draw:name="Line 85" draw:style-name="gr609" draw:text-style-name="P38" draw:layer="layout" svg:x1="12.699cm" svg:y1="12.912cm" svg:x2="11.853cm" svg:y2="13.969cm">
              <text:p/>
            </draw:line>
          </draw:g>
        </draw:g>
        <draw:g draw:name="Group 86" xml:id="id144" draw:id="id144">
          <draw:g draw:name="Group 87">
            <draw:line draw:name="Line 88" draw:style-name="gr609" draw:text-style-name="P38" draw:layer="layout" svg:x1="8.717cm" svg:y1="15.452cm" svg:x2="9.563cm" svg:y2="16.509cm">
              <text:p/>
            </draw:line>
            <draw:line draw:name="Line 89" draw:style-name="gr609" draw:text-style-name="P38" draw:layer="layout" svg:x1="9.563cm" svg:y1="15.452cm" svg:x2="8.717cm" svg:y2="16.509cm">
              <text:p/>
            </draw:line>
          </draw:g>
          <draw:frame draw:name="Object 90" draw:style-name="gr477" draw:layer="layout" svg:width="9.062cm" svg:height="7.06cm" svg:x="15.491cm" svg:y="11.99cm">
            <draw:object-ole draw:class-id="00020907-0000-0000-c000-000000000046" xlink:href="./Object 33" xlink:type="simple" xlink:show="embed" xlink:actuate="onLoad">
              <text:p/>
            </draw:object-ole>
            <draw:image xlink:href="./ObjectReplacements/Object 33" xlink:type="simple" xlink:show="embed" xlink:actuate="onLoad"/>
          </draw:frame>
        </draw:g>
        <draw:custom-shape draw:name="Text Box 91" draw:style-name="gr755"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92" draw:style-name="gr756"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44" smil:attributeName="visibility" smil:to="visible"/>
                  <anim:transitionFilter smil:dur="0.5s" smil:targetElement="id144" smil:type="dissolve"/>
                </anim:par>
              </anim:par>
            </anim:par>
          </anim:seq>
        </anim:par>
        <presentation:notes draw:style-name="dp2" presentation:use-date-time-name="dtd1">
          <draw:custom-shape draw:name="Rectangle 7" draw:style-name="gr75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4"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758" draw:text-style-name="P98" draw:layer="layout" svg:width="24.765cm" svg:height="3.364cm" svg:x="0.635cm" svg:y="4.957cm">
          <text:list text:style-name="L6">
            <text:list-header>
              <text:p text:style-name="P96"><text:span text:style-name="T177">Coffman–Graham algorithm </text:span><text:span text:style-name="T178">(</text:span><text:span text:style-name="T179">P</text:span><text:span text:style-name="T180">2|</text:span><text:span text:style-name="T179">p</text:span><text:span text:style-name="T181">i</text:span><text:span text:style-name="T180">=1</text:span><text:span text:style-name="T179">,prec</text:span><text:span text:style-name="T180">|</text:span><text:span text:style-name="T179">C</text:span><text:span text:style-name="T182">max</text:span><text:span text:style-name="T178">)</text:span><text:span text:style-name="T11">: </text:span></text:p>
            </text:list-header>
          </text:list>
          <text:list text:style-name="L4">
            <text:list-item>
              <text:p text:style-name="P97"><text:span text:style-name="T11">label the tasks with integers </text:span><text:span text:style-name="T183">l</text:span><text:span text:style-name="T11"> <text:s/>from </text:span><text:span text:style-name="T2">the </text:span><text:span text:style-name="T11">range [1 ... </text:span><text:span text:style-name="T183">n</text:span><text:span text:style-name="T11">], </text:span></text:p>
            </text:list-item>
            <text:list-item>
              <text:p text:style-name="P97"><text:span text:style-name="T16">list scheduling, with an ascending labels order.</text:span></text:p>
            </text:list-item>
          </text:list>
          <draw:enhanced-geometry svg:viewBox="0 0 21600 21600" draw:type="mso-spt202" draw:enhanced-path="M 0 0 L 21600 0 21600 21600 0 21600 0 0 Z N"/>
        </draw:custom-shape>
        <draw:custom-shape draw:name="Text Box 4" draw:style-name="gr759" draw:text-style-name="P26" xml:id="id145" draw:id="id145" draw:layer="layout" svg:width="23.495cm" svg:height="10.421cm" svg:x="1.905cm" svg:y="8.123cm">
          <text:list text:style-name="L5">
            <text:list-header>
              <text:p text:style-name="P25"><text:span text:style-name="T11">Phase 1 – tasks labeling;</text:span></text:p>
              <text:p text:style-name="P25"><text:span text:style-name="T11">no task has any label or list at the beginning;</text:span></text:p>
              <text:p text:style-name="P25"><text:span text:style-name="T17">for </text:span><text:span text:style-name="T30">i</text:span><text:span text:style-name="T11">:=1 </text:span><text:span text:style-name="T17">to </text:span><text:span text:style-name="T30">n </text:span><text:span text:style-name="T17">do begin</text:span></text:p>
              <text:p text:style-name="P95"><text:span text:style-name="T11"><text:tab/></text:span><text:span text:style-name="T30">A</text:span><text:span text:style-name="T11">:=the set of tasks without label, for which all </text:span><text:span text:style-name="T2">dependent</text:span><text:span text:style-name="T11"><text:tab/></text:span><text:span text:style-name="T11">tasks are labeled;</text:span></text:p>
              <text:p text:style-name="P95"><text:span text:style-name="T11"><text:tab/></text:span><text:span text:style-name="T17">for each</text:span><text:span text:style-name="T11"> </text:span><text:span text:style-name="T30">T</text:span><text:span text:style-name="T58"></text:span><text:span text:style-name="T30">A</text:span><text:span text:style-name="T11"> </text:span><text:span text:style-name="T17">do</text:span><text:span text:style-name="T11"> assign the </text:span><text:span text:style-name="T2">ascending</text:span><text:span text:style-name="T11"> sequence of the </text:span></text:p>
              <text:p text:style-name="P95"><text:span text:style-name="T11"><text:tab/></text:span><text:span text:style-name="T11"><text:tab/></text:span><text:span text:style-name="T11">labels of tasks</text:span><text:span text:style-name="T2"> dependent of T</text:span><text:span text:style-name="T11"> to </text:span><text:span text:style-name="T30">list</text:span><text:span text:style-name="T11">(T);</text:span></text:p>
              <text:p text:style-name="P95"><text:span text:style-name="T11"><text:tab/></text:span><text:span text:style-name="T11">choose </text:span><text:span text:style-name="T30">T</text:span><text:span text:style-name="T58"></text:span><text:span text:style-name="T30">A</text:span><text:span text:style-name="T11"> with the lexicographic minimum </text:span><text:span text:style-name="T30">list</text:span><text:span text:style-name="T11">(</text:span><text:span text:style-name="T30">T</text:span><text:span text:style-name="T11">); </text:span></text:p>
              <text:p text:style-name="P95"><text:span text:style-name="T11"><text:tab/></text:span><text:span text:style-name="T11"> </text:span><text:span text:style-name="T30">l</text:span><text:span text:style-name="T11">(</text:span><text:span text:style-name="T30">T</text:span><text:span text:style-name="T11">):=</text:span><text:span text:style-name="T30">i</text:span><text:span text:style-name="T11">;</text:span></text:p>
              <text:p text:style-name="P24"><text:span text:style-name="T17">end</text:span><text:span text:style-name="T11">;</text:span></text:p>
            </text:list-header>
          </text:list>
          <draw:enhanced-geometry svg:viewBox="0 0 21600 21600" draw:type="mso-spt202" draw:enhanced-path="M 0 0 L 21600 0 21600 21600 0 21600 0 0 Z N"/>
        </draw:custom-shape>
        <draw:custom-shape draw:name="Text Box 5" draw:style-name="gr760"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6" draw:style-name="gr761"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5" smil:attributeName="visibility" smil:to="visible"/>
                  <anim:transitionFilter smil:dur="0.5s" smil:targetElement="id145" smil:type="dissolve"/>
                </anim:par>
              </anim:par>
            </anim:par>
          </anim:seq>
        </anim:par>
        <presentation:notes draw:style-name="dp2" presentation:use-date-time-name="dtd1">
          <draw:custom-shape draw:name="Rectangle 7" draw:style-name="gr76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4" presentation:class="page"/>
          <draw:frame presentation:style-name="pr5" draw:text-style-name="P2" draw:layer="layout" svg:width="14.486cm" svg:height="12.682cm" svg:x="2.672cm" svg:y="13.56cm" presentation:class="notes" presentation:placeholder="true" presentation:user-transformed="true">
            <draw:text-box/>
          </draw:frame>
        </presentation:notes>
      </draw:page>
      <draw:page draw:name="page55"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763" draw:text-style-name="P37" draw:layer="layout" svg:width="24.765cm" svg:height="1.192cm" svg:x="0.635cm" svg:y="5.503cm">
          <text:list text:style-name="L5">
            <text:list-header>
              <text:p text:style-name="P24"><text:span text:style-name="T33">Example. </text:span><text:span text:style-name="T16">Coffman–Graham algorithm, </text:span><text:span text:style-name="T18">n</text:span><text:span text:style-name="T16">=17.</text:span></text:p>
            </text:list-header>
          </text:list>
          <draw:enhanced-geometry svg:viewBox="0 0 21600 21600" draw:type="mso-spt202" draw:enhanced-path="M 0 0 L 21600 0 21600 21600 0 21600 0 0 Z N"/>
        </draw:custom-shape>
        <draw:g draw:name="Group 4">
          <draw:line draw:name="Line 5" draw:style-name="gr209" draw:text-style-name="P38" draw:layer="layout" svg:x1="11.853cm" svg:y1="15.451cm" svg:x2="12.065cm" svg:y2="14.392cm">
            <text:p/>
          </draw:line>
          <draw:custom-shape draw:name="Oval 6" draw:style-name="gr764" draw:text-style-name="P33" draw:layer="layout" svg:width="1.596cm" svg:height="1.292cm" svg:x="1.019cm" svg:y="8.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 draw:style-name="gr765" draw:text-style-name="P37" draw:layer="layout" svg:width="1.27cm" svg:height="1.027cm" svg:x="1.27cm" svg:y="8.176cm">
            <text:list text:style-name="L5">
              <text:list-header>
                <text:p text:style-name="P24"><text:span text:style-name="T184">T</text:span><text:span text:style-name="T185">1</text:span></text:p>
              </text:list-header>
            </text:list>
            <draw:enhanced-geometry svg:viewBox="0 0 21600 21600" draw:type="mso-spt202" draw:enhanced-path="M 0 0 L 21600 0 21600 21600 0 21600 0 0 Z N"/>
          </draw:custom-shape>
          <draw:custom-shape draw:name="Oval 8" draw:style-name="gr766" draw:text-style-name="P33" draw:layer="layout" svg:width="1.596cm" svg:height="1.297cm" svg:x="4.079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9" draw:style-name="gr767" draw:text-style-name="P37" draw:layer="layout" svg:width="1.385cm" svg:height="1.032cm" svg:x="4.33cm" svg:y="10.416cm">
            <text:list text:style-name="L5">
              <text:list-header>
                <text:p text:style-name="P24"><text:span text:style-name="T184">T</text:span><text:span text:style-name="T185">3</text:span></text:p>
              </text:list-header>
            </text:list>
            <draw:enhanced-geometry svg:viewBox="0 0 21600 21600" draw:type="mso-spt202" draw:enhanced-path="M 0 0 L 21600 0 21600 21600 0 21600 0 0 Z N"/>
          </draw:custom-shape>
          <draw:custom-shape draw:name="Oval 10" draw:style-name="gr768" draw:text-style-name="P33" draw:layer="layout" svg:width="1.591cm" svg:height="1.292cm" svg:x="1.072cm" svg:y="11.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769" draw:text-style-name="P37" draw:layer="layout" svg:width="1.221cm" svg:height="1.027cm" svg:x="1.319cm" svg:y="12.096cm">
            <text:list text:style-name="L5">
              <text:list-header>
                <text:p text:style-name="P24"><text:span text:style-name="T184">T</text:span><text:span text:style-name="T185">2</text:span></text:p>
              </text:list-header>
            </text:list>
            <draw:enhanced-geometry svg:viewBox="0 0 21600 21600" draw:type="mso-spt202" draw:enhanced-path="M 0 0 L 21600 0 21600 21600 0 21600 0 0 Z N"/>
          </draw:custom-shape>
          <draw:custom-shape draw:name="Oval 12" draw:style-name="gr770" draw:text-style-name="P33" draw:layer="layout" svg:width="1.588cm" svg:height="1.292cm" svg:x="4.136cm" svg:y="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 draw:style-name="gr771" draw:text-style-name="P37" draw:layer="layout" svg:width="1.482cm" svg:height="1.036cm" svg:x="4.445cm" svg:y="7.422cm">
            <text:list text:style-name="L5">
              <text:list-header>
                <text:p text:style-name="P24"><text:span text:style-name="T184">T</text:span><text:span text:style-name="T185">4</text:span></text:p>
              </text:list-header>
            </text:list>
            <draw:enhanced-geometry svg:viewBox="0 0 21600 21600" draw:type="mso-spt202" draw:enhanced-path="M 0 0 L 21600 0 21600 21600 0 21600 0 0 Z N"/>
          </draw:custom-shape>
          <draw:custom-shape draw:name="Oval 14" draw:style-name="gr772" draw:text-style-name="P33" draw:layer="layout" svg:width="1.596cm" svg:height="1.297cm" svg:x="4.079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5" draw:style-name="gr773" draw:text-style-name="P37" draw:layer="layout" svg:width="1.385cm" svg:height="1.032cm" svg:x="4.33cm" svg:y="8.921cm">
            <text:list text:style-name="L5">
              <text:list-header>
                <text:p text:style-name="P24"><text:span text:style-name="T184">T</text:span><text:span text:style-name="T185">5</text:span></text:p>
              </text:list-header>
            </text:list>
            <draw:enhanced-geometry svg:viewBox="0 0 21600 21600" draw:type="mso-spt202" draw:enhanced-path="M 0 0 L 21600 0 21600 21600 0 21600 0 0 Z N"/>
          </draw:custom-shape>
          <draw:custom-shape draw:name="Oval 16" draw:style-name="gr774" draw:text-style-name="P33" draw:layer="layout" svg:width="1.592cm" svg:height="1.292cm" svg:x="4.057cm" svg:y="11.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7" draw:style-name="gr775" draw:text-style-name="P37" draw:layer="layout" svg:width="1.195cm" svg:height="1.027cm" svg:x="4.308cm" svg:y="12.096cm">
            <text:list text:style-name="L5">
              <text:list-header>
                <text:p text:style-name="P24"><text:span text:style-name="T184">T</text:span><text:span text:style-name="T185">6</text:span></text:p>
              </text:list-header>
            </text:list>
            <draw:enhanced-geometry svg:viewBox="0 0 21600 21600" draw:type="mso-spt202" draw:enhanced-path="M 0 0 L 21600 0 21600 21600 0 21600 0 0 Z N"/>
          </draw:custom-shape>
          <draw:custom-shape draw:name="Oval 18" draw:style-name="gr776" draw:text-style-name="P33" draw:layer="layout" svg:width="1.596cm" svg:height="1.297cm" svg:x="3.982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9" draw:style-name="gr777" draw:text-style-name="P37" draw:layer="layout" svg:width="1.274cm" svg:height="1.027cm" svg:x="4.229cm" svg:y="13.591cm">
            <text:list text:style-name="L5">
              <text:list-header>
                <text:p text:style-name="P24"><text:span text:style-name="T184">T</text:span><text:span text:style-name="T185">7</text:span></text:p>
              </text:list-header>
            </text:list>
            <draw:enhanced-geometry svg:viewBox="0 0 21600 21600" draw:type="mso-spt202" draw:enhanced-path="M 0 0 L 21600 0 21600 21600 0 21600 0 0 Z N"/>
          </draw:custom-shape>
          <draw:custom-shape draw:name="Oval 20" draw:style-name="gr778" draw:text-style-name="P33" draw:layer="layout" svg:width="1.591cm" svg:height="1.296cm" svg:x="7.4cm" svg:y="8.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1" draw:style-name="gr779" draw:text-style-name="P37" draw:layer="layout" svg:width="1.456cm" svg:height="1.036cm" svg:x="7.646cm" svg:y="9.031cm">
            <text:list text:style-name="L5">
              <text:list-header>
                <text:p text:style-name="P24"><text:span text:style-name="T184">T</text:span><text:span text:style-name="T185">9</text:span></text:p>
              </text:list-header>
            </text:list>
            <draw:enhanced-geometry svg:viewBox="0 0 21600 21600" draw:type="mso-spt202" draw:enhanced-path="M 0 0 L 21600 0 21600 21600 0 21600 0 0 Z N"/>
          </draw:custom-shape>
          <draw:custom-shape draw:name="Oval 22" draw:style-name="gr780" draw:text-style-name="P33" draw:layer="layout" svg:width="1.596cm" svg:height="1.287cm" svg:x="7.47cm" svg:y="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781" draw:text-style-name="P37" draw:layer="layout" svg:width="1.557cm" svg:height="1.032cm" svg:x="7.545cm" svg:y="11.549cm">
            <text:list text:style-name="L5">
              <text:list-header>
                <text:p text:style-name="P24"><text:span text:style-name="T184">T</text:span><text:span text:style-name="T185">10</text:span></text:p>
              </text:list-header>
            </text:list>
            <draw:enhanced-geometry svg:viewBox="0 0 21600 21600" draw:type="mso-spt202" draw:enhanced-path="M 0 0 L 21600 0 21600 21600 0 21600 0 0 Z N"/>
          </draw:custom-shape>
          <draw:custom-shape draw:name="Oval 24" draw:style-name="gr782" draw:text-style-name="P33" draw:layer="layout" svg:width="1.592cm" svg:height="1.292cm" svg:x="7.373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5" draw:style-name="gr783" draw:text-style-name="P37" draw:layer="layout" svg:width="1.27cm" svg:height="1.028cm" svg:x="7.62cm" svg:y="7.311cm">
            <text:list text:style-name="L5">
              <text:list-header>
                <text:p text:style-name="P24"><text:span text:style-name="T184">T</text:span><text:span text:style-name="T185">8</text:span></text:p>
              </text:list-header>
            </text:list>
            <draw:enhanced-geometry svg:viewBox="0 0 21600 21600" draw:type="mso-spt202" draw:enhanced-path="M 0 0 L 21600 0 21600 21600 0 21600 0 0 Z N"/>
          </draw:custom-shape>
          <draw:custom-shape draw:name="Oval 26" draw:style-name="gr784" draw:text-style-name="P33" draw:layer="layout" svg:width="1.596cm" svg:height="1.292cm" svg:x="7.497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7" draw:style-name="gr785" draw:text-style-name="P37" draw:layer="layout" svg:width="1.482cm" svg:height="1.032cm" svg:x="7.62cm" svg:y="13.251cm">
            <text:list text:style-name="L5">
              <text:list-header>
                <text:p text:style-name="P24"><text:span text:style-name="T184">T</text:span><text:span text:style-name="T185">11</text:span></text:p>
              </text:list-header>
            </text:list>
            <draw:enhanced-geometry svg:viewBox="0 0 21600 21600" draw:type="mso-spt202" draw:enhanced-path="M 0 0 L 21600 0 21600 21600 0 21600 0 0 Z N"/>
          </draw:custom-shape>
          <draw:custom-shape draw:name="Oval 28" draw:style-name="gr786" draw:text-style-name="P33" draw:layer="layout" svg:width="1.596cm" svg:height="1.292cm" svg:x="7.422cm" svg:y="14.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9" draw:style-name="gr787" draw:text-style-name="P37" draw:layer="layout" svg:width="1.605cm" svg:height="1.028cm" svg:x="7.497cm" svg:y="14.909cm">
            <text:list text:style-name="L5">
              <text:list-header>
                <text:p text:style-name="P24"><text:span text:style-name="T184">T</text:span><text:span text:style-name="T185">12</text:span></text:p>
              </text:list-header>
            </text:list>
            <draw:enhanced-geometry svg:viewBox="0 0 21600 21600" draw:type="mso-spt202" draw:enhanced-path="M 0 0 L 21600 0 21600 21600 0 21600 0 0 Z N"/>
          </draw:custom-shape>
          <draw:custom-shape draw:name="Oval 30" draw:style-name="gr788" draw:text-style-name="P33" draw:layer="layout" svg:width="1.597cm" svg:height="1.296cm" svg:x="11.015cm" svg:y="8.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1" draw:style-name="gr789" draw:text-style-name="P37" draw:layer="layout" svg:width="1.662cm" svg:height="1.036cm" svg:x="11.038cm" svg:y="9.031cm">
            <text:list text:style-name="L5">
              <text:list-header>
                <text:p text:style-name="P24"><text:span text:style-name="T184">T</text:span><text:span text:style-name="T185">14</text:span></text:p>
              </text:list-header>
            </text:list>
            <draw:enhanced-geometry svg:viewBox="0 0 21600 21600" draw:type="mso-spt202" draw:enhanced-path="M 0 0 L 21600 0 21600 21600 0 21600 0 0 Z N"/>
          </draw:custom-shape>
          <draw:custom-shape draw:name="Oval 32" draw:style-name="gr790" draw:text-style-name="P33" draw:layer="layout" svg:width="1.596cm" svg:height="1.287cm" svg:x="11.042cm" svg:y="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3" draw:style-name="gr791" draw:text-style-name="P37" draw:layer="layout" svg:width="1.371cm" svg:height="1.032cm" svg:x="11.117cm" svg:y="11.549cm">
            <text:list text:style-name="L5">
              <text:list-header>
                <text:p text:style-name="P24"><text:span text:style-name="T184">T</text:span><text:span text:style-name="T185">17</text:span></text:p>
              </text:list-header>
            </text:list>
            <draw:enhanced-geometry svg:viewBox="0 0 21600 21600" draw:type="mso-spt202" draw:enhanced-path="M 0 0 L 21600 0 21600 21600 0 21600 0 0 Z N"/>
          </draw:custom-shape>
          <draw:custom-shape draw:name="Oval 34" draw:style-name="gr792" draw:text-style-name="P33" draw:layer="layout" svg:width="1.592cm" svg:height="1.292cm" svg:x="10.993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793" draw:text-style-name="P37" draw:layer="layout" svg:width="1.362cm" svg:height="1.028cm" svg:x="11.126cm" svg:y="7.311cm">
            <text:list text:style-name="L5">
              <text:list-header>
                <text:p text:style-name="P24"><text:span text:style-name="T184">T</text:span><text:span text:style-name="T185">13</text:span></text:p>
              </text:list-header>
            </text:list>
            <draw:enhanced-geometry svg:viewBox="0 0 21600 21600" draw:type="mso-spt202" draw:enhanced-path="M 0 0 L 21600 0 21600 21600 0 21600 0 0 Z N"/>
          </draw:custom-shape>
          <draw:custom-shape draw:name="Oval 36" draw:style-name="gr794" draw:text-style-name="P33" draw:layer="layout" svg:width="1.596cm" svg:height="1.292cm" svg:x="11.064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7" draw:style-name="gr795" draw:text-style-name="P37" draw:layer="layout" svg:width="1.513cm" svg:height="1.032cm" svg:x="11.187cm" svg:y="13.251cm">
            <text:list text:style-name="L5">
              <text:list-header>
                <text:p text:style-name="P24"><text:span text:style-name="T184">T</text:span><text:span text:style-name="T185">15</text:span></text:p>
              </text:list-header>
            </text:list>
            <draw:enhanced-geometry svg:viewBox="0 0 21600 21600" draw:type="mso-spt202" draw:enhanced-path="M 0 0 L 21600 0 21600 21600 0 21600 0 0 Z N"/>
          </draw:custom-shape>
          <draw:custom-shape draw:name="Oval 38" draw:style-name="gr796" draw:text-style-name="P33" draw:layer="layout" svg:width="1.596cm" svg:height="1.292cm" svg:x="11.007cm" svg:y="1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9" draw:style-name="gr797" draw:text-style-name="P37" draw:layer="layout" svg:width="1.578cm" svg:height="1.027cm" svg:x="11.007cm" svg:y="15.24cm">
            <text:list text:style-name="L5">
              <text:list-header>
                <text:p text:style-name="P24"><text:span text:style-name="T184">T</text:span><text:span text:style-name="T185">16</text:span></text:p>
              </text:list-header>
            </text:list>
            <draw:enhanced-geometry svg:viewBox="0 0 21600 21600" draw:type="mso-spt202" draw:enhanced-path="M 0 0 L 21600 0 21600 21600 0 21600 0 0 Z N"/>
          </draw:custom-shape>
          <draw:line draw:name="Line 40" draw:style-name="gr209" draw:text-style-name="P38" draw:layer="layout" svg:x1="2.562cm" svg:y1="8.352cm" svg:x2="4.079cm" svg:y2="7.92cm">
            <text:p/>
          </draw:line>
          <draw:line draw:name="Line 41" draw:style-name="gr209" draw:text-style-name="P38" draw:layer="layout" svg:x1="2.562cm" svg:y1="9.031cm" svg:x2="4.008cm" svg:y2="9.424cm">
            <text:p/>
          </draw:line>
          <draw:line draw:name="Line 42" draw:style-name="gr209" draw:text-style-name="P38" draw:layer="layout" svg:x1="2.765cm" svg:y1="12.572cm" svg:x2="3.982cm" svg:y2="12.621cm">
            <text:p/>
          </draw:line>
          <draw:line draw:name="Line 43" draw:style-name="gr209" draw:text-style-name="P38" draw:layer="layout" svg:x1="2.461cm" svg:y1="13.207cm" svg:x2="3.956cm" svg:y2="14.045cm">
            <text:p/>
          </draw:line>
          <draw:line draw:name="Line 44" draw:style-name="gr209" draw:text-style-name="P38" draw:layer="layout" svg:x1="5.83cm" svg:y1="7.92cm" svg:x2="7.197cm" svg:y2="7.898cm">
            <text:p/>
          </draw:line>
          <draw:line draw:name="Line 45" draw:style-name="gr209" draw:text-style-name="P38" draw:layer="layout" svg:x1="5.675cm" svg:y1="9.715cm" svg:x2="7.497cm" svg:y2="11.712cm">
            <text:p/>
          </draw:line>
          <draw:line draw:name="Line 46" draw:style-name="gr209" draw:text-style-name="P38" draw:layer="layout" svg:x1="5.675cm" svg:y1="14.16cm" svg:x2="7.32cm" svg:y2="13.776cm">
            <text:p/>
          </draw:line>
          <draw:line draw:name="Line 47" draw:style-name="gr209" draw:text-style-name="P38" draw:layer="layout" svg:x1="5.649cm" svg:y1="11.142cm" svg:x2="7.422cm" svg:y2="9.983cm">
            <text:p/>
          </draw:line>
          <draw:line draw:name="Line 48" draw:style-name="gr209" draw:text-style-name="P38" draw:layer="layout" svg:x1="5.578cm" svg:y1="11.302cm" svg:x2="7.373cm" svg:y2="12.096cm">
            <text:p/>
          </draw:line>
          <draw:line draw:name="Line 49" draw:style-name="gr209" draw:text-style-name="P38" draw:layer="layout" svg:x1="5.755cm" svg:y1="12.889cm" svg:x2="7.294cm" svg:y2="12.39cm">
            <text:p/>
          </draw:line>
          <draw:line draw:name="Line 50" draw:style-name="gr209" draw:text-style-name="P38" draw:layer="layout" svg:x1="5.499cm" svg:y1="14.548cm" svg:x2="7.32cm" svg:y2="15.363cm">
            <text:p/>
          </draw:line>
          <draw:line draw:name="Line 51" draw:style-name="gr209" draw:text-style-name="P38" draw:layer="layout" svg:x1="9.093cm" svg:y1="7.788cm" svg:x2="10.817cm" svg:y2="7.805cm">
            <text:p/>
          </draw:line>
          <draw:line draw:name="Line 52" draw:style-name="gr209" draw:text-style-name="P38" draw:layer="layout" svg:x1="9.172cm" svg:y1="9.693cm" svg:x2="11.143cm" svg:y2="8.281cm">
            <text:p/>
          </draw:line>
          <draw:line draw:name="Line 53" draw:style-name="gr209" draw:text-style-name="P38" draw:layer="layout" svg:x1="9.194cm" svg:y1="11.712cm" svg:x2="11.015cm" svg:y2="9.94cm">
            <text:p/>
          </draw:line>
          <draw:line draw:name="Line 54" draw:style-name="gr209" draw:text-style-name="P38" draw:layer="layout" svg:x1="9.243cm" svg:y1="12.232cm" svg:x2="10.993cm" svg:y2="12.187cm">
            <text:p/>
          </draw:line>
          <draw:line draw:name="Line 55" draw:style-name="gr209" draw:text-style-name="P38" draw:layer="layout" svg:x1="9.093cm" svg:y1="12.413cm" svg:x2="10.993cm" svg:y2="13.569cm">
            <text:p/>
          </draw:line>
          <draw:line draw:name="Line 56" draw:style-name="gr209" draw:text-style-name="P38" draw:layer="layout" svg:x1="9.194cm" svg:y1="13.819cm" svg:x2="11.324cm" svg:y2="10.216cm">
            <text:p/>
          </draw:line>
          <draw:line draw:name="Line 57" draw:style-name="gr209" draw:text-style-name="P38" draw:layer="layout" svg:x1="9.093cm" svg:y1="14.251cm" svg:x2="11.015cm" svg:y2="14.022cm">
            <text:p/>
          </draw:line>
          <draw:line draw:name="Line 58" draw:style-name="gr209" draw:text-style-name="P38" draw:layer="layout" svg:x1="9.044cm" svg:y1="15.655cm" svg:x2="11.007cm" svg:y2="15.663cm">
            <text:p/>
          </draw:line>
        </draw:g>
        <draw:g draw:name="Group 59" xml:id="id146" draw:id="id146">
          <draw:custom-shape draw:name="Text Box 60" draw:style-name="gr798" draw:text-style-name="P37" draw:layer="layout" svg:width="1.905cm" svg:height="1.036cm" svg:x="12.488cm" svg:y="7.642cm">
            <text:list text:style-name="L18">
              <text:list-header>
                <text:p text:style-name="P24"><text:span text:style-name="T186">( )</text:span></text:p>
              </text:list-header>
            </text:list>
            <draw:enhanced-geometry svg:viewBox="0 0 21600 21600" draw:type="mso-spt202" draw:enhanced-path="M 0 0 L 21600 0 21600 21600 0 21600 0 0 Z N"/>
          </draw:custom-shape>
          <draw:custom-shape draw:name="Text Box 61" draw:style-name="gr799" draw:text-style-name="P37" draw:layer="layout" svg:width="1.905cm" svg:height="1.036cm" svg:x="12.277cm" svg:y="9.547cm">
            <text:list text:style-name="L18">
              <text:list-header>
                <text:p text:style-name="P24"><text:span text:style-name="T186">( )</text:span></text:p>
              </text:list-header>
            </text:list>
            <draw:enhanced-geometry svg:viewBox="0 0 21600 21600" draw:type="mso-spt202" draw:enhanced-path="M 0 0 L 21600 0 21600 21600 0 21600 0 0 Z N"/>
          </draw:custom-shape>
          <draw:custom-shape draw:name="Text Box 62" draw:style-name="gr800" draw:text-style-name="P37" draw:layer="layout" svg:width="1.905cm" svg:height="1.036cm" svg:x="12.277cm" svg:y="12.065cm">
            <text:list text:style-name="L18">
              <text:list-header>
                <text:p text:style-name="P24"><text:span text:style-name="T186">( )</text:span></text:p>
              </text:list-header>
            </text:list>
            <draw:enhanced-geometry svg:viewBox="0 0 21600 21600" draw:type="mso-spt202" draw:enhanced-path="M 0 0 L 21600 0 21600 21600 0 21600 0 0 Z N"/>
          </draw:custom-shape>
          <draw:custom-shape draw:name="Text Box 63" draw:style-name="gr801" draw:text-style-name="P37" draw:layer="layout" svg:width="1.905cm" svg:height="1.037cm" svg:x="12.277cm" svg:y="13.78cm">
            <text:list text:style-name="L18">
              <text:list-header>
                <text:p text:style-name="P24"><text:span text:style-name="T186">( )</text:span></text:p>
              </text:list-header>
            </text:list>
            <draw:enhanced-geometry svg:viewBox="0 0 21600 21600" draw:type="mso-spt202" draw:enhanced-path="M 0 0 L 21600 0 21600 21600 0 21600 0 0 Z N"/>
          </draw:custom-shape>
        </draw:g>
        <draw:custom-shape draw:name="Text Box 64" draw:style-name="gr802" draw:text-style-name="P37" xml:id="id147" draw:id="id147" draw:layer="layout" svg:width="1.27cm" svg:height="1.036cm" svg:x="12.277cm" svg:y="6.562cm">
          <text:list text:style-name="L6">
            <text:list-header>
              <text:p text:style-name="P24"><text:span text:style-name="T114">1</text:span></text:p>
            </text:list-header>
          </text:list>
          <draw:enhanced-geometry svg:viewBox="0 0 21600 21600" draw:type="mso-spt202" draw:enhanced-path="M 0 0 L 21600 0 21600 21600 0 21600 0 0 Z N"/>
        </draw:custom-shape>
        <draw:g draw:name="Group 65" xml:id="id148" draw:id="id148">
          <draw:custom-shape draw:name="Text Box 66" draw:style-name="gr803" draw:text-style-name="P37" draw:layer="layout" svg:width="1.905cm" svg:height="1.036cm" svg:x="8.678cm" svg:y="9.547cm">
            <text:list text:style-name="L18">
              <text:list-header>
                <text:p text:style-name="P24"><text:span text:style-name="T186">(1)</text:span></text:p>
              </text:list-header>
            </text:list>
            <draw:enhanced-geometry svg:viewBox="0 0 21600 21600" draw:type="mso-spt202" draw:enhanced-path="M 0 0 L 21600 0 21600 21600 0 21600 0 0 Z N"/>
          </draw:custom-shape>
          <draw:custom-shape draw:name="Text Box 67" draw:style-name="gr804" draw:text-style-name="P37" draw:layer="layout" svg:width="1.905cm" svg:height="1.036cm" svg:x="8.678cm" svg:y="7.62cm">
            <text:list text:style-name="L18">
              <text:list-header>
                <text:p text:style-name="P24"><text:span text:style-name="T186">(1)</text:span></text:p>
              </text:list-header>
            </text:list>
            <draw:enhanced-geometry svg:viewBox="0 0 21600 21600" draw:type="mso-spt202" draw:enhanced-path="M 0 0 L 21600 0 21600 21600 0 21600 0 0 Z N"/>
          </draw:custom-shape>
        </draw:g>
        <draw:custom-shape draw:name="Text Box 68" draw:style-name="gr805" draw:text-style-name="P37" xml:id="id149" draw:id="id149" draw:layer="layout" svg:width="1.27cm" svg:height="1.036cm" svg:x="12.488cm" svg:y="12.934cm">
          <text:list text:style-name="L6">
            <text:list-header>
              <text:p text:style-name="P24"><text:span text:style-name="T114">2</text:span></text:p>
            </text:list-header>
          </text:list>
          <draw:enhanced-geometry svg:viewBox="0 0 21600 21600" draw:type="mso-spt202" draw:enhanced-path="M 0 0 L 21600 0 21600 21600 0 21600 0 0 Z N"/>
        </draw:custom-shape>
        <draw:custom-shape draw:name="Text Box 69" draw:style-name="gr806" draw:text-style-name="P37" xml:id="id150" draw:id="id150" draw:layer="layout" svg:width="1.905cm" svg:height="1.036cm" svg:x="12.488cm" svg:y="15.474cm">
          <text:list text:style-name="L18">
            <text:list-header>
              <text:p text:style-name="P24"><text:span text:style-name="T186">(2)</text:span></text:p>
            </text:list-header>
          </text:list>
          <draw:enhanced-geometry svg:viewBox="0 0 21600 21600" draw:type="mso-spt202" draw:enhanced-path="M 0 0 L 21600 0 21600 21600 0 21600 0 0 Z N"/>
        </draw:custom-shape>
        <draw:custom-shape draw:name="Text Box 70" draw:style-name="gr807" draw:text-style-name="P37" xml:id="id151" draw:id="id151" draw:layer="layout" svg:width="1.27cm" svg:height="1.036cm" svg:x="12.488cm" svg:y="8.467cm">
          <text:list text:style-name="L6">
            <text:list-header>
              <text:p text:style-name="P24"><text:span text:style-name="T114">3</text:span></text:p>
            </text:list-header>
          </text:list>
          <draw:enhanced-geometry svg:viewBox="0 0 21600 21600" draw:type="mso-spt202" draw:enhanced-path="M 0 0 L 21600 0 21600 21600 0 21600 0 0 Z N"/>
        </draw:custom-shape>
        <draw:custom-shape draw:name="Text Box 71" draw:style-name="gr808" draw:text-style-name="P37" xml:id="id152" draw:id="id152" draw:layer="layout" svg:width="1.905cm" svg:height="1.037cm" svg:x="8.678cm" svg:y="13.758cm">
          <text:list text:style-name="L18">
            <text:list-header>
              <text:p text:style-name="P24"><text:span text:style-name="T186">(3,2)</text:span></text:p>
            </text:list-header>
          </text:list>
          <draw:enhanced-geometry svg:viewBox="0 0 21600 21600" draw:type="mso-spt202" draw:enhanced-path="M 0 0 L 21600 0 21600 21600 0 21600 0 0 Z N"/>
        </draw:custom-shape>
        <draw:custom-shape draw:name="Text Box 72" draw:style-name="gr809" draw:text-style-name="P37" xml:id="id153" draw:id="id153" draw:layer="layout" svg:width="1.27cm" svg:height="1.036cm" svg:x="12.488cm" svg:y="11.029cm">
          <text:list text:style-name="L6">
            <text:list-header>
              <text:p text:style-name="P24"><text:span text:style-name="T114">4</text:span></text:p>
            </text:list-header>
          </text:list>
          <draw:enhanced-geometry svg:viewBox="0 0 21600 21600" draw:type="mso-spt202" draw:enhanced-path="M 0 0 L 21600 0 21600 21600 0 21600 0 0 Z N"/>
        </draw:custom-shape>
        <draw:custom-shape draw:name="Text Box 73" draw:style-name="gr810" draw:text-style-name="P37" xml:id="id154" draw:id="id154" draw:layer="layout" svg:width="2.752cm" svg:height="1.037cm" svg:x="8.89cm" svg:y="11.875cm">
          <text:list text:style-name="L18">
            <text:list-header>
              <text:p text:style-name="P24"><text:span text:style-name="T186">(4,3,2)</text:span></text:p>
            </text:list-header>
          </text:list>
          <draw:enhanced-geometry svg:viewBox="0 0 21600 21600" draw:type="mso-spt202" draw:enhanced-path="M 0 0 L 21600 0 21600 21600 0 21600 0 0 Z N"/>
        </draw:custom-shape>
        <draw:custom-shape draw:name="Text Box 74" draw:style-name="gr811" draw:text-style-name="P37" xml:id="id155" draw:id="id155" draw:layer="layout" svg:width="1.27cm" svg:height="1.037cm" svg:x="8.678cm" svg:y="6.773cm">
          <text:list text:style-name="L6">
            <text:list-header>
              <text:p text:style-name="P24"><text:span text:style-name="T114">5</text:span></text:p>
            </text:list-header>
          </text:list>
          <draw:enhanced-geometry svg:viewBox="0 0 21600 21600" draw:type="mso-spt202" draw:enhanced-path="M 0 0 L 21600 0 21600 21600 0 21600 0 0 Z N"/>
        </draw:custom-shape>
        <draw:custom-shape draw:name="Text Box 75" draw:style-name="gr812" draw:text-style-name="P37" xml:id="id156" draw:id="id156" draw:layer="layout" svg:width="1.905cm" svg:height="1.036cm" svg:x="5.503cm" svg:y="7.642cm">
          <text:list text:style-name="L18">
            <text:list-header>
              <text:p text:style-name="P24"><text:span text:style-name="T186">(5)</text:span></text:p>
            </text:list-header>
          </text:list>
          <draw:enhanced-geometry svg:viewBox="0 0 21600 21600" draw:type="mso-spt202" draw:enhanced-path="M 0 0 L 21600 0 21600 21600 0 21600 0 0 Z N"/>
        </draw:custom-shape>
        <draw:custom-shape draw:name="Text Box 76" draw:style-name="gr813" draw:text-style-name="P37" xml:id="id157" draw:id="id157" draw:layer="layout" svg:width="1.27cm" svg:height="1.036cm" svg:x="8.678cm" svg:y="8.467cm">
          <text:list text:style-name="L6">
            <text:list-header>
              <text:p text:style-name="P24"><text:span text:style-name="T114">6</text:span></text:p>
            </text:list-header>
          </text:list>
          <draw:enhanced-geometry svg:viewBox="0 0 21600 21600" draw:type="mso-spt202" draw:enhanced-path="M 0 0 L 21600 0 21600 21600 0 21600 0 0 Z N"/>
        </draw:custom-shape>
        <draw:custom-shape draw:name="Text Box 77" draw:style-name="gr814" draw:text-style-name="P37" xml:id="id158" draw:id="id158" draw:layer="layout" svg:width="1.27cm" svg:height="1.036cm" svg:x="12.277cm" svg:y="14.605cm">
          <text:list text:style-name="L6">
            <text:list-header>
              <text:p text:style-name="P24"><text:span text:style-name="T114">7</text:span></text:p>
            </text:list-header>
          </text:list>
          <draw:enhanced-geometry svg:viewBox="0 0 21600 21600" draw:type="mso-spt202" draw:enhanced-path="M 0 0 L 21600 0 21600 21600 0 21600 0 0 Z N"/>
        </draw:custom-shape>
        <draw:custom-shape draw:name="Text Box 78" draw:style-name="gr815" draw:text-style-name="P37" xml:id="id159" draw:id="id159" draw:layer="layout" svg:width="1.905cm" svg:height="1.036cm" svg:x="8.678cm" svg:y="15.452cm">
          <text:list text:style-name="L18">
            <text:list-header>
              <text:p text:style-name="P24"><text:span text:style-name="T186">(7)</text:span></text:p>
            </text:list-header>
          </text:list>
          <draw:enhanced-geometry svg:viewBox="0 0 21600 21600" draw:type="mso-spt202" draw:enhanced-path="M 0 0 L 21600 0 21600 21600 0 21600 0 0 Z N"/>
        </draw:custom-shape>
        <draw:custom-shape draw:name="Text Box 79" draw:style-name="gr816" draw:text-style-name="P37" xml:id="id160" draw:id="id160" draw:layer="layout" svg:width="1.27cm" svg:height="1.036cm" svg:x="8.678cm" svg:y="12.7cm">
          <text:list text:style-name="L6">
            <text:list-header>
              <text:p text:style-name="P24"><text:span text:style-name="T114">8</text:span></text:p>
            </text:list-header>
          </text:list>
          <draw:enhanced-geometry svg:viewBox="0 0 21600 21600" draw:type="mso-spt202" draw:enhanced-path="M 0 0 L 21600 0 21600 21600 0 21600 0 0 Z N"/>
        </draw:custom-shape>
        <draw:custom-shape draw:name="Text Box 80" draw:style-name="gr817" draw:text-style-name="P37" xml:id="id161" draw:id="id161" draw:layer="layout" svg:width="1.27cm" svg:height="1.036cm" svg:x="8.678cm" svg:y="10.817cm">
          <text:list text:style-name="L6">
            <text:list-header>
              <text:p text:style-name="P24"><text:span text:style-name="T114">9</text:span></text:p>
            </text:list-header>
          </text:list>
          <draw:enhanced-geometry svg:viewBox="0 0 21600 21600" draw:type="mso-spt202" draw:enhanced-path="M 0 0 L 21600 0 21600 21600 0 21600 0 0 Z N"/>
        </draw:custom-shape>
        <draw:g draw:name="Group 81" xml:id="id162" draw:id="id162">
          <draw:custom-shape draw:name="Text Box 82" draw:style-name="gr818" draw:text-style-name="P37" draw:layer="layout" svg:width="1.905cm" svg:height="1.037cm" svg:x="5.292cm" svg:y="9.313cm">
            <text:list text:style-name="L18">
              <text:list-header>
                <text:p text:style-name="P24"><text:span text:style-name="T186">(9)</text:span></text:p>
              </text:list-header>
            </text:list>
            <draw:enhanced-geometry svg:viewBox="0 0 21600 21600" draw:type="mso-spt202" draw:enhanced-path="M 0 0 L 21600 0 21600 21600 0 21600 0 0 Z N"/>
          </draw:custom-shape>
          <draw:custom-shape draw:name="Text Box 83" draw:style-name="gr819" draw:text-style-name="P37" draw:layer="layout" svg:width="1.905cm" svg:height="1.037cm" svg:x="5.292cm" svg:y="12.488cm">
            <text:list text:style-name="L18">
              <text:list-header>
                <text:p text:style-name="P24"><text:span text:style-name="T186">(9)</text:span></text:p>
              </text:list-header>
            </text:list>
            <draw:enhanced-geometry svg:viewBox="0 0 21600 21600" draw:type="mso-spt202" draw:enhanced-path="M 0 0 L 21600 0 21600 21600 0 21600 0 0 Z N"/>
          </draw:custom-shape>
          <draw:custom-shape draw:name="Text Box 84" draw:style-name="gr820" draw:text-style-name="P37" draw:layer="layout" svg:width="1.905cm" svg:height="1.036cm" svg:x="5.08cm" svg:y="11.007cm">
            <text:list text:style-name="L18">
              <text:list-header>
                <text:p text:style-name="P24"><text:span text:style-name="T186">(9,6)</text:span></text:p>
              </text:list-header>
            </text:list>
            <draw:enhanced-geometry svg:viewBox="0 0 21600 21600" draw:type="mso-spt202" draw:enhanced-path="M 0 0 L 21600 0 21600 21600 0 21600 0 0 Z N"/>
          </draw:custom-shape>
        </draw:g>
        <draw:custom-shape draw:name="Text Box 85" draw:style-name="gr821" draw:text-style-name="P37" xml:id="id163" draw:id="id163" draw:layer="layout" svg:width="1.694cm" svg:height="1.037cm" svg:x="5.503cm" svg:y="6.773cm">
          <text:list text:style-name="L6">
            <text:list-header>
              <text:p text:style-name="P24"><text:span text:style-name="T114">10</text:span></text:p>
            </text:list-header>
          </text:list>
          <draw:enhanced-geometry svg:viewBox="0 0 21600 21600" draw:type="mso-spt202" draw:enhanced-path="M 0 0 L 21600 0 21600 21600 0 21600 0 0 Z N"/>
        </draw:custom-shape>
        <draw:custom-shape draw:name="Text Box 86" draw:style-name="gr822" draw:text-style-name="P37" xml:id="id164" draw:id="id164" draw:layer="layout" svg:width="1.905cm" svg:height="1.036cm" svg:x="8.89cm" svg:y="14.627cm">
          <text:list text:style-name="L6">
            <text:list-header>
              <text:p text:style-name="P24"><text:span text:style-name="T114">11</text:span></text:p>
            </text:list-header>
          </text:list>
          <draw:enhanced-geometry svg:viewBox="0 0 21600 21600" draw:type="mso-spt202" draw:enhanced-path="M 0 0 L 21600 0 21600 21600 0 21600 0 0 Z N"/>
        </draw:custom-shape>
        <draw:custom-shape draw:name="Text Box 87" draw:style-name="gr823" draw:text-style-name="P37" xml:id="id165" draw:id="id165" draw:layer="layout" svg:width="2.329cm" svg:height="1.037cm" svg:x="4.868cm" svg:y="14.393cm">
          <text:list text:style-name="L18">
            <text:list-header>
              <text:p text:style-name="P24"><text:span text:style-name="T186">(11,8)</text:span></text:p>
            </text:list-header>
          </text:list>
          <draw:enhanced-geometry svg:viewBox="0 0 21600 21600" draw:type="mso-spt202" draw:enhanced-path="M 0 0 L 21600 0 21600 21600 0 21600 0 0 Z N"/>
        </draw:custom-shape>
        <draw:custom-shape draw:name="Text Box 88" draw:style-name="gr824" draw:text-style-name="P37" xml:id="id166" draw:id="id166" draw:layer="layout" svg:width="1.905cm" svg:height="1.036cm" svg:x="5.503cm" svg:y="8.467cm">
          <text:list text:style-name="L6">
            <text:list-header>
              <text:p text:style-name="P24"><text:span text:style-name="T114">12</text:span></text:p>
            </text:list-header>
          </text:list>
          <draw:enhanced-geometry svg:viewBox="0 0 21600 21600" draw:type="mso-spt202" draw:enhanced-path="M 0 0 L 21600 0 21600 21600 0 21600 0 0 Z N"/>
        </draw:custom-shape>
        <draw:custom-shape draw:name="Text Box 89" draw:style-name="gr825" draw:text-style-name="P37" xml:id="id167" draw:id="id167" draw:layer="layout" svg:width="2.752cm" svg:height="1.036cm" svg:x="1.27cm" svg:y="9.124cm">
          <text:list text:style-name="L18">
            <text:list-header>
              <text:p text:style-name="P24"><text:span text:style-name="T186">(12,10)</text:span></text:p>
            </text:list-header>
          </text:list>
          <draw:enhanced-geometry svg:viewBox="0 0 21600 21600" draw:type="mso-spt202" draw:enhanced-path="M 0 0 L 21600 0 21600 21600 0 21600 0 0 Z N"/>
        </draw:custom-shape>
        <draw:custom-shape draw:name="Text Box 90" draw:style-name="gr826" draw:text-style-name="P37" xml:id="id168" draw:id="id168" draw:layer="layout" svg:width="1.905cm" svg:height="1.036cm" svg:x="5.292cm" svg:y="11.642cm">
          <text:list text:style-name="L6">
            <text:list-header>
              <text:p text:style-name="P24"><text:span text:style-name="T114">13</text:span></text:p>
            </text:list-header>
          </text:list>
          <draw:enhanced-geometry svg:viewBox="0 0 21600 21600" draw:type="mso-spt202" draw:enhanced-path="M 0 0 L 21600 0 21600 21600 0 21600 0 0 Z N"/>
        </draw:custom-shape>
        <draw:custom-shape draw:name="Text Box 91" draw:style-name="gr827" draw:text-style-name="P37" xml:id="id169" draw:id="id169" draw:layer="layout" svg:width="1.905cm" svg:height="1.037cm" svg:x="5.292cm" svg:y="9.948cm">
          <text:list text:style-name="L6">
            <text:list-header>
              <text:p text:style-name="P24"><text:span text:style-name="T114">14</text:span></text:p>
            </text:list-header>
          </text:list>
          <draw:enhanced-geometry svg:viewBox="0 0 21600 21600" draw:type="mso-spt202" draw:enhanced-path="M 0 0 L 21600 0 21600 21600 0 21600 0 0 Z N"/>
        </draw:custom-shape>
        <draw:custom-shape draw:name="Text Box 92" draw:style-name="gr828" draw:text-style-name="P37" xml:id="id170" draw:id="id170" draw:layer="layout" svg:width="1.905cm" svg:height="1.036cm" svg:x="5.292cm" svg:y="13.335cm">
          <text:list text:style-name="L6">
            <text:list-header>
              <text:p text:style-name="P24"><text:span text:style-name="T114">15</text:span></text:p>
            </text:list-header>
          </text:list>
          <draw:enhanced-geometry svg:viewBox="0 0 21600 21600" draw:type="mso-spt202" draw:enhanced-path="M 0 0 L 21600 0 21600 21600 0 21600 0 0 Z N"/>
        </draw:custom-shape>
        <draw:custom-shape draw:name="Text Box 93" draw:style-name="gr829" draw:text-style-name="P37" xml:id="id171" draw:id="id171" draw:layer="layout" svg:width="3.175cm" svg:height="1.037cm" svg:x="1.482cm" svg:y="13.123cm">
          <text:list text:style-name="L18">
            <text:list-header>
              <text:p text:style-name="P24"><text:span text:style-name="T186">(15,13)</text:span></text:p>
            </text:list-header>
          </text:list>
          <draw:enhanced-geometry svg:viewBox="0 0 21600 21600" draw:type="mso-spt202" draw:enhanced-path="M 0 0 L 21600 0 21600 21600 0 21600 0 0 Z N"/>
        </draw:custom-shape>
        <draw:custom-shape draw:name="Text Box 94" draw:style-name="gr830" draw:text-style-name="P37" xml:id="id172" draw:id="id172" draw:layer="layout" svg:width="1.905cm" svg:height="1.036cm" svg:x="1.905cm" svg:y="7.197cm">
          <text:list text:style-name="L6">
            <text:list-header>
              <text:p text:style-name="P24"><text:span text:style-name="T114">16</text:span></text:p>
            </text:list-header>
          </text:list>
          <draw:enhanced-geometry svg:viewBox="0 0 21600 21600" draw:type="mso-spt202" draw:enhanced-path="M 0 0 L 21600 0 21600 21600 0 21600 0 0 Z N"/>
        </draw:custom-shape>
        <draw:custom-shape draw:name="Text Box 95" draw:style-name="gr831" draw:text-style-name="P37" xml:id="id173" draw:id="id173" draw:layer="layout" svg:width="1.905cm" svg:height="1.037cm" svg:x="2.117cm" svg:y="11.218cm">
          <text:list text:style-name="L6">
            <text:list-header>
              <text:p text:style-name="P24"><text:span text:style-name="T114">17</text:span></text:p>
            </text:list-header>
          </text:list>
          <draw:enhanced-geometry svg:viewBox="0 0 21600 21600" draw:type="mso-spt202" draw:enhanced-path="M 0 0 L 21600 0 21600 21600 0 21600 0 0 Z N"/>
        </draw:custom-shape>
        <draw:custom-shape draw:name="Text Box 96" draw:style-name="gr832"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97" draw:style-name="gr833"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46" smil:attributeName="visibility" smil:to="visible"/>
                  <anim:transitionFilter smil:dur="0.5s" smil:targetElement="id14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7" smil:attributeName="visibility" smil:to="visible"/>
                  <anim:transitionFilter smil:dur="0.5s" smil:targetElement="id14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8" smil:attributeName="visibility" smil:to="visible"/>
                  <anim:transitionFilter smil:dur="0.5s" smil:targetElement="id14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9" smil:attributeName="visibility" smil:to="visible"/>
                  <anim:transitionFilter smil:dur="0.5s" smil:targetElement="id14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0" smil:attributeName="visibility" smil:to="visible"/>
                  <anim:transitionFilter smil:dur="0.5s" smil:targetElement="id15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1" smil:attributeName="visibility" smil:to="visible"/>
                  <anim:transitionFilter smil:dur="0.5s" smil:targetElement="id15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2" smil:attributeName="visibility" smil:to="visible"/>
                  <anim:transitionFilter smil:dur="0.5s" smil:targetElement="id15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3" smil:attributeName="visibility" smil:to="visible"/>
                  <anim:transitionFilter smil:dur="0.5s" smil:targetElement="id15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4" smil:attributeName="visibility" smil:to="visible"/>
                  <anim:transitionFilter smil:dur="0.5s" smil:targetElement="id15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5" smil:attributeName="visibility" smil:to="visible"/>
                  <anim:transitionFilter smil:dur="0.5s" smil:targetElement="id15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6" smil:attributeName="visibility" smil:to="visible"/>
                  <anim:transitionFilter smil:dur="0.5s" smil:targetElement="id15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7" smil:attributeName="visibility" smil:to="visible"/>
                  <anim:transitionFilter smil:dur="0.5s" smil:targetElement="id15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8" smil:attributeName="visibility" smil:to="visible"/>
                  <anim:transitionFilter smil:dur="0.5s" smil:targetElement="id15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59" smil:attributeName="visibility" smil:to="visible"/>
                  <anim:transitionFilter smil:dur="0.5s" smil:targetElement="id15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0" smil:attributeName="visibility" smil:to="visible"/>
                  <anim:transitionFilter smil:dur="0.5s" smil:targetElement="id16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1" smil:attributeName="visibility" smil:to="visible"/>
                  <anim:transitionFilter smil:dur="0.5s" smil:targetElement="id16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2" smil:attributeName="visibility" smil:to="visible"/>
                  <anim:transitionFilter smil:dur="0.5s" smil:targetElement="id16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3" smil:attributeName="visibility" smil:to="visible"/>
                  <anim:transitionFilter smil:dur="0.5s" smil:targetElement="id16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4" smil:attributeName="visibility" smil:to="visible"/>
                  <anim:transitionFilter smil:dur="0.5s" smil:targetElement="id16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5" smil:attributeName="visibility" smil:to="visible"/>
                  <anim:transitionFilter smil:dur="0.5s" smil:targetElement="id16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6" smil:attributeName="visibility" smil:to="visible"/>
                  <anim:transitionFilter smil:dur="0.5s" smil:targetElement="id16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7" smil:attributeName="visibility" smil:to="visible"/>
                  <anim:transitionFilter smil:dur="0.5s" smil:targetElement="id16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8" smil:attributeName="visibility" smil:to="visible"/>
                  <anim:transitionFilter smil:dur="0.5s" smil:targetElement="id16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9" smil:attributeName="visibility" smil:to="visible"/>
                  <anim:transitionFilter smil:dur="0.5s" smil:targetElement="id16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0" smil:attributeName="visibility" smil:to="visible"/>
                  <anim:transitionFilter smil:dur="0.5s" smil:targetElement="id17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1" smil:attributeName="visibility" smil:to="visible"/>
                  <anim:transitionFilter smil:dur="0.5s" smil:targetElement="id17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2" smil:attributeName="visibility" smil:to="visible"/>
                  <anim:transitionFilter smil:dur="0.5s" smil:targetElement="id17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3" smil:attributeName="visibility" smil:to="visible"/>
                  <anim:transitionFilter smil:dur="0.5s" smil:targetElement="id173" smil:type="dissolve"/>
                </anim:par>
              </anim:par>
            </anim:par>
          </anim:seq>
        </anim:par>
        <presentation:notes draw:style-name="dp2" presentation:use-date-time-name="dtd1">
          <draw:custom-shape draw:name="Rectangle 7" draw:style-name="gr83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5" presentation:class="page"/>
          <draw:frame presentation:style-name="pr5" draw:text-style-name="P2" draw:layer="layout" svg:width="14.486cm" svg:height="12.682cm" svg:x="2.672cm" svg:y="13.56cm" presentation:class="notes" presentation:placeholder="true" presentation:user-transformed="true">
            <draw:text-box/>
          </draw:frame>
        </presentation:notes>
      </draw:page>
      <draw:page draw:name="page56" draw:style-name="dp3" draw:master-page-name="Default" presentation:use-date-time-name="dtd1">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g draw:name="Group 3">
          <draw:line draw:name="Line 4" draw:style-name="gr209" draw:text-style-name="P38" draw:layer="layout" svg:x1="11.853cm" svg:y1="15.451cm" svg:x2="12.065cm" svg:y2="14.392cm">
            <text:p/>
          </draw:line>
          <draw:custom-shape draw:name="Oval 5" draw:style-name="gr835" draw:text-style-name="P33" draw:layer="layout" svg:width="1.596cm" svg:height="1.292cm" svg:x="1.019cm" svg:y="8.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 draw:style-name="gr836" draw:text-style-name="P37" draw:layer="layout" svg:width="1.27cm" svg:height="1.027cm" svg:x="1.27cm" svg:y="8.176cm">
            <text:list text:style-name="L5">
              <text:list-header>
                <text:p text:style-name="P24"><text:span text:style-name="T184">T</text:span><text:span text:style-name="T185">1</text:span></text:p>
              </text:list-header>
            </text:list>
            <draw:enhanced-geometry svg:viewBox="0 0 21600 21600" draw:type="mso-spt202" draw:enhanced-path="M 0 0 L 21600 0 21600 21600 0 21600 0 0 Z N"/>
          </draw:custom-shape>
          <draw:custom-shape draw:name="Oval 7" draw:style-name="gr837" draw:text-style-name="P33" draw:layer="layout" svg:width="1.596cm" svg:height="1.297cm" svg:x="4.079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8" draw:style-name="gr838" draw:text-style-name="P37" draw:layer="layout" svg:width="1.385cm" svg:height="1.032cm" svg:x="4.33cm" svg:y="10.416cm">
            <text:list text:style-name="L5">
              <text:list-header>
                <text:p text:style-name="P24"><text:span text:style-name="T184">T</text:span><text:span text:style-name="T185">3</text:span></text:p>
              </text:list-header>
            </text:list>
            <draw:enhanced-geometry svg:viewBox="0 0 21600 21600" draw:type="mso-spt202" draw:enhanced-path="M 0 0 L 21600 0 21600 21600 0 21600 0 0 Z N"/>
          </draw:custom-shape>
          <draw:custom-shape draw:name="Oval 9" draw:style-name="gr839" draw:text-style-name="P33" draw:layer="layout" svg:width="1.591cm" svg:height="1.292cm" svg:x="1.072cm" svg:y="11.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 draw:style-name="gr840" draw:text-style-name="P37" draw:layer="layout" svg:width="1.221cm" svg:height="1.027cm" svg:x="1.319cm" svg:y="12.096cm">
            <text:list text:style-name="L5">
              <text:list-header>
                <text:p text:style-name="P24"><text:span text:style-name="T184">T</text:span><text:span text:style-name="T185">2</text:span></text:p>
              </text:list-header>
            </text:list>
            <draw:enhanced-geometry svg:viewBox="0 0 21600 21600" draw:type="mso-spt202" draw:enhanced-path="M 0 0 L 21600 0 21600 21600 0 21600 0 0 Z N"/>
          </draw:custom-shape>
          <draw:custom-shape draw:name="Oval 11" draw:style-name="gr841" draw:text-style-name="P33" draw:layer="layout" svg:width="1.588cm" svg:height="1.292cm" svg:x="4.136cm" svg:y="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 draw:style-name="gr842" draw:text-style-name="P37" draw:layer="layout" svg:width="1.482cm" svg:height="1.036cm" svg:x="4.445cm" svg:y="7.422cm">
            <text:list text:style-name="L5">
              <text:list-header>
                <text:p text:style-name="P24"><text:span text:style-name="T184">T</text:span><text:span text:style-name="T185">4</text:span></text:p>
              </text:list-header>
            </text:list>
            <draw:enhanced-geometry svg:viewBox="0 0 21600 21600" draw:type="mso-spt202" draw:enhanced-path="M 0 0 L 21600 0 21600 21600 0 21600 0 0 Z N"/>
          </draw:custom-shape>
          <draw:custom-shape draw:name="Oval 13" draw:style-name="gr843" draw:text-style-name="P33" draw:layer="layout" svg:width="1.596cm" svg:height="1.297cm" svg:x="4.079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4" draw:style-name="gr844" draw:text-style-name="P37" draw:layer="layout" svg:width="1.385cm" svg:height="1.032cm" svg:x="4.33cm" svg:y="8.921cm">
            <text:list text:style-name="L5">
              <text:list-header>
                <text:p text:style-name="P24"><text:span text:style-name="T184">T</text:span><text:span text:style-name="T185">5</text:span></text:p>
              </text:list-header>
            </text:list>
            <draw:enhanced-geometry svg:viewBox="0 0 21600 21600" draw:type="mso-spt202" draw:enhanced-path="M 0 0 L 21600 0 21600 21600 0 21600 0 0 Z N"/>
          </draw:custom-shape>
          <draw:custom-shape draw:name="Oval 15" draw:style-name="gr845" draw:text-style-name="P33" draw:layer="layout" svg:width="1.592cm" svg:height="1.292cm" svg:x="4.057cm" svg:y="11.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846" draw:text-style-name="P37" draw:layer="layout" svg:width="1.195cm" svg:height="1.027cm" svg:x="4.308cm" svg:y="12.096cm">
            <text:list text:style-name="L5">
              <text:list-header>
                <text:p text:style-name="P24"><text:span text:style-name="T184">T</text:span><text:span text:style-name="T185">6</text:span></text:p>
              </text:list-header>
            </text:list>
            <draw:enhanced-geometry svg:viewBox="0 0 21600 21600" draw:type="mso-spt202" draw:enhanced-path="M 0 0 L 21600 0 21600 21600 0 21600 0 0 Z N"/>
          </draw:custom-shape>
          <draw:custom-shape draw:name="Oval 17" draw:style-name="gr847" draw:text-style-name="P33" draw:layer="layout" svg:width="1.596cm" svg:height="1.297cm" svg:x="3.982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8" draw:style-name="gr848" draw:text-style-name="P37" draw:layer="layout" svg:width="1.274cm" svg:height="1.027cm" svg:x="4.229cm" svg:y="13.591cm">
            <text:list text:style-name="L5">
              <text:list-header>
                <text:p text:style-name="P24"><text:span text:style-name="T184">T</text:span><text:span text:style-name="T185">7</text:span></text:p>
              </text:list-header>
            </text:list>
            <draw:enhanced-geometry svg:viewBox="0 0 21600 21600" draw:type="mso-spt202" draw:enhanced-path="M 0 0 L 21600 0 21600 21600 0 21600 0 0 Z N"/>
          </draw:custom-shape>
          <draw:custom-shape draw:name="Oval 19" draw:style-name="gr849" draw:text-style-name="P33" draw:layer="layout" svg:width="1.591cm" svg:height="1.296cm" svg:x="7.4cm" svg:y="8.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0" draw:style-name="gr850" draw:text-style-name="P37" draw:layer="layout" svg:width="1.456cm" svg:height="1.036cm" svg:x="7.646cm" svg:y="9.031cm">
            <text:list text:style-name="L5">
              <text:list-header>
                <text:p text:style-name="P24"><text:span text:style-name="T184">T</text:span><text:span text:style-name="T185">9</text:span></text:p>
              </text:list-header>
            </text:list>
            <draw:enhanced-geometry svg:viewBox="0 0 21600 21600" draw:type="mso-spt202" draw:enhanced-path="M 0 0 L 21600 0 21600 21600 0 21600 0 0 Z N"/>
          </draw:custom-shape>
          <draw:custom-shape draw:name="Oval 21" draw:style-name="gr851" draw:text-style-name="P33" draw:layer="layout" svg:width="1.596cm" svg:height="1.287cm" svg:x="7.47cm" svg:y="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2" draw:style-name="gr852" draw:text-style-name="P37" draw:layer="layout" svg:width="1.557cm" svg:height="1.032cm" svg:x="7.545cm" svg:y="11.549cm">
            <text:list text:style-name="L5">
              <text:list-header>
                <text:p text:style-name="P24"><text:span text:style-name="T184">T</text:span><text:span text:style-name="T185">10</text:span></text:p>
              </text:list-header>
            </text:list>
            <draw:enhanced-geometry svg:viewBox="0 0 21600 21600" draw:type="mso-spt202" draw:enhanced-path="M 0 0 L 21600 0 21600 21600 0 21600 0 0 Z N"/>
          </draw:custom-shape>
          <draw:custom-shape draw:name="Oval 23" draw:style-name="gr853" draw:text-style-name="P33" draw:layer="layout" svg:width="1.592cm" svg:height="1.292cm" svg:x="7.373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4" draw:style-name="gr854" draw:text-style-name="P37" draw:layer="layout" svg:width="1.27cm" svg:height="1.028cm" svg:x="7.62cm" svg:y="7.311cm">
            <text:list text:style-name="L5">
              <text:list-header>
                <text:p text:style-name="P24"><text:span text:style-name="T184">T</text:span><text:span text:style-name="T185">8</text:span></text:p>
              </text:list-header>
            </text:list>
            <draw:enhanced-geometry svg:viewBox="0 0 21600 21600" draw:type="mso-spt202" draw:enhanced-path="M 0 0 L 21600 0 21600 21600 0 21600 0 0 Z N"/>
          </draw:custom-shape>
          <draw:custom-shape draw:name="Oval 25" draw:style-name="gr855" draw:text-style-name="P33" draw:layer="layout" svg:width="1.596cm" svg:height="1.292cm" svg:x="7.497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856" draw:text-style-name="P37" draw:layer="layout" svg:width="1.482cm" svg:height="1.032cm" svg:x="7.62cm" svg:y="13.251cm">
            <text:list text:style-name="L5">
              <text:list-header>
                <text:p text:style-name="P24"><text:span text:style-name="T184">T</text:span><text:span text:style-name="T185">11</text:span></text:p>
              </text:list-header>
            </text:list>
            <draw:enhanced-geometry svg:viewBox="0 0 21600 21600" draw:type="mso-spt202" draw:enhanced-path="M 0 0 L 21600 0 21600 21600 0 21600 0 0 Z N"/>
          </draw:custom-shape>
          <draw:custom-shape draw:name="Oval 27" draw:style-name="gr857" draw:text-style-name="P33" draw:layer="layout" svg:width="1.596cm" svg:height="1.292cm" svg:x="7.422cm" svg:y="14.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8" draw:style-name="gr858" draw:text-style-name="P37" draw:layer="layout" svg:width="1.605cm" svg:height="1.028cm" svg:x="7.497cm" svg:y="14.909cm">
            <text:list text:style-name="L5">
              <text:list-header>
                <text:p text:style-name="P24"><text:span text:style-name="T184">T</text:span><text:span text:style-name="T185">12</text:span></text:p>
              </text:list-header>
            </text:list>
            <draw:enhanced-geometry svg:viewBox="0 0 21600 21600" draw:type="mso-spt202" draw:enhanced-path="M 0 0 L 21600 0 21600 21600 0 21600 0 0 Z N"/>
          </draw:custom-shape>
          <draw:custom-shape draw:name="Oval 29" draw:style-name="gr859" draw:text-style-name="P33" draw:layer="layout" svg:width="1.597cm" svg:height="1.296cm" svg:x="11.015cm" svg:y="8.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0" draw:style-name="gr860" draw:text-style-name="P37" draw:layer="layout" svg:width="1.662cm" svg:height="1.036cm" svg:x="11.038cm" svg:y="9.031cm">
            <text:list text:style-name="L5">
              <text:list-header>
                <text:p text:style-name="P24"><text:span text:style-name="T184">T</text:span><text:span text:style-name="T185">14</text:span></text:p>
              </text:list-header>
            </text:list>
            <draw:enhanced-geometry svg:viewBox="0 0 21600 21600" draw:type="mso-spt202" draw:enhanced-path="M 0 0 L 21600 0 21600 21600 0 21600 0 0 Z N"/>
          </draw:custom-shape>
          <draw:custom-shape draw:name="Oval 31" draw:style-name="gr861" draw:text-style-name="P33" draw:layer="layout" svg:width="1.596cm" svg:height="1.287cm" svg:x="11.042cm" svg:y="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862" draw:text-style-name="P37" draw:layer="layout" svg:width="1.371cm" svg:height="1.032cm" svg:x="11.117cm" svg:y="11.549cm">
            <text:list text:style-name="L5">
              <text:list-header>
                <text:p text:style-name="P24"><text:span text:style-name="T184">T</text:span><text:span text:style-name="T185">17</text:span></text:p>
              </text:list-header>
            </text:list>
            <draw:enhanced-geometry svg:viewBox="0 0 21600 21600" draw:type="mso-spt202" draw:enhanced-path="M 0 0 L 21600 0 21600 21600 0 21600 0 0 Z N"/>
          </draw:custom-shape>
          <draw:custom-shape draw:name="Oval 33" draw:style-name="gr863" draw:text-style-name="P33" draw:layer="layout" svg:width="1.592cm" svg:height="1.292cm" svg:x="10.993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4" draw:style-name="gr864" draw:text-style-name="P37" draw:layer="layout" svg:width="1.636cm" svg:height="1.217cm" svg:x="11.126cm" svg:y="7.122cm">
            <text:list text:style-name="L5">
              <text:list-header>
                <text:p text:style-name="P24"><text:span text:style-name="T184">T</text:span><text:span text:style-name="T187">13</text:span></text:p>
              </text:list-header>
            </text:list>
            <draw:enhanced-geometry svg:viewBox="0 0 21600 21600" draw:type="mso-spt202" draw:enhanced-path="M 0 0 L 21600 0 21600 21600 0 21600 0 0 Z N"/>
          </draw:custom-shape>
          <draw:custom-shape draw:name="Oval 35" draw:style-name="gr865" draw:text-style-name="P33" draw:layer="layout" svg:width="1.596cm" svg:height="1.292cm" svg:x="11.064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6" draw:style-name="gr866" draw:text-style-name="P37" draw:layer="layout" svg:width="1.513cm" svg:height="1.032cm" svg:x="11.187cm" svg:y="13.251cm">
            <text:list text:style-name="L5">
              <text:list-header>
                <text:p text:style-name="P24"><text:span text:style-name="T184">T</text:span><text:span text:style-name="T185">15</text:span></text:p>
              </text:list-header>
            </text:list>
            <draw:enhanced-geometry svg:viewBox="0 0 21600 21600" draw:type="mso-spt202" draw:enhanced-path="M 0 0 L 21600 0 21600 21600 0 21600 0 0 Z N"/>
          </draw:custom-shape>
          <draw:custom-shape draw:name="Oval 37" draw:style-name="gr867" draw:text-style-name="P33" draw:layer="layout" svg:width="1.596cm" svg:height="1.292cm" svg:x="11.007cm" svg:y="1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8" draw:style-name="gr868" draw:text-style-name="P37" draw:layer="layout" svg:width="1.578cm" svg:height="1.027cm" svg:x="11.007cm" svg:y="15.24cm">
            <text:list text:style-name="L5">
              <text:list-header>
                <text:p text:style-name="P24"><text:span text:style-name="T184">T</text:span><text:span text:style-name="T185">16</text:span></text:p>
              </text:list-header>
            </text:list>
            <draw:enhanced-geometry svg:viewBox="0 0 21600 21600" draw:type="mso-spt202" draw:enhanced-path="M 0 0 L 21600 0 21600 21600 0 21600 0 0 Z N"/>
          </draw:custom-shape>
          <draw:line draw:name="Line 39" draw:style-name="gr209" draw:text-style-name="P38" draw:layer="layout" svg:x1="2.562cm" svg:y1="8.352cm" svg:x2="4.079cm" svg:y2="7.92cm">
            <text:p/>
          </draw:line>
          <draw:line draw:name="Line 40" draw:style-name="gr209" draw:text-style-name="P38" draw:layer="layout" svg:x1="2.562cm" svg:y1="9.031cm" svg:x2="4.008cm" svg:y2="9.424cm">
            <text:p/>
          </draw:line>
          <draw:line draw:name="Line 41" draw:style-name="gr209" draw:text-style-name="P38" draw:layer="layout" svg:x1="2.765cm" svg:y1="12.572cm" svg:x2="3.982cm" svg:y2="12.621cm">
            <text:p/>
          </draw:line>
          <draw:line draw:name="Line 42" draw:style-name="gr209" draw:text-style-name="P38" draw:layer="layout" svg:x1="2.461cm" svg:y1="13.207cm" svg:x2="3.956cm" svg:y2="14.045cm">
            <text:p/>
          </draw:line>
          <draw:line draw:name="Line 43" draw:style-name="gr209" draw:text-style-name="P38" draw:layer="layout" svg:x1="5.83cm" svg:y1="7.92cm" svg:x2="7.197cm" svg:y2="7.898cm">
            <text:p/>
          </draw:line>
          <draw:line draw:name="Line 44" draw:style-name="gr209" draw:text-style-name="P38" draw:layer="layout" svg:x1="5.675cm" svg:y1="9.715cm" svg:x2="7.497cm" svg:y2="11.712cm">
            <text:p/>
          </draw:line>
          <draw:line draw:name="Line 45" draw:style-name="gr209" draw:text-style-name="P38" draw:layer="layout" svg:x1="5.675cm" svg:y1="14.16cm" svg:x2="7.32cm" svg:y2="13.776cm">
            <text:p/>
          </draw:line>
          <draw:line draw:name="Line 46" draw:style-name="gr209" draw:text-style-name="P38" draw:layer="layout" svg:x1="5.649cm" svg:y1="11.142cm" svg:x2="7.422cm" svg:y2="9.983cm">
            <text:p/>
          </draw:line>
          <draw:line draw:name="Line 47" draw:style-name="gr209" draw:text-style-name="P38" draw:layer="layout" svg:x1="5.578cm" svg:y1="11.302cm" svg:x2="7.373cm" svg:y2="12.096cm">
            <text:p/>
          </draw:line>
          <draw:line draw:name="Line 48" draw:style-name="gr209" draw:text-style-name="P38" draw:layer="layout" svg:x1="5.755cm" svg:y1="12.889cm" svg:x2="7.294cm" svg:y2="12.39cm">
            <text:p/>
          </draw:line>
          <draw:line draw:name="Line 49" draw:style-name="gr209" draw:text-style-name="P38" draw:layer="layout" svg:x1="5.499cm" svg:y1="14.548cm" svg:x2="7.32cm" svg:y2="15.363cm">
            <text:p/>
          </draw:line>
          <draw:line draw:name="Line 50" draw:style-name="gr209" draw:text-style-name="P38" draw:layer="layout" svg:x1="9.093cm" svg:y1="7.788cm" svg:x2="10.817cm" svg:y2="7.805cm">
            <text:p/>
          </draw:line>
          <draw:line draw:name="Line 51" draw:style-name="gr209" draw:text-style-name="P38" draw:layer="layout" svg:x1="9.172cm" svg:y1="9.693cm" svg:x2="11.143cm" svg:y2="8.281cm">
            <text:p/>
          </draw:line>
          <draw:line draw:name="Line 52" draw:style-name="gr209" draw:text-style-name="P38" draw:layer="layout" svg:x1="9.194cm" svg:y1="11.712cm" svg:x2="11.015cm" svg:y2="9.94cm">
            <text:p/>
          </draw:line>
          <draw:line draw:name="Line 53" draw:style-name="gr209" draw:text-style-name="P38" draw:layer="layout" svg:x1="9.243cm" svg:y1="12.232cm" svg:x2="10.993cm" svg:y2="12.187cm">
            <text:p/>
          </draw:line>
          <draw:line draw:name="Line 54" draw:style-name="gr209" draw:text-style-name="P38" draw:layer="layout" svg:x1="9.093cm" svg:y1="12.413cm" svg:x2="10.993cm" svg:y2="13.569cm">
            <text:p/>
          </draw:line>
          <draw:line draw:name="Line 55" draw:style-name="gr209" draw:text-style-name="P38" draw:layer="layout" svg:x1="9.194cm" svg:y1="13.819cm" svg:x2="11.324cm" svg:y2="10.216cm">
            <text:p/>
          </draw:line>
          <draw:line draw:name="Line 56" draw:style-name="gr209" draw:text-style-name="P38" draw:layer="layout" svg:x1="9.093cm" svg:y1="14.251cm" svg:x2="11.015cm" svg:y2="14.022cm">
            <text:p/>
          </draw:line>
          <draw:line draw:name="Line 57" draw:style-name="gr209" draw:text-style-name="P38" draw:layer="layout" svg:x1="9.044cm" svg:y1="15.655cm" svg:x2="11.007cm" svg:y2="15.663cm">
            <text:p/>
          </draw:line>
        </draw:g>
        <draw:custom-shape draw:name="Text Box 58" draw:style-name="gr869" draw:text-style-name="P37" draw:layer="layout" svg:width="1.27cm" svg:height="1.036cm" svg:x="12.277cm" svg:y="6.562cm">
          <text:list text:style-name="L6">
            <text:list-header>
              <text:p text:style-name="P24"><text:span text:style-name="T114">1</text:span></text:p>
            </text:list-header>
          </text:list>
          <draw:enhanced-geometry svg:viewBox="0 0 21600 21600" draw:type="mso-spt202" draw:enhanced-path="M 0 0 L 21600 0 21600 21600 0 21600 0 0 Z N"/>
        </draw:custom-shape>
        <draw:custom-shape draw:name="Text Box 59" draw:style-name="gr870" draw:text-style-name="P37" draw:layer="layout" svg:width="1.27cm" svg:height="1.036cm" svg:x="12.488cm" svg:y="12.934cm">
          <text:list text:style-name="L6">
            <text:list-header>
              <text:p text:style-name="P24"><text:span text:style-name="T114">2</text:span></text:p>
            </text:list-header>
          </text:list>
          <draw:enhanced-geometry svg:viewBox="0 0 21600 21600" draw:type="mso-spt202" draw:enhanced-path="M 0 0 L 21600 0 21600 21600 0 21600 0 0 Z N"/>
        </draw:custom-shape>
        <draw:custom-shape draw:name="Text Box 60" draw:style-name="gr871" draw:text-style-name="P37" draw:layer="layout" svg:width="1.27cm" svg:height="1.036cm" svg:x="12.488cm" svg:y="8.467cm">
          <text:list text:style-name="L6">
            <text:list-header>
              <text:p text:style-name="P24"><text:span text:style-name="T114">3</text:span></text:p>
            </text:list-header>
          </text:list>
          <draw:enhanced-geometry svg:viewBox="0 0 21600 21600" draw:type="mso-spt202" draw:enhanced-path="M 0 0 L 21600 0 21600 21600 0 21600 0 0 Z N"/>
        </draw:custom-shape>
        <draw:custom-shape draw:name="Text Box 61" draw:style-name="gr872" draw:text-style-name="P37" draw:layer="layout" svg:width="1.27cm" svg:height="1.036cm" svg:x="12.488cm" svg:y="11.029cm">
          <text:list text:style-name="L6">
            <text:list-header>
              <text:p text:style-name="P24"><text:span text:style-name="T114">4</text:span></text:p>
            </text:list-header>
          </text:list>
          <draw:enhanced-geometry svg:viewBox="0 0 21600 21600" draw:type="mso-spt202" draw:enhanced-path="M 0 0 L 21600 0 21600 21600 0 21600 0 0 Z N"/>
        </draw:custom-shape>
        <draw:custom-shape draw:name="Text Box 62" draw:style-name="gr873" draw:text-style-name="P37" draw:layer="layout" svg:width="1.27cm" svg:height="1.037cm" svg:x="8.678cm" svg:y="6.773cm">
          <text:list text:style-name="L6">
            <text:list-header>
              <text:p text:style-name="P24"><text:span text:style-name="T114">5</text:span></text:p>
            </text:list-header>
          </text:list>
          <draw:enhanced-geometry svg:viewBox="0 0 21600 21600" draw:type="mso-spt202" draw:enhanced-path="M 0 0 L 21600 0 21600 21600 0 21600 0 0 Z N"/>
        </draw:custom-shape>
        <draw:custom-shape draw:name="Text Box 63" draw:style-name="gr874" draw:text-style-name="P37" draw:layer="layout" svg:width="1.27cm" svg:height="1.036cm" svg:x="8.678cm" svg:y="8.467cm">
          <text:list text:style-name="L6">
            <text:list-header>
              <text:p text:style-name="P24"><text:span text:style-name="T114">6</text:span></text:p>
            </text:list-header>
          </text:list>
          <draw:enhanced-geometry svg:viewBox="0 0 21600 21600" draw:type="mso-spt202" draw:enhanced-path="M 0 0 L 21600 0 21600 21600 0 21600 0 0 Z N"/>
        </draw:custom-shape>
        <draw:custom-shape draw:name="Text Box 64" draw:style-name="gr875" draw:text-style-name="P37" draw:layer="layout" svg:width="1.27cm" svg:height="1.036cm" svg:x="12.277cm" svg:y="14.605cm">
          <text:list text:style-name="L6">
            <text:list-header>
              <text:p text:style-name="P24"><text:span text:style-name="T114">7</text:span></text:p>
            </text:list-header>
          </text:list>
          <draw:enhanced-geometry svg:viewBox="0 0 21600 21600" draw:type="mso-spt202" draw:enhanced-path="M 0 0 L 21600 0 21600 21600 0 21600 0 0 Z N"/>
        </draw:custom-shape>
        <draw:custom-shape draw:name="Text Box 65" draw:style-name="gr876" draw:text-style-name="P37" draw:layer="layout" svg:width="1.27cm" svg:height="1.036cm" svg:x="8.678cm" svg:y="12.7cm">
          <text:list text:style-name="L6">
            <text:list-header>
              <text:p text:style-name="P24"><text:span text:style-name="T114">8</text:span></text:p>
            </text:list-header>
          </text:list>
          <draw:enhanced-geometry svg:viewBox="0 0 21600 21600" draw:type="mso-spt202" draw:enhanced-path="M 0 0 L 21600 0 21600 21600 0 21600 0 0 Z N"/>
        </draw:custom-shape>
        <draw:custom-shape draw:name="Text Box 66" draw:style-name="gr877" draw:text-style-name="P37" draw:layer="layout" svg:width="1.27cm" svg:height="1.036cm" svg:x="8.678cm" svg:y="10.817cm">
          <text:list text:style-name="L6">
            <text:list-header>
              <text:p text:style-name="P24"><text:span text:style-name="T114">9</text:span></text:p>
            </text:list-header>
          </text:list>
          <draw:enhanced-geometry svg:viewBox="0 0 21600 21600" draw:type="mso-spt202" draw:enhanced-path="M 0 0 L 21600 0 21600 21600 0 21600 0 0 Z N"/>
        </draw:custom-shape>
        <draw:custom-shape draw:name="Text Box 67" draw:style-name="gr878" draw:text-style-name="P37" draw:layer="layout" svg:width="1.694cm" svg:height="1.037cm" svg:x="5.503cm" svg:y="6.773cm">
          <text:list text:style-name="L6">
            <text:list-header>
              <text:p text:style-name="P24"><text:span text:style-name="T114">10</text:span></text:p>
            </text:list-header>
          </text:list>
          <draw:enhanced-geometry svg:viewBox="0 0 21600 21600" draw:type="mso-spt202" draw:enhanced-path="M 0 0 L 21600 0 21600 21600 0 21600 0 0 Z N"/>
        </draw:custom-shape>
        <draw:custom-shape draw:name="Text Box 68" draw:style-name="gr879" draw:text-style-name="P37" draw:layer="layout" svg:width="1.905cm" svg:height="1.036cm" svg:x="8.89cm" svg:y="14.627cm">
          <text:list text:style-name="L6">
            <text:list-header>
              <text:p text:style-name="P24"><text:span text:style-name="T114">11</text:span></text:p>
            </text:list-header>
          </text:list>
          <draw:enhanced-geometry svg:viewBox="0 0 21600 21600" draw:type="mso-spt202" draw:enhanced-path="M 0 0 L 21600 0 21600 21600 0 21600 0 0 Z N"/>
        </draw:custom-shape>
        <draw:custom-shape draw:name="Text Box 69" draw:style-name="gr880" draw:text-style-name="P37" draw:layer="layout" svg:width="1.905cm" svg:height="1.036cm" svg:x="5.503cm" svg:y="8.467cm">
          <text:list text:style-name="L6">
            <text:list-header>
              <text:p text:style-name="P24"><text:span text:style-name="T114">12</text:span></text:p>
            </text:list-header>
          </text:list>
          <draw:enhanced-geometry svg:viewBox="0 0 21600 21600" draw:type="mso-spt202" draw:enhanced-path="M 0 0 L 21600 0 21600 21600 0 21600 0 0 Z N"/>
        </draw:custom-shape>
        <draw:custom-shape draw:name="Text Box 70" draw:style-name="gr881" draw:text-style-name="P37" draw:layer="layout" svg:width="1.905cm" svg:height="1.036cm" svg:x="5.292cm" svg:y="11.642cm">
          <text:list text:style-name="L6">
            <text:list-header>
              <text:p text:style-name="P24"><text:span text:style-name="T114">13</text:span></text:p>
            </text:list-header>
          </text:list>
          <draw:enhanced-geometry svg:viewBox="0 0 21600 21600" draw:type="mso-spt202" draw:enhanced-path="M 0 0 L 21600 0 21600 21600 0 21600 0 0 Z N"/>
        </draw:custom-shape>
        <draw:custom-shape draw:name="Text Box 71" draw:style-name="gr882" draw:text-style-name="P37" draw:layer="layout" svg:width="1.905cm" svg:height="1.037cm" svg:x="5.292cm" svg:y="9.948cm">
          <text:list text:style-name="L6">
            <text:list-header>
              <text:p text:style-name="P24"><text:span text:style-name="T114">14</text:span></text:p>
            </text:list-header>
          </text:list>
          <draw:enhanced-geometry svg:viewBox="0 0 21600 21600" draw:type="mso-spt202" draw:enhanced-path="M 0 0 L 21600 0 21600 21600 0 21600 0 0 Z N"/>
        </draw:custom-shape>
        <draw:custom-shape draw:name="Text Box 72" draw:style-name="gr883" draw:text-style-name="P37" draw:layer="layout" svg:width="1.905cm" svg:height="1.036cm" svg:x="5.292cm" svg:y="13.335cm">
          <text:list text:style-name="L6">
            <text:list-header>
              <text:p text:style-name="P24"><text:span text:style-name="T114">15</text:span></text:p>
            </text:list-header>
          </text:list>
          <draw:enhanced-geometry svg:viewBox="0 0 21600 21600" draw:type="mso-spt202" draw:enhanced-path="M 0 0 L 21600 0 21600 21600 0 21600 0 0 Z N"/>
        </draw:custom-shape>
        <draw:custom-shape draw:name="Text Box 73" draw:style-name="gr884" draw:text-style-name="P37" draw:layer="layout" svg:width="1.905cm" svg:height="1.036cm" svg:x="1.905cm" svg:y="7.197cm">
          <text:list text:style-name="L6">
            <text:list-header>
              <text:p text:style-name="P24"><text:span text:style-name="T114">16</text:span></text:p>
            </text:list-header>
          </text:list>
          <draw:enhanced-geometry svg:viewBox="0 0 21600 21600" draw:type="mso-spt202" draw:enhanced-path="M 0 0 L 21600 0 21600 21600 0 21600 0 0 Z N"/>
        </draw:custom-shape>
        <draw:custom-shape draw:name="Text Box 74" draw:style-name="gr885" draw:text-style-name="P37" draw:layer="layout" svg:width="1.905cm" svg:height="1.037cm" svg:x="2.117cm" svg:y="11.218cm">
          <text:list text:style-name="L6">
            <text:list-header>
              <text:p text:style-name="P24"><text:span text:style-name="T114">17</text:span></text:p>
            </text:list-header>
          </text:list>
          <draw:enhanced-geometry svg:viewBox="0 0 21600 21600" draw:type="mso-spt202" draw:enhanced-path="M 0 0 L 21600 0 21600 21600 0 21600 0 0 Z N"/>
        </draw:custom-shape>
        <draw:custom-shape draw:name="Text Box 75" draw:style-name="gr886" draw:text-style-name="P37" draw:layer="layout" svg:width="11.007cm" svg:height="3.31cm" svg:x="13.97cm" svg:y="7.536cm">
          <text:list text:style-name="L5">
            <text:list-header>
              <text:p text:style-name="P24"><text:span text:style-name="T16">The ordering in the list: </text:span></text:p>
              <text:p text:style-name="P24"><text:span text:style-name="T54">T</text:span><text:span text:style-name="T19">2</text:span><text:span text:style-name="T16">, </text:span><text:span text:style-name="T54">T</text:span><text:span text:style-name="T19">1</text:span><text:span text:style-name="T16">, </text:span><text:span text:style-name="T54">T</text:span><text:span text:style-name="T19">7</text:span><text:span text:style-name="T16">, </text:span><text:span text:style-name="T54">T</text:span><text:span text:style-name="T19">3</text:span><text:span text:style-name="T16">, </text:span><text:span text:style-name="T54">T</text:span><text:span text:style-name="T19">6</text:span><text:span text:style-name="T16">, </text:span><text:span text:style-name="T54">T</text:span><text:span text:style-name="T19">5</text:span><text:span text:style-name="T16">, </text:span><text:span text:style-name="T54">T</text:span><text:span text:style-name="T19">12</text:span><text:span text:style-name="T16">, </text:span><text:span text:style-name="T54">T</text:span><text:span text:style-name="T19">4</text:span><text:span text:style-name="T16">, </text:span><text:span text:style-name="T54">T</text:span><text:span text:style-name="T19">10</text:span><text:span text:style-name="T16">, </text:span><text:span text:style-name="T54">T</text:span><text:span text:style-name="T19">11</text:span><text:span text:style-name="T16">, </text:span><text:span text:style-name="T54">T</text:span><text:span text:style-name="T19">16</text:span><text:span text:style-name="T16">, </text:span><text:span text:style-name="T54">T</text:span><text:span text:style-name="T19">9</text:span><text:span text:style-name="T16">, </text:span><text:span text:style-name="T54">T</text:span><text:span text:style-name="T19">8</text:span><text:span text:style-name="T16">, </text:span><text:span text:style-name="T54">T</text:span><text:span text:style-name="T19">17</text:span><text:span text:style-name="T16">, </text:span><text:span text:style-name="T54">T</text:span><text:span text:style-name="T19">14</text:span><text:span text:style-name="T16">, </text:span><text:span text:style-name="T54">T</text:span><text:span text:style-name="T19">15</text:span><text:span text:style-name="T16">, </text:span><text:span text:style-name="T54">T</text:span><text:span text:style-name="T19">13</text:span><text:span text:style-name="T16">.</text:span></text:p>
            </text:list-header>
          </text:list>
          <draw:enhanced-geometry svg:viewBox="0 0 21600 21600" draw:type="mso-spt202" draw:enhanced-path="M 0 0 L 21600 0 21600 21600 0 21600 0 0 Z N"/>
        </draw:custom-shape>
        <draw:g draw:name="Group 76" xml:id="id174" draw:id="id174">
          <draw:frame draw:name="Object 77" draw:style-name="gr887" draw:layer="layout" svg:width="12.912cm" svg:height="3.744cm" svg:x="12.7cm" svg:y="14.036cm">
            <draw:object-ole draw:class-id="00020907-0000-0000-c000-000000000046" xlink:href="./Object 34" xlink:type="simple" xlink:show="embed" xlink:actuate="onLoad">
              <text:p/>
            </draw:object-ole>
            <draw:image xlink:href="./ObjectReplacements/Object 34" xlink:type="simple" xlink:show="embed" xlink:actuate="onLoad"/>
          </draw:frame>
          <draw:custom-shape draw:name="AutoShape 78" draw:style-name="gr888" draw:text-style-name="P33" draw:layer="layout" svg:width="1.482cm" svg:height="2.54cm" svg:x="19.05cm" svg:y="11.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Text Box 79" draw:style-name="gr889"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80" draw:style-name="gr890"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81" draw:style-name="gr891" draw:text-style-name="P37" draw:layer="layout" svg:width="24.765cm" svg:height="1.192cm" svg:x="0.635cm" svg:y="5.503cm">
          <text:list text:style-name="L5">
            <text:list-header>
              <text:p text:style-name="P24"><text:span text:style-name="T33">Example. </text:span><text:span text:style-name="T16">Coffman–Graham algorithm, </text:span><text:span text:style-name="T18">n</text:span><text:span text:style-name="T16">=1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74" smil:attributeName="visibility" smil:to="visible"/>
                  <anim:transitionFilter smil:dur="0.5s" smil:targetElement="id174" smil:type="dissolve"/>
                </anim:par>
              </anim:par>
            </anim:par>
          </anim:seq>
        </anim:par>
        <presentation:notes draw:style-name="dp2" presentation:use-date-time-name="dtd1">
          <draw:custom-shape draw:name="Rectangle 7" draw:style-name="gr89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6" presentation:class="page"/>
          <draw:frame presentation:style-name="pr5" draw:text-style-name="P2" draw:layer="layout" svg:width="14.486cm" svg:height="12.682cm" svg:x="2.672cm" svg:y="13.56cm" presentation:class="notes" presentation:placeholder="true" presentation:user-transformed="true">
            <draw:text-box/>
          </draw:frame>
        </presentation:notes>
      </draw:page>
      <draw:page draw:name="page57" draw:style-name="dp3" draw:master-page-name="Default" presentation:use-date-time-name="dtd1">
        <office:forms form:automatic-focus="false" form:apply-design-mode="false"/>
        <draw:frame presentation:style-name="pr4" draw:text-style-name="P2" draw:layer="layout" svg:width="25.4cm" svg:height="3.175cm" svg:x="-0.635cm" svg:y="-0.213cm" presentation:class="title" presentation:user-transformed="true">
          <draw:text-box>
            <text:list text:style-name="L1">
              <text:list-header>
                <text:p text:style-name="P1"><text:span text:style-name="T4">Scheduling </text:span><text:span text:style-name="T139">on </text:span><text:span text:style-name="T4">Parallel Processors</text:span><text:span text:style-name="T139"> </text:span><text:span text:style-name="T139"><text:line-break/></text:span><text:span text:style-name="T4">to Minimize the Schedule Length</text:span></text:p>
              </text:list-header>
            </text:list>
          </draw:text-box>
        </draw:frame>
        <draw:custom-shape draw:name="Text Box 3" draw:style-name="gr893" draw:text-style-name="P26" draw:layer="layout" svg:width="24.765cm" svg:height="4.435cm" svg:x="0.635cm" svg:y="5.6cm">
          <text:list text:style-name="L5">
            <text:list-header>
              <text:p text:style-name="P25"><text:span text:style-name="T30">LS</text:span><text:span text:style-name="T11"> heuristic can be applied to </text:span><text:span text:style-name="T75">P</text:span><text:span text:style-name="T76">|</text:span><text:span text:style-name="T75">prec</text:span><text:span text:style-name="T76">|</text:span><text:span text:style-name="T75">C</text:span><text:span text:style-name="T77">max</text:span><text:span text:style-name="T11">. The solution is 2–ap</text:span><text:span text:style-name="T2">p</text:span><text:span text:style-name="T11">roximate: </text:span><text:span text:style-name="T88">C</text:span><text:span text:style-name="T142">max</text:span><text:span text:style-name="T143">(LS)</text:span><text:span text:style-name="T144"></text:span><text:span text:style-name="T143">(2–</text:span><text:span text:style-name="T88">m</text:span><text:span text:style-name="T157">–1</text:span><text:span text:style-name="T143">)</text:span><text:span text:style-name="T88">C</text:span><text:span text:style-name="T142">max</text:span><text:span text:style-name="T143">*.</text:span></text:p>
              <text:p text:style-name="P25"><text:span text:style-name="T33"/></text:p>
              <text:p text:style-name="P25"><text:span text:style-name="T33">Proof.</text:span><text:span text:style-name="T16"> It has been proved already ...</text:span></text:p>
            </text:list-header>
          </text:list>
          <draw:enhanced-geometry svg:viewBox="0 0 21600 21600" draw:type="mso-spt202" draw:enhanced-path="M 0 0 L 21600 0 21600 21600 0 21600 0 0 Z N"/>
        </draw:custom-shape>
        <draw:custom-shape draw:name="Text Box 4" draw:style-name="gr894" draw:text-style-name="P26" xml:id="id175" draw:id="id175" draw:layer="layout" svg:width="24.765cm" svg:height="7.373cm" svg:x="0.635cm" svg:y="10.583cm">
          <text:list text:style-name="L5">
            <text:list-header>
              <text:p text:style-name="P25"><text:span text:style-name="T11">The order on the list (priority) can be chosen in many different ways. However, some anomalies may occur, i.e. the schedule may lengthen while:</text:span></text:p>
            </text:list-header>
          </text:list>
          <text:list text:style-name="L10">
            <text:list-item>
              <text:p text:style-name="P25"><text:span text:style-name="T11"><text:s/></text:span><text:span text:style-name="T11">increasing the number of processors,</text:span></text:p>
            </text:list-item>
            <text:list-item>
              <text:p text:style-name="P25"><text:span text:style-name="T11"><text:s/></text:span><text:span text:style-name="T11">decreasing the processing times,</text:span></text:p>
            </text:list-item>
            <text:list-item>
              <text:p text:style-name="P25"><text:span text:style-name="T11"><text:s/></text:span><text:span text:style-name="T11">releasing some precedence constraints</text:span><text:span text:style-name="T30">,</text:span></text:p>
            </text:list-item>
            <text:list-item>
              <text:p text:style-name="P25"><text:span text:style-name="T11"><text:s/></text:span><text:span text:style-name="T11">changing the list order.</text:span><text:span text:style-name="T18"> </text:span></text:p>
            </text:list-item>
          </text:list>
          <draw:enhanced-geometry svg:viewBox="0 0 21600 21600" draw:type="mso-spt202" draw:enhanced-path="M 0 0 L 21600 0 21600 21600 0 21600 0 0 Z N"/>
        </draw:custom-shape>
        <draw:custom-shape draw:name="Text Box 5" draw:style-name="gr895" draw:text-style-name="P60" draw:layer="layout" svg:width="24.765cm" svg:height="1.277cm" svg:x="0.635cm" svg:y="2.54cm">
          <text:list text:style-name="L1">
            <text:list-header>
              <text:p text:style-name="P59"><text:span text:style-name="T140">Identical processors, <text:s/>dependent tasks</text:span></text:p>
            </text:list-header>
          </text:list>
          <draw:enhanced-geometry svg:viewBox="0 0 21600 21600" draw:type="mso-spt202" draw:enhanced-path="M 0 0 L 21600 0 21600 21600 0 21600 0 0 Z N"/>
        </draw:custom-shape>
        <draw:custom-shape draw:name="Text Box 6" draw:style-name="gr896" draw:text-style-name="P37" draw:layer="layout" svg:width="24.765cm" svg:height="1.277cm" svg:x="0.635cm" svg:y="4.022cm">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5" smil:attributeName="visibility" smil:to="visible"/>
                  <anim:transitionFilter smil:dur="0.5s" smil:targetElement="id175" smil:type="dissolve"/>
                </anim:par>
              </anim:par>
            </anim:par>
          </anim:seq>
        </anim:par>
        <presentation:notes draw:style-name="dp2" presentation:use-date-time-name="dtd1">
          <draw:custom-shape draw:name="Rectangle 7" draw:style-name="gr89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8" draw:style-name="dp3" draw:master-page-name="Default" presentation:use-date-time-name="dtd1">
        <draw:frame presentation:style-name="pr4" draw:text-style-name="P2" draw:layer="layout" svg:width="25.4cm" svg:height="3.175cm" svg:x="-0.212cm" svg:y="-0.213cm" presentation:class="title" presentation:user-transformed="true">
          <draw:text-box>
            <text:list text:style-name="L1">
              <text:list-header>
                <text:p text:style-name="P1"><text:span text:style-name="T188">Scheduling on Parallel Processors </text:span><text:span text:style-name="T188"><text:line-break/></text:span><text:span text:style-name="T188">to Minimize the Mean Flow Time</text:span></text:p>
              </text:list-header>
            </text:list>
          </draw:text-box>
        </draw:frame>
        <draw:custom-shape draw:name="Text Box 3" draw:style-name="gr898"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4" draw:style-name="gr899" draw:text-style-name="P37" xml:id="id176" draw:id="id176" draw:layer="layout" svg:width="24.13cm" svg:height="7.837cm" svg:x="1.27cm" svg:y="10.16cm">
          <text:list text:style-name="L5">
            <text:list-header>
              <text:p text:style-name="P24"><text:span text:style-name="T33">Corollaries.</text:span></text:p>
            </text:list-header>
          </text:list>
          <text:list text:style-name="L7">
            <text:list-item>
              <text:p text:style-name="P24"><text:span text:style-name="T16"><text:s/></text:span><text:span text:style-name="T16">the processing time of the first task is multiplied by the greatest coefficient; the coefficients of the following tasks are decreasing,</text:span></text:p>
            </text:list-item>
            <text:list-item>
              <text:p text:style-name="P24"><text:span text:style-name="T16"><text:s/></text:span><text:span text:style-name="T16">to minimize </text:span><text:span text:style-name="T66"></text:span><text:span text:style-name="T18">C</text:span><text:span text:style-name="T26">j</text:span><text:span text:style-name="T16"> we should schedule short tasks first (as they </text:span><text:span text:style-name="T27">are</text:span><text:span text:style-name="T16"> multiplied by the greatest coefficients),</text:span></text:p>
            </text:list-item>
            <text:list-item>
              <text:p text:style-name="P24"><text:span text:style-name="T16"><text:s/></text:span><text:span text:style-name="T16">list scheduling with the </text:span><text:span text:style-name="T25">SPT</text:span><text:span text:style-name="T16"> rule (</text:span><text:span text:style-name="T65">Shortest Processing Times</text:span><text:span text:style-name="T16">) leads to an optimal solution</text:span><text:span text:style-name="T27"> on a single processor</text:span><text:span text:style-name="T16">,</text:span></text:p>
            </text:list-item>
            <text:list-item>
              <text:p text:style-name="P24"><text:span text:style-name="T33"><text:s/></text:span><text:span text:style-name="T38">how to assign the tasks to the processors?</text:span></text:p>
            </text:list-item>
          </text:list>
          <draw:enhanced-geometry svg:viewBox="0 0 21600 21600" draw:type="mso-spt202" draw:enhanced-path="M 0 0 L 21600 0 21600 21600 0 21600 0 0 Z N"/>
        </draw:custom-shape>
        <draw:g draw:name="Group 5">
          <draw:custom-shape draw:name="Text Box 6" draw:style-name="gr900" draw:text-style-name="P37" draw:layer="layout" svg:width="24.765cm" svg:height="2.573cm" svg:x="0cm" svg:y="3.598cm">
            <text:list text:style-name="L5">
              <text:list-header>
                <text:p text:style-name="P24"><text:span text:style-name="T17">Proposal:</text:span><text:span text:style-name="T11"> task </text:span><text:span text:style-name="T30">T</text:span><text:span text:style-name="T35">j</text:span><text:span text:style-name="T11"> scheduled in the </text:span><text:span text:style-name="T30">k</text:span><text:span text:style-name="T11">-th position on machine </text:span><text:span text:style-name="T30">M</text:span><text:span text:style-name="T35">i</text:span><text:span text:style-name="T11"> increments the value of </text:span><text:span text:style-name="T74"></text:span><text:span text:style-name="T75">C</text:span><text:span text:style-name="T78">j</text:span><text:span text:style-name="T11"> by </text:span><text:span text:style-name="T30">kp</text:span><text:span text:style-name="T35">j</text:span><text:span text:style-name="T11"> (or </text:span><text:span text:style-name="T30">kp</text:span><text:span text:style-name="T35">ij </text:span><text:span text:style-name="T11">in the case of </text:span><text:span text:style-name="T75">R</text:span><text:span text:style-name="T76">|</text:span><text:span text:style-name="T11">).</text:span></text:p>
              </text:list-header>
            </text:list>
            <draw:enhanced-geometry svg:viewBox="0 0 21600 21600" draw:type="mso-spt202" draw:enhanced-path="M 0 0 L 21600 0 21600 21600 0 21600 0 0 Z N"/>
          </draw:custom-shape>
          <draw:frame draw:name="Object 7" draw:style-name="gr901" draw:layer="layout" svg:width="15.081cm" svg:height="4.132cm" svg:x="3.806cm" svg:y="6.138cm">
            <draw:object-ole draw:class-id="00020907-0000-0000-c000-000000000046" xlink:href="./Object 35" xlink:type="simple" xlink:show="embed" xlink:actuate="onLoad">
              <text:p/>
            </draw:object-ole>
            <draw:image xlink:href="./ObjectReplacements/Object 35" xlink:type="simple" xlink:show="embed" xlink:actuate="onLoad"/>
          </draw:fram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6" smil:attributeName="visibility" smil:to="visible"/>
                  <anim:transitionFilter smil:dur="0.5s" smil:targetElement="id176" smil:type="dissolve"/>
                </anim:par>
              </anim:par>
            </anim:par>
          </anim:seq>
        </anim:par>
        <presentation:notes draw:style-name="dp2" presentation:use-date-time-name="dtd1">
          <draw:custom-shape draw:name="Rectangle 7" draw:style-name="gr90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8"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59" draw:style-name="dp3" draw:master-page-name="Default" presentation:use-date-time-name="dtd1">
        <draw:custom-shape draw:name="Text Box 2" draw:style-name="gr903" draw:text-style-name="P37" draw:layer="layout" svg:width="24.765cm" svg:height="8.104cm" svg:x="0.635cm" svg:y="2.725cm">
          <text:list text:style-name="L5">
            <text:list-header>
              <text:p text:style-name="P24"><text:span text:style-name="T141">Both preemptive and non-preemptive cases</text:span></text:p>
              <text:p text:style-name="P24"><text:span text:style-name="T11">The problems </text:span><text:span text:style-name="T75">P</text:span><text:span text:style-name="T76">||</text:span><text:span text:style-name="T74"></text:span><text:span text:style-name="T75">C</text:span><text:span text:style-name="T78">i</text:span><text:span text:style-name="T30"> </text:span><text:span text:style-name="T11">and </text:span><text:span text:style-name="T75">P</text:span><text:span text:style-name="T76">|</text:span><text:span text:style-name="T75">pmtn</text:span><text:span text:style-name="T76">|</text:span><text:span text:style-name="T74"></text:span><text:span text:style-name="T75">C</text:span><text:span text:style-name="T78">i</text:span><text:span text:style-name="T11"> can be considered together (preemptions do not improve the criterion)</text:span></text:p>
            </text:list-header>
          </text:list>
          <text:list text:style-name="L6">
            <text:list-header>
              <text:p text:style-name="P25"><text:span text:style-name="T25">Optimal algorithm </text:span><text:span text:style-name="T16"><text:s/></text:span><text:span text:style-name="T28">O</text:span><text:span text:style-name="T33">(</text:span><text:span text:style-name="T28">n</text:span><text:span text:style-name="T33">log </text:span><text:span text:style-name="T28">n</text:span><text:span text:style-name="T33">)</text:span><text:span text:style-name="T16">:</text:span></text:p>
            </text:list-header>
          </text:list>
          <text:list text:style-name="L5">
            <text:list-header>
              <text:p text:style-name="P25"><text:span text:style-name="T16">1. Suppose the number of tasks is a multiplicity of </text:span><text:span text:style-name="T18">m</text:span><text:span text:style-name="T16"> (introduce empty tasks if needed),</text:span></text:p>
              <text:p text:style-name="P25"><text:span text:style-name="T16">2. Sort the tasks according to </text:span><text:span text:style-name="T28">SPT</text:span><text:span text:style-name="T16">,</text:span></text:p>
              <text:p text:style-name="P24"><text:span text:style-name="T16">3. Assign the following </text:span><text:span text:style-name="T18">m</text:span><text:span text:style-name="T16">–t</text:span><text:span text:style-name="T27">u</text:span><text:span text:style-name="T16">ples of tasks to the processors arbitrarily.</text:span></text:p>
            </text:list-header>
          </text:list>
          <draw:enhanced-geometry svg:viewBox="0 0 21600 21600" draw:type="mso-spt202" draw:enhanced-path="M 0 0 L 21600 0 21600 21600 0 21600 0 0 Z N"/>
        </draw:custom-shape>
        <draw:custom-shape draw:name="Text Box 3" draw:style-name="gr904" draw:text-style-name="P40" xml:id="id177" draw:id="id177" draw:layer="layout" svg:width="22.86cm" svg:height="1.417cm" svg:x="1.058cm" svg:y="10.372cm">
          <text:list text:style-name="L5">
            <text:list-header>
              <text:p text:style-name="P39"><text:span text:style-name="T17">Example.</text:span><text:span text:style-name="T11"> </text:span><text:span text:style-name="T30">m</text:span><text:span text:style-name="T11">=2, </text:span><text:span text:style-name="T30">n</text:span><text:span text:style-name="T11">=5, </text:span><text:span text:style-name="T30">p</text:span><text:span text:style-name="T31">1</text:span><text:span text:style-name="T30">,...,p</text:span><text:span text:style-name="T31">5</text:span><text:span text:style-name="T11">=2,5,3,1,3.</text:span><text:span text:style-name="T189"> </text:span></text:p>
            </text:list-header>
          </text:list>
          <draw:enhanced-geometry svg:viewBox="0 0 21600 21600" draw:type="mso-spt202" draw:enhanced-path="M 0 0 L 21600 0 21600 21600 0 21600 0 0 Z N"/>
        </draw:custom-shape>
        <draw:custom-shape draw:name="Text Box 4" draw:style-name="gr905" draw:text-style-name="P47" xml:id="id178" draw:id="id178" draw:layer="layout" svg:width="10.583cm" svg:height="2.621cm" svg:x="0.847cm" svg:y="11.642cm">
          <text:list text:style-name="L5">
            <text:list-header>
              <text:p text:style-name="P19"><text:span text:style-name="T18">SPT: <text:s/></text:span><text:span text:style-name="T16"><text:s text:c="6"/></text:span><text:span text:style-name="T54">T</text:span><text:span text:style-name="T19">4</text:span><text:span text:style-name="T16"> <text:s text:c="3"/></text:span><text:span text:style-name="T54">T</text:span><text:span text:style-name="T19">1</text:span><text:span text:style-name="T16"> <text:s text:c="3"/></text:span><text:span text:style-name="T54">T</text:span><text:span text:style-name="T19">3 </text:span><text:span text:style-name="T16"><text:s text:c="4"/></text:span><text:span text:style-name="T54">T</text:span><text:span text:style-name="T19">5 <text:s text:c="2"/></text:span><text:span text:style-name="T16"><text:s text:c="2"/></text:span><text:span text:style-name="T54">T</text:span><text:span text:style-name="T19">2</text:span></text:p>
              <text:p text:style-name="P19"><text:span text:style-name="T18"><text:s/></text:span><text:span text:style-name="T18">p</text:span><text:span text:style-name="T26">i</text:span><text:span text:style-name="T18">=</text:span><text:span text:style-name="T16"> <text:s text:c="9"/>1 <text:s text:c="5"/>2 <text:s text:c="5"/>3 <text:s text:c="5"/>3 <text:s text:c="5"/>5</text:span></text:p>
            </text:list-header>
          </text:list>
          <draw:enhanced-geometry svg:viewBox="0 0 21600 21600" draw:type="mso-spt202" draw:enhanced-path="M 0 0 L 21600 0 21600 21600 0 21600 0 0 Z N"/>
        </draw:custom-shape>
        <draw:g draw:name="Group 5" xml:id="id180" draw:id="id180">
          <draw:line draw:name="Line 6" draw:style-name="gr906" draw:text-style-name="P38" draw:layer="layout" svg:x1="8.467cm" svg:y1="14.181cm" svg:x2="8.467cm" svg:y2="11.852cm">
            <text:p/>
          </draw:line>
          <draw:line draw:name="Line 7" draw:style-name="gr906" draw:text-style-name="P38" draw:layer="layout" svg:x1="5.503cm" svg:y1="14.181cm" svg:x2="5.503cm" svg:y2="11.852cm">
            <text:p/>
          </draw:line>
          <draw:line draw:name="Line 8" draw:style-name="gr906" draw:text-style-name="P38" draw:layer="layout" svg:x1="11.218cm" svg:y1="14.181cm" svg:x2="11.218cm" svg:y2="11.852cm">
            <text:p/>
          </draw:line>
          <draw:line draw:name="Line 9" draw:style-name="gr906" draw:text-style-name="P38" draw:layer="layout" svg:x1="2.752cm" svg:y1="14.181cm" svg:x2="2.752cm" svg:y2="11.852cm">
            <text:p/>
          </draw:line>
        </draw:g>
        <draw:frame draw:name="Object 10" draw:style-name="gr907" xml:id="id181" draw:id="id181" draw:layer="layout" svg:width="12.912cm" svg:height="5.138cm" svg:x="12.065cm" svg:y="11.584cm">
          <draw:object-ole draw:class-id="00020907-0000-0000-c000-000000000046" xlink:href="./Object 12" xlink:type="simple" xlink:show="embed" xlink:actuate="onLoad">
            <text:p/>
          </draw:object-ole>
          <draw:image xlink:href="./ObjectReplacements/Object 12" xlink:type="simple" xlink:show="embed" xlink:actuate="onLoad"/>
        </draw:frame>
        <draw:frame draw:name="Object 11" draw:style-name="gr908" xml:id="id182" draw:id="id182" draw:layer="layout" svg:width="12.912cm" svg:height="5.138cm" svg:x="12.065cm" svg:y="11.584cm">
          <draw:object-ole draw:class-id="00020907-0000-0000-c000-000000000046" xlink:href="./Object 36" xlink:type="simple" xlink:show="embed" xlink:actuate="onLoad">
            <text:p/>
          </draw:object-ole>
          <draw:image xlink:href="./ObjectReplacements/Object 36" xlink:type="simple" xlink:show="embed" xlink:actuate="onLoad"/>
        </draw:frame>
        <draw:frame draw:name="Object 12" draw:style-name="gr908" xml:id="id183" draw:id="id183" draw:layer="layout" svg:width="12.911cm" svg:height="5.138cm" svg:x="12.083cm" svg:y="11.584cm">
          <draw:object-ole draw:class-id="00020907-0000-0000-c000-000000000046" xlink:href="./Object 37" xlink:type="simple" xlink:show="embed" xlink:actuate="onLoad">
            <text:p/>
          </draw:object-ole>
          <draw:image xlink:href="./ObjectReplacements/Object 37" xlink:type="simple" xlink:show="embed" xlink:actuate="onLoad"/>
        </draw:frame>
        <draw:frame draw:name="Object 13" draw:style-name="gr909" xml:id="id184" draw:id="id184" draw:layer="layout" svg:width="12.912cm" svg:height="5.137cm" svg:x="12.047cm" svg:y="11.642cm">
          <draw:object-ole draw:class-id="00020907-0000-0000-c000-000000000046" xlink:href="./Object 38" xlink:type="simple" xlink:show="embed" xlink:actuate="onLoad">
            <text:p/>
          </draw:object-ole>
          <draw:image xlink:href="./ObjectReplacements/Object 38" xlink:type="simple" xlink:show="embed" xlink:actuate="onLoad"/>
        </draw:frame>
        <draw:g draw:name="Group 16" xml:id="id179" draw:id="id179">
          <draw:custom-shape draw:name="Text Box 17" draw:style-name="gr910" draw:text-style-name="P47" draw:layer="layout" svg:width="1.693cm" svg:height="3.666cm" svg:x="2.54cm" svg:y="11.642cm">
            <text:list text:style-name="L8">
              <text:list-header>
                <text:p text:style-name="P19"><text:span text:style-name="T190">T</text:span><text:span text:style-name="T48">0</text:span></text:p>
                <text:p text:style-name="P19"><text:span text:style-name="T38">0</text:span></text:p>
                <text:p text:style-name="P19"><text:span text:style-name="T38"/></text:p>
              </text:list-header>
            </text:list>
            <draw:enhanced-geometry svg:viewBox="0 0 21600 21600" draw:type="mso-spt202" draw:enhanced-path="M 0 0 L 21600 0 21600 21600 0 21600 0 0 Z N"/>
          </draw:custom-shape>
          <draw:custom-shape draw:name="AutoShape 18" draw:style-name="gr911" draw:text-style-name="P62" draw:layer="layout" svg:width="4.869cm" svg:height="1.058cm" svg:x="3.598cm" svg:y="13.97cm">
            <text:list text:style-name="L8">
              <text:list-header>
                <text:p text:style-name="P61"><text:span text:style-name="T125">Empty task</text:span></text:p>
              </text:list-header>
            </text:list>
            <draw:enhanced-geometry svg:viewBox="0 0 21600 21600" draw:glue-points="10800 0 0 10800 10800 21600 21600 10800 ?f40 ?f41" draw:text-areas="0 0 21600 21600" draw:type="rectangular-callout" draw:modifiers="-920 -2664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presentation:style-name="pr9" draw:text-style-name="P2" draw:layer="layout" svg:width="25.4cm" svg:height="2.703cm" svg:x="0cm" svg:y="-0.001cm" presentation:class="title" presentation:user-transformed="true">
          <draw:text-box>
            <text:list text:style-name="L1">
              <text:list-header>
                <text:p text:style-name="P1"><text:span text:style-name="T191">Scheduling on Parallel Processors </text:span><text:span text:style-name="T191"><text:line-break/></text:span><text:span text:style-name="T191">to Minimize the Mean Flow Time</text:span></text:p>
              </text:list-header>
            </text:list>
          </draw:text-box>
        </draw:frame>
        <draw:custom-shape draw:name="Text Box 20" draw:style-name="gr912" draw:text-style-name="P60" draw:layer="layout" svg:width="24.765cm" svg:height="1.108cm" svg:x="0.635cm" svg:y="2.125cm">
          <text:list text:style-name="L1">
            <text:list-header>
              <text:p text:style-name="P59"><text:span text:style-name="T192">Identical processors, independent task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7" smil:attributeName="visibility" smil:to="visible"/>
                  <anim:transitionFilter smil:dur="0.5s" smil:targetElement="id17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8" smil:attributeName="visibility" smil:to="visible"/>
                  <anim:transitionFilter smil:dur="0.5s" smil:targetElement="id17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9" smil:attributeName="visibility" smil:to="visible"/>
                  <anim:transitionFilter smil:dur="0.5s" smil:targetElement="id17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0" smil:attributeName="visibility" smil:to="visible"/>
                  <anim:transitionFilter smil:dur="0.5s" smil:targetElement="id180" smil:type="dissolv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81" smil:attributeName="visibility" smil:to="visible"/>
                  <anim:animate smil:dur="0.5s" smil:fill="hold" smil:targetElement="id181" smil:attributeName="x" smil:values="1+width/2;x" smil:keyTimes="0;1" smil:additive="base"/>
                  <anim:animate smil:dur="0.5s" smil:fill="hold" smil:targetElement="id181"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4" smil:attributeName="visibility" smil:to="visible"/>
                </anim:par>
              </anim:par>
            </anim:par>
          </anim:seq>
        </anim:par>
        <presentation:notes draw:style-name="dp2" presentation:use-date-time-name="dtd1">
          <draw:custom-shape draw:name="Rectangle 7" draw:style-name="gr91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5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0" draw:style-name="dp3" draw:master-page-name="Default" presentation:use-date-time-name="dtd1">
        <office:forms form:automatic-focus="false" form:apply-design-mode="false"/>
        <draw:custom-shape draw:name="Text Box 2" draw:style-name="gr914" draw:text-style-name="P37" draw:layer="layout" svg:width="24.765cm" svg:height="8.104cm" svg:x="0.635cm" svg:y="2.725cm">
          <text:list text:style-name="L5">
            <text:list-header>
              <text:p text:style-name="P24"><text:span text:style-name="T141">Both preemptive and non-preemptive cases</text:span></text:p>
              <text:p text:style-name="P24"><text:span text:style-name="T11">The problems </text:span><text:span text:style-name="T75">P</text:span><text:span text:style-name="T76">||</text:span><text:span text:style-name="T74"></text:span><text:span text:style-name="T75">C</text:span><text:span text:style-name="T78">i</text:span><text:span text:style-name="T30"> </text:span><text:span text:style-name="T11">and </text:span><text:span text:style-name="T75">P</text:span><text:span text:style-name="T76">|</text:span><text:span text:style-name="T75">pmtn</text:span><text:span text:style-name="T76">|</text:span><text:span text:style-name="T74"></text:span><text:span text:style-name="T75">C</text:span><text:span text:style-name="T78">i</text:span><text:span text:style-name="T11"> can be considered together (preemptions do not improve the criterion)</text:span></text:p>
            </text:list-header>
          </text:list>
          <text:list text:style-name="L6">
            <text:list-header>
              <text:p text:style-name="P25"><text:span text:style-name="T25">Optimal algorithm </text:span><text:span text:style-name="T16"><text:s/></text:span><text:span text:style-name="T28">O</text:span><text:span text:style-name="T33">(</text:span><text:span text:style-name="T28">n</text:span><text:span text:style-name="T33">log </text:span><text:span text:style-name="T28">n</text:span><text:span text:style-name="T33">)</text:span><text:span text:style-name="T16">:</text:span></text:p>
            </text:list-header>
          </text:list>
          <text:list text:style-name="L5">
            <text:list-header>
              <text:p text:style-name="P25"><text:span text:style-name="T16">1. Suppose the number of tasks is a multiplicity of </text:span><text:span text:style-name="T18">m</text:span><text:span text:style-name="T16"> (introduce empty tasks if needed),</text:span></text:p>
              <text:p text:style-name="P25"><text:span text:style-name="T16">2. Sort the tasks according to </text:span><text:span text:style-name="T28">SPT</text:span><text:span text:style-name="T16">,</text:span></text:p>
              <text:p text:style-name="P24"><text:span text:style-name="T16">3. Assign the following </text:span><text:span text:style-name="T18">m</text:span><text:span text:style-name="T16">–t</text:span><text:span text:style-name="T27">u</text:span><text:span text:style-name="T16">ples of tasks to the processors arbitrarily.</text:span></text:p>
            </text:list-header>
          </text:list>
          <draw:enhanced-geometry svg:viewBox="0 0 21600 21600" draw:type="mso-spt202" draw:enhanced-path="M 0 0 L 21600 0 21600 21600 0 21600 0 0 Z N"/>
        </draw:custom-shape>
        <draw:custom-shape draw:name="Text Box 3" draw:style-name="gr915" draw:text-style-name="P40" draw:layer="layout" svg:width="22.86cm" svg:height="1.417cm" svg:x="1.058cm" svg:y="10.372cm">
          <text:list text:style-name="L5">
            <text:list-header>
              <text:p text:style-name="P39"><text:span text:style-name="T17">Example.</text:span><text:span text:style-name="T11"> </text:span><text:span text:style-name="T30">m</text:span><text:span text:style-name="T11">=2, </text:span><text:span text:style-name="T30">n</text:span><text:span text:style-name="T11">=5, </text:span><text:span text:style-name="T30">p</text:span><text:span text:style-name="T31">1</text:span><text:span text:style-name="T30">,...,p</text:span><text:span text:style-name="T31">5</text:span><text:span text:style-name="T11">=2,5,3,1,3.</text:span><text:span text:style-name="T189"> </text:span></text:p>
            </text:list-header>
          </text:list>
          <draw:enhanced-geometry svg:viewBox="0 0 21600 21600" draw:type="mso-spt202" draw:enhanced-path="M 0 0 L 21600 0 21600 21600 0 21600 0 0 Z N"/>
        </draw:custom-shape>
        <draw:custom-shape draw:name="Text Box 4" draw:style-name="gr916" draw:text-style-name="P47" draw:layer="layout" svg:width="10.583cm" svg:height="2.621cm" svg:x="0.847cm" svg:y="11.642cm">
          <text:list text:style-name="L5">
            <text:list-header>
              <text:p text:style-name="P19"><text:span text:style-name="T18">SPT: <text:s/></text:span><text:span text:style-name="T16"><text:s text:c="6"/></text:span><text:span text:style-name="T54">T</text:span><text:span text:style-name="T19">4</text:span><text:span text:style-name="T16"> <text:s text:c="3"/></text:span><text:span text:style-name="T54">T</text:span><text:span text:style-name="T19">1</text:span><text:span text:style-name="T16"> <text:s text:c="3"/></text:span><text:span text:style-name="T54">T</text:span><text:span text:style-name="T19">3 </text:span><text:span text:style-name="T16"><text:s text:c="4"/></text:span><text:span text:style-name="T54">T</text:span><text:span text:style-name="T19">5 <text:s text:c="2"/></text:span><text:span text:style-name="T16"><text:s text:c="2"/></text:span><text:span text:style-name="T54">T</text:span><text:span text:style-name="T19">2</text:span></text:p>
              <text:p text:style-name="P19"><text:span text:style-name="T18"><text:s/></text:span><text:span text:style-name="T18">p</text:span><text:span text:style-name="T26">i</text:span><text:span text:style-name="T18">=</text:span><text:span text:style-name="T16"> <text:s text:c="9"/>1 <text:s text:c="5"/>2 <text:s text:c="5"/>3 <text:s text:c="5"/>3 <text:s text:c="5"/>5</text:span></text:p>
            </text:list-header>
          </text:list>
          <draw:enhanced-geometry svg:viewBox="0 0 21600 21600" draw:type="mso-spt202" draw:enhanced-path="M 0 0 L 21600 0 21600 21600 0 21600 0 0 Z N"/>
        </draw:custom-shape>
        <draw:g draw:name="Group 5">
          <draw:line draw:name="Line 6" draw:style-name="gr906" draw:text-style-name="P38" draw:layer="layout" svg:x1="8.467cm" svg:y1="14.181cm" svg:x2="8.467cm" svg:y2="11.852cm">
            <text:p/>
          </draw:line>
          <draw:line draw:name="Line 7" draw:style-name="gr906" draw:text-style-name="P38" draw:layer="layout" svg:x1="5.503cm" svg:y1="14.181cm" svg:x2="5.503cm" svg:y2="11.852cm">
            <text:p/>
          </draw:line>
          <draw:line draw:name="Line 8" draw:style-name="gr906" draw:text-style-name="P38" draw:layer="layout" svg:x1="11.218cm" svg:y1="14.181cm" svg:x2="11.218cm" svg:y2="11.852cm">
            <text:p/>
          </draw:line>
          <draw:line draw:name="Line 9" draw:style-name="gr906" draw:text-style-name="P38" draw:layer="layout" svg:x1="2.752cm" svg:y1="14.181cm" svg:x2="2.752cm" svg:y2="11.852cm">
            <text:p/>
          </draw:line>
        </draw:g>
        <draw:frame draw:name="Object 10" draw:style-name="gr907" draw:layer="layout" svg:width="12.912cm" svg:height="5.138cm" svg:x="12.065cm" svg:y="11.584cm">
          <draw:object-ole draw:class-id="00020907-0000-0000-c000-000000000046" xlink:href="./Object 39" xlink:type="simple" xlink:show="embed" xlink:actuate="onLoad">
            <text:p/>
          </draw:object-ole>
          <draw:image xlink:href="./ObjectReplacements/Object 39" xlink:type="simple" xlink:show="embed" xlink:actuate="onLoad"/>
        </draw:frame>
        <draw:frame draw:name="Object 11" draw:style-name="gr907" draw:layer="layout" svg:width="12.912cm" svg:height="5.138cm" svg:x="12.065cm" svg:y="11.584cm">
          <draw:object-ole draw:class-id="00020907-0000-0000-c000-000000000046" xlink:href="./Object 40" xlink:type="simple" xlink:show="embed" xlink:actuate="onLoad">
            <text:p/>
          </draw:object-ole>
          <draw:image xlink:href="./ObjectReplacements/Object 40" xlink:type="simple" xlink:show="embed" xlink:actuate="onLoad"/>
        </draw:frame>
        <draw:frame draw:name="Object 12" draw:style-name="gr907" draw:layer="layout" svg:width="12.912cm" svg:height="5.138cm" svg:x="12.065cm" svg:y="11.584cm">
          <draw:object-ole draw:class-id="00020907-0000-0000-c000-000000000046" xlink:href="./Object 41" xlink:type="simple" xlink:show="embed" xlink:actuate="onLoad">
            <text:p/>
          </draw:object-ole>
          <draw:image xlink:href="./ObjectReplacements/Object 41" xlink:type="simple" xlink:show="embed" xlink:actuate="onLoad"/>
        </draw:frame>
        <draw:frame draw:name="Object 13" draw:style-name="gr909" draw:layer="layout" svg:width="12.912cm" svg:height="5.138cm" svg:x="12.065cm" svg:y="11.584cm">
          <draw:object-ole draw:class-id="00020907-0000-0000-c000-000000000046" xlink:href="./Object 42" xlink:type="simple" xlink:show="embed" xlink:actuate="onLoad">
            <text:p/>
          </draw:object-ole>
          <draw:image xlink:href="./ObjectReplacements/Object 42" xlink:type="simple" xlink:show="embed" xlink:actuate="onLoad"/>
        </draw:frame>
        <draw:frame draw:name="Object 14" draw:style-name="gr917" xml:id="id185" draw:id="id185" draw:layer="layout" svg:width="18.102cm" svg:height="3.726cm" svg:x="-0.503cm" svg:y="15.324cm">
          <draw:object-ole draw:class-id="00020907-0000-0000-c000-000000000046" xlink:href="./Object 43" xlink:type="simple" xlink:show="embed" xlink:actuate="onLoad">
            <text:p/>
          </draw:object-ole>
          <draw:image xlink:href="./ObjectReplacements/Object 43" xlink:type="simple" xlink:show="embed" xlink:actuate="onLoad"/>
        </draw:frame>
        <draw:custom-shape draw:name="Text Box 15" draw:style-name="gr918" draw:text-style-name="P45" draw:layer="layout" svg:width="3.81cm" svg:height="1.417cm" svg:x="19.05cm" svg:y="16.722cm">
          <text:list text:style-name="L6">
            <text:list-header>
              <text:p text:style-name="P44"><text:span text:style-name="T62"></text:span><text:span text:style-name="T12">C</text:span><text:span text:style-name="T63">j</text:span><text:span text:style-name="T12">*</text:span><text:span text:style-name="T14">=21</text:span></text:p>
            </text:list-header>
          </text:list>
          <draw:enhanced-geometry svg:viewBox="0 0 21600 21600" draw:type="mso-spt202" draw:enhanced-path="M 0 0 L 21600 0 21600 21600 0 21600 0 0 Z N"/>
        </draw:custom-shape>
        <draw:g draw:name="Group 16">
          <draw:custom-shape draw:name="Text Box 17" draw:style-name="gr919" draw:text-style-name="P47" draw:layer="layout" svg:width="1.693cm" svg:height="3.666cm" svg:x="2.54cm" svg:y="11.642cm">
            <text:list text:style-name="L8">
              <text:list-header>
                <text:p text:style-name="P19"><text:span text:style-name="T190">T</text:span><text:span text:style-name="T48">0</text:span></text:p>
                <text:p text:style-name="P19"><text:span text:style-name="T38">0</text:span></text:p>
                <text:p text:style-name="P19"><text:span text:style-name="T38"/></text:p>
              </text:list-header>
            </text:list>
            <draw:enhanced-geometry svg:viewBox="0 0 21600 21600" draw:type="mso-spt202" draw:enhanced-path="M 0 0 L 21600 0 21600 21600 0 21600 0 0 Z N"/>
          </draw:custom-shape>
          <draw:custom-shape draw:name="AutoShape 18" draw:style-name="gr920" draw:text-style-name="P62" draw:layer="layout" svg:width="4.869cm" svg:height="1.058cm" svg:x="3.598cm" svg:y="13.97cm">
            <text:list text:style-name="L8">
              <text:list-header>
                <text:p text:style-name="P61"><text:span text:style-name="T125">Empty task</text:span></text:p>
              </text:list-header>
            </text:list>
            <draw:enhanced-geometry svg:viewBox="0 0 21600 21600" draw:glue-points="10800 0 0 10800 10800 21600 21600 10800 ?f40 ?f41" draw:text-areas="0 0 21600 21600" draw:type="rectangular-callout" draw:modifiers="-920 -2664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presentation:style-name="pr9" draw:text-style-name="P2" draw:layer="layout" svg:width="25.4cm" svg:height="2.703cm" svg:x="0cm" svg:y="-0.001cm" presentation:class="title" presentation:user-transformed="true">
          <draw:text-box>
            <text:list text:style-name="L1">
              <text:list-header>
                <text:p text:style-name="P1"><text:span text:style-name="T191">Scheduling on Parallel Processors </text:span><text:span text:style-name="T191"><text:line-break/></text:span><text:span text:style-name="T191">to Minimize the Mean Flow Time</text:span></text:p>
              </text:list-header>
            </text:list>
          </draw:text-box>
        </draw:frame>
        <draw:custom-shape draw:name="Text Box 20" draw:style-name="gr921" draw:text-style-name="P60" draw:layer="layout" svg:width="24.765cm" svg:height="1.108cm" svg:x="0.635cm" svg:y="2.125cm">
          <text:list text:style-name="L1">
            <text:list-header>
              <text:p text:style-name="P59"><text:span text:style-name="T192">Identical processors, independent task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85" smil:attributeName="visibility" smil:to="visible"/>
                  <anim:transitionFilter smil:dur="0.5s" smil:targetElement="id185" smil:type="dissolve"/>
                </anim:par>
              </anim:par>
            </anim:par>
          </anim:seq>
        </anim:par>
        <presentation:notes draw:style-name="dp2" presentation:use-date-time-name="dtd1">
          <draw:custom-shape draw:name="Rectangle 7" draw:style-name="gr92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0"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1" draw:style-name="dp3" draw:master-page-name="Default" presentation:use-date-time-name="dtd1">
        <office:forms form:automatic-focus="false" form:apply-design-mode="false"/>
        <draw:custom-shape draw:name="Text Box 2" draw:style-name="gr923" draw:text-style-name="P43" draw:layer="layout" svg:width="24.765cm" svg:height="5.755cm" svg:x="1.058cm" svg:y="10.372cm">
          <text:list text:style-name="L5">
            <text:list-header>
              <text:p text:style-name="P42"><text:span text:style-name="T33">Proof</text:span><text:span text:style-name="T16"> (the case of non-preemptive scheduling).</text:span></text:p>
            </text:list-header>
          </text:list>
          <text:list text:style-name="L2">
            <text:list-item>
              <text:list>
                <text:list-header>
                  <text:p text:style-name="P99"><text:span text:style-name="T29">Lemma</text:span><text:span text:style-name="T90">. </text:span><text:span text:style-name="T52">Suppose </text:span><text:span text:style-name="T90">a</text:span><text:span text:style-name="T176">1</text:span><text:span text:style-name="T52">,...,</text:span><text:span text:style-name="T90">a</text:span><text:span text:style-name="T91">n</text:span><text:span text:style-name="T52"> i </text:span><text:span text:style-name="T90">b</text:span><text:span text:style-name="T176">1</text:span><text:span text:style-name="T52">,...,</text:span><text:span text:style-name="T90">b</text:span><text:span text:style-name="T91">n</text:span><text:span text:style-name="T52"> are sequences of positive integers. How to permutate them in order to make the dot product </text:span></text:p>
                  <text:p text:style-name="P99"><text:span text:style-name="T90">a</text:span><text:span text:style-name="T193"></text:span><text:span text:style-name="T176">(1)</text:span><text:span text:style-name="T90">b</text:span><text:span text:style-name="T193"></text:span><text:span text:style-name="T176">(1)</text:span><text:span text:style-name="T52">+</text:span><text:span text:style-name="T90">a</text:span><text:span text:style-name="T193"></text:span><text:span text:style-name="T176">(2)</text:span><text:span text:style-name="T90">b</text:span><text:span text:style-name="T193"></text:span><text:span text:style-name="T176">(2)</text:span><text:span text:style-name="T52">+...+</text:span><text:span text:style-name="T90">a</text:span><text:span text:style-name="T193"></text:span><text:span text:style-name="T176">(</text:span><text:span text:style-name="T91">n</text:span><text:span text:style-name="T19">–1</text:span><text:span text:style-name="T176">)</text:span><text:span text:style-name="T90">b</text:span><text:span text:style-name="T193"></text:span><text:span text:style-name="T176">(</text:span><text:span text:style-name="T91">n</text:span><text:span text:style-name="T19">–1</text:span><text:span text:style-name="T176">)</text:span><text:span text:style-name="T52">+</text:span><text:span text:style-name="T90">a</text:span><text:span text:style-name="T193"></text:span><text:span text:style-name="T176">(</text:span><text:span text:style-name="T91">n</text:span><text:span text:style-name="T176">)</text:span><text:span text:style-name="T90">b</text:span><text:span text:style-name="T193"></text:span><text:span text:style-name="T176">(</text:span><text:span text:style-name="T91">n</text:span><text:span text:style-name="T176">)</text:span><text:span text:style-name="T52"> </text:span></text:p>
                </text:list-header>
              </text:list>
            </text:list-item>
          </text:list>
          <text:list text:style-name="L7">
            <text:list-item>
              <text:list>
                <text:list-item>
                  <text:p text:style-name="P24"><text:span text:style-name="T52"><text:s/></text:span><text:span text:style-name="T52">the greatest possible?</text:span></text:p>
                </text:list-item>
                <text:list-item>
                  <text:p text:style-name="P24"><text:span text:style-name="T52"><text:s/></text:span><text:span text:style-name="T52">the smallest possible?</text:span></text:p>
                </text:list-item>
              </text:list>
            </text:list-item>
          </text:list>
          <draw:enhanced-geometry svg:viewBox="0 0 21600 21600" draw:type="mso-spt202" draw:enhanced-path="M 0 0 L 21600 0 21600 21600 0 21600 0 0 Z N"/>
        </draw:custom-shape>
        <draw:custom-shape draw:name="Text Box 3" draw:style-name="gr924" draw:text-style-name="P101" xml:id="id186" draw:id="id186" draw:layer="layout" svg:width="16.934cm" svg:height="1.955cm" svg:x="7.699cm" svg:y="13.727cm">
          <text:list text:style-name="L2">
            <text:list-item>
              <text:list>
                <text:list-header>
                  <text:p text:style-name="P100"><text:span text:style-name="T52">– </text:span><text:span text:style-name="T52">both should be sorted in ascending order,</text:span></text:p>
                  <text:p text:style-name="P99"><text:span text:style-name="T52">– </text:span><text:span text:style-name="T52">sort one ascending, the second descending</text:span></text:p>
                </text:list-header>
              </text:list>
            </text:list-item>
          </text:list>
          <draw:enhanced-geometry svg:viewBox="0 0 21600 21600" draw:type="mso-spt202" draw:enhanced-path="M 0 0 L 21600 0 21600 21600 0 21600 0 0 Z N"/>
        </draw:custom-shape>
        <draw:custom-shape draw:name="Text Box 4" draw:style-name="gr925" draw:text-style-name="P37" xml:id="id187" draw:id="id187" draw:layer="layout" svg:width="22.013cm" svg:height="2.802cm" svg:x="2.54cm" svg:y="16.087cm">
          <text:list text:style-name="L5">
            <text:list-header>
              <text:p text:style-name="P24"><text:span text:style-name="T29">Example.</text:span><text:span text:style-name="T52"> The sequences are (3,2,4,6,1) and (5,7,8,1,2).</text:span></text:p>
              <text:p text:style-name="P24"><text:span text:style-name="T52">(1,2,3,4,6) and (1,2,5,7,8) </text:span><text:span text:style-name="T194"></text:span><text:span text:style-name="T52"> 1+4+15+28+48=96</text:span></text:p>
              <text:p text:style-name="P24"><text:span text:style-name="T52">(1,2,3,4,6) and (8,7,5,2,1) </text:span><text:span text:style-name="T194"></text:span><text:span text:style-name="T52"> 8+14+15+8+6=51</text:span></text:p>
            </text:list-header>
          </text:list>
          <draw:enhanced-geometry svg:viewBox="0 0 21600 21600" draw:type="mso-spt202" draw:enhanced-path="M 0 0 L 21600 0 21600 21600 0 21600 0 0 Z N"/>
        </draw:custom-shape>
        <draw:frame presentation:style-name="pr10" draw:text-style-name="P2" draw:layer="layout" svg:width="25.4cm" svg:height="2.099cm" svg:x="0cm" svg:y="0.422cm" presentation:class="title" presentation:user-transformed="true">
          <draw:text-box>
            <text:list text:style-name="L1">
              <text:list-header>
                <text:p text:style-name="P1"><text:span text:style-name="T191">Scheduling on Parallel Processors</text:span><text:span text:style-name="T191"><text:line-break/></text:span><text:span text:style-name="T191">to Minimize Mean Flow Time</text:span></text:p>
              </text:list-header>
            </text:list>
          </draw:text-box>
        </draw:frame>
        <draw:custom-shape draw:name="Text Box 6" draw:style-name="gr926" draw:text-style-name="P37" draw:layer="layout" svg:width="24.765cm" svg:height="8.104cm" svg:x="0.635cm" svg:y="2.725cm">
          <text:list text:style-name="L5">
            <text:list-header>
              <text:p text:style-name="P24"><text:span text:style-name="T141">Both preemptive and non-preemptive cases</text:span></text:p>
              <text:p text:style-name="P24"><text:span text:style-name="T11">The problems </text:span><text:span text:style-name="T75">P</text:span><text:span text:style-name="T76">||</text:span><text:span text:style-name="T74"></text:span><text:span text:style-name="T75">C</text:span><text:span text:style-name="T78">i</text:span><text:span text:style-name="T30"> </text:span><text:span text:style-name="T11">and </text:span><text:span text:style-name="T75">P</text:span><text:span text:style-name="T76">|</text:span><text:span text:style-name="T75">pmtn</text:span><text:span text:style-name="T76">|</text:span><text:span text:style-name="T74"></text:span><text:span text:style-name="T75">C</text:span><text:span text:style-name="T78">i</text:span><text:span text:style-name="T11"> can be considered together (preemptions do not improve the criterion)</text:span></text:p>
            </text:list-header>
          </text:list>
          <text:list text:style-name="L6">
            <text:list-header>
              <text:p text:style-name="P25"><text:span text:style-name="T25">Optimal algorithm </text:span><text:span text:style-name="T16"><text:s/></text:span><text:span text:style-name="T28">O</text:span><text:span text:style-name="T33">(</text:span><text:span text:style-name="T28">n</text:span><text:span text:style-name="T33">log </text:span><text:span text:style-name="T28">n</text:span><text:span text:style-name="T33">)</text:span><text:span text:style-name="T16">:</text:span></text:p>
            </text:list-header>
          </text:list>
          <text:list text:style-name="L5">
            <text:list-header>
              <text:p text:style-name="P25"><text:span text:style-name="T16">1. Suppose the number of tasks is a multiplicity of </text:span><text:span text:style-name="T18">m</text:span><text:span text:style-name="T16"> (introduce empty tasks if needed),</text:span></text:p>
              <text:p text:style-name="P25"><text:span text:style-name="T16">2. Sort the tasks according to </text:span><text:span text:style-name="T28">SPT</text:span><text:span text:style-name="T16">,</text:span></text:p>
              <text:p text:style-name="P24"><text:span text:style-name="T16">3. Assign the following </text:span><text:span text:style-name="T18">m</text:span><text:span text:style-name="T16">–tuples of tasks to the processors arbitrarily.</text:span></text:p>
            </text:list-header>
          </text:list>
          <draw:enhanced-geometry svg:viewBox="0 0 21600 21600" draw:type="mso-spt202" draw:enhanced-path="M 0 0 L 21600 0 21600 21600 0 21600 0 0 Z N"/>
        </draw:custom-shape>
        <draw:custom-shape draw:name="Text Box 7" draw:style-name="gr927" draw:text-style-name="P60" draw:layer="layout" svg:width="24.765cm" svg:height="1.108cm" svg:x="0.635cm" svg:y="2.125cm">
          <text:list text:style-name="L1">
            <text:list-header>
              <text:p text:style-name="P59"><text:span text:style-name="T192">Identical processors, independent task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6" smil:attributeName="visibility" smil:to="visible"/>
                  <anim:transitionFilter smil:dur="0.5s" smil:targetElement="id18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7" smil:attributeName="visibility" smil:to="visible"/>
                  <anim:transitionFilter smil:dur="0.5s" smil:targetElement="id187" smil:type="dissolve"/>
                </anim:par>
              </anim:par>
            </anim:par>
          </anim:seq>
        </anim:par>
        <presentation:notes draw:style-name="dp2" presentation:use-date-time-name="dtd1">
          <draw:custom-shape draw:name="Rectangle 7" draw:style-name="gr92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1"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2" draw:style-name="dp3" draw:master-page-name="Default" presentation:use-date-time-name="dtd1">
        <office:forms form:automatic-focus="false" form:apply-design-mode="false"/>
        <draw:g draw:name="Group 2">
          <draw:custom-shape draw:name="Text Box 3" draw:style-name="gr929" draw:text-style-name="P43" draw:layer="layout" svg:width="23.707cm" svg:height="3.054cm" svg:x="1.058cm" svg:y="10.472cm">
            <text:list text:style-name="L5">
              <text:list-header>
                <text:p text:style-name="P42"><text:span text:style-name="T33">Proof</text:span><text:span text:style-name="T16"> (the case of non-preemptive scheduling). Consider some left-shifted scheduling. One may assume that there are </text:span><text:span text:style-name="T18">k</text:span><text:span text:style-name="T16"> tasks scheduled on each processors (introducing empty tasks if needed).</text:span></text:p>
              </text:list-header>
            </text:list>
            <draw:enhanced-geometry svg:viewBox="0 0 21600 21600" draw:type="mso-spt202" draw:enhanced-path="M 0 0 L 21600 0 21600 21600 0 21600 0 0 Z N"/>
          </draw:custom-shape>
          <draw:frame draw:name="Object 4" draw:style-name="gr930" draw:layer="layout" svg:width="12.36cm" svg:height="5.248cm" svg:x="12.912cm" svg:y="13.223cm">
            <draw:object-ole draw:class-id="00020907-0000-0000-c000-000000000046" xlink:href="./Object 45" xlink:type="simple" xlink:show="embed" xlink:actuate="onLoad">
              <text:p/>
            </draw:object-ole>
            <draw:image xlink:href="./ObjectReplacements/Object 45" xlink:type="simple" xlink:show="embed" xlink:actuate="onLoad"/>
          </draw:frame>
          <draw:custom-shape draw:name="Text Box 5" draw:style-name="gr931" draw:text-style-name="P60" draw:layer="layout" svg:width="11.642cm" svg:height="6.359cm" svg:x="1.27cm" svg:y="13.056cm">
            <text:list text:style-name="L5">
              <text:list-header>
                <text:p text:style-name="P59"><text:span text:style-name="T66"></text:span><text:span text:style-name="T18">C</text:span><text:span text:style-name="T26">i </text:span><text:span text:style-name="T16">= <text:s/></text:span><text:span text:style-name="T18">kp</text:span><text:span text:style-name="T158"></text:span><text:span text:style-name="T19">(1)</text:span><text:span text:style-name="T16">+...+</text:span><text:span text:style-name="T18">kp</text:span><text:span text:style-name="T158"></text:span><text:span text:style-name="T19">(</text:span><text:span text:style-name="T26">m</text:span><text:span text:style-name="T19">)</text:span><text:span text:style-name="T16"> +</text:span></text:p>
                <text:p text:style-name="P24"><text:span text:style-name="T16">+(</text:span><text:span text:style-name="T18">k</text:span><text:span text:style-name="T16">–1)</text:span><text:span text:style-name="T18">p</text:span><text:span text:style-name="T158"></text:span><text:span text:style-name="T19">(</text:span><text:span text:style-name="T26">m+</text:span><text:span text:style-name="T19">1) </text:span><text:span text:style-name="T16">+...+(</text:span><text:span text:style-name="T18">k</text:span><text:span text:style-name="T16">–1)</text:span><text:span text:style-name="T18">p</text:span><text:span text:style-name="T158"></text:span><text:span text:style-name="T19">(2</text:span><text:span text:style-name="T26">m</text:span><text:span text:style-name="T19">)</text:span><text:span text:style-name="T16"> + …</text:span></text:p>
              </text:list-header>
              <text:list-item>
                <text:p text:style-name="P24"><text:span text:style-name="T16">...+1</text:span><text:span text:style-name="T18">p</text:span><text:span text:style-name="T158"></text:span><text:span text:style-name="T19">(</text:span><text:span text:style-name="T26">km–m+</text:span><text:span text:style-name="T19">1) </text:span><text:span text:style-name="T16">+...+1</text:span><text:span text:style-name="T18">p</text:span><text:span text:style-name="T158"></text:span><text:span text:style-name="T19">(</text:span><text:span text:style-name="T26">km</text:span><text:span text:style-name="T19">)</text:span></text:p>
                <text:p text:style-name="P24"><text:span text:style-name="T16"/></text:p>
                <text:p text:style-name="P24"><text:span text:style-name="T16">Reordering the tasks according to the SPT rule does not increase </text:span><text:span text:style-name="T66"></text:span><text:span text:style-name="T18">C</text:span><text:span text:style-name="T26">i</text:span><text:span text:style-name="T16">.</text:span></text:p>
              </text:list-item>
            </text:list>
            <draw:enhanced-geometry svg:viewBox="0 0 21600 21600" draw:type="mso-spt202" draw:enhanced-path="M 0 0 L 21600 0 21600 21600 0 21600 0 0 Z N"/>
          </draw:custom-shape>
        </draw:g>
        <draw:frame presentation:style-name="pr10" draw:text-style-name="P2" draw:layer="layout" svg:width="25.4cm" svg:height="2.099cm" svg:x="0cm" svg:y="0.422cm" presentation:class="title" presentation:user-transformed="true">
          <draw:text-box>
            <text:list text:style-name="L1">
              <text:list-header>
                <text:p text:style-name="P1"><text:span text:style-name="T191">Scheduling on Parallel Processors </text:span><text:span text:style-name="T191"><text:line-break/></text:span><text:span text:style-name="T191">to Minimize the Mean Flow Time</text:span></text:p>
              </text:list-header>
            </text:list>
          </draw:text-box>
        </draw:frame>
        <draw:custom-shape draw:name="Text Box 7" draw:style-name="gr932" draw:text-style-name="P37" draw:layer="layout" svg:width="24.765cm" svg:height="8.104cm" svg:x="0.635cm" svg:y="2.725cm">
          <text:list text:style-name="L5">
            <text:list-header>
              <text:p text:style-name="P24"><text:span text:style-name="T141">Both preemptive and non-preemptive cases</text:span></text:p>
              <text:p text:style-name="P24"><text:span text:style-name="T11">The problems </text:span><text:span text:style-name="T75">P</text:span><text:span text:style-name="T76">||</text:span><text:span text:style-name="T74"></text:span><text:span text:style-name="T75">C</text:span><text:span text:style-name="T78">i</text:span><text:span text:style-name="T30"> </text:span><text:span text:style-name="T11">and </text:span><text:span text:style-name="T75">P</text:span><text:span text:style-name="T76">|</text:span><text:span text:style-name="T75">pmtn</text:span><text:span text:style-name="T76">|</text:span><text:span text:style-name="T74"></text:span><text:span text:style-name="T75">C</text:span><text:span text:style-name="T78">i</text:span><text:span text:style-name="T11"> can be considered together (preemptions do not improve the criterion)</text:span></text:p>
            </text:list-header>
          </text:list>
          <text:list text:style-name="L6">
            <text:list-header>
              <text:p text:style-name="P25"><text:span text:style-name="T25">Optimal algorithm </text:span><text:span text:style-name="T16"><text:s/></text:span><text:span text:style-name="T28">O</text:span><text:span text:style-name="T33">(</text:span><text:span text:style-name="T28">n</text:span><text:span text:style-name="T33">log </text:span><text:span text:style-name="T28">n</text:span><text:span text:style-name="T33">)</text:span><text:span text:style-name="T16">:</text:span></text:p>
            </text:list-header>
          </text:list>
          <text:list text:style-name="L5">
            <text:list-header>
              <text:p text:style-name="P25"><text:span text:style-name="T16">1. Suppose the number of tasks is a multiplicity of </text:span><text:span text:style-name="T18">m</text:span><text:span text:style-name="T16"> (introduce empty tasks if needed),</text:span></text:p>
              <text:p text:style-name="P25"><text:span text:style-name="T16">2. Sort the tasks according to </text:span><text:span text:style-name="T28">SPT</text:span><text:span text:style-name="T16">,</text:span></text:p>
              <text:p text:style-name="P24"><text:span text:style-name="T16">3. Assign the following </text:span><text:span text:style-name="T18">m</text:span><text:span text:style-name="T16">–tuples of tasks to the processors arbitrarily.</text:span></text:p>
            </text:list-header>
          </text:list>
          <draw:enhanced-geometry svg:viewBox="0 0 21600 21600" draw:type="mso-spt202" draw:enhanced-path="M 0 0 L 21600 0 21600 21600 0 21600 0 0 Z N"/>
        </draw:custom-shape>
        <draw:custom-shape draw:name="Text Box 8" draw:style-name="gr933" draw:text-style-name="P60" draw:layer="layout" svg:width="24.765cm" svg:height="1.108cm" svg:x="0.635cm" svg:y="2.125cm">
          <text:list text:style-name="L1">
            <text:list-header>
              <text:p text:style-name="P59"><text:span text:style-name="T192">Identical processors, independent task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93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3" draw:style-name="dp3" draw:master-page-name="Default" presentation:use-date-time-name="dtd1">
        <office:forms form:automatic-focus="false" form:apply-design-mode="false"/>
        <draw:custom-shape draw:name="Text Box 2" draw:style-name="gr935"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3" draw:style-name="gr936" draw:text-style-name="P37" draw:layer="layout" svg:width="24.765cm" svg:height="2.433cm" svg:x="0.423cm" svg:y="3.598cm">
          <text:list text:style-name="L5">
            <text:list-header>
              <text:p text:style-name="P24"><text:span text:style-name="T141">Non-preemptive schedulin</text:span><text:span text:style-name="T195">g</text:span></text:p>
              <text:p text:style-name="P24"><text:span text:style-name="T11">In the case the weights are introduced even <text:s/></text:span><text:span text:style-name="T75">P</text:span><text:span text:style-name="T76">2||</text:span><text:span text:style-name="T74"></text:span><text:span text:style-name="T75">w</text:span><text:span text:style-name="T78">j</text:span><text:span text:style-name="T75">C</text:span><text:span text:style-name="T78">j</text:span><text:span text:style-name="T11"> is NP–hard</text:span><text:span text:style-name="T16">.</text:span></text:p>
            </text:list-header>
          </text:list>
          <draw:enhanced-geometry svg:viewBox="0 0 21600 21600" draw:type="mso-spt202" draw:enhanced-path="M 0 0 L 21600 0 21600 21600 0 21600 0 0 Z N"/>
        </draw:custom-shape>
        <draw:custom-shape draw:name="Text Box 4" draw:style-name="gr937" draw:text-style-name="P37" xml:id="id188" draw:id="id188" draw:layer="layout" svg:width="23.918cm" svg:height="3.438cm" svg:x="0.635cm" svg:y="5.715cm">
          <text:list text:style-name="L5">
            <text:list-header>
              <text:p text:style-name="P24"><text:span text:style-name="T33">Proof (sketch) </text:span><text:span text:style-name="T16">Similar to </text:span><text:span text:style-name="T28">P</text:span><text:span text:style-name="T33">2||</text:span><text:span text:style-name="T28">C</text:span><text:span text:style-name="T151">max</text:span><text:span text:style-name="T16">. </text:span><text:span text:style-name="T18">PP </text:span><text:span text:style-name="T150"></text:span><text:span text:style-name="T16"> </text:span><text:span text:style-name="T28">P</text:span><text:span text:style-name="T33">2||</text:span><text:span text:style-name="T196"></text:span><text:span text:style-name="T28">w</text:span><text:span text:style-name="T153">i</text:span><text:span text:style-name="T28">C</text:span><text:span text:style-name="T153">i</text:span><text:span text:style-name="T16"> reduction: take </text:span><text:span text:style-name="T18">n</text:span><text:span text:style-name="T16"> tasks with <text:s/></text:span><text:span text:style-name="T18">p</text:span><text:span text:style-name="T26">j</text:span><text:span text:style-name="T16">= </text:span><text:span text:style-name="T18">w</text:span><text:span text:style-name="T26">j</text:span><text:span text:style-name="T16">=</text:span><text:span text:style-name="T18">a</text:span><text:span text:style-name="T26">j </text:span><text:span text:style-name="T16">(</text:span><text:span text:style-name="T18">j</text:span><text:span text:style-name="T16">=1,...,</text:span><text:span text:style-name="T18">n</text:span><text:span text:style-name="T16">), two processors. There exists a number </text:span><text:span text:style-name="T18">C</text:span><text:span text:style-name="T16">(</text:span><text:span text:style-name="T18">a</text:span><text:span text:style-name="T19">1</text:span><text:span text:style-name="T16">,...,</text:span><text:span text:style-name="T18">a</text:span><text:span text:style-name="T26">n</text:span><text:span text:style-name="T16">), such that </text:span><text:span text:style-name="T66"></text:span><text:span text:style-name="T18">w</text:span><text:span text:style-name="T26">j</text:span><text:span text:style-name="T18">C</text:span><text:span text:style-name="T26">j</text:span><text:span text:style-name="T66"></text:span><text:span text:style-name="T18">C</text:span><text:span text:style-name="T16">(</text:span><text:span text:style-name="T18">a</text:span><text:span text:style-name="T19">1</text:span><text:span text:style-name="T16">,...,</text:span><text:span text:style-name="T18">a</text:span><text:span text:style-name="T26">n</text:span><text:span text:style-name="T16">) </text:span><text:span text:style-name="T66"></text:span><text:span text:style-name="T16"> </text:span><text:span text:style-name="T18">C</text:span><text:span text:style-name="T19">max</text:span><text:span text:style-name="T160">*</text:span><text:span text:style-name="T16">= </text:span><text:span text:style-name="T66"></text:span><text:span text:style-name="T26">i</text:span><text:span text:style-name="T19">=1,...,</text:span><text:span text:style-name="T26">n</text:span><text:span text:style-name="T16"> </text:span><text:span text:style-name="T18">a</text:span><text:span text:style-name="T26">i</text:span><text:span text:style-name="T16">/2 (exercise).</text:span></text:p>
            </text:list-header>
          </text:list>
          <draw:enhanced-geometry svg:viewBox="0 0 21600 21600" draw:type="mso-spt202" draw:enhanced-path="M 0 0 L 21600 0 21600 21600 0 21600 0 0 Z N"/>
        </draw:custom-shape>
        <draw:frame presentation:style-name="pr11" draw:text-style-name="P2" draw:layer="layout" svg:width="25.4cm" svg:height="1.901cm" svg:x="0cm" svg:y="0.422cm" presentation:class="title" presentation:user-transformed="true">
          <draw:text-box>
            <text:list text:style-name="L1">
              <text:list-header>
                <text:p text:style-name="P1"><text:span text:style-name="T191">Scheduling on Parallel Processors </text:span><text:span text:style-name="T191"><text:line-break/></text:span><text:span text:style-name="T191">to Minimize the Mean Flow Time</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8" smil:attributeName="visibility" smil:to="visible"/>
                  <anim:transitionFilter smil:dur="0.5s" smil:targetElement="id188" smil:type="dissolve"/>
                </anim:par>
              </anim:par>
            </anim:par>
          </anim:seq>
        </anim:par>
        <presentation:notes draw:style-name="dp2" presentation:use-date-time-name="dtd1">
          <draw:custom-shape draw:name="Rectangle 7" draw:style-name="gr93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4" draw:style-name="dp3" draw:master-page-name="Default" presentation:use-date-time-name="dtd1">
        <office:forms form:automatic-focus="false" form:apply-design-mode="false"/>
        <draw:custom-shape draw:name="Text Box 2" draw:style-name="gr939"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3" draw:style-name="gr940" draw:text-style-name="P37" draw:layer="layout" svg:width="24.765cm" svg:height="2.433cm" svg:x="0.423cm" svg:y="3.598cm">
          <text:list text:style-name="L5">
            <text:list-header>
              <text:p text:style-name="P24"><text:span text:style-name="T141">Non-preemptive schedulin</text:span><text:span text:style-name="T195">g</text:span></text:p>
              <text:p text:style-name="P24"><text:span text:style-name="T11">In the case the weights are introduced even <text:s/></text:span><text:span text:style-name="T75">P</text:span><text:span text:style-name="T76">2||</text:span><text:span text:style-name="T74"></text:span><text:span text:style-name="T75">w</text:span><text:span text:style-name="T78">j</text:span><text:span text:style-name="T75">C</text:span><text:span text:style-name="T78">j</text:span><text:span text:style-name="T11"> is NP–hard</text:span><text:span text:style-name="T16">.</text:span></text:p>
            </text:list-header>
          </text:list>
          <draw:enhanced-geometry svg:viewBox="0 0 21600 21600" draw:type="mso-spt202" draw:enhanced-path="M 0 0 L 21600 0 21600 21600 0 21600 0 0 Z N"/>
        </draw:custom-shape>
        <draw:custom-shape draw:name="Text Box 4" draw:style-name="gr941" draw:text-style-name="P37" draw:layer="layout" svg:width="23.918cm" svg:height="3.438cm" svg:x="0.635cm" svg:y="5.715cm">
          <text:list text:style-name="L5">
            <text:list-header>
              <text:p text:style-name="P24"><text:span text:style-name="T33">Proof (sketch) </text:span><text:span text:style-name="T16">Similar to </text:span><text:span text:style-name="T28">P</text:span><text:span text:style-name="T33">2||</text:span><text:span text:style-name="T28">C</text:span><text:span text:style-name="T151">max</text:span><text:span text:style-name="T16">. </text:span><text:span text:style-name="T18">PP </text:span><text:span text:style-name="T150"></text:span><text:span text:style-name="T16"> </text:span><text:span text:style-name="T28">P</text:span><text:span text:style-name="T33">2||</text:span><text:span text:style-name="T196"></text:span><text:span text:style-name="T28">w</text:span><text:span text:style-name="T153">i</text:span><text:span text:style-name="T28">C</text:span><text:span text:style-name="T153">i</text:span><text:span text:style-name="T16"> reduction: take </text:span><text:span text:style-name="T18">n</text:span><text:span text:style-name="T16"> tasks with <text:s/></text:span><text:span text:style-name="T18">p</text:span><text:span text:style-name="T26">j</text:span><text:span text:style-name="T16">= </text:span><text:span text:style-name="T18">w</text:span><text:span text:style-name="T26">j</text:span><text:span text:style-name="T16">=</text:span><text:span text:style-name="T18">a</text:span><text:span text:style-name="T26">j </text:span><text:span text:style-name="T16">(</text:span><text:span text:style-name="T18">j</text:span><text:span text:style-name="T16">=1,...,</text:span><text:span text:style-name="T18">n</text:span><text:span text:style-name="T16">), two processors. There exists a number </text:span><text:span text:style-name="T18">C</text:span><text:span text:style-name="T16">(</text:span><text:span text:style-name="T18">a</text:span><text:span text:style-name="T19">1</text:span><text:span text:style-name="T16">,...,</text:span><text:span text:style-name="T18">a</text:span><text:span text:style-name="T26">n</text:span><text:span text:style-name="T16">), such that </text:span><text:span text:style-name="T66"></text:span><text:span text:style-name="T18">w</text:span><text:span text:style-name="T26">j</text:span><text:span text:style-name="T18">C</text:span><text:span text:style-name="T26">j</text:span><text:span text:style-name="T66"></text:span><text:span text:style-name="T18">C</text:span><text:span text:style-name="T16">(</text:span><text:span text:style-name="T18">a</text:span><text:span text:style-name="T19">1</text:span><text:span text:style-name="T16">,...,</text:span><text:span text:style-name="T18">a</text:span><text:span text:style-name="T26">n</text:span><text:span text:style-name="T16">) </text:span><text:span text:style-name="T66"></text:span><text:span text:style-name="T16"> </text:span><text:span text:style-name="T18">C</text:span><text:span text:style-name="T19">max</text:span><text:span text:style-name="T160">*</text:span><text:span text:style-name="T16">= </text:span><text:span text:style-name="T66"></text:span><text:span text:style-name="T26">i</text:span><text:span text:style-name="T19">=1,...,</text:span><text:span text:style-name="T26">n</text:span><text:span text:style-name="T16"> </text:span><text:span text:style-name="T18">a</text:span><text:span text:style-name="T26">i</text:span><text:span text:style-name="T16">/2 (exercise).</text:span></text:p>
            </text:list-header>
          </text:list>
          <draw:enhanced-geometry svg:viewBox="0 0 21600 21600" draw:type="mso-spt202" draw:enhanced-path="M 0 0 L 21600 0 21600 21600 0 21600 0 0 Z N"/>
        </draw:custom-shape>
        <draw:custom-shape draw:name="Text Box 5" draw:style-name="gr942" draw:text-style-name="P26" draw:layer="layout" svg:width="24.765cm" svg:height="3.589cm" svg:x="0.635cm" svg:y="9.657cm">
          <text:list text:style-name="L5">
            <text:list-header>
              <text:p text:style-name="P25"><text:span text:style-name="T11">Following </text:span><text:span text:style-name="T12">Smith rule </text:span><text:span text:style-name="T11">in the case of single processor scheduling (</text:span><text:span text:style-name="T76">1||</text:span><text:span text:style-name="T74"></text:span><text:span text:style-name="T75">w</text:span><text:span text:style-name="T78">j</text:span><text:span text:style-name="T75">C</text:span><text:span text:style-name="T78">j</text:span><text:span text:style-name="T11">) leads to </text:span><text:span text:style-name="T2">an </text:span><text:span text:style-name="T11">optimal solution in </text:span><text:span text:style-name="T28">O</text:span><text:span text:style-name="T33">(</text:span><text:span text:style-name="T28">n</text:span><text:span text:style-name="T33">log </text:span><text:span text:style-name="T28">n</text:span><text:span text:style-name="T33">)</text:span><text:span text:style-name="T11"> time:</text:span></text:p>
            </text:list-header>
          </text:list>
          <text:list text:style-name="L7">
            <text:list-item>
              <text:p text:style-name="P25"><text:span text:style-name="T11"><text:s/></text:span><text:span text:style-name="T11">sort the tasks in ascending </text:span><text:span text:style-name="T30">p</text:span><text:span text:style-name="T35">j</text:span><text:span text:style-name="T30">/w</text:span><text:span text:style-name="T35">j</text:span><text:span text:style-name="T11"> order.</text:span></text:p>
            </text:list-item>
          </text:list>
          <draw:enhanced-geometry svg:viewBox="0 0 21600 21600" draw:type="mso-spt202" draw:enhanced-path="M 0 0 L 21600 0 21600 21600 0 21600 0 0 Z N"/>
        </draw:custom-shape>
        <draw:g draw:name="Group 6" xml:id="id189" draw:id="id189">
          <draw:custom-shape draw:name="Text Box 7" draw:style-name="gr943" draw:text-style-name="P43" draw:layer="layout" svg:width="24.553cm" svg:height="2.123cm" svg:x="0.847cm" svg:y="12.912cm">
            <text:list text:style-name="L5">
              <text:list-header>
                <text:p text:style-name="P42"><text:span text:style-name="T33">Proof.</text:span><text:span text:style-name="T16"> Consider the improvement of the criterion caused by changing two consecutive tasks. </text:span></text:p>
              </text:list-header>
            </text:list>
            <draw:enhanced-geometry svg:viewBox="0 0 21600 21600" draw:type="mso-spt202" draw:enhanced-path="M 0 0 L 21600 0 21600 21600 0 21600 0 0 Z N"/>
          </draw:custom-shape>
          <draw:custom-shape draw:name="Text Box 8" draw:style-name="gr944" draw:text-style-name="P37" draw:layer="layout" svg:width="12.7cm" svg:height="3.632cm" svg:x="0.847cm" svg:y="14.817cm">
            <text:list text:style-name="L5">
              <text:list-header>
                <text:p text:style-name="P24"><text:span text:style-name="T18">w</text:span><text:span text:style-name="T26">j</text:span><text:span text:style-name="T18">p</text:span><text:span text:style-name="T26">j</text:span><text:span text:style-name="T16">+</text:span><text:span text:style-name="T18">w</text:span><text:span text:style-name="T26">i</text:span><text:span text:style-name="T16">(</text:span><text:span text:style-name="T18">p</text:span><text:span text:style-name="T26">i</text:span><text:span text:style-name="T18">+p</text:span><text:span text:style-name="T26">j</text:span><text:span text:style-name="T16">) – </text:span><text:span text:style-name="T18">w</text:span><text:span text:style-name="T26">i</text:span><text:span text:style-name="T18">p</text:span><text:span text:style-name="T26">i </text:span><text:span text:style-name="T16">–</text:span><text:span text:style-name="T18"> w</text:span><text:span text:style-name="T26">j</text:span><text:span text:style-name="T16">(</text:span><text:span text:style-name="T18">p</text:span><text:span text:style-name="T26">i</text:span><text:span text:style-name="T18">+p</text:span><text:span text:style-name="T26">j</text:span><text:span text:style-name="T16">) </text:span><text:span text:style-name="T26"><text:s/></text:span><text:span text:style-name="T16">= </text:span></text:p>
                <text:p text:style-name="P24"><text:span text:style-name="T16"><text:s/></text:span><text:span text:style-name="T16">= </text:span><text:span text:style-name="T18">w</text:span><text:span text:style-name="T26">i</text:span><text:span text:style-name="T18">p</text:span><text:span text:style-name="T26">j</text:span><text:span text:style-name="T16"> – </text:span><text:span text:style-name="T18">w</text:span><text:span text:style-name="T26">j</text:span><text:span text:style-name="T18">p</text:span><text:span text:style-name="T26">i </text:span><text:span text:style-name="T197"></text:span><text:span text:style-name="T18"> </text:span><text:span text:style-name="T16">0 </text:span><text:span text:style-name="T66"></text:span><text:span text:style-name="T16"> </text:span><text:span text:style-name="T30">p</text:span><text:span text:style-name="T35">j</text:span><text:span text:style-name="T30">/w</text:span><text:span text:style-name="T35">j </text:span><text:span text:style-name="T197"></text:span><text:span text:style-name="T35"> </text:span><text:span text:style-name="T30">p</text:span><text:span text:style-name="T35">i</text:span><text:span text:style-name="T30">/w</text:span><text:span text:style-name="T35">i</text:span></text:p>
                <text:p text:style-name="P24"><text:span text:style-name="T16">violating Smith rule increases </text:span><text:span text:style-name="T58"></text:span><text:span text:style-name="T30">w</text:span><text:span text:style-name="T35">i</text:span><text:span text:style-name="T30">C</text:span><text:span text:style-name="T35">i </text:span><text:span text:style-name="T16">.</text:span></text:p>
              </text:list-header>
            </text:list>
            <draw:enhanced-geometry svg:viewBox="0 0 21600 21600" draw:type="mso-spt202" draw:enhanced-path="M 0 0 L 21600 0 21600 21600 0 21600 0 0 Z N"/>
          </draw:custom-shape>
          <draw:frame draw:name="Object 9" draw:style-name="gr945" draw:layer="layout" svg:width="11.836cm" svg:height="2.989cm" svg:x="13.141cm" svg:y="14.182cm">
            <draw:object-ole draw:class-id="00020907-0000-0000-c000-000000000046" xlink:href="./Object 46" xlink:type="simple" xlink:show="embed" xlink:actuate="onLoad">
              <text:p/>
            </draw:object-ole>
            <draw:image xlink:href="./ObjectReplacements/Object 46" xlink:type="simple" xlink:show="embed" xlink:actuate="onLoad"/>
          </draw:frame>
        </draw:g>
        <draw:frame presentation:style-name="pr11" draw:text-style-name="P2" draw:layer="layout" svg:width="25.4cm" svg:height="1.901cm" svg:x="0cm" svg:y="0.422cm" presentation:class="title" presentation:user-transformed="true">
          <draw:text-box>
            <text:list text:style-name="L1">
              <text:list-header>
                <text:p text:style-name="P1"><text:span text:style-name="T191">Scheduling on Parallel Processors </text:span><text:span text:style-name="T191"><text:line-break/></text:span><text:span text:style-name="T191">to Minimize the Mean Flow Time</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89" smil:attributeName="visibility" smil:to="visible"/>
                  <anim:transitionFilter smil:dur="0.5s" smil:targetElement="id189" smil:type="dissolve"/>
                </anim:par>
              </anim:par>
            </anim:par>
          </anim:seq>
        </anim:par>
        <presentation:notes draw:style-name="dp2" presentation:use-date-time-name="dtd1">
          <draw:custom-shape draw:name="Rectangle 7" draw:style-name="gr94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5" draw:style-name="dp3" draw:master-page-name="Default" presentation:use-date-time-name="dtd1">
        <office:forms form:automatic-focus="false" form:apply-design-mode="false"/>
        <draw:custom-shape draw:name="Text Box 2" draw:style-name="gr947" draw:text-style-name="P60" draw:layer="layout" svg:width="24.765cm" svg:height="1.277cm" svg:x="0.635cm" svg:y="2.54cm">
          <text:list text:style-name="L1">
            <text:list-header>
              <text:p text:style-name="P59"><text:span text:style-name="T140">Identical processors, independent tasks</text:span></text:p>
            </text:list-header>
          </text:list>
          <draw:enhanced-geometry svg:viewBox="0 0 21600 21600" draw:type="mso-spt202" draw:enhanced-path="M 0 0 L 21600 0 21600 21600 0 21600 0 0 Z N"/>
        </draw:custom-shape>
        <draw:custom-shape draw:name="Text Box 3" draw:style-name="gr948" draw:text-style-name="P37" draw:layer="layout" svg:width="24.765cm" svg:height="1.277cm" svg:x="0.423cm" svg:y="3.598cm">
          <text:list text:style-name="L5">
            <text:list-header>
              <text:p text:style-name="P24"><text:span text:style-name="T141">Non-preemptive tasks</text:span></text:p>
            </text:list-header>
          </text:list>
          <draw:enhanced-geometry svg:viewBox="0 0 21600 21600" draw:type="mso-spt202" draw:enhanced-path="M 0 0 L 21600 0 21600 21600 0 21600 0 0 Z N"/>
        </draw:custom-shape>
        <draw:custom-shape draw:name="Text Box 4" draw:style-name="gr949" draw:text-style-name="P26" draw:layer="layout" svg:width="24.765cm" svg:height="4.605cm" svg:x="0.423cm" svg:y="5.001cm">
          <text:list text:style-name="L6">
            <text:list-header>
              <text:p text:style-name="P25"><text:span text:style-name="T12">RPT algorithm</text:span><text:span text:style-name="T11"> can be used</text:span><text:span text:style-name="T93"> </text:span><text:span text:style-name="T2">i</text:span><text:span text:style-name="T11">n order to minimize both </text:span><text:span text:style-name="T75">C</text:span><text:span text:style-name="T77">max</text:span><text:span text:style-name="T11"> and </text:span><text:span text:style-name="T74"></text:span><text:span text:style-name="T75">C</text:span><text:span text:style-name="T78">i</text:span><text:span text:style-name="T30"> </text:span><text:span text:style-name="T11">:</text:span></text:p>
            </text:list-header>
          </text:list>
          <text:list text:style-name="L5">
            <text:list-header>
              <text:p text:style-name="P25"><text:span text:style-name="T11">1. Use the LPT algorithm.</text:span></text:p>
              <text:p text:style-name="P25"><text:span text:style-name="T11">2. Reorder the tasks within each processor due to the SPT rule.</text:span></text:p>
              <text:p text:style-name="P25"><text:span text:style-name="T11"><text:s/></text:span><text:span text:style-name="T11">Approximation ratio:</text:span><text:span text:style-name="T143"> <text:s/>1</text:span><text:span text:style-name="T144"></text:span><text:span text:style-name="T88">C</text:span><text:span text:style-name="T145">i</text:span><text:span text:style-name="T143"> </text:span><text:span text:style-name="T157">(RPT)</text:span><text:span text:style-name="T143">/</text:span><text:span text:style-name="T144"></text:span><text:span text:style-name="T88">C</text:span><text:span text:style-name="T145">i</text:span><text:span text:style-name="T143">*</text:span><text:span text:style-name="T144"></text:span><text:span text:style-name="T88">m <text:s text:c="2"/></text:span><text:span text:style-name="T11">(commonly better)</text:span></text:p>
            </text:list-header>
          </text:list>
          <draw:enhanced-geometry svg:viewBox="0 0 21600 21600" draw:type="mso-spt202" draw:enhanced-path="M 0 0 L 21600 0 21600 21600 0 21600 0 0 Z N"/>
        </draw:custom-shape>
        <draw:custom-shape draw:name="Text Box 5" draw:style-name="gr950" draw:text-style-name="P60" xml:id="id190" draw:id="id190" draw:layer="layout" svg:width="24.765cm" svg:height="7.645cm" svg:x="0.635cm" svg:y="9.997cm">
          <text:list text:style-name="L1">
            <text:list-header>
              <text:p text:style-name="P59"><text:span text:style-name="T140">Identical processors, dependent tasks</text:span></text:p>
            </text:list-header>
          </text:list>
          <text:list text:style-name="L7">
            <text:list-item>
              <text:p text:style-name="P24"><text:span text:style-name="T11"><text:s/></text:span><text:span text:style-name="T16">Even </text:span><text:span text:style-name="T38">1|</text:span><text:span text:style-name="T47">prec</text:span><text:span text:style-name="T38">|</text:span><text:span text:style-name="T174"></text:span><text:span text:style-name="T47">C</text:span><text:span text:style-name="T49">i</text:span><text:span text:style-name="T16">, </text:span><text:span text:style-name="T47">P</text:span><text:span text:style-name="T38">|</text:span><text:span text:style-name="T47">prec</text:span><text:span text:style-name="T38">,</text:span><text:span text:style-name="T47">p</text:span><text:span text:style-name="T49">j</text:span><text:span text:style-name="T38">=1|</text:span><text:span text:style-name="T174"></text:span><text:span text:style-name="T47">C</text:span><text:span text:style-name="T49">i</text:span><text:span text:style-name="T16">, </text:span><text:span text:style-name="T47">P</text:span><text:span text:style-name="T38">2|</text:span><text:span text:style-name="T47">prec</text:span><text:span text:style-name="T38">, </text:span><text:span text:style-name="T198">p</text:span><text:span text:style-name="T199">i</text:span><text:span text:style-name="T200"></text:span><text:span text:style-name="T201">{1,2}</text:span><text:span text:style-name="T198">,</text:span><text:span text:style-name="T38">|</text:span><text:span text:style-name="T174"></text:span><text:span text:style-name="T47">C</text:span><text:span text:style-name="T49">i</text:span><text:span text:style-name="T16">, </text:span></text:p>
              <text:p text:style-name="P24"><text:span text:style-name="T47">P</text:span><text:span text:style-name="T38">2|</text:span><text:span text:style-name="T47">chains</text:span><text:span text:style-name="T38">|</text:span><text:span text:style-name="T174"></text:span><text:span text:style-name="T47">C</text:span><text:span text:style-name="T49">i</text:span><text:span text:style-name="T16"> </text:span><text:span text:style-name="T27">and </text:span><text:span text:style-name="T47">P</text:span><text:span text:style-name="T38">2|</text:span><text:span text:style-name="T47">chains,pmtn</text:span><text:span text:style-name="T38">|</text:span><text:span text:style-name="T174"></text:span><text:span text:style-name="T47">C</text:span><text:span text:style-name="T49">i</text:span><text:span text:style-name="T16"> are NP–hard.</text:span></text:p>
            </text:list-item>
            <text:list-item>
              <text:p text:style-name="P24"><text:span text:style-name="T16"><text:s/></text:span><text:span text:style-name="T16">Polynomial-time algorithm</text:span><text:span text:style-name="T27">s</text:span><text:span text:style-name="T16"> solving </text:span><text:span text:style-name="T47">P</text:span><text:span text:style-name="T38">|</text:span><text:span text:style-name="T47">out–tree</text:span><text:span text:style-name="T38">,</text:span><text:span text:style-name="T47">p</text:span><text:span text:style-name="T49">j</text:span><text:span text:style-name="T38">=1|</text:span><text:span text:style-name="T174"></text:span><text:span text:style-name="T47">C</text:span><text:span text:style-name="T49">i</text:span><text:span text:style-name="T16"> (adaptation of Hu algorithm)</text:span><text:span text:style-name="T27"> and</text:span><text:span text:style-name="T16"> </text:span><text:span text:style-name="T47">P</text:span><text:span text:style-name="T38">2|</text:span><text:span text:style-name="T47">prec</text:span><text:span text:style-name="T38">,</text:span><text:span text:style-name="T47">p</text:span><text:span text:style-name="T49">j</text:span><text:span text:style-name="T38">=1|</text:span><text:span text:style-name="T174"></text:span><text:span text:style-name="T47">C</text:span><text:span text:style-name="T49">i</text:span><text:span text:style-name="T16"> </text:span><text:span text:style-name="T2">(Coffman–Graham)</text:span><text:span text:style-name="T27"> are</text:span><text:span text:style-name="T16"> known.</text:span></text:p>
            </text:list-item>
            <text:list-item>
              <text:p text:style-name="P24"><text:span text:style-name="T16"><text:s/></text:span><text:span text:style-name="T16">In the case of weighted tasks even single machine scheduling of unit time tasks </text:span><text:span text:style-name="T38">1|</text:span><text:span text:style-name="T47">prec</text:span><text:span text:style-name="T38">,</text:span><text:span text:style-name="T47">p</text:span><text:span text:style-name="T49">j</text:span><text:span text:style-name="T38">=1|</text:span><text:span text:style-name="T174"></text:span><text:span text:style-name="T47">w</text:span><text:span text:style-name="T49">i</text:span><text:span text:style-name="T47">C</text:span><text:span text:style-name="T49">i</text:span><text:span text:style-name="T16"> is NP–hard.</text:span></text:p>
            </text:list-item>
          </text:list>
          <draw:enhanced-geometry svg:viewBox="0 0 21600 21600" draw:type="mso-spt202" draw:enhanced-path="M 0 0 L 21600 0 21600 21600 0 21600 0 0 Z N"/>
        </draw:custom-shape>
        <draw:frame presentation:style-name="pr12" draw:text-style-name="P2" draw:layer="layout" svg:width="25.4cm" svg:height="2.302cm" svg:x="0cm" svg:y="0.423cm" presentation:class="title" presentation:user-transformed="true">
          <draw:text-box>
            <text:list text:style-name="L1">
              <text:list-header>
                <text:p text:style-name="P1"><text:span text:style-name="T191">Scheduling on Parallel Processors </text:span><text:span text:style-name="T191"><text:line-break/></text:span><text:span text:style-name="T191">to Minimize the Mean Flow Time</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0" smil:attributeName="visibility" smil:to="visible"/>
                  <anim:transitionFilter smil:dur="0.5s" smil:targetElement="id190" smil:type="dissolve"/>
                </anim:par>
              </anim:par>
            </anim:par>
          </anim:seq>
        </anim:par>
        <presentation:notes draw:style-name="dp2" presentation:use-date-time-name="dtd1">
          <draw:custom-shape draw:name="Rectangle 7" draw:style-name="gr951"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6" draw:style-name="dp3" draw:master-page-name="Default" presentation:use-date-time-name="dtd1">
        <office:forms form:automatic-focus="false" form:apply-design-mode="false"/>
        <draw:custom-shape draw:name="Text Box 2" draw:style-name="gr952" draw:text-style-name="P60" draw:layer="layout" svg:width="24.765cm" svg:height="1.277cm" svg:x="0.635cm" svg:y="2.54cm">
          <text:list text:style-name="L1">
            <text:list-header>
              <text:p text:style-name="P59"><text:span text:style-name="T140">Unrelated processors, independent tasks</text:span></text:p>
            </text:list-header>
          </text:list>
          <draw:enhanced-geometry svg:viewBox="0 0 21600 21600" draw:type="mso-spt202" draw:enhanced-path="M 0 0 L 21600 0 21600 21600 0 21600 0 0 Z N"/>
        </draw:custom-shape>
        <draw:custom-shape draw:name="Text Box 3" draw:style-name="gr953" draw:text-style-name="P37" draw:layer="layout" svg:width="12.079cm" svg:height="12.724cm" svg:x="0.423cm" svg:y="3.598cm">
          <text:list text:style-name="L5">
            <text:list-header>
              <text:p text:style-name="P24"><text:span text:style-name="T141">O</text:span><text:span text:style-name="T202">(</text:span><text:span text:style-name="T141">n</text:span><text:span text:style-name="T135">3</text:span><text:span text:style-name="T202">) algorithm</text:span><text:span text:style-name="T11"> solving </text:span><text:span text:style-name="T75">R</text:span><text:span text:style-name="T76">||</text:span><text:span text:style-name="T74"></text:span><text:span text:style-name="T75">C</text:span><text:span text:style-name="T78">i </text:span><text:span text:style-name="T11">is based on the problem of graph matching.</text:span></text:p>
              <text:p text:style-name="P24"><text:span text:style-name="T16">Bipartite weighted graph:</text:span></text:p>
            </text:list-header>
          </text:list>
          <text:list text:style-name="L10">
            <text:list-item>
              <text:p text:style-name="P24"><text:span text:style-name="T16"><text:s/></text:span><text:span text:style-name="T16">Partition </text:span><text:span text:style-name="T18">V</text:span><text:span text:style-name="T19">1</text:span><text:span text:style-name="T16"> corresponding to the tasks </text:span><text:span text:style-name="T54">T</text:span><text:span text:style-name="T19">1</text:span><text:span text:style-name="T16">,...,</text:span><text:span text:style-name="T54">T</text:span><text:span text:style-name="T26">n</text:span><text:span text:style-name="T16">.</text:span></text:p>
            </text:list-item>
            <text:list-item>
              <text:p text:style-name="P24"><text:span text:style-name="T16"><text:s/></text:span><text:span text:style-name="T16">Partition </text:span><text:span text:style-name="T18">V</text:span><text:span text:style-name="T19">2</text:span><text:span text:style-name="T16"> – each processor </text:span><text:span text:style-name="T18">n</text:span><text:span text:style-name="T16"> times: </text:span><text:span text:style-name="T26">k</text:span><text:span text:style-name="T18">M</text:span><text:span text:style-name="T26">i</text:span><text:span text:style-name="T16">, </text:span><text:span text:style-name="T18">i</text:span><text:span text:style-name="T16">=1...</text:span><text:span text:style-name="T18">m</text:span><text:span text:style-name="T16">, </text:span><text:span text:style-name="T18">k</text:span><text:span text:style-name="T16">=1...</text:span><text:span text:style-name="T18">n</text:span><text:span text:style-name="T16">.</text:span></text:p>
            </text:list-item>
            <text:list-item>
              <text:p text:style-name="P24"><text:span text:style-name="T16"><text:s/></text:span><text:span text:style-name="T16">The edge connecting </text:span><text:span text:style-name="T54">T</text:span><text:span text:style-name="T26">j</text:span><text:span text:style-name="T16"> and </text:span><text:span text:style-name="T26">k</text:span><text:span text:style-name="T18">M</text:span><text:span text:style-name="T26">i</text:span><text:span text:style-name="T16"> is weighted with </text:span><text:span text:style-name="T18">kp</text:span><text:span text:style-name="T26">ij</text:span><text:span text:style-name="T16"> (it corresponds to scheduling </text:span><text:span text:style-name="T54">T</text:span><text:span text:style-name="T26">j</text:span><text:span text:style-name="T16"> on </text:span><text:span text:style-name="T18">M</text:span><text:span text:style-name="T26">i</text:span><text:span text:style-name="T16"> in the </text:span><text:span text:style-name="T18">k</text:span><text:span text:style-name="T16">–th position from the end.</text:span></text:p>
            </text:list-item>
          </text:list>
          <draw:enhanced-geometry svg:viewBox="0 0 21600 21600" draw:type="mso-spt202" draw:enhanced-path="M 0 0 L 21600 0 21600 21600 0 21600 0 0 Z N"/>
        </draw:custom-shape>
        <draw:g draw:name="Group 4" xml:id="id191" draw:id="id191">
          <draw:custom-shape draw:name="Oval 5" draw:style-name="gr954" draw:text-style-name="P33" draw:layer="layout" svg:width="1.137cm" svg:height="1.052cm" svg:x="21.077cm" svg:y="12.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955" draw:text-style-name="P33" draw:layer="layout" svg:width="1.172cm" svg:height="1.084cm" svg:x="13.018cm" svg:y="13.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956" draw:text-style-name="P33" draw:layer="layout" svg:width="1.144cm" svg:height="1.057cm" svg:x="21.077cm" svg:y="17.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438" draw:text-style-name="P38" draw:layer="layout" svg:x1="21.187cm" svg:y1="13.856cm" svg:x2="20.9cm" svg:y2="14.12cm">
            <text:p/>
          </draw:line>
          <draw:custom-shape draw:name="Oval 9" draw:style-name="gr957" draw:text-style-name="P33" draw:layer="layout" svg:width="1.114cm" svg:height="1.031cm" svg:x="20.998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958" draw:text-style-name="P33" draw:layer="layout" svg:width="1.114cm" svg:height="1.03cm" svg:x="12.95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438" draw:text-style-name="P38" draw:layer="layout" svg:x1="20.724cm" svg:y1="8.987cm" svg:x2="21.108cm" svg:y2="9.265cm">
            <text:p/>
          </draw:line>
          <draw:line draw:name="Line 12" draw:style-name="gr438" draw:text-style-name="P38" draw:layer="layout" svg:x1="21.112cm" svg:y1="10.09cm" svg:x2="20.786cm" svg:y2="10.354cm">
            <text:p/>
          </draw:line>
          <draw:line draw:name="Line 13" draw:style-name="gr438" draw:text-style-name="P38" draw:layer="layout" svg:x1="14.002cm" svg:y1="10.314cm" svg:x2="14.398cm" svg:y2="10.182cm">
            <text:p/>
          </draw:line>
          <draw:line draw:name="Line 14" draw:style-name="gr438" draw:text-style-name="P38" draw:layer="layout" svg:x1="14.076cm" svg:y1="10.914cm" svg:x2="14.508cm" svg:y2="11.113cm">
            <text:p/>
          </draw:line>
          <draw:custom-shape draw:name="Oval 15" draw:style-name="gr959" draw:text-style-name="P33" draw:layer="layout" svg:width="1.164cm" svg:height="1.073cm" svg:x="21.024cm" svg:y="6.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960" draw:text-style-name="P38" draw:layer="layout" svg:x1="21.492cm" svg:y1="3.301cm" svg:x2="21.525cm" svg:y2="4.032cm">
            <text:p/>
          </draw:line>
          <draw:line draw:name="Line 17" draw:style-name="gr438" draw:text-style-name="P38" draw:layer="layout" svg:x1="20.613cm" svg:y1="6.854cm" svg:x2="21.08cm" svg:y2="7.053cm">
            <text:p/>
          </draw:line>
          <draw:line draw:name="Line 18" draw:style-name="gr438" draw:text-style-name="P38" draw:layer="layout" svg:x1="21.078cm" svg:y1="7.383cm" svg:x2="20.648cm" svg:y2="7.516cm">
            <text:p/>
          </draw:line>
          <draw:custom-shape draw:name="AutoShape 19" draw:style-name="gr961" draw:text-style-name="P33" draw:layer="layout" svg:width="0.284cm" svg:height="3.929cm" svg:x="22.276cm" svg:y="1.85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20" draw:style-name="gr962" draw:text-style-name="P33" draw:layer="layout" svg:width="0.248cm" svg:height="2.017cm" svg:x="22.303cm" svg:y="6.317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line draw:name="Line 21" draw:style-name="gr438" draw:text-style-name="P38" draw:layer="layout" svg:x1="21.272cm" svg:y1="7.571cm" svg:x2="21.008cm" svg:y2="7.835cm">
            <text:p/>
          </draw:line>
          <draw:custom-shape draw:name="Oval 22" draw:style-name="gr963" draw:text-style-name="P33" draw:layer="layout" svg:width="1.144cm" svg:height="1.058cm" svg:x="21.051cm" svg:y="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 draw:style-name="gr438" draw:text-style-name="P38" draw:layer="layout" svg:x1="20.666cm" svg:y1="4.398cm" svg:x2="21.135cm" svg:y2="4.597cm">
            <text:p/>
          </draw:line>
          <draw:line draw:name="Line 24" draw:style-name="gr438" draw:text-style-name="P38" draw:layer="layout" svg:x1="21.001cm" svg:y1="4.982cm" svg:x2="20.569cm" svg:y2="5.114cm">
            <text:p/>
          </draw:line>
          <draw:line draw:name="Line 25" draw:style-name="gr438" draw:text-style-name="P38" draw:layer="layout" svg:x1="21.164cm" svg:y1="5.315cm" svg:x2="20.875cm" svg:y2="5.579cm">
            <text:p/>
          </draw:line>
          <draw:custom-shape draw:name="Oval 26" draw:style-name="gr964" draw:text-style-name="P33" draw:layer="layout" svg:width="1.111cm" svg:height="1.028cm" svg:x="21.047cm" svg:y="2.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438" draw:text-style-name="P38" draw:layer="layout" svg:x1="21.057cm" svg:y1="2.795cm" svg:x2="20.735cm" svg:y2="3.027cm">
            <text:p/>
          </draw:line>
          <draw:line draw:name="Line 28" draw:style-name="gr438" draw:text-style-name="P38" draw:layer="layout" svg:x1="21.25cm" svg:y1="2.97cm" svg:x2="20.998cm" svg:y2="3.303cm">
            <text:p/>
          </draw:line>
          <draw:custom-shape draw:name="Oval 29" draw:style-name="gr965" draw:text-style-name="P33" draw:layer="layout" svg:width="1.114cm" svg:height="1.03cm" svg:x="12.92cm" svg:y="5.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 draw:style-name="gr438" draw:text-style-name="P38" draw:layer="layout" svg:x1="13.961cm" svg:y1="6.536cm" svg:x2="14.43cm" svg:y2="6.569cm">
            <text:p/>
          </draw:line>
          <draw:line draw:name="Line 31" draw:style-name="gr438" draw:text-style-name="P38" draw:layer="layout" svg:x1="13.802cm" svg:y1="6.728cm" svg:x2="14.234cm" svg:y2="6.958cm">
            <text:p/>
          </draw:line>
          <draw:custom-shape draw:name="Text Box 32" draw:style-name="gr966" draw:text-style-name="P37" draw:layer="layout" svg:width="1.534cm" svg:height="1.084cm" svg:x="17.025cm" svg:y="9.259cm">
            <text:list text:style-name="L5">
              <text:list-header>
                <text:p text:style-name="P24"><text:span text:style-name="T90">kp</text:span><text:span text:style-name="T91">ij</text:span></text:p>
              </text:list-header>
            </text:list>
            <draw:enhanced-geometry svg:viewBox="0 0 21600 21600" draw:type="mso-spt202" draw:enhanced-path="M 0 0 L 21600 0 21600 21600 0 21600 0 0 Z N"/>
          </draw:custom-shape>
          <draw:line draw:name="Line 33" draw:style-name="gr960" draw:text-style-name="P38" draw:layer="layout" svg:x1="13.651cm" svg:y1="7.716cm" svg:x2="13.649cm" svg:y2="9.079cm">
            <text:p/>
          </draw:line>
          <draw:line draw:name="Line 34" draw:style-name="gr960" draw:text-style-name="P38" draw:layer="layout" svg:x1="13.677cm" svg:y1="11.759cm" svg:x2="13.676cm" svg:y2="13.122cm">
            <text:p/>
          </draw:line>
          <draw:line draw:name="Line 35" draw:style-name="gr960" draw:text-style-name="P38" draw:layer="layout" svg:x1="21.684cm" svg:y1="14.937cm" svg:x2="21.683cm" svg:y2="16.3cm">
            <text:p/>
          </draw:line>
          <draw:line draw:name="Line 36" draw:style-name="gr960" draw:text-style-name="P38" draw:layer="layout" svg:x1="21.578cm" svg:y1="10.942cm" svg:x2="21.577cm" svg:y2="12.305cm">
            <text:p/>
          </draw:line>
          <draw:line draw:name="Line 37" draw:style-name="gr960" draw:text-style-name="P38" draw:layer="layout" svg:x1="21.463cm" svg:y1="8.097cm" svg:x2="21.5cm" svg:y2="8.855cm">
            <text:p/>
          </draw:line>
          <draw:line draw:name="Line 38" draw:style-name="gr438" draw:text-style-name="P38" draw:layer="layout" svg:x1="20.664cm" svg:y1="13.044cm" svg:x2="21.131cm" svg:y2="13.243cm">
            <text:p/>
          </draw:line>
          <draw:line draw:name="Line 39" draw:style-name="gr438" draw:text-style-name="P38" draw:layer="layout" svg:x1="20.973cm" svg:y1="13.628cm" svg:x2="20.541cm" svg:y2="13.76cm">
            <text:p/>
          </draw:line>
          <draw:line draw:name="Line 40" draw:style-name="gr438" draw:text-style-name="P38" draw:layer="layout" svg:x1="14.176cm" svg:y1="10.591cm" svg:x2="20.947cm" svg:y2="9.724cm">
            <text:p/>
          </draw:line>
          <draw:line draw:name="Line 41" draw:style-name="gr438" draw:text-style-name="P38" draw:layer="layout" svg:x1="14.044cm" svg:y1="14.831cm" svg:x2="21.053cm" svg:y2="17.864cm">
            <text:p/>
          </draw:line>
          <draw:line draw:name="Line 42" draw:style-name="gr438" draw:text-style-name="P38" draw:layer="layout" svg:x1="14.088cm" svg:y1="14.187cm" svg:x2="14.59cm" svg:y2="14.022cm">
            <text:p/>
          </draw:line>
          <draw:line draw:name="Line 43" draw:style-name="gr438" draw:text-style-name="P38" draw:layer="layout" svg:x1="14.136cm" svg:y1="14.516cm" svg:x2="14.676cm" svg:y2="14.485cm">
            <text:p/>
          </draw:line>
          <draw:line draw:name="Line 44" draw:style-name="gr438" draw:text-style-name="P38" draw:layer="layout" svg:x1="21.033cm" svg:y1="16.964cm" svg:x2="21.359cm" svg:y2="17.397cm">
            <text:p/>
          </draw:line>
          <draw:line draw:name="Line 45" draw:style-name="gr438" draw:text-style-name="P38" draw:layer="layout" svg:x1="20.643cm" svg:y1="17.283cm" svg:x2="21.112cm" svg:y2="17.616cm">
            <text:p/>
          </draw:line>
          <draw:line draw:name="Line 46" draw:style-name="gr960" draw:text-style-name="P38" draw:layer="layout" svg:x1="17.807cm" svg:y1="6.406cm" svg:x2="17.806cm" svg:y2="7.769cm">
            <text:p/>
          </draw:line>
          <draw:line draw:name="Line 47" draw:style-name="gr960" draw:text-style-name="P38" draw:layer="layout" svg:x1="17.835cm" svg:y1="12.177cm" svg:x2="17.834cm" svg:y2="13.54cm">
            <text:p/>
          </draw:line>
          <draw:custom-shape draw:name="AutoShape 48" draw:style-name="gr967" draw:text-style-name="P33" draw:layer="layout" svg:width="0.248cm" svg:height="3.07cm" svg:x="22.317cm" svg:y="8.77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49" draw:style-name="gr968" draw:text-style-name="P33" draw:layer="layout" svg:width="0.259cm" svg:height="6.2cm" svg:x="22.294cm" svg:y="12.427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Text Box 50" draw:style-name="gr969" draw:text-style-name="P37" draw:layer="layout" svg:width="2.083cm" svg:height="1.217cm" svg:x="12.912cm" svg:y="5.746cm">
            <text:list text:style-name="L5">
              <text:list-header>
                <text:p text:style-name="P24"><text:span text:style-name="T106">T</text:span><text:span text:style-name="T176">1</text:span></text:p>
              </text:list-header>
            </text:list>
            <draw:enhanced-geometry svg:viewBox="0 0 21600 21600" draw:type="mso-spt202" draw:enhanced-path="M 0 0 L 21600 0 21600 21600 0 21600 0 0 Z N"/>
          </draw:custom-shape>
          <draw:custom-shape draw:name="Text Box 51" draw:style-name="gr970" draw:text-style-name="P37" draw:layer="layout" svg:width="2.083cm" svg:height="1.216cm" svg:x="13.07cm" svg:y="10.164cm">
            <text:list text:style-name="L5">
              <text:list-header>
                <text:p text:style-name="P24"><text:span text:style-name="T106">T</text:span><text:span text:style-name="T91">j</text:span></text:p>
              </text:list-header>
            </text:list>
            <draw:enhanced-geometry svg:viewBox="0 0 21600 21600" draw:type="mso-spt202" draw:enhanced-path="M 0 0 L 21600 0 21600 21600 0 21600 0 0 Z N"/>
          </draw:custom-shape>
          <draw:custom-shape draw:name="Text Box 52" draw:style-name="gr971" draw:text-style-name="P37" draw:layer="layout" svg:width="1.437cm" svg:height="1.217cm" svg:x="13.018cm" svg:y="13.868cm">
            <text:list text:style-name="L5">
              <text:list-header>
                <text:p text:style-name="P24"><text:span text:style-name="T106">T</text:span><text:span text:style-name="T91">n</text:span></text:p>
              </text:list-header>
            </text:list>
            <draw:enhanced-geometry svg:viewBox="0 0 21600 21600" draw:type="mso-spt202" draw:enhanced-path="M 0 0 L 21600 0 21600 21600 0 21600 0 0 Z N"/>
          </draw:custom-shape>
          <draw:custom-shape draw:name="Text Box 53" draw:style-name="gr972" draw:text-style-name="P37" draw:layer="layout" svg:width="1.878cm" svg:height="1.216cm" svg:x="20.791cm" svg:y="1.885cm">
            <text:list text:style-name="L5">
              <text:list-header>
                <text:p text:style-name="P24"><text:span text:style-name="T176">1</text:span><text:span text:style-name="T90">M</text:span><text:span text:style-name="T176">1</text:span></text:p>
              </text:list-header>
            </text:list>
            <draw:enhanced-geometry svg:viewBox="0 0 21600 21600" draw:type="mso-spt202" draw:enhanced-path="M 0 0 L 21600 0 21600 21600 0 21600 0 0 Z N"/>
          </draw:custom-shape>
          <draw:custom-shape draw:name="Text Box 54" draw:style-name="gr973" draw:text-style-name="P37" draw:layer="layout" svg:width="1.878cm" svg:height="1.217cm" svg:x="20.797cm" svg:y="4.211cm">
            <text:list text:style-name="L5">
              <text:list-header>
                <text:p text:style-name="P24"><text:span text:style-name="T176">1</text:span><text:span text:style-name="T90">M</text:span><text:span text:style-name="T91">m</text:span></text:p>
              </text:list-header>
            </text:list>
            <draw:enhanced-geometry svg:viewBox="0 0 21600 21600" draw:type="mso-spt202" draw:enhanced-path="M 0 0 L 21600 0 21600 21600 0 21600 0 0 Z N"/>
          </draw:custom-shape>
          <draw:custom-shape draw:name="Text Box 55" draw:style-name="gr974" draw:text-style-name="P37" draw:layer="layout" svg:width="1.878cm" svg:height="1.217cm" svg:x="20.85cm" svg:y="6.46cm">
            <text:list text:style-name="L5">
              <text:list-header>
                <text:p text:style-name="P24"><text:span text:style-name="T176">2</text:span><text:span text:style-name="T90">M</text:span><text:span text:style-name="T176">1</text:span></text:p>
              </text:list-header>
            </text:list>
            <draw:enhanced-geometry svg:viewBox="0 0 21600 21600" draw:type="mso-spt202" draw:enhanced-path="M 0 0 L 21600 0 21600 21600 0 21600 0 0 Z N"/>
          </draw:custom-shape>
          <draw:custom-shape draw:name="Text Box 56" draw:style-name="gr975" draw:text-style-name="P37" draw:layer="layout" svg:width="1.878cm" svg:height="1.217cm" svg:x="20.876cm" svg:y="17.175cm">
            <text:list text:style-name="L5">
              <text:list-header>
                <text:p text:style-name="P24"><text:span text:style-name="T91">n</text:span><text:span text:style-name="T90">M</text:span><text:span text:style-name="T91">m</text:span></text:p>
              </text:list-header>
            </text:list>
            <draw:enhanced-geometry svg:viewBox="0 0 21600 21600" draw:type="mso-spt202" draw:enhanced-path="M 0 0 L 21600 0 21600 21600 0 21600 0 0 Z N"/>
          </draw:custom-shape>
          <draw:custom-shape draw:name="Text Box 57" draw:style-name="gr976" draw:text-style-name="P37" draw:layer="layout" svg:width="1.878cm" svg:height="1.217cm" svg:x="20.902cm" svg:y="12.889cm">
            <text:list text:style-name="L5">
              <text:list-header>
                <text:p text:style-name="P24"><text:span text:style-name="T91">n</text:span><text:span text:style-name="T90">M</text:span><text:span text:style-name="T176">1</text:span></text:p>
              </text:list-header>
            </text:list>
            <draw:enhanced-geometry svg:viewBox="0 0 21600 21600" draw:type="mso-spt202" draw:enhanced-path="M 0 0 L 21600 0 21600 21600 0 21600 0 0 Z N"/>
          </draw:custom-shape>
          <draw:custom-shape draw:name="Text Box 58" draw:style-name="gr977" draw:text-style-name="P37" draw:layer="layout" svg:width="1.878cm" svg:height="1.217cm" svg:x="20.929cm" svg:y="9.132cm">
            <text:list text:style-name="L5">
              <text:list-header>
                <text:p text:style-name="P24"><text:span text:style-name="T203">k</text:span><text:span text:style-name="T204">M</text:span><text:span text:style-name="T203">i</text:span></text:p>
              </text:list-header>
            </text:list>
            <draw:enhanced-geometry svg:viewBox="0 0 21600 21600" draw:type="mso-spt202" draw:enhanced-path="M 0 0 L 21600 0 21600 21600 0 21600 0 0 Z N"/>
          </draw:custom-shape>
          <draw:line draw:name="Line 59" draw:style-name="gr438" draw:text-style-name="P38" draw:layer="layout" svg:x1="13.996cm" svg:y1="6.248cm" svg:x2="21.007cm" svg:y2="2.518cm">
            <text:p/>
          </draw:line>
          <draw:custom-shape draw:name="Text Box 60" draw:style-name="gr978" draw:text-style-name="P37" draw:layer="layout" svg:width="0.952cm" svg:height="1.163cm" svg:x="22.569cm" svg:y="6.037cm">
            <text:list text:style-name="L5">
              <text:list-header>
                <text:p text:style-name="P24"><text:span text:style-name="T83">2</text:span></text:p>
              </text:list-header>
            </text:list>
            <draw:enhanced-geometry svg:viewBox="0 0 21600 21600" draw:type="mso-spt202" draw:enhanced-path="M 0 0 L 21600 0 21600 21600 0 21600 0 0 Z N"/>
          </draw:custom-shape>
          <draw:custom-shape draw:name="Text Box 61" draw:style-name="gr979" draw:text-style-name="P37" draw:layer="layout" svg:width="0.952cm" svg:height="1.163cm" svg:x="22.649cm" svg:y="8.55cm">
            <text:list text:style-name="L5">
              <text:list-header>
                <text:p text:style-name="P24"><text:span text:style-name="T80">k</text:span></text:p>
              </text:list-header>
            </text:list>
            <draw:enhanced-geometry svg:viewBox="0 0 21600 21600" draw:type="mso-spt202" draw:enhanced-path="M 0 0 L 21600 0 21600 21600 0 21600 0 0 Z N"/>
          </draw:custom-shape>
          <draw:custom-shape draw:name="Text Box 62" draw:style-name="gr980" draw:text-style-name="P37" draw:layer="layout" svg:width="0.952cm" svg:height="1.163cm" svg:x="22.649cm" svg:y="12.201cm">
            <text:list text:style-name="L5">
              <text:list-header>
                <text:p text:style-name="P24"><text:span text:style-name="T80">n</text:span></text:p>
              </text:list-header>
            </text:list>
            <draw:enhanced-geometry svg:viewBox="0 0 21600 21600" draw:type="mso-spt202" draw:enhanced-path="M 0 0 L 21600 0 21600 21600 0 21600 0 0 Z N"/>
          </draw:custom-shape>
          <draw:custom-shape draw:name="Text Box 63" draw:style-name="gr981" draw:text-style-name="P37" draw:layer="layout" svg:width="1.904cm" svg:height="1.64cm" svg:x="22.675cm" svg:y="1.363cm">
            <text:list text:style-name="L5">
              <text:list-header>
                <text:p text:style-name="P24"><text:span text:style-name="T52">1</text:span></text:p>
              </text:list-header>
            </text:list>
            <draw:enhanced-geometry svg:viewBox="0 0 21600 21600" draw:type="mso-spt202" draw:enhanced-path="M 0 0 L 21600 0 21600 21600 0 21600 0 0 Z N"/>
          </draw:custom-shape>
        </draw:g>
        <draw:custom-shape draw:name="Text Box 64" draw:style-name="gr982" draw:text-style-name="P37" xml:id="id192" draw:id="id192" draw:layer="layout" svg:width="13.335cm" svg:height="3.309cm" svg:x="0.635cm" svg:y="15.928cm">
          <text:list text:style-name="L5">
            <text:list-header>
              <text:p text:style-name="P24"><text:span text:style-name="T11">We construct the lightest matching of </text:span><text:span text:style-name="T30">n </text:span><text:span text:style-name="T11">edges, which corresponds to optimal scheduling.</text:span></text:p>
            </text:list-header>
          </text:list>
          <draw:enhanced-geometry svg:viewBox="0 0 21600 21600" draw:type="mso-spt202" draw:enhanced-path="M 0 0 L 21600 0 21600 21600 0 21600 0 0 Z N"/>
        </draw:custom-shape>
        <draw:frame presentation:style-name="pr10" draw:text-style-name="P2" draw:layer="layout" svg:width="25.4cm" svg:height="2.099cm" svg:x="0cm" svg:y="0.422cm" presentation:class="title" presentation:user-transformed="true">
          <draw:text-box>
            <text:list text:style-name="L1">
              <text:list-header>
                <text:p text:style-name="P1"><text:span text:style-name="T1">Scheduling on Parallel Processors </text:span><text:span text:style-name="T1"><text:line-break/></text:span><text:span text:style-name="T1">to Minimize the Mean Flow Time</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91" smil:attributeName="visibility" smil:to="visible"/>
                  <anim:transitionFilter smil:dur="0.5s" smil:targetElement="id19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2" smil:attributeName="visibility" smil:to="visible"/>
                  <anim:transitionFilter smil:dur="0.5s" smil:targetElement="id192" smil:type="dissolve"/>
                </anim:par>
              </anim:par>
            </anim:par>
          </anim:seq>
        </anim:par>
        <presentation:notes draw:style-name="dp2" presentation:use-date-time-name="dtd1">
          <draw:custom-shape draw:name="Rectangle 7" draw:style-name="gr98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67" draw:style-name="dp3" draw:master-page-name="Default" presentation:use-date-time-name="dtd1">
        <office:forms form:automatic-focus="false" form:apply-design-mode="false"/>
        <draw:frame presentation:style-name="pr4" draw:text-style-name="P2" draw:layer="layout" svg:width="25.4cm" svg:height="3.175cm" svg:x="-0.212cm" svg:y="-0.213cm" presentation:class="title" presentation:user-transformed="true">
          <draw:text-box>
            <text:list text:style-name="L1">
              <text:list-header>
                <text:p text:style-name="P1"><text:span text:style-name="T188">Scheduling on Parallel Processors </text:span><text:span text:style-name="T188"><text:line-break/></text:span><text:span text:style-name="T188">to Minimize the Maximum Lateness</text:span></text:p>
              </text:list-header>
            </text:list>
          </draw:text-box>
        </draw:frame>
        <draw:custom-shape draw:name="Text Box 3" draw:style-name="gr984" draw:text-style-name="P103" draw:layer="layout" svg:width="23.834cm" svg:height="16.224cm" svg:x="1.058cm" svg:y="2.712cm">
          <text:list text:style-name="L5">
            <text:list-header>
              <text:p text:style-name="P24"><text:span text:style-name="T17">Properties:</text:span><text:span text:style-name="T11"> </text:span></text:p>
            </text:list-header>
          </text:list>
          <text:list text:style-name="L19">
            <text:list-item>
              <text:p><text:span text:style-name="T30"><text:s/></text:span><text:span text:style-name="T30">D</text:span><text:span text:style-name="T35">i</text:span><text:span text:style-name="T11">=max{</text:span><text:span text:style-name="T30">L</text:span><text:span text:style-name="T35">i</text:span><text:span text:style-name="T11">,0}, so </text:span><text:span text:style-name="T30">D</text:span><text:span text:style-name="T31">max</text:span><text:span text:style-name="T11">=max{</text:span><text:span text:style-name="T30">L</text:span><text:span text:style-name="T31">max</text:span><text:span text:style-name="T11">,0} and </text:span><text:span text:style-name="T30">L</text:span><text:span text:style-name="T31">max</text:span><text:span text:style-name="T205">–minimization contains </text:span><text:span text:style-name="T206">D</text:span><text:span text:style-name="T207">max</text:span><text:span text:style-name="T205">–minimization,</text:span></text:p>
              <text:p><text:span text:style-name="T205"/></text:p>
            </text:list-item>
            <text:list-item>
              <text:p><text:span text:style-name="T206"><text:s/></text:span><text:span text:style-name="T206">L</text:span><text:span text:style-name="T208">max</text:span><text:span text:style-name="T209">*</text:span><text:span text:style-name="T205"> = the lowest possible </text:span><text:span text:style-name="T206">x</text:span><text:span text:style-name="T205"> which can be added to all due dates (i.e. </text:span><text:span text:style-name="T206">d</text:span><text:span text:style-name="T210">j</text:span><text:span text:style-name="T205">'=</text:span><text:span text:style-name="T206">d</text:span><text:span text:style-name="T210">j</text:span><text:span text:style-name="T205">+</text:span><text:span text:style-name="T206">x</text:span><text:span text:style-name="T205">) to allow a lateness free schedule (i.e. with </text:span><text:span text:style-name="T206">L</text:span><text:span text:style-name="T211">'</text:span><text:span text:style-name="T207">max</text:span><text:span text:style-name="T212">≤</text:span><text:span text:style-name="T205">0),</text:span></text:p>
            </text:list-item>
            <text:list-item>
              <text:p><text:span text:style-name="T205"><text:s/></text:span><text:span text:style-name="T205">Both problems:</text:span></text:p>
            </text:list-item>
          </text:list>
          <text:list text:style-name="L20">
            <text:list-item>
              <text:p><text:span text:style-name="T206"><text:s/></text:span><text:span text:style-name="T206">L</text:span><text:span text:style-name="T207">max</text:span><text:span text:style-name="T205">–minimization (</text:span><text:span text:style-name="T213">...|...|</text:span><text:span text:style-name="T214">L</text:span><text:span text:style-name="T215">max</text:span><text:span text:style-name="T205">),</text:span></text:p>
            </text:list-item>
            <text:list-item>
              <text:p text:style-name="P102"><text:span text:style-name="T205"><text:s/></text:span><text:span text:style-name="T205">no optimization criterion: tasks' </text:span><text:span text:style-name="T206">d</text:span><text:span text:style-name="T210">j</text:span><text:span text:style-name="T205"> are deadlines, check if it is possible to create a feasible schedule (</text:span><text:span text:style-name="T213">...|...,</text:span><text:span text:style-name="T214">C</text:span><text:span text:style-name="T216">i</text:span><text:span text:style-name="T214">≤d</text:span><text:span text:style-name="T216">i</text:span><text:span text:style-name="T213">|–</text:span><text:span text:style-name="T205">),</text:span></text:p>
            </text:list-item>
          </text:list>
          <text:list text:style-name="L19">
            <text:list-header>
              <text:p text:style-name="P102"><text:span text:style-name="T205">are equally difficult.</text:span></text:p>
            </text:list-header>
            <text:list-item>
              <text:p text:style-name="P24"><text:span text:style-name="T206"><text:s/></text:span><text:span text:style-name="T206">L</text:span><text:span text:style-name="T207">max</text:span><text:span text:style-name="T205"> criterion is a generalization of </text:span><text:span text:style-name="T206">C</text:span><text:span text:style-name="T207">max</text:span><text:span text:style-name="T205">, the problem</text:span><text:span text:style-name="T217">s</text:span><text:span text:style-name="T205"> that are NP-hard in the case of minimizing </text:span><text:span text:style-name="T206">C</text:span><text:span text:style-name="T207">max</text:span><text:span text:style-name="T205"> remain NP-hard in the case of </text:span><text:span text:style-name="T206">L</text:span><text:span text:style-name="T207">max</text:span><text:span text:style-name="T205">,</text:span></text:p>
            </text:list-item>
          </text:list>
          <draw:enhanced-geometry svg:viewBox="0 0 21600 21600" draw:mirror-horizontal="false" draw:mirror-vertical="false" draw:type="mso-spt202" draw:enhanced-path="M 0 0 L 21600 0 21600 21600 0 21600 0 0 Z N"/>
        </draw:custom-shape>
        <draw:custom-shape draw:name="AutoShape 13" draw:style-name="gr985" draw:text-style-name="P104" xml:id="id193" draw:id="id193" draw:layer="layout" svg:width="12.7cm" svg:height="1.016cm" svg:x="10.668cm" svg:y="6.096cm">
          <text:list text:style-name="L8">
            <text:list-header>
              <text:p text:style-name="P93"><text:span text:style-name="T29">i.e. </text:span><text:span text:style-name="T218">L</text:span><text:span text:style-name="T219">max</text:span><text:span text:style-name="T29"> counted with new duedates <text:s/></text:span><text:span text:style-name="T218">d</text:span><text:span text:style-name="T220">j</text:span><text:span text:style-name="T221">'</text:span></text:p>
            </text:list-header>
          </text:list>
          <draw:enhanced-geometry svg:viewBox="0 0 21600 21600" draw:glue-points="10800 0 0 10800 10800 21600 21600 10800 ?f40 ?f41" draw:text-areas="0 0 21600 21600" draw:type="rectangular-callout" draw:modifiers="17402.7871821116 55284.95575221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93" smil:attributeName="visibility" smil:to="visible"/>
                  <anim:transitionFilter smil:dur="0.5s" smil:targetElement="id193" smil:type="checkerBoardWipe" smil:subtype="across"/>
                </anim:par>
              </anim:par>
            </anim:par>
          </anim:seq>
        </anim:par>
        <presentation:notes draw:style-name="dp2" presentation:use-date-time-name="dtd1">
          <draw:custom-shape draw:name="Rectangle 7" draw:style-name="gr986" draw:text-style-name="P105"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7" presentation:class="page"/>
          <draw:frame presentation:style-name="pr2" draw:text-style-name="P106" draw:layer="layout" svg:width="14.486cm" svg:height="14.87cm" svg:x="2.672cm" svg:y="13.56cm" presentation:class="notes" presentation:placeholder="true" presentation:user-transformed="true">
            <draw:text-box/>
          </draw:frame>
        </presentation:notes>
      </draw:page>
      <draw:page draw:name="page68" draw:style-name="dp3" draw:master-page-name="Default" presentation:use-date-time-name="dtd1">
        <office:forms form:automatic-focus="false" form:apply-design-mode="false"/>
        <draw:frame presentation:style-name="pr4" draw:text-style-name="P2" draw:layer="layout" svg:width="25.4cm" svg:height="3.175cm" svg:x="-0.212cm" svg:y="-0.213cm" presentation:class="title" presentation:user-transformed="true">
          <draw:text-box>
            <text:list text:style-name="L1">
              <text:list-header>
                <text:p text:style-name="P1"><text:span text:style-name="T188">Scheduling on Parallel Processors </text:span><text:span text:style-name="T188"><text:line-break/></text:span><text:span text:style-name="T188">to Minimize the Maximum Lateness</text:span></text:p>
              </text:list-header>
            </text:list>
          </draw:text-box>
        </draw:frame>
        <draw:custom-shape draw:name="Text Box 3" draw:style-name="gr987" draw:text-style-name="P107" draw:layer="layout" svg:width="23.495cm" svg:height="2.208cm" svg:x="1.058cm" svg:y="2.712cm">
          <text:list text:style-name="L5">
            <text:list-header>
              <text:p text:style-name="P24"><text:span text:style-name="T17">Properties:</text:span><text:span text:style-name="T11"> </text:span></text:p>
            </text:list-header>
          </text:list>
          <text:list text:style-name="L7">
            <text:list-header>
              <text:p text:style-name="P24"><text:span text:style-name="T16">scheduling on a single processor</text:span></text:p>
            </text:list-header>
          </text:list>
          <draw:enhanced-geometry svg:viewBox="0 0 21600 21600" draw:type="mso-spt202" draw:enhanced-path="M 0 0 L 21600 0 21600 21600 0 21600 0 0 Z N"/>
        </draw:custom-shape>
        <draw:custom-shape draw:name="Text Box 4" draw:style-name="gr988" draw:text-style-name="P103" draw:layer="layout" svg:width="23.495cm" svg:height="6.637cm" svg:x="1.27cm" svg:y="9.416cm">
          <text:list text:style-name="L7">
            <text:list-item>
              <text:p text:style-name="P24"><text:span text:style-name="T11"><text:s/></text:span><text:span text:style-name="T11">if we have several tasks of different due times we should start with the most urgent </text:span><text:span text:style-name="T2">one</text:span><text:span text:style-name="T11"> to minimize maximum lateness,</text:span></text:p>
            </text:list-item>
            <text:list-item>
              <text:p text:style-name="P24"><text:span text:style-name="T11"><text:s/></text:span><text:span text:style-name="T11">this leads to the</text:span><text:span text:style-name="T12"> EDD rule</text:span><text:span text:style-name="T11"> (</text:span><text:span text:style-name="T88">Earliest Due Date</text:span><text:span text:style-name="T11">) – choose tasks in the ordering of ascending due dates </text:span><text:span text:style-name="T30">d</text:span><text:span text:style-name="T35">j</text:span><text:span text:style-name="T11">,</text:span></text:p>
            </text:list-item>
            <text:list-item>
              <text:p text:style-name="P24"><text:span text:style-name="T11"><text:s/></text:span><text:span text:style-name="T11">the problem of scheduling on a single processor <text:s/>(</text:span><text:span text:style-name="T76">1||</text:span><text:span text:style-name="T75">L</text:span><text:span text:style-name="T77">max</text:span><text:span text:style-name="T11">) is solved by using the </text:span><text:span text:style-name="T36">EDD</text:span><text:span text:style-name="T11"> rule.</text:span></text:p>
            </text:list-item>
          </text:list>
          <draw:enhanced-geometry svg:viewBox="0 0 21600 21600" draw:type="mso-spt202" draw:enhanced-path="M 0 0 L 21600 0 21600 21600 0 21600 0 0 Z N"/>
        </draw:custom-shape>
        <draw:frame draw:name="Object 5" draw:style-name="gr989" draw:layer="layout" svg:width="23.553cm" svg:height="3.863cm" svg:x="1.058cm" svg:y="5.273cm">
          <draw:object-ole draw:class-id="00020907-0000-0000-c000-000000000046" xlink:href="./Object 78" xlink:type="simple" xlink:show="embed" xlink:actuate="onLoad">
            <text:p/>
          </draw:object-ole>
          <draw:image xlink:href="./ObjectReplacements/Object 78" xlink:type="simple" xlink:show="embed" xlink:actuate="onLoad"/>
        </draw:frame>
        <presentation:notes draw:style-name="dp2" presentation:use-date-time-name="dtd1">
          <draw:custom-shape draw:name="Rectangle 7" draw:style-name="gr990" draw:text-style-name="P105"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8" presentation:class="page"/>
          <draw:frame presentation:style-name="pr2" draw:text-style-name="P108" draw:layer="layout" svg:width="14.486cm" svg:height="12.682cm" svg:x="2.672cm" svg:y="13.56cm" presentation:class="notes" presentation:placeholder="true" presentation:user-transformed="true">
            <draw:text-box/>
          </draw:frame>
        </presentation:notes>
      </draw:page>
      <draw:page draw:name="page69" draw:style-name="dp3" draw:master-page-name="Default" presentation:use-date-time-name="dtd1">
        <office:forms form:automatic-focus="false" form:apply-design-mode="false"/>
        <draw:custom-shape draw:name="Text Box 2" draw:style-name="gr991" draw:text-style-name="P60" draw:layer="layout" svg:width="24.765cm" svg:height="2.293cm" svg:x="0.635cm" svg:y="2.963cm">
          <text:list text:style-name="L1">
            <text:list-header>
              <text:p text:style-name="P59"><text:span text:style-name="T140">Identical processors, independent tasks</text:span></text:p>
            </text:list-header>
          </text:list>
          <text:list text:style-name="L5">
            <text:list-header>
              <text:p text:style-name="P24"><text:span text:style-name="T141">Preemptive scheduling</text:span></text:p>
            </text:list-header>
          </text:list>
          <draw:enhanced-geometry svg:viewBox="0 0 21600 21600" draw:type="mso-spt202" draw:enhanced-path="M 0 0 L 21600 0 21600 21600 0 21600 0 0 Z N"/>
        </draw:custom-shape>
        <draw:custom-shape draw:name="Text Box 3" draw:style-name="gr992" draw:text-style-name="P37" draw:layer="layout" svg:width="23.919cm" svg:height="5.481cm" svg:x="1.058cm" svg:y="6.147cm">
          <text:list text:style-name="L5">
            <text:list-header>
              <text:p text:style-name="P24"><text:span text:style-name="T11">Single machine: </text:span><text:span text:style-name="T12">Liu algorithm</text:span><text:span text:style-name="T11"> </text:span><text:span text:style-name="T36">O</text:span><text:span text:style-name="T17">(</text:span><text:span text:style-name="T36">n</text:span><text:span text:style-name="T135">2</text:span><text:span text:style-name="T17">),</text:span><text:span text:style-name="T11"> based on the</text:span><text:span text:style-name="T30"> EDD</text:span><text:span text:style-name="T11"> rule, solves </text:span><text:span text:style-name="T76">1|</text:span><text:span text:style-name="T75">r</text:span><text:span text:style-name="T78">i</text:span><text:span text:style-name="T76">,</text:span><text:span text:style-name="T75">pmtn</text:span><text:span text:style-name="T76">|</text:span><text:span text:style-name="T75">L</text:span><text:span text:style-name="T77">max</text:span><text:span text:style-name="T11">:</text:span></text:p>
              <text:p text:style-name="P24"><text:span text:style-name="T11">1. Choose the task of the smallest due date among available ones. </text:span></text:p>
              <text:p text:style-name="P24"><text:span text:style-name="T11">2. Every time a task has been completed or a new task has arrived go</text:span><text:span text:style-name="T2"> </text:span><text:span text:style-name="T11">to 1. (in the latter case we preempt </text:span><text:span text:style-name="T2">currently processed</text:span><text:span text:style-name="T11"> task).</text:span></text:p>
            </text:list-header>
          </text:list>
          <draw:enhanced-geometry svg:viewBox="0 0 21600 21600" draw:type="mso-spt202" draw:enhanced-path="M 0 0 L 21600 0 21600 21600 0 21600 0 0 Z N"/>
        </draw:custom-shape>
        <draw:custom-shape draw:name="Text Box 4" draw:style-name="gr993" draw:text-style-name="P37" xml:id="id194" draw:id="id194" draw:layer="layout" svg:width="23.918cm" svg:height="5.621cm" svg:x="0.9cm" svg:y="12.524cm">
          <text:list text:style-name="L5">
            <text:list-header>
              <text:p text:style-name="P24"><text:span text:style-name="T11">Arbitrary number of processors (</text:span><text:span text:style-name="T75">P</text:span><text:span text:style-name="T76">|</text:span><text:span text:style-name="T75">r</text:span><text:span text:style-name="T78">i</text:span><text:span text:style-name="T76">,</text:span><text:span text:style-name="T75">pmtn</text:span><text:span text:style-name="T76">|</text:span><text:span text:style-name="T75">L</text:span><text:span text:style-name="T77">max</text:span><text:span text:style-name="T11">). A polynomial-time algorithm is known:</text:span></text:p>
              <text:p text:style-name="P24"><text:span text:style-name="T11">We use sub-routine solving the problem with deadlines </text:span><text:span text:style-name="T75">P</text:span><text:span text:style-name="T76">|</text:span><text:span text:style-name="T75">r</text:span><text:span text:style-name="T78">i</text:span><text:span text:style-name="T76">,</text:span><text:span text:style-name="T75">C</text:span><text:span text:style-name="T78">i</text:span><text:span text:style-name="T74"></text:span><text:span text:style-name="T75">d</text:span><text:span text:style-name="T78">i</text:span><text:span text:style-name="T76">,</text:span><text:span text:style-name="T75">pmtn</text:span><text:span text:style-name="T76">|–</text:span><text:span text:style-name="T11">. We find the optimal value of </text:span><text:span text:style-name="T30">L</text:span><text:span text:style-name="T31">max</text:span><text:span text:style-name="T11"> using binary search algorithm.</text:span><text:span text:style-name="T16"> </text:span></text:p>
            </text:list-header>
          </text:list>
          <draw:enhanced-geometry svg:viewBox="0 0 21600 21600" draw:type="mso-spt202" draw:enhanced-path="M 0 0 L 21600 0 21600 21600 0 21600 0 0 Z N"/>
        </draw:custom-shape>
        <draw:frame presentation:style-name="pr4" draw:text-style-name="P2" draw:layer="layout" svg:width="25.4cm" svg:height="3.175cm" svg:x="0cm" svg:y="0.422cm" presentation:class="title" presentation:user-transformed="true">
          <draw:text-box>
            <text:list text:style-name="L1">
              <text:list-header>
                <text:p text:style-name="P1"><text:span text:style-name="T1">Scheduling on Parallel Processors</text:span><text:span text:style-name="T1"><text:line-break/></text:span><text:span text:style-name="T1">to Minimize the Maximum Lateness</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4" smil:attributeName="visibility" smil:to="visible"/>
                  <anim:transitionFilter smil:dur="0.5s" smil:targetElement="id194" smil:type="dissolve"/>
                </anim:par>
              </anim:par>
            </anim:par>
          </anim:seq>
        </anim:par>
        <presentation:notes draw:style-name="dp2" presentation:use-date-time-name="dtd1">
          <draw:custom-shape draw:name="Rectangle 7" draw:style-name="gr99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6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0" draw:style-name="dp3" draw:master-page-name="Default" presentation:use-date-time-name="dtd1">
        <office:forms form:automatic-focus="false" form:apply-design-mode="false"/>
        <draw:custom-shape draw:name="Text Box 2" draw:style-name="gr995" draw:text-style-name="P37" draw:layer="layout" svg:width="24.765cm" svg:height="2.573cm" svg:x="0.635cm" svg:y="2.628cm">
          <text:list text:style-name="L5">
            <text:list-header>
              <text:p text:style-name="P24"><text:span text:style-name="T11">We transform </text:span><text:span text:style-name="T75">P</text:span><text:span text:style-name="T76">|</text:span><text:span text:style-name="T75">r</text:span><text:span text:style-name="T78">i</text:span><text:span text:style-name="T76">,</text:span><text:span text:style-name="T75">C</text:span><text:span text:style-name="T78">i</text:span><text:span text:style-name="T74"></text:span><text:span text:style-name="T75">d</text:span><text:span text:style-name="T78">i</text:span><text:span text:style-name="T76">,</text:span><text:span text:style-name="T75">pmtn</text:span><text:span text:style-name="T76">|–</text:span><text:span text:style-name="T77"> </text:span><text:span text:style-name="T11">to the problem of maximum flow. First we put the values </text:span><text:span text:style-name="T30">r</text:span><text:span text:style-name="T35">i</text:span><text:span text:style-name="T11"> and </text:span><text:span text:style-name="T30">d</text:span><text:span text:style-name="T35">i</text:span><text:span text:style-name="T11"> into </text:span><text:span text:style-name="T2">the </text:span><text:span text:style-name="T11">a</text:span><text:span text:style-name="T2">scending</text:span><text:span text:style-name="T11"> sequence </text:span><text:span text:style-name="T30">e</text:span><text:span text:style-name="T31">0</text:span><text:span text:style-name="T11">&lt;</text:span><text:span text:style-name="T30">e</text:span><text:span text:style-name="T31">1</text:span><text:span text:style-name="T11">&lt;...&lt;</text:span><text:span text:style-name="T30">e</text:span><text:span text:style-name="T35">k</text:span><text:span text:style-name="T11">.</text:span><text:span text:style-name="T16"> </text:span></text:p>
            </text:list-header>
          </text:list>
          <draw:enhanced-geometry svg:viewBox="0 0 21600 21600" draw:type="mso-spt202" draw:enhanced-path="M 0 0 L 21600 0 21600 21600 0 21600 0 0 Z N"/>
        </draw:custom-shape>
        <draw:g draw:name="Group 3" xml:id="id196" draw:id="id196">
          <draw:custom-shape draw:name="Oval 4" draw:style-name="gr996" draw:text-style-name="P33" draw:layer="layout" svg:width="0.997cm" svg:height="1.093cm" svg:x="20.085cm" svg:y="14.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997" draw:text-style-name="P33" draw:layer="layout" svg:width="0.998cm" svg:height="1.093cm" svg:x="14.863cm" svg:y="5.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998" draw:text-style-name="P33" draw:layer="layout" svg:width="0.997cm" svg:height="1.093cm" svg:x="20.085cm" svg:y="5.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999" draw:text-style-name="P33" draw:layer="layout" svg:width="0.997cm" svg:height="1.093cm" svg:x="20.085cm" svg:y="10.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000" draw:text-style-name="P33" draw:layer="layout" svg:width="0.998cm" svg:height="1.093cm" svg:x="24.188cm" svg:y="10.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001" draw:text-style-name="P33" draw:layer="layout" svg:width="1.002cm" svg:height="1.093cm" svg:x="14.859cm" svg:y="1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209" draw:text-style-name="P38" draw:layer="layout" svg:x1="11.581cm" svg:y1="10.906cm" svg:x2="14.862cm" svg:y2="10.906cm">
            <text:p/>
          </draw:line>
          <draw:custom-shape draw:name="Text Box 11" draw:style-name="gr1002" draw:text-style-name="P37" draw:layer="layout" svg:width="3.808cm" svg:height="1.145cm" svg:x="11.015cm" svg:y="7.683cm">
            <text:list text:style-name="L5">
              <text:list-header>
                <text:p text:style-name="P24"><text:span text:style-name="T80">m</text:span><text:span text:style-name="T83">(</text:span><text:span text:style-name="T80">e</text:span><text:span text:style-name="T86">1</text:span><text:span text:style-name="T83">–</text:span><text:span text:style-name="T80">e</text:span><text:span text:style-name="T86">0</text:span><text:span text:style-name="T83">)</text:span></text:p>
              </text:list-header>
            </text:list>
            <draw:enhanced-geometry svg:viewBox="0 0 21600 21600" draw:type="mso-spt202" draw:enhanced-path="M 0 0 L 21600 0 21600 21600 0 21600 0 0 Z N"/>
          </draw:custom-shape>
          <draw:custom-shape draw:name="Text Box 12" draw:style-name="gr1003" draw:text-style-name="P37" draw:layer="layout" svg:width="3.405cm" svg:height="1.145cm" svg:x="11.842cm" svg:y="9.995cm">
            <text:list text:style-name="L5">
              <text:list-header>
                <text:p text:style-name="P24"><text:span text:style-name="T80">m</text:span><text:span text:style-name="T83">(</text:span><text:span text:style-name="T80">e</text:span><text:span text:style-name="T82">i</text:span><text:span text:style-name="T83">–</text:span><text:span text:style-name="T80">e</text:span><text:span text:style-name="T82">i</text:span><text:span text:style-name="T86">–1</text:span><text:span text:style-name="T83">)</text:span></text:p>
              </text:list-header>
            </text:list>
            <draw:enhanced-geometry svg:viewBox="0 0 21600 21600" draw:type="mso-spt202" draw:enhanced-path="M 0 0 L 21600 0 21600 21600 0 21600 0 0 Z N"/>
          </draw:custom-shape>
          <draw:custom-shape draw:name="Oval 13" draw:style-name="gr1004" draw:text-style-name="P33" draw:layer="layout" svg:width="1.002cm" svg:height="1.093cm" svg:x="14.885cm" svg:y="1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005" draw:text-style-name="P33" draw:layer="layout" svg:width="0.998cm" svg:height="1.093cm" svg:x="10.583cm" svg:y="1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209" draw:text-style-name="P38" draw:layer="layout" svg:x1="11.51cm" svg:y1="10.567cm" svg:x2="15.004cm" svg:y2="6.35cm">
            <text:p/>
          </draw:line>
          <draw:line draw:name="Line 16" draw:style-name="gr209" draw:text-style-name="P38" draw:layer="layout" svg:x1="11.44cm" svg:y1="11.271cm" svg:x2="14.934cm" svg:y2="15.227cm">
            <text:p/>
          </draw:line>
          <draw:line draw:name="Line 17" draw:style-name="gr209" draw:text-style-name="P38" draw:layer="layout" svg:x1="15.884cm" svg:y1="5.96cm" svg:x2="20.093cm" svg:y2="5.96cm">
            <text:p/>
          </draw:line>
          <draw:line draw:name="Line 18" draw:style-name="gr209" draw:text-style-name="P38" draw:layer="layout" svg:x1="15.91cm" svg:y1="10.933cm" svg:x2="20.071cm" svg:y2="10.933cm">
            <text:p/>
          </draw:line>
          <draw:line draw:name="Line 19" draw:style-name="gr209" draw:text-style-name="P38" draw:layer="layout" svg:x1="15.84cm" svg:y1="10.592cm" svg:x2="20.261cm" svg:y2="6.427cm">
            <text:p/>
          </draw:line>
          <draw:line draw:name="Line 20" draw:style-name="gr209" draw:text-style-name="P38" draw:layer="layout" svg:x1="21.092cm" svg:y1="6.142cm" svg:x2="24.351cm" svg:y2="10.542cm">
            <text:p/>
          </draw:line>
          <draw:line draw:name="Line 21" draw:style-name="gr209" draw:text-style-name="P38" draw:layer="layout" svg:x1="15.884cm" svg:y1="15.357cm" svg:x2="20.261cm" svg:y2="11.322cm">
            <text:p/>
          </draw:line>
          <draw:line draw:name="Line 22" draw:style-name="gr209" draw:text-style-name="P38" draw:layer="layout" svg:x1="21.092cm" svg:y1="10.933cm" svg:x2="24.21cm" svg:y2="10.933cm">
            <text:p/>
          </draw:line>
          <draw:line draw:name="Line 23" draw:style-name="gr209" draw:text-style-name="P38" draw:layer="layout" svg:x1="21.119cm" svg:y1="15.228cm" svg:x2="24.4cm" svg:y2="11.376cm">
            <text:p/>
          </draw:line>
          <draw:line draw:name="Line 24" draw:style-name="gr960" draw:text-style-name="P38" draw:layer="layout" svg:x1="15.411cm" svg:y1="12.312cm" svg:x2="15.411cm" svg:y2="13.691cm">
            <text:p/>
          </draw:line>
          <draw:line draw:name="Line 25" draw:style-name="gr960" draw:text-style-name="P38" draw:layer="layout" svg:x1="20.619cm" svg:y1="12.338cm" svg:x2="20.619cm" svg:y2="13.718cm">
            <text:p/>
          </draw:line>
          <draw:line draw:name="Line 26" draw:style-name="gr960" draw:text-style-name="P38" draw:layer="layout" svg:x1="20.593cm" svg:y1="7.678cm" svg:x2="20.593cm" svg:y2="9.058cm">
            <text:p/>
          </draw:line>
          <draw:line draw:name="Line 27" draw:style-name="gr960" draw:text-style-name="P38" draw:layer="layout" svg:x1="15.411cm" svg:y1="7.757cm" svg:x2="15.411cm" svg:y2="9.136cm">
            <text:p/>
          </draw:line>
          <draw:custom-shape draw:name="Text Box 28" draw:style-name="gr1006" draw:text-style-name="P37" draw:layer="layout" svg:width="1.095cm" svg:height="1.275cm" svg:x="10.724cm" svg:y="10.412cm">
            <text:list text:style-name="L5">
              <text:list-header>
                <text:p text:style-name="P24"><text:span text:style-name="T106">S</text:span></text:p>
              </text:list-header>
            </text:list>
            <draw:enhanced-geometry svg:viewBox="0 0 21600 21600" draw:type="mso-spt202" draw:enhanced-path="M 0 0 L 21600 0 21600 21600 0 21600 0 0 Z N"/>
          </draw:custom-shape>
          <draw:custom-shape draw:name="Text Box 29" draw:style-name="gr1007" draw:text-style-name="P37" draw:layer="layout" svg:width="1.095cm" svg:height="1.276cm" svg:x="24.304cm" svg:y="10.463cm">
            <text:list text:style-name="L5">
              <text:list-header>
                <text:p text:style-name="P24"><text:span text:style-name="T106">T</text:span></text:p>
              </text:list-header>
            </text:list>
            <draw:enhanced-geometry svg:viewBox="0 0 21600 21600" draw:type="mso-spt202" draw:enhanced-path="M 0 0 L 21600 0 21600 21600 0 21600 0 0 Z N"/>
          </draw:custom-shape>
          <draw:custom-shape draw:name="Text Box 30" draw:style-name="gr1008" draw:text-style-name="P37" draw:layer="layout" svg:width="1.259cm" svg:height="1.094cm" svg:x="14.863cm" svg:y="5.465cm">
            <text:list text:style-name="L5">
              <text:list-header>
                <text:p text:style-name="P24"><text:span text:style-name="T80">w</text:span><text:span text:style-name="T86">1</text:span></text:p>
              </text:list-header>
            </text:list>
            <draw:enhanced-geometry svg:viewBox="0 0 21600 21600" draw:type="mso-spt202" draw:enhanced-path="M 0 0 L 21600 0 21600 21600 0 21600 0 0 Z N"/>
          </draw:custom-shape>
          <draw:custom-shape draw:name="Text Box 31" draw:style-name="gr1009" draw:text-style-name="P37" draw:layer="layout" svg:width="1.259cm" svg:height="1.093cm" svg:x="14.934cm" svg:y="10.334cm">
            <text:list text:style-name="L5">
              <text:list-header>
                <text:p text:style-name="P24"><text:span text:style-name="T80">w</text:span><text:span text:style-name="T82">i</text:span></text:p>
              </text:list-header>
            </text:list>
            <draw:enhanced-geometry svg:viewBox="0 0 21600 21600" draw:type="mso-spt202" draw:enhanced-path="M 0 0 L 21600 0 21600 21600 0 21600 0 0 Z N"/>
          </draw:custom-shape>
          <draw:custom-shape draw:name="Text Box 32" draw:style-name="gr1010" draw:text-style-name="P37" draw:layer="layout" svg:width="1.259cm" svg:height="1.093cm" svg:x="14.912cm" svg:y="14.916cm">
            <text:list text:style-name="L5">
              <text:list-header>
                <text:p text:style-name="P24"><text:span text:style-name="T80">w</text:span><text:span text:style-name="T82">k</text:span></text:p>
              </text:list-header>
            </text:list>
            <draw:enhanced-geometry svg:viewBox="0 0 21600 21600" draw:type="mso-spt202" draw:enhanced-path="M 0 0 L 21600 0 21600 21600 0 21600 0 0 Z N"/>
          </draw:custom-shape>
          <draw:custom-shape draw:name="Text Box 33" draw:style-name="gr1011" draw:text-style-name="P37" draw:layer="layout" svg:width="1.497cm" svg:height="1.146cm" svg:x="20.19cm" svg:y="5.465cm">
            <text:list text:style-name="L5">
              <text:list-header>
                <text:p text:style-name="P24"><text:span text:style-name="T128">T</text:span><text:span text:style-name="T86">1</text:span></text:p>
              </text:list-header>
            </text:list>
            <draw:enhanced-geometry svg:viewBox="0 0 21600 21600" draw:type="mso-spt202" draw:enhanced-path="M 0 0 L 21600 0 21600 21600 0 21600 0 0 Z N"/>
          </draw:custom-shape>
          <draw:custom-shape draw:name="Text Box 34" draw:style-name="gr1012" draw:text-style-name="P37" draw:layer="layout" svg:width="1.497cm" svg:height="1.145cm" svg:x="20.12cm" svg:y="10.334cm">
            <text:list text:style-name="L5">
              <text:list-header>
                <text:p text:style-name="P24"><text:span text:style-name="T128">T</text:span><text:span text:style-name="T82">j</text:span></text:p>
              </text:list-header>
            </text:list>
            <draw:enhanced-geometry svg:viewBox="0 0 21600 21600" draw:type="mso-spt202" draw:enhanced-path="M 0 0 L 21600 0 21600 21600 0 21600 0 0 Z N"/>
          </draw:custom-shape>
          <draw:custom-shape draw:name="Text Box 35" draw:style-name="gr1013" draw:text-style-name="P37" draw:layer="layout" svg:width="1.497cm" svg:height="1.145cm" svg:x="20.19cm" svg:y="14.941cm">
            <text:list text:style-name="L5">
              <text:list-header>
                <text:p text:style-name="P24"><text:span text:style-name="T128">T</text:span><text:span text:style-name="T82">n</text:span></text:p>
              </text:list-header>
            </text:list>
            <draw:enhanced-geometry svg:viewBox="0 0 21600 21600" draw:type="mso-spt202" draw:enhanced-path="M 0 0 L 21600 0 21600 21600 0 21600 0 0 Z N"/>
          </draw:custom-shape>
          <draw:custom-shape draw:name="Text Box 36" draw:style-name="gr1014" draw:text-style-name="P37" draw:layer="layout" svg:width="3.838cm" svg:height="1.145cm" svg:x="10.985cm" svg:y="13.198cm">
            <text:list text:style-name="L5">
              <text:list-header>
                <text:p text:style-name="P24"><text:span text:style-name="T80">m</text:span><text:span text:style-name="T83">(</text:span><text:span text:style-name="T80">e</text:span><text:span text:style-name="T82">k</text:span><text:span text:style-name="T83">–</text:span><text:span text:style-name="T80">e</text:span><text:span text:style-name="T82">k</text:span><text:span text:style-name="T86">–1</text:span><text:span text:style-name="T83">)</text:span></text:p>
              </text:list-header>
            </text:list>
            <draw:enhanced-geometry svg:viewBox="0 0 21600 21600" draw:type="mso-spt202" draw:enhanced-path="M 0 0 L 21600 0 21600 21600 0 21600 0 0 Z N"/>
          </draw:custom-shape>
          <draw:custom-shape draw:name="Text Box 37" draw:style-name="gr1015" draw:text-style-name="P37" draw:layer="layout" svg:width="1.947cm" svg:height="1.301cm" svg:x="22.426cm" svg:y="7.34cm">
            <text:list text:style-name="L5">
              <text:list-header>
                <text:p text:style-name="P24"><text:span text:style-name="T80">p</text:span><text:span text:style-name="T86">1</text:span></text:p>
              </text:list-header>
            </text:list>
            <draw:enhanced-geometry svg:viewBox="0 0 21600 21600" draw:type="mso-spt202" draw:enhanced-path="M 0 0 L 21600 0 21600 21600 0 21600 0 0 Z N"/>
          </draw:custom-shape>
          <draw:custom-shape draw:name="Text Box 38" draw:style-name="gr1016" draw:text-style-name="P37" draw:layer="layout" svg:width="1.952cm" svg:height="1.301cm" svg:x="22.02cm" svg:y="10.047cm">
            <text:list text:style-name="L5">
              <text:list-header>
                <text:p text:style-name="P24"><text:span text:style-name="T80">p</text:span><text:span text:style-name="T82">j</text:span></text:p>
              </text:list-header>
            </text:list>
            <draw:enhanced-geometry svg:viewBox="0 0 21600 21600" draw:type="mso-spt202" draw:enhanced-path="M 0 0 L 21600 0 21600 21600 0 21600 0 0 Z N"/>
          </draw:custom-shape>
          <draw:custom-shape draw:name="Text Box 39" draw:style-name="gr1017" draw:text-style-name="P37" draw:layer="layout" svg:width="1.948cm" svg:height="1.301cm" svg:x="22.095cm" svg:y="12.521cm">
            <text:list text:style-name="L5">
              <text:list-header>
                <text:p text:style-name="P24"><text:span text:style-name="T80">p</text:span><text:span text:style-name="T82">n</text:span></text:p>
              </text:list-header>
            </text:list>
            <draw:enhanced-geometry svg:viewBox="0 0 21600 21600" draw:type="mso-spt202" draw:enhanced-path="M 0 0 L 21600 0 21600 21600 0 21600 0 0 Z N"/>
          </draw:custom-shape>
          <draw:custom-shape draw:name="Text Box 40" draw:style-name="gr1018" draw:text-style-name="P37" draw:layer="layout" svg:width="2.522cm" svg:height="1.145cm" svg:x="16.913cm" svg:y="5.08cm">
            <text:list text:style-name="L5">
              <text:list-header>
                <text:p text:style-name="P24"><text:span text:style-name="T80">e</text:span><text:span text:style-name="T86">1</text:span><text:span text:style-name="T83">–</text:span><text:span text:style-name="T80">e</text:span><text:span text:style-name="T86">0</text:span></text:p>
              </text:list-header>
            </text:list>
            <draw:enhanced-geometry svg:viewBox="0 0 21600 21600" draw:type="mso-spt202" draw:enhanced-path="M 0 0 L 21600 0 21600 21600 0 21600 0 0 Z N"/>
          </draw:custom-shape>
          <draw:custom-shape draw:name="Text Box 41" draw:style-name="gr1019" draw:text-style-name="P37" draw:layer="layout" svg:width="2.522cm" svg:height="1.145cm" svg:x="16.909cm" svg:y="10.047cm">
            <text:list text:style-name="L5">
              <text:list-header>
                <text:p text:style-name="P24"><text:span text:style-name="T80">e</text:span><text:span text:style-name="T82">i</text:span><text:span text:style-name="T83">–</text:span><text:span text:style-name="T80">e</text:span><text:span text:style-name="T82">i</text:span><text:span text:style-name="T86">–1</text:span></text:p>
              </text:list-header>
            </text:list>
            <draw:enhanced-geometry svg:viewBox="0 0 21600 21600" draw:type="mso-spt202" draw:enhanced-path="M 0 0 L 21600 0 21600 21600 0 21600 0 0 Z N"/>
          </draw:custom-shape>
        </draw:g>
        <draw:custom-shape draw:name="Text Box 42" draw:style-name="gr1020" draw:text-style-name="P37" xml:id="id195" draw:id="id195" draw:layer="layout" svg:width="11.298cm" svg:height="9.536cm" svg:x="0cm" svg:y="5.468cm">
          <text:list text:style-name="L5">
            <text:list-header>
              <text:p text:style-name="P24"><text:span text:style-name="T16">We construct a network:</text:span></text:p>
            </text:list-header>
          </text:list>
          <text:list text:style-name="L7">
            <text:list-item>
              <text:p text:style-name="P24"><text:span text:style-name="T16"><text:s/></text:span><text:span text:style-name="T16">The source is <text:s/>con</text:span><text:span text:style-name="T27">n</text:span><text:span text:style-name="T16">ected by </text:span><text:span text:style-name="T18">k</text:span><text:span text:style-name="T16"> arcs of capacity </text:span><text:span text:style-name="T18">m</text:span><text:span text:style-name="T16">(</text:span><text:span text:style-name="T18">e</text:span><text:span text:style-name="T26">i</text:span><text:span text:style-name="T16">–</text:span><text:span text:style-name="T18">e</text:span><text:span text:style-name="T26">i</text:span><text:span text:style-name="T19">–1</text:span><text:span text:style-name="T16">) to nodes </text:span><text:span text:style-name="T18">w</text:span><text:span text:style-name="T26">i</text:span><text:span text:style-name="T16">, </text:span><text:span text:style-name="T18">i</text:span><text:span text:style-name="T16">=1,...,</text:span><text:span text:style-name="T18">k</text:span><text:span text:style-name="T16">.</text:span></text:p>
            </text:list-item>
            <text:list-item>
              <text:p text:style-name="P24"><text:span text:style-name="T16"><text:s/></text:span><text:span text:style-name="T16">The arcs of capacity </text:span><text:span text:style-name="T18">p</text:span><text:span text:style-name="T26">i</text:span><text:span text:style-name="T16"> connect nodes-tasks </text:span><text:span text:style-name="T54">T</text:span><text:span text:style-name="T26">i</text:span><text:span text:style-name="T16"> to the sink, </text:span><text:span text:style-name="T18">i</text:span><text:span text:style-name="T16">=1,...,</text:span><text:span text:style-name="T18">n</text:span><text:span text:style-name="T16">.</text:span></text:p>
            </text:list-item>
            <text:list-item>
              <text:p text:style-name="P24"><text:span text:style-name="T16"><text:s/></text:span><text:span text:style-name="T16">We connect </text:span><text:span text:style-name="T18">w</text:span><text:span text:style-name="T26">i</text:span><text:span text:style-name="T16"> and </text:span><text:span text:style-name="T54">T</text:span><text:span text:style-name="T26">j</text:span><text:span text:style-name="T16"> by an arc of capacity </text:span><text:span text:style-name="T18">e</text:span><text:span text:style-name="T26">i</text:span><text:span text:style-name="T16">–</text:span><text:span text:style-name="T18">e</text:span><text:span text:style-name="T26">i</text:span><text:span text:style-name="T19">–1</text:span><text:span text:style-name="T16">, iff </text:span></text:p>
            </text:list-item>
          </text:list>
          <text:list text:style-name="L5">
            <text:list-header>
              <text:p text:style-name="P24"><text:span text:style-name="T16">[</text:span><text:span text:style-name="T18">e</text:span><text:span text:style-name="T26">i</text:span><text:span text:style-name="T19">–1</text:span><text:span text:style-name="T16">,</text:span><text:span text:style-name="T18">e</text:span><text:span text:style-name="T26">i</text:span><text:span text:style-name="T16">]</text:span><text:span text:style-name="T222"></text:span><text:span text:style-name="T16">[</text:span><text:span text:style-name="T18">r</text:span><text:span text:style-name="T26">j</text:span><text:span text:style-name="T16">,</text:span><text:span text:style-name="T18">d</text:span><text:span text:style-name="T26">j</text:span><text:span text:style-name="T16">].</text:span></text:p>
            </text:list-header>
          </text:list>
          <draw:enhanced-geometry svg:viewBox="0 0 21600 21600" draw:type="mso-spt202" draw:enhanced-path="M 0 0 L 21600 0 21600 21600 0 21600 0 0 Z N"/>
        </draw:custom-shape>
        <draw:custom-shape draw:name="Text Box 43" draw:style-name="gr1021" draw:text-style-name="P37" xml:id="id197" draw:id="id197" draw:layer="layout" svg:width="25.4cm" svg:height="2.379cm" svg:x="0cm" svg:y="16.003cm">
          <text:list text:style-name="L5">
            <text:list-header>
              <text:p text:style-name="P24"><text:span text:style-name="T16">A schedule exists </text:span><text:span text:style-name="T66"></text:span><text:span text:style-name="T16"> there exists a flow of value </text:span><text:span text:style-name="T66"></text:span><text:span text:style-name="T26">i</text:span><text:span text:style-name="T19">=1,...,</text:span><text:span text:style-name="T26">n</text:span><text:span text:style-name="T16"> </text:span><text:span text:style-name="T18">p</text:span><text:span text:style-name="T26">i</text:span><text:span text:style-name="T16"> (one can distribute the processors among tasks in the time intervals [</text:span><text:span text:style-name="T18">e</text:span><text:span text:style-name="T26">i</text:span><text:span text:style-name="T19">-1</text:span><text:span text:style-name="T16">, </text:span><text:span text:style-name="T18">e</text:span><text:span text:style-name="T26">i</text:span><text:span text:style-name="T16">] to complete all the tasks).</text:span></text:p>
            </text:list-header>
          </text:list>
          <draw:enhanced-geometry svg:viewBox="0 0 21600 21600" draw:type="mso-spt202" draw:enhanced-path="M 0 0 L 21600 0 21600 21600 0 21600 0 0 Z N"/>
        </draw:custom-shape>
        <draw:frame presentation:style-name="pr12" draw:text-style-name="P2" draw:layer="layout" svg:width="25.4cm" svg:height="2.302cm" svg:x="0cm" svg:y="0.423cm" presentation:class="title" presentation:user-transformed="true">
          <draw:text-box>
            <text:list text:style-name="L1">
              <text:list-header>
                <text:p text:style-name="P1"><text:span text:style-name="T191">Scheduling on Parallel Processors</text:span><text:span text:style-name="T191"><text:line-break/></text:span><text:span text:style-name="T191"> to Minimize the Maximum Lateness</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5" smil:attributeName="visibility" smil:to="visible"/>
                  <anim:transitionFilter smil:dur="0.5s" smil:targetElement="id19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6" smil:attributeName="visibility" smil:to="visible"/>
                  <anim:transitionFilter smil:dur="0.5s" smil:targetElement="id196"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97" smil:attributeName="visibility" smil:to="visible"/>
                  <anim:animate smil:dur="0.5s" smil:fill="hold" smil:targetElement="id197" smil:attributeName="x" smil:values="x;x" smil:keyTimes="0;1" smil:additive="base"/>
                  <anim:animate smil:dur="0.5s" smil:fill="hold" smil:targetElement="id197" smil:attributeName="y" smil:values="1+height/2;y" smil:keyTimes="0;1" smil:additive="base"/>
                </anim:par>
              </anim:par>
            </anim:par>
          </anim:seq>
        </anim:par>
        <presentation:notes draw:style-name="dp2" presentation:use-date-time-name="dtd1">
          <draw:custom-shape draw:name="Rectangle 7" draw:style-name="gr102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0"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1" draw:style-name="dp3" draw:master-page-name="Default" presentation:use-date-time-name="dtd1">
        <office:forms form:automatic-focus="false" form:apply-design-mode="false"/>
        <draw:custom-shape draw:name="Text Box 2" draw:style-name="gr1023" draw:text-style-name="P37" draw:layer="layout" svg:width="25.4cm" svg:height="1.417cm" svg:x="0cm" svg:y="5.08cm">
          <text:list text:style-name="L5">
            <text:list-header>
              <text:p text:style-name="P24"><text:span text:style-name="T11">Some NP–hard cases: </text:span><text:span text:style-name="T75">P</text:span><text:span text:style-name="T76">2||</text:span><text:span text:style-name="T75">L</text:span><text:span text:style-name="T77">max</text:span><text:span text:style-name="T20">, </text:span><text:span text:style-name="T76">1|</text:span><text:span text:style-name="T75">r</text:span><text:span text:style-name="T78">j</text:span><text:span text:style-name="T76">|</text:span><text:span text:style-name="T75">L</text:span><text:span text:style-name="T77">max</text:span><text:span text:style-name="T37">.</text:span></text:p>
            </text:list-header>
          </text:list>
          <draw:enhanced-geometry svg:viewBox="0 0 21600 21600" draw:type="mso-spt202" draw:enhanced-path="M 0 0 L 21600 0 21600 21600 0 21600 0 0 Z N"/>
        </draw:custom-shape>
        <draw:custom-shape draw:name="Text Box 3" draw:style-name="gr1024"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95">Non-p</text:span><text:span text:style-name="T141">reemptive scheduling</text:span></text:p>
            </text:list-header>
          </text:list>
          <draw:enhanced-geometry svg:viewBox="0 0 21600 21600" draw:type="mso-spt202" draw:enhanced-path="M 0 0 L 21600 0 21600 21600 0 21600 0 0 Z N"/>
        </draw:custom-shape>
        <draw:custom-shape draw:name="Text Box 4" draw:style-name="gr1025" draw:text-style-name="P37" xml:id="id198" draw:id="id198" draw:layer="layout" svg:width="25.4cm" svg:height="6.777cm" svg:x="0cm" svg:y="6.359cm">
          <text:list text:style-name="L5">
            <text:list-header>
              <text:p text:style-name="P24"><text:span text:style-name="T11">Polynomial-time solvable cases:</text:span></text:p>
            </text:list-header>
          </text:list>
          <text:list text:style-name="L7">
            <text:list-item>
              <text:p text:style-name="P25"><text:span text:style-name="T11"><text:s/></text:span><text:span text:style-name="T11">unit processing times </text:span><text:span text:style-name="T75">P</text:span><text:span text:style-name="T76">|</text:span><text:span text:style-name="T75">p</text:span><text:span text:style-name="T78">j</text:span><text:span text:style-name="T76">=1,</text:span><text:span text:style-name="T75">r</text:span><text:span text:style-name="T78">j</text:span><text:span text:style-name="T76">|</text:span><text:span text:style-name="T75">L</text:span><text:span text:style-name="T77">max</text:span><text:span text:style-name="T11">. <text:s/></text:span></text:p>
            </text:list-item>
            <text:list-item>
              <text:p text:style-name="P25"><text:span text:style-name="T11"><text:s/></text:span><text:span text:style-name="T11">similarly for uniform processors </text:span><text:span text:style-name="T75">Q</text:span><text:span text:style-name="T76">|</text:span><text:span text:style-name="T75">p</text:span><text:span text:style-name="T78">j</text:span><text:span text:style-name="T76">=1|</text:span><text:span text:style-name="T75">L</text:span><text:span text:style-name="T77">max</text:span><text:span text:style-name="T11"> (the problem can be reduced to linear programming),</text:span></text:p>
            </text:list-item>
            <text:list-item>
              <text:p text:style-name="P25"><text:span text:style-name="T11"><text:s/></text:span><text:span text:style-name="T11">single processor scheduling </text:span><text:span text:style-name="T76">1||</text:span><text:span text:style-name="T75">L</text:span><text:span text:style-name="T77">max</text:span><text:span text:style-name="T11"> – solvable using the EDD rule </text:span></text:p>
            </text:list-item>
          </text:list>
          <text:list text:style-name="L5">
            <text:list-header>
              <text:p text:style-name="P25"><text:span text:style-name="T11">(has been discussed already...).</text:span></text:p>
            </text:list-header>
          </text:list>
          <draw:enhanced-geometry svg:viewBox="0 0 21600 21600" draw:type="mso-spt202" draw:enhanced-path="M 0 0 L 21600 0 21600 21600 0 21600 0 0 Z N"/>
        </draw:custom-shape>
        <draw:frame presentation:style-name="pr13" draw:text-style-name="P2" draw:layer="layout" svg:width="25.4cm" svg:height="2.501cm" svg:x="0cm" svg:y="0.422cm" presentation:class="title" presentation:user-transformed="true">
          <draw:text-box>
            <text:list text:style-name="L1">
              <text:list-header>
                <text:p text:style-name="P1"><text:span text:style-name="T4">Scheduling on Parallel Processors</text:span><text:span text:style-name="T4"><text:line-break/></text:span><text:span text:style-name="T4"> to Minimize the Maximum Lateness</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8" smil:attributeName="visibility" smil:to="visible"/>
                  <anim:transitionFilter smil:dur="0.5s" smil:targetElement="id198" smil:type="dissolve"/>
                </anim:par>
              </anim:par>
            </anim:par>
          </anim:seq>
        </anim:par>
        <presentation:notes draw:style-name="dp2" presentation:use-date-time-name="dtd1">
          <draw:custom-shape draw:name="Rectangle 7" draw:style-name="gr102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1"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2" draw:style-name="dp3" draw:master-page-name="Default" presentation:use-date-time-name="dtd1">
        <office:forms form:automatic-focus="false" form:apply-design-mode="false"/>
        <draw:custom-shape draw:name="Text Box 2" draw:style-name="gr1027" draw:text-style-name="P26" draw:layer="layout" svg:width="25.4cm" svg:height="7.793cm" svg:x="0cm" svg:y="5.08cm">
          <text:list text:style-name="L5">
            <text:list-header>
              <text:p text:style-name="P25"><text:span text:style-name="T11">Single processor scheduling </text:span><text:span text:style-name="T76">1|</text:span><text:span text:style-name="T75">pmtn,prec</text:span><text:span text:style-name="T76">,</text:span><text:span text:style-name="T75">r</text:span><text:span text:style-name="T78">j</text:span><text:span text:style-name="T76">|</text:span><text:span text:style-name="T75">L</text:span><text:span text:style-name="T77">max</text:span><text:span text:style-name="T11"> can be solved by a modified Liu algorithm </text:span><text:span text:style-name="T36">O</text:span><text:span text:style-name="T17">(</text:span><text:span text:style-name="T36">n</text:span><text:span text:style-name="T135">2</text:span><text:span text:style-name="T17">)</text:span><text:span text:style-name="T11">:</text:span></text:p>
              <text:p text:style-name="P25"><text:span text:style-name="T11">1. Determine </text:span><text:span text:style-name="T12">modified due dates</text:span><text:span text:style-name="T11"> for each task:</text:span></text:p>
              <text:p text:style-name="P34"><text:span text:style-name="T30">d</text:span><text:span text:style-name="T35">j</text:span><text:span text:style-name="T11">*=min{</text:span><text:span text:style-name="T30">d</text:span><text:span text:style-name="T35">j</text:span><text:span text:style-name="T11">, min</text:span><text:span text:style-name="T35">i</text:span><text:span text:style-name="T11">{</text:span><text:span text:style-name="T30">d</text:span><text:span text:style-name="T35">i</text:span><text:span text:style-name="T11">:</text:span><text:span text:style-name="T32">T</text:span><text:span text:style-name="T35">j</text:span><text:span text:style-name="T50"></text:span><text:span text:style-name="T32">T</text:span><text:span text:style-name="T35">i</text:span><text:span text:style-name="T11">}}</text:span></text:p>
              <text:p text:style-name="P25"><text:span text:style-name="T11">2. Apply the EDD rule using </text:span><text:span text:style-name="T30">d</text:span><text:span text:style-name="T35">j</text:span><text:span text:style-name="T11">* values, preempting current task in the case a task with smaller modified due-date gets available.</text:span></text:p>
              <text:p text:style-name="P25"><text:span text:style-name="T11">3. Repeat 2 until all the tasks are completed.</text:span></text:p>
            </text:list-header>
          </text:list>
          <draw:enhanced-geometry svg:viewBox="0 0 21600 21600" draw:type="mso-spt202" draw:enhanced-path="M 0 0 L 21600 0 21600 21600 0 21600 0 0 Z N"/>
        </draw:custom-shape>
        <draw:custom-shape draw:name="Text Box 3" draw:style-name="gr1028"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Preemptive scheduling</text:span></text:p>
            </text:list-header>
          </text:list>
          <draw:enhanced-geometry svg:viewBox="0 0 21600 21600" draw:type="mso-spt202" draw:enhanced-path="M 0 0 L 21600 0 21600 21600 0 21600 0 0 Z N"/>
        </draw:custom-shape>
        <draw:custom-shape draw:name="Text Box 4" draw:style-name="gr1029" draw:text-style-name="P37" xml:id="id199" draw:id="id199" draw:layer="layout" svg:width="25.4cm" svg:height="3.449cm" svg:x="0cm" svg:y="14.482cm">
          <text:list text:style-name="L7">
            <text:list-item>
              <text:p text:style-name="P24"><text:span text:style-name="T11"><text:s/></text:span><text:span text:style-name="T11">Some other polynomial-time cases: </text:span></text:p>
            </text:list-item>
          </text:list>
          <text:list text:style-name="L8">
            <text:list-header>
              <text:p text:style-name="P24"><text:span text:style-name="T75"><text:s text:c="4"/></text:span><text:span text:style-name="T75">P</text:span><text:span text:style-name="T76">|</text:span><text:span text:style-name="T75">pmtn</text:span><text:span text:style-name="T76">,</text:span><text:span text:style-name="T75">in–tree</text:span><text:span text:style-name="T76">|</text:span><text:span text:style-name="T75">L</text:span><text:span text:style-name="T77">max</text:span><text:span text:style-name="T20">, </text:span><text:span text:style-name="T75">Q</text:span><text:span text:style-name="T76">2|</text:span><text:span text:style-name="T75">pmtn</text:span><text:span text:style-name="T76">,</text:span><text:span text:style-name="T75">prec</text:span><text:span text:style-name="T76">,</text:span><text:span text:style-name="T75">r</text:span><text:span text:style-name="T78">j</text:span><text:span text:style-name="T76">|</text:span><text:span text:style-name="T75">L</text:span><text:span text:style-name="T77">max</text:span><text:span text:style-name="T11">. </text:span></text:p>
            </text:list-header>
          </text:list>
          <text:list text:style-name="L7">
            <text:list-item>
              <text:p text:style-name="P24"><text:span text:style-name="T11"><text:s/></text:span><text:span text:style-name="T11">Moreover, some pseudo-polynomial time algorithms are known.</text:span></text:p>
            </text:list-item>
          </text:list>
          <draw:enhanced-geometry svg:viewBox="0 0 21600 21600" draw:type="mso-spt202" draw:enhanced-path="M 0 0 L 21600 0 21600 21600 0 21600 0 0 Z N"/>
        </draw:custom-shape>
        <draw:frame presentation:style-name="pr9" draw:text-style-name="P2" draw:layer="layout" svg:width="25.4cm" svg:height="2.703cm" svg:x="0cm" svg:y="0.422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99" smil:attributeName="visibility" smil:to="visible"/>
                  <anim:transitionFilter smil:dur="0.5s" smil:targetElement="id199" smil:type="dissolve"/>
                </anim:par>
              </anim:par>
            </anim:par>
          </anim:seq>
        </anim:par>
        <presentation:notes draw:style-name="dp2" presentation:use-date-time-name="dtd1">
          <draw:custom-shape draw:name="Rectangle 7" draw:style-name="gr1030"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3" draw:style-name="dp3" draw:master-page-name="Default" presentation:use-date-time-name="dtd1">
        <office:forms form:automatic-focus="false" form:apply-design-mode="false"/>
        <draw:custom-shape draw:name="Text Box 2" draw:style-name="gr1031" draw:text-style-name="P37" draw:layer="layout" svg:width="24.342cm" svg:height="3.729cm" svg:x="0.635cm" svg:y="5.08cm">
          <text:list text:style-name="L7">
            <text:list-item>
              <text:p text:style-name="P24"><text:span text:style-name="T11"><text:s/></text:span><text:span text:style-name="T11">Even </text:span><text:span text:style-name="T75">P</text:span><text:span text:style-name="T76">|</text:span><text:span text:style-name="T75">p</text:span><text:span text:style-name="T78">j</text:span><text:span text:style-name="T76">=1,</text:span><text:span text:style-name="T75">out–tree</text:span><text:span text:style-name="T76">|</text:span><text:span text:style-name="T75">L</text:span><text:span text:style-name="T77">max</text:span><text:span text:style-name="T11"> is NP–hard.</text:span></text:p>
            </text:list-item>
            <text:list-item>
              <text:p text:style-name="P24"><text:span text:style-name="T11"><text:s/></text:span><text:span text:style-name="T11">A polynomial-time algorithm for </text:span><text:span text:style-name="T75">P</text:span><text:span text:style-name="T76">2|</text:span><text:span text:style-name="T75">prec</text:span><text:span text:style-name="T76">,</text:span><text:span text:style-name="T75">p</text:span><text:span text:style-name="T78">j</text:span><text:span text:style-name="T76">=1|</text:span><text:span text:style-name="T75">L</text:span><text:span text:style-name="T77">max</text:span><text:span text:style-name="T11"> is known.</text:span></text:p>
            </text:list-item>
            <text:list-item>
              <text:p text:style-name="P24"><text:span text:style-name="T11"><text:s/></text:span><text:span text:style-name="T75">P</text:span><text:span text:style-name="T76">|</text:span><text:span text:style-name="T75">p</text:span><text:span text:style-name="T78">j</text:span><text:span text:style-name="T76">=1,</text:span><text:span text:style-name="T75">in–tree</text:span><text:span text:style-name="T76">|</text:span><text:span text:style-name="T75">L</text:span><text:span text:style-name="T77">max </text:span><text:span text:style-name="T11">can be solved by </text:span><text:span text:style-name="T12">Brucker algorithm</text:span><text:span text:style-name="T11"> </text:span><text:span text:style-name="T36">O</text:span><text:span text:style-name="T17">(</text:span><text:span text:style-name="T36">n</text:span><text:span text:style-name="T17">log </text:span><text:span text:style-name="T36">n</text:span><text:span text:style-name="T17">)</text:span><text:span text:style-name="T11">:</text:span></text:p>
            </text:list-item>
          </text:list>
          <draw:enhanced-geometry svg:viewBox="0 0 21600 21600" draw:type="mso-spt202" draw:enhanced-path="M 0 0 L 21600 0 21600 21600 0 21600 0 0 Z N"/>
        </draw:custom-shape>
        <draw:custom-shape draw:name="Text Box 3" draw:style-name="gr1032"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4" draw:style-name="gr1033" draw:text-style-name="P26" xml:id="id200" draw:id="id200" draw:layer="layout" svg:width="24.765cm" svg:height="6.777cm" svg:x="0.635cm" svg:y="8.731cm">
          <text:list text:style-name="L5">
            <text:list-header>
              <text:p text:style-name="P25"><text:span text:style-name="T30"><text:s/></text:span><text:span text:style-name="T30">next</text:span><text:span text:style-name="T11">(</text:span><text:span text:style-name="T30">j</text:span><text:span text:style-name="T11">) = immediate successor of task </text:span><text:span text:style-name="T30">T</text:span><text:span text:style-name="T35">j</text:span><text:span text:style-name="T11">.</text:span></text:p>
              <text:p text:style-name="P25"><text:span text:style-name="T11">1. Derive </text:span><text:span text:style-name="T30">modified due dates</text:span><text:span text:style-name="T11">: </text:span><text:span text:style-name="T88">d</text:span><text:span text:style-name="T142">root</text:span><text:span text:style-name="T143">*=1–</text:span><text:span text:style-name="T88">d</text:span><text:span text:style-name="T142">root</text:span><text:span text:style-name="T11"> for the root and </text:span><text:span text:style-name="T88">d</text:span><text:span text:style-name="T145">k</text:span><text:span text:style-name="T143">*=max{1+</text:span><text:span text:style-name="T88">d</text:span><text:span text:style-name="T145">next</text:span><text:span text:style-name="T142">(</text:span><text:span text:style-name="T145">k</text:span><text:span text:style-name="T142">)</text:span><text:span text:style-name="T143">*,1–</text:span><text:span text:style-name="T88">d</text:span><text:span text:style-name="T145">k</text:span><text:span text:style-name="T143">}</text:span><text:span text:style-name="T11"> for other tasks</text:span></text:p>
              <text:p text:style-name="P24"><text:span text:style-name="T11">2. Schedule the tasks in a similar way as in Hu algorithm, choosing every time the tasks o</text:span><text:span text:style-name="T223">f the </text:span><text:span text:style-name="T224">greatest</text:span><text:span text:style-name="T223"> m</text:span><text:span text:style-name="T11">odified due date instead of the </text:span><text:span text:style-name="T224">greatest</text:span><text:span text:style-name="T11"> distance from the root.</text:span></text:p>
            </text:list-header>
          </text:list>
          <draw:enhanced-geometry svg:viewBox="0 0 21600 21600" draw:type="mso-spt202" draw:enhanced-path="M 0 0 L 21600 0 21600 21600 0 21600 0 0 Z N"/>
        </draw:custom-shape>
        <draw:custom-shape draw:name="Text Box 5" draw:style-name="gr1034" draw:text-style-name="P37" xml:id="id201" draw:id="id201" draw:layer="layout" svg:width="11.62cm" svg:height="1.955cm" svg:x="5.9cm" svg:y="15.324cm">
          <text:list text:style-name="L8">
            <text:list-header>
              <text:p text:style-name="P24"><text:span text:style-name="T147">The list scheduling again with a different ordering of the tasks again.</text:span></text:p>
            </text:list-header>
          </text:list>
          <draw:enhanced-geometry svg:viewBox="0 0 21600 21600" draw:type="mso-spt202" draw:enhanced-path="M 0 0 L 21600 0 21600 21600 0 21600 0 0 Z N"/>
        </draw:custom-shape>
        <draw:frame presentation:style-name="pr9" draw:text-style-name="P2" draw:layer="layout" svg:width="25.4cm" svg:height="2.703cm" svg:x="0cm" svg:y="0.422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0" smil:attributeName="visibility" smil:to="visible"/>
                  <anim:transitionFilter smil:dur="0.5s" smil:targetElement="id200"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1" smil:attributeName="visibility" smil:to="visible"/>
                  <anim:animate smil:dur="0.5s" smil:fill="hold" smil:targetElement="id201" smil:attributeName="x" smil:values="1+width/2;x" smil:keyTimes="0;1" smil:additive="base"/>
                  <anim:animate smil:dur="0.5s" smil:fill="hold" smil:targetElement="id201" smil:attributeName="y" smil:values="y;y" smil:keyTimes="0;1" smil:additive="base"/>
                </anim:par>
              </anim:par>
            </anim:par>
          </anim:seq>
        </anim:par>
        <presentation:notes draw:style-name="dp2" presentation:use-date-time-name="dtd1">
          <draw:custom-shape draw:name="Rectangle 7" draw:style-name="gr103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4" draw:style-name="dp3" draw:master-page-name="Default" presentation:use-date-time-name="dtd1">
        <office:forms form:automatic-focus="false" form:apply-design-mode="false"/>
        <draw:custom-shape draw:name="Text Box 2" draw:style-name="gr1036"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3" draw:style-name="gr1037"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draw:custom-shape draw:name="Oval 4" draw:style-name="gr1038"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039"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040"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041"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042"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043"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044"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045"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046"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047"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048"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049"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09" draw:text-style-name="P38" draw:layer="layout" svg:x1="4.295cm" svg:y1="8.546cm" svg:x2="5.283cm" svg:y2="10.266cm">
          <text:p/>
        </draw:line>
        <draw:line draw:name="Line 17" draw:style-name="gr209" draw:text-style-name="P38" draw:layer="layout" svg:x1="6.822cm" svg:y1="8.546cm" svg:x2="5.614cm" svg:y2="10.231cm">
          <text:p/>
        </draw:line>
        <draw:line draw:name="Line 18" draw:style-name="gr209" draw:text-style-name="P38" draw:layer="layout" svg:x1="10.085cm" svg:y1="8.581cm" svg:x2="10.085cm" svg:y2="10.301cm">
          <text:p/>
        </draw:line>
        <draw:line draw:name="Line 19" draw:style-name="gr209" draw:text-style-name="P38" draw:layer="layout" svg:x1="13.348cm" svg:y1="8.546cm" svg:x2="14.411cm" svg:y2="10.266cm">
          <text:p/>
        </draw:line>
        <draw:line draw:name="Line 20" draw:style-name="gr209" draw:text-style-name="P38" draw:layer="layout" svg:x1="15.804cm" svg:y1="8.581cm" svg:x2="14.706cm" svg:y2="10.231cm">
          <text:p/>
        </draw:line>
        <draw:line draw:name="Line 21" draw:style-name="gr209" draw:text-style-name="P38" draw:layer="layout" svg:x1="5.503cm" svg:y1="10.883cm" svg:x2="5.503cm" svg:y2="12.978cm">
          <text:p/>
        </draw:line>
        <draw:line draw:name="Line 22" draw:style-name="gr209" draw:text-style-name="P38" draw:layer="layout" svg:x1="2.752cm" svg:y1="10.848cm" svg:x2="5.208cm" svg:y2="13.119cm">
          <text:p/>
        </draw:line>
        <draw:line draw:name="Line 23" draw:style-name="gr209" draw:text-style-name="P38" draw:layer="layout" svg:x1="14.375cm" svg:y1="10.782cm" svg:x2="12.54cm" svg:y2="13.048cm">
          <text:p/>
        </draw:line>
        <draw:line draw:name="Line 24" draw:style-name="gr209" draw:text-style-name="P38" draw:layer="layout" svg:x1="5.794cm" svg:y1="13.529cm" svg:x2="8.802cm" svg:y2="15.76cm">
          <text:p/>
        </draw:line>
        <draw:line draw:name="Line 25" draw:style-name="gr209" draw:text-style-name="P38" draw:layer="layout" svg:x1="12.14cm" svg:y1="13.564cm" svg:x2="9.388cm" svg:y2="15.694cm">
          <text:p/>
        </draw:line>
        <draw:line draw:name="Line 26" draw:style-name="gr209" draw:text-style-name="P38" draw:layer="layout" svg:x1="10.288cm" svg:y1="10.817cm" svg:x2="12.065cm" svg:y2="13.048cm">
          <text:p/>
        </draw:line>
        <draw:custom-shape draw:name="Text Box 27" draw:style-name="gr1050"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8" draw:style-name="gr1051"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9" draw:style-name="gr1052"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30" draw:style-name="gr1053"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1" draw:style-name="gr1054"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2" draw:style-name="gr1055"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3" draw:style-name="gr1056"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4" draw:style-name="gr1057"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5" draw:style-name="gr1058"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6" draw:style-name="gr1059"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7" draw:style-name="gr1060"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8" draw:style-name="gr1061"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custom-shape draw:name="Text Box 39" draw:style-name="gr1062" draw:text-style-name="P37" draw:layer="layout" svg:width="0.847cm" svg:height="1.058cm" svg:x="8.678cm" svg:y="15.452cm">
          <text:list text:style-name="L5">
            <text:list-header>
              <text:p text:style-name="P24"><text:span text:style-name="T52">7</text:span></text:p>
            </text:list-header>
          </text:list>
          <draw:enhanced-geometry svg:viewBox="0 0 21600 21600" draw:type="mso-spt202" draw:enhanced-path="M 0 0 L 21600 0 21600 21600 0 21600 0 0 Z N"/>
        </draw:custom-shape>
        <draw:custom-shape draw:name="Text Box 40" draw:style-name="gr1063" draw:text-style-name="P37" draw:layer="layout" svg:width="0.847cm" svg:height="1.058cm" svg:x="5.08cm" svg:y="12.7cm">
          <text:list text:style-name="L5">
            <text:list-header>
              <text:p text:style-name="P24"><text:span text:style-name="T52">6</text:span></text:p>
            </text:list-header>
          </text:list>
          <draw:enhanced-geometry svg:viewBox="0 0 21600 21600" draw:type="mso-spt202" draw:enhanced-path="M 0 0 L 21600 0 21600 21600 0 21600 0 0 Z N"/>
        </draw:custom-shape>
        <draw:custom-shape draw:name="Text Box 41" draw:style-name="gr1064" draw:text-style-name="P37" draw:layer="layout" svg:width="0.847cm" svg:height="1.058cm" svg:x="11.853cm" svg:y="12.7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42" draw:style-name="gr1065" draw:text-style-name="P37" draw:layer="layout" svg:width="0.846cm" svg:height="1.059cm" svg:x="2.117cm" svg:y="9.94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3" draw:style-name="gr1066" draw:text-style-name="P37" draw:layer="layout" svg:width="0.847cm" svg:height="1.059cm" svg:x="5.08cm" svg:y="9.948cm">
          <text:list text:style-name="L5">
            <text:list-header>
              <text:p text:style-name="P24"><text:span text:style-name="T52">5</text:span></text:p>
            </text:list-header>
          </text:list>
          <draw:enhanced-geometry svg:viewBox="0 0 21600 21600" draw:type="mso-spt202" draw:enhanced-path="M 0 0 L 21600 0 21600 21600 0 21600 0 0 Z N"/>
        </draw:custom-shape>
        <draw:custom-shape draw:name="Text Box 44" draw:style-name="gr1067" draw:text-style-name="P37" draw:layer="layout" svg:width="0.846cm" svg:height="1.059cm" svg:x="9.737cm" svg:y="9.948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45" draw:style-name="gr1068" draw:text-style-name="P37" draw:layer="layout" svg:width="0.846cm" svg:height="1.059cm" svg:x="14.182cm" svg:y="9.94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6" draw:style-name="gr1069" draw:text-style-name="P37" draw:layer="layout" svg:width="0.847cm" svg:height="1.058cm" svg:x="3.598cm" svg:y="7.62cm">
          <text:list text:style-name="L5">
            <text:list-header>
              <text:p text:style-name="P24"><text:span text:style-name="T52">4</text:span></text:p>
            </text:list-header>
          </text:list>
          <draw:enhanced-geometry svg:viewBox="0 0 21600 21600" draw:type="mso-spt202" draw:enhanced-path="M 0 0 L 21600 0 21600 21600 0 21600 0 0 Z N"/>
        </draw:custom-shape>
        <draw:custom-shape draw:name="Text Box 47" draw:style-name="gr1070" draw:text-style-name="P37" draw:layer="layout" svg:width="0.846cm" svg:height="1.058cm" svg:x="6.562cm" svg:y="7.62cm">
          <text:list text:style-name="L5">
            <text:list-header>
              <text:p text:style-name="P24"><text:span text:style-name="T52">6</text:span></text:p>
            </text:list-header>
          </text:list>
          <draw:enhanced-geometry svg:viewBox="0 0 21600 21600" draw:type="mso-spt202" draw:enhanced-path="M 0 0 L 21600 0 21600 21600 0 21600 0 0 Z N"/>
        </draw:custom-shape>
        <draw:custom-shape draw:name="Text Box 48" draw:style-name="gr1071" draw:text-style-name="P37" draw:layer="layout" svg:width="0.846cm" svg:height="1.058cm" svg:x="9.737cm" svg:y="7.62cm">
          <text:list text:style-name="L5">
            <text:list-header>
              <text:p text:style-name="P24"><text:span text:style-name="T52">4</text:span></text:p>
            </text:list-header>
          </text:list>
          <draw:enhanced-geometry svg:viewBox="0 0 21600 21600" draw:type="mso-spt202" draw:enhanced-path="M 0 0 L 21600 0 21600 21600 0 21600 0 0 Z N"/>
        </draw:custom-shape>
        <draw:custom-shape draw:name="Text Box 49" draw:style-name="gr1072" draw:text-style-name="P37" draw:layer="layout" svg:width="0.847cm" svg:height="1.058cm" svg:x="12.7cm" svg:y="7.62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50" draw:style-name="gr1073" draw:text-style-name="P37" draw:layer="layout" svg:width="0.847cm" svg:height="1.058cm" svg:x="15.663cm" svg:y="7.62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51" draw:style-name="gr1074" draw:text-style-name="P37" xml:id="id202" draw:id="id202"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g draw:name="Group 52" xml:id="id203" draw:id="id203">
          <draw:custom-shape draw:name="Text Box 53" draw:style-name="gr1075" draw:text-style-name="P37" draw:layer="layout" svg:width="1.905cm" svg:height="1.27cm" svg:x="3.598cm" svg:y="12.912cm">
            <text:list text:style-name="L6">
              <text:list-header>
                <text:p text:style-name="P24"><text:span text:style-name="T166">-5</text:span><text:span text:style-name="T52">,-5</text:span></text:p>
              </text:list-header>
            </text:list>
            <draw:enhanced-geometry svg:viewBox="0 0 21600 21600" draw:type="mso-spt202" draw:enhanced-path="M 0 0 L 21600 0 21600 21600 0 21600 0 0 Z N"/>
          </draw:custom-shape>
          <draw:custom-shape draw:name="Text Box 54" draw:style-name="gr1076" draw:text-style-name="P37" draw:layer="layout" svg:width="1.905cm" svg:height="1.058cm" svg:x="12.7cm" svg:y="12.912cm">
            <text:list text:style-name="L6">
              <text:list-header>
                <text:p text:style-name="P24"><text:span text:style-name="T166">-2</text:span><text:span text:style-name="T52">,-5</text:span></text:p>
              </text:list-header>
            </text:list>
            <draw:enhanced-geometry svg:viewBox="0 0 21600 21600" draw:type="mso-spt202" draw:enhanced-path="M 0 0 L 21600 0 21600 21600 0 21600 0 0 Z N"/>
          </draw:custom-shape>
        </draw:g>
        <draw:g draw:name="Group 55" xml:id="id204" draw:id="id204">
          <draw:custom-shape draw:name="Text Box 56" draw:style-name="gr1077" draw:text-style-name="P37" draw:layer="layout" svg:width="1.905cm" svg:height="1.059cm" svg:x="0.635cm" svg:y="9.948cm">
            <text:list text:style-name="L6">
              <text:list-header>
                <text:p text:style-name="P24"><text:span text:style-name="T166">0</text:span><text:span text:style-name="T52">,-4</text:span></text:p>
              </text:list-header>
            </text:list>
            <draw:enhanced-geometry svg:viewBox="0 0 21600 21600" draw:type="mso-spt202" draw:enhanced-path="M 0 0 L 21600 0 21600 21600 0 21600 0 0 Z N"/>
          </draw:custom-shape>
          <draw:custom-shape draw:name="Text Box 57" draw:style-name="gr1078" draw:text-style-name="P37" draw:layer="layout" svg:width="1.905cm" svg:height="1.059cm" svg:x="3.387cm" svg:y="9.948cm">
            <text:list text:style-name="L6">
              <text:list-header>
                <text:p text:style-name="P24"><text:span text:style-name="T166">-4</text:span><text:span text:style-name="T52">,-4</text:span></text:p>
              </text:list-header>
            </text:list>
            <draw:enhanced-geometry svg:viewBox="0 0 21600 21600" draw:type="mso-spt202" draw:enhanced-path="M 0 0 L 21600 0 21600 21600 0 21600 0 0 Z N"/>
          </draw:custom-shape>
          <draw:custom-shape draw:name="Text Box 58" draw:style-name="gr1079" draw:text-style-name="P37" draw:layer="layout" svg:width="2.116cm" svg:height="1.059cm" svg:x="7.832cm" svg:y="9.948cm">
            <text:list text:style-name="L5">
              <text:list-header>
                <text:p text:style-name="P24"><text:span text:style-name="T52">-2,</text:span><text:span text:style-name="T166">-1</text:span></text:p>
              </text:list-header>
            </text:list>
            <draw:enhanced-geometry svg:viewBox="0 0 21600 21600" draw:type="mso-spt202" draw:enhanced-path="M 0 0 L 21600 0 21600 21600 0 21600 0 0 Z N"/>
          </draw:custom-shape>
          <draw:custom-shape draw:name="Text Box 59" draw:style-name="gr1080" draw:text-style-name="P37" draw:layer="layout" svg:width="1.905cm" svg:height="1.058cm" svg:x="15.028cm" svg:y="10.16cm">
            <text:list text:style-name="L6">
              <text:list-header>
                <text:p text:style-name="P24"><text:span text:style-name="T166">0</text:span><text:span text:style-name="T52">,-1</text:span></text:p>
              </text:list-header>
            </text:list>
            <draw:enhanced-geometry svg:viewBox="0 0 21600 21600" draw:type="mso-spt202" draw:enhanced-path="M 0 0 L 21600 0 21600 21600 0 21600 0 0 Z N"/>
          </draw:custom-shape>
        </draw:g>
        <draw:g draw:name="Group 60" xml:id="id205" draw:id="id205">
          <draw:custom-shape draw:name="Text Box 61" draw:style-name="gr1081" draw:text-style-name="P37" draw:layer="layout" svg:width="1.905cm" svg:height="1.058cm" svg:x="1.693cm" svg:y="7.62cm">
            <text:list text:style-name="L6">
              <text:list-header>
                <text:p text:style-name="P24"><text:span text:style-name="T166">-3</text:span><text:span text:style-name="T52">,-3</text:span></text:p>
              </text:list-header>
            </text:list>
            <draw:enhanced-geometry svg:viewBox="0 0 21600 21600" draw:type="mso-spt202" draw:enhanced-path="M 0 0 L 21600 0 21600 21600 0 21600 0 0 Z N"/>
          </draw:custom-shape>
          <draw:custom-shape draw:name="Text Box 62" draw:style-name="gr1082" draw:text-style-name="P37" draw:layer="layout" svg:width="2.116cm" svg:height="1.058cm" svg:x="5.292cm" svg:y="7.197cm">
            <text:list text:style-name="L5">
              <text:list-header>
                <text:p text:style-name="P24"><text:span text:style-name="T52">-5,</text:span><text:span text:style-name="T166">-3</text:span></text:p>
              </text:list-header>
            </text:list>
            <draw:enhanced-geometry svg:viewBox="0 0 21600 21600" draw:type="mso-spt202" draw:enhanced-path="M 0 0 L 21600 0 21600 21600 0 21600 0 0 Z N"/>
          </draw:custom-shape>
          <draw:custom-shape draw:name="Text Box 63" draw:style-name="gr1083" draw:text-style-name="P37" draw:layer="layout" svg:width="1.693cm" svg:height="1.058cm" svg:x="8.255cm" svg:y="7.62cm">
            <text:list text:style-name="L5">
              <text:list-header>
                <text:p text:style-name="P24"><text:span text:style-name="T52">-3,</text:span><text:span text:style-name="T166">0</text:span></text:p>
              </text:list-header>
            </text:list>
            <draw:enhanced-geometry svg:viewBox="0 0 21600 21600" draw:type="mso-spt202" draw:enhanced-path="M 0 0 L 21600 0 21600 21600 0 21600 0 0 Z N"/>
          </draw:custom-shape>
          <draw:custom-shape draw:name="Text Box 64" draw:style-name="gr1084" draw:text-style-name="P37" draw:layer="layout" svg:width="1.693cm" svg:height="1.058cm" svg:x="11.43cm" svg:y="7.62cm">
            <text:list text:style-name="L5">
              <text:list-header>
                <text:p text:style-name="P24"><text:span text:style-name="T52">-1,</text:span><text:span text:style-name="T166">1</text:span></text:p>
              </text:list-header>
            </text:list>
            <draw:enhanced-geometry svg:viewBox="0 0 21600 21600" draw:type="mso-spt202" draw:enhanced-path="M 0 0 L 21600 0 21600 21600 0 21600 0 0 Z N"/>
          </draw:custom-shape>
          <draw:custom-shape draw:name="Text Box 65" draw:style-name="gr1085" draw:text-style-name="P37" draw:layer="layout" svg:width="1.905cm" svg:height="1.058cm" svg:x="16.298cm" svg:y="7.832cm">
            <text:list text:style-name="L5">
              <text:list-header>
                <text:p text:style-name="P24"><text:span text:style-name="T52">-2,</text:span><text:span text:style-name="T166">1</text:span></text:p>
              </text:list-header>
            </text:list>
            <draw:enhanced-geometry svg:viewBox="0 0 21600 21600" draw:type="mso-spt202" draw:enhanced-path="M 0 0 L 21600 0 21600 21600 0 21600 0 0 Z N"/>
          </draw:custom-shape>
        </draw:g>
        <draw:frame presentation:style-name="pr14" draw:text-style-name="P2" draw:layer="layout" svg:width="25.4cm" svg:height="2.902cm" svg:x="0cm" svg:y="0.423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2" smil:attributeName="visibility" smil:to="visible"/>
                  <anim:transitionFilter smil:dur="0.5s" smil:targetElement="id20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3" smil:attributeName="visibility" smil:to="visible"/>
                  <anim:transitionFilter smil:dur="0.5s" smil:targetElement="id20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4" smil:attributeName="visibility" smil:to="visible"/>
                  <anim:transitionFilter smil:dur="0.5s" smil:targetElement="id20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5" smil:attributeName="visibility" smil:to="visible"/>
                  <anim:transitionFilter smil:dur="0.5s" smil:targetElement="id205" smil:type="dissolve"/>
                </anim:par>
              </anim:par>
            </anim:par>
          </anim:seq>
        </anim:par>
        <presentation:notes draw:style-name="dp2" presentation:use-date-time-name="dtd1">
          <draw:custom-shape draw:name="Rectangle 7" draw:style-name="gr108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5" draw:style-name="dp3" draw:master-page-name="Default" presentation:use-date-time-name="dtd1">
        <office:forms form:automatic-focus="false" form:apply-design-mode="false"/>
        <draw:frame presentation:style-name="pr4" draw:text-style-name="P2" draw:layer="layout" svg:width="25.4cm" svg:height="3.175cm" svg:x="-0.212cm" svg:y="-0.213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custom-shape draw:name="Oval 3" draw:style-name="gr1087"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088"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089"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090"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091"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092"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093"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094"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095"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096"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097"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098"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209" draw:text-style-name="P38" draw:layer="layout" svg:x1="4.295cm" svg:y1="8.546cm" svg:x2="5.283cm" svg:y2="10.266cm">
          <text:p/>
        </draw:line>
        <draw:line draw:name="Line 16" draw:style-name="gr209" draw:text-style-name="P38" draw:layer="layout" svg:x1="6.822cm" svg:y1="8.546cm" svg:x2="5.614cm" svg:y2="10.231cm">
          <text:p/>
        </draw:line>
        <draw:line draw:name="Line 17" draw:style-name="gr209" draw:text-style-name="P38" draw:layer="layout" svg:x1="10.085cm" svg:y1="8.581cm" svg:x2="10.085cm" svg:y2="10.301cm">
          <text:p/>
        </draw:line>
        <draw:line draw:name="Line 18" draw:style-name="gr209" draw:text-style-name="P38" draw:layer="layout" svg:x1="13.348cm" svg:y1="8.546cm" svg:x2="14.411cm" svg:y2="10.266cm">
          <text:p/>
        </draw:line>
        <draw:line draw:name="Line 19" draw:style-name="gr209" draw:text-style-name="P38" draw:layer="layout" svg:x1="15.804cm" svg:y1="8.581cm" svg:x2="14.706cm" svg:y2="10.231cm">
          <text:p/>
        </draw:line>
        <draw:line draw:name="Line 20" draw:style-name="gr209" draw:text-style-name="P38" draw:layer="layout" svg:x1="5.503cm" svg:y1="10.883cm" svg:x2="5.503cm" svg:y2="12.978cm">
          <text:p/>
        </draw:line>
        <draw:line draw:name="Line 21" draw:style-name="gr209" draw:text-style-name="P38" draw:layer="layout" svg:x1="2.752cm" svg:y1="10.848cm" svg:x2="5.208cm" svg:y2="13.119cm">
          <text:p/>
        </draw:line>
        <draw:line draw:name="Line 22" draw:style-name="gr209" draw:text-style-name="P38" draw:layer="layout" svg:x1="14.375cm" svg:y1="10.782cm" svg:x2="12.54cm" svg:y2="13.048cm">
          <text:p/>
        </draw:line>
        <draw:line draw:name="Line 23" draw:style-name="gr209" draw:text-style-name="P38" draw:layer="layout" svg:x1="5.794cm" svg:y1="13.529cm" svg:x2="8.802cm" svg:y2="15.76cm">
          <text:p/>
        </draw:line>
        <draw:line draw:name="Line 24" draw:style-name="gr209" draw:text-style-name="P38" draw:layer="layout" svg:x1="12.14cm" svg:y1="13.564cm" svg:x2="9.388cm" svg:y2="15.694cm">
          <text:p/>
        </draw:line>
        <draw:line draw:name="Line 25" draw:style-name="gr209" draw:text-style-name="P38" draw:layer="layout" svg:x1="10.288cm" svg:y1="10.817cm" svg:x2="12.065cm" svg:y2="13.048cm">
          <text:p/>
        </draw:line>
        <draw:custom-shape draw:name="Text Box 26" draw:style-name="gr1099"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7" draw:style-name="gr1100"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8" draw:style-name="gr1101"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9" draw:style-name="gr1102"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0" draw:style-name="gr1103"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1" draw:style-name="gr1104"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2" draw:style-name="gr1105"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3" draw:style-name="gr1106"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4" draw:style-name="gr1107"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5" draw:style-name="gr1108"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6" draw:style-name="gr1109"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7" draw:style-name="gr1110"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custom-shape draw:name="Text Box 38" draw:style-name="gr1111" draw:text-style-name="P37" draw:layer="layout" svg:width="0.847cm" svg:height="1.058cm" svg:x="8.678cm" svg:y="15.452cm">
          <text:list text:style-name="L5">
            <text:list-header>
              <text:p text:style-name="P24"><text:span text:style-name="T52">7</text:span></text:p>
            </text:list-header>
          </text:list>
          <draw:enhanced-geometry svg:viewBox="0 0 21600 21600" draw:type="mso-spt202" draw:enhanced-path="M 0 0 L 21600 0 21600 21600 0 21600 0 0 Z N"/>
        </draw:custom-shape>
        <draw:custom-shape draw:name="Text Box 39" draw:style-name="gr1112" draw:text-style-name="P37" draw:layer="layout" svg:width="0.847cm" svg:height="1.058cm" svg:x="5.08cm" svg:y="12.7cm">
          <text:list text:style-name="L5">
            <text:list-header>
              <text:p text:style-name="P24"><text:span text:style-name="T52">6</text:span></text:p>
            </text:list-header>
          </text:list>
          <draw:enhanced-geometry svg:viewBox="0 0 21600 21600" draw:type="mso-spt202" draw:enhanced-path="M 0 0 L 21600 0 21600 21600 0 21600 0 0 Z N"/>
        </draw:custom-shape>
        <draw:custom-shape draw:name="Text Box 40" draw:style-name="gr1113" draw:text-style-name="P37" draw:layer="layout" svg:width="0.847cm" svg:height="1.058cm" svg:x="11.853cm" svg:y="12.7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41" draw:style-name="gr1114" draw:text-style-name="P37" draw:layer="layout" svg:width="0.846cm" svg:height="1.059cm" svg:x="2.117cm" svg:y="9.94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2" draw:style-name="gr1115" draw:text-style-name="P37" draw:layer="layout" svg:width="0.847cm" svg:height="1.059cm" svg:x="5.08cm" svg:y="9.948cm">
          <text:list text:style-name="L5">
            <text:list-header>
              <text:p text:style-name="P24"><text:span text:style-name="T52">5</text:span></text:p>
            </text:list-header>
          </text:list>
          <draw:enhanced-geometry svg:viewBox="0 0 21600 21600" draw:type="mso-spt202" draw:enhanced-path="M 0 0 L 21600 0 21600 21600 0 21600 0 0 Z N"/>
        </draw:custom-shape>
        <draw:custom-shape draw:name="Text Box 43" draw:style-name="gr1116" draw:text-style-name="P37" draw:layer="layout" svg:width="0.846cm" svg:height="1.059cm" svg:x="9.737cm" svg:y="9.948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44" draw:style-name="gr1117" draw:text-style-name="P37" draw:layer="layout" svg:width="0.846cm" svg:height="1.059cm" svg:x="14.182cm" svg:y="9.94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5" draw:style-name="gr1118" draw:text-style-name="P37" draw:layer="layout" svg:width="0.847cm" svg:height="1.058cm" svg:x="3.598cm" svg:y="7.62cm">
          <text:list text:style-name="L5">
            <text:list-header>
              <text:p text:style-name="P24"><text:span text:style-name="T52">4</text:span></text:p>
            </text:list-header>
          </text:list>
          <draw:enhanced-geometry svg:viewBox="0 0 21600 21600" draw:type="mso-spt202" draw:enhanced-path="M 0 0 L 21600 0 21600 21600 0 21600 0 0 Z N"/>
        </draw:custom-shape>
        <draw:custom-shape draw:name="Text Box 46" draw:style-name="gr1119" draw:text-style-name="P37" draw:layer="layout" svg:width="0.846cm" svg:height="1.058cm" svg:x="6.562cm" svg:y="7.62cm">
          <text:list text:style-name="L5">
            <text:list-header>
              <text:p text:style-name="P24"><text:span text:style-name="T52">6</text:span></text:p>
            </text:list-header>
          </text:list>
          <draw:enhanced-geometry svg:viewBox="0 0 21600 21600" draw:type="mso-spt202" draw:enhanced-path="M 0 0 L 21600 0 21600 21600 0 21600 0 0 Z N"/>
        </draw:custom-shape>
        <draw:custom-shape draw:name="Text Box 47" draw:style-name="gr1120" draw:text-style-name="P37" draw:layer="layout" svg:width="0.846cm" svg:height="1.058cm" svg:x="9.737cm" svg:y="7.62cm">
          <text:list text:style-name="L5">
            <text:list-header>
              <text:p text:style-name="P24"><text:span text:style-name="T52">4</text:span></text:p>
            </text:list-header>
          </text:list>
          <draw:enhanced-geometry svg:viewBox="0 0 21600 21600" draw:type="mso-spt202" draw:enhanced-path="M 0 0 L 21600 0 21600 21600 0 21600 0 0 Z N"/>
        </draw:custom-shape>
        <draw:custom-shape draw:name="Text Box 48" draw:style-name="gr1121" draw:text-style-name="P37" draw:layer="layout" svg:width="0.847cm" svg:height="1.058cm" svg:x="12.7cm" svg:y="7.62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49" draw:style-name="gr1122" draw:text-style-name="P37" draw:layer="layout" svg:width="0.847cm" svg:height="1.058cm" svg:x="15.663cm" svg:y="7.62cm">
          <text:list text:style-name="L5">
            <text:list-header>
              <text:p text:style-name="P24"><text:span text:style-name="T52">3</text:span></text:p>
            </text:list-header>
          </text:list>
          <draw:enhanced-geometry svg:viewBox="0 0 21600 21600" draw:type="mso-spt202" draw:enhanced-path="M 0 0 L 21600 0 21600 21600 0 21600 0 0 Z N"/>
        </draw:custom-shape>
        <draw:g draw:name="Group 50">
          <draw:custom-shape draw:name="Text Box 51" draw:style-name="gr1123" draw:text-style-name="P37"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custom-shape draw:name="Text Box 52" draw:style-name="gr1124" draw:text-style-name="P37" draw:layer="layout" svg:width="1.905cm" svg:height="1.27cm" svg:x="4.233cm" svg:y="12.912cm">
            <text:list text:style-name="L6">
              <text:list-header>
                <text:p text:style-name="P24"><text:span text:style-name="T166">-5</text:span></text:p>
              </text:list-header>
            </text:list>
            <draw:enhanced-geometry svg:viewBox="0 0 21600 21600" draw:type="mso-spt202" draw:enhanced-path="M 0 0 L 21600 0 21600 21600 0 21600 0 0 Z N"/>
          </draw:custom-shape>
          <draw:custom-shape draw:name="Text Box 53" draw:style-name="gr1125" draw:text-style-name="P37" draw:layer="layout" svg:width="1.905cm" svg:height="1.058cm" svg:x="12.7cm" svg:y="12.912cm">
            <text:list text:style-name="L6">
              <text:list-header>
                <text:p text:style-name="P24"><text:span text:style-name="T166">-2</text:span></text:p>
              </text:list-header>
            </text:list>
            <draw:enhanced-geometry svg:viewBox="0 0 21600 21600" draw:type="mso-spt202" draw:enhanced-path="M 0 0 L 21600 0 21600 21600 0 21600 0 0 Z N"/>
          </draw:custom-shape>
          <draw:custom-shape draw:name="Text Box 54" draw:style-name="gr1126" draw:text-style-name="P37" draw:layer="layout" svg:width="1.905cm" svg:height="1.059cm" svg:x="1.482cm" svg:y="9.948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55" draw:style-name="gr1127" draw:text-style-name="P37" draw:layer="layout" svg:width="1.905cm" svg:height="1.059cm" svg:x="4.022cm" svg:y="9.948cm">
            <text:list text:style-name="L6">
              <text:list-header>
                <text:p text:style-name="P24"><text:span text:style-name="T166">-4</text:span></text:p>
              </text:list-header>
            </text:list>
            <draw:enhanced-geometry svg:viewBox="0 0 21600 21600" draw:type="mso-spt202" draw:enhanced-path="M 0 0 L 21600 0 21600 21600 0 21600 0 0 Z N"/>
          </draw:custom-shape>
          <draw:custom-shape draw:name="Text Box 56" draw:style-name="gr1128" draw:text-style-name="P37" draw:layer="layout" svg:width="2.116cm" svg:height="1.059cm" svg:x="7.832cm" svg:y="9.948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57" draw:style-name="gr1129" draw:text-style-name="P37" draw:layer="layout" svg:width="1.905cm" svg:height="1.058cm" svg:x="15.028cm" svg:y="10.16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58" draw:style-name="gr1130" draw:text-style-name="P37" draw:layer="layout" svg:width="1.905cm" svg:height="1.058cm" svg:x="2.54cm" svg:y="7.62cm">
            <text:list text:style-name="L6">
              <text:list-header>
                <text:p text:style-name="P24"><text:span text:style-name="T166">-3</text:span></text:p>
              </text:list-header>
            </text:list>
            <draw:enhanced-geometry svg:viewBox="0 0 21600 21600" draw:type="mso-spt202" draw:enhanced-path="M 0 0 L 21600 0 21600 21600 0 21600 0 0 Z N"/>
          </draw:custom-shape>
          <draw:custom-shape draw:name="Text Box 59" draw:style-name="gr1131" draw:text-style-name="P37" draw:layer="layout" svg:width="2.116cm" svg:height="1.058cm" svg:x="5.292cm" svg:y="7.197cm">
            <text:list text:style-name="L5">
              <text:list-header>
                <text:p text:style-name="P24"><text:span text:style-name="T52"><text:s text:c="3"/></text:span><text:span text:style-name="T166">-3</text:span></text:p>
              </text:list-header>
            </text:list>
            <draw:enhanced-geometry svg:viewBox="0 0 21600 21600" draw:type="mso-spt202" draw:enhanced-path="M 0 0 L 21600 0 21600 21600 0 21600 0 0 Z N"/>
          </draw:custom-shape>
          <draw:custom-shape draw:name="Text Box 60" draw:style-name="gr1132" draw:text-style-name="P37" draw:layer="layout" svg:width="1.693cm" svg:height="1.058cm" svg:x="8.255cm" svg:y="7.62cm">
            <text:list text:style-name="L5">
              <text:list-header>
                <text:p text:style-name="P24"><text:span text:style-name="T52"><text:s text:c="3"/></text:span><text:span text:style-name="T166">0</text:span></text:p>
              </text:list-header>
            </text:list>
            <draw:enhanced-geometry svg:viewBox="0 0 21600 21600" draw:type="mso-spt202" draw:enhanced-path="M 0 0 L 21600 0 21600 21600 0 21600 0 0 Z N"/>
          </draw:custom-shape>
          <draw:custom-shape draw:name="Text Box 61" draw:style-name="gr1133" draw:text-style-name="P37" draw:layer="layout" svg:width="1.693cm" svg:height="1.058cm" svg:x="11.43cm" svg:y="7.6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62" draw:style-name="gr1134" draw:text-style-name="P37" draw:layer="layout" svg:width="1.905cm" svg:height="1.058cm" svg:x="15.663cm" svg:y="7.83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g>
        <draw:custom-shape draw:name="Text Box 63" draw:style-name="gr1135" draw:text-style-name="P60" draw:layer="layout" svg:width="24.765cm" svg:height="2.293cm" svg:x="0.635cm" svg:y="2.725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64" draw:style-name="gr1136"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13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6" draw:style-name="dp3" draw:master-page-name="Default" presentation:use-date-time-name="dtd1">
        <office:forms form:automatic-focus="false" form:apply-design-mode="false"/>
        <draw:custom-shape draw:name="Oval 2" draw:style-name="gr1138"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139"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140"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141"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142"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143"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144"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145"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146"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147"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48"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149"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209" draw:text-style-name="P38" draw:layer="layout" svg:x1="4.295cm" svg:y1="8.546cm" svg:x2="5.283cm" svg:y2="10.266cm">
          <text:p/>
        </draw:line>
        <draw:line draw:name="Line 15" draw:style-name="gr209" draw:text-style-name="P38" draw:layer="layout" svg:x1="6.822cm" svg:y1="8.546cm" svg:x2="5.614cm" svg:y2="10.231cm">
          <text:p/>
        </draw:line>
        <draw:line draw:name="Line 16" draw:style-name="gr209" draw:text-style-name="P38" draw:layer="layout" svg:x1="10.085cm" svg:y1="8.581cm" svg:x2="10.085cm" svg:y2="10.301cm">
          <text:p/>
        </draw:line>
        <draw:line draw:name="Line 17" draw:style-name="gr209" draw:text-style-name="P38" draw:layer="layout" svg:x1="13.348cm" svg:y1="8.546cm" svg:x2="14.411cm" svg:y2="10.266cm">
          <text:p/>
        </draw:line>
        <draw:line draw:name="Line 18" draw:style-name="gr209" draw:text-style-name="P38" draw:layer="layout" svg:x1="15.804cm" svg:y1="8.581cm" svg:x2="14.706cm" svg:y2="10.231cm">
          <text:p/>
        </draw:line>
        <draw:line draw:name="Line 19" draw:style-name="gr209" draw:text-style-name="P38" draw:layer="layout" svg:x1="5.503cm" svg:y1="10.883cm" svg:x2="5.503cm" svg:y2="12.978cm">
          <text:p/>
        </draw:line>
        <draw:line draw:name="Line 20" draw:style-name="gr209" draw:text-style-name="P38" draw:layer="layout" svg:x1="2.752cm" svg:y1="10.848cm" svg:x2="5.208cm" svg:y2="13.119cm">
          <text:p/>
        </draw:line>
        <draw:line draw:name="Line 21" draw:style-name="gr209" draw:text-style-name="P38" draw:layer="layout" svg:x1="14.375cm" svg:y1="10.782cm" svg:x2="12.54cm" svg:y2="13.048cm">
          <text:p/>
        </draw:line>
        <draw:line draw:name="Line 22" draw:style-name="gr209" draw:text-style-name="P38" draw:layer="layout" svg:x1="5.794cm" svg:y1="13.529cm" svg:x2="8.802cm" svg:y2="15.76cm">
          <text:p/>
        </draw:line>
        <draw:line draw:name="Line 23" draw:style-name="gr209" draw:text-style-name="P38" draw:layer="layout" svg:x1="12.14cm" svg:y1="13.564cm" svg:x2="9.388cm" svg:y2="15.694cm">
          <text:p/>
        </draw:line>
        <draw:line draw:name="Line 24" draw:style-name="gr209" draw:text-style-name="P38" draw:layer="layout" svg:x1="10.288cm" svg:y1="10.817cm" svg:x2="12.065cm" svg:y2="13.048cm">
          <text:p/>
        </draw:line>
        <draw:custom-shape draw:name="Text Box 25" draw:style-name="gr1150"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6" draw:style-name="gr1151"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7" draw:style-name="gr1152"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8" draw:style-name="gr1153"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29" draw:style-name="gr1154"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0" draw:style-name="gr1155"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1" draw:style-name="gr1156"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2" draw:style-name="gr1157"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3" draw:style-name="gr1158"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4" draw:style-name="gr1159"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5" draw:style-name="gr1160"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6" draw:style-name="gr1161"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frame draw:name="Object 37" draw:style-name="gr1162" draw:layer="layout" svg:width="11.642cm" svg:height="6.946cm" svg:x="13.758cm" svg:y="12.047cm">
          <draw:object-ole draw:class-id="00020907-0000-0000-c000-000000000046" xlink:href="./Object 48" xlink:type="simple" xlink:show="embed" xlink:actuate="onLoad">
            <text:p/>
          </draw:object-ole>
          <draw:image xlink:href="./ObjectReplacements/Object 48" xlink:type="simple" xlink:show="embed" xlink:actuate="onLoad"/>
        </draw:frame>
        <draw:g draw:name="Group 38" xml:id="id206" draw:id="id206">
          <draw:g draw:name="Group 39">
            <draw:line draw:name="Line 40" draw:style-name="gr609" draw:text-style-name="P38" draw:layer="layout" svg:x1="15.663cm" svg:y1="7.832cm" svg:x2="16.509cm" svg:y2="8.889cm">
              <text:p/>
            </draw:line>
            <draw:line draw:name="Line 41" draw:style-name="gr609" draw:text-style-name="P38" draw:layer="layout" svg:x1="16.509cm" svg:y1="7.832cm" svg:x2="15.663cm" svg:y2="8.889cm">
              <text:p/>
            </draw:line>
          </draw:g>
          <draw:g draw:name="Group 42">
            <draw:line draw:name="Line 43" draw:style-name="gr609" draw:text-style-name="P38" draw:layer="layout" svg:x1="12.7cm" svg:y1="7.832cm" svg:x2="13.546cm" svg:y2="8.889cm">
              <text:p/>
            </draw:line>
            <draw:line draw:name="Line 44" draw:style-name="gr609" draw:text-style-name="P38" draw:layer="layout" svg:x1="13.546cm" svg:y1="7.832cm" svg:x2="12.7cm" svg:y2="8.889cm">
              <text:p/>
            </draw:line>
          </draw:g>
          <draw:g draw:name="Group 45">
            <draw:line draw:name="Line 46" draw:style-name="gr609" draw:text-style-name="P38" draw:layer="layout" svg:x1="9.737cm" svg:y1="7.832cm" svg:x2="10.582cm" svg:y2="8.889cm">
              <text:p/>
            </draw:line>
            <draw:line draw:name="Line 47" draw:style-name="gr609" draw:text-style-name="P38" draw:layer="layout" svg:x1="10.581cm" svg:y1="7.832cm" svg:x2="9.736cm" svg:y2="8.889cm">
              <text:p/>
            </draw:line>
          </draw:g>
        </draw:g>
        <draw:frame presentation:style-name="pr4" draw:text-style-name="P2" draw:layer="layout" svg:width="25.4cm" svg:height="3.175cm" svg:x="-0.212cm" svg:y="-0.213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g draw:name="Group 49">
          <draw:custom-shape draw:name="Text Box 50" draw:style-name="gr1163" draw:text-style-name="P37"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custom-shape draw:name="Text Box 51" draw:style-name="gr1164" draw:text-style-name="P37" draw:layer="layout" svg:width="1.905cm" svg:height="1.27cm" svg:x="4.233cm" svg:y="12.912cm">
            <text:list text:style-name="L6">
              <text:list-header>
                <text:p text:style-name="P24"><text:span text:style-name="T166">-5</text:span></text:p>
              </text:list-header>
            </text:list>
            <draw:enhanced-geometry svg:viewBox="0 0 21600 21600" draw:type="mso-spt202" draw:enhanced-path="M 0 0 L 21600 0 21600 21600 0 21600 0 0 Z N"/>
          </draw:custom-shape>
          <draw:custom-shape draw:name="Text Box 52" draw:style-name="gr1165" draw:text-style-name="P37" draw:layer="layout" svg:width="1.905cm" svg:height="1.058cm" svg:x="12.7cm" svg:y="12.912cm">
            <text:list text:style-name="L6">
              <text:list-header>
                <text:p text:style-name="P24"><text:span text:style-name="T166">-2</text:span></text:p>
              </text:list-header>
            </text:list>
            <draw:enhanced-geometry svg:viewBox="0 0 21600 21600" draw:type="mso-spt202" draw:enhanced-path="M 0 0 L 21600 0 21600 21600 0 21600 0 0 Z N"/>
          </draw:custom-shape>
          <draw:custom-shape draw:name="Text Box 53" draw:style-name="gr1166" draw:text-style-name="P37" draw:layer="layout" svg:width="1.905cm" svg:height="1.059cm" svg:x="1.482cm" svg:y="9.948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54" draw:style-name="gr1167" draw:text-style-name="P37" draw:layer="layout" svg:width="1.905cm" svg:height="1.059cm" svg:x="4.022cm" svg:y="9.948cm">
            <text:list text:style-name="L6">
              <text:list-header>
                <text:p text:style-name="P24"><text:span text:style-name="T166">-4</text:span></text:p>
              </text:list-header>
            </text:list>
            <draw:enhanced-geometry svg:viewBox="0 0 21600 21600" draw:type="mso-spt202" draw:enhanced-path="M 0 0 L 21600 0 21600 21600 0 21600 0 0 Z N"/>
          </draw:custom-shape>
          <draw:custom-shape draw:name="Text Box 55" draw:style-name="gr1168" draw:text-style-name="P37" draw:layer="layout" svg:width="2.116cm" svg:height="1.059cm" svg:x="7.832cm" svg:y="9.948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56" draw:style-name="gr1169" draw:text-style-name="P37" draw:layer="layout" svg:width="1.905cm" svg:height="1.058cm" svg:x="15.028cm" svg:y="10.16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57" draw:style-name="gr1170" draw:text-style-name="P37" draw:layer="layout" svg:width="1.905cm" svg:height="1.058cm" svg:x="2.54cm" svg:y="7.62cm">
            <text:list text:style-name="L6">
              <text:list-header>
                <text:p text:style-name="P24"><text:span text:style-name="T166">-3</text:span></text:p>
              </text:list-header>
            </text:list>
            <draw:enhanced-geometry svg:viewBox="0 0 21600 21600" draw:type="mso-spt202" draw:enhanced-path="M 0 0 L 21600 0 21600 21600 0 21600 0 0 Z N"/>
          </draw:custom-shape>
          <draw:custom-shape draw:name="Text Box 58" draw:style-name="gr1171" draw:text-style-name="P37" draw:layer="layout" svg:width="2.116cm" svg:height="1.058cm" svg:x="5.292cm" svg:y="7.197cm">
            <text:list text:style-name="L5">
              <text:list-header>
                <text:p text:style-name="P24"><text:span text:style-name="T52"><text:s text:c="3"/></text:span><text:span text:style-name="T166">-3</text:span></text:p>
              </text:list-header>
            </text:list>
            <draw:enhanced-geometry svg:viewBox="0 0 21600 21600" draw:type="mso-spt202" draw:enhanced-path="M 0 0 L 21600 0 21600 21600 0 21600 0 0 Z N"/>
          </draw:custom-shape>
          <draw:custom-shape draw:name="Text Box 59" draw:style-name="gr1172" draw:text-style-name="P37" draw:layer="layout" svg:width="1.693cm" svg:height="1.058cm" svg:x="8.255cm" svg:y="7.62cm">
            <text:list text:style-name="L5">
              <text:list-header>
                <text:p text:style-name="P24"><text:span text:style-name="T52"><text:s text:c="3"/></text:span><text:span text:style-name="T166">0</text:span></text:p>
              </text:list-header>
            </text:list>
            <draw:enhanced-geometry svg:viewBox="0 0 21600 21600" draw:type="mso-spt202" draw:enhanced-path="M 0 0 L 21600 0 21600 21600 0 21600 0 0 Z N"/>
          </draw:custom-shape>
          <draw:custom-shape draw:name="Text Box 60" draw:style-name="gr1173" draw:text-style-name="P37" draw:layer="layout" svg:width="1.693cm" svg:height="1.058cm" svg:x="11.43cm" svg:y="7.6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61" draw:style-name="gr1174" draw:text-style-name="P37" draw:layer="layout" svg:width="1.905cm" svg:height="1.058cm" svg:x="15.663cm" svg:y="7.83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g>
        <draw:custom-shape draw:name="Text Box 62" draw:style-name="gr1175"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63" draw:style-name="gr1176"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06" smil:attributeName="visibility" smil:to="visible"/>
                  <anim:transitionFilter smil:dur="0.5s" smil:targetElement="id206" smil:type="dissolve"/>
                </anim:par>
              </anim:par>
            </anim:par>
          </anim:seq>
        </anim:par>
        <presentation:notes draw:style-name="dp2" presentation:use-date-time-name="dtd1">
          <draw:custom-shape draw:name="Rectangle 7" draw:style-name="gr117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7" draw:style-name="dp3" draw:master-page-name="Default" presentation:use-date-time-name="dtd1">
        <office:forms form:automatic-focus="false" form:apply-design-mode="false"/>
        <draw:custom-shape draw:name="Oval 2" draw:style-name="gr1178"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179"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180"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181"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182"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183"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184"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185"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186"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187"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88"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189"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209" draw:text-style-name="P38" draw:layer="layout" svg:x1="4.295cm" svg:y1="8.546cm" svg:x2="5.283cm" svg:y2="10.266cm">
          <text:p/>
        </draw:line>
        <draw:line draw:name="Line 15" draw:style-name="gr209" draw:text-style-name="P38" draw:layer="layout" svg:x1="6.822cm" svg:y1="8.546cm" svg:x2="5.614cm" svg:y2="10.231cm">
          <text:p/>
        </draw:line>
        <draw:line draw:name="Line 16" draw:style-name="gr209" draw:text-style-name="P38" draw:layer="layout" svg:x1="10.085cm" svg:y1="8.581cm" svg:x2="10.085cm" svg:y2="10.301cm">
          <text:p/>
        </draw:line>
        <draw:line draw:name="Line 17" draw:style-name="gr209" draw:text-style-name="P38" draw:layer="layout" svg:x1="13.348cm" svg:y1="8.546cm" svg:x2="14.411cm" svg:y2="10.266cm">
          <text:p/>
        </draw:line>
        <draw:line draw:name="Line 18" draw:style-name="gr209" draw:text-style-name="P38" draw:layer="layout" svg:x1="15.804cm" svg:y1="8.581cm" svg:x2="14.706cm" svg:y2="10.231cm">
          <text:p/>
        </draw:line>
        <draw:line draw:name="Line 19" draw:style-name="gr209" draw:text-style-name="P38" draw:layer="layout" svg:x1="5.503cm" svg:y1="10.883cm" svg:x2="5.503cm" svg:y2="12.978cm">
          <text:p/>
        </draw:line>
        <draw:line draw:name="Line 20" draw:style-name="gr209" draw:text-style-name="P38" draw:layer="layout" svg:x1="2.752cm" svg:y1="10.848cm" svg:x2="5.208cm" svg:y2="13.119cm">
          <text:p/>
        </draw:line>
        <draw:line draw:name="Line 21" draw:style-name="gr209" draw:text-style-name="P38" draw:layer="layout" svg:x1="14.375cm" svg:y1="10.782cm" svg:x2="12.54cm" svg:y2="13.048cm">
          <text:p/>
        </draw:line>
        <draw:line draw:name="Line 22" draw:style-name="gr209" draw:text-style-name="P38" draw:layer="layout" svg:x1="5.794cm" svg:y1="13.529cm" svg:x2="8.802cm" svg:y2="15.76cm">
          <text:p/>
        </draw:line>
        <draw:line draw:name="Line 23" draw:style-name="gr209" draw:text-style-name="P38" draw:layer="layout" svg:x1="12.14cm" svg:y1="13.564cm" svg:x2="9.388cm" svg:y2="15.694cm">
          <text:p/>
        </draw:line>
        <draw:line draw:name="Line 24" draw:style-name="gr209" draw:text-style-name="P38" draw:layer="layout" svg:x1="10.288cm" svg:y1="10.817cm" svg:x2="12.065cm" svg:y2="13.048cm">
          <text:p/>
        </draw:line>
        <draw:custom-shape draw:name="Text Box 25" draw:style-name="gr1190"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6" draw:style-name="gr1191"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7" draw:style-name="gr1192"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8" draw:style-name="gr1193"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29" draw:style-name="gr1194"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0" draw:style-name="gr1195"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1" draw:style-name="gr1196"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2" draw:style-name="gr1197"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3" draw:style-name="gr1198"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4" draw:style-name="gr1199"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5" draw:style-name="gr1200"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6" draw:style-name="gr1201"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frame draw:name="Object 37" draw:style-name="gr1202" draw:layer="layout" svg:width="11.642cm" svg:height="6.946cm" svg:x="13.758cm" svg:y="12.047cm">
          <draw:object-ole draw:class-id="00020907-0000-0000-c000-000000000046" xlink:href="./Object 49" xlink:type="simple" xlink:show="embed" xlink:actuate="onLoad">
            <text:p/>
          </draw:object-ole>
          <draw:image xlink:href="./ObjectReplacements/Object 49" xlink:type="simple" xlink:show="embed" xlink:actuate="onLoad"/>
        </draw:frame>
        <draw:g draw:name="Group 38">
          <draw:custom-shape draw:name="Text Box 39" draw:style-name="gr1203" draw:text-style-name="P37"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custom-shape draw:name="Text Box 40" draw:style-name="gr1204" draw:text-style-name="P37" draw:layer="layout" svg:width="1.905cm" svg:height="1.27cm" svg:x="4.233cm" svg:y="12.912cm">
            <text:list text:style-name="L6">
              <text:list-header>
                <text:p text:style-name="P24"><text:span text:style-name="T166">-5</text:span></text:p>
              </text:list-header>
            </text:list>
            <draw:enhanced-geometry svg:viewBox="0 0 21600 21600" draw:type="mso-spt202" draw:enhanced-path="M 0 0 L 21600 0 21600 21600 0 21600 0 0 Z N"/>
          </draw:custom-shape>
          <draw:custom-shape draw:name="Text Box 41" draw:style-name="gr1205" draw:text-style-name="P37" draw:layer="layout" svg:width="1.905cm" svg:height="1.058cm" svg:x="12.7cm" svg:y="12.912cm">
            <text:list text:style-name="L6">
              <text:list-header>
                <text:p text:style-name="P24"><text:span text:style-name="T166">-2</text:span></text:p>
              </text:list-header>
            </text:list>
            <draw:enhanced-geometry svg:viewBox="0 0 21600 21600" draw:type="mso-spt202" draw:enhanced-path="M 0 0 L 21600 0 21600 21600 0 21600 0 0 Z N"/>
          </draw:custom-shape>
          <draw:custom-shape draw:name="Text Box 42" draw:style-name="gr1206" draw:text-style-name="P37" draw:layer="layout" svg:width="1.905cm" svg:height="1.059cm" svg:x="1.482cm" svg:y="9.948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3" draw:style-name="gr1207" draw:text-style-name="P37" draw:layer="layout" svg:width="1.905cm" svg:height="1.059cm" svg:x="4.022cm" svg:y="9.948cm">
            <text:list text:style-name="L6">
              <text:list-header>
                <text:p text:style-name="P24"><text:span text:style-name="T166">-4</text:span></text:p>
              </text:list-header>
            </text:list>
            <draw:enhanced-geometry svg:viewBox="0 0 21600 21600" draw:type="mso-spt202" draw:enhanced-path="M 0 0 L 21600 0 21600 21600 0 21600 0 0 Z N"/>
          </draw:custom-shape>
          <draw:custom-shape draw:name="Text Box 44" draw:style-name="gr1208" draw:text-style-name="P37" draw:layer="layout" svg:width="2.116cm" svg:height="1.059cm" svg:x="7.832cm" svg:y="9.948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45" draw:style-name="gr1209" draw:text-style-name="P37" draw:layer="layout" svg:width="1.905cm" svg:height="1.058cm" svg:x="15.028cm" svg:y="10.16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6" draw:style-name="gr1210" draw:text-style-name="P37" draw:layer="layout" svg:width="1.905cm" svg:height="1.058cm" svg:x="2.54cm" svg:y="7.62cm">
            <text:list text:style-name="L6">
              <text:list-header>
                <text:p text:style-name="P24"><text:span text:style-name="T166">-3</text:span></text:p>
              </text:list-header>
            </text:list>
            <draw:enhanced-geometry svg:viewBox="0 0 21600 21600" draw:type="mso-spt202" draw:enhanced-path="M 0 0 L 21600 0 21600 21600 0 21600 0 0 Z N"/>
          </draw:custom-shape>
          <draw:custom-shape draw:name="Text Box 47" draw:style-name="gr1211" draw:text-style-name="P37" draw:layer="layout" svg:width="2.116cm" svg:height="1.058cm" svg:x="5.292cm" svg:y="7.197cm">
            <text:list text:style-name="L5">
              <text:list-header>
                <text:p text:style-name="P24"><text:span text:style-name="T52"><text:s text:c="3"/></text:span><text:span text:style-name="T166">-3</text:span></text:p>
              </text:list-header>
            </text:list>
            <draw:enhanced-geometry svg:viewBox="0 0 21600 21600" draw:type="mso-spt202" draw:enhanced-path="M 0 0 L 21600 0 21600 21600 0 21600 0 0 Z N"/>
          </draw:custom-shape>
          <draw:custom-shape draw:name="Text Box 48" draw:style-name="gr1212" draw:text-style-name="P37" draw:layer="layout" svg:width="1.693cm" svg:height="1.058cm" svg:x="8.255cm" svg:y="7.62cm">
            <text:list text:style-name="L5">
              <text:list-header>
                <text:p text:style-name="P24"><text:span text:style-name="T52"><text:s text:c="3"/></text:span><text:span text:style-name="T166">0</text:span></text:p>
              </text:list-header>
            </text:list>
            <draw:enhanced-geometry svg:viewBox="0 0 21600 21600" draw:type="mso-spt202" draw:enhanced-path="M 0 0 L 21600 0 21600 21600 0 21600 0 0 Z N"/>
          </draw:custom-shape>
          <draw:custom-shape draw:name="Text Box 49" draw:style-name="gr1213" draw:text-style-name="P37" draw:layer="layout" svg:width="1.693cm" svg:height="1.058cm" svg:x="11.43cm" svg:y="7.6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50" draw:style-name="gr1214" draw:text-style-name="P37" draw:layer="layout" svg:width="1.905cm" svg:height="1.058cm" svg:x="15.663cm" svg:y="7.83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g>
        <draw:g draw:name="Group 51">
          <draw:g draw:name="Group 52">
            <draw:line draw:name="Line 53" draw:style-name="gr609" draw:text-style-name="P38" draw:layer="layout" svg:x1="15.663cm" svg:y1="7.832cm" svg:x2="16.509cm" svg:y2="8.889cm">
              <text:p/>
            </draw:line>
            <draw:line draw:name="Line 54" draw:style-name="gr609" draw:text-style-name="P38" draw:layer="layout" svg:x1="16.509cm" svg:y1="7.832cm" svg:x2="15.663cm" svg:y2="8.889cm">
              <text:p/>
            </draw:line>
          </draw:g>
          <draw:g draw:name="Group 55">
            <draw:line draw:name="Line 56" draw:style-name="gr609" draw:text-style-name="P38" draw:layer="layout" svg:x1="12.7cm" svg:y1="7.832cm" svg:x2="13.546cm" svg:y2="8.889cm">
              <text:p/>
            </draw:line>
            <draw:line draw:name="Line 57" draw:style-name="gr609" draw:text-style-name="P38" draw:layer="layout" svg:x1="13.546cm" svg:y1="7.832cm" svg:x2="12.7cm" svg:y2="8.889cm">
              <text:p/>
            </draw:line>
          </draw:g>
          <draw:g draw:name="Group 58">
            <draw:line draw:name="Line 59" draw:style-name="gr609" draw:text-style-name="P38" draw:layer="layout" svg:x1="9.737cm" svg:y1="7.832cm" svg:x2="10.582cm" svg:y2="8.889cm">
              <text:p/>
            </draw:line>
            <draw:line draw:name="Line 60" draw:style-name="gr609" draw:text-style-name="P38" draw:layer="layout" svg:x1="10.581cm" svg:y1="7.832cm" svg:x2="9.736cm" svg:y2="8.889cm">
              <text:p/>
            </draw:line>
          </draw:g>
        </draw:g>
        <draw:g draw:name="Group 61" xml:id="id207" draw:id="id207">
          <draw:g draw:name="Group 62">
            <draw:line draw:name="Line 63" draw:style-name="gr609" draw:text-style-name="P38" draw:layer="layout" svg:x1="14.182cm" svg:y1="9.948cm" svg:x2="15.027cm" svg:y2="11.006cm">
              <text:p/>
            </draw:line>
            <draw:line draw:name="Line 64" draw:style-name="gr609" draw:text-style-name="P38" draw:layer="layout" svg:x1="15.026cm" svg:y1="9.948cm" svg:x2="14.181cm" svg:y2="11.006cm">
              <text:p/>
            </draw:line>
          </draw:g>
          <draw:g draw:name="Group 65">
            <draw:line draw:name="Line 66" draw:style-name="gr609" draw:text-style-name="P38" draw:layer="layout" svg:x1="9.737cm" svg:y1="10.16cm" svg:x2="10.582cm" svg:y2="11.217cm">
              <text:p/>
            </draw:line>
            <draw:line draw:name="Line 67" draw:style-name="gr609" draw:text-style-name="P38" draw:layer="layout" svg:x1="10.581cm" svg:y1="10.16cm" svg:x2="9.736cm" svg:y2="11.217cm">
              <text:p/>
            </draw:line>
          </draw:g>
          <draw:g draw:name="Group 68">
            <draw:line draw:name="Line 69" draw:style-name="gr609" draw:text-style-name="P38" draw:layer="layout" svg:x1="2.117cm" svg:y1="10.16cm" svg:x2="2.962cm" svg:y2="11.217cm">
              <text:p/>
            </draw:line>
            <draw:line draw:name="Line 70" draw:style-name="gr609" draw:text-style-name="P38" draw:layer="layout" svg:x1="2.961cm" svg:y1="10.16cm" svg:x2="2.116cm" svg:y2="11.217cm">
              <text:p/>
            </draw:line>
          </draw:g>
        </draw:g>
        <draw:frame presentation:style-name="pr4" draw:text-style-name="P2" draw:layer="layout" svg:width="25.4cm" svg:height="3.175cm" svg:x="-0.212cm" svg:y="-0.213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custom-shape draw:name="Text Box 72" draw:style-name="gr1215"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73" draw:style-name="gr1216"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07" smil:attributeName="visibility" smil:to="visible"/>
                  <anim:transitionFilter smil:dur="0.5s" smil:targetElement="id207" smil:type="dissolve"/>
                </anim:par>
              </anim:par>
            </anim:par>
          </anim:seq>
        </anim:par>
        <presentation:notes draw:style-name="dp2" presentation:use-date-time-name="dtd1">
          <draw:custom-shape draw:name="Rectangle 7" draw:style-name="gr1217"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8" draw:style-name="dp3" draw:master-page-name="Default" presentation:use-date-time-name="dtd1">
        <office:forms form:automatic-focus="false" form:apply-design-mode="false"/>
        <draw:custom-shape draw:name="Oval 2" draw:style-name="gr1218"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219"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220"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221"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222"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223"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224"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225"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226"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227"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228"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229"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209" draw:text-style-name="P38" draw:layer="layout" svg:x1="4.295cm" svg:y1="8.546cm" svg:x2="5.283cm" svg:y2="10.266cm">
          <text:p/>
        </draw:line>
        <draw:line draw:name="Line 15" draw:style-name="gr209" draw:text-style-name="P38" draw:layer="layout" svg:x1="6.822cm" svg:y1="8.546cm" svg:x2="5.614cm" svg:y2="10.231cm">
          <text:p/>
        </draw:line>
        <draw:line draw:name="Line 16" draw:style-name="gr209" draw:text-style-name="P38" draw:layer="layout" svg:x1="10.085cm" svg:y1="8.581cm" svg:x2="10.085cm" svg:y2="10.301cm">
          <text:p/>
        </draw:line>
        <draw:line draw:name="Line 17" draw:style-name="gr209" draw:text-style-name="P38" draw:layer="layout" svg:x1="13.348cm" svg:y1="8.546cm" svg:x2="14.411cm" svg:y2="10.266cm">
          <text:p/>
        </draw:line>
        <draw:line draw:name="Line 18" draw:style-name="gr209" draw:text-style-name="P38" draw:layer="layout" svg:x1="15.804cm" svg:y1="8.581cm" svg:x2="14.706cm" svg:y2="10.231cm">
          <text:p/>
        </draw:line>
        <draw:line draw:name="Line 19" draw:style-name="gr209" draw:text-style-name="P38" draw:layer="layout" svg:x1="5.503cm" svg:y1="10.883cm" svg:x2="5.503cm" svg:y2="12.978cm">
          <text:p/>
        </draw:line>
        <draw:line draw:name="Line 20" draw:style-name="gr209" draw:text-style-name="P38" draw:layer="layout" svg:x1="2.752cm" svg:y1="10.848cm" svg:x2="5.208cm" svg:y2="13.119cm">
          <text:p/>
        </draw:line>
        <draw:line draw:name="Line 21" draw:style-name="gr209" draw:text-style-name="P38" draw:layer="layout" svg:x1="14.375cm" svg:y1="10.782cm" svg:x2="12.54cm" svg:y2="13.048cm">
          <text:p/>
        </draw:line>
        <draw:line draw:name="Line 22" draw:style-name="gr209" draw:text-style-name="P38" draw:layer="layout" svg:x1="5.794cm" svg:y1="13.529cm" svg:x2="8.802cm" svg:y2="15.76cm">
          <text:p/>
        </draw:line>
        <draw:line draw:name="Line 23" draw:style-name="gr209" draw:text-style-name="P38" draw:layer="layout" svg:x1="12.14cm" svg:y1="13.564cm" svg:x2="9.388cm" svg:y2="15.694cm">
          <text:p/>
        </draw:line>
        <draw:line draw:name="Line 24" draw:style-name="gr209" draw:text-style-name="P38" draw:layer="layout" svg:x1="10.288cm" svg:y1="10.817cm" svg:x2="12.065cm" svg:y2="13.048cm">
          <text:p/>
        </draw:line>
        <draw:custom-shape draw:name="Text Box 25" draw:style-name="gr1230"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6" draw:style-name="gr1231"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7" draw:style-name="gr1232"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8" draw:style-name="gr1233"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29" draw:style-name="gr1234"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0" draw:style-name="gr1235"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1" draw:style-name="gr1236"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2" draw:style-name="gr1237"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3" draw:style-name="gr1238"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4" draw:style-name="gr1239"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5" draw:style-name="gr1240"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6" draw:style-name="gr1241"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frame draw:name="Object 37" draw:style-name="gr1202" draw:layer="layout" svg:width="11.642cm" svg:height="6.946cm" svg:x="13.758cm" svg:y="12.047cm">
          <draw:object-ole draw:class-id="00020907-0000-0000-c000-000000000046" xlink:href="./Object 50" xlink:type="simple" xlink:show="embed" xlink:actuate="onLoad">
            <text:p/>
          </draw:object-ole>
          <draw:image xlink:href="./ObjectReplacements/Object 50" xlink:type="simple" xlink:show="embed" xlink:actuate="onLoad"/>
        </draw:frame>
        <draw:g draw:name="Group 38">
          <draw:custom-shape draw:name="Text Box 39" draw:style-name="gr1242" draw:text-style-name="P37"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custom-shape draw:name="Text Box 40" draw:style-name="gr1243" draw:text-style-name="P37" draw:layer="layout" svg:width="1.905cm" svg:height="1.27cm" svg:x="4.233cm" svg:y="12.912cm">
            <text:list text:style-name="L6">
              <text:list-header>
                <text:p text:style-name="P24"><text:span text:style-name="T166">-5</text:span></text:p>
              </text:list-header>
            </text:list>
            <draw:enhanced-geometry svg:viewBox="0 0 21600 21600" draw:type="mso-spt202" draw:enhanced-path="M 0 0 L 21600 0 21600 21600 0 21600 0 0 Z N"/>
          </draw:custom-shape>
          <draw:custom-shape draw:name="Text Box 41" draw:style-name="gr1244" draw:text-style-name="P37" draw:layer="layout" svg:width="1.905cm" svg:height="1.058cm" svg:x="12.7cm" svg:y="12.912cm">
            <text:list text:style-name="L6">
              <text:list-header>
                <text:p text:style-name="P24"><text:span text:style-name="T166">-2</text:span></text:p>
              </text:list-header>
            </text:list>
            <draw:enhanced-geometry svg:viewBox="0 0 21600 21600" draw:type="mso-spt202" draw:enhanced-path="M 0 0 L 21600 0 21600 21600 0 21600 0 0 Z N"/>
          </draw:custom-shape>
          <draw:custom-shape draw:name="Text Box 42" draw:style-name="gr1245" draw:text-style-name="P37" draw:layer="layout" svg:width="1.905cm" svg:height="1.059cm" svg:x="1.482cm" svg:y="9.948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3" draw:style-name="gr1246" draw:text-style-name="P37" draw:layer="layout" svg:width="1.905cm" svg:height="1.059cm" svg:x="4.022cm" svg:y="9.948cm">
            <text:list text:style-name="L6">
              <text:list-header>
                <text:p text:style-name="P24"><text:span text:style-name="T166">-4</text:span></text:p>
              </text:list-header>
            </text:list>
            <draw:enhanced-geometry svg:viewBox="0 0 21600 21600" draw:type="mso-spt202" draw:enhanced-path="M 0 0 L 21600 0 21600 21600 0 21600 0 0 Z N"/>
          </draw:custom-shape>
          <draw:custom-shape draw:name="Text Box 44" draw:style-name="gr1247" draw:text-style-name="P37" draw:layer="layout" svg:width="2.116cm" svg:height="1.059cm" svg:x="7.832cm" svg:y="9.948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45" draw:style-name="gr1248" draw:text-style-name="P37" draw:layer="layout" svg:width="1.905cm" svg:height="1.058cm" svg:x="15.028cm" svg:y="10.16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6" draw:style-name="gr1249" draw:text-style-name="P37" draw:layer="layout" svg:width="1.905cm" svg:height="1.058cm" svg:x="2.54cm" svg:y="7.62cm">
            <text:list text:style-name="L6">
              <text:list-header>
                <text:p text:style-name="P24"><text:span text:style-name="T166">-3</text:span></text:p>
              </text:list-header>
            </text:list>
            <draw:enhanced-geometry svg:viewBox="0 0 21600 21600" draw:type="mso-spt202" draw:enhanced-path="M 0 0 L 21600 0 21600 21600 0 21600 0 0 Z N"/>
          </draw:custom-shape>
          <draw:custom-shape draw:name="Text Box 47" draw:style-name="gr1250" draw:text-style-name="P37" draw:layer="layout" svg:width="2.116cm" svg:height="1.058cm" svg:x="5.292cm" svg:y="7.197cm">
            <text:list text:style-name="L5">
              <text:list-header>
                <text:p text:style-name="P24"><text:span text:style-name="T52"><text:s text:c="3"/></text:span><text:span text:style-name="T166">-3</text:span></text:p>
              </text:list-header>
            </text:list>
            <draw:enhanced-geometry svg:viewBox="0 0 21600 21600" draw:type="mso-spt202" draw:enhanced-path="M 0 0 L 21600 0 21600 21600 0 21600 0 0 Z N"/>
          </draw:custom-shape>
          <draw:custom-shape draw:name="Text Box 48" draw:style-name="gr1251" draw:text-style-name="P37" draw:layer="layout" svg:width="1.693cm" svg:height="1.058cm" svg:x="8.255cm" svg:y="7.62cm">
            <text:list text:style-name="L5">
              <text:list-header>
                <text:p text:style-name="P24"><text:span text:style-name="T52"><text:s text:c="3"/></text:span><text:span text:style-name="T166">0</text:span></text:p>
              </text:list-header>
            </text:list>
            <draw:enhanced-geometry svg:viewBox="0 0 21600 21600" draw:type="mso-spt202" draw:enhanced-path="M 0 0 L 21600 0 21600 21600 0 21600 0 0 Z N"/>
          </draw:custom-shape>
          <draw:custom-shape draw:name="Text Box 49" draw:style-name="gr1252" draw:text-style-name="P37" draw:layer="layout" svg:width="1.693cm" svg:height="1.058cm" svg:x="11.43cm" svg:y="7.6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50" draw:style-name="gr1253" draw:text-style-name="P37" draw:layer="layout" svg:width="1.905cm" svg:height="1.058cm" svg:x="15.663cm" svg:y="7.83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g>
        <draw:g draw:name="Group 51">
          <draw:g draw:name="Group 52">
            <draw:line draw:name="Line 53" draw:style-name="gr609" draw:text-style-name="P38" draw:layer="layout" svg:x1="15.663cm" svg:y1="7.832cm" svg:x2="16.509cm" svg:y2="8.889cm">
              <text:p/>
            </draw:line>
            <draw:line draw:name="Line 54" draw:style-name="gr609" draw:text-style-name="P38" draw:layer="layout" svg:x1="16.509cm" svg:y1="7.832cm" svg:x2="15.663cm" svg:y2="8.889cm">
              <text:p/>
            </draw:line>
          </draw:g>
          <draw:g draw:name="Group 55">
            <draw:line draw:name="Line 56" draw:style-name="gr609" draw:text-style-name="P38" draw:layer="layout" svg:x1="12.7cm" svg:y1="7.832cm" svg:x2="13.546cm" svg:y2="8.889cm">
              <text:p/>
            </draw:line>
            <draw:line draw:name="Line 57" draw:style-name="gr609" draw:text-style-name="P38" draw:layer="layout" svg:x1="13.546cm" svg:y1="7.832cm" svg:x2="12.7cm" svg:y2="8.889cm">
              <text:p/>
            </draw:line>
          </draw:g>
          <draw:g draw:name="Group 58">
            <draw:line draw:name="Line 59" draw:style-name="gr609" draw:text-style-name="P38" draw:layer="layout" svg:x1="9.737cm" svg:y1="7.832cm" svg:x2="10.582cm" svg:y2="8.889cm">
              <text:p/>
            </draw:line>
            <draw:line draw:name="Line 60" draw:style-name="gr609" draw:text-style-name="P38" draw:layer="layout" svg:x1="10.581cm" svg:y1="7.832cm" svg:x2="9.736cm" svg:y2="8.889cm">
              <text:p/>
            </draw:line>
          </draw:g>
        </draw:g>
        <draw:g draw:name="Group 61">
          <draw:g draw:name="Group 62">
            <draw:line draw:name="Line 63" draw:style-name="gr609" draw:text-style-name="P38" draw:layer="layout" svg:x1="14.182cm" svg:y1="9.948cm" svg:x2="15.027cm" svg:y2="11.006cm">
              <text:p/>
            </draw:line>
            <draw:line draw:name="Line 64" draw:style-name="gr609" draw:text-style-name="P38" draw:layer="layout" svg:x1="15.026cm" svg:y1="9.948cm" svg:x2="14.181cm" svg:y2="11.006cm">
              <text:p/>
            </draw:line>
          </draw:g>
          <draw:g draw:name="Group 65">
            <draw:line draw:name="Line 66" draw:style-name="gr609" draw:text-style-name="P38" draw:layer="layout" svg:x1="9.737cm" svg:y1="10.16cm" svg:x2="10.582cm" svg:y2="11.217cm">
              <text:p/>
            </draw:line>
            <draw:line draw:name="Line 67" draw:style-name="gr609" draw:text-style-name="P38" draw:layer="layout" svg:x1="10.581cm" svg:y1="10.16cm" svg:x2="9.736cm" svg:y2="11.217cm">
              <text:p/>
            </draw:line>
          </draw:g>
          <draw:g draw:name="Group 68">
            <draw:line draw:name="Line 69" draw:style-name="gr609" draw:text-style-name="P38" draw:layer="layout" svg:x1="2.117cm" svg:y1="10.16cm" svg:x2="2.962cm" svg:y2="11.217cm">
              <text:p/>
            </draw:line>
            <draw:line draw:name="Line 70" draw:style-name="gr609" draw:text-style-name="P38" draw:layer="layout" svg:x1="2.961cm" svg:y1="10.16cm" svg:x2="2.116cm" svg:y2="11.217cm">
              <text:p/>
            </draw:line>
          </draw:g>
        </draw:g>
        <draw:frame presentation:style-name="pr4" draw:text-style-name="P2" draw:layer="layout" svg:width="25.4cm" svg:height="3.175cm" svg:x="-0.212cm" svg:y="-0.129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g draw:name="Group 72" xml:id="id208" draw:id="id208">
          <draw:g draw:name="Group 73">
            <draw:line draw:name="Line 74" draw:style-name="gr609" draw:text-style-name="P38" draw:layer="layout" svg:x1="11.853cm" svg:y1="12.912cm" svg:x2="12.699cm" svg:y2="13.969cm">
              <text:p/>
            </draw:line>
            <draw:line draw:name="Line 75" draw:style-name="gr609" draw:text-style-name="P38" draw:layer="layout" svg:x1="12.699cm" svg:y1="12.912cm" svg:x2="11.853cm" svg:y2="13.969cm">
              <text:p/>
            </draw:line>
          </draw:g>
          <draw:g draw:name="Group 76">
            <draw:line draw:name="Line 77" draw:style-name="gr609" draw:text-style-name="P38" draw:layer="layout" svg:x1="6.562cm" svg:y1="7.832cm" svg:x2="7.407cm" svg:y2="8.889cm">
              <text:p/>
            </draw:line>
            <draw:line draw:name="Line 78" draw:style-name="gr609" draw:text-style-name="P38" draw:layer="layout" svg:x1="7.406cm" svg:y1="7.832cm" svg:x2="6.561cm" svg:y2="8.889cm">
              <text:p/>
            </draw:line>
          </draw:g>
          <draw:g draw:name="Group 79">
            <draw:line draw:name="Line 80" draw:style-name="gr609" draw:text-style-name="P38" draw:layer="layout" svg:x1="3.81cm" svg:y1="7.832cm" svg:x2="4.656cm" svg:y2="8.889cm">
              <text:p/>
            </draw:line>
            <draw:line draw:name="Line 81" draw:style-name="gr609" draw:text-style-name="P38" draw:layer="layout" svg:x1="4.656cm" svg:y1="7.832cm" svg:x2="3.81cm" svg:y2="8.889cm">
              <text:p/>
            </draw:line>
          </draw:g>
        </draw:g>
        <draw:custom-shape draw:name="Text Box 82" draw:style-name="gr1254"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83" draw:style-name="gr1255"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08" smil:attributeName="visibility" smil:to="visible"/>
                  <anim:transitionFilter smil:dur="0.5s" smil:targetElement="id208" smil:type="dissolve"/>
                </anim:par>
              </anim:par>
            </anim:par>
          </anim:seq>
        </anim:par>
        <presentation:notes draw:style-name="dp2" presentation:use-date-time-name="dtd1">
          <draw:custom-shape draw:name="Rectangle 7" draw:style-name="gr1256"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8"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79" draw:style-name="dp3" draw:master-page-name="Default" presentation:use-date-time-name="dtd1">
        <office:forms form:automatic-focus="false" form:apply-design-mode="false"/>
        <draw:custom-shape draw:name="Oval 2" draw:style-name="gr1257"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258"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259"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260"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261"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262"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263"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264"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265"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266"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267"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268"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209" draw:text-style-name="P38" draw:layer="layout" svg:x1="4.295cm" svg:y1="8.546cm" svg:x2="5.283cm" svg:y2="10.266cm">
          <text:p/>
        </draw:line>
        <draw:line draw:name="Line 15" draw:style-name="gr209" draw:text-style-name="P38" draw:layer="layout" svg:x1="6.822cm" svg:y1="8.546cm" svg:x2="5.614cm" svg:y2="10.231cm">
          <text:p/>
        </draw:line>
        <draw:line draw:name="Line 16" draw:style-name="gr209" draw:text-style-name="P38" draw:layer="layout" svg:x1="10.085cm" svg:y1="8.581cm" svg:x2="10.085cm" svg:y2="10.301cm">
          <text:p/>
        </draw:line>
        <draw:line draw:name="Line 17" draw:style-name="gr209" draw:text-style-name="P38" draw:layer="layout" svg:x1="13.348cm" svg:y1="8.546cm" svg:x2="14.411cm" svg:y2="10.266cm">
          <text:p/>
        </draw:line>
        <draw:line draw:name="Line 18" draw:style-name="gr209" draw:text-style-name="P38" draw:layer="layout" svg:x1="15.804cm" svg:y1="8.581cm" svg:x2="14.706cm" svg:y2="10.231cm">
          <text:p/>
        </draw:line>
        <draw:line draw:name="Line 19" draw:style-name="gr209" draw:text-style-name="P38" draw:layer="layout" svg:x1="5.503cm" svg:y1="10.883cm" svg:x2="5.503cm" svg:y2="12.978cm">
          <text:p/>
        </draw:line>
        <draw:line draw:name="Line 20" draw:style-name="gr209" draw:text-style-name="P38" draw:layer="layout" svg:x1="2.752cm" svg:y1="10.848cm" svg:x2="5.208cm" svg:y2="13.119cm">
          <text:p/>
        </draw:line>
        <draw:line draw:name="Line 21" draw:style-name="gr209" draw:text-style-name="P38" draw:layer="layout" svg:x1="14.375cm" svg:y1="10.782cm" svg:x2="12.54cm" svg:y2="13.048cm">
          <text:p/>
        </draw:line>
        <draw:line draw:name="Line 22" draw:style-name="gr209" draw:text-style-name="P38" draw:layer="layout" svg:x1="5.794cm" svg:y1="13.529cm" svg:x2="8.802cm" svg:y2="15.76cm">
          <text:p/>
        </draw:line>
        <draw:line draw:name="Line 23" draw:style-name="gr209" draw:text-style-name="P38" draw:layer="layout" svg:x1="12.14cm" svg:y1="13.564cm" svg:x2="9.388cm" svg:y2="15.694cm">
          <text:p/>
        </draw:line>
        <draw:line draw:name="Line 24" draw:style-name="gr209" draw:text-style-name="P38" draw:layer="layout" svg:x1="10.288cm" svg:y1="10.817cm" svg:x2="12.065cm" svg:y2="13.048cm">
          <text:p/>
        </draw:line>
        <draw:custom-shape draw:name="Text Box 25" draw:style-name="gr1269"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6" draw:style-name="gr1270"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7" draw:style-name="gr1271"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8" draw:style-name="gr1272"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29" draw:style-name="gr1273"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0" draw:style-name="gr1274"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1" draw:style-name="gr1275"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2" draw:style-name="gr1276"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3" draw:style-name="gr1277"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4" draw:style-name="gr1278"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5" draw:style-name="gr1279"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6" draw:style-name="gr1280"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frame draw:name="Object 37" draw:style-name="gr1202" draw:layer="layout" svg:width="11.642cm" svg:height="6.946cm" svg:x="13.758cm" svg:y="12.047cm">
          <draw:object-ole draw:class-id="00020907-0000-0000-c000-000000000046" xlink:href="./Object 51" xlink:type="simple" xlink:show="embed" xlink:actuate="onLoad">
            <text:p/>
          </draw:object-ole>
          <draw:image xlink:href="./ObjectReplacements/Object 51" xlink:type="simple" xlink:show="embed" xlink:actuate="onLoad"/>
        </draw:frame>
        <draw:g draw:name="Group 38">
          <draw:custom-shape draw:name="Text Box 39" draw:style-name="gr1281" draw:text-style-name="P37"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custom-shape draw:name="Text Box 40" draw:style-name="gr1282" draw:text-style-name="P37" draw:layer="layout" svg:width="1.905cm" svg:height="1.27cm" svg:x="4.233cm" svg:y="12.912cm">
            <text:list text:style-name="L6">
              <text:list-header>
                <text:p text:style-name="P24"><text:span text:style-name="T166">-5</text:span></text:p>
              </text:list-header>
            </text:list>
            <draw:enhanced-geometry svg:viewBox="0 0 21600 21600" draw:type="mso-spt202" draw:enhanced-path="M 0 0 L 21600 0 21600 21600 0 21600 0 0 Z N"/>
          </draw:custom-shape>
          <draw:custom-shape draw:name="Text Box 41" draw:style-name="gr1283" draw:text-style-name="P37" draw:layer="layout" svg:width="1.905cm" svg:height="1.058cm" svg:x="12.7cm" svg:y="12.912cm">
            <text:list text:style-name="L6">
              <text:list-header>
                <text:p text:style-name="P24"><text:span text:style-name="T166">-2</text:span></text:p>
              </text:list-header>
            </text:list>
            <draw:enhanced-geometry svg:viewBox="0 0 21600 21600" draw:type="mso-spt202" draw:enhanced-path="M 0 0 L 21600 0 21600 21600 0 21600 0 0 Z N"/>
          </draw:custom-shape>
          <draw:custom-shape draw:name="Text Box 42" draw:style-name="gr1284" draw:text-style-name="P37" draw:layer="layout" svg:width="1.905cm" svg:height="1.059cm" svg:x="1.482cm" svg:y="9.948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3" draw:style-name="gr1285" draw:text-style-name="P37" draw:layer="layout" svg:width="1.905cm" svg:height="1.059cm" svg:x="4.022cm" svg:y="9.948cm">
            <text:list text:style-name="L6">
              <text:list-header>
                <text:p text:style-name="P24"><text:span text:style-name="T166">-4</text:span></text:p>
              </text:list-header>
            </text:list>
            <draw:enhanced-geometry svg:viewBox="0 0 21600 21600" draw:type="mso-spt202" draw:enhanced-path="M 0 0 L 21600 0 21600 21600 0 21600 0 0 Z N"/>
          </draw:custom-shape>
          <draw:custom-shape draw:name="Text Box 44" draw:style-name="gr1286" draw:text-style-name="P37" draw:layer="layout" svg:width="2.116cm" svg:height="1.059cm" svg:x="7.832cm" svg:y="9.948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45" draw:style-name="gr1287" draw:text-style-name="P37" draw:layer="layout" svg:width="1.905cm" svg:height="1.058cm" svg:x="15.028cm" svg:y="10.16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6" draw:style-name="gr1288" draw:text-style-name="P37" draw:layer="layout" svg:width="1.905cm" svg:height="1.058cm" svg:x="2.54cm" svg:y="7.62cm">
            <text:list text:style-name="L6">
              <text:list-header>
                <text:p text:style-name="P24"><text:span text:style-name="T166">-3</text:span></text:p>
              </text:list-header>
            </text:list>
            <draw:enhanced-geometry svg:viewBox="0 0 21600 21600" draw:type="mso-spt202" draw:enhanced-path="M 0 0 L 21600 0 21600 21600 0 21600 0 0 Z N"/>
          </draw:custom-shape>
          <draw:custom-shape draw:name="Text Box 47" draw:style-name="gr1289" draw:text-style-name="P37" draw:layer="layout" svg:width="2.116cm" svg:height="1.058cm" svg:x="5.292cm" svg:y="7.197cm">
            <text:list text:style-name="L5">
              <text:list-header>
                <text:p text:style-name="P24"><text:span text:style-name="T52"><text:s text:c="3"/></text:span><text:span text:style-name="T166">-3</text:span></text:p>
              </text:list-header>
            </text:list>
            <draw:enhanced-geometry svg:viewBox="0 0 21600 21600" draw:type="mso-spt202" draw:enhanced-path="M 0 0 L 21600 0 21600 21600 0 21600 0 0 Z N"/>
          </draw:custom-shape>
          <draw:custom-shape draw:name="Text Box 48" draw:style-name="gr1290" draw:text-style-name="P37" draw:layer="layout" svg:width="1.693cm" svg:height="1.058cm" svg:x="8.255cm" svg:y="7.62cm">
            <text:list text:style-name="L5">
              <text:list-header>
                <text:p text:style-name="P24"><text:span text:style-name="T52"><text:s text:c="3"/></text:span><text:span text:style-name="T166">0</text:span></text:p>
              </text:list-header>
            </text:list>
            <draw:enhanced-geometry svg:viewBox="0 0 21600 21600" draw:type="mso-spt202" draw:enhanced-path="M 0 0 L 21600 0 21600 21600 0 21600 0 0 Z N"/>
          </draw:custom-shape>
          <draw:custom-shape draw:name="Text Box 49" draw:style-name="gr1291" draw:text-style-name="P37" draw:layer="layout" svg:width="1.693cm" svg:height="1.058cm" svg:x="11.43cm" svg:y="7.6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50" draw:style-name="gr1292" draw:text-style-name="P37" draw:layer="layout" svg:width="1.905cm" svg:height="1.058cm" svg:x="15.663cm" svg:y="7.83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g>
        <draw:g draw:name="Group 51">
          <draw:g draw:name="Group 52">
            <draw:line draw:name="Line 53" draw:style-name="gr609" draw:text-style-name="P38" draw:layer="layout" svg:x1="15.663cm" svg:y1="7.832cm" svg:x2="16.509cm" svg:y2="8.889cm">
              <text:p/>
            </draw:line>
            <draw:line draw:name="Line 54" draw:style-name="gr609" draw:text-style-name="P38" draw:layer="layout" svg:x1="16.509cm" svg:y1="7.832cm" svg:x2="15.663cm" svg:y2="8.889cm">
              <text:p/>
            </draw:line>
          </draw:g>
          <draw:g draw:name="Group 55">
            <draw:line draw:name="Line 56" draw:style-name="gr609" draw:text-style-name="P38" draw:layer="layout" svg:x1="12.7cm" svg:y1="7.832cm" svg:x2="13.546cm" svg:y2="8.889cm">
              <text:p/>
            </draw:line>
            <draw:line draw:name="Line 57" draw:style-name="gr609" draw:text-style-name="P38" draw:layer="layout" svg:x1="13.546cm" svg:y1="7.832cm" svg:x2="12.7cm" svg:y2="8.889cm">
              <text:p/>
            </draw:line>
          </draw:g>
          <draw:g draw:name="Group 58">
            <draw:line draw:name="Line 59" draw:style-name="gr609" draw:text-style-name="P38" draw:layer="layout" svg:x1="9.737cm" svg:y1="7.832cm" svg:x2="10.582cm" svg:y2="8.889cm">
              <text:p/>
            </draw:line>
            <draw:line draw:name="Line 60" draw:style-name="gr609" draw:text-style-name="P38" draw:layer="layout" svg:x1="10.581cm" svg:y1="7.832cm" svg:x2="9.736cm" svg:y2="8.889cm">
              <text:p/>
            </draw:line>
          </draw:g>
        </draw:g>
        <draw:g draw:name="Group 61">
          <draw:g draw:name="Group 62">
            <draw:line draw:name="Line 63" draw:style-name="gr609" draw:text-style-name="P38" draw:layer="layout" svg:x1="14.182cm" svg:y1="9.948cm" svg:x2="15.027cm" svg:y2="11.006cm">
              <text:p/>
            </draw:line>
            <draw:line draw:name="Line 64" draw:style-name="gr609" draw:text-style-name="P38" draw:layer="layout" svg:x1="15.026cm" svg:y1="9.948cm" svg:x2="14.181cm" svg:y2="11.006cm">
              <text:p/>
            </draw:line>
          </draw:g>
          <draw:g draw:name="Group 65">
            <draw:line draw:name="Line 66" draw:style-name="gr609" draw:text-style-name="P38" draw:layer="layout" svg:x1="9.737cm" svg:y1="10.16cm" svg:x2="10.582cm" svg:y2="11.217cm">
              <text:p/>
            </draw:line>
            <draw:line draw:name="Line 67" draw:style-name="gr609" draw:text-style-name="P38" draw:layer="layout" svg:x1="10.581cm" svg:y1="10.16cm" svg:x2="9.736cm" svg:y2="11.217cm">
              <text:p/>
            </draw:line>
          </draw:g>
          <draw:g draw:name="Group 68">
            <draw:line draw:name="Line 69" draw:style-name="gr609" draw:text-style-name="P38" draw:layer="layout" svg:x1="2.117cm" svg:y1="10.16cm" svg:x2="2.962cm" svg:y2="11.217cm">
              <text:p/>
            </draw:line>
            <draw:line draw:name="Line 70" draw:style-name="gr609" draw:text-style-name="P38" draw:layer="layout" svg:x1="2.961cm" svg:y1="10.16cm" svg:x2="2.116cm" svg:y2="11.217cm">
              <text:p/>
            </draw:line>
          </draw:g>
        </draw:g>
        <draw:frame presentation:style-name="pr4" draw:text-style-name="P2" draw:layer="layout" svg:width="25.4cm" svg:height="3.175cm" svg:x="-0.212cm" svg:y="-0.129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g draw:name="Group 72">
          <draw:g draw:name="Group 73">
            <draw:line draw:name="Line 74" draw:style-name="gr609" draw:text-style-name="P38" draw:layer="layout" svg:x1="11.853cm" svg:y1="12.912cm" svg:x2="12.699cm" svg:y2="13.969cm">
              <text:p/>
            </draw:line>
            <draw:line draw:name="Line 75" draw:style-name="gr609" draw:text-style-name="P38" draw:layer="layout" svg:x1="12.699cm" svg:y1="12.912cm" svg:x2="11.853cm" svg:y2="13.969cm">
              <text:p/>
            </draw:line>
          </draw:g>
          <draw:g draw:name="Group 76">
            <draw:line draw:name="Line 77" draw:style-name="gr609" draw:text-style-name="P38" draw:layer="layout" svg:x1="6.562cm" svg:y1="7.832cm" svg:x2="7.407cm" svg:y2="8.889cm">
              <text:p/>
            </draw:line>
            <draw:line draw:name="Line 78" draw:style-name="gr609" draw:text-style-name="P38" draw:layer="layout" svg:x1="7.406cm" svg:y1="7.832cm" svg:x2="6.561cm" svg:y2="8.889cm">
              <text:p/>
            </draw:line>
          </draw:g>
          <draw:g draw:name="Group 79">
            <draw:line draw:name="Line 80" draw:style-name="gr609" draw:text-style-name="P38" draw:layer="layout" svg:x1="3.81cm" svg:y1="7.832cm" svg:x2="4.656cm" svg:y2="8.889cm">
              <text:p/>
            </draw:line>
            <draw:line draw:name="Line 81" draw:style-name="gr609" draw:text-style-name="P38" draw:layer="layout" svg:x1="4.656cm" svg:y1="7.832cm" svg:x2="3.81cm" svg:y2="8.889cm">
              <text:p/>
            </draw:line>
          </draw:g>
        </draw:g>
        <draw:g draw:name="Group 82" xml:id="id209" draw:id="id209">
          <draw:line draw:name="Line 83" draw:style-name="gr609" draw:text-style-name="P38" draw:layer="layout" svg:x1="5.08cm" svg:y1="10.16cm" svg:x2="5.926cm" svg:y2="11.217cm">
            <text:p/>
          </draw:line>
          <draw:line draw:name="Line 84" draw:style-name="gr609" draw:text-style-name="P38" draw:layer="layout" svg:x1="5.926cm" svg:y1="10.16cm" svg:x2="5.08cm" svg:y2="11.217cm">
            <text:p/>
          </draw:line>
        </draw:g>
        <draw:custom-shape draw:name="Text Box 85" draw:style-name="gr1293"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86" draw:style-name="gr1294"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09" smil:attributeName="visibility" smil:to="visible"/>
                  <anim:transitionFilter smil:dur="0.5s" smil:targetElement="id209" smil:type="dissolve"/>
                </anim:par>
              </anim:par>
            </anim:par>
          </anim:seq>
        </anim:par>
        <presentation:notes draw:style-name="dp2" presentation:use-date-time-name="dtd1">
          <draw:custom-shape draw:name="Rectangle 7" draw:style-name="gr129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7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0" draw:style-name="dp3" draw:master-page-name="Default" presentation:use-date-time-name="dtd1">
        <office:forms form:automatic-focus="false" form:apply-design-mode="false"/>
        <draw:custom-shape draw:name="Oval 2" draw:style-name="gr1296"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297"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298"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299"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300"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301"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302"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303"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304"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305"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306"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307"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209" draw:text-style-name="P38" draw:layer="layout" svg:x1="4.295cm" svg:y1="8.546cm" svg:x2="5.283cm" svg:y2="10.266cm">
          <text:p/>
        </draw:line>
        <draw:line draw:name="Line 15" draw:style-name="gr209" draw:text-style-name="P38" draw:layer="layout" svg:x1="6.822cm" svg:y1="8.546cm" svg:x2="5.614cm" svg:y2="10.231cm">
          <text:p/>
        </draw:line>
        <draw:line draw:name="Line 16" draw:style-name="gr209" draw:text-style-name="P38" draw:layer="layout" svg:x1="10.085cm" svg:y1="8.581cm" svg:x2="10.085cm" svg:y2="10.301cm">
          <text:p/>
        </draw:line>
        <draw:line draw:name="Line 17" draw:style-name="gr209" draw:text-style-name="P38" draw:layer="layout" svg:x1="13.348cm" svg:y1="8.546cm" svg:x2="14.411cm" svg:y2="10.266cm">
          <text:p/>
        </draw:line>
        <draw:line draw:name="Line 18" draw:style-name="gr209" draw:text-style-name="P38" draw:layer="layout" svg:x1="15.804cm" svg:y1="8.581cm" svg:x2="14.706cm" svg:y2="10.231cm">
          <text:p/>
        </draw:line>
        <draw:line draw:name="Line 19" draw:style-name="gr209" draw:text-style-name="P38" draw:layer="layout" svg:x1="5.503cm" svg:y1="10.883cm" svg:x2="5.503cm" svg:y2="12.978cm">
          <text:p/>
        </draw:line>
        <draw:line draw:name="Line 20" draw:style-name="gr209" draw:text-style-name="P38" draw:layer="layout" svg:x1="2.752cm" svg:y1="10.848cm" svg:x2="5.208cm" svg:y2="13.119cm">
          <text:p/>
        </draw:line>
        <draw:line draw:name="Line 21" draw:style-name="gr209" draw:text-style-name="P38" draw:layer="layout" svg:x1="14.375cm" svg:y1="10.782cm" svg:x2="12.54cm" svg:y2="13.048cm">
          <text:p/>
        </draw:line>
        <draw:line draw:name="Line 22" draw:style-name="gr209" draw:text-style-name="P38" draw:layer="layout" svg:x1="5.794cm" svg:y1="13.529cm" svg:x2="8.802cm" svg:y2="15.76cm">
          <text:p/>
        </draw:line>
        <draw:line draw:name="Line 23" draw:style-name="gr209" draw:text-style-name="P38" draw:layer="layout" svg:x1="12.14cm" svg:y1="13.564cm" svg:x2="9.388cm" svg:y2="15.694cm">
          <text:p/>
        </draw:line>
        <draw:line draw:name="Line 24" draw:style-name="gr209" draw:text-style-name="P38" draw:layer="layout" svg:x1="10.288cm" svg:y1="10.817cm" svg:x2="12.065cm" svg:y2="13.048cm">
          <text:p/>
        </draw:line>
        <draw:custom-shape draw:name="Text Box 25" draw:style-name="gr1308"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6" draw:style-name="gr1309"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7" draw:style-name="gr1310"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8" draw:style-name="gr1311"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29" draw:style-name="gr1312"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0" draw:style-name="gr1313"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1" draw:style-name="gr1314"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2" draw:style-name="gr1315"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3" draw:style-name="gr1316"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4" draw:style-name="gr1317"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5" draw:style-name="gr1318"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6" draw:style-name="gr1319"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frame draw:name="Object 37" draw:style-name="gr1202" draw:layer="layout" svg:width="11.642cm" svg:height="6.946cm" svg:x="13.758cm" svg:y="12.047cm">
          <draw:object-ole draw:class-id="00020907-0000-0000-c000-000000000046" xlink:href="./Object 52" xlink:type="simple" xlink:show="embed" xlink:actuate="onLoad">
            <text:p/>
          </draw:object-ole>
          <draw:image xlink:href="./ObjectReplacements/Object 52" xlink:type="simple" xlink:show="embed" xlink:actuate="onLoad"/>
        </draw:frame>
        <draw:g draw:name="Group 38">
          <draw:custom-shape draw:name="Text Box 39" draw:style-name="gr1320" draw:text-style-name="P37"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custom-shape draw:name="Text Box 40" draw:style-name="gr1321" draw:text-style-name="P37" draw:layer="layout" svg:width="1.905cm" svg:height="1.27cm" svg:x="4.233cm" svg:y="12.912cm">
            <text:list text:style-name="L6">
              <text:list-header>
                <text:p text:style-name="P24"><text:span text:style-name="T166">-5</text:span></text:p>
              </text:list-header>
            </text:list>
            <draw:enhanced-geometry svg:viewBox="0 0 21600 21600" draw:type="mso-spt202" draw:enhanced-path="M 0 0 L 21600 0 21600 21600 0 21600 0 0 Z N"/>
          </draw:custom-shape>
          <draw:custom-shape draw:name="Text Box 41" draw:style-name="gr1322" draw:text-style-name="P37" draw:layer="layout" svg:width="1.905cm" svg:height="1.058cm" svg:x="12.7cm" svg:y="12.912cm">
            <text:list text:style-name="L6">
              <text:list-header>
                <text:p text:style-name="P24"><text:span text:style-name="T166">-2</text:span></text:p>
              </text:list-header>
            </text:list>
            <draw:enhanced-geometry svg:viewBox="0 0 21600 21600" draw:type="mso-spt202" draw:enhanced-path="M 0 0 L 21600 0 21600 21600 0 21600 0 0 Z N"/>
          </draw:custom-shape>
          <draw:custom-shape draw:name="Text Box 42" draw:style-name="gr1323" draw:text-style-name="P37" draw:layer="layout" svg:width="1.905cm" svg:height="1.059cm" svg:x="1.482cm" svg:y="9.948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3" draw:style-name="gr1324" draw:text-style-name="P37" draw:layer="layout" svg:width="1.905cm" svg:height="1.059cm" svg:x="4.022cm" svg:y="9.948cm">
            <text:list text:style-name="L6">
              <text:list-header>
                <text:p text:style-name="P24"><text:span text:style-name="T166">-4</text:span></text:p>
              </text:list-header>
            </text:list>
            <draw:enhanced-geometry svg:viewBox="0 0 21600 21600" draw:type="mso-spt202" draw:enhanced-path="M 0 0 L 21600 0 21600 21600 0 21600 0 0 Z N"/>
          </draw:custom-shape>
          <draw:custom-shape draw:name="Text Box 44" draw:style-name="gr1325" draw:text-style-name="P37" draw:layer="layout" svg:width="2.116cm" svg:height="1.059cm" svg:x="7.832cm" svg:y="9.948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45" draw:style-name="gr1326" draw:text-style-name="P37" draw:layer="layout" svg:width="1.905cm" svg:height="1.058cm" svg:x="15.028cm" svg:y="10.16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6" draw:style-name="gr1327" draw:text-style-name="P37" draw:layer="layout" svg:width="1.905cm" svg:height="1.058cm" svg:x="2.54cm" svg:y="7.62cm">
            <text:list text:style-name="L6">
              <text:list-header>
                <text:p text:style-name="P24"><text:span text:style-name="T166">-3</text:span></text:p>
              </text:list-header>
            </text:list>
            <draw:enhanced-geometry svg:viewBox="0 0 21600 21600" draw:type="mso-spt202" draw:enhanced-path="M 0 0 L 21600 0 21600 21600 0 21600 0 0 Z N"/>
          </draw:custom-shape>
          <draw:custom-shape draw:name="Text Box 47" draw:style-name="gr1328" draw:text-style-name="P37" draw:layer="layout" svg:width="2.116cm" svg:height="1.058cm" svg:x="5.292cm" svg:y="7.197cm">
            <text:list text:style-name="L5">
              <text:list-header>
                <text:p text:style-name="P24"><text:span text:style-name="T52"><text:s text:c="3"/></text:span><text:span text:style-name="T166">-3</text:span></text:p>
              </text:list-header>
            </text:list>
            <draw:enhanced-geometry svg:viewBox="0 0 21600 21600" draw:type="mso-spt202" draw:enhanced-path="M 0 0 L 21600 0 21600 21600 0 21600 0 0 Z N"/>
          </draw:custom-shape>
          <draw:custom-shape draw:name="Text Box 48" draw:style-name="gr1329" draw:text-style-name="P37" draw:layer="layout" svg:width="1.693cm" svg:height="1.058cm" svg:x="8.255cm" svg:y="7.62cm">
            <text:list text:style-name="L5">
              <text:list-header>
                <text:p text:style-name="P24"><text:span text:style-name="T52"><text:s text:c="3"/></text:span><text:span text:style-name="T166">0</text:span></text:p>
              </text:list-header>
            </text:list>
            <draw:enhanced-geometry svg:viewBox="0 0 21600 21600" draw:type="mso-spt202" draw:enhanced-path="M 0 0 L 21600 0 21600 21600 0 21600 0 0 Z N"/>
          </draw:custom-shape>
          <draw:custom-shape draw:name="Text Box 49" draw:style-name="gr1330" draw:text-style-name="P37" draw:layer="layout" svg:width="1.693cm" svg:height="1.058cm" svg:x="11.43cm" svg:y="7.6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50" draw:style-name="gr1331" draw:text-style-name="P37" draw:layer="layout" svg:width="1.905cm" svg:height="1.058cm" svg:x="15.663cm" svg:y="7.83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g>
        <draw:g draw:name="Group 51">
          <draw:g draw:name="Group 52">
            <draw:line draw:name="Line 53" draw:style-name="gr609" draw:text-style-name="P38" draw:layer="layout" svg:x1="15.663cm" svg:y1="7.832cm" svg:x2="16.509cm" svg:y2="8.889cm">
              <text:p/>
            </draw:line>
            <draw:line draw:name="Line 54" draw:style-name="gr609" draw:text-style-name="P38" draw:layer="layout" svg:x1="16.509cm" svg:y1="7.832cm" svg:x2="15.663cm" svg:y2="8.889cm">
              <text:p/>
            </draw:line>
          </draw:g>
          <draw:g draw:name="Group 55">
            <draw:line draw:name="Line 56" draw:style-name="gr609" draw:text-style-name="P38" draw:layer="layout" svg:x1="12.7cm" svg:y1="7.832cm" svg:x2="13.546cm" svg:y2="8.889cm">
              <text:p/>
            </draw:line>
            <draw:line draw:name="Line 57" draw:style-name="gr609" draw:text-style-name="P38" draw:layer="layout" svg:x1="13.546cm" svg:y1="7.832cm" svg:x2="12.7cm" svg:y2="8.889cm">
              <text:p/>
            </draw:line>
          </draw:g>
          <draw:g draw:name="Group 58">
            <draw:line draw:name="Line 59" draw:style-name="gr609" draw:text-style-name="P38" draw:layer="layout" svg:x1="9.737cm" svg:y1="7.832cm" svg:x2="10.582cm" svg:y2="8.889cm">
              <text:p/>
            </draw:line>
            <draw:line draw:name="Line 60" draw:style-name="gr609" draw:text-style-name="P38" draw:layer="layout" svg:x1="10.581cm" svg:y1="7.832cm" svg:x2="9.736cm" svg:y2="8.889cm">
              <text:p/>
            </draw:line>
          </draw:g>
        </draw:g>
        <draw:g draw:name="Group 61">
          <draw:g draw:name="Group 62">
            <draw:line draw:name="Line 63" draw:style-name="gr609" draw:text-style-name="P38" draw:layer="layout" svg:x1="14.182cm" svg:y1="9.948cm" svg:x2="15.027cm" svg:y2="11.006cm">
              <text:p/>
            </draw:line>
            <draw:line draw:name="Line 64" draw:style-name="gr609" draw:text-style-name="P38" draw:layer="layout" svg:x1="15.026cm" svg:y1="9.948cm" svg:x2="14.181cm" svg:y2="11.006cm">
              <text:p/>
            </draw:line>
          </draw:g>
          <draw:g draw:name="Group 65">
            <draw:line draw:name="Line 66" draw:style-name="gr609" draw:text-style-name="P38" draw:layer="layout" svg:x1="9.737cm" svg:y1="10.16cm" svg:x2="10.582cm" svg:y2="11.217cm">
              <text:p/>
            </draw:line>
            <draw:line draw:name="Line 67" draw:style-name="gr609" draw:text-style-name="P38" draw:layer="layout" svg:x1="10.581cm" svg:y1="10.16cm" svg:x2="9.736cm" svg:y2="11.217cm">
              <text:p/>
            </draw:line>
          </draw:g>
          <draw:g draw:name="Group 68">
            <draw:line draw:name="Line 69" draw:style-name="gr609" draw:text-style-name="P38" draw:layer="layout" svg:x1="2.117cm" svg:y1="10.16cm" svg:x2="2.962cm" svg:y2="11.217cm">
              <text:p/>
            </draw:line>
            <draw:line draw:name="Line 70" draw:style-name="gr609" draw:text-style-name="P38" draw:layer="layout" svg:x1="2.961cm" svg:y1="10.16cm" svg:x2="2.116cm" svg:y2="11.217cm">
              <text:p/>
            </draw:line>
          </draw:g>
        </draw:g>
        <draw:frame presentation:style-name="pr4" draw:text-style-name="P2" draw:layer="layout" svg:width="25.4cm" svg:height="3.175cm" svg:x="-0.212cm" svg:y="-0.129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g draw:name="Group 72">
          <draw:g draw:name="Group 73">
            <draw:line draw:name="Line 74" draw:style-name="gr609" draw:text-style-name="P38" draw:layer="layout" svg:x1="11.853cm" svg:y1="12.912cm" svg:x2="12.699cm" svg:y2="13.969cm">
              <text:p/>
            </draw:line>
            <draw:line draw:name="Line 75" draw:style-name="gr609" draw:text-style-name="P38" draw:layer="layout" svg:x1="12.699cm" svg:y1="12.912cm" svg:x2="11.853cm" svg:y2="13.969cm">
              <text:p/>
            </draw:line>
          </draw:g>
          <draw:g draw:name="Group 76">
            <draw:line draw:name="Line 77" draw:style-name="gr609" draw:text-style-name="P38" draw:layer="layout" svg:x1="6.562cm" svg:y1="7.832cm" svg:x2="7.407cm" svg:y2="8.889cm">
              <text:p/>
            </draw:line>
            <draw:line draw:name="Line 78" draw:style-name="gr609" draw:text-style-name="P38" draw:layer="layout" svg:x1="7.406cm" svg:y1="7.832cm" svg:x2="6.561cm" svg:y2="8.889cm">
              <text:p/>
            </draw:line>
          </draw:g>
          <draw:g draw:name="Group 79">
            <draw:line draw:name="Line 80" draw:style-name="gr609" draw:text-style-name="P38" draw:layer="layout" svg:x1="3.81cm" svg:y1="7.832cm" svg:x2="4.656cm" svg:y2="8.889cm">
              <text:p/>
            </draw:line>
            <draw:line draw:name="Line 81" draw:style-name="gr609" draw:text-style-name="P38" draw:layer="layout" svg:x1="4.656cm" svg:y1="7.832cm" svg:x2="3.81cm" svg:y2="8.889cm">
              <text:p/>
            </draw:line>
          </draw:g>
        </draw:g>
        <draw:g draw:name="Group 82">
          <draw:line draw:name="Line 83" draw:style-name="gr609" draw:text-style-name="P38" draw:layer="layout" svg:x1="5.08cm" svg:y1="10.16cm" svg:x2="5.926cm" svg:y2="11.217cm">
            <text:p/>
          </draw:line>
          <draw:line draw:name="Line 84" draw:style-name="gr609" draw:text-style-name="P38" draw:layer="layout" svg:x1="5.926cm" svg:y1="10.16cm" svg:x2="5.08cm" svg:y2="11.217cm">
            <text:p/>
          </draw:line>
        </draw:g>
        <draw:g draw:name="Group 85" xml:id="id210" draw:id="id210">
          <draw:line draw:name="Line 86" draw:style-name="gr609" draw:text-style-name="P38" draw:layer="layout" svg:x1="5.08cm" svg:y1="12.912cm" svg:x2="5.926cm" svg:y2="13.969cm">
            <text:p/>
          </draw:line>
          <draw:line draw:name="Line 87" draw:style-name="gr609" draw:text-style-name="P38" draw:layer="layout" svg:x1="5.926cm" svg:y1="12.912cm" svg:x2="5.08cm" svg:y2="13.969cm">
            <text:p/>
          </draw:line>
        </draw:g>
        <draw:custom-shape draw:name="Text Box 88" draw:style-name="gr1332"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89" draw:style-name="gr1333"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10" smil:attributeName="visibility" smil:to="visible"/>
                  <anim:transitionFilter smil:dur="0.5s" smil:targetElement="id210" smil:type="dissolve"/>
                </anim:par>
              </anim:par>
            </anim:par>
          </anim:seq>
        </anim:par>
        <presentation:notes draw:style-name="dp2" presentation:use-date-time-name="dtd1">
          <draw:custom-shape draw:name="Rectangle 7" draw:style-name="gr1334"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0"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1" draw:style-name="dp3" draw:master-page-name="Default" presentation:use-date-time-name="dtd1">
        <office:forms form:automatic-focus="false" form:apply-design-mode="false"/>
        <draw:custom-shape draw:name="Oval 2" draw:style-name="gr1335"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336"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337"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338"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339"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340"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341"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342"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343"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344"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345"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346"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209" draw:text-style-name="P38" draw:layer="layout" svg:x1="4.295cm" svg:y1="8.546cm" svg:x2="5.283cm" svg:y2="10.266cm">
          <text:p/>
        </draw:line>
        <draw:line draw:name="Line 15" draw:style-name="gr209" draw:text-style-name="P38" draw:layer="layout" svg:x1="6.822cm" svg:y1="8.546cm" svg:x2="5.614cm" svg:y2="10.231cm">
          <text:p/>
        </draw:line>
        <draw:line draw:name="Line 16" draw:style-name="gr209" draw:text-style-name="P38" draw:layer="layout" svg:x1="10.085cm" svg:y1="8.581cm" svg:x2="10.085cm" svg:y2="10.301cm">
          <text:p/>
        </draw:line>
        <draw:line draw:name="Line 17" draw:style-name="gr209" draw:text-style-name="P38" draw:layer="layout" svg:x1="13.348cm" svg:y1="8.546cm" svg:x2="14.411cm" svg:y2="10.266cm">
          <text:p/>
        </draw:line>
        <draw:line draw:name="Line 18" draw:style-name="gr209" draw:text-style-name="P38" draw:layer="layout" svg:x1="15.804cm" svg:y1="8.581cm" svg:x2="14.706cm" svg:y2="10.231cm">
          <text:p/>
        </draw:line>
        <draw:line draw:name="Line 19" draw:style-name="gr209" draw:text-style-name="P38" draw:layer="layout" svg:x1="5.503cm" svg:y1="10.883cm" svg:x2="5.503cm" svg:y2="12.978cm">
          <text:p/>
        </draw:line>
        <draw:line draw:name="Line 20" draw:style-name="gr209" draw:text-style-name="P38" draw:layer="layout" svg:x1="2.752cm" svg:y1="10.848cm" svg:x2="5.208cm" svg:y2="13.119cm">
          <text:p/>
        </draw:line>
        <draw:line draw:name="Line 21" draw:style-name="gr209" draw:text-style-name="P38" draw:layer="layout" svg:x1="14.375cm" svg:y1="10.782cm" svg:x2="12.54cm" svg:y2="13.048cm">
          <text:p/>
        </draw:line>
        <draw:line draw:name="Line 22" draw:style-name="gr209" draw:text-style-name="P38" draw:layer="layout" svg:x1="5.794cm" svg:y1="13.529cm" svg:x2="8.802cm" svg:y2="15.76cm">
          <text:p/>
        </draw:line>
        <draw:line draw:name="Line 23" draw:style-name="gr209" draw:text-style-name="P38" draw:layer="layout" svg:x1="12.14cm" svg:y1="13.564cm" svg:x2="9.388cm" svg:y2="15.694cm">
          <text:p/>
        </draw:line>
        <draw:line draw:name="Line 24" draw:style-name="gr209" draw:text-style-name="P38" draw:layer="layout" svg:x1="10.288cm" svg:y1="10.817cm" svg:x2="12.065cm" svg:y2="13.048cm">
          <text:p/>
        </draw:line>
        <draw:custom-shape draw:name="Text Box 25" draw:style-name="gr1347"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6" draw:style-name="gr1348"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7" draw:style-name="gr1349"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8" draw:style-name="gr1350"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29" draw:style-name="gr1351"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0" draw:style-name="gr1352"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1" draw:style-name="gr1353"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2" draw:style-name="gr1354"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3" draw:style-name="gr1355"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4" draw:style-name="gr1356"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5" draw:style-name="gr1357"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6" draw:style-name="gr1358"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frame draw:name="Object 37" draw:style-name="gr1162" draw:layer="layout" svg:width="11.642cm" svg:height="6.946cm" svg:x="13.758cm" svg:y="12.047cm">
          <draw:object-ole draw:class-id="00020907-0000-0000-c000-000000000046" xlink:href="./Object 53" xlink:type="simple" xlink:show="embed" xlink:actuate="onLoad">
            <text:p/>
          </draw:object-ole>
          <draw:image xlink:href="./ObjectReplacements/Object 53" xlink:type="simple" xlink:show="embed" xlink:actuate="onLoad"/>
        </draw:frame>
        <draw:g draw:name="Group 38">
          <draw:custom-shape draw:name="Text Box 39" draw:style-name="gr1359" draw:text-style-name="P37" draw:layer="layout" svg:width="1.482cm" svg:height="1.27cm" svg:x="7.62cm" svg:y="15.452cm">
            <text:list text:style-name="L6">
              <text:list-header>
                <text:p text:style-name="P24"><text:span text:style-name="T166">-6</text:span></text:p>
              </text:list-header>
            </text:list>
            <draw:enhanced-geometry svg:viewBox="0 0 21600 21600" draw:type="mso-spt202" draw:enhanced-path="M 0 0 L 21600 0 21600 21600 0 21600 0 0 Z N"/>
          </draw:custom-shape>
          <draw:custom-shape draw:name="Text Box 40" draw:style-name="gr1360" draw:text-style-name="P37" draw:layer="layout" svg:width="1.905cm" svg:height="1.27cm" svg:x="4.233cm" svg:y="12.912cm">
            <text:list text:style-name="L6">
              <text:list-header>
                <text:p text:style-name="P24"><text:span text:style-name="T166">-5</text:span></text:p>
              </text:list-header>
            </text:list>
            <draw:enhanced-geometry svg:viewBox="0 0 21600 21600" draw:type="mso-spt202" draw:enhanced-path="M 0 0 L 21600 0 21600 21600 0 21600 0 0 Z N"/>
          </draw:custom-shape>
          <draw:custom-shape draw:name="Text Box 41" draw:style-name="gr1361" draw:text-style-name="P37" draw:layer="layout" svg:width="1.905cm" svg:height="1.058cm" svg:x="12.7cm" svg:y="12.912cm">
            <text:list text:style-name="L6">
              <text:list-header>
                <text:p text:style-name="P24"><text:span text:style-name="T166">-2</text:span></text:p>
              </text:list-header>
            </text:list>
            <draw:enhanced-geometry svg:viewBox="0 0 21600 21600" draw:type="mso-spt202" draw:enhanced-path="M 0 0 L 21600 0 21600 21600 0 21600 0 0 Z N"/>
          </draw:custom-shape>
          <draw:custom-shape draw:name="Text Box 42" draw:style-name="gr1362" draw:text-style-name="P37" draw:layer="layout" svg:width="1.905cm" svg:height="1.059cm" svg:x="1.482cm" svg:y="9.948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3" draw:style-name="gr1363" draw:text-style-name="P37" draw:layer="layout" svg:width="1.905cm" svg:height="1.059cm" svg:x="4.022cm" svg:y="9.948cm">
            <text:list text:style-name="L6">
              <text:list-header>
                <text:p text:style-name="P24"><text:span text:style-name="T166">-4</text:span></text:p>
              </text:list-header>
            </text:list>
            <draw:enhanced-geometry svg:viewBox="0 0 21600 21600" draw:type="mso-spt202" draw:enhanced-path="M 0 0 L 21600 0 21600 21600 0 21600 0 0 Z N"/>
          </draw:custom-shape>
          <draw:custom-shape draw:name="Text Box 44" draw:style-name="gr1364" draw:text-style-name="P37" draw:layer="layout" svg:width="2.116cm" svg:height="1.059cm" svg:x="7.832cm" svg:y="9.948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45" draw:style-name="gr1365" draw:text-style-name="P37" draw:layer="layout" svg:width="1.905cm" svg:height="1.058cm" svg:x="15.028cm" svg:y="10.16cm">
            <text:list text:style-name="L6">
              <text:list-header>
                <text:p text:style-name="P24"><text:span text:style-name="T166">0</text:span></text:p>
              </text:list-header>
            </text:list>
            <draw:enhanced-geometry svg:viewBox="0 0 21600 21600" draw:type="mso-spt202" draw:enhanced-path="M 0 0 L 21600 0 21600 21600 0 21600 0 0 Z N"/>
          </draw:custom-shape>
          <draw:custom-shape draw:name="Text Box 46" draw:style-name="gr1366" draw:text-style-name="P37" draw:layer="layout" svg:width="1.905cm" svg:height="1.058cm" svg:x="2.54cm" svg:y="7.62cm">
            <text:list text:style-name="L6">
              <text:list-header>
                <text:p text:style-name="P24"><text:span text:style-name="T166">-3</text:span></text:p>
              </text:list-header>
            </text:list>
            <draw:enhanced-geometry svg:viewBox="0 0 21600 21600" draw:type="mso-spt202" draw:enhanced-path="M 0 0 L 21600 0 21600 21600 0 21600 0 0 Z N"/>
          </draw:custom-shape>
          <draw:custom-shape draw:name="Text Box 47" draw:style-name="gr1367" draw:text-style-name="P37" draw:layer="layout" svg:width="2.116cm" svg:height="1.058cm" svg:x="5.292cm" svg:y="7.197cm">
            <text:list text:style-name="L5">
              <text:list-header>
                <text:p text:style-name="P24"><text:span text:style-name="T52"><text:s text:c="3"/></text:span><text:span text:style-name="T166">-3</text:span></text:p>
              </text:list-header>
            </text:list>
            <draw:enhanced-geometry svg:viewBox="0 0 21600 21600" draw:type="mso-spt202" draw:enhanced-path="M 0 0 L 21600 0 21600 21600 0 21600 0 0 Z N"/>
          </draw:custom-shape>
          <draw:custom-shape draw:name="Text Box 48" draw:style-name="gr1368" draw:text-style-name="P37" draw:layer="layout" svg:width="1.693cm" svg:height="1.058cm" svg:x="8.255cm" svg:y="7.62cm">
            <text:list text:style-name="L5">
              <text:list-header>
                <text:p text:style-name="P24"><text:span text:style-name="T52"><text:s text:c="3"/></text:span><text:span text:style-name="T166">0</text:span></text:p>
              </text:list-header>
            </text:list>
            <draw:enhanced-geometry svg:viewBox="0 0 21600 21600" draw:type="mso-spt202" draw:enhanced-path="M 0 0 L 21600 0 21600 21600 0 21600 0 0 Z N"/>
          </draw:custom-shape>
          <draw:custom-shape draw:name="Text Box 49" draw:style-name="gr1369" draw:text-style-name="P37" draw:layer="layout" svg:width="1.693cm" svg:height="1.058cm" svg:x="11.43cm" svg:y="7.6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custom-shape draw:name="Text Box 50" draw:style-name="gr1370" draw:text-style-name="P37" draw:layer="layout" svg:width="1.905cm" svg:height="1.058cm" svg:x="15.663cm" svg:y="7.832cm">
            <text:list text:style-name="L5">
              <text:list-header>
                <text:p text:style-name="P24"><text:span text:style-name="T52"><text:s text:c="3"/></text:span><text:span text:style-name="T166">1</text:span></text:p>
              </text:list-header>
            </text:list>
            <draw:enhanced-geometry svg:viewBox="0 0 21600 21600" draw:type="mso-spt202" draw:enhanced-path="M 0 0 L 21600 0 21600 21600 0 21600 0 0 Z N"/>
          </draw:custom-shape>
        </draw:g>
        <draw:g draw:name="Group 51">
          <draw:g draw:name="Group 52">
            <draw:line draw:name="Line 53" draw:style-name="gr609" draw:text-style-name="P38" draw:layer="layout" svg:x1="15.663cm" svg:y1="7.832cm" svg:x2="16.509cm" svg:y2="8.889cm">
              <text:p/>
            </draw:line>
            <draw:line draw:name="Line 54" draw:style-name="gr609" draw:text-style-name="P38" draw:layer="layout" svg:x1="16.509cm" svg:y1="7.832cm" svg:x2="15.663cm" svg:y2="8.889cm">
              <text:p/>
            </draw:line>
          </draw:g>
          <draw:g draw:name="Group 55">
            <draw:line draw:name="Line 56" draw:style-name="gr609" draw:text-style-name="P38" draw:layer="layout" svg:x1="12.7cm" svg:y1="7.832cm" svg:x2="13.546cm" svg:y2="8.889cm">
              <text:p/>
            </draw:line>
            <draw:line draw:name="Line 57" draw:style-name="gr609" draw:text-style-name="P38" draw:layer="layout" svg:x1="13.546cm" svg:y1="7.832cm" svg:x2="12.7cm" svg:y2="8.889cm">
              <text:p/>
            </draw:line>
          </draw:g>
          <draw:g draw:name="Group 58">
            <draw:line draw:name="Line 59" draw:style-name="gr609" draw:text-style-name="P38" draw:layer="layout" svg:x1="9.737cm" svg:y1="7.832cm" svg:x2="10.582cm" svg:y2="8.889cm">
              <text:p/>
            </draw:line>
            <draw:line draw:name="Line 60" draw:style-name="gr609" draw:text-style-name="P38" draw:layer="layout" svg:x1="10.581cm" svg:y1="7.832cm" svg:x2="9.736cm" svg:y2="8.889cm">
              <text:p/>
            </draw:line>
          </draw:g>
        </draw:g>
        <draw:g draw:name="Group 61">
          <draw:g draw:name="Group 62">
            <draw:line draw:name="Line 63" draw:style-name="gr609" draw:text-style-name="P38" draw:layer="layout" svg:x1="14.182cm" svg:y1="9.948cm" svg:x2="15.027cm" svg:y2="11.006cm">
              <text:p/>
            </draw:line>
            <draw:line draw:name="Line 64" draw:style-name="gr609" draw:text-style-name="P38" draw:layer="layout" svg:x1="15.026cm" svg:y1="9.948cm" svg:x2="14.181cm" svg:y2="11.006cm">
              <text:p/>
            </draw:line>
          </draw:g>
          <draw:g draw:name="Group 65">
            <draw:line draw:name="Line 66" draw:style-name="gr609" draw:text-style-name="P38" draw:layer="layout" svg:x1="9.737cm" svg:y1="10.16cm" svg:x2="10.582cm" svg:y2="11.217cm">
              <text:p/>
            </draw:line>
            <draw:line draw:name="Line 67" draw:style-name="gr609" draw:text-style-name="P38" draw:layer="layout" svg:x1="10.581cm" svg:y1="10.16cm" svg:x2="9.736cm" svg:y2="11.217cm">
              <text:p/>
            </draw:line>
          </draw:g>
          <draw:g draw:name="Group 68">
            <draw:line draw:name="Line 69" draw:style-name="gr609" draw:text-style-name="P38" draw:layer="layout" svg:x1="2.117cm" svg:y1="10.16cm" svg:x2="2.962cm" svg:y2="11.217cm">
              <text:p/>
            </draw:line>
            <draw:line draw:name="Line 70" draw:style-name="gr609" draw:text-style-name="P38" draw:layer="layout" svg:x1="2.961cm" svg:y1="10.16cm" svg:x2="2.116cm" svg:y2="11.217cm">
              <text:p/>
            </draw:line>
          </draw:g>
        </draw:g>
        <draw:frame presentation:style-name="pr4" draw:text-style-name="P2" draw:layer="layout" svg:width="25.4cm" svg:height="3.175cm" svg:x="-0.212cm" svg:y="-0.129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g draw:name="Group 72">
          <draw:g draw:name="Group 73">
            <draw:line draw:name="Line 74" draw:style-name="gr609" draw:text-style-name="P38" draw:layer="layout" svg:x1="11.853cm" svg:y1="12.912cm" svg:x2="12.699cm" svg:y2="13.969cm">
              <text:p/>
            </draw:line>
            <draw:line draw:name="Line 75" draw:style-name="gr609" draw:text-style-name="P38" draw:layer="layout" svg:x1="12.699cm" svg:y1="12.912cm" svg:x2="11.853cm" svg:y2="13.969cm">
              <text:p/>
            </draw:line>
          </draw:g>
          <draw:g draw:name="Group 76">
            <draw:line draw:name="Line 77" draw:style-name="gr609" draw:text-style-name="P38" draw:layer="layout" svg:x1="6.562cm" svg:y1="7.832cm" svg:x2="7.407cm" svg:y2="8.889cm">
              <text:p/>
            </draw:line>
            <draw:line draw:name="Line 78" draw:style-name="gr609" draw:text-style-name="P38" draw:layer="layout" svg:x1="7.406cm" svg:y1="7.832cm" svg:x2="6.561cm" svg:y2="8.889cm">
              <text:p/>
            </draw:line>
          </draw:g>
          <draw:g draw:name="Group 79">
            <draw:line draw:name="Line 80" draw:style-name="gr609" draw:text-style-name="P38" draw:layer="layout" svg:x1="3.81cm" svg:y1="7.832cm" svg:x2="4.656cm" svg:y2="8.889cm">
              <text:p/>
            </draw:line>
            <draw:line draw:name="Line 81" draw:style-name="gr609" draw:text-style-name="P38" draw:layer="layout" svg:x1="4.656cm" svg:y1="7.832cm" svg:x2="3.81cm" svg:y2="8.889cm">
              <text:p/>
            </draw:line>
          </draw:g>
        </draw:g>
        <draw:g draw:name="Group 82">
          <draw:line draw:name="Line 83" draw:style-name="gr609" draw:text-style-name="P38" draw:layer="layout" svg:x1="5.08cm" svg:y1="10.16cm" svg:x2="5.926cm" svg:y2="11.217cm">
            <text:p/>
          </draw:line>
          <draw:line draw:name="Line 84" draw:style-name="gr609" draw:text-style-name="P38" draw:layer="layout" svg:x1="5.926cm" svg:y1="10.16cm" svg:x2="5.08cm" svg:y2="11.217cm">
            <text:p/>
          </draw:line>
        </draw:g>
        <draw:g draw:name="Group 85">
          <draw:line draw:name="Line 86" draw:style-name="gr609" draw:text-style-name="P38" draw:layer="layout" svg:x1="5.08cm" svg:y1="12.912cm" svg:x2="5.926cm" svg:y2="13.969cm">
            <text:p/>
          </draw:line>
          <draw:line draw:name="Line 87" draw:style-name="gr609" draw:text-style-name="P38" draw:layer="layout" svg:x1="5.926cm" svg:y1="12.912cm" svg:x2="5.08cm" svg:y2="13.969cm">
            <text:p/>
          </draw:line>
        </draw:g>
        <draw:g draw:name="Group 88" xml:id="id211" draw:id="id211">
          <draw:g draw:name="Group 89">
            <draw:line draw:name="Line 90" draw:style-name="gr609" draw:text-style-name="P38" draw:layer="layout" svg:x1="8.678cm" svg:y1="15.452cm" svg:x2="9.524cm" svg:y2="16.509cm">
              <text:p/>
            </draw:line>
            <draw:line draw:name="Line 91" draw:style-name="gr609" draw:text-style-name="P38" draw:layer="layout" svg:x1="9.524cm" svg:y1="15.452cm" svg:x2="8.678cm" svg:y2="16.509cm">
              <text:p/>
            </draw:line>
          </draw:g>
          <draw:frame draw:name="Object 92" draw:style-name="gr1202" draw:layer="layout" svg:width="11.642cm" svg:height="6.945cm" svg:x="13.758cm" svg:y="12.065cm">
            <draw:object-ole draw:class-id="00020907-0000-0000-c000-000000000046" xlink:href="./Object 55" xlink:type="simple" xlink:show="embed" xlink:actuate="onLoad">
              <text:p/>
            </draw:object-ole>
            <draw:image xlink:href="./ObjectReplacements/Object 55" xlink:type="simple" xlink:show="embed" xlink:actuate="onLoad"/>
          </draw:frame>
        </draw:g>
        <draw:custom-shape draw:name="Text Box 93" draw:style-name="gr1371"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94" draw:style-name="gr1372"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11" smil:attributeName="visibility" smil:to="visible"/>
                  <anim:transitionFilter smil:dur="0.5s" smil:targetElement="id211" smil:type="dissolve"/>
                </anim:par>
              </anim:par>
            </anim:par>
          </anim:seq>
        </anim:par>
        <presentation:notes draw:style-name="dp2" presentation:use-date-time-name="dtd1">
          <draw:custom-shape draw:name="Rectangle 7" draw:style-name="gr137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1" presentation:class="page"/>
          <draw:frame presentation:style-name="pr15" draw:layer="layout" svg:width="14.486cm" svg:height="12.682cm" svg:x="2.672cm" svg:y="13.56cm" presentation:class="notes" presentation:placeholder="true">
            <draw:text-box/>
          </draw:frame>
        </presentation:notes>
      </draw:page>
      <draw:page draw:name="page82"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4">Scheduling on Parallel Processors </text:span><text:span text:style-name="T4"><text:line-break/></text:span><text:span text:style-name="T4">to Minimize the Maximum Lateness</text:span></text:p>
              </text:list-header>
            </text:list>
          </draw:text-box>
        </draw:frame>
        <draw:custom-shape draw:name="Oval 3" draw:style-name="gr1374" draw:text-style-name="P33" draw:layer="layout" svg:width="0.657cm" svg:height="0.618cm" svg:x="3.74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375" draw:text-style-name="P33" draw:layer="layout" svg:width="0.662cm" svg:height="0.618cm" svg:x="6.566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376" draw:text-style-name="P33" draw:layer="layout" svg:width="0.662cm" svg:height="0.618cm" svg:x="9.754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377" draw:text-style-name="P33" draw:layer="layout" svg:width="0.662cm" svg:height="0.618cm" svg:x="12.832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378" draw:text-style-name="P33" draw:layer="layout" svg:width="0.657cm" svg:height="0.618cm" svg:x="15.659cm" svg:y="7.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379" draw:text-style-name="P33" draw:layer="layout" svg:width="0.657cm" svg:height="0.622cm" svg:x="5.13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380" draw:text-style-name="P33" draw:layer="layout" svg:width="0.662cm" svg:height="0.622cm" svg:x="2.27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381" draw:text-style-name="P33" draw:layer="layout" svg:width="0.657cm" svg:height="0.622cm" svg:x="9.719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382" draw:text-style-name="P33" draw:layer="layout" svg:width="0.658cm" svg:height="0.622cm" svg:x="14.265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383" draw:text-style-name="P33" draw:layer="layout" svg:width="0.661cm" svg:height="0.617cm" svg:x="5.173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384" draw:text-style-name="P33" draw:layer="layout" svg:width="0.661cm" svg:height="0.617cm" svg:x="11.99cm" svg:y="13.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385" draw:text-style-name="P33" draw:layer="layout" svg:width="0.657cm" svg:height="0.621cm" svg:x="8.767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209" draw:text-style-name="P38" draw:layer="layout" svg:x1="4.295cm" svg:y1="8.546cm" svg:x2="5.283cm" svg:y2="10.266cm">
          <text:p/>
        </draw:line>
        <draw:line draw:name="Line 16" draw:style-name="gr209" draw:text-style-name="P38" draw:layer="layout" svg:x1="6.822cm" svg:y1="8.546cm" svg:x2="5.614cm" svg:y2="10.231cm">
          <text:p/>
        </draw:line>
        <draw:line draw:name="Line 17" draw:style-name="gr209" draw:text-style-name="P38" draw:layer="layout" svg:x1="10.085cm" svg:y1="8.581cm" svg:x2="10.085cm" svg:y2="10.301cm">
          <text:p/>
        </draw:line>
        <draw:line draw:name="Line 18" draw:style-name="gr209" draw:text-style-name="P38" draw:layer="layout" svg:x1="13.348cm" svg:y1="8.546cm" svg:x2="14.411cm" svg:y2="10.266cm">
          <text:p/>
        </draw:line>
        <draw:line draw:name="Line 19" draw:style-name="gr209" draw:text-style-name="P38" draw:layer="layout" svg:x1="15.804cm" svg:y1="8.581cm" svg:x2="14.706cm" svg:y2="10.231cm">
          <text:p/>
        </draw:line>
        <draw:line draw:name="Line 20" draw:style-name="gr209" draw:text-style-name="P38" draw:layer="layout" svg:x1="5.503cm" svg:y1="10.883cm" svg:x2="5.503cm" svg:y2="12.978cm">
          <text:p/>
        </draw:line>
        <draw:line draw:name="Line 21" draw:style-name="gr209" draw:text-style-name="P38" draw:layer="layout" svg:x1="2.752cm" svg:y1="10.848cm" svg:x2="5.208cm" svg:y2="13.119cm">
          <text:p/>
        </draw:line>
        <draw:line draw:name="Line 22" draw:style-name="gr209" draw:text-style-name="P38" draw:layer="layout" svg:x1="14.375cm" svg:y1="10.782cm" svg:x2="12.54cm" svg:y2="13.048cm">
          <text:p/>
        </draw:line>
        <draw:line draw:name="Line 23" draw:style-name="gr209" draw:text-style-name="P38" draw:layer="layout" svg:x1="5.794cm" svg:y1="13.529cm" svg:x2="8.802cm" svg:y2="15.76cm">
          <text:p/>
        </draw:line>
        <draw:line draw:name="Line 24" draw:style-name="gr209" draw:text-style-name="P38" draw:layer="layout" svg:x1="12.14cm" svg:y1="13.564cm" svg:x2="9.388cm" svg:y2="15.694cm">
          <text:p/>
        </draw:line>
        <draw:line draw:name="Line 25" draw:style-name="gr209" draw:text-style-name="P38" draw:layer="layout" svg:x1="10.288cm" svg:y1="10.817cm" svg:x2="12.065cm" svg:y2="13.048cm">
          <text:p/>
        </draw:line>
        <draw:custom-shape draw:name="Text Box 26" draw:style-name="gr1386" draw:text-style-name="P37" draw:layer="layout" svg:width="1.248cm" svg:height="1.098cm" svg:x="4.326cm" svg:y="7.792cm">
          <text:list text:style-name="L5">
            <text:list-header>
              <text:p text:style-name="P24"><text:span text:style-name="T90">T</text:span><text:span text:style-name="T176">1</text:span></text:p>
            </text:list-header>
          </text:list>
          <draw:enhanced-geometry svg:viewBox="0 0 21600 21600" draw:type="mso-spt202" draw:enhanced-path="M 0 0 L 21600 0 21600 21600 0 21600 0 0 Z N"/>
        </draw:custom-shape>
        <draw:custom-shape draw:name="Text Box 27" draw:style-name="gr1387" draw:text-style-name="P37" draw:layer="layout" svg:width="1.248cm" svg:height="1.098cm" svg:x="7.042cm" svg:y="7.792cm">
          <text:list text:style-name="L5">
            <text:list-header>
              <text:p text:style-name="P24"><text:span text:style-name="T90">T</text:span><text:span text:style-name="T176">2</text:span></text:p>
            </text:list-header>
          </text:list>
          <draw:enhanced-geometry svg:viewBox="0 0 21600 21600" draw:type="mso-spt202" draw:enhanced-path="M 0 0 L 21600 0 21600 21600 0 21600 0 0 Z N"/>
        </draw:custom-shape>
        <draw:custom-shape draw:name="Text Box 28" draw:style-name="gr1388" draw:text-style-name="P37" draw:layer="layout" svg:width="1.248cm" svg:height="1.098cm" svg:x="10.231cm" svg:y="7.792cm">
          <text:list text:style-name="L5">
            <text:list-header>
              <text:p text:style-name="P24"><text:span text:style-name="T90">T</text:span><text:span text:style-name="T176">3</text:span></text:p>
            </text:list-header>
          </text:list>
          <draw:enhanced-geometry svg:viewBox="0 0 21600 21600" draw:type="mso-spt202" draw:enhanced-path="M 0 0 L 21600 0 21600 21600 0 21600 0 0 Z N"/>
        </draw:custom-shape>
        <draw:custom-shape draw:name="Text Box 29" draw:style-name="gr1389" draw:text-style-name="P37" draw:layer="layout" svg:width="1.283cm" svg:height="1.063cm" svg:x="13.384cm" svg:y="7.827cm">
          <text:list text:style-name="L5">
            <text:list-header>
              <text:p text:style-name="P24"><text:span text:style-name="T90">T</text:span><text:span text:style-name="T176">4</text:span></text:p>
            </text:list-header>
          </text:list>
          <draw:enhanced-geometry svg:viewBox="0 0 21600 21600" draw:type="mso-spt202" draw:enhanced-path="M 0 0 L 21600 0 21600 21600 0 21600 0 0 Z N"/>
        </draw:custom-shape>
        <draw:custom-shape draw:name="Text Box 30" draw:style-name="gr1390" draw:text-style-name="P37" draw:layer="layout" svg:width="1.248cm" svg:height="1.098cm" svg:x="14.667cm" svg:y="7.827cm">
          <text:list text:style-name="L5">
            <text:list-header>
              <text:p text:style-name="P24"><text:span text:style-name="T90">T</text:span><text:span text:style-name="T176">5</text:span></text:p>
            </text:list-header>
          </text:list>
          <draw:enhanced-geometry svg:viewBox="0 0 21600 21600" draw:type="mso-spt202" draw:enhanced-path="M 0 0 L 21600 0 21600 21600 0 21600 0 0 Z N"/>
        </draw:custom-shape>
        <draw:custom-shape draw:name="Text Box 31" draw:style-name="gr1391" draw:text-style-name="P37" draw:layer="layout" svg:width="1.283cm" svg:height="1.063cm" svg:x="5.759cm" svg:y="10.098cm">
          <text:list text:style-name="L5">
            <text:list-header>
              <text:p text:style-name="P24"><text:span text:style-name="T90">T</text:span><text:span text:style-name="T176">7</text:span></text:p>
            </text:list-header>
          </text:list>
          <draw:enhanced-geometry svg:viewBox="0 0 21600 21600" draw:type="mso-spt202" draw:enhanced-path="M 0 0 L 21600 0 21600 21600 0 21600 0 0 Z N"/>
        </draw:custom-shape>
        <draw:custom-shape draw:name="Text Box 32" draw:style-name="gr1392" draw:text-style-name="P37" draw:layer="layout" svg:width="1.283cm" svg:height="1.062cm" svg:x="2.875cm" svg:y="10.103cm">
          <text:list text:style-name="L5">
            <text:list-header>
              <text:p text:style-name="P24"><text:span text:style-name="T90">T</text:span><text:span text:style-name="T176">6</text:span></text:p>
            </text:list-header>
          </text:list>
          <draw:enhanced-geometry svg:viewBox="0 0 21600 21600" draw:type="mso-spt202" draw:enhanced-path="M 0 0 L 21600 0 21600 21600 0 21600 0 0 Z N"/>
        </draw:custom-shape>
        <draw:custom-shape draw:name="Text Box 33" draw:style-name="gr1393" draw:text-style-name="P37" draw:layer="layout" svg:width="1.649cm" svg:height="1.063cm" svg:x="5.874cm" svg:y="12.881cm">
          <text:list text:style-name="L5">
            <text:list-header>
              <text:p text:style-name="P24"><text:span text:style-name="T90">T</text:span><text:span text:style-name="T176">10</text:span></text:p>
            </text:list-header>
          </text:list>
          <draw:enhanced-geometry svg:viewBox="0 0 21600 21600" draw:type="mso-spt202" draw:enhanced-path="M 0 0 L 21600 0 21600 21600 0 21600 0 0 Z N"/>
        </draw:custom-shape>
        <draw:custom-shape draw:name="Text Box 34" draw:style-name="gr1394" draw:text-style-name="P37" draw:layer="layout" svg:width="1.283cm" svg:height="1.062cm" svg:x="13.163cm" svg:y="10.103cm">
          <text:list text:style-name="L5">
            <text:list-header>
              <text:p text:style-name="P24"><text:span text:style-name="T90">T</text:span><text:span text:style-name="T176">9</text:span></text:p>
            </text:list-header>
          </text:list>
          <draw:enhanced-geometry svg:viewBox="0 0 21600 21600" draw:type="mso-spt202" draw:enhanced-path="M 0 0 L 21600 0 21600 21600 0 21600 0 0 Z N"/>
        </draw:custom-shape>
        <draw:custom-shape draw:name="Text Box 35" draw:style-name="gr1395" draw:text-style-name="P37" draw:layer="layout" svg:width="1.287cm" svg:height="1.063cm" svg:x="10.2cm" svg:y="10.067cm">
          <text:list text:style-name="L5">
            <text:list-header>
              <text:p text:style-name="P24"><text:span text:style-name="T90">T</text:span><text:span text:style-name="T176">8</text:span></text:p>
            </text:list-header>
          </text:list>
          <draw:enhanced-geometry svg:viewBox="0 0 21600 21600" draw:type="mso-spt202" draw:enhanced-path="M 0 0 L 21600 0 21600 21600 0 21600 0 0 Z N"/>
        </draw:custom-shape>
        <draw:custom-shape draw:name="Text Box 36" draw:style-name="gr1396" draw:text-style-name="P37" draw:layer="layout" svg:width="1.614cm" svg:height="1.063cm" svg:x="10.636cm" svg:y="12.876cm">
          <text:list text:style-name="L5">
            <text:list-header>
              <text:p text:style-name="P24"><text:span text:style-name="T90">T</text:span><text:span text:style-name="T176">11</text:span></text:p>
            </text:list-header>
          </text:list>
          <draw:enhanced-geometry svg:viewBox="0 0 21600 21600" draw:type="mso-spt202" draw:enhanced-path="M 0 0 L 21600 0 21600 21600 0 21600 0 0 Z N"/>
        </draw:custom-shape>
        <draw:custom-shape draw:name="Text Box 37" draw:style-name="gr1397" draw:text-style-name="P37" draw:layer="layout" svg:width="1.578cm" svg:height="1.068cm" svg:x="9.327cm" svg:y="15.513cm">
          <text:list text:style-name="L5">
            <text:list-header>
              <text:p text:style-name="P24"><text:span text:style-name="T90">T</text:span><text:span text:style-name="T176">12</text:span></text:p>
            </text:list-header>
          </text:list>
          <draw:enhanced-geometry svg:viewBox="0 0 21600 21600" draw:type="mso-spt202" draw:enhanced-path="M 0 0 L 21600 0 21600 21600 0 21600 0 0 Z N"/>
        </draw:custom-shape>
        <draw:custom-shape draw:name="Text Box 38" draw:style-name="gr1398" draw:text-style-name="P37" draw:layer="layout" svg:width="0.847cm" svg:height="1.058cm" svg:x="8.678cm" svg:y="15.452cm">
          <text:list text:style-name="L5">
            <text:list-header>
              <text:p text:style-name="P24"><text:span text:style-name="T52">7</text:span></text:p>
            </text:list-header>
          </text:list>
          <draw:enhanced-geometry svg:viewBox="0 0 21600 21600" draw:type="mso-spt202" draw:enhanced-path="M 0 0 L 21600 0 21600 21600 0 21600 0 0 Z N"/>
        </draw:custom-shape>
        <draw:custom-shape draw:name="Text Box 39" draw:style-name="gr1399" draw:text-style-name="P37" draw:layer="layout" svg:width="0.847cm" svg:height="1.058cm" svg:x="5.08cm" svg:y="12.7cm">
          <text:list text:style-name="L5">
            <text:list-header>
              <text:p text:style-name="P24"><text:span text:style-name="T52">6</text:span></text:p>
            </text:list-header>
          </text:list>
          <draw:enhanced-geometry svg:viewBox="0 0 21600 21600" draw:type="mso-spt202" draw:enhanced-path="M 0 0 L 21600 0 21600 21600 0 21600 0 0 Z N"/>
        </draw:custom-shape>
        <draw:custom-shape draw:name="Text Box 40" draw:style-name="gr1400" draw:text-style-name="P37" draw:layer="layout" svg:width="0.847cm" svg:height="1.058cm" svg:x="11.853cm" svg:y="12.7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41" draw:style-name="gr1401" draw:text-style-name="P37" draw:layer="layout" svg:width="0.846cm" svg:height="1.059cm" svg:x="2.117cm" svg:y="9.94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2" draw:style-name="gr1402" draw:text-style-name="P37" draw:layer="layout" svg:width="0.847cm" svg:height="1.059cm" svg:x="5.08cm" svg:y="9.948cm">
          <text:list text:style-name="L5">
            <text:list-header>
              <text:p text:style-name="P24"><text:span text:style-name="T52">5</text:span></text:p>
            </text:list-header>
          </text:list>
          <draw:enhanced-geometry svg:viewBox="0 0 21600 21600" draw:type="mso-spt202" draw:enhanced-path="M 0 0 L 21600 0 21600 21600 0 21600 0 0 Z N"/>
        </draw:custom-shape>
        <draw:custom-shape draw:name="Text Box 43" draw:style-name="gr1403" draw:text-style-name="P37" draw:layer="layout" svg:width="0.846cm" svg:height="1.059cm" svg:x="9.737cm" svg:y="9.948cm">
          <text:list text:style-name="L5">
            <text:list-header>
              <text:p text:style-name="P24"><text:span text:style-name="T52">3</text:span></text:p>
            </text:list-header>
          </text:list>
          <draw:enhanced-geometry svg:viewBox="0 0 21600 21600" draw:type="mso-spt202" draw:enhanced-path="M 0 0 L 21600 0 21600 21600 0 21600 0 0 Z N"/>
        </draw:custom-shape>
        <draw:custom-shape draw:name="Text Box 44" draw:style-name="gr1404" draw:text-style-name="P37" draw:layer="layout" svg:width="0.846cm" svg:height="1.059cm" svg:x="14.182cm" svg:y="9.948cm">
          <text:list text:style-name="L5">
            <text:list-header>
              <text:p text:style-name="P24"><text:span text:style-name="T52">1</text:span></text:p>
            </text:list-header>
          </text:list>
          <draw:enhanced-geometry svg:viewBox="0 0 21600 21600" draw:type="mso-spt202" draw:enhanced-path="M 0 0 L 21600 0 21600 21600 0 21600 0 0 Z N"/>
        </draw:custom-shape>
        <draw:custom-shape draw:name="Text Box 45" draw:style-name="gr1405" draw:text-style-name="P37" draw:layer="layout" svg:width="0.847cm" svg:height="1.058cm" svg:x="3.598cm" svg:y="7.62cm">
          <text:list text:style-name="L5">
            <text:list-header>
              <text:p text:style-name="P24"><text:span text:style-name="T52">4</text:span></text:p>
            </text:list-header>
          </text:list>
          <draw:enhanced-geometry svg:viewBox="0 0 21600 21600" draw:type="mso-spt202" draw:enhanced-path="M 0 0 L 21600 0 21600 21600 0 21600 0 0 Z N"/>
        </draw:custom-shape>
        <draw:custom-shape draw:name="Text Box 46" draw:style-name="gr1406" draw:text-style-name="P37" draw:layer="layout" svg:width="0.846cm" svg:height="1.058cm" svg:x="6.562cm" svg:y="7.62cm">
          <text:list text:style-name="L5">
            <text:list-header>
              <text:p text:style-name="P24"><text:span text:style-name="T52">6</text:span></text:p>
            </text:list-header>
          </text:list>
          <draw:enhanced-geometry svg:viewBox="0 0 21600 21600" draw:type="mso-spt202" draw:enhanced-path="M 0 0 L 21600 0 21600 21600 0 21600 0 0 Z N"/>
        </draw:custom-shape>
        <draw:custom-shape draw:name="Text Box 47" draw:style-name="gr1407" draw:text-style-name="P37" draw:layer="layout" svg:width="0.846cm" svg:height="1.058cm" svg:x="9.737cm" svg:y="7.62cm">
          <text:list text:style-name="L5">
            <text:list-header>
              <text:p text:style-name="P24"><text:span text:style-name="T52">4</text:span></text:p>
            </text:list-header>
          </text:list>
          <draw:enhanced-geometry svg:viewBox="0 0 21600 21600" draw:type="mso-spt202" draw:enhanced-path="M 0 0 L 21600 0 21600 21600 0 21600 0 0 Z N"/>
        </draw:custom-shape>
        <draw:custom-shape draw:name="Text Box 48" draw:style-name="gr1408" draw:text-style-name="P37" draw:layer="layout" svg:width="0.847cm" svg:height="1.058cm" svg:x="12.7cm" svg:y="7.62cm">
          <text:list text:style-name="L5">
            <text:list-header>
              <text:p text:style-name="P24"><text:span text:style-name="T52">2</text:span></text:p>
            </text:list-header>
          </text:list>
          <draw:enhanced-geometry svg:viewBox="0 0 21600 21600" draw:type="mso-spt202" draw:enhanced-path="M 0 0 L 21600 0 21600 21600 0 21600 0 0 Z N"/>
        </draw:custom-shape>
        <draw:custom-shape draw:name="Text Box 49" draw:style-name="gr1409" draw:text-style-name="P37" draw:layer="layout" svg:width="0.847cm" svg:height="1.058cm" svg:x="15.663cm" svg:y="7.62cm">
          <text:list text:style-name="L5">
            <text:list-header>
              <text:p text:style-name="P24"><text:span text:style-name="T52">3</text:span></text:p>
            </text:list-header>
          </text:list>
          <draw:enhanced-geometry svg:viewBox="0 0 21600 21600" draw:type="mso-spt202" draw:enhanced-path="M 0 0 L 21600 0 21600 21600 0 21600 0 0 Z N"/>
        </draw:custom-shape>
        <draw:frame draw:name="Object 50" draw:style-name="gr1202" draw:layer="layout" svg:width="11.642cm" svg:height="6.945cm" svg:x="13.758cm" svg:y="12.065cm">
          <draw:object-ole draw:class-id="00020907-0000-0000-c000-000000000046" xlink:href="./Object 54" xlink:type="simple" xlink:show="embed" xlink:actuate="onLoad">
            <text:p/>
          </draw:object-ole>
          <draw:image xlink:href="./ObjectReplacements/Object 54" xlink:type="simple" xlink:show="embed" xlink:actuate="onLoad"/>
        </draw:frame>
        <draw:g draw:name="Group 51" xml:id="id212" draw:id="id212">
          <draw:custom-shape draw:name="Text Box 52" draw:style-name="gr1410" draw:text-style-name="P37" draw:layer="layout" svg:width="1.482cm" svg:height="1.27cm" svg:x="7.62cm" svg:y="15.452cm">
            <text:list text:style-name="L8">
              <text:list-header>
                <text:p text:style-name="P24"><text:span text:style-name="T134">-1</text:span></text:p>
              </text:list-header>
            </text:list>
            <draw:enhanced-geometry svg:viewBox="0 0 21600 21600" draw:type="mso-spt202" draw:enhanced-path="M 0 0 L 21600 0 21600 21600 0 21600 0 0 Z N"/>
          </draw:custom-shape>
          <draw:custom-shape draw:name="Text Box 53" draw:style-name="gr1411" draw:text-style-name="P37" draw:layer="layout" svg:width="1.905cm" svg:height="1.27cm" svg:x="4.233cm" svg:y="12.912cm">
            <text:list text:style-name="L8">
              <text:list-header>
                <text:p text:style-name="P24"><text:span text:style-name="T134">-1</text:span></text:p>
              </text:list-header>
            </text:list>
            <draw:enhanced-geometry svg:viewBox="0 0 21600 21600" draw:type="mso-spt202" draw:enhanced-path="M 0 0 L 21600 0 21600 21600 0 21600 0 0 Z N"/>
          </draw:custom-shape>
          <draw:custom-shape draw:name="Text Box 54" draw:style-name="gr1412" draw:text-style-name="P37" draw:layer="layout" svg:width="1.905cm" svg:height="1.058cm" svg:x="12.7cm" svg:y="12.912cm">
            <text:list text:style-name="L8">
              <text:list-header>
                <text:p text:style-name="P24"><text:span text:style-name="T134">0</text:span></text:p>
              </text:list-header>
            </text:list>
            <draw:enhanced-geometry svg:viewBox="0 0 21600 21600" draw:type="mso-spt202" draw:enhanced-path="M 0 0 L 21600 0 21600 21600 0 21600 0 0 Z N"/>
          </draw:custom-shape>
          <draw:custom-shape draw:name="Text Box 55" draw:style-name="gr1413" draw:text-style-name="P37" draw:layer="layout" svg:width="3.387cm" svg:height="1.059cm" svg:x="0cm" svg:y="10.583cm">
            <text:list text:style-name="L8">
              <text:list-header>
                <text:p text:style-name="P24"><text:span text:style-name="T146">L</text:span><text:span text:style-name="T225">max</text:span><text:span text:style-name="T147">*=1</text:span></text:p>
              </text:list-header>
            </text:list>
            <draw:enhanced-geometry svg:viewBox="0 0 21600 21600" draw:type="mso-spt202" draw:enhanced-path="M 0 0 L 21600 0 21600 21600 0 21600 0 0 Z N"/>
          </draw:custom-shape>
          <draw:custom-shape draw:name="Text Box 56" draw:style-name="gr1414" draw:text-style-name="P37" draw:layer="layout" svg:width="1.905cm" svg:height="1.059cm" svg:x="4.022cm" svg:y="9.948cm">
            <text:list text:style-name="L8">
              <text:list-header>
                <text:p text:style-name="P24"><text:span text:style-name="T134">-1</text:span></text:p>
              </text:list-header>
            </text:list>
            <draw:enhanced-geometry svg:viewBox="0 0 21600 21600" draw:type="mso-spt202" draw:enhanced-path="M 0 0 L 21600 0 21600 21600 0 21600 0 0 Z N"/>
          </draw:custom-shape>
          <draw:custom-shape draw:name="Text Box 57" draw:style-name="gr1415" draw:text-style-name="P37" draw:layer="layout" svg:width="2.116cm" svg:height="1.059cm" svg:x="7.832cm" svg:y="9.948cm">
            <text:list text:style-name="L8">
              <text:list-header>
                <text:p text:style-name="P24"><text:span text:style-name="T134"><text:s text:c="3"/></text:span><text:span text:style-name="T134">-1</text:span></text:p>
              </text:list-header>
            </text:list>
            <draw:enhanced-geometry svg:viewBox="0 0 21600 21600" draw:type="mso-spt202" draw:enhanced-path="M 0 0 L 21600 0 21600 21600 0 21600 0 0 Z N"/>
          </draw:custom-shape>
          <draw:custom-shape draw:name="Text Box 58" draw:style-name="gr1416" draw:text-style-name="P37" draw:layer="layout" svg:width="1.905cm" svg:height="1.058cm" svg:x="15.028cm" svg:y="10.16cm">
            <text:list text:style-name="L8">
              <text:list-header>
                <text:p text:style-name="P24"><text:span text:style-name="T134">1</text:span></text:p>
              </text:list-header>
            </text:list>
            <draw:enhanced-geometry svg:viewBox="0 0 21600 21600" draw:type="mso-spt202" draw:enhanced-path="M 0 0 L 21600 0 21600 21600 0 21600 0 0 Z N"/>
          </draw:custom-shape>
          <draw:custom-shape draw:name="Text Box 59" draw:style-name="gr1417" draw:text-style-name="P37" draw:layer="layout" svg:width="1.905cm" svg:height="1.058cm" svg:x="2.54cm" svg:y="7.62cm">
            <text:list text:style-name="L8">
              <text:list-header>
                <text:p text:style-name="P24"><text:span text:style-name="T134">-1</text:span></text:p>
              </text:list-header>
            </text:list>
            <draw:enhanced-geometry svg:viewBox="0 0 21600 21600" draw:type="mso-spt202" draw:enhanced-path="M 0 0 L 21600 0 21600 21600 0 21600 0 0 Z N"/>
          </draw:custom-shape>
          <draw:custom-shape draw:name="Text Box 60" draw:style-name="gr1418" draw:text-style-name="P37" draw:layer="layout" svg:width="2.116cm" svg:height="1.058cm" svg:x="5.292cm" svg:y="7.197cm">
            <text:list text:style-name="L8">
              <text:list-header>
                <text:p text:style-name="P24"><text:span text:style-name="T134"><text:s text:c="3"/></text:span><text:span text:style-name="T134">-3</text:span></text:p>
              </text:list-header>
            </text:list>
            <draw:enhanced-geometry svg:viewBox="0 0 21600 21600" draw:type="mso-spt202" draw:enhanced-path="M 0 0 L 21600 0 21600 21600 0 21600 0 0 Z N"/>
          </draw:custom-shape>
          <draw:custom-shape draw:name="Text Box 61" draw:style-name="gr1419" draw:text-style-name="P37" draw:layer="layout" svg:width="1.693cm" svg:height="1.058cm" svg:x="8.255cm" svg:y="7.62cm">
            <text:list text:style-name="L8">
              <text:list-header>
                <text:p text:style-name="P24"><text:span text:style-name="T134"><text:s text:c="3"/></text:span><text:span text:style-name="T134">-3</text:span></text:p>
              </text:list-header>
            </text:list>
            <draw:enhanced-geometry svg:viewBox="0 0 21600 21600" draw:type="mso-spt202" draw:enhanced-path="M 0 0 L 21600 0 21600 21600 0 21600 0 0 Z N"/>
          </draw:custom-shape>
          <draw:custom-shape draw:name="Text Box 62" draw:style-name="gr1420" draw:text-style-name="P37" draw:layer="layout" svg:width="1.693cm" svg:height="1.058cm" svg:x="11.43cm" svg:y="7.62cm">
            <text:list text:style-name="L8">
              <text:list-header>
                <text:p text:style-name="P24"><text:span text:style-name="T134"><text:s text:c="3"/></text:span><text:span text:style-name="T134">-1</text:span></text:p>
              </text:list-header>
            </text:list>
            <draw:enhanced-geometry svg:viewBox="0 0 21600 21600" draw:type="mso-spt202" draw:enhanced-path="M 0 0 L 21600 0 21600 21600 0 21600 0 0 Z N"/>
          </draw:custom-shape>
          <draw:custom-shape draw:name="Text Box 63" draw:style-name="gr1421" draw:text-style-name="P37" draw:layer="layout" svg:width="1.905cm" svg:height="1.058cm" svg:x="15.663cm" svg:y="7.832cm">
            <text:list text:style-name="L8">
              <text:list-header>
                <text:p text:style-name="P24"><text:span text:style-name="T134"><text:s text:c="3"/></text:span><text:span text:style-name="T134">-2</text:span></text:p>
              </text:list-header>
            </text:list>
            <draw:enhanced-geometry svg:viewBox="0 0 21600 21600" draw:type="mso-spt202" draw:enhanced-path="M 0 0 L 21600 0 21600 21600 0 21600 0 0 Z N"/>
          </draw:custom-shape>
          <draw:custom-shape draw:name="Text Box 64" draw:style-name="gr1422" draw:text-style-name="P37" draw:layer="layout" svg:width="5.503cm" svg:height="1.27cm" svg:x="0.847cm" svg:y="6.35cm">
            <text:list text:style-name="L8">
              <text:list-header>
                <text:p text:style-name="P24"><text:span text:style-name="T38">Lateness:</text:span></text:p>
              </text:list-header>
            </text:list>
            <draw:enhanced-geometry svg:viewBox="0 0 21600 21600" draw:type="mso-spt202" draw:enhanced-path="M 0 0 L 21600 0 21600 21600 0 21600 0 0 Z N"/>
          </draw:custom-shape>
        </draw:g>
        <draw:custom-shape draw:name="Text Box 65" draw:style-name="gr1423" draw:text-style-name="P60" draw:layer="layout" svg:width="24.765cm" svg:height="2.293cm" svg:x="0.635cm" svg:y="2.584cm">
          <text:list text:style-name="L1">
            <text:list-header>
              <text:p text:style-name="P59"><text:span text:style-name="T140">Dependent tasks</text:span></text:p>
            </text:list-header>
          </text:list>
          <text:list text:style-name="L5">
            <text:list-header>
              <text:p text:style-name="P24"><text:span text:style-name="T141">Non-preemptive scheduling</text:span></text:p>
            </text:list-header>
          </text:list>
          <draw:enhanced-geometry svg:viewBox="0 0 21600 21600" draw:type="mso-spt202" draw:enhanced-path="M 0 0 L 21600 0 21600 21600 0 21600 0 0 Z N"/>
        </draw:custom-shape>
        <draw:custom-shape draw:name="Text Box 66" draw:style-name="gr1424" draw:text-style-name="P37" draw:layer="layout" svg:width="24.765cm" svg:height="1.192cm" svg:x="0.635cm" svg:y="4.868cm">
          <text:list text:style-name="L5">
            <text:list-header>
              <text:p text:style-name="P24"><text:span text:style-name="T33">Example. </text:span><text:span text:style-name="T16">Brucker algorithm, </text:span><text:span text:style-name="T18">n</text:span><text:span text:style-name="T16">=12, </text:span><text:span text:style-name="T18">m</text:span><text:span text:style-name="T16">=3, due dates in the nod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12" smil:attributeName="visibility" smil:to="visible"/>
                  <anim:transitionFilter smil:dur="0.5s" smil:targetElement="id212" smil:type="dissolve"/>
                </anim:par>
              </anim:par>
            </anim:par>
          </anim:seq>
        </anim:par>
        <presentation:notes draw:style-name="dp2" presentation:use-date-time-name="dtd1">
          <draw:custom-shape draw:name="Rectangle 7" draw:style-name="gr142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2"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3"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188">Minimizing the Number of Tardy Tasks </text:span><text:span text:style-name="T188"><text:line-break/></text:span><text:span text:style-name="T188">on a Single Machine</text:span></text:p>
              </text:list-header>
            </text:list>
          </draw:text-box>
        </draw:frame>
        <draw:custom-shape draw:name="Text Box 3" draw:style-name="gr1426" draw:text-style-name="P60" draw:layer="layout" svg:width="24.765cm" svg:height="1.277cm" svg:x="0.635cm" svg:y="2.668cm">
          <text:list text:style-name="L1">
            <text:list-header>
              <text:p text:style-name="P59"><text:span text:style-name="T140">Independent non-preemptive tasks</text:span></text:p>
            </text:list-header>
          </text:list>
          <draw:enhanced-geometry svg:viewBox="0 0 21600 21600" draw:type="mso-spt202" draw:enhanced-path="M 0 0 L 21600 0 21600 21600 0 21600 0 0 Z N"/>
        </draw:custom-shape>
        <draw:custom-shape draw:name="Text Box 4" draw:style-name="gr1427" draw:text-style-name="P26" draw:layer="layout" svg:width="24.765cm" svg:height="3.407cm" svg:x="0.635cm" svg:y="3.854cm">
          <text:list text:style-name="L5">
            <text:list-header>
              <text:p text:style-name="P25"><text:span text:style-name="T11">Obviously even </text:span><text:span text:style-name="T75">P</text:span><text:span text:style-name="T76">2||</text:span><text:span text:style-name="T74"></text:span><text:span text:style-name="T75">U</text:span><text:span text:style-name="T78">i</text:span><text:span text:style-name="T11"> and </text:span><text:span text:style-name="T75">P</text:span><text:span text:style-name="T76">2||</text:span><text:span text:style-name="T74"></text:span><text:span text:style-name="T226">D</text:span><text:span text:style-name="T78">i</text:span><text:span text:style-name="T11"> are NP-hard. </text:span></text:p>
              <text:p text:style-name="P95"><text:span text:style-name="T33"><text:tab/></text:span><text:span text:style-name="T33">Proof.</text:span><text:span text:style-name="T16"> Similar to </text:span><text:span text:style-name="T28">P</text:span><text:span text:style-name="T33">2||</text:span><text:span text:style-name="T28">C</text:span><text:span text:style-name="T151">max</text:span><text:span text:style-name="T16">. </text:span></text:p>
              <text:p text:style-name="P25"><text:span text:style-name="T16">Further we consider single processor scheduling onl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42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3"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4"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188">Minimizing the Number of Tardy Tasks </text:span><text:span text:style-name="T188"><text:line-break/></text:span><text:span text:style-name="T188">on a Single Machine</text:span></text:p>
              </text:list-header>
            </text:list>
          </draw:text-box>
        </draw:frame>
        <draw:custom-shape draw:name="Text Box 3" draw:style-name="gr1429" draw:text-style-name="P60" draw:layer="layout" svg:width="24.765cm" svg:height="1.277cm" svg:x="0.635cm" svg:y="2.668cm">
          <text:list text:style-name="L1">
            <text:list-header>
              <text:p text:style-name="P59"><text:span text:style-name="T140">Independent non-preemptive tasks</text:span></text:p>
            </text:list-header>
          </text:list>
          <draw:enhanced-geometry svg:viewBox="0 0 21600 21600" draw:type="mso-spt202" draw:enhanced-path="M 0 0 L 21600 0 21600 21600 0 21600 0 0 Z N"/>
        </draw:custom-shape>
        <draw:custom-shape draw:name="Text Box 4" draw:style-name="gr1430" draw:text-style-name="P26" draw:layer="layout" svg:width="24.765cm" svg:height="3.407cm" svg:x="0.635cm" svg:y="3.854cm">
          <text:list text:style-name="L5">
            <text:list-header>
              <text:p text:style-name="P25"><text:span text:style-name="T11">Obviously even </text:span><text:span text:style-name="T75">P</text:span><text:span text:style-name="T76">2||</text:span><text:span text:style-name="T74"></text:span><text:span text:style-name="T75">U</text:span><text:span text:style-name="T78">i</text:span><text:span text:style-name="T11"> and </text:span><text:span text:style-name="T75">P</text:span><text:span text:style-name="T76">2||</text:span><text:span text:style-name="T74"></text:span><text:span text:style-name="T226">D</text:span><text:span text:style-name="T78">i</text:span><text:span text:style-name="T11"> (and even </text:span><text:span text:style-name="T76">1||</text:span><text:span text:style-name="T74"></text:span><text:span text:style-name="T226">D</text:span><text:span text:style-name="T78">i</text:span><text:span text:style-name="T11">) are NP-hard. </text:span></text:p>
              <text:p text:style-name="P95"><text:span text:style-name="T33">Proof.</text:span><text:span text:style-name="T16"> Similar to </text:span><text:span text:style-name="T28">P</text:span><text:span text:style-name="T33">2||</text:span><text:span text:style-name="T28">C</text:span><text:span text:style-name="T151">max</text:span><text:span text:style-name="T16">. </text:span></text:p>
              <text:p text:style-name="P25"><text:span text:style-name="T16">Further we consider single processor scheduling only.</text:span></text:p>
            </text:list-header>
          </text:list>
          <draw:enhanced-geometry svg:viewBox="0 0 21600 21600" draw:type="mso-spt202" draw:enhanced-path="M 0 0 L 21600 0 21600 21600 0 21600 0 0 Z N"/>
        </draw:custom-shape>
        <draw:custom-shape draw:name="Text Box 5" draw:style-name="gr1431" draw:text-style-name="P37" draw:layer="layout" svg:width="24.765cm" svg:height="8.949cm" svg:x="0.635cm" svg:y="7.25cm">
          <text:list text:style-name="L5">
            <text:list-header>
              <text:p text:style-name="P24"><text:span text:style-name="T11">Minimizing number of tardy tasks </text:span><text:span text:style-name="T76">1||</text:span><text:span text:style-name="T74"></text:span><text:span text:style-name="T75">U</text:span><text:span text:style-name="T78">i</text:span><text:span text:style-name="T11"> is polynomial-time solvable</text:span></text:p>
            </text:list-header>
          </text:list>
          <text:list text:style-name="L6">
            <text:list-header>
              <text:p text:style-name="P25"><text:span text:style-name="T12">Hodgson algorithm</text:span><text:span text:style-name="T11"> </text:span><text:span text:style-name="T36">O</text:span><text:span text:style-name="T17">(</text:span><text:span text:style-name="T36">n</text:span><text:span text:style-name="T17">log </text:span><text:span text:style-name="T36">n</text:span><text:span text:style-name="T17">)</text:span><text:span text:style-name="T11">:</text:span></text:p>
            </text:list-header>
          </text:list>
          <text:list text:style-name="L5">
            <text:list-header>
              <text:p text:style-name="P95"><text:span text:style-name="T11"><text:tab/></text:span><text:span text:style-name="T11">Sort the tasks with the EDD rule: </text:span><text:span text:style-name="T32">T</text:span><text:span text:style-name="T227"></text:span><text:span text:style-name="T31">(1)</text:span><text:span text:style-name="T30">, </text:span><text:span text:style-name="T32">T</text:span><text:span text:style-name="T227"></text:span><text:span text:style-name="T31">(2)</text:span><text:span text:style-name="T30">,</text:span><text:span text:style-name="T11">...,</text:span><text:span text:style-name="T32">T</text:span><text:span text:style-name="T227"></text:span><text:span text:style-name="T31">(</text:span><text:span text:style-name="T35">n</text:span><text:span text:style-name="T31">)</text:span><text:span text:style-name="T11">; </text:span></text:p>
              <text:p text:style-name="P95"><text:span text:style-name="T11"><text:tab/></text:span><text:span text:style-name="T30">A</text:span><text:span text:style-name="T11">:=</text:span><text:span text:style-name="T58"></text:span><text:span text:style-name="T11">;</text:span></text:p>
              <text:p text:style-name="P95"><text:span text:style-name="T11"><text:tab/></text:span><text:span text:style-name="T17">for</text:span><text:span text:style-name="T11"> </text:span><text:span text:style-name="T30">i</text:span><text:span text:style-name="T11">:=1 </text:span><text:span text:style-name="T17">to</text:span><text:span text:style-name="T11"> </text:span><text:span text:style-name="T30">n</text:span><text:span text:style-name="T11"> </text:span><text:span text:style-name="T17">do begin</text:span></text:p>
              <text:p text:style-name="P95"><text:span text:style-name="T11"><text:tab/></text:span><text:span text:style-name="T11"><text:tab/></text:span><text:span text:style-name="T30">A:=A</text:span><text:span text:style-name="T58"></text:span><text:span text:style-name="T11">{</text:span><text:span text:style-name="T32">T</text:span><text:span text:style-name="T227"></text:span><text:span text:style-name="T31">(</text:span><text:span text:style-name="T35">i</text:span><text:span text:style-name="T31">)</text:span><text:span text:style-name="T11">};</text:span></text:p>
              <text:p text:style-name="P95"><text:span text:style-name="T11"><text:tab/></text:span><text:span text:style-name="T11"><text:tab/></text:span><text:span text:style-name="T17">if</text:span><text:span text:style-name="T11"> </text:span><text:span text:style-name="T58"></text:span><text:span text:style-name="T35">Zj</text:span><text:span text:style-name="T227"></text:span><text:span text:style-name="T35">A</text:span><text:span text:style-name="T11"> </text:span><text:span text:style-name="T30">p</text:span><text:span text:style-name="T35">j</text:span><text:span text:style-name="T11">&gt;</text:span><text:span text:style-name="T30">d</text:span><text:span text:style-name="T227"></text:span><text:span text:style-name="T31">(</text:span><text:span text:style-name="T35">i</text:span><text:span text:style-name="T31">)</text:span><text:span text:style-name="T11"> </text:span><text:span text:style-name="T17">then</text:span><text:span text:style-name="T11"> remove the longest task from </text:span><text:span text:style-name="T30">A</text:span><text:span text:style-name="T11">;</text:span></text:p>
              <text:p text:style-name="P95"><text:span text:style-name="T11"><text:tab/></text:span><text:span text:style-name="T17">end</text:span><text:span text:style-name="T11">;</text:span></text:p>
            </text:list-header>
          </text:list>
          <draw:enhanced-geometry svg:viewBox="0 0 21600 21600" draw:type="mso-spt202" draw:enhanced-path="M 0 0 L 21600 0 21600 21600 0 21600 0 0 Z N"/>
        </draw:custom-shape>
        <draw:custom-shape draw:name="Text Box 6" draw:style-name="gr1432" draw:text-style-name="P37" xml:id="id213" draw:id="id213" draw:layer="layout" svg:width="13.97cm" svg:height="1.785cm" svg:x="5.503cm" svg:y="14.605cm">
          <text:list text:style-name="L8">
            <text:list-header>
              <text:p text:style-name="P24"><text:span text:style-name="T228">A</text:span><text:span text:style-name="T229"> – maximum cardinality set of tasks that can be scheduled on tim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13" smil:attributeName="visibility" smil:to="visible"/>
                  <anim:animate smil:dur="0.5s" smil:fill="hold" smil:targetElement="id213" smil:attributeName="x" smil:values="1+width/2;x" smil:keyTimes="0;1" smil:additive="base"/>
                  <anim:animate smil:dur="0.5s" smil:fill="hold" smil:targetElement="id213" smil:attributeName="y" smil:values="y;y" smil:keyTimes="0;1" smil:additive="base"/>
                </anim:par>
              </anim:par>
            </anim:par>
          </anim:seq>
        </anim:par>
        <presentation:notes draw:style-name="dp2" presentation:use-date-time-name="dtd1">
          <draw:custom-shape draw:name="Rectangle 7" draw:style-name="gr1433"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4"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5"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188">Minimizing the Number of Tardy Tasks </text:span><text:span text:style-name="T188"><text:line-break/></text:span><text:span text:style-name="T188">on a Single Machine</text:span></text:p>
              </text:list-header>
            </text:list>
          </draw:text-box>
        </draw:frame>
        <draw:custom-shape draw:name="Text Box 3" draw:style-name="gr1434" draw:text-style-name="P60" draw:layer="layout" svg:width="24.765cm" svg:height="1.277cm" svg:x="0.635cm" svg:y="2.668cm">
          <text:list text:style-name="L1">
            <text:list-header>
              <text:p text:style-name="P59"><text:span text:style-name="T140">Independent non-preemptive tasks</text:span></text:p>
            </text:list-header>
          </text:list>
          <draw:enhanced-geometry svg:viewBox="0 0 21600 21600" draw:type="mso-spt202" draw:enhanced-path="M 0 0 L 21600 0 21600 21600 0 21600 0 0 Z N"/>
        </draw:custom-shape>
        <draw:custom-shape draw:name="Text Box 4" draw:style-name="gr1435" draw:text-style-name="P26" draw:layer="layout" svg:width="24.765cm" svg:height="3.407cm" svg:x="0.635cm" svg:y="3.854cm">
          <text:list text:style-name="L5">
            <text:list-header>
              <text:p text:style-name="P25"><text:span text:style-name="T11">Obviously even </text:span><text:span text:style-name="T75">P</text:span><text:span text:style-name="T76">2||</text:span><text:span text:style-name="T74"></text:span><text:span text:style-name="T75">U</text:span><text:span text:style-name="T78">i</text:span><text:span text:style-name="T11"> and </text:span><text:span text:style-name="T75">P</text:span><text:span text:style-name="T76">2||</text:span><text:span text:style-name="T74"></text:span><text:span text:style-name="T226">D</text:span><text:span text:style-name="T78">i</text:span><text:span text:style-name="T11"> (and even </text:span><text:span text:style-name="T76">1||</text:span><text:span text:style-name="T74"></text:span><text:span text:style-name="T226">D</text:span><text:span text:style-name="T78">i</text:span><text:span text:style-name="T11">) are NP-hard. <text:s/></text:span></text:p>
              <text:p text:style-name="P95"><text:span text:style-name="T33">Proof.</text:span><text:span text:style-name="T16"> Similar to </text:span><text:span text:style-name="T28">P</text:span><text:span text:style-name="T33">2||</text:span><text:span text:style-name="T28">C</text:span><text:span text:style-name="T151">max</text:span><text:span text:style-name="T16">. </text:span></text:p>
              <text:p text:style-name="P25"><text:span text:style-name="T16">Further we consider single processor scheduling only.</text:span></text:p>
            </text:list-header>
          </text:list>
          <draw:enhanced-geometry svg:viewBox="0 0 21600 21600" draw:type="mso-spt202" draw:enhanced-path="M 0 0 L 21600 0 21600 21600 0 21600 0 0 Z N"/>
        </draw:custom-shape>
        <draw:custom-shape draw:name="Text Box 5" draw:style-name="gr1436" draw:text-style-name="P37" draw:layer="layout" svg:width="24.765cm" svg:height="8.949cm" svg:x="0.635cm" svg:y="7.25cm">
          <text:list text:style-name="L5">
            <text:list-header>
              <text:p text:style-name="P24"><text:span text:style-name="T11">Minimizing number of tardy tasks </text:span><text:span text:style-name="T76">1||</text:span><text:span text:style-name="T74"></text:span><text:span text:style-name="T75">U</text:span><text:span text:style-name="T78">i</text:span><text:span text:style-name="T11"> is polynomial-time solvable</text:span></text:p>
            </text:list-header>
          </text:list>
          <text:list text:style-name="L6">
            <text:list-header>
              <text:p text:style-name="P25"><text:span text:style-name="T12">Hodgson algorithm</text:span><text:span text:style-name="T11"> </text:span><text:span text:style-name="T36">O</text:span><text:span text:style-name="T17">(</text:span><text:span text:style-name="T36">n</text:span><text:span text:style-name="T17">log </text:span><text:span text:style-name="T36">n</text:span><text:span text:style-name="T17">)</text:span><text:span text:style-name="T11">:</text:span></text:p>
            </text:list-header>
          </text:list>
          <text:list text:style-name="L5">
            <text:list-header>
              <text:p text:style-name="P95"><text:span text:style-name="T11"><text:tab/></text:span><text:span text:style-name="T11">Sort the tasks with the EDD rule: </text:span><text:span text:style-name="T32">T</text:span><text:span text:style-name="T227"></text:span><text:span text:style-name="T31">(1)</text:span><text:span text:style-name="T30">, </text:span><text:span text:style-name="T32">T</text:span><text:span text:style-name="T227"></text:span><text:span text:style-name="T31">(2)</text:span><text:span text:style-name="T30">,</text:span><text:span text:style-name="T11">...,</text:span><text:span text:style-name="T32">T</text:span><text:span text:style-name="T227"></text:span><text:span text:style-name="T31">(</text:span><text:span text:style-name="T35">n</text:span><text:span text:style-name="T31">)</text:span><text:span text:style-name="T11">; </text:span></text:p>
              <text:p text:style-name="P95"><text:span text:style-name="T11"><text:tab/></text:span><text:span text:style-name="T30">A</text:span><text:span text:style-name="T11">:=</text:span><text:span text:style-name="T58"></text:span><text:span text:style-name="T11">;</text:span></text:p>
              <text:p text:style-name="P95"><text:span text:style-name="T11"><text:tab/></text:span><text:span text:style-name="T17">for</text:span><text:span text:style-name="T11"> </text:span><text:span text:style-name="T30">i</text:span><text:span text:style-name="T11">:=1 </text:span><text:span text:style-name="T17">to</text:span><text:span text:style-name="T11"> </text:span><text:span text:style-name="T30">n</text:span><text:span text:style-name="T11"> </text:span><text:span text:style-name="T17">do begin</text:span></text:p>
              <text:p text:style-name="P95"><text:span text:style-name="T11"><text:tab/></text:span><text:span text:style-name="T11"><text:tab/></text:span><text:span text:style-name="T30">A:=A</text:span><text:span text:style-name="T58"></text:span><text:span text:style-name="T11">{</text:span><text:span text:style-name="T32">T</text:span><text:span text:style-name="T227"></text:span><text:span text:style-name="T31">(</text:span><text:span text:style-name="T35">i</text:span><text:span text:style-name="T31">)</text:span><text:span text:style-name="T11">};</text:span></text:p>
              <text:p text:style-name="P95"><text:span text:style-name="T11"><text:tab/></text:span><text:span text:style-name="T11"><text:tab/></text:span><text:span text:style-name="T17">if</text:span><text:span text:style-name="T11"> </text:span><text:span text:style-name="T58"></text:span><text:span text:style-name="T35">Zj</text:span><text:span text:style-name="T227"></text:span><text:span text:style-name="T35">A</text:span><text:span text:style-name="T11"> </text:span><text:span text:style-name="T30">p</text:span><text:span text:style-name="T35">j</text:span><text:span text:style-name="T11">&gt;</text:span><text:span text:style-name="T30">d</text:span><text:span text:style-name="T227"></text:span><text:span text:style-name="T31">(</text:span><text:span text:style-name="T35">i</text:span><text:span text:style-name="T31">)</text:span><text:span text:style-name="T11"> </text:span><text:span text:style-name="T17">then</text:span><text:span text:style-name="T11"> remove the longest task from </text:span><text:span text:style-name="T30">A</text:span><text:span text:style-name="T11">;</text:span></text:p>
              <text:p text:style-name="P95"><text:span text:style-name="T11"><text:tab/></text:span><text:span text:style-name="T17">end</text:span><text:span text:style-name="T11">;</text:span></text:p>
            </text:list-header>
          </text:list>
          <draw:enhanced-geometry svg:viewBox="0 0 21600 21600" draw:type="mso-spt202" draw:enhanced-path="M 0 0 L 21600 0 21600 21600 0 21600 0 0 Z N"/>
        </draw:custom-shape>
        <draw:custom-shape draw:name="Text Box 6" draw:style-name="gr1437" draw:text-style-name="P37" draw:layer="layout" svg:width="13.97cm" svg:height="1.785cm" svg:x="5.503cm" svg:y="14.605cm">
          <text:list text:style-name="L8">
            <text:list-header>
              <text:p text:style-name="P24"><text:span text:style-name="T228">A</text:span><text:span text:style-name="T229"> – maximum cardinality set of tasks that can be scheduled on time.</text:span></text:p>
            </text:list-header>
          </text:list>
          <draw:enhanced-geometry svg:viewBox="0 0 21600 21600" draw:type="mso-spt202" draw:enhanced-path="M 0 0 L 21600 0 21600 21600 0 21600 0 0 Z N"/>
        </draw:custom-shape>
        <draw:custom-shape draw:name="Text Box 7" draw:style-name="gr1438" draw:text-style-name="P37" draw:layer="layout" svg:width="21.59cm" svg:height="2.293cm" svg:x="3.175cm" svg:y="16.087cm">
          <text:list text:style-name="L5">
            <text:list-header>
              <text:p text:style-name="P24"><text:span text:style-name="T11">Schedule </text:span><text:span text:style-name="T30">A</text:span><text:span text:style-name="T11"> in the EDD order, then the rest of the tasks in any ord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439"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5"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6"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188">Minimizing the Number of Tardy Tasks </text:span><text:span text:style-name="T188"><text:line-break/></text:span><text:span text:style-name="T188">on a Single Machine</text:span></text:p>
              </text:list-header>
            </text:list>
          </draw:text-box>
        </draw:frame>
        <draw:custom-shape draw:name="Text Box 3" draw:style-name="gr1440" draw:text-style-name="P60" draw:layer="layout" svg:width="24.765cm" svg:height="1.277cm" svg:x="0.635cm" svg:y="2.668cm">
          <text:list text:style-name="L1">
            <text:list-header>
              <text:p text:style-name="P59"><text:span text:style-name="T140">Independent non-preemptive tasks</text:span></text:p>
            </text:list-header>
          </text:list>
          <draw:enhanced-geometry svg:viewBox="0 0 21600 21600" draw:type="mso-spt202" draw:enhanced-path="M 0 0 L 21600 0 21600 21600 0 21600 0 0 Z N"/>
        </draw:custom-shape>
        <draw:custom-shape draw:name="Text Box 4" draw:style-name="gr1441" draw:text-style-name="P37" draw:layer="layout" svg:width="24.765cm" svg:height="5.761cm" svg:x="0.635cm" svg:y="3.854cm">
          <text:list text:style-name="L7">
            <text:list-item>
              <text:p text:style-name="P24"><text:span text:style-name="T11"><text:s/></text:span><text:span text:style-name="T11">Weighted tasks scheduling </text:span><text:span text:style-name="T76">1||</text:span><text:span text:style-name="T74"></text:span><text:span text:style-name="T75">w</text:span><text:span text:style-name="T78">i</text:span><text:span text:style-name="T75">U</text:span><text:span text:style-name="T78">i</text:span><text:span text:style-name="T11"> is NP–hard as a generalization of knapsack </text:span><text:span text:style-name="T2">problem</text:span><text:span text:style-name="T11">.</text:span></text:p>
            </text:list-item>
            <text:list-item>
              <text:p text:style-name="P24"><text:span text:style-name="T11"><text:s/></text:span><text:span text:style-name="T11">Assuming unit execution times make</text:span><text:span text:style-name="T2">s</text:span><text:span text:style-name="T11"> these problems easier: </text:span><text:span text:style-name="T75">P</text:span><text:span text:style-name="T76">|</text:span><text:span text:style-name="T75">p</text:span><text:span text:style-name="T78">j</text:span><text:span text:style-name="T76">=1|</text:span><text:span text:style-name="T74"></text:span><text:span text:style-name="T75">w</text:span><text:span text:style-name="T78">i</text:span><text:span text:style-name="T75">U</text:span><text:span text:style-name="T78">i</text:span><text:span text:style-name="T11"> i </text:span><text:span text:style-name="T75">P</text:span><text:span text:style-name="T76">|</text:span><text:span text:style-name="T75">p</text:span><text:span text:style-name="T78">j</text:span><text:span text:style-name="T76">=1|</text:span><text:span text:style-name="T74"></text:span><text:span text:style-name="T75">w</text:span><text:span text:style-name="T78">i</text:span><text:span text:style-name="T230">D</text:span><text:span text:style-name="T78">i</text:span><text:span text:style-name="T75"> </text:span><text:span text:style-name="T11">are polynomial time solvable <text:s/>– <text:s/>a natural reduction to the problem of lightest matching in a bipartite graph.</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1442"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6"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7"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188">Minimizing the Number of Tardy Tasks </text:span><text:span text:style-name="T188"><text:line-break/></text:span><text:span text:style-name="T188">on a Single Machine</text:span></text:p>
              </text:list-header>
            </text:list>
          </draw:text-box>
        </draw:frame>
        <draw:custom-shape draw:name="Text Box 3" draw:style-name="gr1443" draw:text-style-name="P60" draw:layer="layout" svg:width="24.765cm" svg:height="1.277cm" svg:x="0.635cm" svg:y="2.668cm">
          <text:list text:style-name="L1">
            <text:list-header>
              <text:p text:style-name="P59"><text:span text:style-name="T231">D</text:span><text:span text:style-name="T140">ependent and non-preemptive tasks</text:span></text:p>
            </text:list-header>
          </text:list>
          <draw:enhanced-geometry svg:viewBox="0 0 21600 21600" draw:type="mso-spt202" draw:enhanced-path="M 0 0 L 21600 0 21600 21600 0 21600 0 0 Z N"/>
        </draw:custom-shape>
        <draw:custom-shape draw:name="Text Box 4" draw:style-name="gr1444" draw:text-style-name="P37" draw:layer="layout" svg:width="24.765cm" svg:height="2.433cm" svg:x="0.635cm" svg:y="3.854cm">
          <text:list text:style-name="L5">
            <text:list-header>
              <text:p text:style-name="P24"><text:span text:style-name="T11"><text:s/></text:span><text:span text:style-name="T11">NP-hardness even with unit processing times for the problems </text:span><text:span text:style-name="T76">1|</text:span><text:span text:style-name="T75">p</text:span><text:span text:style-name="T78">j</text:span><text:span text:style-name="T76">=1,</text:span><text:span text:style-name="T75">prec</text:span><text:span text:style-name="T76">|</text:span><text:span text:style-name="T74"></text:span><text:span text:style-name="T75">U</text:span><text:span text:style-name="T78">i</text:span><text:span text:style-name="T11"> and </text:span><text:span text:style-name="T76">1|</text:span><text:span text:style-name="T75">p</text:span><text:span text:style-name="T78">j</text:span><text:span text:style-name="T76">=1,</text:span><text:span text:style-name="T75">prec</text:span><text:span text:style-name="T76">|</text:span><text:span text:style-name="T74"></text:span><text:span text:style-name="T226">D</text:span><text:span text:style-name="T78">i</text:span><text:span text:style-name="T11">.</text:span></text:p>
            </text:list-header>
          </text:list>
          <draw:enhanced-geometry svg:viewBox="0 0 21600 21600" draw:type="mso-spt202" draw:enhanced-path="M 0 0 L 21600 0 21600 21600 0 21600 0 0 Z N"/>
        </draw:custom-shape>
        <draw:custom-shape draw:name="Text Box 5" draw:style-name="gr1445" draw:text-style-name="P37" xml:id="id214" draw:id="id214" draw:layer="layout" svg:width="25.4cm" svg:height="5.445cm" svg:x="0.097cm" svg:y="6.182cm">
          <text:list text:style-name="L5">
            <text:list-header>
              <text:p text:style-name="P24"><text:span text:style-name="T33">Proof.</text:span><text:span text:style-name="T16"> </text:span><text:span text:style-name="T25">Clique problem</text:span><text:span text:style-name="T16">: for a given graph </text:span><text:span text:style-name="T18">G</text:span><text:span text:style-name="T19"> </text:span><text:span text:style-name="T16">(</text:span><text:span text:style-name="T18">V,E</text:span><text:span text:style-name="T16">) and a positive integer </text:span><text:span text:style-name="T18">k </text:span><text:span text:style-name="T16"><text:s/>determine if </text:span><text:span text:style-name="T18">G </text:span><text:span text:style-name="T16">contains </text:span><text:span text:style-name="T27">a </text:span><text:span text:style-name="T16">complete subgraph of </text:span><text:span text:style-name="T18">k</text:span><text:span text:style-name="T16"> vertices.</text:span></text:p>
              <text:p text:style-name="P24"><text:span text:style-name="T18">CP </text:span><text:span text:style-name="T150"></text:span><text:span text:style-name="T16"> </text:span><text:span text:style-name="T33">1|</text:span><text:span text:style-name="T28">p</text:span><text:span text:style-name="T153">j</text:span><text:span text:style-name="T33">=1,</text:span><text:span text:style-name="T28">prec</text:span><text:span text:style-name="T33">|</text:span><text:span text:style-name="T196"></text:span><text:span text:style-name="T28">U</text:span><text:span text:style-name="T153">i</text:span><text:span text:style-name="T16"> reduction: We put unit processing time tasks </text:span><text:span text:style-name="T54">T</text:span><text:span text:style-name="T26">v</text:span><text:span text:style-name="T16"> with </text:span></text:p>
            </text:list-header>
            <text:list-item>
              <text:p text:style-name="P24"><text:span text:style-name="T18">d</text:span><text:span text:style-name="T232">v</text:span><text:span text:style-name="T16">=|</text:span><text:span text:style-name="T18">V</text:span><text:span text:style-name="T66"></text:span><text:span text:style-name="T18">E</text:span><text:span text:style-name="T16">| for every vertex </text:span><text:span text:style-name="T18">v</text:span><text:span text:style-name="T66"></text:span><text:span text:style-name="T18">V</text:span><text:span text:style-name="T16"> and </text:span><text:span text:style-name="T54">T</text:span><text:span text:style-name="T26">e</text:span><text:span text:style-name="T16"> with </text:span><text:span text:style-name="T18">d</text:span><text:span text:style-name="T26">e</text:span><text:span text:style-name="T16">=</text:span><text:span text:style-name="T18">k</text:span><text:span text:style-name="T16">+</text:span><text:span text:style-name="T18">k</text:span><text:span text:style-name="T16">(</text:span><text:span text:style-name="T18">k</text:span><text:span text:style-name="T16">–1)/2 for every edge </text:span><text:span text:style-name="T18">e</text:span><text:span text:style-name="T66"></text:span><text:span text:style-name="T18">E. </text:span><text:span text:style-name="T16">Precedence constraints: </text:span><text:span text:style-name="T54">T</text:span><text:span text:style-name="T26">v </text:span><text:span text:style-name="T233"></text:span><text:span text:style-name="T16"> </text:span><text:span text:style-name="T54">T</text:span><text:span text:style-name="T26">e</text:span><text:span text:style-name="T16"> </text:span><text:span text:style-name="T66"></text:span><text:span text:style-name="T16"> </text:span><text:span text:style-name="T18">v</text:span><text:span text:style-name="T16"> is incident to </text:span><text:span text:style-name="T18">e</text:span><text:span text:style-name="T16">. Limit </text:span><text:span text:style-name="T18">L</text:span><text:span text:style-name="T16">=|</text:span><text:span text:style-name="T18">E</text:span><text:span text:style-name="T16">|–</text:span><text:span text:style-name="T18">k</text:span><text:span text:style-name="T16">(</text:span><text:span text:style-name="T18">k</text:span><text:span text:style-name="T16">–1)/2.</text:span></text:p>
            </text:list-item>
          </text:list>
          <draw:enhanced-geometry svg:viewBox="0 0 21600 21600" draw:type="mso-spt202" draw:enhanced-path="M 0 0 L 21600 0 21600 21600 0 21600 0 0 Z N"/>
        </draw:custom-shape>
        <draw:g draw:name="Group 6" xml:id="id215" draw:id="id215">
          <draw:custom-shape draw:name="Oval 7" draw:style-name="gr1446" draw:text-style-name="P33" draw:layer="layout" svg:width="0.6cm" svg:height="0.595cm" svg:x="2.32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447" draw:text-style-name="P33" draw:layer="layout" svg:width="0.6cm" svg:height="0.6cm" svg:x="3.201cm" svg:y="1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448" draw:text-style-name="P33" draw:layer="layout" svg:width="0.604cm" svg:height="0.6cm" svg:x="7.726cm" svg:y="13.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171" draw:text-style-name="P38" draw:layer="layout" svg:x1="8.149cm" svg:y1="14.107cm" svg:x2="5.609cm" svg:y2="14.962cm">
            <text:p/>
          </draw:line>
          <draw:line draw:name="Line 11" draw:style-name="gr171" draw:text-style-name="P38" draw:layer="layout" svg:x1="2.69cm" svg:y1="12.894cm" svg:x2="3.493cm" svg:y2="17.705cm">
            <text:p/>
          </draw:line>
          <draw:custom-shape draw:name="Oval 12" draw:style-name="gr1449" draw:text-style-name="P33" draw:layer="layout" svg:width="0.604cm" svg:height="0.6cm" svg:x="5.217cm" svg:y="14.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171" draw:text-style-name="P38" draw:layer="layout" svg:x1="5.684cm" svg:y1="15.05cm" svg:x2="3.656cm" svg:y2="17.851cm">
            <text:p/>
          </draw:line>
          <draw:line draw:name="Line 14" draw:style-name="gr171" draw:text-style-name="P38" draw:layer="layout" svg:x1="2.637cm" svg:y1="12.85cm" svg:x2="5.684cm" svg:y2="15.05cm">
            <text:p/>
          </draw:line>
          <draw:custom-shape draw:name="Text Box 15" draw:style-name="gr1450" draw:text-style-name="P37" draw:layer="layout" svg:width="6.985cm" svg:height="1.108cm" svg:x="1.693cm" svg:y="11.007cm">
            <text:list text:style-name="L5">
              <text:list-header>
                <text:p text:style-name="P24"><text:span text:style-name="T29">Example. </text:span><text:span text:style-name="T90">k</text:span><text:span text:style-name="T52">=3</text:span></text:p>
              </text:list-header>
            </text:list>
            <draw:enhanced-geometry svg:viewBox="0 0 21600 21600" draw:type="mso-spt202" draw:enhanced-path="M 0 0 L 21600 0 21600 21600 0 21600 0 0 Z N"/>
          </draw:custom-shape>
          <draw:custom-shape draw:name="Text Box 16" draw:style-name="gr1451" draw:text-style-name="P37" draw:layer="layout" svg:width="1.27cm" svg:height="1.192cm" svg:x="1.693cm" svg:y="12.784cm">
            <text:list text:style-name="L5">
              <text:list-header>
                <text:p text:style-name="P24"><text:span text:style-name="T18">a</text:span><text:span text:style-name="T29"> </text:span></text:p>
              </text:list-header>
            </text:list>
            <draw:enhanced-geometry svg:viewBox="0 0 21600 21600" draw:type="mso-spt202" draw:enhanced-path="M 0 0 L 21600 0 21600 21600 0 21600 0 0 Z N"/>
          </draw:custom-shape>
          <draw:custom-shape draw:name="Text Box 17" draw:style-name="gr1452" draw:text-style-name="P37" draw:layer="layout" svg:width="1.27cm" svg:height="1.192cm" svg:x="2.328cm" svg:y="17.229cm">
            <text:list text:style-name="L5">
              <text:list-header>
                <text:p text:style-name="P24"><text:span text:style-name="T18">b</text:span><text:span text:style-name="T29"> </text:span></text:p>
              </text:list-header>
            </text:list>
            <draw:enhanced-geometry svg:viewBox="0 0 21600 21600" draw:type="mso-spt202" draw:enhanced-path="M 0 0 L 21600 0 21600 21600 0 21600 0 0 Z N"/>
          </draw:custom-shape>
          <draw:custom-shape draw:name="Text Box 18" draw:style-name="gr1453" draw:text-style-name="P37" draw:layer="layout" svg:width="1.27cm" svg:height="1.192cm" svg:x="5.292cm" svg:y="13.63cm">
            <text:list text:style-name="L5">
              <text:list-header>
                <text:p text:style-name="P24"><text:span text:style-name="T18">c</text:span></text:p>
              </text:list-header>
            </text:list>
            <draw:enhanced-geometry svg:viewBox="0 0 21600 21600" draw:type="mso-spt202" draw:enhanced-path="M 0 0 L 21600 0 21600 21600 0 21600 0 0 Z N"/>
          </draw:custom-shape>
          <draw:custom-shape draw:name="Text Box 19" draw:style-name="gr1454" draw:text-style-name="P37" draw:layer="layout" svg:width="1.27cm" svg:height="1.192cm" svg:x="7.832cm" svg:y="14.477cm">
            <text:list text:style-name="L5">
              <text:list-header>
                <text:p text:style-name="P24"><text:span text:style-name="T18">d</text:span><text:span text:style-name="T29"> </text:span></text:p>
              </text:list-header>
            </text:list>
            <draw:enhanced-geometry svg:viewBox="0 0 21600 21600" draw:type="mso-spt202" draw:enhanced-path="M 0 0 L 21600 0 21600 21600 0 21600 0 0 Z N"/>
          </draw:custom-shape>
        </draw:g>
        <draw:g draw:name="Group 50" xml:id="id216" draw:id="id216">
          <draw:custom-shape draw:name="Oval 20" draw:style-name="gr1455" draw:text-style-name="P33" draw:layer="layout" svg:width="0.604cm" svg:height="0.6cm" svg:x="15.271cm" svg:y="1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456" draw:text-style-name="P33" draw:layer="layout" svg:width="0.604cm" svg:height="0.599cm" svg:x="15.271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1457" draw:text-style-name="P33" draw:layer="layout" svg:width="0.604cm" svg:height="0.599cm" svg:x="15.271cm" svg:y="1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458" draw:text-style-name="P33" draw:layer="layout" svg:width="0.604cm" svg:height="0.599cm" svg:x="15.24cm" svg:y="17.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4" draw:style-name="gr1459" draw:text-style-name="P37" draw:layer="layout" svg:width="1.27cm" svg:height="1.32cm" svg:x="13.701cm" svg:y="11.002cm">
            <text:list text:style-name="L5">
              <text:list-header>
                <text:p text:style-name="P24"><text:span text:style-name="T54">T</text:span><text:span text:style-name="T26">a</text:span></text:p>
              </text:list-header>
            </text:list>
            <draw:enhanced-geometry svg:viewBox="0 0 21600 21600" draw:type="mso-spt202" draw:enhanced-path="M 0 0 L 21600 0 21600 21600 0 21600 0 0 Z N"/>
          </draw:custom-shape>
          <draw:custom-shape draw:name="Text Box 25" draw:style-name="gr1460" draw:text-style-name="P37" draw:layer="layout" svg:width="1.27cm" svg:height="1.32cm" svg:x="14.301cm" svg:y="13cm">
            <text:list text:style-name="L5">
              <text:list-header>
                <text:p text:style-name="P24"><text:span text:style-name="T54">T</text:span><text:span text:style-name="T26">b</text:span></text:p>
              </text:list-header>
            </text:list>
            <draw:enhanced-geometry svg:viewBox="0 0 21600 21600" draw:type="mso-spt202" draw:enhanced-path="M 0 0 L 21600 0 21600 21600 0 21600 0 0 Z N"/>
          </draw:custom-shape>
          <draw:custom-shape draw:name="Text Box 26" draw:style-name="gr1461" draw:text-style-name="P37" draw:layer="layout" svg:width="1.27cm" svg:height="1.32cm" svg:x="14.301cm" svg:y="14.803cm">
            <text:list text:style-name="L5">
              <text:list-header>
                <text:p text:style-name="P24"><text:span text:style-name="T54">T</text:span><text:span text:style-name="T26">c</text:span></text:p>
              </text:list-header>
            </text:list>
            <draw:enhanced-geometry svg:viewBox="0 0 21600 21600" draw:type="mso-spt202" draw:enhanced-path="M 0 0 L 21600 0 21600 21600 0 21600 0 0 Z N"/>
          </draw:custom-shape>
          <draw:custom-shape draw:name="Text Box 27" draw:style-name="gr1462" draw:text-style-name="P37" draw:layer="layout" svg:width="1.27cm" svg:height="1.32cm" svg:x="13.97cm" svg:y="16.766cm">
            <text:list text:style-name="L5">
              <text:list-header>
                <text:p text:style-name="P24"><text:span text:style-name="T54">T</text:span><text:span text:style-name="T26">d</text:span></text:p>
              </text:list-header>
            </text:list>
            <draw:enhanced-geometry svg:viewBox="0 0 21600 21600" draw:type="mso-spt202" draw:enhanced-path="M 0 0 L 21600 0 21600 21600 0 21600 0 0 Z N"/>
          </draw:custom-shape>
          <draw:custom-shape draw:name="Oval 28" draw:style-name="gr1463" draw:text-style-name="P33" draw:layer="layout" svg:width="0.604cm" svg:height="0.6cm" svg:x="20.986cm" svg:y="1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1464" draw:text-style-name="P33" draw:layer="layout" svg:width="0.604cm" svg:height="0.599cm" svg:x="20.986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1465" draw:text-style-name="P33" draw:layer="layout" svg:width="0.604cm" svg:height="0.599cm" svg:x="20.986cm" svg:y="1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1466" draw:text-style-name="P33" draw:layer="layout" svg:width="0.604cm" svg:height="0.599cm" svg:x="20.955cm" svg:y="17.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1467" draw:text-style-name="P37" draw:layer="layout" svg:width="2.328cm" svg:height="1.32cm" svg:x="21.802cm" svg:y="11.051cm">
            <text:list text:style-name="L5">
              <text:list-header>
                <text:p text:style-name="P24"><text:span text:style-name="T54">T</text:span><text:span text:style-name="T19">{</text:span><text:span text:style-name="T26">a,b</text:span><text:span text:style-name="T19">}</text:span></text:p>
              </text:list-header>
            </text:list>
            <draw:enhanced-geometry svg:viewBox="0 0 21600 21600" draw:type="mso-spt202" draw:enhanced-path="M 0 0 L 21600 0 21600 21600 0 21600 0 0 Z N"/>
          </draw:custom-shape>
          <draw:custom-shape draw:name="Text Box 33" draw:style-name="gr1468" draw:text-style-name="P37" draw:layer="layout" svg:width="2.328cm" svg:height="1.32cm" svg:x="21.802cm" svg:y="12.956cm">
            <text:list text:style-name="L5">
              <text:list-header>
                <text:p text:style-name="P24"><text:span text:style-name="T54">T</text:span><text:span text:style-name="T19">{</text:span><text:span text:style-name="T26">a,c</text:span><text:span text:style-name="T19">}</text:span></text:p>
              </text:list-header>
            </text:list>
            <draw:enhanced-geometry svg:viewBox="0 0 21600 21600" draw:type="mso-spt202" draw:enhanced-path="M 0 0 L 21600 0 21600 21600 0 21600 0 0 Z N"/>
          </draw:custom-shape>
          <draw:custom-shape draw:name="Text Box 34" draw:style-name="gr1469" draw:text-style-name="P37" draw:layer="layout" svg:width="2.328cm" svg:height="1.32cm" svg:x="21.802cm" svg:y="14.861cm">
            <text:list text:style-name="L5">
              <text:list-header>
                <text:p text:style-name="P24"><text:span text:style-name="T54">T</text:span><text:span text:style-name="T19">{</text:span><text:span text:style-name="T26">b,c</text:span><text:span text:style-name="T19">}</text:span></text:p>
              </text:list-header>
            </text:list>
            <draw:enhanced-geometry svg:viewBox="0 0 21600 21600" draw:type="mso-spt202" draw:enhanced-path="M 0 0 L 21600 0 21600 21600 0 21600 0 0 Z N"/>
          </draw:custom-shape>
          <draw:custom-shape draw:name="Text Box 35" draw:style-name="gr1470" draw:text-style-name="P37" draw:layer="layout" svg:width="2.116cm" svg:height="1.32cm" svg:x="21.802cm" svg:y="16.766cm">
            <text:list text:style-name="L5">
              <text:list-header>
                <text:p text:style-name="P24"><text:span text:style-name="T54">T</text:span><text:span text:style-name="T19">{</text:span><text:span text:style-name="T26">c,d</text:span><text:span text:style-name="T19">}</text:span></text:p>
              </text:list-header>
            </text:list>
            <draw:enhanced-geometry svg:viewBox="0 0 21600 21600" draw:type="mso-spt202" draw:enhanced-path="M 0 0 L 21600 0 21600 21600 0 21600 0 0 Z N"/>
          </draw:custom-shape>
          <draw:line draw:name="Line 36" draw:style-name="gr1471" draw:text-style-name="P38" draw:layer="layout" svg:x1="15.875cm" svg:y1="11.602cm" svg:x2="20.955cm" svg:y2="11.814cm">
            <text:p/>
          </draw:line>
          <draw:line draw:name="Line 37" draw:style-name="gr1471" draw:text-style-name="P38" draw:layer="layout" svg:x1="15.663cm" svg:y1="11.602cm" svg:x2="20.955cm" svg:y2="13.507cm">
            <text:p/>
          </draw:line>
          <draw:line draw:name="Line 38" draw:style-name="gr1471" draw:text-style-name="P38" draw:layer="layout" svg:x1="15.663cm" svg:y1="13.719cm" svg:x2="20.955cm" svg:y2="12.025cm">
            <text:p/>
          </draw:line>
          <draw:line draw:name="Line 39" draw:style-name="gr1471" draw:text-style-name="P38" draw:layer="layout" svg:x1="15.663cm" svg:y1="13.719cm" svg:x2="20.955cm" svg:y2="15.412cm">
            <text:p/>
          </draw:line>
          <draw:line draw:name="Line 40" draw:style-name="gr1471" draw:text-style-name="P38" draw:layer="layout" svg:x1="15.875cm" svg:y1="15.411cm" svg:x2="20.955cm" svg:y2="13.718cm">
            <text:p/>
          </draw:line>
          <draw:line draw:name="Line 41" draw:style-name="gr1471" draw:text-style-name="P38" draw:layer="layout" svg:x1="15.663cm" svg:y1="15.624cm" svg:x2="20.955cm" svg:y2="17.317cm">
            <text:p/>
          </draw:line>
          <draw:line draw:name="Line 42" draw:style-name="gr1471" draw:text-style-name="P38" draw:layer="layout" svg:x1="15.663cm" svg:y1="17.529cm" svg:x2="20.955cm" svg:y2="17.529cm">
            <text:p/>
          </draw:line>
          <draw:line draw:name="Line 43" draw:style-name="gr1471" draw:text-style-name="P38" draw:layer="layout" svg:x1="15.663cm" svg:y1="15.624cm" svg:x2="20.955cm" svg:y2="15.624cm">
            <text:p/>
          </draw:line>
          <draw:custom-shape draw:name="Oval 44" draw:style-name="gr1472" draw:text-style-name="P33" draw:layer="layout" svg:width="2.54cm" svg:height="7.408cm" svg:x="14.499cm" svg:y="10.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1473" draw:text-style-name="P33" draw:layer="layout" svg:width="2.54cm" svg:height="7.408cm" svg:x="19.897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6" draw:style-name="gr1474" draw:text-style-name="P37" draw:layer="layout" svg:width="2.54cm" svg:height="1.32cm" svg:x="16.298cm" svg:y="17.612cm">
            <text:list text:style-name="L5">
              <text:list-header>
                <text:p text:style-name="P24"><text:span text:style-name="T18">d</text:span><text:span text:style-name="T26">i</text:span><text:span text:style-name="T16">=8</text:span></text:p>
              </text:list-header>
            </text:list>
            <draw:enhanced-geometry svg:viewBox="0 0 21600 21600" draw:type="mso-spt202" draw:enhanced-path="M 0 0 L 21600 0 21600 21600 0 21600 0 0 Z N"/>
          </draw:custom-shape>
          <draw:custom-shape draw:name="Text Box 47" draw:style-name="gr1475" draw:text-style-name="P37" draw:layer="layout" svg:width="2.54cm" svg:height="1.32cm" svg:x="21.378cm" svg:y="17.74cm">
            <text:list text:style-name="L5">
              <text:list-header>
                <text:p text:style-name="P24"><text:span text:style-name="T18">d</text:span><text:span text:style-name="T26">i</text:span><text:span text:style-name="T16">=6</text:span></text:p>
              </text:list-header>
            </text:list>
            <draw:enhanced-geometry svg:viewBox="0 0 21600 21600" draw:type="mso-spt202" draw:enhanced-path="M 0 0 L 21600 0 21600 21600 0 21600 0 0 Z N"/>
          </draw:custom-shape>
          <draw:custom-shape draw:name="Text Box 48" draw:style-name="gr1476" draw:text-style-name="P37" draw:layer="layout" svg:width="2.54cm" svg:height="1.192cm" svg:x="23.707cm" svg:y="13.93cm">
            <text:list text:style-name="L5">
              <text:list-header>
                <text:p text:style-name="P24"><text:span text:style-name="T18">L</text:span><text:span text:style-name="T16">=1</text:span></text:p>
              </text:list-header>
            </text:list>
            <draw:enhanced-geometry svg:viewBox="0 0 21600 21600" draw:type="mso-spt202" draw:enhanced-path="M 0 0 L 21600 0 21600 21600 0 21600 0 0 Z N"/>
          </draw:custom-shape>
          <draw:custom-shape draw:name="AutoShape 49" draw:style-name="gr1477" draw:text-style-name="P33" draw:layer="layout" svg:width="2.54cm" svg:height="1.694cm" svg:x="10.372cm" svg:y="14.0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14" smil:attributeName="visibility" smil:to="visible"/>
                  <anim:transitionFilter smil:dur="0.5s" smil:targetElement="id21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5" smil:attributeName="visibility" smil:to="visible"/>
                  <anim:transitionFilter smil:dur="0.5s" smil:targetElement="id215" smil:type="dissolv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16" smil:attributeName="visibility" smil:to="visible"/>
                  <anim:transitionFilter smil:dur="0.5s" smil:targetElement="id216" smil:type="checkerBoardWipe" smil:subtype="across"/>
                </anim:par>
              </anim:par>
            </anim:par>
          </anim:seq>
        </anim:par>
        <presentation:notes draw:style-name="dp2" presentation:use-date-time-name="dtd1">
          <draw:custom-shape draw:name="Rectangle 7" draw:style-name="gr1478"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7"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8"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188">Minimizing the Number of Tardy Tasks </text:span><text:span text:style-name="T188"><text:line-break/></text:span><text:span text:style-name="T188">on a Single Machine</text:span></text:p>
              </text:list-header>
            </text:list>
          </draw:text-box>
        </draw:frame>
        <draw:g draw:name="Group 3" xml:id="id217" draw:id="id217">
          <draw:frame draw:name="Object 4" draw:style-name="gr1479" draw:layer="layout" svg:width="17.947cm" svg:height="2.554cm" svg:x="7.878cm" svg:y="11.618cm">
            <draw:object-ole draw:class-id="00020907-0000-0000-c000-000000000046" xlink:href="./Object 57" xlink:type="simple" xlink:show="embed" xlink:actuate="onLoad">
              <text:p/>
            </draw:object-ole>
            <draw:image xlink:href="./ObjectReplacements/Object 57" xlink:type="simple" xlink:show="embed" xlink:actuate="onLoad"/>
          </draw:frame>
          <draw:custom-shape draw:name="Text Box 5" draw:style-name="gr1480" draw:text-style-name="P37" draw:layer="layout" svg:width="25.604cm" svg:height="4.369cm" svg:x="0cm" svg:y="13.548cm">
            <text:list text:style-name="L5">
              <text:list-header>
                <text:p text:style-name="P24"><text:span text:style-name="T16">All the tasks are completed until |</text:span><text:span text:style-name="T18">V</text:span><text:span text:style-name="T66"></text:span><text:span text:style-name="T18">E</text:span><text:span text:style-name="T16">| in any optimal solution. Thus, whenever </text:span><text:span text:style-name="T66"></text:span><text:span text:style-name="T18">U</text:span><text:span text:style-name="T26">i</text:span><text:span text:style-name="T66"></text:span><text:span text:style-name="T18">L</text:span><text:span text:style-name="T16">, at least </text:span><text:span text:style-name="T18">k</text:span><text:span text:style-name="T16">(</text:span><text:span text:style-name="T18">k</text:span><text:span text:style-name="T16">–1)/2 tasks </text:span><text:span text:style-name="T54">T</text:span><text:span text:style-name="T26">e</text:span><text:span text:style-name="T16"> are completed until </text:span><text:span text:style-name="T18">k</text:span><text:span text:style-name="T16">+</text:span><text:span text:style-name="T18">k</text:span><text:span text:style-name="T16">(</text:span><text:span text:style-name="T18">k</text:span><text:span text:style-name="T16">–1)/2. Therefore the corresponding edges are incident with at least </text:span><text:span text:style-name="T18">k</text:span><text:span text:style-name="T16"> vertices (for which the tasks </text:span><text:span text:style-name="T54">T</text:span><text:span text:style-name="T26">v</text:span><text:span text:style-name="T16"> precede </text:span><text:span text:style-name="T54">T</text:span><text:span text:style-name="T26">e</text:span><text:span text:style-name="T16">). That is possible only in the case these </text:span><text:span text:style-name="T18">k</text:span><text:span text:style-name="T16"> vertices form a clique.</text:span></text:p>
              </text:list-header>
            </text:list>
            <draw:enhanced-geometry svg:viewBox="0 0 21600 21600" draw:type="mso-spt202" draw:enhanced-path="M 0 0 L 21600 0 21600 21600 0 21600 0 0 Z N"/>
          </draw:custom-shape>
        </draw:g>
        <draw:custom-shape draw:name="Text Box 6" draw:style-name="gr1481" draw:text-style-name="P37" xml:id="id218" draw:id="id218" draw:layer="layout" svg:width="23.283cm" svg:height="1.32cm" svg:x="0.847cm" svg:y="17.78cm">
          <text:list text:style-name="L5">
            <text:list-header>
              <text:p text:style-name="P24"><text:span text:style-name="T16">In a similar way </text:span><text:span text:style-name="T54">CP</text:span><text:span text:style-name="T18"> </text:span><text:span text:style-name="T150"></text:span><text:span text:style-name="T16"> </text:span><text:span text:style-name="T33">1|</text:span><text:span text:style-name="T28">p</text:span><text:span text:style-name="T153">j</text:span><text:span text:style-name="T33">=1,</text:span><text:span text:style-name="T28">prec</text:span><text:span text:style-name="T33">|</text:span><text:span text:style-name="T196"></text:span><text:span text:style-name="T234">D</text:span><text:span text:style-name="T153">i</text:span><text:span text:style-name="T16"> reduction.</text:span></text:p>
            </text:list-header>
          </text:list>
          <draw:enhanced-geometry svg:viewBox="0 0 21600 21600" draw:type="mso-spt202" draw:enhanced-path="M 0 0 L 21600 0 21600 21600 0 21600 0 0 Z N"/>
        </draw:custom-shape>
        <draw:custom-shape draw:name="Text Box 7" draw:style-name="gr1482" draw:text-style-name="P60" draw:layer="layout" svg:width="24.765cm" svg:height="1.277cm" svg:x="0.635cm" svg:y="2.668cm">
          <text:list text:style-name="L1">
            <text:list-header>
              <text:p text:style-name="P59"><text:span text:style-name="T231">D</text:span><text:span text:style-name="T140">ependent and non-preemptive tasks</text:span></text:p>
            </text:list-header>
          </text:list>
          <draw:enhanced-geometry svg:viewBox="0 0 21600 21600" draw:type="mso-spt202" draw:enhanced-path="M 0 0 L 21600 0 21600 21600 0 21600 0 0 Z N"/>
        </draw:custom-shape>
        <draw:custom-shape draw:name="Text Box 8" draw:style-name="gr1483" draw:text-style-name="P37" draw:layer="layout" svg:width="24.765cm" svg:height="2.433cm" svg:x="0.635cm" svg:y="3.854cm">
          <text:list text:style-name="L5">
            <text:list-header>
              <text:p text:style-name="P24"><text:span text:style-name="T11"><text:s/></text:span><text:span text:style-name="T11">NP-hardness even with unit processing times for the problems </text:span><text:span text:style-name="T76">1|</text:span><text:span text:style-name="T75">p</text:span><text:span text:style-name="T78">j</text:span><text:span text:style-name="T76">=1,</text:span><text:span text:style-name="T75">prec</text:span><text:span text:style-name="T76">|</text:span><text:span text:style-name="T74"></text:span><text:span text:style-name="T75">U</text:span><text:span text:style-name="T78">i</text:span><text:span text:style-name="T11"> and </text:span><text:span text:style-name="T76">1|</text:span><text:span text:style-name="T75">p</text:span><text:span text:style-name="T78">j</text:span><text:span text:style-name="T76">=1,</text:span><text:span text:style-name="T75">prec</text:span><text:span text:style-name="T76">|</text:span><text:span text:style-name="T74"></text:span><text:span text:style-name="T226">D</text:span><text:span text:style-name="T78">i</text:span><text:span text:style-name="T11">.</text:span></text:p>
            </text:list-header>
          </text:list>
          <draw:enhanced-geometry svg:viewBox="0 0 21600 21600" draw:type="mso-spt202" draw:enhanced-path="M 0 0 L 21600 0 21600 21600 0 21600 0 0 Z N"/>
        </draw:custom-shape>
        <draw:custom-shape draw:name="Text Box 9" draw:style-name="gr1484" draw:text-style-name="P37" draw:layer="layout" svg:width="25.4cm" svg:height="5.445cm" svg:x="0.097cm" svg:y="6.182cm">
          <text:list text:style-name="L5">
            <text:list-header>
              <text:p text:style-name="P24"><text:span text:style-name="T33">Proof.</text:span><text:span text:style-name="T16"> </text:span><text:span text:style-name="T25">Clique problem</text:span><text:span text:style-name="T16">: for a given graph </text:span><text:span text:style-name="T18">G</text:span><text:span text:style-name="T19"> </text:span><text:span text:style-name="T16">(</text:span><text:span text:style-name="T18">V,E</text:span><text:span text:style-name="T16">) and a positive integer </text:span><text:span text:style-name="T18">k </text:span><text:span text:style-name="T16"><text:s/>determine if </text:span><text:span text:style-name="T18">G </text:span><text:span text:style-name="T16">contains</text:span><text:span text:style-name="T27"> a</text:span><text:span text:style-name="T16"> complete subgraph of </text:span><text:span text:style-name="T18">k</text:span><text:span text:style-name="T16"> vertices.</text:span></text:p>
              <text:p text:style-name="P24"><text:span text:style-name="T18">CP </text:span><text:span text:style-name="T150"></text:span><text:span text:style-name="T16"> </text:span><text:span text:style-name="T33">1|</text:span><text:span text:style-name="T28">p</text:span><text:span text:style-name="T153">j</text:span><text:span text:style-name="T33">=1,</text:span><text:span text:style-name="T28">prec</text:span><text:span text:style-name="T33">|</text:span><text:span text:style-name="T196"></text:span><text:span text:style-name="T28">U</text:span><text:span text:style-name="T153">i</text:span><text:span text:style-name="T16"> reduction: We put unit processing time tasks </text:span><text:span text:style-name="T54">T</text:span><text:span text:style-name="T26">v</text:span><text:span text:style-name="T16"> with </text:span></text:p>
            </text:list-header>
            <text:list-item>
              <text:p text:style-name="P24"><text:span text:style-name="T18">d</text:span><text:span text:style-name="T232">v</text:span><text:span text:style-name="T16">=|</text:span><text:span text:style-name="T18">V</text:span><text:span text:style-name="T66"></text:span><text:span text:style-name="T18">E</text:span><text:span text:style-name="T16">| for every vertex </text:span><text:span text:style-name="T18">v</text:span><text:span text:style-name="T66"></text:span><text:span text:style-name="T18">V</text:span><text:span text:style-name="T16"> and </text:span><text:span text:style-name="T54">T</text:span><text:span text:style-name="T26">e</text:span><text:span text:style-name="T16"> with </text:span><text:span text:style-name="T18">d</text:span><text:span text:style-name="T26">e</text:span><text:span text:style-name="T16">=</text:span><text:span text:style-name="T18">k</text:span><text:span text:style-name="T16">+</text:span><text:span text:style-name="T18">k</text:span><text:span text:style-name="T16">(</text:span><text:span text:style-name="T18">k</text:span><text:span text:style-name="T16">–1)/2 for every edge </text:span><text:span text:style-name="T18">e</text:span><text:span text:style-name="T66"></text:span><text:span text:style-name="T18">E. </text:span><text:span text:style-name="T16">Precedence constraints: </text:span><text:span text:style-name="T54">T</text:span><text:span text:style-name="T26">v </text:span><text:span text:style-name="T233"></text:span><text:span text:style-name="T16"> </text:span><text:span text:style-name="T54">T</text:span><text:span text:style-name="T26">e</text:span><text:span text:style-name="T16"> </text:span><text:span text:style-name="T66"></text:span><text:span text:style-name="T16"> </text:span><text:span text:style-name="T18">v</text:span><text:span text:style-name="T16"> is incident to </text:span><text:span text:style-name="T18">e</text:span><text:span text:style-name="T16">. Limit </text:span><text:span text:style-name="T18">L</text:span><text:span text:style-name="T16">=|</text:span><text:span text:style-name="T18">E</text:span><text:span text:style-name="T16">|–</text:span><text:span text:style-name="T18">k</text:span><text:span text:style-name="T16">(</text:span><text:span text:style-name="T18">k</text:span><text:span text:style-name="T16">–1)/2.</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17" smil:attributeName="visibility" smil:to="visible"/>
                  <anim:transitionFilter smil:dur="0.5s" smil:targetElement="id217"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18" smil:attributeName="visibility" smil:to="visible"/>
                  <anim:transitionFilter smil:dur="0.5s" smil:targetElement="id218" smil:type="dissolve"/>
                </anim:par>
              </anim:par>
            </anim:par>
          </anim:seq>
        </anim:par>
        <presentation:notes draw:style-name="dp2" presentation:use-date-time-name="dtd1">
          <draw:custom-shape draw:name="Rectangle 7" draw:style-name="gr1485"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8"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draw:page draw:name="page89" draw:style-name="dp3" draw:master-page-name="Default" presentation:use-date-time-name="dtd1">
        <office:forms form:automatic-focus="false" form:apply-design-mode="false"/>
        <draw:frame presentation:style-name="pr4" draw:text-style-name="P2" draw:layer="layout" svg:width="25.4cm" svg:height="3.175cm" svg:x="-0.212cm" svg:y="-0.129cm" presentation:class="title" presentation:user-transformed="true">
          <draw:text-box>
            <text:list text:style-name="L1">
              <text:list-header>
                <text:p text:style-name="P1"><text:span text:style-name="T188">Minimizing the Number of Tardy Tasks </text:span><text:span text:style-name="T188"><text:line-break/></text:span><text:span text:style-name="T188">on a Single Machine</text:span></text:p>
              </text:list-header>
            </text:list>
          </draw:text-box>
        </draw:frame>
        <draw:custom-shape draw:name="Text Box 3" draw:style-name="gr1486" draw:text-style-name="P60" draw:layer="layout" svg:width="24.765cm" svg:height="1.417cm" svg:x="0.635cm" svg:y="2.668cm">
          <text:list text:style-name="L1">
            <text:list-header>
              <text:p text:style-name="P59"><text:span text:style-name="T140">Parallel processors, minimizing </text:span><text:span text:style-name="T235">C</text:span><text:span text:style-name="T236">max</text:span><text:span text:style-name="T140"> again</text:span></text:p>
            </text:list-header>
          </text:list>
          <draw:enhanced-geometry svg:viewBox="0 0 21600 21600" draw:type="mso-spt202" draw:enhanced-path="M 0 0 L 21600 0 21600 21600 0 21600 0 0 Z N"/>
        </draw:custom-shape>
        <draw:custom-shape draw:name="Text Box 4" draw:style-name="gr1487" draw:text-style-name="P37" draw:layer="layout" svg:width="24.765cm" svg:height="2.573cm" svg:x="0.635cm" svg:y="3.854cm">
          <text:list text:style-name="L5">
            <text:list-header>
              <text:p text:style-name="P24"><text:span text:style-name="T11"><text:s/></text:span><text:span text:style-name="T11">We have constructed a reduction </text:span><text:span text:style-name="T30">PK </text:span><text:span text:style-name="T175"></text:span><text:span text:style-name="T11"> </text:span><text:span text:style-name="T17">1|</text:span><text:span text:style-name="T36">p</text:span><text:span text:style-name="T237">j</text:span><text:span text:style-name="T17">=1,</text:span><text:span text:style-name="T36">prec</text:span><text:span text:style-name="T17">|</text:span><text:span text:style-name="T136"></text:span><text:span text:style-name="T36">U</text:span><text:span text:style-name="T237">i</text:span><text:span text:style-name="T11">. In a similar way NP–hardness of </text:span><text:span text:style-name="T75">P</text:span><text:span text:style-name="T76">|</text:span><text:span text:style-name="T75">p</text:span><text:span text:style-name="T78">j</text:span><text:span text:style-name="T76">=1,</text:span><text:span text:style-name="T75">prec</text:span><text:span text:style-name="T76">|</text:span><text:span text:style-name="T75">C</text:span><text:span text:style-name="T77">max</text:span><text:span text:style-name="T11"> can be proved.</text:span></text:p>
            </text:list-header>
          </text:list>
          <draw:enhanced-geometry svg:viewBox="0 0 21600 21600" draw:type="mso-spt202" draw:enhanced-path="M 0 0 L 21600 0 21600 21600 0 21600 0 0 Z N"/>
        </draw:custom-shape>
        <draw:g draw:name="Group 5" xml:id="id219" draw:id="id219">
          <draw:custom-shape draw:name="Text Box 6" draw:style-name="gr1488" draw:text-style-name="P37" draw:layer="layout" svg:width="24.765cm" svg:height="7.418cm" svg:x="0.154cm" svg:y="5.724cm">
            <text:list text:style-name="L5">
              <text:list-header>
                <text:p text:style-name="P24"><text:span text:style-name="T33">Proof.</text:span><text:span text:style-name="T16"> </text:span><text:span text:style-name="T25">Clique </text:span><text:span text:style-name="T137">P</text:span><text:span text:style-name="T25">roblem</text:span><text:span text:style-name="T16">: for a given graph </text:span><text:span text:style-name="T18">G</text:span><text:span text:style-name="T16"> (</text:span><text:span text:style-name="T18">V,E</text:span><text:span text:style-name="T16">) and a positive integer </text:span><text:span text:style-name="T18">k </text:span><text:span text:style-name="T16"><text:s/>determine if </text:span><text:span text:style-name="T18">G </text:span><text:span text:style-name="T16">contains</text:span><text:span text:style-name="T27"> a</text:span><text:span text:style-name="T16"> complete subgraph of </text:span><text:span text:style-name="T18">k</text:span><text:span text:style-name="T16"> vertices.</text:span></text:p>
                <text:p text:style-name="P24"><text:span text:style-name="T54">CP</text:span><text:span text:style-name="T18"> </text:span><text:span text:style-name="T150"></text:span><text:span text:style-name="T16"> </text:span><text:span text:style-name="T28">P</text:span><text:span text:style-name="T33">|</text:span><text:span text:style-name="T28">p</text:span><text:span text:style-name="T153">j</text:span><text:span text:style-name="T33">=1,</text:span><text:span text:style-name="T28">prec</text:span><text:span text:style-name="T33">|</text:span><text:span text:style-name="T28">C</text:span><text:span text:style-name="T151">max</text:span><text:span text:style-name="T16"> reduction: unit time tasks </text:span><text:span text:style-name="T54">T</text:span><text:span text:style-name="T26">v</text:span><text:span text:style-name="T16"> for each </text:span><text:span text:style-name="T18">v</text:span><text:span text:style-name="T66"></text:span><text:span text:style-name="T18">V</text:span><text:span text:style-name="T16"> and </text:span><text:span text:style-name="T54">T</text:span><text:span text:style-name="T26">e</text:span><text:span text:style-name="T16"> for each </text:span><text:span text:style-name="T18">e</text:span><text:span text:style-name="T66"></text:span><text:span text:style-name="T18">E. </text:span><text:span text:style-name="T16">Precedence constraints: </text:span><text:span text:style-name="T54">T</text:span><text:span text:style-name="T26">v </text:span><text:span text:style-name="T233"></text:span><text:span text:style-name="T16"> </text:span><text:span text:style-name="T54">T</text:span><text:span text:style-name="T26">e</text:span><text:span text:style-name="T16"> </text:span><text:span text:style-name="T66"></text:span><text:span text:style-name="T16"> </text:span><text:span text:style-name="T18">v</text:span><text:span text:style-name="T16"> is incident to </text:span><text:span text:style-name="T18">e</text:span><text:span text:style-name="T16">. Limit </text:span><text:span text:style-name="T18">L</text:span><text:span text:style-name="T16">=3. Moreover, 3 'levels' of unit tasks </text:span><text:span text:style-name="T54">T</text:span><text:span text:style-name="T26">A</text:span><text:span text:style-name="T19">1</text:span><text:span text:style-name="T16">,</text:span><text:span text:style-name="T54">T</text:span><text:span text:style-name="T26">A</text:span><text:span text:style-name="T19">2</text:span><text:span text:style-name="T16">,... </text:span><text:span text:style-name="T233"></text:span><text:span text:style-name="T16"> </text:span><text:span text:style-name="T54">T</text:span><text:span text:style-name="T26">B</text:span><text:span text:style-name="T19">1</text:span><text:span text:style-name="T16">,</text:span><text:span text:style-name="T54">T</text:span><text:span text:style-name="T26">B</text:span><text:span text:style-name="T19">2</text:span><text:span text:style-name="T16">,... </text:span></text:p>
                <text:p text:style-name="P59"><text:span text:style-name="T233"></text:span><text:span text:style-name="T16"> </text:span><text:span text:style-name="T54">T</text:span><text:span text:style-name="T26">C</text:span><text:span text:style-name="T19">1</text:span><text:span text:style-name="T16">,</text:span><text:span text:style-name="T54">T</text:span><text:span text:style-name="T26">C</text:span><text:span text:style-name="T19">2</text:span><text:span text:style-name="T16">,... The number of processors </text:span><text:span text:style-name="T18">m</text:span><text:span text:style-name="T16"> big enough to </text:span></text:p>
                <text:p text:style-name="P24"><text:span text:style-name="T16">make </text:span><text:span text:style-name="T18">C</text:span><text:span text:style-name="T19">max</text:span><text:span text:style-name="T16">=3 possible:</text:span></text:p>
              </text:list-header>
            </text:list>
            <draw:enhanced-geometry svg:viewBox="0 0 21600 21600" draw:type="mso-spt202" draw:enhanced-path="M 0 0 L 21600 0 21600 21600 0 21600 0 0 Z N"/>
          </draw:custom-shape>
          <draw:frame draw:name="Object 7" draw:style-name="gr1489" draw:layer="layout" svg:width="7.254cm" svg:height="8.898cm" svg:x="18.146cm" svg:y="9.692cm">
            <draw:object-ole draw:class-id="00020907-0000-0000-c000-000000000046" xlink:href="./Object 58" xlink:type="simple" xlink:show="embed" xlink:actuate="onLoad">
              <text:p/>
            </draw:object-ole>
            <draw:image xlink:href="./ObjectReplacements/Object 58" xlink:type="simple" xlink:show="embed" xlink:actuate="onLoad"/>
          </draw:frame>
        </draw:g>
        <draw:custom-shape draw:name="Text Box 8" draw:style-name="gr1490" draw:text-style-name="P37" xml:id="id220" draw:id="id220" draw:layer="layout" svg:width="17.78cm" svg:height="6.115cm" svg:x="0cm" svg:y="12.925cm">
          <text:list text:style-name="L5">
            <text:list-header>
              <text:p text:style-name="P24"><text:span text:style-name="T83">If <text:s/></text:span><text:span text:style-name="T80">C</text:span><text:span text:style-name="T86">max</text:span><text:span text:style-name="T83">*=3 then:</text:span></text:p>
            </text:list-header>
          </text:list>
          <text:list text:style-name="L7">
            <text:list-item>
              <text:p text:style-name="P24"><text:span text:style-name="T83"><text:s/></text:span><text:span text:style-name="T83">All the gray-colored parts are fulfilled with </text:span><text:span text:style-name="T128">T</text:span><text:span text:style-name="T82">v</text:span><text:span text:style-name="T83"> </text:span><text:span text:style-name="T238">and</text:span><text:span text:style-name="T83"> </text:span><text:span text:style-name="T128">T</text:span><text:span text:style-name="T82">e</text:span><text:span text:style-name="T83">,</text:span></text:p>
            </text:list-item>
            <text:list-item>
              <text:p text:style-name="P24"><text:span text:style-name="T83"><text:s/></text:span><text:span text:style-name="T83">In the 1</text:span><text:span text:style-name="T239">st</text:span><text:span text:style-name="T83"> time unit only </text:span><text:span text:style-name="T128">T</text:span><text:span text:style-name="T82">v</text:span><text:span text:style-name="T83"> are scheduled, in the 3</text:span><text:span text:style-name="T239">rd</text:span><text:span text:style-name="T83"> time unit only </text:span><text:span text:style-name="T128">T</text:span><text:span text:style-name="T82">e</text:span><text:span text:style-name="T83"> are scheduled,</text:span></text:p>
            </text:list-item>
            <text:list-item>
              <text:p text:style-name="P24"><text:span text:style-name="T83"><text:s/></text:span><text:span text:style-name="T83">In the 2</text:span><text:span text:style-name="T239">nd</text:span><text:span text:style-name="T83"> time unit <text:s/></text:span><text:span text:style-name="T80">k</text:span><text:span text:style-name="T83">(</text:span><text:span text:style-name="T80">k</text:span><text:span text:style-name="T83">–1)/2 tasks </text:span><text:span text:style-name="T128">T</text:span><text:span text:style-name="T82">e</text:span><text:span text:style-name="T83"> are processed and the corresponding edges are incident to </text:span><text:span text:style-name="T80">k</text:span><text:span text:style-name="T83"> vertices, which form a clique (corresponding tasks are processed in the first time unit).</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19" smil:attributeName="visibility" smil:to="visible"/>
                  <anim:transitionFilter smil:dur="0.5s" smil:targetElement="id21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20" smil:attributeName="visibility" smil:to="visible"/>
                  <anim:transitionFilter smil:dur="0.5s" smil:targetElement="id220" smil:type="dissolve"/>
                </anim:par>
              </anim:par>
            </anim:par>
          </anim:seq>
        </anim:par>
        <presentation:notes draw:style-name="dp2" presentation:use-date-time-name="dtd1">
          <office:forms form:automatic-focus="false" form:apply-design-mode="false"/>
          <draw:custom-shape draw:name="Rectangle 7" draw:style-name="gr1491" draw:text-style-name="P6" draw:layer="layout" svg:width="8.467cm" svg:height="1.53cm" svg:x="11.143cm" svg:y="26.899cm">
            <text:list text:style-name="L3">
              <text:list-header>
                <text:p text:style-name="P5"><text:span text:style-name="T3"><text:page-number>&lt;numer&gt;</text:page-number></text:span></text:p>
              </text:list-header>
            </text:list>
            <draw:enhanced-geometry svg:viewBox="0 0 21600 21600" draw:type="mso-spt202" draw:enhanced-path="M 0 0 L 21600 0 21600 21600 0 21600 0 0 Z N"/>
          </draw:custom-shape>
          <draw:page-thumbnail draw:style-name="gr4" draw:layer="layout" svg:width="14.288cm" svg:height="10.716cm" svg:x="2.769cm" svg:y="2.187cm" draw:page-number="89" presentation:class="page"/>
          <draw:frame presentation:style-name="pr2" draw:text-style-name="P2" draw:layer="layout" svg:width="14.486cm" svg:height="12.682cm" svg:x="2.672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Arrowheads_20_12" draw:display-name="Arrowheads 12" svg:viewBox="0 0 213 213" svg:d="m107 0 106 213h-213z"/>
    <draw:marker draw:name="Arrowheads_20_13" draw:display-name="Arrowheads 13" svg:viewBox="0 0 213 213" svg:d="m107 0 106 213h-213z"/>
    <draw:marker draw:name="Arrowheads_20_14" draw:display-name="Arrowheads 14" svg:viewBox="0 0 555 555" svg:d="m278 0 277 555h-555z"/>
    <draw:marker draw:name="Arrowheads_20_15" draw:display-name="Arrowheads 15" svg:viewBox="0 0 555 555" svg:d="m278 0 277 555h-555z"/>
    <draw:marker draw:name="Arrowheads_20_16" draw:display-name="Arrowheads 16" svg:viewBox="0 0 555 555" svg:d="m278 0 277 555h-555z"/>
    <draw:marker draw:name="Arrowheads_20_66" draw:display-name="Arrowheads 66" svg:viewBox="0 0 555 555" svg:d="m278 0 277 555h-555z"/>
    <draw:marker draw:name="Arrowheads_20_67" draw:display-name="Arrowheads 67" svg:viewBox="0 0 555 555" svg:d="m278 0 277 555h-555z"/>
    <draw:marker draw:name="Arrowheads_20_68" draw:display-name="Arrowheads 68" svg:viewBox="0 0 555 555" svg:d="m278 0 277 555h-555z"/>
    <draw:marker draw:name="Arrowheads_20_69" draw:display-name="Arrowheads 69" svg:viewBox="0 0 555 555" svg:d="m278 0 277 555h-555z"/>
    <draw:marker draw:name="Arrowheads_20_70" draw:display-name="Arrowheads 70" svg:viewBox="0 0 555 555" svg:d="m278 0 277 555h-555z"/>
    <draw:marker draw:name="Arrowheads_20_71" draw:display-name="Arrowheads 71" svg:viewBox="0 0 555 555" svg:d="m278 0 277 555h-555z"/>
    <draw:marker draw:name="Arrowheads_20_72" draw:display-name="Arrowheads 72" svg:viewBox="0 0 555 555" svg:d="m278 0 277 555h-555z"/>
    <draw:marker draw:name="Arrowheads_20_73" draw:display-name="Arrowheads 73" svg:viewBox="0 0 555 555" svg:d="m278 0 277 555h-555z"/>
    <draw:marker draw:name="Arrowheads_20_74" draw:display-name="Arrowheads 74" svg:viewBox="0 0 555 555" svg:d="m278 0 277 555h-555z"/>
    <draw:marker draw:name="Arrowheads_20_75" draw:display-name="Arrowheads 75" svg:viewBox="0 0 555 555" svg:d="m278 0 277 555h-555z"/>
    <draw:marker draw:name="Arrowheads_20_76" draw:display-name="Arrowheads 76" svg:viewBox="0 0 555 555" svg:d="m278 0 277 555h-555z"/>
    <draw:marker draw:name="Arrowheads_20_77" draw:display-name="Arrowheads 77" svg:viewBox="0 0 555 555" svg:d="m278 0 277 555h-555z"/>
    <draw:marker draw:name="Arrowheads_20_78" draw:display-name="Arrowheads 78" svg:viewBox="0 0 555 555" svg:d="m278 0 277 555h-555z"/>
    <draw:marker draw:name="msArrowEnd_20_2" draw:display-name="msArrowEnd 2" svg:viewBox="0 0 140 210" svg:d="m70 0 70 210h-140z"/>
    <draw:marker draw:name="msArrowEnd_20_5" draw:display-name="msArrowEnd 5" svg:viewBox="0 0 210 210" svg:d="m105 0 105 210h-210z"/>
    <draw:stroke-dash draw:name="Dash_20_2" draw:display-name="Dash 2" draw:style="rect" draw:dots1="1" draw:dots1-length="0.026cm" draw:distance="0.026cm"/>
    <draw:stroke-dash draw:name="Dash_20_3" draw:display-name="Dash 3" draw:style="rect" draw:dots2="1" draw:dots2-length="0.211cm" draw:distance="0.15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6pt" fo:font-style="italic" fo:text-shadow="none" style:text-underline-style="none" fo:font-weight="bold"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ccec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16pt" fo:font-style="italic" fo:text-shadow="none" style:text-underline-style="none" fo:font-weight="bold" style:font-size-asian="16pt" style:font-style-asian="italic" style:font-weight-asian="bold" style:font-size-complex="16pt" style:font-style-complex="italic"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0pt" fo:font-style="normal" fo:text-shadow="none" style:text-underline-style="none" fo:font-weight="normal" style:font-family-asian="'Microsoft YaHei'" style:font-family-generic-asian="system" style:font-pitch-asian="variable" style:font-size-asian="30pt" style:font-style-asian="normal" style:font-weight-asian="norm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0pt" fo:font-style="normal" fo:text-shadow="none" style:text-underline-style="none" fo:font-weight="normal" style:font-family-asian="'Microsoft YaHei'" style:font-family-generic-asian="system" style:font-pitch-asian="variable" style:font-size-asian="30pt" style:font-style-asian="normal" style:font-weight-asian="norm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cec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left" draw:textarea-vertical-align="top" draw:auto-grow-height="false" draw:auto-grow-width="false" fo:min-height="1.531cm" fo:min-width="0cm" fo:padding-top="0.132cm" fo:padding-bottom="0.132cm" fo:padding-left="0.264cm" fo:padding-right="0.264cm" fo:wrap-option="wrap" draw:shadow-color="#808080"/>
    </style:style>
    <style:style style:name="Mgr3" style:family="graphic" style:parent-style-name="standard" style:list-style-name="ML1">
      <style:graphic-properties draw:stroke="none" draw:fill="none" draw:fill-color="#00cc99" draw:textarea-horizontal-align="right" draw:textarea-vertical-align="top" draw:auto-grow-height="false" draw:auto-grow-width="false" fo:min-height="1.531cm" fo:min-width="0cm" fo:padding-top="0.132cm" fo:padding-bottom="0.132cm" fo:padding-left="0.264cm" fo:padding-right="0.264cm" fo:wrap-option="wrap" draw:shadow-color="#808080"/>
    </style:style>
    <style:style style:name="Mgr4" style:family="graphic" style:parent-style-name="standard" style:list-style-name="ML1">
      <style:graphic-properties draw:stroke="none" draw:fill="none" draw:fill-color="#00cc99" draw:textarea-horizontal-align="left" draw:textarea-vertical-align="bottom" draw:auto-grow-height="false" draw:auto-grow-width="false" fo:min-height="1.531cm" fo:min-width="0cm" fo:padding-top="0.132cm" fo:padding-bottom="0.132cm" fo:padding-left="0.264cm" fo:padding-right="0.264cm" fo:wrap-option="wrap" draw:shadow-color="#808080"/>
    </style:style>
    <style:style style:name="Mgr5" style:family="graphic" style:parent-style-name="standard" style:list-style-name="ML1">
      <style:graphic-properties draw:stroke="none" draw:fill="none" draw:fill-color="#00cc99" draw:textarea-horizontal-align="right" draw:textarea-vertical-align="bottom" draw:auto-grow-height="false" draw:auto-grow-width="false" fo:min-height="1.531cm" fo:min-width="0cm" fo:padding-top="0.132cm" fo:padding-bottom="0.132cm" fo:padding-left="0.264cm" fo:padding-right="0.264cm" fo:wrap-option="wrap" draw:shadow-color="#808080"/>
    </style:style>
    <style:style style:name="Mgr6" style:family="graphic" style:parent-style-name="standard" style:list-style-name="ML1">
      <style:graphic-properties draw:stroke="none" draw:fill="none" draw:fill-color="#ffffff" draw:textarea-horizontal-align="left" draw:textarea-vertical-align="middle" draw:auto-grow-height="false" draw:auto-grow-width="false" fo:min-height="1.531cm" fo:min-width="0cm" fo:padding-top="0.132cm" fo:padding-bottom="0.132cm" fo:padding-left="0.264cm" fo:padding-right="0.264cm" fo:wrap-option="wrap" draw:shadow-color="#808080"/>
    </style:style>
    <style:style style:name="Mgr7" style:family="graphic" style:parent-style-name="standard" style:list-style-name="ML1">
      <style:graphic-properties draw:stroke="none" draw:fill="none" draw:fill-color="#ffffff" draw:textarea-horizontal-align="right" draw:textarea-vertical-align="middle" draw:auto-grow-height="false" draw:auto-grow-width="false" fo:min-height="1.531cm" fo:min-width="0cm" fo:padding-top="0.132cm" fo:padding-bottom="0.132cm" fo:padding-left="0.264cm" fo:padding-right="0.264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531cm" fo:min-width="0cm" fo:padding-top="0.132cm" fo:padding-bottom="0.132cm" fo:padding-left="0.264cm" fo:padding-right="0.264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531cm" fo:min-width="0cm" fo:padding-top="0.132cm" fo:padding-bottom="0.132cm" fo:padding-left="0.264cm" fo:padding-right="0.264cm" fo:wrap-option="wrap" draw:shadow-color="#808080"/>
    </style:style>
    <style:style style:name="Mpr1" style:family="presentation" style:parent-style-name="Default-backgroundobjects">
      <style:graphic-properties draw:stroke="none" draw:fill="none" draw:fill-color="#00cc99" draw:auto-grow-height="false" draw:auto-grow-width="false" fo:min-height="1.271cm" fo:min-width="0cm" fo:wrap-option="wrap"/>
    </style:style>
    <style:style style:name="MP1" style:family="paragraph">
      <style:paragraph-properties fo:text-align="center"/>
    </style:style>
    <style:style style:name="MP2" style:family="paragraph">
      <style:paragraph-properties fo:margin-left="0cm" fo:margin-right="0cm" fo:margin-top="0.132cm" fo:margin-bottom="0cm" fo:text-indent="0cm" style:writing-mode="lr-tb" style:font-independent-line-spacing="true"/>
    </style:style>
    <style:style style:name="MP3" style:family="paragraph">
      <style:paragraph-properties fo:margin-left="0cm" fo:margin-right="0cm" fo:margin-top="0.132cm" fo:margin-bottom="0cm" fo:text-align="end" fo:text-indent="0cm" style:writing-mode="lr-tb" style:font-independent-line-spacing="true"/>
    </style:style>
    <style:style style:name="MP4" style:family="paragraph">
      <style:paragraph-properties fo:margin-left="0cm" fo:margin-right="0cm" fo:margin-top="0.132cm" fo:margin-bottom="0cm" fo:text-align="end" fo:text-indent="0cm" style:writing-mode="lr-tb"/>
    </style:style>
    <style:style style:name="MT1" style:family="text">
      <style:text-properties fo:color="#ff5050" fo:font-size="12pt" fo:language="pl" fo:country="PL" fo:font-style="normal" fo:font-weight="normal" style:font-size-asian="12pt" style:language-asian="pl" style:country-asian="PL" style:font-style-asian="normal" style:font-weight-asian="normal" style:font-size-complex="12pt" style:language-complex="pl" style:country-complex="PL" style:font-style-complex="normal" style:font-weight-complex="normal"/>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ff505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2" draw:layer="backgroundobjects" svg:width="8.467cm" svg:height="1.53cm" svg:x="-0.001cm" svg:y="0cm" presentation:class="header">
        <draw:text-box>
          <text:p/>
        </draw:text-box>
      </draw:frame>
      <draw:frame draw:style-name="Mgr3" draw:text-style-name="MP3" draw:layer="backgroundobjects" svg:width="8.467cm" svg:height="1.53cm" svg:x="11.142cm" svg:y="0cm" presentation:class="date-time">
        <draw:text-box>
          <text:p/>
        </draw:text-box>
      </draw:frame>
      <draw:frame draw:style-name="Mgr4" draw:text-style-name="MP2" draw:layer="backgroundobjects" svg:width="8.467cm" svg:height="1.53cm" svg:x="-0.001cm" svg:y="26.899cm" presentation:class="footer">
        <draw:text-box>
          <text:p/>
        </draw:text-box>
      </draw:frame>
      <draw:frame draw:style-name="Mgr5" draw:text-style-name="MP3" draw:layer="backgroundobjects" svg:width="8.467cm" svg:height="1.53cm" svg:x="11.142cm" svg:y="26.899cm" presentation:class="page-number">
        <draw:text-box>
          <text:list text:style-name="ML1">
            <text:list-header>
              <text:p text:style-name="MP4"><text:span text:style-name="MT1"><text:page-number>&lt;numer&gt;</text:page-number></text:span></text:p>
            </text:list-header>
          </text:list>
        </draw:text-box>
      </draw:frame>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Default" style:page-layout-name="PM1" draw:style-name="Mdp1">
      <draw:frame presentation:style-name="Default-title" draw:layer="backgroundobjects" svg:width="25.4cm" svg:height="3.175cm" svg:x="0cm" svg:y="0.42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cm" svg:x="1.905cm" svg:y="17.357cm" presentation:class="date-time">
        <draw:text-box>
          <text:p/>
        </draw:text-box>
      </draw:frame>
      <draw:frame presentation:style-name="Mpr1" draw:layer="backgroundobjects" svg:width="8.044cm" svg:height="1.27cm" svg:x="8.678cm" svg:y="17.357cm" presentation:class="footer">
        <draw:text-box>
          <text:p/>
        </draw:text-box>
      </draw:frame>
      <draw:frame presentation:style-name="Mpr1" draw:layer="backgroundobjects" svg:width="5.292cm" svg:height="1.27cm" svg:x="18.203cm" svg:y="17.357cm" presentation:class="page-number">
        <draw:text-box>
          <text:list text:style-name="ML2">
            <text:list-header>
              <text:p><text:span text:style-name="MT2"><text:page-number>&lt;numer&gt;</text:page-number></text:span></text:p>
            </text:list-header>
          </text:list>
        </draw:text-box>
      </draw:frame>
      <presentation:notes style:page-layout-name="PM0">
        <draw:rect draw:style-name="Mgr1" draw:text-style-name="MP1" draw:layer="backgroundobjects" svg:width="19.72cm" svg:height="28.43cm" svg:x="0cm" svg:y="0cm">
          <text:p/>
        </draw:rect>
        <draw:frame draw:style-name="Mgr6" draw:text-style-name="MP2" draw:layer="backgroundobjects" svg:width="8.467cm" svg:height="1.53cm" svg:x="-0.001cm" svg:y="0cm" presentation:class="header">
          <draw:text-box>
            <text:p/>
          </draw:text-box>
        </draw:frame>
        <draw:frame draw:style-name="Mgr7" draw:text-style-name="MP3" draw:layer="backgroundobjects" svg:width="8.467cm" svg:height="1.53cm" svg:x="11.142cm" svg:y="0cm" presentation:class="date-time">
          <draw:text-box>
            <text:p/>
          </draw:text-box>
        </draw:frame>
        <draw:page-thumbnail presentation:style-name="Default-title" draw:layer="backgroundobjects" svg:width="14.288cm" svg:height="10.716cm" svg:x="2.769cm" svg:y="2.187cm" presentation:class="page"/>
        <draw:frame presentation:style-name="Default-notes" draw:layer="backgroundobjects" svg:width="14.486cm" svg:height="12.682cm" svg:x="2.672cm" svg:y="13.56cm" presentation:class="notes" presentation:placeholder="true">
          <draw:text-box/>
        </draw:frame>
        <draw:frame draw:style-name="Mgr8" draw:text-style-name="MP2" draw:layer="backgroundobjects" svg:width="8.467cm" svg:height="1.53cm" svg:x="-0.001cm" svg:y="26.899cm" presentation:class="footer">
          <draw:text-box>
            <text:p/>
          </draw:text-box>
        </draw:frame>
        <draw:frame draw:style-name="Mgr9" draw:text-style-name="MP3" draw:layer="backgroundobjects" svg:width="8.467cm" svg:height="1.53cm" svg:x="11.142cm" svg:y="26.899cm" presentation:class="page-number">
          <draw:text-box>
            <text:list text:style-name="ML1">
              <text:list-header>
                <text:p text:style-name="MP4"><text:span text:style-name="MT1"><text:page-number>&lt;nu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zeregowanie zadań metodami kolorowania grafów</dc:title>
    <meta:initial-creator>Krzysztof Giaro</meta:initial-creator>
    <meta:creation-date>2003-06-03T19:55:54</meta:creation-date>
    <dc:date>2016-06-02T19:37:58.69</dc:date>
    <meta:print-date>2004-01-08T12:24:35</meta:print-date>
    <meta:editing-cycles>299</meta:editing-cycles>
    <meta:editing-duration>P16DT23H25M5S</meta:editing-duration>
    <meta:generator>OpenOffice.org/3.4.1$Win32 OpenOffice.org_project/341m1$Build-9593</meta:generator>
    <meta:document-statistic meta:object-count="2783"/>
  </office:meta>
</office:document-meta>
</file>